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number-columns-repeated="6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 table:number-columns-spanned="1" table:number-rows-spanned="2">
            <text:p>Amostra</text:p>
          </table:table-cell>
          <table:table-cell office:value-type="string" calcext:value-type="string" table:number-columns-spanned="1" table:number-rows-spanned="2">
            <text:p>Estado</text:p>
          </table:table-cell>
          <table:table-cell/>
          <table:table-cell table:style-name="ce1" office:value-type="string" calcext:value-type="string" table:number-columns-spanned="1" table:number-rows-spanned="2">
            <text:p>Latitude</text:p>
          </table:table-cell>
          <table:table-cell table:style-name="ce1" office:value-type="string" calcext:value-type="string" table:number-columns-spanned="1" table:number-rows-spanned="2">
            <text:p>Longitude</text:p>
          </table:table-cell>
          <table:table-cell table:style-name="ce7" office:value-type="string" calcext:value-type="string" table:number-columns-spanned="3" table:number-rows-spanned="1">
            <text:p>Latitud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ongitude</text:p>
          </table:table-cell>
          <table:covered-table-cell table:number-columns-repeated="2" table:style-name="ce7"/>
          <table:table-cell table:style-name="ce5" office:value-type="string" calcext:value-type="string" table:number-columns-spanned="1" table:number-rows-spanned="2">
            <text:p>Latitude</text:p>
          </table:table-cell>
          <table:table-cell table:style-name="ce5" office:value-type="string" calcext:value-type="string" table:number-columns-spanned="1" table:number-rows-spanned="2">
            <text:p>Longitude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2" table:style-name="Default"/>
          <table:table-cell table:style-name="ce7" office:value-type="string" calcext:value-type="string">
            <text:p>grau</text:p>
          </table:table-cell>
          <table:table-cell table:style-name="ce7" office:value-type="string" calcext:value-type="string">
            <text:p>minuto</text:p>
          </table:table-cell>
          <table:table-cell table:style-name="ce7" office:value-type="string" calcext:value-type="string">
            <text:p>segundo</text:p>
          </table:table-cell>
          <table:table-cell table:style-name="ce7" office:value-type="string" calcext:value-type="string">
            <text:p>grau</text:p>
          </table:table-cell>
          <table:table-cell table:style-name="ce7" office:value-type="string" calcext:value-type="string">
            <text:p>minuto</text:p>
          </table:table-cell>
          <table:table-cell table:style-name="ce7" office:value-type="string" calcext:value-type="string">
            <text:p>segund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G-0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6'30" 12 0 18'06"</text:p>
          </table:table-cell>
          <table:table-cell table:formula="of:=MID([.C3];12;14)" office:value-type="string" office:string-value=" 12 0 18'06&quot;" calcext:value-type="string">
            <text:p><text:s/>12 0 18'06"</text:p>
          </table:table-cell>
          <table:table-cell table:formula="of:=MID([.C3];1;10)" office:value-type="string" office:string-value="41 0 46'30" calcext:value-type="string">
            <text:p>41 0 46'30</text:p>
          </table:table-cell>
          <table:table-cell table:formula="of:=MID([.D3];1;3)" office:value-type="string" office:string-value=" 12" calcext:value-type="string">
            <text:p><text:s/>12</text:p>
          </table:table-cell>
          <table:table-cell table:formula="of:=MID([.D3];6;3)" office:value-type="string" office:string-value=" 18" calcext:value-type="string">
            <text:p><text:s/>18</text:p>
          </table:table-cell>
          <table:table-cell table:formula="of:=MID([.D3];10;2)" office:value-type="string" office:string-value="06" calcext:value-type="string">
            <text:p>06</text:p>
          </table:table-cell>
          <table:table-cell table:formula="of:=MID([.E3];1;2)" office:value-type="string" office:string-value="41" calcext:value-type="string">
            <text:p>41</text:p>
          </table:table-cell>
          <table:table-cell table:formula="of:=MID([.E3];6;2)" office:value-type="string" office:string-value="46" calcext:value-type="string">
            <text:p>46</text:p>
          </table:table-cell>
          <table:table-cell table:formula="of:=MID([.E3];9;2)" office:value-type="string" office:string-value="30" calcext:value-type="string">
            <text:p>30</text:p>
          </table:table-cell>
          <table:table-cell table:formula="of:=-([.F3]+(([.G3]+[.H3]/60)/60))" office:value-type="float" office:value="-12.3016666666667" calcext:value-type="float">
            <text:p>-12.3016666666667</text:p>
          </table:table-cell>
          <table:table-cell table:formula="of:=-([.I3]+(([.J3]+[.K3]/60)/60))" office:value-type="float" office:value="-41.775" calcext:value-type="float">
            <text:p>-41.775</text:p>
          </table:table-cell>
        </table:table-row>
        <table:table-row table:style-name="ro1">
          <table:table-cell office:value-type="string" calcext:value-type="string">
            <text:p>PG-0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9'55" 12 0 01'05"</text:p>
          </table:table-cell>
          <table:table-cell table:formula="of:=MID([.C4];12;14)" office:value-type="string" office:string-value=" 12 0 01'05&quot;" calcext:value-type="string">
            <text:p><text:s/>12 0 01'05"</text:p>
          </table:table-cell>
          <table:table-cell table:formula="of:=MID([.C4];1;10)" office:value-type="string" office:string-value="41 0 39'55" calcext:value-type="string">
            <text:p>41 0 39'55</text:p>
          </table:table-cell>
          <table:table-cell table:formula="of:=MID([.D4];1;3)" office:value-type="string" office:string-value=" 12" calcext:value-type="string">
            <text:p><text:s/>12</text:p>
          </table:table-cell>
          <table:table-cell table:formula="of:=MID([.D4];6;3)" office:value-type="string" office:string-value=" 01" calcext:value-type="string">
            <text:p><text:s/>01</text:p>
          </table:table-cell>
          <table:table-cell table:formula="of:=MID([.D4];10;2)" office:value-type="string" office:string-value="05" calcext:value-type="string">
            <text:p>05</text:p>
          </table:table-cell>
          <table:table-cell table:formula="of:=MID([.E4];1;2)" office:value-type="string" office:string-value="41" calcext:value-type="string">
            <text:p>41</text:p>
          </table:table-cell>
          <table:table-cell table:formula="of:=MID([.E4];6;2)" office:value-type="string" office:string-value="39" calcext:value-type="string">
            <text:p>39</text:p>
          </table:table-cell>
          <table:table-cell table:formula="of:=MID([.E4];9;2)" office:value-type="string" office:string-value="55" calcext:value-type="string">
            <text:p>55</text:p>
          </table:table-cell>
          <table:table-cell table:formula="of:=-([.F4]+(([.G4]+[.H4]/60)/60))" office:value-type="float" office:value="-12.0180555555556" calcext:value-type="float">
            <text:p>-12.0180555555556</text:p>
          </table:table-cell>
          <table:table-cell table:formula="of:=-([.I4]+(([.J4]+[.K4]/60)/60))" office:value-type="float" office:value="-41.6652777777778" calcext:value-type="float">
            <text:p>-41.6652777777778</text:p>
          </table:table-cell>
        </table:table-row>
        <table:table-row table:style-name="ro1">
          <table:table-cell office:value-type="string" calcext:value-type="string">
            <text:p>PG-0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7'10'' 12 0 15'11''</text:p>
          </table:table-cell>
          <table:table-cell table:formula="of:=MID([.C5];13;14)" office:value-type="string" office:string-value=" 12 0 15'11''" calcext:value-type="string">
            <text:p><text:s/>12 0 15'11''</text:p>
          </table:table-cell>
          <table:table-cell table:formula="of:=MID([.C5];1;10)" office:value-type="string" office:string-value="41 0 37'10" calcext:value-type="string">
            <text:p>41 0 37'10</text:p>
          </table:table-cell>
          <table:table-cell table:formula="of:=MID([.D5];1;3)" office:value-type="string" office:string-value=" 12" calcext:value-type="string">
            <text:p><text:s/>12</text:p>
          </table:table-cell>
          <table:table-cell table:formula="of:=MID([.D5];6;3)" office:value-type="string" office:string-value=" 15" calcext:value-type="string">
            <text:p><text:s/>15</text:p>
          </table:table-cell>
          <table:table-cell table:formula="of:=MID([.D5];10;2)" office:value-type="string" office:string-value="11" calcext:value-type="string">
            <text:p>11</text:p>
          </table:table-cell>
          <table:table-cell table:formula="of:=MID([.E5];1;2)" office:value-type="string" office:string-value="41" calcext:value-type="string">
            <text:p>41</text:p>
          </table:table-cell>
          <table:table-cell table:formula="of:=MID([.E5];6;2)" office:value-type="string" office:string-value="37" calcext:value-type="string">
            <text:p>37</text:p>
          </table:table-cell>
          <table:table-cell table:formula="of:=MID([.E5];9;2)" office:value-type="string" office:string-value="10" calcext:value-type="string">
            <text:p>10</text:p>
          </table:table-cell>
          <table:table-cell table:formula="of:=-([.F5]+(([.G5]+[.H5]/60)/60))" office:value-type="float" office:value="-12.2530555555556" calcext:value-type="float">
            <text:p>-12.2530555555556</text:p>
          </table:table-cell>
          <table:table-cell table:formula="of:=-([.I5]+(([.J5]+[.K5]/60)/60))" office:value-type="float" office:value="-41.6194444444445" calcext:value-type="float">
            <text:p>-41.6194444444445</text:p>
          </table:table-cell>
        </table:table-row>
        <table:table-row table:style-name="ro1">
          <table:table-cell office:value-type="string" calcext:value-type="string">
            <text:p>PG-0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9'32'' 12 0 42'38''</text:p>
          </table:table-cell>
          <table:table-cell table:formula="of:=MID([.C6];13;14)" office:value-type="string" office:string-value=" 12 0 42'38''" calcext:value-type="string">
            <text:p><text:s/>12 0 42'38''</text:p>
          </table:table-cell>
          <table:table-cell table:formula="of:=MID([.C6];1;10)" office:value-type="string" office:string-value="41 0 49'32" calcext:value-type="string">
            <text:p>41 0 49'32</text:p>
          </table:table-cell>
          <table:table-cell table:formula="of:=MID([.D6];1;3)" office:value-type="string" office:string-value=" 12" calcext:value-type="string">
            <text:p><text:s/>12</text:p>
          </table:table-cell>
          <table:table-cell table:formula="of:=MID([.D6];6;3)" office:value-type="string" office:string-value=" 42" calcext:value-type="string">
            <text:p><text:s/>42</text:p>
          </table:table-cell>
          <table:table-cell table:formula="of:=MID([.D6];10;2)" office:value-type="string" office:string-value="38" calcext:value-type="string">
            <text:p>38</text:p>
          </table:table-cell>
          <table:table-cell table:formula="of:=MID([.E6];1;2)" office:value-type="string" office:string-value="41" calcext:value-type="string">
            <text:p>41</text:p>
          </table:table-cell>
          <table:table-cell table:formula="of:=MID([.E6];6;2)" office:value-type="string" office:string-value="49" calcext:value-type="string">
            <text:p>49</text:p>
          </table:table-cell>
          <table:table-cell table:formula="of:=MID([.E6];9;2)" office:value-type="string" office:string-value="32" calcext:value-type="string">
            <text:p>32</text:p>
          </table:table-cell>
          <table:table-cell table:formula="of:=-([.F6]+(([.G6]+[.H6]/60)/60))" office:value-type="float" office:value="-12.7105555555556" calcext:value-type="float">
            <text:p>-12.7105555555556</text:p>
          </table:table-cell>
          <table:table-cell table:formula="of:=-([.I6]+(([.J6]+[.K6]/60)/60))" office:value-type="float" office:value="-41.8255555555556" calcext:value-type="float">
            <text:p>-41.8255555555556</text:p>
          </table:table-cell>
        </table:table-row>
        <table:table-row table:style-name="ro1">
          <table:table-cell office:value-type="string" calcext:value-type="string">
            <text:p>PG-0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4'18'' 12 0 00'16''</text:p>
          </table:table-cell>
          <table:table-cell table:formula="of:=MID([.C7];13;14)" office:value-type="string" office:string-value=" 12 0 00'16''" calcext:value-type="string">
            <text:p><text:s/>12 0 00'16''</text:p>
          </table:table-cell>
          <table:table-cell table:formula="of:=MID([.C7];1;10)" office:value-type="string" office:string-value="41 0 44'18" calcext:value-type="string">
            <text:p>41 0 44'18</text:p>
          </table:table-cell>
          <table:table-cell table:formula="of:=MID([.D7];1;3)" office:value-type="string" office:string-value=" 12" calcext:value-type="string">
            <text:p><text:s/>12</text:p>
          </table:table-cell>
          <table:table-cell table:formula="of:=MID([.D7];6;3)" office:value-type="string" office:string-value=" 00" calcext:value-type="string">
            <text:p><text:s/>00</text:p>
          </table:table-cell>
          <table:table-cell table:formula="of:=MID([.D7];10;2)" office:value-type="string" office:string-value="16" calcext:value-type="string">
            <text:p>16</text:p>
          </table:table-cell>
          <table:table-cell table:formula="of:=MID([.E7];1;2)" office:value-type="string" office:string-value="41" calcext:value-type="string">
            <text:p>41</text:p>
          </table:table-cell>
          <table:table-cell table:formula="of:=MID([.E7];6;2)" office:value-type="string" office:string-value="44" calcext:value-type="string">
            <text:p>44</text:p>
          </table:table-cell>
          <table:table-cell table:formula="of:=MID([.E7];9;2)" office:value-type="string" office:string-value="18" calcext:value-type="string">
            <text:p>18</text:p>
          </table:table-cell>
          <table:table-cell table:formula="of:=-([.F7]+(([.G7]+[.H7]/60)/60))" office:value-type="float" office:value="-12.0044444444444" calcext:value-type="float">
            <text:p>-12.0044444444444</text:p>
          </table:table-cell>
          <table:table-cell table:formula="of:=-([.I7]+(([.J7]+[.K7]/60)/60))" office:value-type="float" office:value="-41.7383333333333" calcext:value-type="float">
            <text:p>-41.7383333333333</text:p>
          </table:table-cell>
        </table:table-row>
        <table:table-row table:style-name="ro1">
          <table:table-cell office:value-type="string" calcext:value-type="string">
            <text:p>PG-0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1'41'' 12 0 36'39'</text:p>
          </table:table-cell>
          <table:table-cell table:formula="of:=MID([.C8];13;14)" office:value-type="string" office:string-value=" 12 0 36'39'" calcext:value-type="string">
            <text:p><text:s/>12 0 36'39'</text:p>
          </table:table-cell>
          <table:table-cell table:formula="of:=MID([.C8];1;10)" office:value-type="string" office:string-value="41 0 41'41" calcext:value-type="string">
            <text:p>41 0 41'41</text:p>
          </table:table-cell>
          <table:table-cell table:formula="of:=MID([.D8];1;3)" office:value-type="string" office:string-value=" 12" calcext:value-type="string">
            <text:p><text:s/>12</text:p>
          </table:table-cell>
          <table:table-cell table:formula="of:=MID([.D8];6;3)" office:value-type="string" office:string-value=" 36" calcext:value-type="string">
            <text:p><text:s/>36</text:p>
          </table:table-cell>
          <table:table-cell table:formula="of:=MID([.D8];10;2)" office:value-type="string" office:string-value="39" calcext:value-type="string">
            <text:p>39</text:p>
          </table:table-cell>
          <table:table-cell table:formula="of:=MID([.E8];1;2)" office:value-type="string" office:string-value="41" calcext:value-type="string">
            <text:p>41</text:p>
          </table:table-cell>
          <table:table-cell table:formula="of:=MID([.E8];6;2)" office:value-type="string" office:string-value="41" calcext:value-type="string">
            <text:p>41</text:p>
          </table:table-cell>
          <table:table-cell table:formula="of:=MID([.E8];9;2)" office:value-type="string" office:string-value="41" calcext:value-type="string">
            <text:p>41</text:p>
          </table:table-cell>
          <table:table-cell table:formula="of:=-([.F8]+(([.G8]+[.H8]/60)/60))" office:value-type="float" office:value="-12.6108333333333" calcext:value-type="float">
            <text:p>-12.6108333333333</text:p>
          </table:table-cell>
          <table:table-cell table:formula="of:=-([.I8]+(([.J8]+[.K8]/60)/60))" office:value-type="float" office:value="-41.6947222222222" calcext:value-type="float">
            <text:p>-41.6947222222222</text:p>
          </table:table-cell>
        </table:table-row>
        <table:table-row table:style-name="ro1">
          <table:table-cell office:value-type="string" calcext:value-type="string">
            <text:p>PG-0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2'02'' 12 0 46'23''</text:p>
          </table:table-cell>
          <table:table-cell table:formula="of:=MID([.C9];13;14)" office:value-type="string" office:string-value=" 12 0 46'23''" calcext:value-type="string">
            <text:p><text:s/>12 0 46'23''</text:p>
          </table:table-cell>
          <table:table-cell table:formula="of:=MID([.C9];1;10)" office:value-type="string" office:string-value="41 0 32'02" calcext:value-type="string">
            <text:p>41 0 32'02</text:p>
          </table:table-cell>
          <table:table-cell table:formula="of:=MID([.D9];1;3)" office:value-type="string" office:string-value=" 12" calcext:value-type="string">
            <text:p><text:s/>12</text:p>
          </table:table-cell>
          <table:table-cell table:formula="of:=MID([.D9];6;3)" office:value-type="string" office:string-value=" 46" calcext:value-type="string">
            <text:p><text:s/>46</text:p>
          </table:table-cell>
          <table:table-cell table:formula="of:=MID([.D9];10;2)" office:value-type="string" office:string-value="23" calcext:value-type="string">
            <text:p>23</text:p>
          </table:table-cell>
          <table:table-cell table:formula="of:=MID([.E9];1;2)" office:value-type="string" office:string-value="41" calcext:value-type="string">
            <text:p>41</text:p>
          </table:table-cell>
          <table:table-cell table:formula="of:=MID([.E9];6;2)" office:value-type="string" office:string-value="32" calcext:value-type="string">
            <text:p>32</text:p>
          </table:table-cell>
          <table:table-cell table:formula="of:=MID([.E9];9;2)" office:value-type="string" office:string-value="02" calcext:value-type="string">
            <text:p>02</text:p>
          </table:table-cell>
          <table:table-cell table:formula="of:=-([.F9]+(([.G9]+[.H9]/60)/60))" office:value-type="float" office:value="-12.7730555555556" calcext:value-type="float">
            <text:p>-12.7730555555556</text:p>
          </table:table-cell>
          <table:table-cell table:formula="of:=-([.I9]+(([.J9]+[.K9]/60)/60))" office:value-type="float" office:value="-41.5338888888889" calcext:value-type="float">
            <text:p>-41.5338888888889</text:p>
          </table:table-cell>
        </table:table-row>
        <table:table-row table:style-name="ro1">
          <table:table-cell office:value-type="string" calcext:value-type="string">
            <text:p>PG-0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9'05'' 12 0 34'23'</text:p>
          </table:table-cell>
          <table:table-cell table:formula="of:=MID([.C10];13;14)" office:value-type="string" office:string-value=" 12 0 34'23'" calcext:value-type="string">
            <text:p><text:s/>12 0 34'23'</text:p>
          </table:table-cell>
          <table:table-cell table:formula="of:=MID([.C10];1;10)" office:value-type="string" office:string-value="41 0 49'05" calcext:value-type="string">
            <text:p>41 0 49'05</text:p>
          </table:table-cell>
          <table:table-cell table:formula="of:=MID([.D10];1;3)" office:value-type="string" office:string-value=" 12" calcext:value-type="string">
            <text:p><text:s/>12</text:p>
          </table:table-cell>
          <table:table-cell table:formula="of:=MID([.D10];6;3)" office:value-type="string" office:string-value=" 34" calcext:value-type="string">
            <text:p><text:s/>34</text:p>
          </table:table-cell>
          <table:table-cell table:formula="of:=MID([.D10];10;2)" office:value-type="string" office:string-value="23" calcext:value-type="string">
            <text:p>23</text:p>
          </table:table-cell>
          <table:table-cell table:formula="of:=MID([.E10];1;2)" office:value-type="string" office:string-value="41" calcext:value-type="string">
            <text:p>41</text:p>
          </table:table-cell>
          <table:table-cell table:formula="of:=MID([.E10];6;2)" office:value-type="string" office:string-value="49" calcext:value-type="string">
            <text:p>49</text:p>
          </table:table-cell>
          <table:table-cell table:formula="of:=MID([.E10];9;2)" office:value-type="string" office:string-value="05" calcext:value-type="string">
            <text:p>05</text:p>
          </table:table-cell>
          <table:table-cell table:formula="of:=-([.F10]+(([.G10]+[.H10]/60)/60))" office:value-type="float" office:value="-12.5730555555556" calcext:value-type="float">
            <text:p>-12.5730555555556</text:p>
          </table:table-cell>
          <table:table-cell table:formula="of:=-([.I10]+(([.J10]+[.K10]/60)/60))" office:value-type="float" office:value="-41.8180555555556" calcext:value-type="float">
            <text:p>-41.8180555555556</text:p>
          </table:table-cell>
        </table:table-row>
        <table:table-row table:style-name="ro1">
          <table:table-cell office:value-type="string" calcext:value-type="string">
            <text:p>PG-0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7'59'' 12 0 48'26''</text:p>
          </table:table-cell>
          <table:table-cell table:formula="of:=MID([.C11];13;14)" office:value-type="string" office:string-value=" 12 0 48'26''" calcext:value-type="string">
            <text:p><text:s/>12 0 48'26''</text:p>
          </table:table-cell>
          <table:table-cell table:formula="of:=MID([.C11];1;10)" office:value-type="string" office:string-value="41 0 47'59" calcext:value-type="string">
            <text:p>41 0 47'59</text:p>
          </table:table-cell>
          <table:table-cell table:formula="of:=MID([.D11];1;3)" office:value-type="string" office:string-value=" 12" calcext:value-type="string">
            <text:p><text:s/>12</text:p>
          </table:table-cell>
          <table:table-cell table:formula="of:=MID([.D11];6;3)" office:value-type="string" office:string-value=" 48" calcext:value-type="string">
            <text:p><text:s/>48</text:p>
          </table:table-cell>
          <table:table-cell table:formula="of:=MID([.D11];10;2)" office:value-type="string" office:string-value="26" calcext:value-type="string">
            <text:p>26</text:p>
          </table:table-cell>
          <table:table-cell table:formula="of:=MID([.E11];1;2)" office:value-type="string" office:string-value="41" calcext:value-type="string">
            <text:p>41</text:p>
          </table:table-cell>
          <table:table-cell table:formula="of:=MID([.E11];6;2)" office:value-type="string" office:string-value="47" calcext:value-type="string">
            <text:p>47</text:p>
          </table:table-cell>
          <table:table-cell table:formula="of:=MID([.E11];9;2)" office:value-type="string" office:string-value="59" calcext:value-type="string">
            <text:p>59</text:p>
          </table:table-cell>
          <table:table-cell table:formula="of:=-([.F11]+(([.G11]+[.H11]/60)/60))" office:value-type="float" office:value="-12.8072222222222" calcext:value-type="float">
            <text:p>-12.8072222222222</text:p>
          </table:table-cell>
          <table:table-cell table:formula="of:=-([.I11]+(([.J11]+[.K11]/60)/60))" office:value-type="float" office:value="-41.7997222222222" calcext:value-type="float">
            <text:p>-41.7997222222222</text:p>
          </table:table-cell>
        </table:table-row>
        <table:table-row table:style-name="ro1">
          <table:table-cell office:value-type="string" calcext:value-type="string">
            <text:p>PG-1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8'29'' 12 0 59'48''</text:p>
          </table:table-cell>
          <table:table-cell table:formula="of:=MID([.C12];13;14)" office:value-type="string" office:string-value=" 12 0 59'48''" calcext:value-type="string">
            <text:p><text:s/>12 0 59'48''</text:p>
          </table:table-cell>
          <table:table-cell table:formula="of:=MID([.C12];1;10)" office:value-type="string" office:string-value="41 0 48'29" calcext:value-type="string">
            <text:p>41 0 48'29</text:p>
          </table:table-cell>
          <table:table-cell table:formula="of:=MID([.D12];1;3)" office:value-type="string" office:string-value=" 12" calcext:value-type="string">
            <text:p><text:s/>12</text:p>
          </table:table-cell>
          <table:table-cell table:formula="of:=MID([.D12];6;3)" office:value-type="string" office:string-value=" 59" calcext:value-type="string">
            <text:p><text:s/>59</text:p>
          </table:table-cell>
          <table:table-cell table:formula="of:=MID([.D12];10;2)" office:value-type="string" office:string-value="48" calcext:value-type="string">
            <text:p>48</text:p>
          </table:table-cell>
          <table:table-cell table:formula="of:=MID([.E12];1;2)" office:value-type="string" office:string-value="41" calcext:value-type="string">
            <text:p>41</text:p>
          </table:table-cell>
          <table:table-cell table:formula="of:=MID([.E12];6;2)" office:value-type="string" office:string-value="48" calcext:value-type="string">
            <text:p>48</text:p>
          </table:table-cell>
          <table:table-cell table:formula="of:=MID([.E12];9;2)" office:value-type="string" office:string-value="29" calcext:value-type="string">
            <text:p>29</text:p>
          </table:table-cell>
          <table:table-cell table:formula="of:=-([.F12]+(([.G12]+[.H12]/60)/60))" office:value-type="float" office:value="-12.9966666666667" calcext:value-type="float">
            <text:p>-12.9966666666667</text:p>
          </table:table-cell>
          <table:table-cell table:formula="of:=-([.I12]+(([.J12]+[.K12]/60)/60))" office:value-type="float" office:value="-41.8080555555556" calcext:value-type="float">
            <text:p>-41.8080555555556</text:p>
          </table:table-cell>
        </table:table-row>
        <table:table-row table:style-name="ro1">
          <table:table-cell office:value-type="string" calcext:value-type="string">
            <text:p>PG-1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56'43'' 12 0 45'02''</text:p>
          </table:table-cell>
          <table:table-cell table:formula="of:=MID([.C13];13;14)" office:value-type="string" office:string-value=" 12 0 45'02''" calcext:value-type="string">
            <text:p><text:s/>12 0 45'02''</text:p>
          </table:table-cell>
          <table:table-cell table:formula="of:=MID([.C13];1;10)" office:value-type="string" office:string-value="41 0 56'43" calcext:value-type="string">
            <text:p>41 0 56'43</text:p>
          </table:table-cell>
          <table:table-cell table:formula="of:=MID([.D13];1;3)" office:value-type="string" office:string-value=" 12" calcext:value-type="string">
            <text:p><text:s/>12</text:p>
          </table:table-cell>
          <table:table-cell table:formula="of:=MID([.D13];6;3)" office:value-type="string" office:string-value=" 45" calcext:value-type="string">
            <text:p><text:s/>45</text:p>
          </table:table-cell>
          <table:table-cell table:formula="of:=MID([.D13];10;2)" office:value-type="string" office:string-value="02" calcext:value-type="string">
            <text:p>02</text:p>
          </table:table-cell>
          <table:table-cell table:formula="of:=MID([.E13];1;2)" office:value-type="string" office:string-value="41" calcext:value-type="string">
            <text:p>41</text:p>
          </table:table-cell>
          <table:table-cell table:formula="of:=MID([.E13];6;2)" office:value-type="string" office:string-value="56" calcext:value-type="string">
            <text:p>56</text:p>
          </table:table-cell>
          <table:table-cell table:formula="of:=MID([.E13];9;2)" office:value-type="string" office:string-value="43" calcext:value-type="string">
            <text:p>43</text:p>
          </table:table-cell>
          <table:table-cell table:formula="of:=-([.F13]+(([.G13]+[.H13]/60)/60))" office:value-type="float" office:value="-12.7505555555556" calcext:value-type="float">
            <text:p>-12.7505555555556</text:p>
          </table:table-cell>
          <table:table-cell table:formula="of:=-([.I13]+(([.J13]+[.K13]/60)/60))" office:value-type="float" office:value="-41.9452777777778" calcext:value-type="float">
            <text:p>-41.9452777777778</text:p>
          </table:table-cell>
        </table:table-row>
        <table:table-row table:style-name="ro1">
          <table:table-cell office:value-type="string" calcext:value-type="string">
            <text:p>PG-1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2'49'' 12 0 33'13''</text:p>
          </table:table-cell>
          <table:table-cell table:formula="of:=MID([.C14];13;14)" office:value-type="string" office:string-value=" 12 0 33'13''" calcext:value-type="string">
            <text:p><text:s/>12 0 33'13''</text:p>
          </table:table-cell>
          <table:table-cell table:formula="of:=MID([.C14];1;10)" office:value-type="string" office:string-value="41 0 22'49" calcext:value-type="string">
            <text:p>41 0 22'49</text:p>
          </table:table-cell>
          <table:table-cell table:formula="of:=MID([.D14];1;3)" office:value-type="string" office:string-value=" 12" calcext:value-type="string">
            <text:p><text:s/>12</text:p>
          </table:table-cell>
          <table:table-cell table:formula="of:=MID([.D14];6;3)" office:value-type="string" office:string-value=" 33" calcext:value-type="string">
            <text:p><text:s/>33</text:p>
          </table:table-cell>
          <table:table-cell table:formula="of:=MID([.D14];10;2)" office:value-type="string" office:string-value="13" calcext:value-type="string">
            <text:p>13</text:p>
          </table:table-cell>
          <table:table-cell table:formula="of:=MID([.E14];1;2)" office:value-type="string" office:string-value="41" calcext:value-type="string">
            <text:p>41</text:p>
          </table:table-cell>
          <table:table-cell table:formula="of:=MID([.E14];6;2)" office:value-type="string" office:string-value="22" calcext:value-type="string">
            <text:p>22</text:p>
          </table:table-cell>
          <table:table-cell table:formula="of:=MID([.E14];9;2)" office:value-type="string" office:string-value="49" calcext:value-type="string">
            <text:p>49</text:p>
          </table:table-cell>
          <table:table-cell table:formula="of:=-([.F14]+(([.G14]+[.H14]/60)/60))" office:value-type="float" office:value="-12.5536111111111" calcext:value-type="float">
            <text:p>-12.5536111111111</text:p>
          </table:table-cell>
          <table:table-cell table:formula="of:=-([.I14]+(([.J14]+[.K14]/60)/60))" office:value-type="float" office:value="-41.3802777777778" calcext:value-type="float">
            <text:p>-41.3802777777778</text:p>
          </table:table-cell>
        </table:table-row>
        <table:table-row table:style-name="ro1">
          <table:table-cell office:value-type="string" calcext:value-type="string">
            <text:p>PG-1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4'54'' 12 0 26'52''</text:p>
          </table:table-cell>
          <table:table-cell table:formula="of:=MID([.C15];13;14)" office:value-type="string" office:string-value=" 12 0 26'52''" calcext:value-type="string">
            <text:p><text:s/>12 0 26'52''</text:p>
          </table:table-cell>
          <table:table-cell table:formula="of:=MID([.C15];1;10)" office:value-type="string" office:string-value="41 0 34'54" calcext:value-type="string">
            <text:p>41 0 34'54</text:p>
          </table:table-cell>
          <table:table-cell table:formula="of:=MID([.D15];1;3)" office:value-type="string" office:string-value=" 12" calcext:value-type="string">
            <text:p><text:s/>12</text:p>
          </table:table-cell>
          <table:table-cell table:formula="of:=MID([.D15];6;3)" office:value-type="string" office:string-value=" 26" calcext:value-type="string">
            <text:p><text:s/>26</text:p>
          </table:table-cell>
          <table:table-cell table:formula="of:=MID([.D15];10;2)" office:value-type="string" office:string-value="52" calcext:value-type="string">
            <text:p>52</text:p>
          </table:table-cell>
          <table:table-cell table:formula="of:=MID([.E15];1;2)" office:value-type="string" office:string-value="41" calcext:value-type="string">
            <text:p>41</text:p>
          </table:table-cell>
          <table:table-cell table:formula="of:=MID([.E15];6;2)" office:value-type="string" office:string-value="34" calcext:value-type="string">
            <text:p>34</text:p>
          </table:table-cell>
          <table:table-cell table:formula="of:=MID([.E15];9;2)" office:value-type="string" office:string-value="54" calcext:value-type="string">
            <text:p>54</text:p>
          </table:table-cell>
          <table:table-cell table:formula="of:=-([.F15]+(([.G15]+[.H15]/60)/60))" office:value-type="float" office:value="-12.4477777777778" calcext:value-type="float">
            <text:p>-12.4477777777778</text:p>
          </table:table-cell>
          <table:table-cell table:formula="of:=-([.I15]+(([.J15]+[.K15]/60)/60))" office:value-type="float" office:value="-41.5816666666667" calcext:value-type="float">
            <text:p>-41.5816666666667</text:p>
          </table:table-cell>
        </table:table-row>
        <table:table-row table:style-name="ro1">
          <table:table-cell office:value-type="string" calcext:value-type="string">
            <text:p>PG-1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0'03'' 12 0 17'18''</text:p>
          </table:table-cell>
          <table:table-cell table:formula="of:=MID([.C16];13;14)" office:value-type="string" office:string-value=" 12 0 17'18''" calcext:value-type="string">
            <text:p><text:s/>12 0 17'18''</text:p>
          </table:table-cell>
          <table:table-cell table:formula="of:=MID([.C16];1;10)" office:value-type="string" office:string-value="41 0 10'03" calcext:value-type="string">
            <text:p>41 0 10'03</text:p>
          </table:table-cell>
          <table:table-cell table:formula="of:=MID([.D16];1;3)" office:value-type="string" office:string-value=" 12" calcext:value-type="string">
            <text:p><text:s/>12</text:p>
          </table:table-cell>
          <table:table-cell table:formula="of:=MID([.D16];6;3)" office:value-type="string" office:string-value=" 17" calcext:value-type="string">
            <text:p><text:s/>17</text:p>
          </table:table-cell>
          <table:table-cell table:formula="of:=MID([.D16];10;2)" office:value-type="string" office:string-value="18" calcext:value-type="string">
            <text:p>18</text:p>
          </table:table-cell>
          <table:table-cell table:formula="of:=MID([.E16];1;2)" office:value-type="string" office:string-value="41" calcext:value-type="string">
            <text:p>41</text:p>
          </table:table-cell>
          <table:table-cell table:formula="of:=MID([.E16];6;2)" office:value-type="string" office:string-value="10" calcext:value-type="string">
            <text:p>10</text:p>
          </table:table-cell>
          <table:table-cell table:formula="of:=MID([.E16];9;2)" office:value-type="string" office:string-value="03" calcext:value-type="string">
            <text:p>03</text:p>
          </table:table-cell>
          <table:table-cell table:formula="of:=-([.F16]+(([.G16]+[.H16]/60)/60))" office:value-type="float" office:value="-12.2883333333333" calcext:value-type="float">
            <text:p>-12.2883333333333</text:p>
          </table:table-cell>
          <table:table-cell table:formula="of:=-([.I16]+(([.J16]+[.K16]/60)/60))" office:value-type="float" office:value="-41.1675" calcext:value-type="float">
            <text:p>-41.1675</text:p>
          </table:table-cell>
        </table:table-row>
        <table:table-row table:style-name="ro1">
          <table:table-cell office:value-type="string" calcext:value-type="string">
            <text:p>PG-1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5'11'' 12 0 17'23''</text:p>
          </table:table-cell>
          <table:table-cell table:formula="of:=MID([.C17];13;14)" office:value-type="string" office:string-value=" 12 0 17'23''" calcext:value-type="string">
            <text:p><text:s/>12 0 17'23''</text:p>
          </table:table-cell>
          <table:table-cell table:formula="of:=MID([.C17];1;10)" office:value-type="string" office:string-value="41 0 25'11" calcext:value-type="string">
            <text:p>41 0 25'11</text:p>
          </table:table-cell>
          <table:table-cell table:formula="of:=MID([.D17];1;3)" office:value-type="string" office:string-value=" 12" calcext:value-type="string">
            <text:p><text:s/>12</text:p>
          </table:table-cell>
          <table:table-cell table:formula="of:=MID([.D17];6;3)" office:value-type="string" office:string-value=" 17" calcext:value-type="string">
            <text:p><text:s/>17</text:p>
          </table:table-cell>
          <table:table-cell table:formula="of:=MID([.D17];10;2)" office:value-type="string" office:string-value="23" calcext:value-type="string">
            <text:p>23</text:p>
          </table:table-cell>
          <table:table-cell table:formula="of:=MID([.E17];1;2)" office:value-type="string" office:string-value="41" calcext:value-type="string">
            <text:p>41</text:p>
          </table:table-cell>
          <table:table-cell table:formula="of:=MID([.E17];6;2)" office:value-type="string" office:string-value="25" calcext:value-type="string">
            <text:p>25</text:p>
          </table:table-cell>
          <table:table-cell table:formula="of:=MID([.E17];9;2)" office:value-type="string" office:string-value="11" calcext:value-type="string">
            <text:p>11</text:p>
          </table:table-cell>
          <table:table-cell table:formula="of:=-([.F17]+(([.G17]+[.H17]/60)/60))" office:value-type="float" office:value="-12.2897222222222" calcext:value-type="float">
            <text:p>-12.2897222222222</text:p>
          </table:table-cell>
          <table:table-cell table:formula="of:=-([.I17]+(([.J17]+[.K17]/60)/60))" office:value-type="float" office:value="-41.4197222222222" calcext:value-type="float">
            <text:p>-41.4197222222222</text:p>
          </table:table-cell>
        </table:table-row>
        <table:table-row table:style-name="ro1">
          <table:table-cell office:value-type="string" calcext:value-type="string">
            <text:p>PG-1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5'36'' 12 0 04'08''</text:p>
          </table:table-cell>
          <table:table-cell table:formula="of:=MID([.C18];13;14)" office:value-type="string" office:string-value=" 12 0 04'08''" calcext:value-type="string">
            <text:p><text:s/>12 0 04'08''</text:p>
          </table:table-cell>
          <table:table-cell table:formula="of:=MID([.C18];1;10)" office:value-type="string" office:string-value="41 0 05'36" calcext:value-type="string">
            <text:p>41 0 05'36</text:p>
          </table:table-cell>
          <table:table-cell table:formula="of:=MID([.D18];1;3)" office:value-type="string" office:string-value=" 12" calcext:value-type="string">
            <text:p><text:s/>12</text:p>
          </table:table-cell>
          <table:table-cell table:formula="of:=MID([.D18];6;3)" office:value-type="string" office:string-value=" 04" calcext:value-type="string">
            <text:p><text:s/>04</text:p>
          </table:table-cell>
          <table:table-cell table:formula="of:=MID([.D18];10;2)" office:value-type="string" office:string-value="08" calcext:value-type="string">
            <text:p>08</text:p>
          </table:table-cell>
          <table:table-cell table:formula="of:=MID([.E18];1;2)" office:value-type="string" office:string-value="41" calcext:value-type="string">
            <text:p>41</text:p>
          </table:table-cell>
          <table:table-cell table:formula="of:=MID([.E18];6;2)" office:value-type="string" office:string-value="05" calcext:value-type="string">
            <text:p>05</text:p>
          </table:table-cell>
          <table:table-cell table:formula="of:=MID([.E18];9;2)" office:value-type="string" office:string-value="36" calcext:value-type="string">
            <text:p>36</text:p>
          </table:table-cell>
          <table:table-cell table:formula="of:=-([.F18]+(([.G18]+[.H18]/60)/60))" office:value-type="float" office:value="-12.0688888888889" calcext:value-type="float">
            <text:p>-12.0688888888889</text:p>
          </table:table-cell>
          <table:table-cell table:formula="of:=-([.I18]+(([.J18]+[.K18]/60)/60))" office:value-type="float" office:value="-41.0933333333333" calcext:value-type="float">
            <text:p>-41.0933333333333</text:p>
          </table:table-cell>
        </table:table-row>
        <table:table-row table:style-name="ro1">
          <table:table-cell office:value-type="string" calcext:value-type="string">
            <text:p>PG-1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6'31'' 12 0 05'38''</text:p>
          </table:table-cell>
          <table:table-cell table:formula="of:=MID([.C19];13;14)" office:value-type="string" office:string-value=" 12 0 05'38''" calcext:value-type="string">
            <text:p><text:s/>12 0 05'38''</text:p>
          </table:table-cell>
          <table:table-cell table:formula="of:=MID([.C19];1;10)" office:value-type="string" office:string-value="41 0 26'31" calcext:value-type="string">
            <text:p>41 0 26'31</text:p>
          </table:table-cell>
          <table:table-cell table:formula="of:=MID([.D19];1;3)" office:value-type="string" office:string-value=" 12" calcext:value-type="string">
            <text:p><text:s/>12</text:p>
          </table:table-cell>
          <table:table-cell table:formula="of:=MID([.D19];6;3)" office:value-type="string" office:string-value=" 05" calcext:value-type="string">
            <text:p><text:s/>05</text:p>
          </table:table-cell>
          <table:table-cell table:formula="of:=MID([.D19];10;2)" office:value-type="string" office:string-value="38" calcext:value-type="string">
            <text:p>38</text:p>
          </table:table-cell>
          <table:table-cell table:formula="of:=MID([.E19];1;2)" office:value-type="string" office:string-value="41" calcext:value-type="string">
            <text:p>41</text:p>
          </table:table-cell>
          <table:table-cell table:formula="of:=MID([.E19];6;2)" office:value-type="string" office:string-value="26" calcext:value-type="string">
            <text:p>26</text:p>
          </table:table-cell>
          <table:table-cell table:formula="of:=MID([.E19];9;2)" office:value-type="string" office:string-value="31" calcext:value-type="string">
            <text:p>31</text:p>
          </table:table-cell>
          <table:table-cell table:formula="of:=-([.F19]+(([.G19]+[.H19]/60)/60))" office:value-type="float" office:value="-12.0938888888889" calcext:value-type="float">
            <text:p>-12.0938888888889</text:p>
          </table:table-cell>
          <table:table-cell table:formula="of:=-([.I19]+(([.J19]+[.K19]/60)/60))" office:value-type="float" office:value="-41.4419444444444" calcext:value-type="float">
            <text:p>-41.4419444444444</text:p>
          </table:table-cell>
        </table:table-row>
        <table:table-row table:style-name="ro1">
          <table:table-cell office:value-type="string" calcext:value-type="string">
            <text:p>PG-1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2'55'' 12 0 30'15''</text:p>
          </table:table-cell>
          <table:table-cell table:formula="of:=MID([.C20];13;14)" office:value-type="string" office:string-value=" 12 0 30'15''" calcext:value-type="string">
            <text:p><text:s/>12 0 30'15''</text:p>
          </table:table-cell>
          <table:table-cell table:formula="of:=MID([.C20];1;10)" office:value-type="string" office:string-value="41 0 12'55" calcext:value-type="string">
            <text:p>41 0 12'55</text:p>
          </table:table-cell>
          <table:table-cell table:formula="of:=MID([.D20];1;3)" office:value-type="string" office:string-value=" 12" calcext:value-type="string">
            <text:p><text:s/>12</text:p>
          </table:table-cell>
          <table:table-cell table:formula="of:=MID([.D20];6;3)" office:value-type="string" office:string-value=" 30" calcext:value-type="string">
            <text:p><text:s/>30</text:p>
          </table:table-cell>
          <table:table-cell table:formula="of:=MID([.D20];10;2)" office:value-type="string" office:string-value="15" calcext:value-type="string">
            <text:p>15</text:p>
          </table:table-cell>
          <table:table-cell table:formula="of:=MID([.E20];1;2)" office:value-type="string" office:string-value="41" calcext:value-type="string">
            <text:p>41</text:p>
          </table:table-cell>
          <table:table-cell table:formula="of:=MID([.E20];6;2)" office:value-type="string" office:string-value="12" calcext:value-type="string">
            <text:p>12</text:p>
          </table:table-cell>
          <table:table-cell table:formula="of:=MID([.E20];9;2)" office:value-type="string" office:string-value="55" calcext:value-type="string">
            <text:p>55</text:p>
          </table:table-cell>
          <table:table-cell table:formula="of:=-([.F20]+(([.G20]+[.H20]/60)/60))" office:value-type="float" office:value="-12.5041666666667" calcext:value-type="float">
            <text:p>-12.5041666666667</text:p>
          </table:table-cell>
          <table:table-cell table:formula="of:=-([.I20]+(([.J20]+[.K20]/60)/60))" office:value-type="float" office:value="-41.2152777777778" calcext:value-type="float">
            <text:p>-41.2152777777778</text:p>
          </table:table-cell>
        </table:table-row>
        <table:table-row table:style-name="ro1">
          <table:table-cell office:value-type="string" calcext:value-type="string">
            <text:p>PG-1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8'39'' 12 0 35'37'</text:p>
          </table:table-cell>
          <table:table-cell table:formula="of:=MID([.C21];13;14)" office:value-type="string" office:string-value=" 12 0 35'37'" calcext:value-type="string">
            <text:p><text:s/>12 0 35'37'</text:p>
          </table:table-cell>
          <table:table-cell table:formula="of:=MID([.C21];1;10)" office:value-type="string" office:string-value="41 0 08'39" calcext:value-type="string">
            <text:p>41 0 08'39</text:p>
          </table:table-cell>
          <table:table-cell table:formula="of:=MID([.D21];1;3)" office:value-type="string" office:string-value=" 12" calcext:value-type="string">
            <text:p><text:s/>12</text:p>
          </table:table-cell>
          <table:table-cell table:formula="of:=MID([.D21];6;3)" office:value-type="string" office:string-value=" 35" calcext:value-type="string">
            <text:p><text:s/>35</text:p>
          </table:table-cell>
          <table:table-cell table:formula="of:=MID([.D21];10;2)" office:value-type="string" office:string-value="37" calcext:value-type="string">
            <text:p>37</text:p>
          </table:table-cell>
          <table:table-cell table:formula="of:=MID([.E21];1;2)" office:value-type="string" office:string-value="41" calcext:value-type="string">
            <text:p>41</text:p>
          </table:table-cell>
          <table:table-cell table:formula="of:=MID([.E21];6;2)" office:value-type="string" office:string-value="08" calcext:value-type="string">
            <text:p>08</text:p>
          </table:table-cell>
          <table:table-cell table:formula="of:=MID([.E21];9;2)" office:value-type="string" office:string-value="39" calcext:value-type="string">
            <text:p>39</text:p>
          </table:table-cell>
          <table:table-cell table:formula="of:=-([.F21]+(([.G21]+[.H21]/60)/60))" office:value-type="float" office:value="-12.5936111111111" calcext:value-type="float">
            <text:p>-12.5936111111111</text:p>
          </table:table-cell>
          <table:table-cell table:formula="of:=-([.I21]+(([.J21]+[.K21]/60)/60))" office:value-type="float" office:value="-41.1441666666667" calcext:value-type="float">
            <text:p>-41.1441666666667</text:p>
          </table:table-cell>
        </table:table-row>
        <table:table-row table:style-name="ro1">
          <table:table-cell office:value-type="string" calcext:value-type="string">
            <text:p>PG-2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9'42'' 12 0 48'12''</text:p>
          </table:table-cell>
          <table:table-cell table:formula="of:=MID([.C22];13;14)" office:value-type="string" office:string-value=" 12 0 48'12''" calcext:value-type="string">
            <text:p><text:s/>12 0 48'12''</text:p>
          </table:table-cell>
          <table:table-cell table:formula="of:=MID([.C22];1;10)" office:value-type="string" office:string-value="41 0 19'42" calcext:value-type="string">
            <text:p>41 0 19'42</text:p>
          </table:table-cell>
          <table:table-cell table:formula="of:=MID([.D22];1;3)" office:value-type="string" office:string-value=" 12" calcext:value-type="string">
            <text:p><text:s/>12</text:p>
          </table:table-cell>
          <table:table-cell table:formula="of:=MID([.D22];6;3)" office:value-type="string" office:string-value=" 48" calcext:value-type="string">
            <text:p><text:s/>48</text:p>
          </table:table-cell>
          <table:table-cell table:formula="of:=MID([.D22];10;2)" office:value-type="string" office:string-value="12" calcext:value-type="string">
            <text:p>12</text:p>
          </table:table-cell>
          <table:table-cell table:formula="of:=MID([.E22];1;2)" office:value-type="string" office:string-value="41" calcext:value-type="string">
            <text:p>41</text:p>
          </table:table-cell>
          <table:table-cell table:formula="of:=MID([.E22];6;2)" office:value-type="string" office:string-value="19" calcext:value-type="string">
            <text:p>19</text:p>
          </table:table-cell>
          <table:table-cell table:formula="of:=MID([.E22];9;2)" office:value-type="string" office:string-value="42" calcext:value-type="string">
            <text:p>42</text:p>
          </table:table-cell>
          <table:table-cell table:formula="of:=-([.F22]+(([.G22]+[.H22]/60)/60))" office:value-type="float" office:value="-12.8033333333333" calcext:value-type="float">
            <text:p>-12.8033333333333</text:p>
          </table:table-cell>
          <table:table-cell table:formula="of:=-([.I22]+(([.J22]+[.K22]/60)/60))" office:value-type="float" office:value="-41.3283333333333" calcext:value-type="float">
            <text:p>-41.3283333333333</text:p>
          </table:table-cell>
        </table:table-row>
        <table:table-row table:style-name="ro1">
          <table:table-cell office:value-type="string" calcext:value-type="string">
            <text:p>PG-2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5'57'' 12 0 43'06'</text:p>
          </table:table-cell>
          <table:table-cell table:formula="of:=MID([.C23];13;14)" office:value-type="string" office:string-value=" 12 0 43'06'" calcext:value-type="string">
            <text:p><text:s/>12 0 43'06'</text:p>
          </table:table-cell>
          <table:table-cell table:formula="of:=MID([.C23];1;10)" office:value-type="string" office:string-value="41 0 15'57" calcext:value-type="string">
            <text:p>41 0 15'57</text:p>
          </table:table-cell>
          <table:table-cell table:formula="of:=MID([.D23];1;3)" office:value-type="string" office:string-value=" 12" calcext:value-type="string">
            <text:p><text:s/>12</text:p>
          </table:table-cell>
          <table:table-cell table:formula="of:=MID([.D23];6;3)" office:value-type="string" office:string-value=" 43" calcext:value-type="string">
            <text:p><text:s/>43</text:p>
          </table:table-cell>
          <table:table-cell table:formula="of:=MID([.D23];10;2)" office:value-type="string" office:string-value="06" calcext:value-type="string">
            <text:p>06</text:p>
          </table:table-cell>
          <table:table-cell table:formula="of:=MID([.E23];1;2)" office:value-type="string" office:string-value="41" calcext:value-type="string">
            <text:p>41</text:p>
          </table:table-cell>
          <table:table-cell table:formula="of:=MID([.E23];6;2)" office:value-type="string" office:string-value="15" calcext:value-type="string">
            <text:p>15</text:p>
          </table:table-cell>
          <table:table-cell table:formula="of:=MID([.E23];9;2)" office:value-type="string" office:string-value="57" calcext:value-type="string">
            <text:p>57</text:p>
          </table:table-cell>
          <table:table-cell table:formula="of:=-([.F23]+(([.G23]+[.H23]/60)/60))" office:value-type="float" office:value="-12.7183333333333" calcext:value-type="float">
            <text:p>-12.7183333333333</text:p>
          </table:table-cell>
          <table:table-cell table:formula="of:=-([.I23]+(([.J23]+[.K23]/60)/60))" office:value-type="float" office:value="-41.2658333333333" calcext:value-type="float">
            <text:p>-41.2658333333333</text:p>
          </table:table-cell>
        </table:table-row>
        <table:table-row table:style-name="ro1">
          <table:table-cell office:value-type="string" calcext:value-type="string">
            <text:p>PG-2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1'23'' 12 0 25'47''</text:p>
          </table:table-cell>
          <table:table-cell table:formula="of:=MID([.C24];13;14)" office:value-type="string" office:string-value=" 12 0 25'47''" calcext:value-type="string">
            <text:p><text:s/>12 0 25'47''</text:p>
          </table:table-cell>
          <table:table-cell table:formula="of:=MID([.C24];1;10)" office:value-type="string" office:string-value="41 0 21'23" calcext:value-type="string">
            <text:p>41 0 21'23</text:p>
          </table:table-cell>
          <table:table-cell table:formula="of:=MID([.D24];1;3)" office:value-type="string" office:string-value=" 12" calcext:value-type="string">
            <text:p><text:s/>12</text:p>
          </table:table-cell>
          <table:table-cell table:formula="of:=MID([.D24];6;3)" office:value-type="string" office:string-value=" 25" calcext:value-type="string">
            <text:p><text:s/>25</text:p>
          </table:table-cell>
          <table:table-cell table:formula="of:=MID([.D24];10;2)" office:value-type="string" office:string-value="47" calcext:value-type="string">
            <text:p>47</text:p>
          </table:table-cell>
          <table:table-cell table:formula="of:=MID([.E24];1;2)" office:value-type="string" office:string-value="41" calcext:value-type="string">
            <text:p>41</text:p>
          </table:table-cell>
          <table:table-cell table:formula="of:=MID([.E24];6;2)" office:value-type="string" office:string-value="21" calcext:value-type="string">
            <text:p>21</text:p>
          </table:table-cell>
          <table:table-cell table:formula="of:=MID([.E24];9;2)" office:value-type="string" office:string-value="23" calcext:value-type="string">
            <text:p>23</text:p>
          </table:table-cell>
          <table:table-cell table:formula="of:=-([.F24]+(([.G24]+[.H24]/60)/60))" office:value-type="float" office:value="-12.4297222222222" calcext:value-type="float">
            <text:p>-12.4297222222222</text:p>
          </table:table-cell>
          <table:table-cell table:formula="of:=-([.I24]+(([.J24]+[.K24]/60)/60))" office:value-type="float" office:value="-41.3563888888889" calcext:value-type="float">
            <text:p>-41.3563888888889</text:p>
          </table:table-cell>
        </table:table-row>
        <table:table-row table:style-name="ro1">
          <table:table-cell office:value-type="string" calcext:value-type="string">
            <text:p>PG-2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6'10'' 12 0 10'03'</text:p>
          </table:table-cell>
          <table:table-cell table:formula="of:=MID([.C25];13;14)" office:value-type="string" office:string-value=" 12 0 10'03'" calcext:value-type="string">
            <text:p><text:s/>12 0 10'03'</text:p>
          </table:table-cell>
          <table:table-cell table:formula="of:=MID([.C25];1;10)" office:value-type="string" office:string-value="41 0 16'10" calcext:value-type="string">
            <text:p>41 0 16'10</text:p>
          </table:table-cell>
          <table:table-cell table:formula="of:=MID([.D25];1;3)" office:value-type="string" office:string-value=" 12" calcext:value-type="string">
            <text:p><text:s/>12</text:p>
          </table:table-cell>
          <table:table-cell table:formula="of:=MID([.D25];6;3)" office:value-type="string" office:string-value=" 10" calcext:value-type="string">
            <text:p><text:s/>10</text:p>
          </table:table-cell>
          <table:table-cell table:formula="of:=MID([.D25];10;2)" office:value-type="string" office:string-value="03" calcext:value-type="string">
            <text:p>03</text:p>
          </table:table-cell>
          <table:table-cell table:formula="of:=MID([.E25];1;2)" office:value-type="string" office:string-value="41" calcext:value-type="string">
            <text:p>41</text:p>
          </table:table-cell>
          <table:table-cell table:formula="of:=MID([.E25];6;2)" office:value-type="string" office:string-value="16" calcext:value-type="string">
            <text:p>16</text:p>
          </table:table-cell>
          <table:table-cell table:formula="of:=MID([.E25];9;2)" office:value-type="string" office:string-value="10" calcext:value-type="string">
            <text:p>10</text:p>
          </table:table-cell>
          <table:table-cell table:formula="of:=-([.F25]+(([.G25]+[.H25]/60)/60))" office:value-type="float" office:value="-12.1675" calcext:value-type="float">
            <text:p>-12.1675</text:p>
          </table:table-cell>
          <table:table-cell table:formula="of:=-([.I25]+(([.J25]+[.K25]/60)/60))" office:value-type="float" office:value="-41.2694444444445" calcext:value-type="float">
            <text:p>-41.2694444444445</text:p>
          </table:table-cell>
        </table:table-row>
        <table:table-row table:style-name="ro1">
          <table:table-cell office:value-type="string" calcext:value-type="string">
            <text:p>PG-2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3'02'' 12 0 17'18''</text:p>
          </table:table-cell>
          <table:table-cell table:formula="of:=MID([.C26];13;14)" office:value-type="string" office:string-value=" 12 0 17'18''" calcext:value-type="string">
            <text:p><text:s/>12 0 17'18''</text:p>
          </table:table-cell>
          <table:table-cell table:formula="of:=MID([.C26];1;10)" office:value-type="string" office:string-value="41 0 03'02" calcext:value-type="string">
            <text:p>41 0 03'02</text:p>
          </table:table-cell>
          <table:table-cell table:formula="of:=MID([.D26];1;3)" office:value-type="string" office:string-value=" 12" calcext:value-type="string">
            <text:p><text:s/>12</text:p>
          </table:table-cell>
          <table:table-cell table:formula="of:=MID([.D26];6;3)" office:value-type="string" office:string-value=" 17" calcext:value-type="string">
            <text:p><text:s/>17</text:p>
          </table:table-cell>
          <table:table-cell table:formula="of:=MID([.D26];10;2)" office:value-type="string" office:string-value="18" calcext:value-type="string">
            <text:p>18</text:p>
          </table:table-cell>
          <table:table-cell table:formula="of:=MID([.E26];1;2)" office:value-type="string" office:string-value="41" calcext:value-type="string">
            <text:p>41</text:p>
          </table:table-cell>
          <table:table-cell table:formula="of:=MID([.E26];6;2)" office:value-type="string" office:string-value="03" calcext:value-type="string">
            <text:p>03</text:p>
          </table:table-cell>
          <table:table-cell table:formula="of:=MID([.E26];9;2)" office:value-type="string" office:string-value="02" calcext:value-type="string">
            <text:p>02</text:p>
          </table:table-cell>
          <table:table-cell table:formula="of:=-([.F26]+(([.G26]+[.H26]/60)/60))" office:value-type="float" office:value="-12.2883333333333" calcext:value-type="float">
            <text:p>-12.2883333333333</text:p>
          </table:table-cell>
          <table:table-cell table:formula="of:=-([.I26]+(([.J26]+[.K26]/60)/60))" office:value-type="float" office:value="-41.0505555555556" calcext:value-type="float">
            <text:p>-41.0505555555556</text:p>
          </table:table-cell>
        </table:table-row>
        <table:table-row table:style-name="ro1">
          <table:table-cell office:value-type="string" calcext:value-type="string">
            <text:p>PG-2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0'29'' 12 0 17'26''</text:p>
          </table:table-cell>
          <table:table-cell table:formula="of:=MID([.C27];13;14)" office:value-type="string" office:string-value=" 12 0 17'26''" calcext:value-type="string">
            <text:p><text:s/>12 0 17'26''</text:p>
          </table:table-cell>
          <table:table-cell table:formula="of:=MID([.C27];1;10)" office:value-type="string" office:string-value="40 0 30'29" calcext:value-type="string">
            <text:p>40 0 30'29</text:p>
          </table:table-cell>
          <table:table-cell table:formula="of:=MID([.D27];1;3)" office:value-type="string" office:string-value=" 12" calcext:value-type="string">
            <text:p><text:s/>12</text:p>
          </table:table-cell>
          <table:table-cell table:formula="of:=MID([.D27];6;3)" office:value-type="string" office:string-value=" 17" calcext:value-type="string">
            <text:p><text:s/>17</text:p>
          </table:table-cell>
          <table:table-cell table:formula="of:=MID([.D27];10;2)" office:value-type="string" office:string-value="26" calcext:value-type="string">
            <text:p>26</text:p>
          </table:table-cell>
          <table:table-cell table:formula="of:=MID([.E27];1;2)" office:value-type="string" office:string-value="40" calcext:value-type="string">
            <text:p>40</text:p>
          </table:table-cell>
          <table:table-cell table:formula="of:=MID([.E27];6;2)" office:value-type="string" office:string-value="30" calcext:value-type="string">
            <text:p>30</text:p>
          </table:table-cell>
          <table:table-cell table:formula="of:=MID([.E27];9;2)" office:value-type="string" office:string-value="29" calcext:value-type="string">
            <text:p>29</text:p>
          </table:table-cell>
          <table:table-cell table:formula="of:=-([.F27]+(([.G27]+[.H27]/60)/60))" office:value-type="float" office:value="-12.2905555555556" calcext:value-type="float">
            <text:p>-12.2905555555556</text:p>
          </table:table-cell>
          <table:table-cell table:formula="of:=-([.I27]+(([.J27]+[.K27]/60)/60))" office:value-type="float" office:value="-40.5080555555556" calcext:value-type="float">
            <text:p>-40.5080555555556</text:p>
          </table:table-cell>
        </table:table-row>
        <table:table-row table:style-name="ro1">
          <table:table-cell office:value-type="string" calcext:value-type="string">
            <text:p>PG-2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9'10'' 12 0 01'58''</text:p>
          </table:table-cell>
          <table:table-cell table:formula="of:=MID([.C28];13;14)" office:value-type="string" office:string-value=" 12 0 01'58''" calcext:value-type="string">
            <text:p><text:s/>12 0 01'58''</text:p>
          </table:table-cell>
          <table:table-cell table:formula="of:=MID([.C28];1;10)" office:value-type="string" office:string-value="40 0 29'10" calcext:value-type="string">
            <text:p>40 0 29'10</text:p>
          </table:table-cell>
          <table:table-cell table:formula="of:=MID([.D28];1;3)" office:value-type="string" office:string-value=" 12" calcext:value-type="string">
            <text:p><text:s/>12</text:p>
          </table:table-cell>
          <table:table-cell table:formula="of:=MID([.D28];6;3)" office:value-type="string" office:string-value=" 01" calcext:value-type="string">
            <text:p><text:s/>01</text:p>
          </table:table-cell>
          <table:table-cell table:formula="of:=MID([.D28];10;2)" office:value-type="string" office:string-value="58" calcext:value-type="string">
            <text:p>58</text:p>
          </table:table-cell>
          <table:table-cell table:formula="of:=MID([.E28];1;2)" office:value-type="string" office:string-value="40" calcext:value-type="string">
            <text:p>40</text:p>
          </table:table-cell>
          <table:table-cell table:formula="of:=MID([.E28];6;2)" office:value-type="string" office:string-value="29" calcext:value-type="string">
            <text:p>29</text:p>
          </table:table-cell>
          <table:table-cell table:formula="of:=MID([.E28];9;2)" office:value-type="string" office:string-value="10" calcext:value-type="string">
            <text:p>10</text:p>
          </table:table-cell>
          <table:table-cell table:formula="of:=-([.F28]+(([.G28]+[.H28]/60)/60))" office:value-type="float" office:value="-12.0327777777778" calcext:value-type="float">
            <text:p>-12.0327777777778</text:p>
          </table:table-cell>
          <table:table-cell table:formula="of:=-([.I28]+(([.J28]+[.K28]/60)/60))" office:value-type="float" office:value="-40.4861111111111" calcext:value-type="float">
            <text:p>-40.4861111111111</text:p>
          </table:table-cell>
        </table:table-row>
        <table:table-row table:style-name="ro1">
          <table:table-cell office:value-type="string" calcext:value-type="string">
            <text:p>PG-2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7'11'' 12 0 26'45''</text:p>
          </table:table-cell>
          <table:table-cell table:formula="of:=MID([.C29];13;14)" office:value-type="string" office:string-value=" 12 0 26'45''" calcext:value-type="string">
            <text:p><text:s/>12 0 26'45''</text:p>
          </table:table-cell>
          <table:table-cell table:formula="of:=MID([.C29];1;10)" office:value-type="string" office:string-value="40 0 37'11" calcext:value-type="string">
            <text:p>40 0 37'11</text:p>
          </table:table-cell>
          <table:table-cell table:formula="of:=MID([.D29];1;3)" office:value-type="string" office:string-value=" 12" calcext:value-type="string">
            <text:p><text:s/>12</text:p>
          </table:table-cell>
          <table:table-cell table:formula="of:=MID([.D29];6;3)" office:value-type="string" office:string-value=" 26" calcext:value-type="string">
            <text:p><text:s/>26</text:p>
          </table:table-cell>
          <table:table-cell table:formula="of:=MID([.D29];10;2)" office:value-type="string" office:string-value="45" calcext:value-type="string">
            <text:p>45</text:p>
          </table:table-cell>
          <table:table-cell table:formula="of:=MID([.E29];1;2)" office:value-type="string" office:string-value="40" calcext:value-type="string">
            <text:p>40</text:p>
          </table:table-cell>
          <table:table-cell table:formula="of:=MID([.E29];6;2)" office:value-type="string" office:string-value="37" calcext:value-type="string">
            <text:p>37</text:p>
          </table:table-cell>
          <table:table-cell table:formula="of:=MID([.E29];9;2)" office:value-type="string" office:string-value="11" calcext:value-type="string">
            <text:p>11</text:p>
          </table:table-cell>
          <table:table-cell table:formula="of:=-([.F29]+(([.G29]+[.H29]/60)/60))" office:value-type="float" office:value="-12.4458333333333" calcext:value-type="float">
            <text:p>-12.4458333333333</text:p>
          </table:table-cell>
          <table:table-cell table:formula="of:=-([.I29]+(([.J29]+[.K29]/60)/60))" office:value-type="float" office:value="-40.6197222222222" calcext:value-type="float">
            <text:p>-40.6197222222222</text:p>
          </table:table-cell>
        </table:table-row>
        <table:table-row table:style-name="ro1">
          <table:table-cell office:value-type="string" calcext:value-type="string">
            <text:p>PG-2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4'05'' 12 0 21'05'</text:p>
          </table:table-cell>
          <table:table-cell table:formula="of:=MID([.C30];13;14)" office:value-type="string" office:string-value=" 12 0 21'05'" calcext:value-type="string">
            <text:p><text:s/>12 0 21'05'</text:p>
          </table:table-cell>
          <table:table-cell table:formula="of:=MID([.C30];1;10)" office:value-type="string" office:string-value="40 0 54'05" calcext:value-type="string">
            <text:p>40 0 54'05</text:p>
          </table:table-cell>
          <table:table-cell table:formula="of:=MID([.D30];1;3)" office:value-type="string" office:string-value=" 12" calcext:value-type="string">
            <text:p><text:s/>12</text:p>
          </table:table-cell>
          <table:table-cell table:formula="of:=MID([.D30];6;3)" office:value-type="string" office:string-value=" 21" calcext:value-type="string">
            <text:p><text:s/>21</text:p>
          </table:table-cell>
          <table:table-cell table:formula="of:=MID([.D30];10;2)" office:value-type="string" office:string-value="05" calcext:value-type="string">
            <text:p>05</text:p>
          </table:table-cell>
          <table:table-cell table:formula="of:=MID([.E30];1;2)" office:value-type="string" office:string-value="40" calcext:value-type="string">
            <text:p>40</text:p>
          </table:table-cell>
          <table:table-cell table:formula="of:=MID([.E30];6;2)" office:value-type="string" office:string-value="54" calcext:value-type="string">
            <text:p>54</text:p>
          </table:table-cell>
          <table:table-cell table:formula="of:=MID([.E30];9;2)" office:value-type="string" office:string-value="05" calcext:value-type="string">
            <text:p>05</text:p>
          </table:table-cell>
          <table:table-cell table:formula="of:=-([.F30]+(([.G30]+[.H30]/60)/60))" office:value-type="float" office:value="-12.3513888888889" calcext:value-type="float">
            <text:p>-12.3513888888889</text:p>
          </table:table-cell>
          <table:table-cell table:formula="of:=-([.I30]+(([.J30]+[.K30]/60)/60))" office:value-type="float" office:value="-40.9013888888889" calcext:value-type="float">
            <text:p>-40.9013888888889</text:p>
          </table:table-cell>
        </table:table-row>
        <table:table-row table:style-name="ro1">
          <table:table-cell office:value-type="string" calcext:value-type="string">
            <text:p>PG-2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8'21'' 12 0 03'55''</text:p>
          </table:table-cell>
          <table:table-cell table:formula="of:=MID([.C31];13;14)" office:value-type="string" office:string-value=" 12 0 03'55''" calcext:value-type="string">
            <text:p><text:s/>12 0 03'55''</text:p>
          </table:table-cell>
          <table:table-cell table:formula="of:=MID([.C31];1;10)" office:value-type="string" office:string-value="40 0 58'21" calcext:value-type="string">
            <text:p>40 0 58'21</text:p>
          </table:table-cell>
          <table:table-cell table:formula="of:=MID([.D31];1;3)" office:value-type="string" office:string-value=" 12" calcext:value-type="string">
            <text:p><text:s/>12</text:p>
          </table:table-cell>
          <table:table-cell table:formula="of:=MID([.D31];6;3)" office:value-type="string" office:string-value=" 03" calcext:value-type="string">
            <text:p><text:s/>03</text:p>
          </table:table-cell>
          <table:table-cell table:formula="of:=MID([.D31];10;2)" office:value-type="string" office:string-value="55" calcext:value-type="string">
            <text:p>55</text:p>
          </table:table-cell>
          <table:table-cell table:formula="of:=MID([.E31];1;2)" office:value-type="string" office:string-value="40" calcext:value-type="string">
            <text:p>40</text:p>
          </table:table-cell>
          <table:table-cell table:formula="of:=MID([.E31];6;2)" office:value-type="string" office:string-value="58" calcext:value-type="string">
            <text:p>58</text:p>
          </table:table-cell>
          <table:table-cell table:formula="of:=MID([.E31];9;2)" office:value-type="string" office:string-value="21" calcext:value-type="string">
            <text:p>21</text:p>
          </table:table-cell>
          <table:table-cell table:formula="of:=-([.F31]+(([.G31]+[.H31]/60)/60))" office:value-type="float" office:value="-12.0652777777778" calcext:value-type="float">
            <text:p>-12.0652777777778</text:p>
          </table:table-cell>
          <table:table-cell table:formula="of:=-([.I31]+(([.J31]+[.K31]/60)/60))" office:value-type="float" office:value="-40.9725" calcext:value-type="float">
            <text:p>-40.9725</text:p>
          </table:table-cell>
        </table:table-row>
        <table:table-row table:style-name="ro1">
          <table:table-cell office:value-type="string" calcext:value-type="string">
            <text:p>PG-3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8'26'' 12 0 02'42''</text:p>
          </table:table-cell>
          <table:table-cell table:formula="of:=MID([.C32];13;14)" office:value-type="string" office:string-value=" 12 0 02'42''" calcext:value-type="string">
            <text:p><text:s/>12 0 02'42''</text:p>
          </table:table-cell>
          <table:table-cell table:formula="of:=MID([.C32];1;10)" office:value-type="string" office:string-value="40 0 48'26" calcext:value-type="string">
            <text:p>40 0 48'26</text:p>
          </table:table-cell>
          <table:table-cell table:formula="of:=MID([.D32];1;3)" office:value-type="string" office:string-value=" 12" calcext:value-type="string">
            <text:p><text:s/>12</text:p>
          </table:table-cell>
          <table:table-cell table:formula="of:=MID([.D32];6;3)" office:value-type="string" office:string-value=" 02" calcext:value-type="string">
            <text:p><text:s/>02</text:p>
          </table:table-cell>
          <table:table-cell table:formula="of:=MID([.D32];10;2)" office:value-type="string" office:string-value="42" calcext:value-type="string">
            <text:p>42</text:p>
          </table:table-cell>
          <table:table-cell table:formula="of:=MID([.E32];1;2)" office:value-type="string" office:string-value="40" calcext:value-type="string">
            <text:p>40</text:p>
          </table:table-cell>
          <table:table-cell table:formula="of:=MID([.E32];6;2)" office:value-type="string" office:string-value="48" calcext:value-type="string">
            <text:p>48</text:p>
          </table:table-cell>
          <table:table-cell table:formula="of:=MID([.E32];9;2)" office:value-type="string" office:string-value="26" calcext:value-type="string">
            <text:p>26</text:p>
          </table:table-cell>
          <table:table-cell table:formula="of:=-([.F32]+(([.G32]+[.H32]/60)/60))" office:value-type="float" office:value="-12.045" calcext:value-type="float">
            <text:p>-12.045</text:p>
          </table:table-cell>
          <table:table-cell table:formula="of:=-([.I32]+(([.J32]+[.K32]/60)/60))" office:value-type="float" office:value="-40.8072222222222" calcext:value-type="float">
            <text:p>-40.8072222222222</text:p>
          </table:table-cell>
        </table:table-row>
        <table:table-row table:style-name="ro1">
          <table:table-cell office:value-type="string" calcext:value-type="string">
            <text:p>PG-3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6'56" <text:s/>12 0 13'31"</text:p>
          </table:table-cell>
          <table:table-cell table:formula="of:=MID([.C33];13;14)" office:value-type="string" office:string-value=" 12 0 13'31&quot;" calcext:value-type="string">
            <text:p><text:s/>12 0 13'31"</text:p>
          </table:table-cell>
          <table:table-cell table:formula="of:=MID([.C33];1;10)" office:value-type="string" office:string-value="40 0 46'56" calcext:value-type="string">
            <text:p>40 0 46'56</text:p>
          </table:table-cell>
          <table:table-cell table:formula="of:=MID([.D33];1;3)" office:value-type="string" office:string-value=" 12" calcext:value-type="string">
            <text:p><text:s/>12</text:p>
          </table:table-cell>
          <table:table-cell table:formula="of:=MID([.D33];6;3)" office:value-type="string" office:string-value=" 13" calcext:value-type="string">
            <text:p><text:s/>13</text:p>
          </table:table-cell>
          <table:table-cell table:formula="of:=MID([.D33];10;2)" office:value-type="string" office:string-value="31" calcext:value-type="string">
            <text:p>31</text:p>
          </table:table-cell>
          <table:table-cell table:formula="of:=MID([.E33];1;2)" office:value-type="string" office:string-value="40" calcext:value-type="string">
            <text:p>40</text:p>
          </table:table-cell>
          <table:table-cell table:formula="of:=MID([.E33];6;2)" office:value-type="string" office:string-value="46" calcext:value-type="string">
            <text:p>46</text:p>
          </table:table-cell>
          <table:table-cell table:formula="of:=MID([.E33];9;2)" office:value-type="string" office:string-value="56" calcext:value-type="string">
            <text:p>56</text:p>
          </table:table-cell>
          <table:table-cell table:formula="of:=-([.F33]+(([.G33]+[.H33]/60)/60))" office:value-type="float" office:value="-12.2252777777778" calcext:value-type="float">
            <text:p>-12.2252777777778</text:p>
          </table:table-cell>
          <table:table-cell table:formula="of:=-([.I33]+(([.J33]+[.K33]/60)/60))" office:value-type="float" office:value="-40.7822222222222" calcext:value-type="float">
            <text:p>-40.7822222222222</text:p>
          </table:table-cell>
        </table:table-row>
        <table:table-row table:style-name="ro1">
          <table:table-cell office:value-type="string" calcext:value-type="string">
            <text:p>PG-3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4'36" <text:s/>12 0 43'26"</text:p>
          </table:table-cell>
          <table:table-cell table:formula="of:=MID([.C34];13;14)" office:value-type="string" office:string-value=" 12 0 43'26&quot;" calcext:value-type="string">
            <text:p><text:s/>12 0 43'26"</text:p>
          </table:table-cell>
          <table:table-cell table:formula="of:=MID([.C34];1;10)" office:value-type="string" office:string-value="40 0 34'36" calcext:value-type="string">
            <text:p>40 0 34'36</text:p>
          </table:table-cell>
          <table:table-cell table:formula="of:=MID([.D34];1;3)" office:value-type="string" office:string-value=" 12" calcext:value-type="string">
            <text:p><text:s/>12</text:p>
          </table:table-cell>
          <table:table-cell table:formula="of:=MID([.D34];6;3)" office:value-type="string" office:string-value=" 43" calcext:value-type="string">
            <text:p><text:s/>43</text:p>
          </table:table-cell>
          <table:table-cell table:formula="of:=MID([.D34];10;2)" office:value-type="string" office:string-value="26" calcext:value-type="string">
            <text:p>26</text:p>
          </table:table-cell>
          <table:table-cell table:formula="of:=MID([.E34];1;2)" office:value-type="string" office:string-value="40" calcext:value-type="string">
            <text:p>40</text:p>
          </table:table-cell>
          <table:table-cell table:formula="of:=MID([.E34];6;2)" office:value-type="string" office:string-value="34" calcext:value-type="string">
            <text:p>34</text:p>
          </table:table-cell>
          <table:table-cell table:formula="of:=MID([.E34];9;2)" office:value-type="string" office:string-value="36" calcext:value-type="string">
            <text:p>36</text:p>
          </table:table-cell>
          <table:table-cell table:formula="of:=-([.F34]+(([.G34]+[.H34]/60)/60))" office:value-type="float" office:value="-12.7238888888889" calcext:value-type="float">
            <text:p>-12.7238888888889</text:p>
          </table:table-cell>
          <table:table-cell table:formula="of:=-([.I34]+(([.J34]+[.K34]/60)/60))" office:value-type="float" office:value="-40.5766666666667" calcext:value-type="float">
            <text:p>-40.5766666666667</text:p>
          </table:table-cell>
        </table:table-row>
        <table:table-row table:style-name="ro1">
          <table:table-cell office:value-type="string" calcext:value-type="string">
            <text:p>PG-3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1'56'' 12 0 54'44''</text:p>
          </table:table-cell>
          <table:table-cell table:formula="of:=MID([.C35];13;14)" office:value-type="string" office:string-value=" 12 0 54'44''" calcext:value-type="string">
            <text:p><text:s/>12 0 54'44''</text:p>
          </table:table-cell>
          <table:table-cell table:formula="of:=MID([.C35];1;10)" office:value-type="string" office:string-value="40 0 41'56" calcext:value-type="string">
            <text:p>40 0 41'56</text:p>
          </table:table-cell>
          <table:table-cell table:formula="of:=MID([.D35];1;3)" office:value-type="string" office:string-value=" 12" calcext:value-type="string">
            <text:p><text:s/>12</text:p>
          </table:table-cell>
          <table:table-cell table:formula="of:=MID([.D35];6;3)" office:value-type="string" office:string-value=" 54" calcext:value-type="string">
            <text:p><text:s/>54</text:p>
          </table:table-cell>
          <table:table-cell table:formula="of:=MID([.D35];10;2)" office:value-type="string" office:string-value="44" calcext:value-type="string">
            <text:p>44</text:p>
          </table:table-cell>
          <table:table-cell table:formula="of:=MID([.E35];1;2)" office:value-type="string" office:string-value="40" calcext:value-type="string">
            <text:p>40</text:p>
          </table:table-cell>
          <table:table-cell table:formula="of:=MID([.E35];6;2)" office:value-type="string" office:string-value="41" calcext:value-type="string">
            <text:p>41</text:p>
          </table:table-cell>
          <table:table-cell table:formula="of:=MID([.E35];9;2)" office:value-type="string" office:string-value="56" calcext:value-type="string">
            <text:p>56</text:p>
          </table:table-cell>
          <table:table-cell table:formula="of:=-([.F35]+(([.G35]+[.H35]/60)/60))" office:value-type="float" office:value="-12.9122222222222" calcext:value-type="float">
            <text:p>-12.9122222222222</text:p>
          </table:table-cell>
          <table:table-cell table:formula="of:=-([.I35]+(([.J35]+[.K35]/60)/60))" office:value-type="float" office:value="-40.6988888888889" calcext:value-type="float">
            <text:p>-40.6988888888889</text:p>
          </table:table-cell>
        </table:table-row>
        <table:table-row table:style-name="ro1">
          <table:table-cell office:value-type="string" calcext:value-type="string">
            <text:p>PG-3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3'13'' 12 0 19'28''</text:p>
          </table:table-cell>
          <table:table-cell table:formula="of:=MID([.C36];13;14)" office:value-type="string" office:string-value=" 12 0 19'28''" calcext:value-type="string">
            <text:p><text:s/>12 0 19'28''</text:p>
          </table:table-cell>
          <table:table-cell table:formula="of:=MID([.C36];1;10)" office:value-type="string" office:string-value="40 0 43'13" calcext:value-type="string">
            <text:p>40 0 43'13</text:p>
          </table:table-cell>
          <table:table-cell table:formula="of:=MID([.D36];1;3)" office:value-type="string" office:string-value=" 12" calcext:value-type="string">
            <text:p><text:s/>12</text:p>
          </table:table-cell>
          <table:table-cell table:formula="of:=MID([.D36];6;3)" office:value-type="string" office:string-value=" 19" calcext:value-type="string">
            <text:p><text:s/>19</text:p>
          </table:table-cell>
          <table:table-cell table:formula="of:=MID([.D36];10;2)" office:value-type="string" office:string-value="28" calcext:value-type="string">
            <text:p>28</text:p>
          </table:table-cell>
          <table:table-cell table:formula="of:=MID([.E36];1;2)" office:value-type="string" office:string-value="40" calcext:value-type="string">
            <text:p>40</text:p>
          </table:table-cell>
          <table:table-cell table:formula="of:=MID([.E36];6;2)" office:value-type="string" office:string-value="43" calcext:value-type="string">
            <text:p>43</text:p>
          </table:table-cell>
          <table:table-cell table:formula="of:=MID([.E36];9;2)" office:value-type="string" office:string-value="13" calcext:value-type="string">
            <text:p>13</text:p>
          </table:table-cell>
          <table:table-cell table:formula="of:=-([.F36]+(([.G36]+[.H36]/60)/60))" office:value-type="float" office:value="-12.3244444444444" calcext:value-type="float">
            <text:p>-12.3244444444444</text:p>
          </table:table-cell>
          <table:table-cell table:formula="of:=-([.I36]+(([.J36]+[.K36]/60)/60))" office:value-type="float" office:value="-40.7202777777778" calcext:value-type="float">
            <text:p>-40.7202777777778</text:p>
          </table:table-cell>
        </table:table-row>
        <table:table-row table:style-name="ro1">
          <table:table-cell office:value-type="string" calcext:value-type="string">
            <text:p>PG-3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5'57'' 12 0 38'48''</text:p>
          </table:table-cell>
          <table:table-cell table:formula="of:=MID([.C37];13;14)" office:value-type="string" office:string-value=" 12 0 38'48''" calcext:value-type="string">
            <text:p><text:s/>12 0 38'48''</text:p>
          </table:table-cell>
          <table:table-cell table:formula="of:=MID([.C37];1;10)" office:value-type="string" office:string-value="40 0 55'57" calcext:value-type="string">
            <text:p>40 0 55'57</text:p>
          </table:table-cell>
          <table:table-cell table:formula="of:=MID([.D37];1;3)" office:value-type="string" office:string-value=" 12" calcext:value-type="string">
            <text:p><text:s/>12</text:p>
          </table:table-cell>
          <table:table-cell table:formula="of:=MID([.D37];6;3)" office:value-type="string" office:string-value=" 38" calcext:value-type="string">
            <text:p><text:s/>38</text:p>
          </table:table-cell>
          <table:table-cell table:formula="of:=MID([.D37];10;2)" office:value-type="string" office:string-value="48" calcext:value-type="string">
            <text:p>48</text:p>
          </table:table-cell>
          <table:table-cell table:formula="of:=MID([.E37];1;2)" office:value-type="string" office:string-value="40" calcext:value-type="string">
            <text:p>40</text:p>
          </table:table-cell>
          <table:table-cell table:formula="of:=MID([.E37];6;2)" office:value-type="string" office:string-value="55" calcext:value-type="string">
            <text:p>55</text:p>
          </table:table-cell>
          <table:table-cell table:formula="of:=MID([.E37];9;2)" office:value-type="string" office:string-value="57" calcext:value-type="string">
            <text:p>57</text:p>
          </table:table-cell>
          <table:table-cell table:formula="of:=-([.F37]+(([.G37]+[.H37]/60)/60))" office:value-type="float" office:value="-12.6466666666667" calcext:value-type="float">
            <text:p>-12.6466666666667</text:p>
          </table:table-cell>
          <table:table-cell table:formula="of:=-([.I37]+(([.J37]+[.K37]/60)/60))" office:value-type="float" office:value="-40.9325" calcext:value-type="float">
            <text:p>-40.9325</text:p>
          </table:table-cell>
        </table:table-row>
        <table:table-row table:style-name="ro1">
          <table:table-cell office:value-type="string" calcext:value-type="string">
            <text:p>PG-3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4'28'' 12 0 49'59''</text:p>
          </table:table-cell>
          <table:table-cell table:formula="of:=MID([.C38];13;14)" office:value-type="string" office:string-value=" 12 0 49'59''" calcext:value-type="string">
            <text:p><text:s/>12 0 49'59''</text:p>
          </table:table-cell>
          <table:table-cell table:formula="of:=MID([.C38];1;10)" office:value-type="string" office:string-value="40 0 54'28" calcext:value-type="string">
            <text:p>40 0 54'28</text:p>
          </table:table-cell>
          <table:table-cell table:formula="of:=MID([.D38];1;3)" office:value-type="string" office:string-value=" 12" calcext:value-type="string">
            <text:p><text:s/>12</text:p>
          </table:table-cell>
          <table:table-cell table:formula="of:=MID([.D38];6;3)" office:value-type="string" office:string-value=" 49" calcext:value-type="string">
            <text:p><text:s/>49</text:p>
          </table:table-cell>
          <table:table-cell table:formula="of:=MID([.D38];10;2)" office:value-type="string" office:string-value="59" calcext:value-type="string">
            <text:p>59</text:p>
          </table:table-cell>
          <table:table-cell table:formula="of:=MID([.E38];1;2)" office:value-type="string" office:string-value="40" calcext:value-type="string">
            <text:p>40</text:p>
          </table:table-cell>
          <table:table-cell table:formula="of:=MID([.E38];6;2)" office:value-type="string" office:string-value="54" calcext:value-type="string">
            <text:p>54</text:p>
          </table:table-cell>
          <table:table-cell table:formula="of:=MID([.E38];9;2)" office:value-type="string" office:string-value="28" calcext:value-type="string">
            <text:p>28</text:p>
          </table:table-cell>
          <table:table-cell table:formula="of:=-([.F38]+(([.G38]+[.H38]/60)/60))" office:value-type="float" office:value="-12.8330555555556" calcext:value-type="float">
            <text:p>-12.8330555555556</text:p>
          </table:table-cell>
          <table:table-cell table:formula="of:=-([.I38]+(([.J38]+[.K38]/60)/60))" office:value-type="float" office:value="-40.9077777777778" calcext:value-type="float">
            <text:p>-40.9077777777778</text:p>
          </table:table-cell>
        </table:table-row>
        <table:table-row table:style-name="ro1">
          <table:table-cell office:value-type="string" calcext:value-type="string">
            <text:p>PG-3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7'36'' 12 0 59'17'</text:p>
          </table:table-cell>
          <table:table-cell table:formula="of:=MID([.C39];13;14)" office:value-type="string" office:string-value=" 12 0 59'17'" calcext:value-type="string">
            <text:p><text:s/>12 0 59'17'</text:p>
          </table:table-cell>
          <table:table-cell table:formula="of:=MID([.C39];1;10)" office:value-type="string" office:string-value="40 0 57'36" calcext:value-type="string">
            <text:p>40 0 57'36</text:p>
          </table:table-cell>
          <table:table-cell table:formula="of:=MID([.D39];1;3)" office:value-type="string" office:string-value=" 12" calcext:value-type="string">
            <text:p><text:s/>12</text:p>
          </table:table-cell>
          <table:table-cell table:formula="of:=MID([.D39];6;3)" office:value-type="string" office:string-value=" 59" calcext:value-type="string">
            <text:p><text:s/>59</text:p>
          </table:table-cell>
          <table:table-cell table:formula="of:=MID([.D39];10;2)" office:value-type="string" office:string-value="17" calcext:value-type="string">
            <text:p>17</text:p>
          </table:table-cell>
          <table:table-cell table:formula="of:=MID([.E39];1;2)" office:value-type="string" office:string-value="40" calcext:value-type="string">
            <text:p>40</text:p>
          </table:table-cell>
          <table:table-cell table:formula="of:=MID([.E39];6;2)" office:value-type="string" office:string-value="57" calcext:value-type="string">
            <text:p>57</text:p>
          </table:table-cell>
          <table:table-cell table:formula="of:=MID([.E39];9;2)" office:value-type="string" office:string-value="36" calcext:value-type="string">
            <text:p>36</text:p>
          </table:table-cell>
          <table:table-cell table:formula="of:=-([.F39]+(([.G39]+[.H39]/60)/60))" office:value-type="float" office:value="-12.9880555555556" calcext:value-type="float">
            <text:p>-12.9880555555556</text:p>
          </table:table-cell>
          <table:table-cell table:formula="of:=-([.I39]+(([.J39]+[.K39]/60)/60))" office:value-type="float" office:value="-40.96" calcext:value-type="float">
            <text:p>-40.96</text:p>
          </table:table-cell>
        </table:table-row>
        <table:table-row table:style-name="ro1">
          <table:table-cell office:value-type="string" calcext:value-type="string">
            <text:p>PG-3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3'51'' 12 0 56'13''</text:p>
          </table:table-cell>
          <table:table-cell table:formula="of:=MID([.C40];13;14)" office:value-type="string" office:string-value=" 12 0 56'13''" calcext:value-type="string">
            <text:p><text:s/>12 0 56'13''</text:p>
          </table:table-cell>
          <table:table-cell table:formula="of:=MID([.C40];1;10)" office:value-type="string" office:string-value="41 0 03'51" calcext:value-type="string">
            <text:p>41 0 03'51</text:p>
          </table:table-cell>
          <table:table-cell table:formula="of:=MID([.D40];1;3)" office:value-type="string" office:string-value=" 12" calcext:value-type="string">
            <text:p><text:s/>12</text:p>
          </table:table-cell>
          <table:table-cell table:formula="of:=MID([.D40];6;3)" office:value-type="string" office:string-value=" 56" calcext:value-type="string">
            <text:p><text:s/>56</text:p>
          </table:table-cell>
          <table:table-cell table:formula="of:=MID([.D40];10;2)" office:value-type="string" office:string-value="13" calcext:value-type="string">
            <text:p>13</text:p>
          </table:table-cell>
          <table:table-cell table:formula="of:=MID([.E40];1;2)" office:value-type="string" office:string-value="41" calcext:value-type="string">
            <text:p>41</text:p>
          </table:table-cell>
          <table:table-cell table:formula="of:=MID([.E40];6;2)" office:value-type="string" office:string-value="03" calcext:value-type="string">
            <text:p>03</text:p>
          </table:table-cell>
          <table:table-cell table:formula="of:=MID([.E40];9;2)" office:value-type="string" office:string-value="51" calcext:value-type="string">
            <text:p>51</text:p>
          </table:table-cell>
          <table:table-cell table:formula="of:=-([.F40]+(([.G40]+[.H40]/60)/60))" office:value-type="float" office:value="-12.9369444444444" calcext:value-type="float">
            <text:p>-12.9369444444444</text:p>
          </table:table-cell>
          <table:table-cell table:formula="of:=-([.I40]+(([.J40]+[.K40]/60)/60))" office:value-type="float" office:value="-41.0641666666667" calcext:value-type="float">
            <text:p>-41.0641666666667</text:p>
          </table:table-cell>
        </table:table-row>
        <table:table-row table:style-name="ro1">
          <table:table-cell office:value-type="string" calcext:value-type="string">
            <text:p>PG-3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2'31'' 12 0 44'28''</text:p>
          </table:table-cell>
          <table:table-cell table:formula="of:=MID([.C41];13;14)" office:value-type="string" office:string-value=" 12 0 44'28''" calcext:value-type="string">
            <text:p><text:s/>12 0 44'28''</text:p>
          </table:table-cell>
          <table:table-cell table:formula="of:=MID([.C41];1;10)" office:value-type="string" office:string-value="40 0 12'31" calcext:value-type="string">
            <text:p>40 0 12'31</text:p>
          </table:table-cell>
          <table:table-cell table:formula="of:=MID([.D41];1;3)" office:value-type="string" office:string-value=" 12" calcext:value-type="string">
            <text:p><text:s/>12</text:p>
          </table:table-cell>
          <table:table-cell table:formula="of:=MID([.D41];6;3)" office:value-type="string" office:string-value=" 44" calcext:value-type="string">
            <text:p><text:s/>44</text:p>
          </table:table-cell>
          <table:table-cell table:formula="of:=MID([.D41];10;2)" office:value-type="string" office:string-value="28" calcext:value-type="string">
            <text:p>28</text:p>
          </table:table-cell>
          <table:table-cell table:formula="of:=MID([.E41];1;2)" office:value-type="string" office:string-value="40" calcext:value-type="string">
            <text:p>40</text:p>
          </table:table-cell>
          <table:table-cell table:formula="of:=MID([.E41];6;2)" office:value-type="string" office:string-value="12" calcext:value-type="string">
            <text:p>12</text:p>
          </table:table-cell>
          <table:table-cell table:formula="of:=MID([.E41];9;2)" office:value-type="string" office:string-value="31" calcext:value-type="string">
            <text:p>31</text:p>
          </table:table-cell>
          <table:table-cell table:formula="of:=-([.F41]+(([.G41]+[.H41]/60)/60))" office:value-type="float" office:value="-12.7411111111111" calcext:value-type="float">
            <text:p>-12.7411111111111</text:p>
          </table:table-cell>
          <table:table-cell table:formula="of:=-([.I41]+(([.J41]+[.K41]/60)/60))" office:value-type="float" office:value="-40.2086111111111" calcext:value-type="float">
            <text:p>-40.2086111111111</text:p>
          </table:table-cell>
        </table:table-row>
        <table:table-row table:style-name="ro1">
          <table:table-cell office:value-type="string" calcext:value-type="string">
            <text:p>PG-4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8'37'' 12 0 57'50''</text:p>
          </table:table-cell>
          <table:table-cell table:formula="of:=MID([.C42];13;14)" office:value-type="string" office:string-value=" 12 0 57'50''" calcext:value-type="string">
            <text:p><text:s/>12 0 57'50''</text:p>
          </table:table-cell>
          <table:table-cell table:formula="of:=MID([.C42];1;10)" office:value-type="string" office:string-value="40 0 28'37" calcext:value-type="string">
            <text:p>40 0 28'37</text:p>
          </table:table-cell>
          <table:table-cell table:formula="of:=MID([.D42];1;3)" office:value-type="string" office:string-value=" 12" calcext:value-type="string">
            <text:p><text:s/>12</text:p>
          </table:table-cell>
          <table:table-cell table:formula="of:=MID([.D42];6;3)" office:value-type="string" office:string-value=" 57" calcext:value-type="string">
            <text:p><text:s/>57</text:p>
          </table:table-cell>
          <table:table-cell table:formula="of:=MID([.D42];10;2)" office:value-type="string" office:string-value="50" calcext:value-type="string">
            <text:p>50</text:p>
          </table:table-cell>
          <table:table-cell table:formula="of:=MID([.E42];1;2)" office:value-type="string" office:string-value="40" calcext:value-type="string">
            <text:p>40</text:p>
          </table:table-cell>
          <table:table-cell table:formula="of:=MID([.E42];6;2)" office:value-type="string" office:string-value="28" calcext:value-type="string">
            <text:p>28</text:p>
          </table:table-cell>
          <table:table-cell table:formula="of:=MID([.E42];9;2)" office:value-type="string" office:string-value="37" calcext:value-type="string">
            <text:p>37</text:p>
          </table:table-cell>
          <table:table-cell table:formula="of:=-([.F42]+(([.G42]+[.H42]/60)/60))" office:value-type="float" office:value="-12.9638888888889" calcext:value-type="float">
            <text:p>-12.9638888888889</text:p>
          </table:table-cell>
          <table:table-cell table:formula="of:=-([.I42]+(([.J42]+[.K42]/60)/60))" office:value-type="float" office:value="-40.4769444444444" calcext:value-type="float">
            <text:p>-40.4769444444444</text:p>
          </table:table-cell>
        </table:table-row>
        <table:table-row table:style-name="ro1">
          <table:table-cell office:value-type="string" calcext:value-type="string">
            <text:p>PG-4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8'59'' 12 0 31'45''</text:p>
          </table:table-cell>
          <table:table-cell table:formula="of:=MID([.C43];13;14)" office:value-type="string" office:string-value=" 12 0 31'45''" calcext:value-type="string">
            <text:p><text:s/>12 0 31'45''</text:p>
          </table:table-cell>
          <table:table-cell table:formula="of:=MID([.C43];1;10)" office:value-type="string" office:string-value="40 0 18'59" calcext:value-type="string">
            <text:p>40 0 18'59</text:p>
          </table:table-cell>
          <table:table-cell table:formula="of:=MID([.D43];1;3)" office:value-type="string" office:string-value=" 12" calcext:value-type="string">
            <text:p><text:s/>12</text:p>
          </table:table-cell>
          <table:table-cell table:formula="of:=MID([.D43];6;3)" office:value-type="string" office:string-value=" 31" calcext:value-type="string">
            <text:p><text:s/>31</text:p>
          </table:table-cell>
          <table:table-cell table:formula="of:=MID([.D43];10;2)" office:value-type="string" office:string-value="45" calcext:value-type="string">
            <text:p>45</text:p>
          </table:table-cell>
          <table:table-cell table:formula="of:=MID([.E43];1;2)" office:value-type="string" office:string-value="40" calcext:value-type="string">
            <text:p>40</text:p>
          </table:table-cell>
          <table:table-cell table:formula="of:=MID([.E43];6;2)" office:value-type="string" office:string-value="18" calcext:value-type="string">
            <text:p>18</text:p>
          </table:table-cell>
          <table:table-cell table:formula="of:=MID([.E43];9;2)" office:value-type="string" office:string-value="59" calcext:value-type="string">
            <text:p>59</text:p>
          </table:table-cell>
          <table:table-cell table:formula="of:=-([.F43]+(([.G43]+[.H43]/60)/60))" office:value-type="float" office:value="-12.5291666666667" calcext:value-type="float">
            <text:p>-12.5291666666667</text:p>
          </table:table-cell>
          <table:table-cell table:formula="of:=-([.I43]+(([.J43]+[.K43]/60)/60))" office:value-type="float" office:value="-40.3163888888889" calcext:value-type="float">
            <text:p>-40.3163888888889</text:p>
          </table:table-cell>
        </table:table-row>
        <table:table-row table:style-name="ro1">
          <table:table-cell office:value-type="string" calcext:value-type="string">
            <text:p>PG-4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04'49'' 12 0 31'53''</text:p>
          </table:table-cell>
          <table:table-cell table:formula="of:=MID([.C44];13;14)" office:value-type="string" office:string-value=" 12 0 31'53''" calcext:value-type="string">
            <text:p><text:s/>12 0 31'53''</text:p>
          </table:table-cell>
          <table:table-cell table:formula="of:=MID([.C44];1;10)" office:value-type="string" office:string-value="40 0 04'49" calcext:value-type="string">
            <text:p>40 0 04'49</text:p>
          </table:table-cell>
          <table:table-cell table:formula="of:=MID([.D44];1;3)" office:value-type="string" office:string-value=" 12" calcext:value-type="string">
            <text:p><text:s/>12</text:p>
          </table:table-cell>
          <table:table-cell table:formula="of:=MID([.D44];6;3)" office:value-type="string" office:string-value=" 31" calcext:value-type="string">
            <text:p><text:s/>31</text:p>
          </table:table-cell>
          <table:table-cell table:formula="of:=MID([.D44];10;2)" office:value-type="string" office:string-value="53" calcext:value-type="string">
            <text:p>53</text:p>
          </table:table-cell>
          <table:table-cell table:formula="of:=MID([.E44];1;2)" office:value-type="string" office:string-value="40" calcext:value-type="string">
            <text:p>40</text:p>
          </table:table-cell>
          <table:table-cell table:formula="of:=MID([.E44];6;2)" office:value-type="string" office:string-value="04" calcext:value-type="string">
            <text:p>04</text:p>
          </table:table-cell>
          <table:table-cell table:formula="of:=MID([.E44];9;2)" office:value-type="string" office:string-value="49" calcext:value-type="string">
            <text:p>49</text:p>
          </table:table-cell>
          <table:table-cell table:formula="of:=-([.F44]+(([.G44]+[.H44]/60)/60))" office:value-type="float" office:value="-12.5313888888889" calcext:value-type="float">
            <text:p>-12.5313888888889</text:p>
          </table:table-cell>
          <table:table-cell table:formula="of:=-([.I44]+(([.J44]+[.K44]/60)/60))" office:value-type="float" office:value="-40.0802777777778" calcext:value-type="float">
            <text:p>-40.0802777777778</text:p>
          </table:table-cell>
        </table:table-row>
        <table:table-row table:style-name="ro1">
          <table:table-cell office:value-type="string" calcext:value-type="string">
            <text:p>PG-4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5'03'' 12 0 49'11''</text:p>
          </table:table-cell>
          <table:table-cell table:formula="of:=MID([.C45];13;14)" office:value-type="string" office:string-value=" 12 0 49'11''" calcext:value-type="string">
            <text:p><text:s/>12 0 49'11''</text:p>
          </table:table-cell>
          <table:table-cell table:formula="of:=MID([.C45];1;10)" office:value-type="string" office:string-value="39 0 55'03" calcext:value-type="string">
            <text:p>39 0 55'03</text:p>
          </table:table-cell>
          <table:table-cell table:formula="of:=MID([.D45];1;3)" office:value-type="string" office:string-value=" 12" calcext:value-type="string">
            <text:p><text:s/>12</text:p>
          </table:table-cell>
          <table:table-cell table:formula="of:=MID([.D45];6;3)" office:value-type="string" office:string-value=" 49" calcext:value-type="string">
            <text:p><text:s/>49</text:p>
          </table:table-cell>
          <table:table-cell table:formula="of:=MID([.D45];10;2)" office:value-type="string" office:string-value="11" calcext:value-type="string">
            <text:p>11</text:p>
          </table:table-cell>
          <table:table-cell table:formula="of:=MID([.E45];1;2)" office:value-type="string" office:string-value="39" calcext:value-type="string">
            <text:p>39</text:p>
          </table:table-cell>
          <table:table-cell table:formula="of:=MID([.E45];6;2)" office:value-type="string" office:string-value="55" calcext:value-type="string">
            <text:p>55</text:p>
          </table:table-cell>
          <table:table-cell table:formula="of:=MID([.E45];9;2)" office:value-type="string" office:string-value="03" calcext:value-type="string">
            <text:p>03</text:p>
          </table:table-cell>
          <table:table-cell table:formula="of:=-([.F45]+(([.G45]+[.H45]/60)/60))" office:value-type="float" office:value="-12.8197222222222" calcext:value-type="float">
            <text:p>-12.8197222222222</text:p>
          </table:table-cell>
          <table:table-cell table:formula="of:=-([.I45]+(([.J45]+[.K45]/60)/60))" office:value-type="float" office:value="-39.9175" calcext:value-type="float">
            <text:p>-39.9175</text:p>
          </table:table-cell>
        </table:table-row>
        <table:table-row table:style-name="ro1">
          <table:table-cell office:value-type="string" calcext:value-type="string">
            <text:p>PG-4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1'14'' 12 0 35'16''</text:p>
          </table:table-cell>
          <table:table-cell table:formula="of:=MID([.C46];13;14)" office:value-type="string" office:string-value=" 12 0 35'16''" calcext:value-type="string">
            <text:p><text:s/>12 0 35'16''</text:p>
          </table:table-cell>
          <table:table-cell table:formula="of:=MID([.C46];1;10)" office:value-type="string" office:string-value="39 0 31'14" calcext:value-type="string">
            <text:p>39 0 31'14</text:p>
          </table:table-cell>
          <table:table-cell table:formula="of:=MID([.D46];1;3)" office:value-type="string" office:string-value=" 12" calcext:value-type="string">
            <text:p><text:s/>12</text:p>
          </table:table-cell>
          <table:table-cell table:formula="of:=MID([.D46];6;3)" office:value-type="string" office:string-value=" 35" calcext:value-type="string">
            <text:p><text:s/>35</text:p>
          </table:table-cell>
          <table:table-cell table:formula="of:=MID([.D46];10;2)" office:value-type="string" office:string-value="16" calcext:value-type="string">
            <text:p>16</text:p>
          </table:table-cell>
          <table:table-cell table:formula="of:=MID([.E46];1;2)" office:value-type="string" office:string-value="39" calcext:value-type="string">
            <text:p>39</text:p>
          </table:table-cell>
          <table:table-cell table:formula="of:=MID([.E46];6;2)" office:value-type="string" office:string-value="31" calcext:value-type="string">
            <text:p>31</text:p>
          </table:table-cell>
          <table:table-cell table:formula="of:=MID([.E46];9;2)" office:value-type="string" office:string-value="14" calcext:value-type="string">
            <text:p>14</text:p>
          </table:table-cell>
          <table:table-cell table:formula="of:=-([.F46]+(([.G46]+[.H46]/60)/60))" office:value-type="float" office:value="-12.5877777777778" calcext:value-type="float">
            <text:p>-12.5877777777778</text:p>
          </table:table-cell>
          <table:table-cell table:formula="of:=-([.I46]+(([.J46]+[.K46]/60)/60))" office:value-type="float" office:value="-39.5205555555556" calcext:value-type="float">
            <text:p>-39.5205555555556</text:p>
          </table:table-cell>
        </table:table-row>
        <table:table-row table:style-name="ro1">
          <table:table-cell office:value-type="string" calcext:value-type="string">
            <text:p>PG-4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1'42'' 12 0 19'11''</text:p>
          </table:table-cell>
          <table:table-cell table:formula="of:=MID([.C47];13;14)" office:value-type="string" office:string-value=" 12 0 19'11''" calcext:value-type="string">
            <text:p><text:s/>12 0 19'11''</text:p>
          </table:table-cell>
          <table:table-cell table:formula="of:=MID([.C47];1;10)" office:value-type="string" office:string-value="39 0 41'42" calcext:value-type="string">
            <text:p>39 0 41'42</text:p>
          </table:table-cell>
          <table:table-cell table:formula="of:=MID([.D47];1;3)" office:value-type="string" office:string-value=" 12" calcext:value-type="string">
            <text:p><text:s/>12</text:p>
          </table:table-cell>
          <table:table-cell table:formula="of:=MID([.D47];6;3)" office:value-type="string" office:string-value=" 19" calcext:value-type="string">
            <text:p><text:s/>19</text:p>
          </table:table-cell>
          <table:table-cell table:formula="of:=MID([.D47];10;2)" office:value-type="string" office:string-value="11" calcext:value-type="string">
            <text:p>11</text:p>
          </table:table-cell>
          <table:table-cell table:formula="of:=MID([.E47];1;2)" office:value-type="string" office:string-value="39" calcext:value-type="string">
            <text:p>39</text:p>
          </table:table-cell>
          <table:table-cell table:formula="of:=MID([.E47];6;2)" office:value-type="string" office:string-value="41" calcext:value-type="string">
            <text:p>41</text:p>
          </table:table-cell>
          <table:table-cell table:formula="of:=MID([.E47];9;2)" office:value-type="string" office:string-value="42" calcext:value-type="string">
            <text:p>42</text:p>
          </table:table-cell>
          <table:table-cell table:formula="of:=-([.F47]+(([.G47]+[.H47]/60)/60))" office:value-type="float" office:value="-12.3197222222222" calcext:value-type="float">
            <text:p>-12.3197222222222</text:p>
          </table:table-cell>
          <table:table-cell table:formula="of:=-([.I47]+(([.J47]+[.K47]/60)/60))" office:value-type="float" office:value="-39.695" calcext:value-type="float">
            <text:p>-39.695</text:p>
          </table:table-cell>
        </table:table-row>
        <table:table-row table:style-name="ro1">
          <table:table-cell office:value-type="string" calcext:value-type="string">
            <text:p>PG-4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02'29'' 12 0 21'21''</text:p>
          </table:table-cell>
          <table:table-cell table:formula="of:=MID([.C48];13;14)" office:value-type="string" office:string-value=" 12 0 21'21''" calcext:value-type="string">
            <text:p><text:s/>12 0 21'21''</text:p>
          </table:table-cell>
          <table:table-cell table:formula="of:=MID([.C48];1;10)" office:value-type="string" office:string-value="40 0 02'29" calcext:value-type="string">
            <text:p>40 0 02'29</text:p>
          </table:table-cell>
          <table:table-cell table:formula="of:=MID([.D48];1;3)" office:value-type="string" office:string-value=" 12" calcext:value-type="string">
            <text:p><text:s/>12</text:p>
          </table:table-cell>
          <table:table-cell table:formula="of:=MID([.D48];6;3)" office:value-type="string" office:string-value=" 21" calcext:value-type="string">
            <text:p><text:s/>21</text:p>
          </table:table-cell>
          <table:table-cell table:formula="of:=MID([.D48];10;2)" office:value-type="string" office:string-value="21" calcext:value-type="string">
            <text:p>21</text:p>
          </table:table-cell>
          <table:table-cell table:formula="of:=MID([.E48];1;2)" office:value-type="string" office:string-value="40" calcext:value-type="string">
            <text:p>40</text:p>
          </table:table-cell>
          <table:table-cell table:formula="of:=MID([.E48];6;2)" office:value-type="string" office:string-value="02" calcext:value-type="string">
            <text:p>02</text:p>
          </table:table-cell>
          <table:table-cell table:formula="of:=MID([.E48];9;2)" office:value-type="string" office:string-value="29" calcext:value-type="string">
            <text:p>29</text:p>
          </table:table-cell>
          <table:table-cell table:formula="of:=-([.F48]+(([.G48]+[.H48]/60)/60))" office:value-type="float" office:value="-12.3558333333333" calcext:value-type="float">
            <text:p>-12.3558333333333</text:p>
          </table:table-cell>
          <table:table-cell table:formula="of:=-([.I48]+(([.J48]+[.K48]/60)/60))" office:value-type="float" office:value="-40.0413888888889" calcext:value-type="float">
            <text:p>-40.0413888888889</text:p>
          </table:table-cell>
        </table:table-row>
        <table:table-row table:style-name="ro1">
          <table:table-cell office:value-type="string" calcext:value-type="string">
            <text:p>PG-4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0'47'' 12 0 16'05''</text:p>
          </table:table-cell>
          <table:table-cell table:formula="of:=MID([.C49];13;14)" office:value-type="string" office:string-value=" 12 0 16'05''" calcext:value-type="string">
            <text:p><text:s/>12 0 16'05''</text:p>
          </table:table-cell>
          <table:table-cell table:formula="of:=MID([.C49];1;10)" office:value-type="string" office:string-value="39 0 50'47" calcext:value-type="string">
            <text:p>39 0 50'47</text:p>
          </table:table-cell>
          <table:table-cell table:formula="of:=MID([.D49];1;3)" office:value-type="string" office:string-value=" 12" calcext:value-type="string">
            <text:p><text:s/>12</text:p>
          </table:table-cell>
          <table:table-cell table:formula="of:=MID([.D49];6;3)" office:value-type="string" office:string-value=" 16" calcext:value-type="string">
            <text:p><text:s/>16</text:p>
          </table:table-cell>
          <table:table-cell table:formula="of:=MID([.D49];10;2)" office:value-type="string" office:string-value="05" calcext:value-type="string">
            <text:p>05</text:p>
          </table:table-cell>
          <table:table-cell table:formula="of:=MID([.E49];1;2)" office:value-type="string" office:string-value="39" calcext:value-type="string">
            <text:p>39</text:p>
          </table:table-cell>
          <table:table-cell table:formula="of:=MID([.E49];6;2)" office:value-type="string" office:string-value="50" calcext:value-type="string">
            <text:p>50</text:p>
          </table:table-cell>
          <table:table-cell table:formula="of:=MID([.E49];9;2)" office:value-type="string" office:string-value="47" calcext:value-type="string">
            <text:p>47</text:p>
          </table:table-cell>
          <table:table-cell table:formula="of:=-([.F49]+(([.G49]+[.H49]/60)/60))" office:value-type="float" office:value="-12.2680555555556" calcext:value-type="float">
            <text:p>-12.2680555555556</text:p>
          </table:table-cell>
          <table:table-cell table:formula="of:=-([.I49]+(([.J49]+[.K49]/60)/60))" office:value-type="float" office:value="-39.8463888888889" calcext:value-type="float">
            <text:p>-39.8463888888889</text:p>
          </table:table-cell>
        </table:table-row>
        <table:table-row table:style-name="ro1">
          <table:table-cell office:value-type="string" calcext:value-type="string">
            <text:p>PG-4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0'52'' 12 0 06'21''</text:p>
          </table:table-cell>
          <table:table-cell table:formula="of:=MID([.C50];13;14)" office:value-type="string" office:string-value=" 12 0 06'21''" calcext:value-type="string">
            <text:p><text:s/>12 0 06'21''</text:p>
          </table:table-cell>
          <table:table-cell table:formula="of:=MID([.C50];1;10)" office:value-type="string" office:string-value="39 0 50'52" calcext:value-type="string">
            <text:p>39 0 50'52</text:p>
          </table:table-cell>
          <table:table-cell table:formula="of:=MID([.D50];1;3)" office:value-type="string" office:string-value=" 12" calcext:value-type="string">
            <text:p><text:s/>12</text:p>
          </table:table-cell>
          <table:table-cell table:formula="of:=MID([.D50];6;3)" office:value-type="string" office:string-value=" 06" calcext:value-type="string">
            <text:p><text:s/>06</text:p>
          </table:table-cell>
          <table:table-cell table:formula="of:=MID([.D50];10;2)" office:value-type="string" office:string-value="21" calcext:value-type="string">
            <text:p>21</text:p>
          </table:table-cell>
          <table:table-cell table:formula="of:=MID([.E50];1;2)" office:value-type="string" office:string-value="39" calcext:value-type="string">
            <text:p>39</text:p>
          </table:table-cell>
          <table:table-cell table:formula="of:=MID([.E50];6;2)" office:value-type="string" office:string-value="50" calcext:value-type="string">
            <text:p>50</text:p>
          </table:table-cell>
          <table:table-cell table:formula="of:=MID([.E50];9;2)" office:value-type="string" office:string-value="52" calcext:value-type="string">
            <text:p>52</text:p>
          </table:table-cell>
          <table:table-cell table:formula="of:=-([.F50]+(([.G50]+[.H50]/60)/60))" office:value-type="float" office:value="-12.1058333333333" calcext:value-type="float">
            <text:p>-12.1058333333333</text:p>
          </table:table-cell>
          <table:table-cell table:formula="of:=-([.I50]+(([.J50]+[.K50]/60)/60))" office:value-type="float" office:value="-39.8477777777778" calcext:value-type="float">
            <text:p>-39.8477777777778</text:p>
          </table:table-cell>
        </table:table-row>
        <table:table-row table:style-name="ro1">
          <table:table-cell office:value-type="string" calcext:value-type="string">
            <text:p>PG-4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4'09'' 12 0 10'43''</text:p>
          </table:table-cell>
          <table:table-cell table:formula="of:=MID([.C51];13;14)" office:value-type="string" office:string-value=" 12 0 10'43''" calcext:value-type="string">
            <text:p><text:s/>12 0 10'43''</text:p>
          </table:table-cell>
          <table:table-cell table:formula="of:=MID([.C51];1;10)" office:value-type="string" office:string-value="40 0 24'09" calcext:value-type="string">
            <text:p>40 0 24'09</text:p>
          </table:table-cell>
          <table:table-cell table:formula="of:=MID([.D51];1;3)" office:value-type="string" office:string-value=" 12" calcext:value-type="string">
            <text:p><text:s/>12</text:p>
          </table:table-cell>
          <table:table-cell table:formula="of:=MID([.D51];6;3)" office:value-type="string" office:string-value=" 10" calcext:value-type="string">
            <text:p><text:s/>10</text:p>
          </table:table-cell>
          <table:table-cell table:formula="of:=MID([.D51];10;2)" office:value-type="string" office:string-value="43" calcext:value-type="string">
            <text:p>43</text:p>
          </table:table-cell>
          <table:table-cell table:formula="of:=MID([.E51];1;2)" office:value-type="string" office:string-value="40" calcext:value-type="string">
            <text:p>40</text:p>
          </table:table-cell>
          <table:table-cell table:formula="of:=MID([.E51];6;2)" office:value-type="string" office:string-value="24" calcext:value-type="string">
            <text:p>24</text:p>
          </table:table-cell>
          <table:table-cell table:formula="of:=MID([.E51];9;2)" office:value-type="string" office:string-value="09" calcext:value-type="string">
            <text:p>09</text:p>
          </table:table-cell>
          <table:table-cell table:formula="of:=-([.F51]+(([.G51]+[.H51]/60)/60))" office:value-type="float" office:value="-12.1786111111111" calcext:value-type="float">
            <text:p>-12.1786111111111</text:p>
          </table:table-cell>
          <table:table-cell table:formula="of:=-([.I51]+(([.J51]+[.K51]/60)/60))" office:value-type="float" office:value="-40.4025" calcext:value-type="float">
            <text:p>-40.4025</text:p>
          </table:table-cell>
        </table:table-row>
        <table:table-row table:style-name="ro1">
          <table:table-cell office:value-type="string" calcext:value-type="string">
            <text:p>PG-5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1'29'' 12 0 02'02''</text:p>
          </table:table-cell>
          <table:table-cell table:formula="of:=MID([.C52];13;14)" office:value-type="string" office:string-value=" 12 0 02'02''" calcext:value-type="string">
            <text:p><text:s/>12 0 02'02''</text:p>
          </table:table-cell>
          <table:table-cell table:formula="of:=MID([.C52];1;10)" office:value-type="string" office:string-value="39 0 41'29" calcext:value-type="string">
            <text:p>39 0 41'29</text:p>
          </table:table-cell>
          <table:table-cell table:formula="of:=MID([.D52];1;3)" office:value-type="string" office:string-value=" 12" calcext:value-type="string">
            <text:p><text:s/>12</text:p>
          </table:table-cell>
          <table:table-cell table:formula="of:=MID([.D52];6;3)" office:value-type="string" office:string-value=" 02" calcext:value-type="string">
            <text:p><text:s/>02</text:p>
          </table:table-cell>
          <table:table-cell table:formula="of:=MID([.D52];10;2)" office:value-type="string" office:string-value="02" calcext:value-type="string">
            <text:p>02</text:p>
          </table:table-cell>
          <table:table-cell table:formula="of:=MID([.E52];1;2)" office:value-type="string" office:string-value="39" calcext:value-type="string">
            <text:p>39</text:p>
          </table:table-cell>
          <table:table-cell table:formula="of:=MID([.E52];6;2)" office:value-type="string" office:string-value="41" calcext:value-type="string">
            <text:p>41</text:p>
          </table:table-cell>
          <table:table-cell table:formula="of:=MID([.E52];9;2)" office:value-type="string" office:string-value="29" calcext:value-type="string">
            <text:p>29</text:p>
          </table:table-cell>
          <table:table-cell table:formula="of:=-([.F52]+(([.G52]+[.H52]/60)/60))" office:value-type="float" office:value="-12.0338888888889" calcext:value-type="float">
            <text:p>-12.0338888888889</text:p>
          </table:table-cell>
          <table:table-cell table:formula="of:=-([.I52]+(([.J52]+[.K52]/60)/60))" office:value-type="float" office:value="-39.6913888888889" calcext:value-type="float">
            <text:p>-39.6913888888889</text:p>
          </table:table-cell>
        </table:table-row>
        <table:table-row table:style-name="ro1">
          <table:table-cell office:value-type="string" calcext:value-type="string">
            <text:p>PG-5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4'46'' 12 0 21'09''</text:p>
          </table:table-cell>
          <table:table-cell table:formula="of:=MID([.C53];13;14)" office:value-type="string" office:string-value=" 12 0 21'09''" calcext:value-type="string">
            <text:p><text:s/>12 0 21'09''</text:p>
          </table:table-cell>
          <table:table-cell table:formula="of:=MID([.C53];1;10)" office:value-type="string" office:string-value="40 0 24'46" calcext:value-type="string">
            <text:p>40 0 24'46</text:p>
          </table:table-cell>
          <table:table-cell table:formula="of:=MID([.D53];1;3)" office:value-type="string" office:string-value=" 12" calcext:value-type="string">
            <text:p><text:s/>12</text:p>
          </table:table-cell>
          <table:table-cell table:formula="of:=MID([.D53];6;3)" office:value-type="string" office:string-value=" 21" calcext:value-type="string">
            <text:p><text:s/>21</text:p>
          </table:table-cell>
          <table:table-cell table:formula="of:=MID([.D53];10;2)" office:value-type="string" office:string-value="09" calcext:value-type="string">
            <text:p>09</text:p>
          </table:table-cell>
          <table:table-cell table:formula="of:=MID([.E53];1;2)" office:value-type="string" office:string-value="40" calcext:value-type="string">
            <text:p>40</text:p>
          </table:table-cell>
          <table:table-cell table:formula="of:=MID([.E53];6;2)" office:value-type="string" office:string-value="24" calcext:value-type="string">
            <text:p>24</text:p>
          </table:table-cell>
          <table:table-cell table:formula="of:=MID([.E53];9;2)" office:value-type="string" office:string-value="46" calcext:value-type="string">
            <text:p>46</text:p>
          </table:table-cell>
          <table:table-cell table:formula="of:=-([.F53]+(([.G53]+[.H53]/60)/60))" office:value-type="float" office:value="-12.3525" calcext:value-type="float">
            <text:p>-12.3525</text:p>
          </table:table-cell>
          <table:table-cell table:formula="of:=-([.I53]+(([.J53]+[.K53]/60)/60))" office:value-type="float" office:value="-40.4127777777778" calcext:value-type="float">
            <text:p>-40.4127777777778</text:p>
          </table:table-cell>
        </table:table-row>
        <table:table-row table:style-name="ro1">
          <table:table-cell office:value-type="string" calcext:value-type="string">
            <text:p>PG-5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9'38'' 12 0 11'05''</text:p>
          </table:table-cell>
          <table:table-cell table:formula="of:=MID([.C54];13;14)" office:value-type="string" office:string-value=" 12 0 11'05''" calcext:value-type="string">
            <text:p><text:s/>12 0 11'05''</text:p>
          </table:table-cell>
          <table:table-cell table:formula="of:=MID([.C54];1;10)" office:value-type="string" office:string-value="39 0 29'38" calcext:value-type="string">
            <text:p>39 0 29'38</text:p>
          </table:table-cell>
          <table:table-cell table:formula="of:=MID([.D54];1;3)" office:value-type="string" office:string-value=" 12" calcext:value-type="string">
            <text:p><text:s/>12</text:p>
          </table:table-cell>
          <table:table-cell table:formula="of:=MID([.D54];6;3)" office:value-type="string" office:string-value=" 11" calcext:value-type="string">
            <text:p><text:s/>11</text:p>
          </table:table-cell>
          <table:table-cell table:formula="of:=MID([.D54];10;2)" office:value-type="string" office:string-value="05" calcext:value-type="string">
            <text:p>05</text:p>
          </table:table-cell>
          <table:table-cell table:formula="of:=MID([.E54];1;2)" office:value-type="string" office:string-value="39" calcext:value-type="string">
            <text:p>39</text:p>
          </table:table-cell>
          <table:table-cell table:formula="of:=MID([.E54];6;2)" office:value-type="string" office:string-value="29" calcext:value-type="string">
            <text:p>29</text:p>
          </table:table-cell>
          <table:table-cell table:formula="of:=MID([.E54];9;2)" office:value-type="string" office:string-value="38" calcext:value-type="string">
            <text:p>38</text:p>
          </table:table-cell>
          <table:table-cell table:formula="of:=-([.F54]+(([.G54]+[.H54]/60)/60))" office:value-type="float" office:value="-12.1847222222222" calcext:value-type="float">
            <text:p>-12.1847222222222</text:p>
          </table:table-cell>
          <table:table-cell table:formula="of:=-([.I54]+(([.J54]+[.K54]/60)/60))" office:value-type="float" office:value="-39.4938888888889" calcext:value-type="float">
            <text:p>-39.4938888888889</text:p>
          </table:table-cell>
        </table:table-row>
        <table:table-row table:style-name="ro1">
          <table:table-cell office:value-type="string" calcext:value-type="string">
            <text:p>PG-5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5'59'' 12 0 16'01'' 03</text:p>
          </table:table-cell>
          <table:table-cell table:formula="of:=MID([.C55];13;14)" office:value-type="string" office:string-value=" 12 0 16'01'' " calcext:value-type="string">
            <text:p><text:s/>12 0 16'01'' </text:p>
          </table:table-cell>
          <table:table-cell table:formula="of:=MID([.C55];1;10)" office:value-type="string" office:string-value="39 0 35'59" calcext:value-type="string">
            <text:p>39 0 35'59</text:p>
          </table:table-cell>
          <table:table-cell table:formula="of:=MID([.D55];1;3)" office:value-type="string" office:string-value=" 12" calcext:value-type="string">
            <text:p><text:s/>12</text:p>
          </table:table-cell>
          <table:table-cell table:formula="of:=MID([.D55];6;3)" office:value-type="string" office:string-value=" 16" calcext:value-type="string">
            <text:p><text:s/>16</text:p>
          </table:table-cell>
          <table:table-cell table:formula="of:=MID([.D55];10;2)" office:value-type="string" office:string-value="01" calcext:value-type="string">
            <text:p>01</text:p>
          </table:table-cell>
          <table:table-cell table:formula="of:=MID([.E55];1;2)" office:value-type="string" office:string-value="39" calcext:value-type="string">
            <text:p>39</text:p>
          </table:table-cell>
          <table:table-cell table:formula="of:=MID([.E55];6;2)" office:value-type="string" office:string-value="35" calcext:value-type="string">
            <text:p>35</text:p>
          </table:table-cell>
          <table:table-cell table:formula="of:=MID([.E55];9;2)" office:value-type="string" office:string-value="59" calcext:value-type="string">
            <text:p>59</text:p>
          </table:table-cell>
          <table:table-cell table:formula="of:=-([.F55]+(([.G55]+[.H55]/60)/60))" office:value-type="float" office:value="-12.2669444444444" calcext:value-type="float">
            <text:p>-12.2669444444444</text:p>
          </table:table-cell>
          <table:table-cell table:formula="of:=-([.I55]+(([.J55]+[.K55]/60)/60))" office:value-type="float" office:value="-39.5997222222222" calcext:value-type="float">
            <text:p>-39.5997222222222</text:p>
          </table:table-cell>
        </table:table-row>
        <table:table-row table:style-name="ro1">
          <table:table-cell office:value-type="string" calcext:value-type="string">
            <text:p>PG-5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2'48'' 12 0 05'41''</text:p>
          </table:table-cell>
          <table:table-cell table:formula="of:=MID([.C56];13;14)" office:value-type="string" office:string-value=" 12 0 05'41''" calcext:value-type="string">
            <text:p><text:s/>12 0 05'41''</text:p>
          </table:table-cell>
          <table:table-cell table:formula="of:=MID([.C56];1;10)" office:value-type="string" office:string-value="40 0 12'48" calcext:value-type="string">
            <text:p>40 0 12'48</text:p>
          </table:table-cell>
          <table:table-cell table:formula="of:=MID([.D56];1;3)" office:value-type="string" office:string-value=" 12" calcext:value-type="string">
            <text:p><text:s/>12</text:p>
          </table:table-cell>
          <table:table-cell table:formula="of:=MID([.D56];6;3)" office:value-type="string" office:string-value=" 05" calcext:value-type="string">
            <text:p><text:s/>05</text:p>
          </table:table-cell>
          <table:table-cell table:formula="of:=MID([.D56];10;2)" office:value-type="string" office:string-value="41" calcext:value-type="string">
            <text:p>41</text:p>
          </table:table-cell>
          <table:table-cell table:formula="of:=MID([.E56];1;2)" office:value-type="string" office:string-value="40" calcext:value-type="string">
            <text:p>40</text:p>
          </table:table-cell>
          <table:table-cell table:formula="of:=MID([.E56];6;2)" office:value-type="string" office:string-value="12" calcext:value-type="string">
            <text:p>12</text:p>
          </table:table-cell>
          <table:table-cell table:formula="of:=MID([.E56];9;2)" office:value-type="string" office:string-value="48" calcext:value-type="string">
            <text:p>48</text:p>
          </table:table-cell>
          <table:table-cell table:formula="of:=-([.F56]+(([.G56]+[.H56]/60)/60))" office:value-type="float" office:value="-12.0947222222222" calcext:value-type="float">
            <text:p>-12.0947222222222</text:p>
          </table:table-cell>
          <table:table-cell table:formula="of:=-([.I56]+(([.J56]+[.K56]/60)/60))" office:value-type="float" office:value="-40.2133333333333" calcext:value-type="float">
            <text:p>-40.2133333333333</text:p>
          </table:table-cell>
        </table:table-row>
        <table:table-row table:style-name="ro1">
          <table:table-cell office:value-type="string" calcext:value-type="string">
            <text:p>PG-5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5'39'' 12 0 31'45''</text:p>
          </table:table-cell>
          <table:table-cell table:formula="of:=MID([.C57];13;14)" office:value-type="string" office:string-value=" 12 0 31'45''" calcext:value-type="string">
            <text:p><text:s/>12 0 31'45''</text:p>
          </table:table-cell>
          <table:table-cell table:formula="of:=MID([.C57];1;10)" office:value-type="string" office:string-value="39 0 55'39" calcext:value-type="string">
            <text:p>39 0 55'39</text:p>
          </table:table-cell>
          <table:table-cell table:formula="of:=MID([.D57];1;3)" office:value-type="string" office:string-value=" 12" calcext:value-type="string">
            <text:p><text:s/>12</text:p>
          </table:table-cell>
          <table:table-cell table:formula="of:=MID([.D57];6;3)" office:value-type="string" office:string-value=" 31" calcext:value-type="string">
            <text:p><text:s/>31</text:p>
          </table:table-cell>
          <table:table-cell table:formula="of:=MID([.D57];10;2)" office:value-type="string" office:string-value="45" calcext:value-type="string">
            <text:p>45</text:p>
          </table:table-cell>
          <table:table-cell table:formula="of:=MID([.E57];1;2)" office:value-type="string" office:string-value="39" calcext:value-type="string">
            <text:p>39</text:p>
          </table:table-cell>
          <table:table-cell table:formula="of:=MID([.E57];6;2)" office:value-type="string" office:string-value="55" calcext:value-type="string">
            <text:p>55</text:p>
          </table:table-cell>
          <table:table-cell table:formula="of:=MID([.E57];9;2)" office:value-type="string" office:string-value="39" calcext:value-type="string">
            <text:p>39</text:p>
          </table:table-cell>
          <table:table-cell table:formula="of:=-([.F57]+(([.G57]+[.H57]/60)/60))" office:value-type="float" office:value="-12.5291666666667" calcext:value-type="float">
            <text:p>-12.5291666666667</text:p>
          </table:table-cell>
          <table:table-cell table:formula="of:=-([.I57]+(([.J57]+[.K57]/60)/60))" office:value-type="float" office:value="-39.9275" calcext:value-type="float">
            <text:p>-39.9275</text:p>
          </table:table-cell>
        </table:table-row>
        <table:table-row table:style-name="ro1">
          <table:table-cell office:value-type="string" calcext:value-type="string">
            <text:p>PG-5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7'28'' 13 0 30'11''</text:p>
          </table:table-cell>
          <table:table-cell table:formula="of:=MID([.C58];13;14)" office:value-type="string" office:string-value=" 13 0 30'11''" calcext:value-type="string">
            <text:p><text:s/>13 0 30'11''</text:p>
          </table:table-cell>
          <table:table-cell table:formula="of:=MID([.C58];1;10)" office:value-type="string" office:string-value="41 0 27'28" calcext:value-type="string">
            <text:p>41 0 27'28</text:p>
          </table:table-cell>
          <table:table-cell table:formula="of:=MID([.D58];1;3)" office:value-type="string" office:string-value=" 13" calcext:value-type="string">
            <text:p><text:s/>13</text:p>
          </table:table-cell>
          <table:table-cell table:formula="of:=MID([.D58];6;3)" office:value-type="string" office:string-value=" 30" calcext:value-type="string">
            <text:p><text:s/>30</text:p>
          </table:table-cell>
          <table:table-cell table:formula="of:=MID([.D58];10;2)" office:value-type="string" office:string-value="11" calcext:value-type="string">
            <text:p>11</text:p>
          </table:table-cell>
          <table:table-cell table:formula="of:=MID([.E58];1;2)" office:value-type="string" office:string-value="41" calcext:value-type="string">
            <text:p>41</text:p>
          </table:table-cell>
          <table:table-cell table:formula="of:=MID([.E58];6;2)" office:value-type="string" office:string-value="27" calcext:value-type="string">
            <text:p>27</text:p>
          </table:table-cell>
          <table:table-cell table:formula="of:=MID([.E58];9;2)" office:value-type="string" office:string-value="28" calcext:value-type="string">
            <text:p>28</text:p>
          </table:table-cell>
          <table:table-cell table:formula="of:=-([.F58]+(([.G58]+[.H58]/60)/60))" office:value-type="float" office:value="-13.5030555555556" calcext:value-type="float">
            <text:p>-13.5030555555556</text:p>
          </table:table-cell>
          <table:table-cell table:formula="of:=-([.I58]+(([.J58]+[.K58]/60)/60))" office:value-type="float" office:value="-41.4577777777778" calcext:value-type="float">
            <text:p>-41.4577777777778</text:p>
          </table:table-cell>
        </table:table-row>
        <table:table-row table:style-name="ro1">
          <table:table-cell office:value-type="string" calcext:value-type="string">
            <text:p>PG-5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6'33'' 13 0 14'58''</text:p>
          </table:table-cell>
          <table:table-cell table:formula="of:=MID([.C59];13;14)" office:value-type="string" office:string-value=" 13 0 14'58''" calcext:value-type="string">
            <text:p><text:s/>13 0 14'58''</text:p>
          </table:table-cell>
          <table:table-cell table:formula="of:=MID([.C59];1;10)" office:value-type="string" office:string-value="41 0 26'33" calcext:value-type="string">
            <text:p>41 0 26'33</text:p>
          </table:table-cell>
          <table:table-cell table:formula="of:=MID([.D59];1;3)" office:value-type="string" office:string-value=" 13" calcext:value-type="string">
            <text:p><text:s/>13</text:p>
          </table:table-cell>
          <table:table-cell table:formula="of:=MID([.D59];6;3)" office:value-type="string" office:string-value=" 14" calcext:value-type="string">
            <text:p><text:s/>14</text:p>
          </table:table-cell>
          <table:table-cell table:formula="of:=MID([.D59];10;2)" office:value-type="string" office:string-value="58" calcext:value-type="string">
            <text:p>58</text:p>
          </table:table-cell>
          <table:table-cell table:formula="of:=MID([.E59];1;2)" office:value-type="string" office:string-value="41" calcext:value-type="string">
            <text:p>41</text:p>
          </table:table-cell>
          <table:table-cell table:formula="of:=MID([.E59];6;2)" office:value-type="string" office:string-value="26" calcext:value-type="string">
            <text:p>26</text:p>
          </table:table-cell>
          <table:table-cell table:formula="of:=MID([.E59];9;2)" office:value-type="string" office:string-value="33" calcext:value-type="string">
            <text:p>33</text:p>
          </table:table-cell>
          <table:table-cell table:formula="of:=-([.F59]+(([.G59]+[.H59]/60)/60))" office:value-type="float" office:value="-13.2494444444444" calcext:value-type="float">
            <text:p>-13.2494444444444</text:p>
          </table:table-cell>
          <table:table-cell table:formula="of:=-([.I59]+(([.J59]+[.K59]/60)/60))" office:value-type="float" office:value="-41.4425" calcext:value-type="float">
            <text:p>-41.4425</text:p>
          </table:table-cell>
        </table:table-row>
        <table:table-row table:style-name="ro1">
          <table:table-cell office:value-type="string" calcext:value-type="string">
            <text:p>PG-5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1'39'' 13 0 34'50''</text:p>
          </table:table-cell>
          <table:table-cell table:formula="of:=MID([.C60];13;14)" office:value-type="string" office:string-value=" 13 0 34'50''" calcext:value-type="string">
            <text:p><text:s/>13 0 34'50''</text:p>
          </table:table-cell>
          <table:table-cell table:formula="of:=MID([.C60];1;10)" office:value-type="string" office:string-value="41 0 21'39" calcext:value-type="string">
            <text:p>41 0 21'39</text:p>
          </table:table-cell>
          <table:table-cell table:formula="of:=MID([.D60];1;3)" office:value-type="string" office:string-value=" 13" calcext:value-type="string">
            <text:p><text:s/>13</text:p>
          </table:table-cell>
          <table:table-cell table:formula="of:=MID([.D60];6;3)" office:value-type="string" office:string-value=" 34" calcext:value-type="string">
            <text:p><text:s/>34</text:p>
          </table:table-cell>
          <table:table-cell table:formula="of:=MID([.D60];10;2)" office:value-type="string" office:string-value="50" calcext:value-type="string">
            <text:p>50</text:p>
          </table:table-cell>
          <table:table-cell table:formula="of:=MID([.E60];1;2)" office:value-type="string" office:string-value="41" calcext:value-type="string">
            <text:p>41</text:p>
          </table:table-cell>
          <table:table-cell table:formula="of:=MID([.E60];6;2)" office:value-type="string" office:string-value="21" calcext:value-type="string">
            <text:p>21</text:p>
          </table:table-cell>
          <table:table-cell table:formula="of:=MID([.E60];9;2)" office:value-type="string" office:string-value="39" calcext:value-type="string">
            <text:p>39</text:p>
          </table:table-cell>
          <table:table-cell table:formula="of:=-([.F60]+(([.G60]+[.H60]/60)/60))" office:value-type="float" office:value="-13.5805555555556" calcext:value-type="float">
            <text:p>-13.5805555555556</text:p>
          </table:table-cell>
          <table:table-cell table:formula="of:=-([.I60]+(([.J60]+[.K60]/60)/60))" office:value-type="float" office:value="-41.3608333333333" calcext:value-type="float">
            <text:p>-41.3608333333333</text:p>
          </table:table-cell>
        </table:table-row>
        <table:table-row table:style-name="ro1">
          <table:table-cell office:value-type="string" calcext:value-type="string">
            <text:p>PG-5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9'55'' 13 0 08'06''</text:p>
          </table:table-cell>
          <table:table-cell table:formula="of:=MID([.C61];13;14)" office:value-type="string" office:string-value=" 13 0 08'06''" calcext:value-type="string">
            <text:p><text:s/>13 0 08'06''</text:p>
          </table:table-cell>
          <table:table-cell table:formula="of:=MID([.C61];1;10)" office:value-type="string" office:string-value="41 0 29'55" calcext:value-type="string">
            <text:p>41 0 29'55</text:p>
          </table:table-cell>
          <table:table-cell table:formula="of:=MID([.D61];1;3)" office:value-type="string" office:string-value=" 13" calcext:value-type="string">
            <text:p><text:s/>13</text:p>
          </table:table-cell>
          <table:table-cell table:formula="of:=MID([.D61];6;3)" office:value-type="string" office:string-value=" 08" calcext:value-type="string">
            <text:p><text:s/>08</text:p>
          </table:table-cell>
          <table:table-cell table:formula="of:=MID([.D61];10;2)" office:value-type="string" office:string-value="06" calcext:value-type="string">
            <text:p>06</text:p>
          </table:table-cell>
          <table:table-cell table:formula="of:=MID([.E61];1;2)" office:value-type="string" office:string-value="41" calcext:value-type="string">
            <text:p>41</text:p>
          </table:table-cell>
          <table:table-cell table:formula="of:=MID([.E61];6;2)" office:value-type="string" office:string-value="29" calcext:value-type="string">
            <text:p>29</text:p>
          </table:table-cell>
          <table:table-cell table:formula="of:=MID([.E61];9;2)" office:value-type="string" office:string-value="55" calcext:value-type="string">
            <text:p>55</text:p>
          </table:table-cell>
          <table:table-cell table:formula="of:=-([.F61]+(([.G61]+[.H61]/60)/60))" office:value-type="float" office:value="-13.135" calcext:value-type="float">
            <text:p>-13.135</text:p>
          </table:table-cell>
          <table:table-cell table:formula="of:=-([.I61]+(([.J61]+[.K61]/60)/60))" office:value-type="float" office:value="-41.4986111111111" calcext:value-type="float">
            <text:p>-41.4986111111111</text:p>
          </table:table-cell>
        </table:table-row>
        <table:table-row table:style-name="ro1">
          <table:table-cell office:value-type="string" calcext:value-type="string">
            <text:p>PG-6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3'35'' 12 0 58'35''</text:p>
          </table:table-cell>
          <table:table-cell table:formula="of:=MID([.C62];13;14)" office:value-type="string" office:string-value=" 12 0 58'35''" calcext:value-type="string">
            <text:p><text:s/>12 0 58'35''</text:p>
          </table:table-cell>
          <table:table-cell table:formula="of:=MID([.C62];1;10)" office:value-type="string" office:string-value="41 0 33'35" calcext:value-type="string">
            <text:p>41 0 33'35</text:p>
          </table:table-cell>
          <table:table-cell table:formula="of:=MID([.D62];1;3)" office:value-type="string" office:string-value=" 12" calcext:value-type="string">
            <text:p><text:s/>12</text:p>
          </table:table-cell>
          <table:table-cell table:formula="of:=MID([.D62];6;3)" office:value-type="string" office:string-value=" 58" calcext:value-type="string">
            <text:p><text:s/>58</text:p>
          </table:table-cell>
          <table:table-cell table:formula="of:=MID([.D62];10;2)" office:value-type="string" office:string-value="35" calcext:value-type="string">
            <text:p>35</text:p>
          </table:table-cell>
          <table:table-cell table:formula="of:=MID([.E62];1;2)" office:value-type="string" office:string-value="41" calcext:value-type="string">
            <text:p>41</text:p>
          </table:table-cell>
          <table:table-cell table:formula="of:=MID([.E62];6;2)" office:value-type="string" office:string-value="33" calcext:value-type="string">
            <text:p>33</text:p>
          </table:table-cell>
          <table:table-cell table:formula="of:=MID([.E62];9;2)" office:value-type="string" office:string-value="35" calcext:value-type="string">
            <text:p>35</text:p>
          </table:table-cell>
          <table:table-cell table:formula="of:=-([.F62]+(([.G62]+[.H62]/60)/60))" office:value-type="float" office:value="-12.9763888888889" calcext:value-type="float">
            <text:p>-12.9763888888889</text:p>
          </table:table-cell>
          <table:table-cell table:formula="of:=-([.I62]+(([.J62]+[.K62]/60)/60))" office:value-type="float" office:value="-41.5597222222222" calcext:value-type="float">
            <text:p>-41.5597222222222</text:p>
          </table:table-cell>
        </table:table-row>
        <table:table-row table:style-name="ro1">
          <table:table-cell office:value-type="string" calcext:value-type="string">
            <text:p>PG-6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6'28'' 12 0 58'33''</text:p>
          </table:table-cell>
          <table:table-cell table:formula="of:=MID([.C63];13;14)" office:value-type="string" office:string-value=" 12 0 58'33''" calcext:value-type="string">
            <text:p><text:s/>12 0 58'33''</text:p>
          </table:table-cell>
          <table:table-cell table:formula="of:=MID([.C63];1;10)" office:value-type="string" office:string-value="41 0 16'28" calcext:value-type="string">
            <text:p>41 0 16'28</text:p>
          </table:table-cell>
          <table:table-cell table:formula="of:=MID([.D63];1;3)" office:value-type="string" office:string-value=" 12" calcext:value-type="string">
            <text:p><text:s/>12</text:p>
          </table:table-cell>
          <table:table-cell table:formula="of:=MID([.D63];6;3)" office:value-type="string" office:string-value=" 58" calcext:value-type="string">
            <text:p><text:s/>58</text:p>
          </table:table-cell>
          <table:table-cell table:formula="of:=MID([.D63];10;2)" office:value-type="string" office:string-value="33" calcext:value-type="string">
            <text:p>33</text:p>
          </table:table-cell>
          <table:table-cell table:formula="of:=MID([.E63];1;2)" office:value-type="string" office:string-value="41" calcext:value-type="string">
            <text:p>41</text:p>
          </table:table-cell>
          <table:table-cell table:formula="of:=MID([.E63];6;2)" office:value-type="string" office:string-value="16" calcext:value-type="string">
            <text:p>16</text:p>
          </table:table-cell>
          <table:table-cell table:formula="of:=MID([.E63];9;2)" office:value-type="string" office:string-value="28" calcext:value-type="string">
            <text:p>28</text:p>
          </table:table-cell>
          <table:table-cell table:formula="of:=-([.F63]+(([.G63]+[.H63]/60)/60))" office:value-type="float" office:value="-12.9758333333333" calcext:value-type="float">
            <text:p>-12.9758333333333</text:p>
          </table:table-cell>
          <table:table-cell table:formula="of:=-([.I63]+(([.J63]+[.K63]/60)/60))" office:value-type="float" office:value="-41.2744444444444" calcext:value-type="float">
            <text:p>-41.2744444444444</text:p>
          </table:table-cell>
        </table:table-row>
        <table:table-row table:style-name="ro1">
          <table:table-cell office:value-type="string" calcext:value-type="string">
            <text:p>PG-6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7'20" 13 0 <text:s/>11'05"</text:p>
          </table:table-cell>
          <table:table-cell table:formula="of:=MID([.C64];13;14)" office:value-type="string" office:string-value="13 0  11'05&quot;" calcext:value-type="string">
            <text:p>13 0 <text:s/>11'05"</text:p>
          </table:table-cell>
          <table:table-cell table:formula="of:=MID([.C64];1;10)" office:value-type="string" office:string-value="40 0 57'20" calcext:value-type="string">
            <text:p>40 0 57'20</text:p>
          </table:table-cell>
          <table:table-cell table:formula="of:=MID([.D64];1;3)" office:value-type="string" office:string-value="13 " calcext:value-type="string">
            <text:p>13 </text:p>
          </table:table-cell>
          <table:table-cell table:formula="of:=MID([.D64];6;3)" office:value-type="string" office:string-value=" 11" calcext:value-type="string">
            <text:p><text:s/>11</text:p>
          </table:table-cell>
          <table:table-cell table:formula="of:=MID([.D64];10;2)" office:value-type="string" office:string-value="05" calcext:value-type="string">
            <text:p>05</text:p>
          </table:table-cell>
          <table:table-cell table:formula="of:=MID([.E64];1;2)" office:value-type="string" office:string-value="40" calcext:value-type="string">
            <text:p>40</text:p>
          </table:table-cell>
          <table:table-cell table:formula="of:=MID([.E64];6;2)" office:value-type="string" office:string-value="57" calcext:value-type="string">
            <text:p>57</text:p>
          </table:table-cell>
          <table:table-cell table:formula="of:=MID([.E64];9;2)" office:value-type="string" office:string-value="20" calcext:value-type="string">
            <text:p>20</text:p>
          </table:table-cell>
          <table:table-cell table:formula="of:=-([.F64]+(([.G64]+[.H64]/60)/60))" office:value-type="float" office:value="-13.1847222222222" calcext:value-type="float">
            <text:p>-13.1847222222222</text:p>
          </table:table-cell>
          <table:table-cell table:formula="of:=-([.I64]+(([.J64]+[.K64]/60)/60))" office:value-type="float" office:value="-40.9555555555556" calcext:value-type="float">
            <text:p>-40.9555555555556</text:p>
          </table:table-cell>
        </table:table-row>
        <table:table-row table:style-name="ro1">
          <table:table-cell office:value-type="string" calcext:value-type="string">
            <text:p>PG-6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5'45'' 13 0 19'31''</text:p>
          </table:table-cell>
          <table:table-cell table:formula="of:=MID([.C65];13;14)" office:value-type="string" office:string-value=" 13 0 19'31''" calcext:value-type="string">
            <text:p><text:s/>13 0 19'31''</text:p>
          </table:table-cell>
          <table:table-cell table:formula="of:=MID([.C65];1;10)" office:value-type="string" office:string-value="40 0 25'45" calcext:value-type="string">
            <text:p>40 0 25'45</text:p>
          </table:table-cell>
          <table:table-cell table:formula="of:=MID([.D65];1;3)" office:value-type="string" office:string-value=" 13" calcext:value-type="string">
            <text:p><text:s/>13</text:p>
          </table:table-cell>
          <table:table-cell table:formula="of:=MID([.D65];6;3)" office:value-type="string" office:string-value=" 19" calcext:value-type="string">
            <text:p><text:s/>19</text:p>
          </table:table-cell>
          <table:table-cell table:formula="of:=MID([.D65];10;2)" office:value-type="string" office:string-value="31" calcext:value-type="string">
            <text:p>31</text:p>
          </table:table-cell>
          <table:table-cell table:formula="of:=MID([.E65];1;2)" office:value-type="string" office:string-value="40" calcext:value-type="string">
            <text:p>40</text:p>
          </table:table-cell>
          <table:table-cell table:formula="of:=MID([.E65];6;2)" office:value-type="string" office:string-value="25" calcext:value-type="string">
            <text:p>25</text:p>
          </table:table-cell>
          <table:table-cell table:formula="of:=MID([.E65];9;2)" office:value-type="string" office:string-value="45" calcext:value-type="string">
            <text:p>45</text:p>
          </table:table-cell>
          <table:table-cell table:formula="of:=-([.F65]+(([.G65]+[.H65]/60)/60))" office:value-type="float" office:value="-13.3252777777778" calcext:value-type="float">
            <text:p>-13.3252777777778</text:p>
          </table:table-cell>
          <table:table-cell table:formula="of:=-([.I65]+(([.J65]+[.K65]/60)/60))" office:value-type="float" office:value="-40.4291666666667" calcext:value-type="float">
            <text:p>-40.4291666666667</text:p>
          </table:table-cell>
        </table:table-row>
        <table:table-row table:style-name="ro1">
          <table:table-cell office:value-type="string" calcext:value-type="string">
            <text:p>PG-6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6'38'' 13 0 26'03''</text:p>
          </table:table-cell>
          <table:table-cell table:formula="of:=MID([.C66];13;14)" office:value-type="string" office:string-value=" 13 0 26'03''" calcext:value-type="string">
            <text:p><text:s/>13 0 26'03''</text:p>
          </table:table-cell>
          <table:table-cell table:formula="of:=MID([.C66];1;10)" office:value-type="string" office:string-value="41 0 06'38" calcext:value-type="string">
            <text:p>41 0 06'38</text:p>
          </table:table-cell>
          <table:table-cell table:formula="of:=MID([.D66];1;3)" office:value-type="string" office:string-value=" 13" calcext:value-type="string">
            <text:p><text:s/>13</text:p>
          </table:table-cell>
          <table:table-cell table:formula="of:=MID([.D66];6;3)" office:value-type="string" office:string-value=" 26" calcext:value-type="string">
            <text:p><text:s/>26</text:p>
          </table:table-cell>
          <table:table-cell table:formula="of:=MID([.D66];10;2)" office:value-type="string" office:string-value="03" calcext:value-type="string">
            <text:p>03</text:p>
          </table:table-cell>
          <table:table-cell table:formula="of:=MID([.E66];1;2)" office:value-type="string" office:string-value="41" calcext:value-type="string">
            <text:p>41</text:p>
          </table:table-cell>
          <table:table-cell table:formula="of:=MID([.E66];6;2)" office:value-type="string" office:string-value="06" calcext:value-type="string">
            <text:p>06</text:p>
          </table:table-cell>
          <table:table-cell table:formula="of:=MID([.E66];9;2)" office:value-type="string" office:string-value="38" calcext:value-type="string">
            <text:p>38</text:p>
          </table:table-cell>
          <table:table-cell table:formula="of:=-([.F66]+(([.G66]+[.H66]/60)/60))" office:value-type="float" office:value="-13.4341666666667" calcext:value-type="float">
            <text:p>-13.4341666666667</text:p>
          </table:table-cell>
          <table:table-cell table:formula="of:=-([.I66]+(([.J66]+[.K66]/60)/60))" office:value-type="float" office:value="-41.1105555555556" calcext:value-type="float">
            <text:p>-41.1105555555556</text:p>
          </table:table-cell>
        </table:table-row>
        <table:table-row table:style-name="ro1">
          <table:table-cell office:value-type="string" calcext:value-type="string">
            <text:p>PG-6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4'09'' 13 0 06'31''</text:p>
          </table:table-cell>
          <table:table-cell table:formula="of:=MID([.C67];13;14)" office:value-type="string" office:string-value=" 13 0 06'31''" calcext:value-type="string">
            <text:p><text:s/>13 0 06'31''</text:p>
          </table:table-cell>
          <table:table-cell table:formula="of:=MID([.C67];1;10)" office:value-type="string" office:string-value="40 0 24'09" calcext:value-type="string">
            <text:p>40 0 24'09</text:p>
          </table:table-cell>
          <table:table-cell table:formula="of:=MID([.D67];1;3)" office:value-type="string" office:string-value=" 13" calcext:value-type="string">
            <text:p><text:s/>13</text:p>
          </table:table-cell>
          <table:table-cell table:formula="of:=MID([.D67];6;3)" office:value-type="string" office:string-value=" 06" calcext:value-type="string">
            <text:p><text:s/>06</text:p>
          </table:table-cell>
          <table:table-cell table:formula="of:=MID([.D67];10;2)" office:value-type="string" office:string-value="31" calcext:value-type="string">
            <text:p>31</text:p>
          </table:table-cell>
          <table:table-cell table:formula="of:=MID([.E67];1;2)" office:value-type="string" office:string-value="40" calcext:value-type="string">
            <text:p>40</text:p>
          </table:table-cell>
          <table:table-cell table:formula="of:=MID([.E67];6;2)" office:value-type="string" office:string-value="24" calcext:value-type="string">
            <text:p>24</text:p>
          </table:table-cell>
          <table:table-cell table:formula="of:=MID([.E67];9;2)" office:value-type="string" office:string-value="09" calcext:value-type="string">
            <text:p>09</text:p>
          </table:table-cell>
          <table:table-cell table:formula="of:=-([.F67]+(([.G67]+[.H67]/60)/60))" office:value-type="float" office:value="-13.1086111111111" calcext:value-type="float">
            <text:p>-13.1086111111111</text:p>
          </table:table-cell>
          <table:table-cell table:formula="of:=-([.I67]+(([.J67]+[.K67]/60)/60))" office:value-type="float" office:value="-40.4025" calcext:value-type="float">
            <text:p>-40.4025</text:p>
          </table:table-cell>
        </table:table-row>
        <table:table-row table:style-name="ro1">
          <table:table-cell office:value-type="string" calcext:value-type="string">
            <text:p>PG-6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5'58'' 13 0 10'02''</text:p>
          </table:table-cell>
          <table:table-cell table:formula="of:=MID([.C68];13;14)" office:value-type="string" office:string-value=" 13 0 10'02''" calcext:value-type="string">
            <text:p><text:s/>13 0 10'02''</text:p>
          </table:table-cell>
          <table:table-cell table:formula="of:=MID([.C68];1;10)" office:value-type="string" office:string-value="40 0 45'58" calcext:value-type="string">
            <text:p>40 0 45'58</text:p>
          </table:table-cell>
          <table:table-cell table:formula="of:=MID([.D68];1;3)" office:value-type="string" office:string-value=" 13" calcext:value-type="string">
            <text:p><text:s/>13</text:p>
          </table:table-cell>
          <table:table-cell table:formula="of:=MID([.D68];6;3)" office:value-type="string" office:string-value=" 10" calcext:value-type="string">
            <text:p><text:s/>10</text:p>
          </table:table-cell>
          <table:table-cell table:formula="of:=MID([.D68];10;2)" office:value-type="string" office:string-value="02" calcext:value-type="string">
            <text:p>02</text:p>
          </table:table-cell>
          <table:table-cell table:formula="of:=MID([.E68];1;2)" office:value-type="string" office:string-value="40" calcext:value-type="string">
            <text:p>40</text:p>
          </table:table-cell>
          <table:table-cell table:formula="of:=MID([.E68];6;2)" office:value-type="string" office:string-value="45" calcext:value-type="string">
            <text:p>45</text:p>
          </table:table-cell>
          <table:table-cell table:formula="of:=MID([.E68];9;2)" office:value-type="string" office:string-value="58" calcext:value-type="string">
            <text:p>58</text:p>
          </table:table-cell>
          <table:table-cell table:formula="of:=-([.F68]+(([.G68]+[.H68]/60)/60))" office:value-type="float" office:value="-13.1672222222222" calcext:value-type="float">
            <text:p>-13.1672222222222</text:p>
          </table:table-cell>
          <table:table-cell table:formula="of:=-([.I68]+(([.J68]+[.K68]/60)/60))" office:value-type="float" office:value="-40.7661111111111" calcext:value-type="float">
            <text:p>-40.7661111111111</text:p>
          </table:table-cell>
        </table:table-row>
        <table:table-row table:style-name="ro1">
          <table:table-cell office:value-type="string" calcext:value-type="string">
            <text:p>PG-6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6'34'' 13 0 07'39''</text:p>
          </table:table-cell>
          <table:table-cell table:formula="of:=MID([.C69];13;14)" office:value-type="string" office:string-value=" 13 0 07'39''" calcext:value-type="string">
            <text:p><text:s/>13 0 07'39''</text:p>
          </table:table-cell>
          <table:table-cell table:formula="of:=MID([.C69];1;10)" office:value-type="string" office:string-value="41 0 06'34" calcext:value-type="string">
            <text:p>41 0 06'34</text:p>
          </table:table-cell>
          <table:table-cell table:formula="of:=MID([.D69];1;3)" office:value-type="string" office:string-value=" 13" calcext:value-type="string">
            <text:p><text:s/>13</text:p>
          </table:table-cell>
          <table:table-cell table:formula="of:=MID([.D69];6;3)" office:value-type="string" office:string-value=" 07" calcext:value-type="string">
            <text:p><text:s/>07</text:p>
          </table:table-cell>
          <table:table-cell table:formula="of:=MID([.D69];10;2)" office:value-type="string" office:string-value="39" calcext:value-type="string">
            <text:p>39</text:p>
          </table:table-cell>
          <table:table-cell table:formula="of:=MID([.E69];1;2)" office:value-type="string" office:string-value="41" calcext:value-type="string">
            <text:p>41</text:p>
          </table:table-cell>
          <table:table-cell table:formula="of:=MID([.E69];6;2)" office:value-type="string" office:string-value="06" calcext:value-type="string">
            <text:p>06</text:p>
          </table:table-cell>
          <table:table-cell table:formula="of:=MID([.E69];9;2)" office:value-type="string" office:string-value="34" calcext:value-type="string">
            <text:p>34</text:p>
          </table:table-cell>
          <table:table-cell table:formula="of:=-([.F69]+(([.G69]+[.H69]/60)/60))" office:value-type="float" office:value="-13.1275" calcext:value-type="float">
            <text:p>-13.1275</text:p>
          </table:table-cell>
          <table:table-cell table:formula="of:=-([.I69]+(([.J69]+[.K69]/60)/60))" office:value-type="float" office:value="-41.1094444444444" calcext:value-type="float">
            <text:p>-41.1094444444444</text:p>
          </table:table-cell>
        </table:table-row>
        <table:table-row table:style-name="ro1">
          <table:table-cell office:value-type="string" calcext:value-type="string">
            <text:p>PG-6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7'13'' 12 0 42'26''</text:p>
          </table:table-cell>
          <table:table-cell table:formula="of:=MID([.C70];13;14)" office:value-type="string" office:string-value=" 12 0 42'26''" calcext:value-type="string">
            <text:p><text:s/>12 0 42'26''</text:p>
          </table:table-cell>
          <table:table-cell table:formula="of:=MID([.C70];1;10)" office:value-type="string" office:string-value="38 0 27'13" calcext:value-type="string">
            <text:p>38 0 27'13</text:p>
          </table:table-cell>
          <table:table-cell table:formula="of:=MID([.D70];1;3)" office:value-type="string" office:string-value=" 12" calcext:value-type="string">
            <text:p><text:s/>12</text:p>
          </table:table-cell>
          <table:table-cell table:formula="of:=MID([.D70];6;3)" office:value-type="string" office:string-value=" 42" calcext:value-type="string">
            <text:p><text:s/>42</text:p>
          </table:table-cell>
          <table:table-cell table:formula="of:=MID([.D70];10;2)" office:value-type="string" office:string-value="26" calcext:value-type="string">
            <text:p>26</text:p>
          </table:table-cell>
          <table:table-cell table:formula="of:=MID([.E70];1;2)" office:value-type="string" office:string-value="38" calcext:value-type="string">
            <text:p>38</text:p>
          </table:table-cell>
          <table:table-cell table:formula="of:=MID([.E70];6;2)" office:value-type="string" office:string-value="27" calcext:value-type="string">
            <text:p>27</text:p>
          </table:table-cell>
          <table:table-cell table:formula="of:=MID([.E70];9;2)" office:value-type="string" office:string-value="13" calcext:value-type="string">
            <text:p>13</text:p>
          </table:table-cell>
          <table:table-cell table:formula="of:=-([.F70]+(([.G70]+[.H70]/60)/60))" office:value-type="float" office:value="-12.7072222222222" calcext:value-type="float">
            <text:p>-12.7072222222222</text:p>
          </table:table-cell>
          <table:table-cell table:formula="of:=-([.I70]+(([.J70]+[.K70]/60)/60))" office:value-type="float" office:value="-38.4536111111111" calcext:value-type="float">
            <text:p>-38.4536111111111</text:p>
          </table:table-cell>
        </table:table-row>
        <table:table-row table:style-name="ro1">
          <table:table-cell office:value-type="string" calcext:value-type="string">
            <text:p>PG-6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6'36'' 12 0 46'29''</text:p>
          </table:table-cell>
          <table:table-cell table:formula="of:=MID([.C71];13;14)" office:value-type="string" office:string-value=" 12 0 46'29''" calcext:value-type="string">
            <text:p><text:s/>12 0 46'29''</text:p>
          </table:table-cell>
          <table:table-cell table:formula="of:=MID([.C71];1;10)" office:value-type="string" office:string-value="38 0 46'36" calcext:value-type="string">
            <text:p>38 0 46'36</text:p>
          </table:table-cell>
          <table:table-cell table:formula="of:=MID([.D71];1;3)" office:value-type="string" office:string-value=" 12" calcext:value-type="string">
            <text:p><text:s/>12</text:p>
          </table:table-cell>
          <table:table-cell table:formula="of:=MID([.D71];6;3)" office:value-type="string" office:string-value=" 46" calcext:value-type="string">
            <text:p><text:s/>46</text:p>
          </table:table-cell>
          <table:table-cell table:formula="of:=MID([.D71];10;2)" office:value-type="string" office:string-value="29" calcext:value-type="string">
            <text:p>29</text:p>
          </table:table-cell>
          <table:table-cell table:formula="of:=MID([.E71];1;2)" office:value-type="string" office:string-value="38" calcext:value-type="string">
            <text:p>38</text:p>
          </table:table-cell>
          <table:table-cell table:formula="of:=MID([.E71];6;2)" office:value-type="string" office:string-value="46" calcext:value-type="string">
            <text:p>46</text:p>
          </table:table-cell>
          <table:table-cell table:formula="of:=MID([.E71];9;2)" office:value-type="string" office:string-value="36" calcext:value-type="string">
            <text:p>36</text:p>
          </table:table-cell>
          <table:table-cell table:formula="of:=-([.F71]+(([.G71]+[.H71]/60)/60))" office:value-type="float" office:value="-12.7747222222222" calcext:value-type="float">
            <text:p>-12.7747222222222</text:p>
          </table:table-cell>
          <table:table-cell table:formula="of:=-([.I71]+(([.J71]+[.K71]/60)/60))" office:value-type="float" office:value="-38.7766666666667" calcext:value-type="float">
            <text:p>-38.7766666666667</text:p>
          </table:table-cell>
        </table:table-row>
        <table:table-row table:style-name="ro1">
          <table:table-cell office:value-type="string" calcext:value-type="string">
            <text:p>PG-7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40'' 12 0 21'05'</text:p>
          </table:table-cell>
          <table:table-cell table:formula="of:=MID([.C72];13;14)" office:value-type="string" office:string-value=" 12 0 21'05'" calcext:value-type="string">
            <text:p><text:s/>12 0 21'05'</text:p>
          </table:table-cell>
          <table:table-cell table:formula="of:=MID([.C72];1;10)" office:value-type="string" office:string-value="38 0 56'40" calcext:value-type="string">
            <text:p>38 0 56'40</text:p>
          </table:table-cell>
          <table:table-cell table:formula="of:=MID([.D72];1;3)" office:value-type="string" office:string-value=" 12" calcext:value-type="string">
            <text:p><text:s/>12</text:p>
          </table:table-cell>
          <table:table-cell table:formula="of:=MID([.D72];6;3)" office:value-type="string" office:string-value=" 21" calcext:value-type="string">
            <text:p><text:s/>21</text:p>
          </table:table-cell>
          <table:table-cell table:formula="of:=MID([.D72];10;2)" office:value-type="string" office:string-value="05" calcext:value-type="string">
            <text:p>05</text:p>
          </table:table-cell>
          <table:table-cell table:formula="of:=MID([.E72];1;2)" office:value-type="string" office:string-value="38" calcext:value-type="string">
            <text:p>38</text:p>
          </table:table-cell>
          <table:table-cell table:formula="of:=MID([.E72];6;2)" office:value-type="string" office:string-value="56" calcext:value-type="string">
            <text:p>56</text:p>
          </table:table-cell>
          <table:table-cell table:formula="of:=MID([.E72];9;2)" office:value-type="string" office:string-value="40" calcext:value-type="string">
            <text:p>40</text:p>
          </table:table-cell>
          <table:table-cell table:formula="of:=-([.F72]+(([.G72]+[.H72]/60)/60))" office:value-type="float" office:value="-12.3513888888889" calcext:value-type="float">
            <text:p>-12.3513888888889</text:p>
          </table:table-cell>
          <table:table-cell table:formula="of:=-([.I72]+(([.J72]+[.K72]/60)/60))" office:value-type="float" office:value="-38.9444444444444" calcext:value-type="float">
            <text:p>-38.9444444444444</text:p>
          </table:table-cell>
        </table:table-row>
        <table:table-row table:style-name="ro1">
          <table:table-cell office:value-type="string" calcext:value-type="string">
            <text:p>PG-7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8'03'' 12 0 00'38''</text:p>
          </table:table-cell>
          <table:table-cell table:formula="of:=MID([.C73];13;14)" office:value-type="string" office:string-value=" 12 0 00'38''" calcext:value-type="string">
            <text:p><text:s/>12 0 00'38''</text:p>
          </table:table-cell>
          <table:table-cell table:formula="of:=MID([.C73];1;10)" office:value-type="string" office:string-value="38 0 38'03" calcext:value-type="string">
            <text:p>38 0 38'03</text:p>
          </table:table-cell>
          <table:table-cell table:formula="of:=MID([.D73];1;3)" office:value-type="string" office:string-value=" 12" calcext:value-type="string">
            <text:p><text:s/>12</text:p>
          </table:table-cell>
          <table:table-cell table:formula="of:=MID([.D73];6;3)" office:value-type="string" office:string-value=" 00" calcext:value-type="string">
            <text:p><text:s/>00</text:p>
          </table:table-cell>
          <table:table-cell table:formula="of:=MID([.D73];10;2)" office:value-type="string" office:string-value="38" calcext:value-type="string">
            <text:p>38</text:p>
          </table:table-cell>
          <table:table-cell table:formula="of:=MID([.E73];1;2)" office:value-type="string" office:string-value="38" calcext:value-type="string">
            <text:p>38</text:p>
          </table:table-cell>
          <table:table-cell table:formula="of:=MID([.E73];6;2)" office:value-type="string" office:string-value="38" calcext:value-type="string">
            <text:p>38</text:p>
          </table:table-cell>
          <table:table-cell table:formula="of:=MID([.E73];9;2)" office:value-type="string" office:string-value="03" calcext:value-type="string">
            <text:p>03</text:p>
          </table:table-cell>
          <table:table-cell table:formula="of:=-([.F73]+(([.G73]+[.H73]/60)/60))" office:value-type="float" office:value="-12.0105555555556" calcext:value-type="float">
            <text:p>-12.0105555555556</text:p>
          </table:table-cell>
          <table:table-cell table:formula="of:=-([.I73]+(([.J73]+[.K73]/60)/60))" office:value-type="float" office:value="-38.6341666666667" calcext:value-type="float">
            <text:p>-38.6341666666667</text:p>
          </table:table-cell>
        </table:table-row>
        <table:table-row table:style-name="ro1">
          <table:table-cell office:value-type="string" calcext:value-type="string">
            <text:p>PG-7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8'22'' 12 0 18'06''</text:p>
          </table:table-cell>
          <table:table-cell table:formula="of:=MID([.C74];13;14)" office:value-type="string" office:string-value=" 12 0 18'06''" calcext:value-type="string">
            <text:p><text:s/>12 0 18'06''</text:p>
          </table:table-cell>
          <table:table-cell table:formula="of:=MID([.C74];1;10)" office:value-type="string" office:string-value="38 0 38'22" calcext:value-type="string">
            <text:p>38 0 38'22</text:p>
          </table:table-cell>
          <table:table-cell table:formula="of:=MID([.D74];1;3)" office:value-type="string" office:string-value=" 12" calcext:value-type="string">
            <text:p><text:s/>12</text:p>
          </table:table-cell>
          <table:table-cell table:formula="of:=MID([.D74];6;3)" office:value-type="string" office:string-value=" 18" calcext:value-type="string">
            <text:p><text:s/>18</text:p>
          </table:table-cell>
          <table:table-cell table:formula="of:=MID([.D74];10;2)" office:value-type="string" office:string-value="06" calcext:value-type="string">
            <text:p>06</text:p>
          </table:table-cell>
          <table:table-cell table:formula="of:=MID([.E74];1;2)" office:value-type="string" office:string-value="38" calcext:value-type="string">
            <text:p>38</text:p>
          </table:table-cell>
          <table:table-cell table:formula="of:=MID([.E74];6;2)" office:value-type="string" office:string-value="38" calcext:value-type="string">
            <text:p>38</text:p>
          </table:table-cell>
          <table:table-cell table:formula="of:=MID([.E74];9;2)" office:value-type="string" office:string-value="22" calcext:value-type="string">
            <text:p>22</text:p>
          </table:table-cell>
          <table:table-cell table:formula="of:=-([.F74]+(([.G74]+[.H74]/60)/60))" office:value-type="float" office:value="-12.3016666666667" calcext:value-type="float">
            <text:p>-12.3016666666667</text:p>
          </table:table-cell>
          <table:table-cell table:formula="of:=-([.I74]+(([.J74]+[.K74]/60)/60))" office:value-type="float" office:value="-38.6394444444444" calcext:value-type="float">
            <text:p>-38.6394444444444</text:p>
          </table:table-cell>
        </table:table-row>
        <table:table-row table:style-name="ro1">
          <table:table-cell office:value-type="string" calcext:value-type="string">
            <text:p>PG-7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1'57'' 12 0 12'10''</text:p>
          </table:table-cell>
          <table:table-cell table:formula="of:=MID([.C75];13;14)" office:value-type="string" office:string-value=" 12 0 12'10''" calcext:value-type="string">
            <text:p><text:s/>12 0 12'10''</text:p>
          </table:table-cell>
          <table:table-cell table:formula="of:=MID([.C75];1;10)" office:value-type="string" office:string-value="38 0 51'57" calcext:value-type="string">
            <text:p>38 0 51'57</text:p>
          </table:table-cell>
          <table:table-cell table:formula="of:=MID([.D75];1;3)" office:value-type="string" office:string-value=" 12" calcext:value-type="string">
            <text:p><text:s/>12</text:p>
          </table:table-cell>
          <table:table-cell table:formula="of:=MID([.D75];6;3)" office:value-type="string" office:string-value=" 12" calcext:value-type="string">
            <text:p><text:s/>12</text:p>
          </table:table-cell>
          <table:table-cell table:formula="of:=MID([.D75];10;2)" office:value-type="string" office:string-value="10" calcext:value-type="string">
            <text:p>10</text:p>
          </table:table-cell>
          <table:table-cell table:formula="of:=MID([.E75];1;2)" office:value-type="string" office:string-value="38" calcext:value-type="string">
            <text:p>38</text:p>
          </table:table-cell>
          <table:table-cell table:formula="of:=MID([.E75];6;2)" office:value-type="string" office:string-value="51" calcext:value-type="string">
            <text:p>51</text:p>
          </table:table-cell>
          <table:table-cell table:formula="of:=MID([.E75];9;2)" office:value-type="string" office:string-value="57" calcext:value-type="string">
            <text:p>57</text:p>
          </table:table-cell>
          <table:table-cell table:formula="of:=-([.F75]+(([.G75]+[.H75]/60)/60))" office:value-type="float" office:value="-12.2027777777778" calcext:value-type="float">
            <text:p>-12.2027777777778</text:p>
          </table:table-cell>
          <table:table-cell table:formula="of:=-([.I75]+(([.J75]+[.K75]/60)/60))" office:value-type="float" office:value="-38.8658333333333" calcext:value-type="float">
            <text:p>-38.8658333333333</text:p>
          </table:table-cell>
        </table:table-row>
        <table:table-row table:style-name="ro1">
          <table:table-cell office:value-type="string" calcext:value-type="string">
            <text:p>PG-7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5'10'' 12 0 09'36''</text:p>
          </table:table-cell>
          <table:table-cell table:formula="of:=MID([.C76];13;14)" office:value-type="string" office:string-value=" 12 0 09'36''" calcext:value-type="string">
            <text:p><text:s/>12 0 09'36''</text:p>
          </table:table-cell>
          <table:table-cell table:formula="of:=MID([.C76];1;10)" office:value-type="string" office:string-value="38 0 25'10" calcext:value-type="string">
            <text:p>38 0 25'10</text:p>
          </table:table-cell>
          <table:table-cell table:formula="of:=MID([.D76];1;3)" office:value-type="string" office:string-value=" 12" calcext:value-type="string">
            <text:p><text:s/>12</text:p>
          </table:table-cell>
          <table:table-cell table:formula="of:=MID([.D76];6;3)" office:value-type="string" office:string-value=" 09" calcext:value-type="string">
            <text:p><text:s/>09</text:p>
          </table:table-cell>
          <table:table-cell table:formula="of:=MID([.D76];10;2)" office:value-type="string" office:string-value="36" calcext:value-type="string">
            <text:p>36</text:p>
          </table:table-cell>
          <table:table-cell table:formula="of:=MID([.E76];1;2)" office:value-type="string" office:string-value="38" calcext:value-type="string">
            <text:p>38</text:p>
          </table:table-cell>
          <table:table-cell table:formula="of:=MID([.E76];6;2)" office:value-type="string" office:string-value="25" calcext:value-type="string">
            <text:p>25</text:p>
          </table:table-cell>
          <table:table-cell table:formula="of:=MID([.E76];9;2)" office:value-type="string" office:string-value="10" calcext:value-type="string">
            <text:p>10</text:p>
          </table:table-cell>
          <table:table-cell table:formula="of:=-([.F76]+(([.G76]+[.H76]/60)/60))" office:value-type="float" office:value="-12.16" calcext:value-type="float">
            <text:p>-12.16</text:p>
          </table:table-cell>
          <table:table-cell table:formula="of:=-([.I76]+(([.J76]+[.K76]/60)/60))" office:value-type="float" office:value="-38.4194444444444" calcext:value-type="float">
            <text:p>-38.4194444444444</text:p>
          </table:table-cell>
        </table:table-row>
        <table:table-row table:style-name="ro1">
          <table:table-cell office:value-type="string" calcext:value-type="string">
            <text:p>PG-7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9'35'' 12 0 30'05''</text:p>
          </table:table-cell>
          <table:table-cell table:formula="of:=MID([.C77];13;14)" office:value-type="string" office:string-value=" 12 0 30'05''" calcext:value-type="string">
            <text:p><text:s/>12 0 30'05''</text:p>
          </table:table-cell>
          <table:table-cell table:formula="of:=MID([.C77];1;10)" office:value-type="string" office:string-value="38 0 29'35" calcext:value-type="string">
            <text:p>38 0 29'35</text:p>
          </table:table-cell>
          <table:table-cell table:formula="of:=MID([.D77];1;3)" office:value-type="string" office:string-value=" 12" calcext:value-type="string">
            <text:p><text:s/>12</text:p>
          </table:table-cell>
          <table:table-cell table:formula="of:=MID([.D77];6;3)" office:value-type="string" office:string-value=" 30" calcext:value-type="string">
            <text:p><text:s/>30</text:p>
          </table:table-cell>
          <table:table-cell table:formula="of:=MID([.D77];10;2)" office:value-type="string" office:string-value="05" calcext:value-type="string">
            <text:p>05</text:p>
          </table:table-cell>
          <table:table-cell table:formula="of:=MID([.E77];1;2)" office:value-type="string" office:string-value="38" calcext:value-type="string">
            <text:p>38</text:p>
          </table:table-cell>
          <table:table-cell table:formula="of:=MID([.E77];6;2)" office:value-type="string" office:string-value="29" calcext:value-type="string">
            <text:p>29</text:p>
          </table:table-cell>
          <table:table-cell table:formula="of:=MID([.E77];9;2)" office:value-type="string" office:string-value="35" calcext:value-type="string">
            <text:p>35</text:p>
          </table:table-cell>
          <table:table-cell table:formula="of:=-([.F77]+(([.G77]+[.H77]/60)/60))" office:value-type="float" office:value="-12.5013888888889" calcext:value-type="float">
            <text:p>-12.5013888888889</text:p>
          </table:table-cell>
          <table:table-cell table:formula="of:=-([.I77]+(([.J77]+[.K77]/60)/60))" office:value-type="float" office:value="-38.4930555555556" calcext:value-type="float">
            <text:p>-38.4930555555556</text:p>
          </table:table-cell>
        </table:table-row>
        <table:table-row table:style-name="ro1">
          <table:table-cell office:value-type="string" calcext:value-type="string">
            <text:p>PG-7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0'28'' 12 0 25'32''</text:p>
          </table:table-cell>
          <table:table-cell table:formula="of:=MID([.C78];13;14)" office:value-type="string" office:string-value=" 12 0 25'32''" calcext:value-type="string">
            <text:p><text:s/>12 0 25'32''</text:p>
          </table:table-cell>
          <table:table-cell table:formula="of:=MID([.C78];1;10)" office:value-type="string" office:string-value="38 0 20'28" calcext:value-type="string">
            <text:p>38 0 20'28</text:p>
          </table:table-cell>
          <table:table-cell table:formula="of:=MID([.D78];1;3)" office:value-type="string" office:string-value=" 12" calcext:value-type="string">
            <text:p><text:s/>12</text:p>
          </table:table-cell>
          <table:table-cell table:formula="of:=MID([.D78];6;3)" office:value-type="string" office:string-value=" 25" calcext:value-type="string">
            <text:p><text:s/>25</text:p>
          </table:table-cell>
          <table:table-cell table:formula="of:=MID([.D78];10;2)" office:value-type="string" office:string-value="32" calcext:value-type="string">
            <text:p>32</text:p>
          </table:table-cell>
          <table:table-cell table:formula="of:=MID([.E78];1;2)" office:value-type="string" office:string-value="38" calcext:value-type="string">
            <text:p>38</text:p>
          </table:table-cell>
          <table:table-cell table:formula="of:=MID([.E78];6;2)" office:value-type="string" office:string-value="20" calcext:value-type="string">
            <text:p>20</text:p>
          </table:table-cell>
          <table:table-cell table:formula="of:=MID([.E78];9;2)" office:value-type="string" office:string-value="28" calcext:value-type="string">
            <text:p>28</text:p>
          </table:table-cell>
          <table:table-cell table:formula="of:=-([.F78]+(([.G78]+[.H78]/60)/60))" office:value-type="float" office:value="-12.4255555555556" calcext:value-type="float">
            <text:p>-12.4255555555556</text:p>
          </table:table-cell>
          <table:table-cell table:formula="of:=-([.I78]+(([.J78]+[.K78]/60)/60))" office:value-type="float" office:value="-38.3411111111111" calcext:value-type="float">
            <text:p>-38.3411111111111</text:p>
          </table:table-cell>
        </table:table-row>
        <table:table-row table:style-name="ro1">
          <table:table-cell office:value-type="string" calcext:value-type="string">
            <text:p>PG-7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03'48'' 12 0 38'47''</text:p>
          </table:table-cell>
          <table:table-cell table:formula="of:=MID([.C79];13;14)" office:value-type="string" office:string-value=" 12 0 38'47''" calcext:value-type="string">
            <text:p><text:s/>12 0 38'47''</text:p>
          </table:table-cell>
          <table:table-cell table:formula="of:=MID([.C79];1;10)" office:value-type="string" office:string-value="38 0 03'48" calcext:value-type="string">
            <text:p>38 0 03'48</text:p>
          </table:table-cell>
          <table:table-cell table:formula="of:=MID([.D79];1;3)" office:value-type="string" office:string-value=" 12" calcext:value-type="string">
            <text:p><text:s/>12</text:p>
          </table:table-cell>
          <table:table-cell table:formula="of:=MID([.D79];6;3)" office:value-type="string" office:string-value=" 38" calcext:value-type="string">
            <text:p><text:s/>38</text:p>
          </table:table-cell>
          <table:table-cell table:formula="of:=MID([.D79];10;2)" office:value-type="string" office:string-value="47" calcext:value-type="string">
            <text:p>47</text:p>
          </table:table-cell>
          <table:table-cell table:formula="of:=MID([.E79];1;2)" office:value-type="string" office:string-value="38" calcext:value-type="string">
            <text:p>38</text:p>
          </table:table-cell>
          <table:table-cell table:formula="of:=MID([.E79];6;2)" office:value-type="string" office:string-value="03" calcext:value-type="string">
            <text:p>03</text:p>
          </table:table-cell>
          <table:table-cell table:formula="of:=MID([.E79];9;2)" office:value-type="string" office:string-value="48" calcext:value-type="string">
            <text:p>48</text:p>
          </table:table-cell>
          <table:table-cell table:formula="of:=-([.F79]+(([.G79]+[.H79]/60)/60))" office:value-type="float" office:value="-12.6463888888889" calcext:value-type="float">
            <text:p>-12.6463888888889</text:p>
          </table:table-cell>
          <table:table-cell table:formula="of:=-([.I79]+(([.J79]+[.K79]/60)/60))" office:value-type="float" office:value="-38.0633333333333" calcext:value-type="float">
            <text:p>-38.0633333333333</text:p>
          </table:table-cell>
        </table:table-row>
        <table:table-row table:style-name="ro1">
          <table:table-cell office:value-type="string" calcext:value-type="string">
            <text:p>PG-7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0'37'' 12 0 45'57''</text:p>
          </table:table-cell>
          <table:table-cell table:formula="of:=MID([.C80];13;14)" office:value-type="string" office:string-value=" 12 0 45'57''" calcext:value-type="string">
            <text:p><text:s/>12 0 45'57''</text:p>
          </table:table-cell>
          <table:table-cell table:formula="of:=MID([.C80];1;10)" office:value-type="string" office:string-value="38 0 10'37" calcext:value-type="string">
            <text:p>38 0 10'37</text:p>
          </table:table-cell>
          <table:table-cell table:formula="of:=MID([.D80];1;3)" office:value-type="string" office:string-value=" 12" calcext:value-type="string">
            <text:p><text:s/>12</text:p>
          </table:table-cell>
          <table:table-cell table:formula="of:=MID([.D80];6;3)" office:value-type="string" office:string-value=" 45" calcext:value-type="string">
            <text:p><text:s/>45</text:p>
          </table:table-cell>
          <table:table-cell table:formula="of:=MID([.D80];10;2)" office:value-type="string" office:string-value="57" calcext:value-type="string">
            <text:p>57</text:p>
          </table:table-cell>
          <table:table-cell table:formula="of:=MID([.E80];1;2)" office:value-type="string" office:string-value="38" calcext:value-type="string">
            <text:p>38</text:p>
          </table:table-cell>
          <table:table-cell table:formula="of:=MID([.E80];6;2)" office:value-type="string" office:string-value="10" calcext:value-type="string">
            <text:p>10</text:p>
          </table:table-cell>
          <table:table-cell table:formula="of:=MID([.E80];9;2)" office:value-type="string" office:string-value="37" calcext:value-type="string">
            <text:p>37</text:p>
          </table:table-cell>
          <table:table-cell table:formula="of:=-([.F80]+(([.G80]+[.H80]/60)/60))" office:value-type="float" office:value="-12.7658333333333" calcext:value-type="float">
            <text:p>-12.7658333333333</text:p>
          </table:table-cell>
          <table:table-cell table:formula="of:=-([.I80]+(([.J80]+[.K80]/60)/60))" office:value-type="float" office:value="-38.1769444444444" calcext:value-type="float">
            <text:p>-38.1769444444444</text:p>
          </table:table-cell>
        </table:table-row>
        <table:table-row table:style-name="ro1">
          <table:table-cell office:value-type="string" calcext:value-type="string">
            <text:p>PG-7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4'31'' 12 0 40'41''</text:p>
          </table:table-cell>
          <table:table-cell table:formula="of:=MID([.C81];13;14)" office:value-type="string" office:string-value=" 12 0 40'41''" calcext:value-type="string">
            <text:p><text:s/>12 0 40'41''</text:p>
          </table:table-cell>
          <table:table-cell table:formula="of:=MID([.C81];1;10)" office:value-type="string" office:string-value="39 0 14'31" calcext:value-type="string">
            <text:p>39 0 14'31</text:p>
          </table:table-cell>
          <table:table-cell table:formula="of:=MID([.D81];1;3)" office:value-type="string" office:string-value=" 12" calcext:value-type="string">
            <text:p><text:s/>12</text:p>
          </table:table-cell>
          <table:table-cell table:formula="of:=MID([.D81];6;3)" office:value-type="string" office:string-value=" 40" calcext:value-type="string">
            <text:p><text:s/>40</text:p>
          </table:table-cell>
          <table:table-cell table:formula="of:=MID([.D81];10;2)" office:value-type="string" office:string-value="41" calcext:value-type="string">
            <text:p>41</text:p>
          </table:table-cell>
          <table:table-cell table:formula="of:=MID([.E81];1;2)" office:value-type="string" office:string-value="39" calcext:value-type="string">
            <text:p>39</text:p>
          </table:table-cell>
          <table:table-cell table:formula="of:=MID([.E81];6;2)" office:value-type="string" office:string-value="14" calcext:value-type="string">
            <text:p>14</text:p>
          </table:table-cell>
          <table:table-cell table:formula="of:=MID([.E81];9;2)" office:value-type="string" office:string-value="31" calcext:value-type="string">
            <text:p>31</text:p>
          </table:table-cell>
          <table:table-cell table:formula="of:=-([.F81]+(([.G81]+[.H81]/60)/60))" office:value-type="float" office:value="-12.6780555555556" calcext:value-type="float">
            <text:p>-12.6780555555556</text:p>
          </table:table-cell>
          <table:table-cell table:formula="of:=-([.I81]+(([.J81]+[.K81]/60)/60))" office:value-type="float" office:value="-39.2419444444444" calcext:value-type="float">
            <text:p>-39.2419444444444</text:p>
          </table:table-cell>
        </table:table-row>
        <table:table-row table:style-name="ro1">
          <table:table-cell office:value-type="string" calcext:value-type="string">
            <text:p>PG-8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1'51'' 12 0 54'44''</text:p>
          </table:table-cell>
          <table:table-cell table:formula="of:=MID([.C82];13;14)" office:value-type="string" office:string-value=" 12 0 54'44''" calcext:value-type="string">
            <text:p><text:s/>12 0 54'44''</text:p>
          </table:table-cell>
          <table:table-cell table:formula="of:=MID([.C82];1;10)" office:value-type="string" office:string-value="39 0 21'51" calcext:value-type="string">
            <text:p>39 0 21'51</text:p>
          </table:table-cell>
          <table:table-cell table:formula="of:=MID([.D82];1;3)" office:value-type="string" office:string-value=" 12" calcext:value-type="string">
            <text:p><text:s/>12</text:p>
          </table:table-cell>
          <table:table-cell table:formula="of:=MID([.D82];6;3)" office:value-type="string" office:string-value=" 54" calcext:value-type="string">
            <text:p><text:s/>54</text:p>
          </table:table-cell>
          <table:table-cell table:formula="of:=MID([.D82];10;2)" office:value-type="string" office:string-value="44" calcext:value-type="string">
            <text:p>44</text:p>
          </table:table-cell>
          <table:table-cell table:formula="of:=MID([.E82];1;2)" office:value-type="string" office:string-value="39" calcext:value-type="string">
            <text:p>39</text:p>
          </table:table-cell>
          <table:table-cell table:formula="of:=MID([.E82];6;2)" office:value-type="string" office:string-value="21" calcext:value-type="string">
            <text:p>21</text:p>
          </table:table-cell>
          <table:table-cell table:formula="of:=MID([.E82];9;2)" office:value-type="string" office:string-value="51" calcext:value-type="string">
            <text:p>51</text:p>
          </table:table-cell>
          <table:table-cell table:formula="of:=-([.F82]+(([.G82]+[.H82]/60)/60))" office:value-type="float" office:value="-12.9122222222222" calcext:value-type="float">
            <text:p>-12.9122222222222</text:p>
          </table:table-cell>
          <table:table-cell table:formula="of:=-([.I82]+(([.J82]+[.K82]/60)/60))" office:value-type="float" office:value="-39.3641666666667" calcext:value-type="float">
            <text:p>-39.3641666666667</text:p>
          </table:table-cell>
        </table:table-row>
        <table:table-row table:style-name="ro1">
          <table:table-cell office:value-type="string" calcext:value-type="string">
            <text:p>PG-8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7'49'' 12 0 59'23''</text:p>
          </table:table-cell>
          <table:table-cell table:formula="of:=MID([.C83];13;14)" office:value-type="string" office:string-value=" 12 0 59'23''" calcext:value-type="string">
            <text:p><text:s/>12 0 59'23''</text:p>
          </table:table-cell>
          <table:table-cell table:formula="of:=MID([.C83];1;10)" office:value-type="string" office:string-value="39 0 07'49" calcext:value-type="string">
            <text:p>39 0 07'49</text:p>
          </table:table-cell>
          <table:table-cell table:formula="of:=MID([.D83];1;3)" office:value-type="string" office:string-value=" 12" calcext:value-type="string">
            <text:p><text:s/>12</text:p>
          </table:table-cell>
          <table:table-cell table:formula="of:=MID([.D83];6;3)" office:value-type="string" office:string-value=" 59" calcext:value-type="string">
            <text:p><text:s/>59</text:p>
          </table:table-cell>
          <table:table-cell table:formula="of:=MID([.D83];10;2)" office:value-type="string" office:string-value="23" calcext:value-type="string">
            <text:p>23</text:p>
          </table:table-cell>
          <table:table-cell table:formula="of:=MID([.E83];1;2)" office:value-type="string" office:string-value="39" calcext:value-type="string">
            <text:p>39</text:p>
          </table:table-cell>
          <table:table-cell table:formula="of:=MID([.E83];6;2)" office:value-type="string" office:string-value="07" calcext:value-type="string">
            <text:p>07</text:p>
          </table:table-cell>
          <table:table-cell table:formula="of:=MID([.E83];9;2)" office:value-type="string" office:string-value="49" calcext:value-type="string">
            <text:p>49</text:p>
          </table:table-cell>
          <table:table-cell table:formula="of:=-([.F83]+(([.G83]+[.H83]/60)/60))" office:value-type="float" office:value="-12.9897222222222" calcext:value-type="float">
            <text:p>-12.9897222222222</text:p>
          </table:table-cell>
          <table:table-cell table:formula="of:=-([.I83]+(([.J83]+[.K83]/60)/60))" office:value-type="float" office:value="-39.1302777777778" calcext:value-type="float">
            <text:p>-39.1302777777778</text:p>
          </table:table-cell>
        </table:table-row>
        <table:table-row table:style-name="ro1">
          <table:table-cell office:value-type="string" calcext:value-type="string">
            <text:p>PG-8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32'' 12 0 55'57''</text:p>
          </table:table-cell>
          <table:table-cell table:formula="of:=MID([.C84];13;14)" office:value-type="string" office:string-value=" 12 0 55'57''" calcext:value-type="string">
            <text:p><text:s/>12 0 55'57''</text:p>
          </table:table-cell>
          <table:table-cell table:formula="of:=MID([.C84];1;10)" office:value-type="string" office:string-value="38 0 37'32" calcext:value-type="string">
            <text:p>38 0 37'32</text:p>
          </table:table-cell>
          <table:table-cell table:formula="of:=MID([.D84];1;3)" office:value-type="string" office:string-value=" 12" calcext:value-type="string">
            <text:p><text:s/>12</text:p>
          </table:table-cell>
          <table:table-cell table:formula="of:=MID([.D84];6;3)" office:value-type="string" office:string-value=" 55" calcext:value-type="string">
            <text:p><text:s/>55</text:p>
          </table:table-cell>
          <table:table-cell table:formula="of:=MID([.D84];10;2)" office:value-type="string" office:string-value="57" calcext:value-type="string">
            <text:p>57</text:p>
          </table:table-cell>
          <table:table-cell table:formula="of:=MID([.E84];1;2)" office:value-type="string" office:string-value="38" calcext:value-type="string">
            <text:p>38</text:p>
          </table:table-cell>
          <table:table-cell table:formula="of:=MID([.E84];6;2)" office:value-type="string" office:string-value="37" calcext:value-type="string">
            <text:p>37</text:p>
          </table:table-cell>
          <table:table-cell table:formula="of:=MID([.E84];9;2)" office:value-type="string" office:string-value="32" calcext:value-type="string">
            <text:p>32</text:p>
          </table:table-cell>
          <table:table-cell table:formula="of:=-([.F84]+(([.G84]+[.H84]/60)/60))" office:value-type="float" office:value="-12.9325" calcext:value-type="float">
            <text:p>-12.9325</text:p>
          </table:table-cell>
          <table:table-cell table:formula="of:=-([.I84]+(([.J84]+[.K84]/60)/60))" office:value-type="float" office:value="-38.6255555555556" calcext:value-type="float">
            <text:p>-38.6255555555556</text:p>
          </table:table-cell>
        </table:table-row>
        <table:table-row table:style-name="ro1">
          <table:table-cell office:value-type="string" calcext:value-type="string">
            <text:p>PG-8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7'18'' 13 0 03'48</text:p>
          </table:table-cell>
          <table:table-cell table:formula="of:=MID([.C85];13;14)" office:value-type="string" office:string-value=" 13 0 03'48" calcext:value-type="string">
            <text:p><text:s/>13 0 03'48</text:p>
          </table:table-cell>
          <table:table-cell table:formula="of:=MID([.C85];1;10)" office:value-type="string" office:string-value="38 0 47'18" calcext:value-type="string">
            <text:p>38 0 47'18</text:p>
          </table:table-cell>
          <table:table-cell table:formula="of:=MID([.D85];1;3)" office:value-type="string" office:string-value=" 13" calcext:value-type="string">
            <text:p><text:s/>13</text:p>
          </table:table-cell>
          <table:table-cell table:formula="of:=MID([.D85];6;3)" office:value-type="string" office:string-value=" 03" calcext:value-type="string">
            <text:p><text:s/>03</text:p>
          </table:table-cell>
          <table:table-cell table:formula="of:=MID([.D85];10;2)" office:value-type="string" office:string-value="48" calcext:value-type="string">
            <text:p>48</text:p>
          </table:table-cell>
          <table:table-cell table:formula="of:=MID([.E85];1;2)" office:value-type="string" office:string-value="38" calcext:value-type="string">
            <text:p>38</text:p>
          </table:table-cell>
          <table:table-cell table:formula="of:=MID([.E85];6;2)" office:value-type="string" office:string-value="47" calcext:value-type="string">
            <text:p>47</text:p>
          </table:table-cell>
          <table:table-cell table:formula="of:=MID([.E85];9;2)" office:value-type="string" office:string-value="18" calcext:value-type="string">
            <text:p>18</text:p>
          </table:table-cell>
          <table:table-cell table:formula="of:=-([.F85]+(([.G85]+[.H85]/60)/60))" office:value-type="float" office:value="-13.0633333333333" calcext:value-type="float">
            <text:p>-13.0633333333333</text:p>
          </table:table-cell>
          <table:table-cell table:formula="of:=-([.I85]+(([.J85]+[.K85]/60)/60))" office:value-type="float" office:value="-38.7883333333333" calcext:value-type="float">
            <text:p>-38.7883333333333</text:p>
          </table:table-cell>
        </table:table-row>
        <table:table-row table:style-name="ro1">
          <table:table-cell office:value-type="string" calcext:value-type="string">
            <text:p>PG-8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6'13'' 12 0 50'08''</text:p>
          </table:table-cell>
          <table:table-cell table:formula="of:=MID([.C86];13;14)" office:value-type="string" office:string-value=" 12 0 50'08''" calcext:value-type="string">
            <text:p><text:s/>12 0 50'08''</text:p>
          </table:table-cell>
          <table:table-cell table:formula="of:=MID([.C86];1;10)" office:value-type="string" office:string-value="39 0 06'13" calcext:value-type="string">
            <text:p>39 0 06'13</text:p>
          </table:table-cell>
          <table:table-cell table:formula="of:=MID([.D86];1;3)" office:value-type="string" office:string-value=" 12" calcext:value-type="string">
            <text:p><text:s/>12</text:p>
          </table:table-cell>
          <table:table-cell table:formula="of:=MID([.D86];6;3)" office:value-type="string" office:string-value=" 50" calcext:value-type="string">
            <text:p><text:s/>50</text:p>
          </table:table-cell>
          <table:table-cell table:formula="of:=MID([.D86];10;2)" office:value-type="string" office:string-value="08" calcext:value-type="string">
            <text:p>08</text:p>
          </table:table-cell>
          <table:table-cell table:formula="of:=MID([.E86];1;2)" office:value-type="string" office:string-value="39" calcext:value-type="string">
            <text:p>39</text:p>
          </table:table-cell>
          <table:table-cell table:formula="of:=MID([.E86];6;2)" office:value-type="string" office:string-value="06" calcext:value-type="string">
            <text:p>06</text:p>
          </table:table-cell>
          <table:table-cell table:formula="of:=MID([.E86];9;2)" office:value-type="string" office:string-value="13" calcext:value-type="string">
            <text:p>13</text:p>
          </table:table-cell>
          <table:table-cell table:formula="of:=-([.F86]+(([.G86]+[.H86]/60)/60))" office:value-type="float" office:value="-12.8355555555556" calcext:value-type="float">
            <text:p>-12.8355555555556</text:p>
          </table:table-cell>
          <table:table-cell table:formula="of:=-([.I86]+(([.J86]+[.K86]/60)/60))" office:value-type="float" office:value="-39.1036111111111" calcext:value-type="float">
            <text:p>-39.1036111111111</text:p>
          </table:table-cell>
        </table:table-row>
        <table:table-row table:style-name="ro1">
          <table:table-cell office:value-type="string" calcext:value-type="string">
            <text:p>PG-8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39'' 12 0 50'08''</text:p>
          </table:table-cell>
          <table:table-cell table:formula="of:=MID([.C87];13;14)" office:value-type="string" office:string-value=" 12 0 50'08''" calcext:value-type="string">
            <text:p><text:s/>12 0 50'08''</text:p>
          </table:table-cell>
          <table:table-cell table:formula="of:=MID([.C87];1;10)" office:value-type="string" office:string-value="38 0 56'39" calcext:value-type="string">
            <text:p>38 0 56'39</text:p>
          </table:table-cell>
          <table:table-cell table:formula="of:=MID([.D87];1;3)" office:value-type="string" office:string-value=" 12" calcext:value-type="string">
            <text:p><text:s/>12</text:p>
          </table:table-cell>
          <table:table-cell table:formula="of:=MID([.D87];6;3)" office:value-type="string" office:string-value=" 50" calcext:value-type="string">
            <text:p><text:s/>50</text:p>
          </table:table-cell>
          <table:table-cell table:formula="of:=MID([.D87];10;2)" office:value-type="string" office:string-value="08" calcext:value-type="string">
            <text:p>08</text:p>
          </table:table-cell>
          <table:table-cell table:formula="of:=MID([.E87];1;2)" office:value-type="string" office:string-value="38" calcext:value-type="string">
            <text:p>38</text:p>
          </table:table-cell>
          <table:table-cell table:formula="of:=MID([.E87];6;2)" office:value-type="string" office:string-value="56" calcext:value-type="string">
            <text:p>56</text:p>
          </table:table-cell>
          <table:table-cell table:formula="of:=MID([.E87];9;2)" office:value-type="string" office:string-value="39" calcext:value-type="string">
            <text:p>39</text:p>
          </table:table-cell>
          <table:table-cell table:formula="of:=-([.F87]+(([.G87]+[.H87]/60)/60))" office:value-type="float" office:value="-12.8355555555556" calcext:value-type="float">
            <text:p>-12.8355555555556</text:p>
          </table:table-cell>
          <table:table-cell table:formula="of:=-([.I87]+(([.J87]+[.K87]/60)/60))" office:value-type="float" office:value="-38.9441666666667" calcext:value-type="float">
            <text:p>-38.9441666666667</text:p>
          </table:table-cell>
        </table:table-row>
        <table:table-row table:style-name="ro1">
          <table:table-cell office:value-type="string" calcext:value-type="string">
            <text:p>PG-8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3'43'' 12 0 34'19''</text:p>
          </table:table-cell>
          <table:table-cell table:formula="of:=MID([.C88];13;14)" office:value-type="string" office:string-value=" 12 0 34'19''" calcext:value-type="string">
            <text:p><text:s/>12 0 34'19''</text:p>
          </table:table-cell>
          <table:table-cell table:formula="of:=MID([.C88];1;10)" office:value-type="string" office:string-value="38 0 53'43" calcext:value-type="string">
            <text:p>38 0 53'43</text:p>
          </table:table-cell>
          <table:table-cell table:formula="of:=MID([.D88];1;3)" office:value-type="string" office:string-value=" 12" calcext:value-type="string">
            <text:p><text:s/>12</text:p>
          </table:table-cell>
          <table:table-cell table:formula="of:=MID([.D88];6;3)" office:value-type="string" office:string-value=" 34" calcext:value-type="string">
            <text:p><text:s/>34</text:p>
          </table:table-cell>
          <table:table-cell table:formula="of:=MID([.D88];10;2)" office:value-type="string" office:string-value="19" calcext:value-type="string">
            <text:p>19</text:p>
          </table:table-cell>
          <table:table-cell table:formula="of:=MID([.E88];1;2)" office:value-type="string" office:string-value="38" calcext:value-type="string">
            <text:p>38</text:p>
          </table:table-cell>
          <table:table-cell table:formula="of:=MID([.E88];6;2)" office:value-type="string" office:string-value="53" calcext:value-type="string">
            <text:p>53</text:p>
          </table:table-cell>
          <table:table-cell table:formula="of:=MID([.E88];9;2)" office:value-type="string" office:string-value="43" calcext:value-type="string">
            <text:p>43</text:p>
          </table:table-cell>
          <table:table-cell table:formula="of:=-([.F88]+(([.G88]+[.H88]/60)/60))" office:value-type="float" office:value="-12.5719444444444" calcext:value-type="float">
            <text:p>-12.5719444444444</text:p>
          </table:table-cell>
          <table:table-cell table:formula="of:=-([.I88]+(([.J88]+[.K88]/60)/60))" office:value-type="float" office:value="-38.8952777777778" calcext:value-type="float">
            <text:p>-38.8952777777778</text:p>
          </table:table-cell>
        </table:table-row>
        <table:table-row table:style-name="ro1">
          <table:table-cell office:value-type="string" calcext:value-type="string">
            <text:p>PG-8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4'10'' 13 0 06'53''</text:p>
          </table:table-cell>
          <table:table-cell table:formula="of:=MID([.C89];13;14)" office:value-type="string" office:string-value=" 13 0 06'53''" calcext:value-type="string">
            <text:p><text:s/>13 0 06'53''</text:p>
          </table:table-cell>
          <table:table-cell table:formula="of:=MID([.C89];1;10)" office:value-type="string" office:string-value="38 0 54'10" calcext:value-type="string">
            <text:p>38 0 54'10</text:p>
          </table:table-cell>
          <table:table-cell table:formula="of:=MID([.D89];1;3)" office:value-type="string" office:string-value=" 13" calcext:value-type="string">
            <text:p><text:s/>13</text:p>
          </table:table-cell>
          <table:table-cell table:formula="of:=MID([.D89];6;3)" office:value-type="string" office:string-value=" 06" calcext:value-type="string">
            <text:p><text:s/>06</text:p>
          </table:table-cell>
          <table:table-cell table:formula="of:=MID([.D89];10;2)" office:value-type="string" office:string-value="53" calcext:value-type="string">
            <text:p>53</text:p>
          </table:table-cell>
          <table:table-cell table:formula="of:=MID([.E89];1;2)" office:value-type="string" office:string-value="38" calcext:value-type="string">
            <text:p>38</text:p>
          </table:table-cell>
          <table:table-cell table:formula="of:=MID([.E89];6;2)" office:value-type="string" office:string-value="54" calcext:value-type="string">
            <text:p>54</text:p>
          </table:table-cell>
          <table:table-cell table:formula="of:=MID([.E89];9;2)" office:value-type="string" office:string-value="10" calcext:value-type="string">
            <text:p>10</text:p>
          </table:table-cell>
          <table:table-cell table:formula="of:=-([.F89]+(([.G89]+[.H89]/60)/60))" office:value-type="float" office:value="-13.1147222222222" calcext:value-type="float">
            <text:p>-13.1147222222222</text:p>
          </table:table-cell>
          <table:table-cell table:formula="of:=-([.I89]+(([.J89]+[.K89]/60)/60))" office:value-type="float" office:value="-38.9027777777778" calcext:value-type="float">
            <text:p>-38.9027777777778</text:p>
          </table:table-cell>
        </table:table-row>
        <table:table-row table:style-name="ro1">
          <table:table-cell office:value-type="string" calcext:value-type="string">
            <text:p>PG-8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0'58'' 12 0 01'49''</text:p>
          </table:table-cell>
          <table:table-cell table:formula="of:=MID([.C90];13;14)" office:value-type="string" office:string-value=" 12 0 01'49''" calcext:value-type="string">
            <text:p><text:s/>12 0 01'49''</text:p>
          </table:table-cell>
          <table:table-cell table:formula="of:=MID([.C90];1;10)" office:value-type="string" office:string-value="38 0 50'58" calcext:value-type="string">
            <text:p>38 0 50'58</text:p>
          </table:table-cell>
          <table:table-cell table:formula="of:=MID([.D90];1;3)" office:value-type="string" office:string-value=" 12" calcext:value-type="string">
            <text:p><text:s/>12</text:p>
          </table:table-cell>
          <table:table-cell table:formula="of:=MID([.D90];6;3)" office:value-type="string" office:string-value=" 01" calcext:value-type="string">
            <text:p><text:s/>01</text:p>
          </table:table-cell>
          <table:table-cell table:formula="of:=MID([.D90];10;2)" office:value-type="string" office:string-value="49" calcext:value-type="string">
            <text:p>49</text:p>
          </table:table-cell>
          <table:table-cell table:formula="of:=MID([.E90];1;2)" office:value-type="string" office:string-value="38" calcext:value-type="string">
            <text:p>38</text:p>
          </table:table-cell>
          <table:table-cell table:formula="of:=MID([.E90];6;2)" office:value-type="string" office:string-value="50" calcext:value-type="string">
            <text:p>50</text:p>
          </table:table-cell>
          <table:table-cell table:formula="of:=MID([.E90];9;2)" office:value-type="string" office:string-value="58" calcext:value-type="string">
            <text:p>58</text:p>
          </table:table-cell>
          <table:table-cell table:formula="of:=-([.F90]+(([.G90]+[.H90]/60)/60))" office:value-type="float" office:value="-12.0302777777778" calcext:value-type="float">
            <text:p>-12.0302777777778</text:p>
          </table:table-cell>
          <table:table-cell table:formula="of:=-([.I90]+(([.J90]+[.K90]/60)/60))" office:value-type="float" office:value="-38.8494444444444" calcext:value-type="float">
            <text:p>-38.8494444444444</text:p>
          </table:table-cell>
        </table:table-row>
        <table:table-row table:style-name="ro1">
          <table:table-cell office:value-type="string" calcext:value-type="string">
            <text:p>PG-8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2'59'' 12 0 28'55''</text:p>
          </table:table-cell>
          <table:table-cell table:formula="of:=MID([.C91];13;14)" office:value-type="string" office:string-value=" 12 0 28'55''" calcext:value-type="string">
            <text:p><text:s/>12 0 28'55''</text:p>
          </table:table-cell>
          <table:table-cell table:formula="of:=MID([.C91];1;10)" office:value-type="string" office:string-value="39 0 12'59" calcext:value-type="string">
            <text:p>39 0 12'59</text:p>
          </table:table-cell>
          <table:table-cell table:formula="of:=MID([.D91];1;3)" office:value-type="string" office:string-value=" 12" calcext:value-type="string">
            <text:p><text:s/>12</text:p>
          </table:table-cell>
          <table:table-cell table:formula="of:=MID([.D91];6;3)" office:value-type="string" office:string-value=" 28" calcext:value-type="string">
            <text:p><text:s/>28</text:p>
          </table:table-cell>
          <table:table-cell table:formula="of:=MID([.D91];10;2)" office:value-type="string" office:string-value="55" calcext:value-type="string">
            <text:p>55</text:p>
          </table:table-cell>
          <table:table-cell table:formula="of:=MID([.E91];1;2)" office:value-type="string" office:string-value="39" calcext:value-type="string">
            <text:p>39</text:p>
          </table:table-cell>
          <table:table-cell table:formula="of:=MID([.E91];6;2)" office:value-type="string" office:string-value="12" calcext:value-type="string">
            <text:p>12</text:p>
          </table:table-cell>
          <table:table-cell table:formula="of:=MID([.E91];9;2)" office:value-type="string" office:string-value="59" calcext:value-type="string">
            <text:p>59</text:p>
          </table:table-cell>
          <table:table-cell table:formula="of:=-([.F91]+(([.G91]+[.H91]/60)/60))" office:value-type="float" office:value="-12.4819444444444" calcext:value-type="float">
            <text:p>-12.4819444444444</text:p>
          </table:table-cell>
          <table:table-cell table:formula="of:=-([.I91]+(([.J91]+[.K91]/60)/60))" office:value-type="float" office:value="-39.2163888888889" calcext:value-type="float">
            <text:p>-39.2163888888889</text:p>
          </table:table-cell>
        </table:table-row>
        <table:table-row table:style-name="ro1">
          <table:table-cell office:value-type="string" calcext:value-type="string">
            <text:p>PG-9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0'43'' 12 0 11'13''</text:p>
          </table:table-cell>
          <table:table-cell table:formula="of:=MID([.C92];13;14)" office:value-type="string" office:string-value=" 12 0 11'13''" calcext:value-type="string">
            <text:p><text:s/>12 0 11'13''</text:p>
          </table:table-cell>
          <table:table-cell table:formula="of:=MID([.C92];1;10)" office:value-type="string" office:string-value="39 0 20'43" calcext:value-type="string">
            <text:p>39 0 20'43</text:p>
          </table:table-cell>
          <table:table-cell table:formula="of:=MID([.D92];1;3)" office:value-type="string" office:string-value=" 12" calcext:value-type="string">
            <text:p><text:s/>12</text:p>
          </table:table-cell>
          <table:table-cell table:formula="of:=MID([.D92];6;3)" office:value-type="string" office:string-value=" 11" calcext:value-type="string">
            <text:p><text:s/>11</text:p>
          </table:table-cell>
          <table:table-cell table:formula="of:=MID([.D92];10;2)" office:value-type="string" office:string-value="13" calcext:value-type="string">
            <text:p>13</text:p>
          </table:table-cell>
          <table:table-cell table:formula="of:=MID([.E92];1;2)" office:value-type="string" office:string-value="39" calcext:value-type="string">
            <text:p>39</text:p>
          </table:table-cell>
          <table:table-cell table:formula="of:=MID([.E92];6;2)" office:value-type="string" office:string-value="20" calcext:value-type="string">
            <text:p>20</text:p>
          </table:table-cell>
          <table:table-cell table:formula="of:=MID([.E92];9;2)" office:value-type="string" office:string-value="43" calcext:value-type="string">
            <text:p>43</text:p>
          </table:table-cell>
          <table:table-cell table:formula="of:=-([.F92]+(([.G92]+[.H92]/60)/60))" office:value-type="float" office:value="-12.1869444444444" calcext:value-type="float">
            <text:p>-12.1869444444444</text:p>
          </table:table-cell>
          <table:table-cell table:formula="of:=-([.I92]+(([.J92]+[.K92]/60)/60))" office:value-type="float" office:value="-39.3452777777778" calcext:value-type="float">
            <text:p>-39.3452777777778</text:p>
          </table:table-cell>
        </table:table-row>
        <table:table-row table:style-name="ro1">
          <table:table-cell office:value-type="string" calcext:value-type="string">
            <text:p>PG-9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6'29" 12 0 07'30"</text:p>
          </table:table-cell>
          <table:table-cell table:formula="of:=MID([.C93];13;14)" office:value-type="string" office:string-value="12 0 07'30&quot;" calcext:value-type="string">
            <text:p>12 0 07'30"</text:p>
          </table:table-cell>
          <table:table-cell table:formula="of:=MID([.C93];1;10)" office:value-type="string" office:string-value="39 0 06'29" calcext:value-type="string">
            <text:p>39 0 06'29</text:p>
          </table:table-cell>
          <table:table-cell table:formula="of:=MID([.D93];1;3)" office:value-type="string" office:string-value="12 " calcext:value-type="string">
            <text:p>12 </text:p>
          </table:table-cell>
          <table:table-cell table:formula="of:=MID([.D93];6;2)" office:value-type="string" office:string-value="07" calcext:value-type="string">
            <text:p>07</text:p>
          </table:table-cell>
          <table:table-cell table:formula="of:=MID([.D93];9;2)" office:value-type="string" office:string-value="30" calcext:value-type="string">
            <text:p>30</text:p>
          </table:table-cell>
          <table:table-cell table:formula="of:=MID([.E93];1;2)" office:value-type="string" office:string-value="39" calcext:value-type="string">
            <text:p>39</text:p>
          </table:table-cell>
          <table:table-cell table:formula="of:=MID([.E93];6;2)" office:value-type="string" office:string-value="06" calcext:value-type="string">
            <text:p>06</text:p>
          </table:table-cell>
          <table:table-cell table:formula="of:=MID([.E93];9;2)" office:value-type="string" office:string-value="29" calcext:value-type="string">
            <text:p>29</text:p>
          </table:table-cell>
          <table:table-cell table:formula="of:=-([.F93]+(([.G93]+[.H93]/60)/60))" office:value-type="float" office:value="-12.125" calcext:value-type="float">
            <text:p>-12.125</text:p>
          </table:table-cell>
          <table:table-cell table:formula="of:=-([.I93]+(([.J93]+[.K93]/60)/60))" office:value-type="float" office:value="-39.1080555555556" calcext:value-type="float">
            <text:p>-39.1080555555556</text:p>
          </table:table-cell>
        </table:table-row>
        <table:table-row table:style-name="ro1">
          <table:table-cell office:value-type="string" calcext:value-type="string">
            <text:p>PG-9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1'23" 12 0 57'15"</text:p>
          </table:table-cell>
          <table:table-cell table:formula="of:=MID([.C94];13;14)" office:value-type="string" office:string-value="12 0 57'15&quot;" calcext:value-type="string">
            <text:p>12 0 57'15"</text:p>
          </table:table-cell>
          <table:table-cell table:formula="of:=MID([.C94];1;10)" office:value-type="string" office:string-value="38 0 21'23" calcext:value-type="string">
            <text:p>38 0 21'23</text:p>
          </table:table-cell>
          <table:table-cell table:formula="of:=MID([.D94];1;3)" office:value-type="string" office:string-value="12 " calcext:value-type="string">
            <text:p>12 </text:p>
          </table:table-cell>
          <table:table-cell table:formula="of:=MID([.D94];6;2)" office:value-type="string" office:string-value="57" calcext:value-type="string">
            <text:p>57</text:p>
          </table:table-cell>
          <table:table-cell table:formula="of:=MID([.D94];9;2)" office:value-type="string" office:string-value="15" calcext:value-type="string">
            <text:p>15</text:p>
          </table:table-cell>
          <table:table-cell table:formula="of:=MID([.E94];1;2)" office:value-type="string" office:string-value="38" calcext:value-type="string">
            <text:p>38</text:p>
          </table:table-cell>
          <table:table-cell table:formula="of:=MID([.E94];6;2)" office:value-type="string" office:string-value="21" calcext:value-type="string">
            <text:p>21</text:p>
          </table:table-cell>
          <table:table-cell table:formula="of:=MID([.E94];9;2)" office:value-type="string" office:string-value="23" calcext:value-type="string">
            <text:p>23</text:p>
          </table:table-cell>
          <table:table-cell table:formula="of:=-([.F94]+(([.G94]+[.H94]/60)/60))" office:value-type="float" office:value="-12.9541666666667" calcext:value-type="float">
            <text:p>-12.9541666666667</text:p>
          </table:table-cell>
          <table:table-cell table:formula="of:=-([.I94]+(([.J94]+[.K94]/60)/60))" office:value-type="float" office:value="-38.3563888888889" calcext:value-type="float">
            <text:p>-38.3563888888889</text:p>
          </table:table-cell>
        </table:table-row>
        <table:table-row table:style-name="ro1">
          <table:table-cell office:value-type="string" calcext:value-type="string">
            <text:p>PG-9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1'23" 12 0 59'15"</text:p>
          </table:table-cell>
          <table:table-cell table:formula="of:=MID([.C95];13;14)" office:value-type="string" office:string-value="12 0 59'15&quot;" calcext:value-type="string">
            <text:p>12 0 59'15"</text:p>
          </table:table-cell>
          <table:table-cell table:formula="of:=MID([.C95];1;10)" office:value-type="string" office:string-value="38 0 21'23" calcext:value-type="string">
            <text:p>38 0 21'23</text:p>
          </table:table-cell>
          <table:table-cell table:formula="of:=MID([.D95];1;3)" office:value-type="string" office:string-value="12 " calcext:value-type="string">
            <text:p>12 </text:p>
          </table:table-cell>
          <table:table-cell table:formula="of:=MID([.D95];6;2)" office:value-type="string" office:string-value="59" calcext:value-type="string">
            <text:p>59</text:p>
          </table:table-cell>
          <table:table-cell table:formula="of:=MID([.D95];9;2)" office:value-type="string" office:string-value="15" calcext:value-type="string">
            <text:p>15</text:p>
          </table:table-cell>
          <table:table-cell table:formula="of:=MID([.E95];1;2)" office:value-type="string" office:string-value="38" calcext:value-type="string">
            <text:p>38</text:p>
          </table:table-cell>
          <table:table-cell table:formula="of:=MID([.E95];6;2)" office:value-type="string" office:string-value="21" calcext:value-type="string">
            <text:p>21</text:p>
          </table:table-cell>
          <table:table-cell table:formula="of:=MID([.E95];9;2)" office:value-type="string" office:string-value="23" calcext:value-type="string">
            <text:p>23</text:p>
          </table:table-cell>
          <table:table-cell table:formula="of:=-([.F95]+(([.G95]+[.H95]/60)/60))" office:value-type="float" office:value="-12.9875" calcext:value-type="float">
            <text:p>-12.9875</text:p>
          </table:table-cell>
          <table:table-cell table:formula="of:=-([.I95]+(([.J95]+[.K95]/60)/60))" office:value-type="float" office:value="-38.3563888888889" calcext:value-type="float">
            <text:p>-38.3563888888889</text:p>
          </table:table-cell>
        </table:table-row>
        <table:table-row table:style-name="ro1">
          <table:table-cell office:value-type="string" calcext:value-type="string">
            <text:p>PG-9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00'' 12 0 01'00''</text:p>
          </table:table-cell>
          <table:table-cell table:formula="of:=MID([.C96];13;14)" office:value-type="string" office:string-value=" 12 0 01'00''" calcext:value-type="string">
            <text:p><text:s/>12 0 01'00''</text:p>
          </table:table-cell>
          <table:table-cell table:formula="of:=MID([.C96];1;10)" office:value-type="string" office:string-value="38 0 37'00" calcext:value-type="string">
            <text:p>38 0 37'00</text:p>
          </table:table-cell>
          <table:table-cell table:formula="of:=MID([.D96];1;3)" office:value-type="string" office:string-value=" 12" calcext:value-type="string">
            <text:p><text:s/>12</text:p>
          </table:table-cell>
          <table:table-cell table:formula="of:=MID([.D96];6;3)" office:value-type="string" office:string-value=" 01" calcext:value-type="string">
            <text:p><text:s/>01</text:p>
          </table:table-cell>
          <table:table-cell table:formula="of:=MID([.D96];10;2)" office:value-type="string" office:string-value="00" calcext:value-type="string">
            <text:p>00</text:p>
          </table:table-cell>
          <table:table-cell table:formula="of:=MID([.E96];1;2)" office:value-type="string" office:string-value="38" calcext:value-type="string">
            <text:p>38</text:p>
          </table:table-cell>
          <table:table-cell table:formula="of:=MID([.E96];6;2)" office:value-type="string" office:string-value="37" calcext:value-type="string">
            <text:p>37</text:p>
          </table:table-cell>
          <table:table-cell table:formula="of:=MID([.E96];9;2)" office:value-type="string" office:string-value="00" calcext:value-type="string">
            <text:p>00</text:p>
          </table:table-cell>
          <table:table-cell table:formula="of:=-([.F96]+(([.G96]+[.H96]/60)/60))" office:value-type="float" office:value="-12.0166666666667" calcext:value-type="float">
            <text:p>-12.0166666666667</text:p>
          </table:table-cell>
          <table:table-cell table:formula="of:=-([.I96]+(([.J96]+[.K96]/60)/60))" office:value-type="float" office:value="-38.6166666666667" calcext:value-type="float">
            <text:p>-38.6166666666667</text:p>
          </table:table-cell>
        </table:table-row>
        <table:table-row table:style-name="ro1">
          <table:table-cell office:value-type="string" calcext:value-type="string">
            <text:p>PG-9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3'00'' 12 0 04'00''</text:p>
          </table:table-cell>
          <table:table-cell table:formula="of:=MID([.C97];13;14)" office:value-type="string" office:string-value=" 12 0 04'00''" calcext:value-type="string">
            <text:p><text:s/>12 0 04'00''</text:p>
          </table:table-cell>
          <table:table-cell table:formula="of:=MID([.C97];1;10)" office:value-type="string" office:string-value="38 0 33'00" calcext:value-type="string">
            <text:p>38 0 33'00</text:p>
          </table:table-cell>
          <table:table-cell table:formula="of:=MID([.D97];1;3)" office:value-type="string" office:string-value=" 12" calcext:value-type="string">
            <text:p><text:s/>12</text:p>
          </table:table-cell>
          <table:table-cell table:formula="of:=MID([.D97];6;3)" office:value-type="string" office:string-value=" 04" calcext:value-type="string">
            <text:p><text:s/>04</text:p>
          </table:table-cell>
          <table:table-cell table:formula="of:=MID([.D97];10;2)" office:value-type="string" office:string-value="00" calcext:value-type="string">
            <text:p>00</text:p>
          </table:table-cell>
          <table:table-cell table:formula="of:=MID([.E97];1;2)" office:value-type="string" office:string-value="38" calcext:value-type="string">
            <text:p>38</text:p>
          </table:table-cell>
          <table:table-cell table:formula="of:=MID([.E97];6;2)" office:value-type="string" office:string-value="33" calcext:value-type="string">
            <text:p>33</text:p>
          </table:table-cell>
          <table:table-cell table:formula="of:=MID([.E97];9;2)" office:value-type="string" office:string-value="00" calcext:value-type="string">
            <text:p>00</text:p>
          </table:table-cell>
          <table:table-cell table:formula="of:=-([.F97]+(([.G97]+[.H97]/60)/60))" office:value-type="float" office:value="-12.0666666666667" calcext:value-type="float">
            <text:p>-12.0666666666667</text:p>
          </table:table-cell>
          <table:table-cell table:formula="of:=-([.I97]+(([.J97]+[.K97]/60)/60))" office:value-type="float" office:value="-38.55" calcext:value-type="float">
            <text:p>-38.55</text:p>
          </table:table-cell>
        </table:table-row>
        <table:table-row table:style-name="ro1">
          <table:table-cell office:value-type="string" calcext:value-type="string">
            <text:p>PG-9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9'00'' 12 0 08'00'' 2</text:p>
          </table:table-cell>
          <table:table-cell table:formula="of:=MID([.C98];13;14)" office:value-type="string" office:string-value=" 12 0 08'00'' " calcext:value-type="string">
            <text:p><text:s/>12 0 08'00'' </text:p>
          </table:table-cell>
          <table:table-cell table:formula="of:=MID([.C98];1;10)" office:value-type="string" office:string-value="38 0 39'00" calcext:value-type="string">
            <text:p>38 0 39'00</text:p>
          </table:table-cell>
          <table:table-cell table:formula="of:=MID([.D98];1;3)" office:value-type="string" office:string-value=" 12" calcext:value-type="string">
            <text:p><text:s/>12</text:p>
          </table:table-cell>
          <table:table-cell table:formula="of:=MID([.D98];6;3)" office:value-type="string" office:string-value=" 08" calcext:value-type="string">
            <text:p><text:s/>08</text:p>
          </table:table-cell>
          <table:table-cell table:formula="of:=MID([.D98];10;2)" office:value-type="string" office:string-value="00" calcext:value-type="string">
            <text:p>00</text:p>
          </table:table-cell>
          <table:table-cell table:formula="of:=MID([.E98];1;2)" office:value-type="string" office:string-value="38" calcext:value-type="string">
            <text:p>38</text:p>
          </table:table-cell>
          <table:table-cell table:formula="of:=MID([.E98];6;2)" office:value-type="string" office:string-value="39" calcext:value-type="string">
            <text:p>39</text:p>
          </table:table-cell>
          <table:table-cell table:formula="of:=MID([.E98];9;2)" office:value-type="string" office:string-value="00" calcext:value-type="string">
            <text:p>00</text:p>
          </table:table-cell>
          <table:table-cell table:formula="of:=-([.F98]+(([.G98]+[.H98]/60)/60))" office:value-type="float" office:value="-12.1333333333333" calcext:value-type="float">
            <text:p>-12.1333333333333</text:p>
          </table:table-cell>
          <table:table-cell table:formula="of:=-([.I98]+(([.J98]+[.K98]/60)/60))" office:value-type="float" office:value="-38.65" calcext:value-type="float">
            <text:p>-38.65</text:p>
          </table:table-cell>
        </table:table-row>
        <table:table-row table:style-name="ro1">
          <table:table-cell office:value-type="string" calcext:value-type="string">
            <text:p>PG-9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5'00'' 12 0 07'00''</text:p>
          </table:table-cell>
          <table:table-cell table:formula="of:=MID([.C99];13;14)" office:value-type="string" office:string-value=" 12 0 07'00''" calcext:value-type="string">
            <text:p><text:s/>12 0 07'00''</text:p>
          </table:table-cell>
          <table:table-cell table:formula="of:=MID([.C99];1;10)" office:value-type="string" office:string-value="38 0 25'00" calcext:value-type="string">
            <text:p>38 0 25'00</text:p>
          </table:table-cell>
          <table:table-cell table:formula="of:=MID([.D99];1;3)" office:value-type="string" office:string-value=" 12" calcext:value-type="string">
            <text:p><text:s/>12</text:p>
          </table:table-cell>
          <table:table-cell table:formula="of:=MID([.D99];6;3)" office:value-type="string" office:string-value=" 07" calcext:value-type="string">
            <text:p><text:s/>07</text:p>
          </table:table-cell>
          <table:table-cell table:formula="of:=MID([.D99];10;2)" office:value-type="string" office:string-value="00" calcext:value-type="string">
            <text:p>00</text:p>
          </table:table-cell>
          <table:table-cell table:formula="of:=MID([.E99];1;2)" office:value-type="string" office:string-value="38" calcext:value-type="string">
            <text:p>38</text:p>
          </table:table-cell>
          <table:table-cell table:formula="of:=MID([.E99];6;2)" office:value-type="string" office:string-value="25" calcext:value-type="string">
            <text:p>25</text:p>
          </table:table-cell>
          <table:table-cell table:formula="of:=MID([.E99];9;2)" office:value-type="string" office:string-value="00" calcext:value-type="string">
            <text:p>00</text:p>
          </table:table-cell>
          <table:table-cell table:formula="of:=-([.F99]+(([.G99]+[.H99]/60)/60))" office:value-type="float" office:value="-12.1166666666667" calcext:value-type="float">
            <text:p>-12.1166666666667</text:p>
          </table:table-cell>
          <table:table-cell table:formula="of:=-([.I99]+(([.J99]+[.K99]/60)/60))" office:value-type="float" office:value="-38.4166666666667" calcext:value-type="float">
            <text:p>-38.4166666666667</text:p>
          </table:table-cell>
        </table:table-row>
        <table:table-row table:style-name="ro1">
          <table:table-cell office:value-type="string" calcext:value-type="string">
            <text:p>PG-9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00'' 12 0 12'00'' 1</text:p>
          </table:table-cell>
          <table:table-cell table:formula="of:=MID([.C100];13;14)" office:value-type="string" office:string-value=" 12 0 12'00'' " calcext:value-type="string">
            <text:p><text:s/>12 0 12'00'' </text:p>
          </table:table-cell>
          <table:table-cell table:formula="of:=MID([.C100];1;10)" office:value-type="string" office:string-value="38 0 37'00" calcext:value-type="string">
            <text:p>38 0 37'00</text:p>
          </table:table-cell>
          <table:table-cell table:formula="of:=MID([.D100];1;3)" office:value-type="string" office:string-value=" 12" calcext:value-type="string">
            <text:p><text:s/>12</text:p>
          </table:table-cell>
          <table:table-cell table:formula="of:=MID([.D100];6;3)" office:value-type="string" office:string-value=" 12" calcext:value-type="string">
            <text:p><text:s/>12</text:p>
          </table:table-cell>
          <table:table-cell table:formula="of:=MID([.D100];10;2)" office:value-type="string" office:string-value="00" calcext:value-type="string">
            <text:p>00</text:p>
          </table:table-cell>
          <table:table-cell table:formula="of:=MID([.E100];1;2)" office:value-type="string" office:string-value="38" calcext:value-type="string">
            <text:p>38</text:p>
          </table:table-cell>
          <table:table-cell table:formula="of:=MID([.E100];6;2)" office:value-type="string" office:string-value="37" calcext:value-type="string">
            <text:p>37</text:p>
          </table:table-cell>
          <table:table-cell table:formula="of:=MID([.E100];9;2)" office:value-type="string" office:string-value="00" calcext:value-type="string">
            <text:p>00</text:p>
          </table:table-cell>
          <table:table-cell table:formula="of:=-([.F100]+(([.G100]+[.H100]/60)/60))" office:value-type="float" office:value="-12.2" calcext:value-type="float">
            <text:p>-12.2</text:p>
          </table:table-cell>
          <table:table-cell table:formula="of:=-([.I100]+(([.J100]+[.K100]/60)/60))" office:value-type="float" office:value="-38.6166666666667" calcext:value-type="float">
            <text:p>-38.6166666666667</text:p>
          </table:table-cell>
        </table:table-row>
        <table:table-row table:style-name="ro1">
          <table:table-cell office:value-type="string" calcext:value-type="string">
            <text:p>PG-9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0'00'' 12 0 12'00''</text:p>
          </table:table-cell>
          <table:table-cell table:formula="of:=MID([.C101];13;14)" office:value-type="string" office:string-value=" 12 0 12'00''" calcext:value-type="string">
            <text:p><text:s/>12 0 12'00''</text:p>
          </table:table-cell>
          <table:table-cell table:formula="of:=MID([.C101];1;10)" office:value-type="string" office:string-value="38 0 30'00" calcext:value-type="string">
            <text:p>38 0 30'00</text:p>
          </table:table-cell>
          <table:table-cell table:formula="of:=MID([.D101];1;3)" office:value-type="string" office:string-value=" 12" calcext:value-type="string">
            <text:p><text:s/>12</text:p>
          </table:table-cell>
          <table:table-cell table:formula="of:=MID([.D101];6;3)" office:value-type="string" office:string-value=" 12" calcext:value-type="string">
            <text:p><text:s/>12</text:p>
          </table:table-cell>
          <table:table-cell table:formula="of:=MID([.D101];10;2)" office:value-type="string" office:string-value="00" calcext:value-type="string">
            <text:p>00</text:p>
          </table:table-cell>
          <table:table-cell table:formula="of:=MID([.E101];1;2)" office:value-type="string" office:string-value="38" calcext:value-type="string">
            <text:p>38</text:p>
          </table:table-cell>
          <table:table-cell table:formula="of:=MID([.E101];6;2)" office:value-type="string" office:string-value="30" calcext:value-type="string">
            <text:p>30</text:p>
          </table:table-cell>
          <table:table-cell table:formula="of:=MID([.E101];9;2)" office:value-type="string" office:string-value="00" calcext:value-type="string">
            <text:p>00</text:p>
          </table:table-cell>
          <table:table-cell table:formula="of:=-([.F101]+(([.G101]+[.H101]/60)/60))" office:value-type="float" office:value="-12.2" calcext:value-type="float">
            <text:p>-12.2</text:p>
          </table:table-cell>
          <table:table-cell table:formula="of:=-([.I101]+(([.J101]+[.K101]/60)/60))" office:value-type="float" office:value="-38.5" calcext:value-type="float">
            <text:p>-38.5</text:p>
          </table:table-cell>
        </table:table-row>
        <table:table-row table:style-name="ro1">
          <table:table-cell office:value-type="string" calcext:value-type="string">
            <text:p>PG-10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6'00'' 12 0 19'00''</text:p>
          </table:table-cell>
          <table:table-cell table:formula="of:=MID([.C102];13;14)" office:value-type="string" office:string-value=" 12 0 19'00''" calcext:value-type="string">
            <text:p><text:s/>12 0 19'00''</text:p>
          </table:table-cell>
          <table:table-cell table:formula="of:=MID([.C102];1;10)" office:value-type="string" office:string-value="38 0 46'00" calcext:value-type="string">
            <text:p>38 0 46'00</text:p>
          </table:table-cell>
          <table:table-cell table:formula="of:=MID([.D102];1;3)" office:value-type="string" office:string-value=" 12" calcext:value-type="string">
            <text:p><text:s/>12</text:p>
          </table:table-cell>
          <table:table-cell table:formula="of:=MID([.D102];6;3)" office:value-type="string" office:string-value=" 19" calcext:value-type="string">
            <text:p><text:s/>19</text:p>
          </table:table-cell>
          <table:table-cell table:formula="of:=MID([.D102];10;2)" office:value-type="string" office:string-value="00" calcext:value-type="string">
            <text:p>00</text:p>
          </table:table-cell>
          <table:table-cell table:formula="of:=MID([.E102];1;2)" office:value-type="string" office:string-value="38" calcext:value-type="string">
            <text:p>38</text:p>
          </table:table-cell>
          <table:table-cell table:formula="of:=MID([.E102];6;2)" office:value-type="string" office:string-value="46" calcext:value-type="string">
            <text:p>46</text:p>
          </table:table-cell>
          <table:table-cell table:formula="of:=MID([.E102];9;2)" office:value-type="string" office:string-value="00" calcext:value-type="string">
            <text:p>00</text:p>
          </table:table-cell>
          <table:table-cell table:formula="of:=-([.F102]+(([.G102]+[.H102]/60)/60))" office:value-type="float" office:value="-12.3166666666667" calcext:value-type="float">
            <text:p>-12.3166666666667</text:p>
          </table:table-cell>
          <table:table-cell table:formula="of:=-([.I102]+(([.J102]+[.K102]/60)/60))" office:value-type="float" office:value="-38.7666666666667" calcext:value-type="float">
            <text:p>-38.7666666666667</text:p>
          </table:table-cell>
        </table:table-row>
        <table:table-row table:style-name="ro1">
          <table:table-cell office:value-type="string" calcext:value-type="string">
            <text:p>PG-10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00'' 12 0 17'00''</text:p>
          </table:table-cell>
          <table:table-cell table:formula="of:=MID([.C103];13;14)" office:value-type="string" office:string-value=" 12 0 17'00''" calcext:value-type="string">
            <text:p><text:s/>12 0 17'00''</text:p>
          </table:table-cell>
          <table:table-cell table:formula="of:=MID([.C103];1;10)" office:value-type="string" office:string-value="38 0 37'00" calcext:value-type="string">
            <text:p>38 0 37'00</text:p>
          </table:table-cell>
          <table:table-cell table:formula="of:=MID([.D103];1;3)" office:value-type="string" office:string-value=" 12" calcext:value-type="string">
            <text:p><text:s/>12</text:p>
          </table:table-cell>
          <table:table-cell table:formula="of:=MID([.D103];6;3)" office:value-type="string" office:string-value=" 17" calcext:value-type="string">
            <text:p><text:s/>17</text:p>
          </table:table-cell>
          <table:table-cell table:formula="of:=MID([.D103];10;2)" office:value-type="string" office:string-value="00" calcext:value-type="string">
            <text:p>00</text:p>
          </table:table-cell>
          <table:table-cell table:formula="of:=MID([.E103];1;2)" office:value-type="string" office:string-value="38" calcext:value-type="string">
            <text:p>38</text:p>
          </table:table-cell>
          <table:table-cell table:formula="of:=MID([.E103];6;2)" office:value-type="string" office:string-value="37" calcext:value-type="string">
            <text:p>37</text:p>
          </table:table-cell>
          <table:table-cell table:formula="of:=MID([.E103];9;2)" office:value-type="string" office:string-value="00" calcext:value-type="string">
            <text:p>00</text:p>
          </table:table-cell>
          <table:table-cell table:formula="of:=-([.F103]+(([.G103]+[.H103]/60)/60))" office:value-type="float" office:value="-12.2833333333333" calcext:value-type="float">
            <text:p>-12.2833333333333</text:p>
          </table:table-cell>
          <table:table-cell table:formula="of:=-([.I103]+(([.J103]+[.K103]/60)/60))" office:value-type="float" office:value="-38.6166666666667" calcext:value-type="float">
            <text:p>-38.6166666666667</text:p>
          </table:table-cell>
        </table:table-row>
        <table:table-row table:style-name="ro1">
          <table:table-cell office:value-type="string" calcext:value-type="string">
            <text:p>PG-10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1'30'' 12 0 16'00''</text:p>
          </table:table-cell>
          <table:table-cell table:formula="of:=MID([.C104];13;14)" office:value-type="string" office:string-value=" 12 0 16'00''" calcext:value-type="string">
            <text:p><text:s/>12 0 16'00''</text:p>
          </table:table-cell>
          <table:table-cell table:formula="of:=MID([.C104];1;10)" office:value-type="string" office:string-value="38 0 31'30" calcext:value-type="string">
            <text:p>38 0 31'30</text:p>
          </table:table-cell>
          <table:table-cell table:formula="of:=MID([.D104];1;3)" office:value-type="string" office:string-value=" 12" calcext:value-type="string">
            <text:p><text:s/>12</text:p>
          </table:table-cell>
          <table:table-cell table:formula="of:=MID([.D104];6;3)" office:value-type="string" office:string-value=" 16" calcext:value-type="string">
            <text:p><text:s/>16</text:p>
          </table:table-cell>
          <table:table-cell table:formula="of:=MID([.D104];10;2)" office:value-type="string" office:string-value="00" calcext:value-type="string">
            <text:p>00</text:p>
          </table:table-cell>
          <table:table-cell table:formula="of:=MID([.E104];1;2)" office:value-type="string" office:string-value="38" calcext:value-type="string">
            <text:p>38</text:p>
          </table:table-cell>
          <table:table-cell table:formula="of:=MID([.E104];6;2)" office:value-type="string" office:string-value="31" calcext:value-type="string">
            <text:p>31</text:p>
          </table:table-cell>
          <table:table-cell table:formula="of:=MID([.E104];9;2)" office:value-type="string" office:string-value="30" calcext:value-type="string">
            <text:p>30</text:p>
          </table:table-cell>
          <table:table-cell table:formula="of:=-([.F104]+(([.G104]+[.H104]/60)/60))" office:value-type="float" office:value="-12.2666666666667" calcext:value-type="float">
            <text:p>-12.2666666666667</text:p>
          </table:table-cell>
          <table:table-cell table:formula="of:=-([.I104]+(([.J104]+[.K104]/60)/60))" office:value-type="float" office:value="-38.525" calcext:value-type="float">
            <text:p>-38.525</text:p>
          </table:table-cell>
        </table:table-row>
        <table:table-row table:style-name="ro1">
          <table:table-cell office:value-type="string" calcext:value-type="string">
            <text:p>PG-10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2'00'' 12 0 16'00''</text:p>
          </table:table-cell>
          <table:table-cell table:formula="of:=MID([.C105];13;14)" office:value-type="string" office:string-value=" 12 0 16'00''" calcext:value-type="string">
            <text:p><text:s/>12 0 16'00''</text:p>
          </table:table-cell>
          <table:table-cell table:formula="of:=MID([.C105];1;10)" office:value-type="string" office:string-value="38 0 22'00" calcext:value-type="string">
            <text:p>38 0 22'00</text:p>
          </table:table-cell>
          <table:table-cell table:formula="of:=MID([.D105];1;3)" office:value-type="string" office:string-value=" 12" calcext:value-type="string">
            <text:p><text:s/>12</text:p>
          </table:table-cell>
          <table:table-cell table:formula="of:=MID([.D105];6;3)" office:value-type="string" office:string-value=" 16" calcext:value-type="string">
            <text:p><text:s/>16</text:p>
          </table:table-cell>
          <table:table-cell table:formula="of:=MID([.D105];10;2)" office:value-type="string" office:string-value="00" calcext:value-type="string">
            <text:p>00</text:p>
          </table:table-cell>
          <table:table-cell table:formula="of:=MID([.E105];1;2)" office:value-type="string" office:string-value="38" calcext:value-type="string">
            <text:p>38</text:p>
          </table:table-cell>
          <table:table-cell table:formula="of:=MID([.E105];6;2)" office:value-type="string" office:string-value="22" calcext:value-type="string">
            <text:p>22</text:p>
          </table:table-cell>
          <table:table-cell table:formula="of:=MID([.E105];9;2)" office:value-type="string" office:string-value="00" calcext:value-type="string">
            <text:p>00</text:p>
          </table:table-cell>
          <table:table-cell table:formula="of:=-([.F105]+(([.G105]+[.H105]/60)/60))" office:value-type="float" office:value="-12.2666666666667" calcext:value-type="float">
            <text:p>-12.2666666666667</text:p>
          </table:table-cell>
          <table:table-cell table:formula="of:=-([.I105]+(([.J105]+[.K105]/60)/60))" office:value-type="float" office:value="-38.3666666666667" calcext:value-type="float">
            <text:p>-38.3666666666667</text:p>
          </table:table-cell>
        </table:table-row>
        <table:table-row table:style-name="ro1">
          <table:table-cell office:value-type="string" calcext:value-type="string">
            <text:p>PG-10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3'00'' 12 0 13'00''</text:p>
          </table:table-cell>
          <table:table-cell table:formula="of:=MID([.C106];13;14)" office:value-type="string" office:string-value=" 12 0 13'00''" calcext:value-type="string">
            <text:p><text:s/>12 0 13'00''</text:p>
          </table:table-cell>
          <table:table-cell table:formula="of:=MID([.C106];1;10)" office:value-type="string" office:string-value="38 0 13'00" calcext:value-type="string">
            <text:p>38 0 13'00</text:p>
          </table:table-cell>
          <table:table-cell table:formula="of:=MID([.D106];1;3)" office:value-type="string" office:string-value=" 12" calcext:value-type="string">
            <text:p><text:s/>12</text:p>
          </table:table-cell>
          <table:table-cell table:formula="of:=MID([.D106];6;3)" office:value-type="string" office:string-value=" 13" calcext:value-type="string">
            <text:p><text:s/>13</text:p>
          </table:table-cell>
          <table:table-cell table:formula="of:=MID([.D106];10;2)" office:value-type="string" office:string-value="00" calcext:value-type="string">
            <text:p>00</text:p>
          </table:table-cell>
          <table:table-cell table:formula="of:=MID([.E106];1;2)" office:value-type="string" office:string-value="38" calcext:value-type="string">
            <text:p>38</text:p>
          </table:table-cell>
          <table:table-cell table:formula="of:=MID([.E106];6;2)" office:value-type="string" office:string-value="13" calcext:value-type="string">
            <text:p>13</text:p>
          </table:table-cell>
          <table:table-cell table:formula="of:=MID([.E106];9;2)" office:value-type="string" office:string-value="00" calcext:value-type="string">
            <text:p>00</text:p>
          </table:table-cell>
          <table:table-cell table:formula="of:=-([.F106]+(([.G106]+[.H106]/60)/60))" office:value-type="float" office:value="-12.2166666666667" calcext:value-type="float">
            <text:p>-12.2166666666667</text:p>
          </table:table-cell>
          <table:table-cell table:formula="of:=-([.I106]+(([.J106]+[.K106]/60)/60))" office:value-type="float" office:value="-38.2166666666667" calcext:value-type="float">
            <text:p>-38.2166666666667</text:p>
          </table:table-cell>
        </table:table-row>
        <table:table-row table:style-name="ro1">
          <table:table-cell office:value-type="string" calcext:value-type="string">
            <text:p>PG-10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2'00'' 12 0 19'00''</text:p>
          </table:table-cell>
          <table:table-cell table:formula="of:=MID([.C107];13;14)" office:value-type="string" office:string-value=" 12 0 19'00''" calcext:value-type="string">
            <text:p><text:s/>12 0 19'00''</text:p>
          </table:table-cell>
          <table:table-cell table:formula="of:=MID([.C107];1;10)" office:value-type="string" office:string-value="38 0 22'00" calcext:value-type="string">
            <text:p>38 0 22'00</text:p>
          </table:table-cell>
          <table:table-cell table:formula="of:=MID([.D107];1;3)" office:value-type="string" office:string-value=" 12" calcext:value-type="string">
            <text:p><text:s/>12</text:p>
          </table:table-cell>
          <table:table-cell table:formula="of:=MID([.D107];6;3)" office:value-type="string" office:string-value=" 19" calcext:value-type="string">
            <text:p><text:s/>19</text:p>
          </table:table-cell>
          <table:table-cell table:formula="of:=MID([.D107];10;2)" office:value-type="string" office:string-value="00" calcext:value-type="string">
            <text:p>00</text:p>
          </table:table-cell>
          <table:table-cell table:formula="of:=MID([.E107];1;2)" office:value-type="string" office:string-value="38" calcext:value-type="string">
            <text:p>38</text:p>
          </table:table-cell>
          <table:table-cell table:formula="of:=MID([.E107];6;2)" office:value-type="string" office:string-value="22" calcext:value-type="string">
            <text:p>22</text:p>
          </table:table-cell>
          <table:table-cell table:formula="of:=MID([.E107];9;2)" office:value-type="string" office:string-value="00" calcext:value-type="string">
            <text:p>00</text:p>
          </table:table-cell>
          <table:table-cell table:formula="of:=-([.F107]+(([.G107]+[.H107]/60)/60))" office:value-type="float" office:value="-12.3166666666667" calcext:value-type="float">
            <text:p>-12.3166666666667</text:p>
          </table:table-cell>
          <table:table-cell table:formula="of:=-([.I107]+(([.J107]+[.K107]/60)/60))" office:value-type="float" office:value="-38.3666666666667" calcext:value-type="float">
            <text:p>-38.3666666666667</text:p>
          </table:table-cell>
        </table:table-row>
        <table:table-row table:style-name="ro1">
          <table:table-cell office:value-type="string" calcext:value-type="string">
            <text:p>PG-10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3'00'' 12 0 17'00''</text:p>
          </table:table-cell>
          <table:table-cell table:formula="of:=MID([.C108];13;14)" office:value-type="string" office:string-value=" 12 0 17'00''" calcext:value-type="string">
            <text:p><text:s/>12 0 17'00''</text:p>
          </table:table-cell>
          <table:table-cell table:formula="of:=MID([.C108];1;10)" office:value-type="string" office:string-value="38 0 13'00" calcext:value-type="string">
            <text:p>38 0 13'00</text:p>
          </table:table-cell>
          <table:table-cell table:formula="of:=MID([.D108];1;3)" office:value-type="string" office:string-value=" 12" calcext:value-type="string">
            <text:p><text:s/>12</text:p>
          </table:table-cell>
          <table:table-cell table:formula="of:=MID([.D108];6;3)" office:value-type="string" office:string-value=" 17" calcext:value-type="string">
            <text:p><text:s/>17</text:p>
          </table:table-cell>
          <table:table-cell table:formula="of:=MID([.D108];10;2)" office:value-type="string" office:string-value="00" calcext:value-type="string">
            <text:p>00</text:p>
          </table:table-cell>
          <table:table-cell table:formula="of:=MID([.E108];1;2)" office:value-type="string" office:string-value="38" calcext:value-type="string">
            <text:p>38</text:p>
          </table:table-cell>
          <table:table-cell table:formula="of:=MID([.E108];6;2)" office:value-type="string" office:string-value="13" calcext:value-type="string">
            <text:p>13</text:p>
          </table:table-cell>
          <table:table-cell table:formula="of:=MID([.E108];9;2)" office:value-type="string" office:string-value="00" calcext:value-type="string">
            <text:p>00</text:p>
          </table:table-cell>
          <table:table-cell table:formula="of:=-([.F108]+(([.G108]+[.H108]/60)/60))" office:value-type="float" office:value="-12.2833333333333" calcext:value-type="float">
            <text:p>-12.2833333333333</text:p>
          </table:table-cell>
          <table:table-cell table:formula="of:=-([.I108]+(([.J108]+[.K108]/60)/60))" office:value-type="float" office:value="-38.2166666666667" calcext:value-type="float">
            <text:p>-38.2166666666667</text:p>
          </table:table-cell>
        </table:table-row>
        <table:table-row table:style-name="ro1">
          <table:table-cell office:value-type="string" calcext:value-type="string">
            <text:p>PG-10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3'00'' 12 0 21'00''</text:p>
          </table:table-cell>
          <table:table-cell table:formula="of:=MID([.C109];13;14)" office:value-type="string" office:string-value=" 12 0 21'00''" calcext:value-type="string">
            <text:p><text:s/>12 0 21'00''</text:p>
          </table:table-cell>
          <table:table-cell table:formula="of:=MID([.C109];1;10)" office:value-type="string" office:string-value="38 0 23'00" calcext:value-type="string">
            <text:p>38 0 23'00</text:p>
          </table:table-cell>
          <table:table-cell table:formula="of:=MID([.D109];1;3)" office:value-type="string" office:string-value=" 12" calcext:value-type="string">
            <text:p><text:s/>12</text:p>
          </table:table-cell>
          <table:table-cell table:formula="of:=MID([.D109];6;3)" office:value-type="string" office:string-value=" 21" calcext:value-type="string">
            <text:p><text:s/>21</text:p>
          </table:table-cell>
          <table:table-cell table:formula="of:=MID([.D109];10;2)" office:value-type="string" office:string-value="00" calcext:value-type="string">
            <text:p>00</text:p>
          </table:table-cell>
          <table:table-cell table:formula="of:=MID([.E109];1;2)" office:value-type="string" office:string-value="38" calcext:value-type="string">
            <text:p>38</text:p>
          </table:table-cell>
          <table:table-cell table:formula="of:=MID([.E109];6;2)" office:value-type="string" office:string-value="23" calcext:value-type="string">
            <text:p>23</text:p>
          </table:table-cell>
          <table:table-cell table:formula="of:=MID([.E109];9;2)" office:value-type="string" office:string-value="00" calcext:value-type="string">
            <text:p>00</text:p>
          </table:table-cell>
          <table:table-cell table:formula="of:=-([.F109]+(([.G109]+[.H109]/60)/60))" office:value-type="float" office:value="-12.35" calcext:value-type="float">
            <text:p>-12.35</text:p>
          </table:table-cell>
          <table:table-cell table:formula="of:=-([.I109]+(([.J109]+[.K109]/60)/60))" office:value-type="float" office:value="-38.3833333333333" calcext:value-type="float">
            <text:p>-38.3833333333333</text:p>
          </table:table-cell>
        </table:table-row>
        <table:table-row table:style-name="ro1">
          <table:table-cell office:value-type="string" calcext:value-type="string">
            <text:p>PG-10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4'00'' 12 0 21'30''</text:p>
          </table:table-cell>
          <table:table-cell table:formula="of:=MID([.C110];13;14)" office:value-type="string" office:string-value=" 12 0 21'30''" calcext:value-type="string">
            <text:p><text:s/>12 0 21'30''</text:p>
          </table:table-cell>
          <table:table-cell table:formula="of:=MID([.C110];1;10)" office:value-type="string" office:string-value="38 0 14'00" calcext:value-type="string">
            <text:p>38 0 14'00</text:p>
          </table:table-cell>
          <table:table-cell table:formula="of:=MID([.D110];1;3)" office:value-type="string" office:string-value=" 12" calcext:value-type="string">
            <text:p><text:s/>12</text:p>
          </table:table-cell>
          <table:table-cell table:formula="of:=MID([.D110];6;3)" office:value-type="string" office:string-value=" 21" calcext:value-type="string">
            <text:p><text:s/>21</text:p>
          </table:table-cell>
          <table:table-cell table:formula="of:=MID([.D110];10;2)" office:value-type="string" office:string-value="30" calcext:value-type="string">
            <text:p>30</text:p>
          </table:table-cell>
          <table:table-cell table:formula="of:=MID([.E110];1;2)" office:value-type="string" office:string-value="38" calcext:value-type="string">
            <text:p>38</text:p>
          </table:table-cell>
          <table:table-cell table:formula="of:=MID([.E110];6;2)" office:value-type="string" office:string-value="14" calcext:value-type="string">
            <text:p>14</text:p>
          </table:table-cell>
          <table:table-cell table:formula="of:=MID([.E110];9;2)" office:value-type="string" office:string-value="00" calcext:value-type="string">
            <text:p>00</text:p>
          </table:table-cell>
          <table:table-cell table:formula="of:=-([.F110]+(([.G110]+[.H110]/60)/60))" office:value-type="float" office:value="-12.3583333333333" calcext:value-type="float">
            <text:p>-12.3583333333333</text:p>
          </table:table-cell>
          <table:table-cell table:formula="of:=-([.I110]+(([.J110]+[.K110]/60)/60))" office:value-type="float" office:value="-38.2333333333333" calcext:value-type="float">
            <text:p>-38.2333333333333</text:p>
          </table:table-cell>
        </table:table-row>
        <table:table-row table:style-name="ro1">
          <table:table-cell office:value-type="string" calcext:value-type="string">
            <text:p>PG-10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5'00'' 12 0 24'00''</text:p>
          </table:table-cell>
          <table:table-cell table:formula="of:=MID([.C111];13;14)" office:value-type="string" office:string-value=" 12 0 24'00''" calcext:value-type="string">
            <text:p><text:s/>12 0 24'00''</text:p>
          </table:table-cell>
          <table:table-cell table:formula="of:=MID([.C111];1;10)" office:value-type="string" office:string-value="38 0 45'00" calcext:value-type="string">
            <text:p>38 0 45'00</text:p>
          </table:table-cell>
          <table:table-cell table:formula="of:=MID([.D111];1;3)" office:value-type="string" office:string-value=" 12" calcext:value-type="string">
            <text:p><text:s/>12</text:p>
          </table:table-cell>
          <table:table-cell table:formula="of:=MID([.D111];6;3)" office:value-type="string" office:string-value=" 24" calcext:value-type="string">
            <text:p><text:s/>24</text:p>
          </table:table-cell>
          <table:table-cell table:formula="of:=MID([.D111];10;2)" office:value-type="string" office:string-value="00" calcext:value-type="string">
            <text:p>00</text:p>
          </table:table-cell>
          <table:table-cell table:formula="of:=MID([.E111];1;2)" office:value-type="string" office:string-value="38" calcext:value-type="string">
            <text:p>38</text:p>
          </table:table-cell>
          <table:table-cell table:formula="of:=MID([.E111];6;2)" office:value-type="string" office:string-value="45" calcext:value-type="string">
            <text:p>45</text:p>
          </table:table-cell>
          <table:table-cell table:formula="of:=MID([.E111];9;2)" office:value-type="string" office:string-value="00" calcext:value-type="string">
            <text:p>00</text:p>
          </table:table-cell>
          <table:table-cell table:formula="of:=-([.F111]+(([.G111]+[.H111]/60)/60))" office:value-type="float" office:value="-12.4" calcext:value-type="float">
            <text:p>-12.4</text:p>
          </table:table-cell>
          <table:table-cell table:formula="of:=-([.I111]+(([.J111]+[.K111]/60)/60))" office:value-type="float" office:value="-38.75" calcext:value-type="float">
            <text:p>-38.75</text:p>
          </table:table-cell>
        </table:table-row>
        <table:table-row table:style-name="ro1">
          <table:table-cell office:value-type="string" calcext:value-type="string">
            <text:p>PG-11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00'00'' 12 0 24'00''</text:p>
          </table:table-cell>
          <table:table-cell table:formula="of:=MID([.C112];13;14)" office:value-type="string" office:string-value=" 12 0 24'00''" calcext:value-type="string">
            <text:p><text:s/>12 0 24'00''</text:p>
          </table:table-cell>
          <table:table-cell table:formula="of:=MID([.C112];1;10)" office:value-type="string" office:string-value="38 0 00'00" calcext:value-type="string">
            <text:p>38 0 00'00</text:p>
          </table:table-cell>
          <table:table-cell table:formula="of:=MID([.D112];1;3)" office:value-type="string" office:string-value=" 12" calcext:value-type="string">
            <text:p><text:s/>12</text:p>
          </table:table-cell>
          <table:table-cell table:formula="of:=MID([.D112];6;3)" office:value-type="string" office:string-value=" 24" calcext:value-type="string">
            <text:p><text:s/>24</text:p>
          </table:table-cell>
          <table:table-cell table:formula="of:=MID([.D112];10;2)" office:value-type="string" office:string-value="00" calcext:value-type="string">
            <text:p>00</text:p>
          </table:table-cell>
          <table:table-cell table:formula="of:=MID([.E112];1;2)" office:value-type="string" office:string-value="38" calcext:value-type="string">
            <text:p>38</text:p>
          </table:table-cell>
          <table:table-cell table:formula="of:=MID([.E112];6;2)" office:value-type="string" office:string-value="00" calcext:value-type="string">
            <text:p>00</text:p>
          </table:table-cell>
          <table:table-cell table:formula="of:=MID([.E112];9;2)" office:value-type="string" office:string-value="00" calcext:value-type="string">
            <text:p>00</text:p>
          </table:table-cell>
          <table:table-cell table:formula="of:=-([.F112]+(([.G112]+[.H112]/60)/60))" office:value-type="float" office:value="-12.4" calcext:value-type="float">
            <text:p>-12.4</text:p>
          </table:table-cell>
          <table:table-cell table:formula="of:=-([.I112]+(([.J112]+[.K112]/60)/60))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PG-11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8'00'' 12 0 24'00''</text:p>
          </table:table-cell>
          <table:table-cell table:formula="of:=MID([.C113];13;14)" office:value-type="string" office:string-value=" 12 0 24'00''" calcext:value-type="string">
            <text:p><text:s/>12 0 24'00''</text:p>
          </table:table-cell>
          <table:table-cell table:formula="of:=MID([.C113];1;10)" office:value-type="string" office:string-value="38 0 28'00" calcext:value-type="string">
            <text:p>38 0 28'00</text:p>
          </table:table-cell>
          <table:table-cell table:formula="of:=MID([.D113];1;3)" office:value-type="string" office:string-value=" 12" calcext:value-type="string">
            <text:p><text:s/>12</text:p>
          </table:table-cell>
          <table:table-cell table:formula="of:=MID([.D113];6;3)" office:value-type="string" office:string-value=" 24" calcext:value-type="string">
            <text:p><text:s/>24</text:p>
          </table:table-cell>
          <table:table-cell table:formula="of:=MID([.D113];10;2)" office:value-type="string" office:string-value="00" calcext:value-type="string">
            <text:p>00</text:p>
          </table:table-cell>
          <table:table-cell table:formula="of:=MID([.E113];1;2)" office:value-type="string" office:string-value="38" calcext:value-type="string">
            <text:p>38</text:p>
          </table:table-cell>
          <table:table-cell table:formula="of:=MID([.E113];6;2)" office:value-type="string" office:string-value="28" calcext:value-type="string">
            <text:p>28</text:p>
          </table:table-cell>
          <table:table-cell table:formula="of:=MID([.E113];9;2)" office:value-type="string" office:string-value="00" calcext:value-type="string">
            <text:p>00</text:p>
          </table:table-cell>
          <table:table-cell table:formula="of:=-([.F113]+(([.G113]+[.H113]/60)/60))" office:value-type="float" office:value="-12.4" calcext:value-type="float">
            <text:p>-12.4</text:p>
          </table:table-cell>
          <table:table-cell table:formula="of:=-([.I113]+(([.J113]+[.K113]/60)/60))" office:value-type="float" office:value="-38.4666666666667" calcext:value-type="float">
            <text:p>-38.4666666666667</text:p>
          </table:table-cell>
        </table:table-row>
        <table:table-row table:style-name="ro1">
          <table:table-cell office:value-type="string" calcext:value-type="string">
            <text:p>PG-11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2'00'' 12 0 26'00''</text:p>
          </table:table-cell>
          <table:table-cell table:formula="of:=MID([.C114];13;14)" office:value-type="string" office:string-value=" 12 0 26'00''" calcext:value-type="string">
            <text:p><text:s/>12 0 26'00''</text:p>
          </table:table-cell>
          <table:table-cell table:formula="of:=MID([.C114];1;10)" office:value-type="string" office:string-value="38 0 22'00" calcext:value-type="string">
            <text:p>38 0 22'00</text:p>
          </table:table-cell>
          <table:table-cell table:formula="of:=MID([.D114];1;3)" office:value-type="string" office:string-value=" 12" calcext:value-type="string">
            <text:p><text:s/>12</text:p>
          </table:table-cell>
          <table:table-cell table:formula="of:=MID([.D114];6;3)" office:value-type="string" office:string-value=" 26" calcext:value-type="string">
            <text:p><text:s/>26</text:p>
          </table:table-cell>
          <table:table-cell table:formula="of:=MID([.D114];10;2)" office:value-type="string" office:string-value="00" calcext:value-type="string">
            <text:p>00</text:p>
          </table:table-cell>
          <table:table-cell table:formula="of:=MID([.E114];1;2)" office:value-type="string" office:string-value="38" calcext:value-type="string">
            <text:p>38</text:p>
          </table:table-cell>
          <table:table-cell table:formula="of:=MID([.E114];6;2)" office:value-type="string" office:string-value="22" calcext:value-type="string">
            <text:p>22</text:p>
          </table:table-cell>
          <table:table-cell table:formula="of:=MID([.E114];9;2)" office:value-type="string" office:string-value="00" calcext:value-type="string">
            <text:p>00</text:p>
          </table:table-cell>
          <table:table-cell table:formula="of:=-([.F114]+(([.G114]+[.H114]/60)/60))" office:value-type="float" office:value="-12.4333333333333" calcext:value-type="float">
            <text:p>-12.4333333333333</text:p>
          </table:table-cell>
          <table:table-cell table:formula="of:=-([.I114]+(([.J114]+[.K114]/60)/60))" office:value-type="float" office:value="-38.3666666666667" calcext:value-type="float">
            <text:p>-38.3666666666667</text:p>
          </table:table-cell>
        </table:table-row>
        <table:table-row table:style-name="ro1">
          <table:table-cell office:value-type="string" calcext:value-type="string">
            <text:p>PG-11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09'00'' 12 0 23'00''</text:p>
          </table:table-cell>
          <table:table-cell table:formula="of:=MID([.C115];13;14)" office:value-type="string" office:string-value=" 12 0 23'00''" calcext:value-type="string">
            <text:p><text:s/>12 0 23'00''</text:p>
          </table:table-cell>
          <table:table-cell table:formula="of:=MID([.C115];1;10)" office:value-type="string" office:string-value="38 0 09'00" calcext:value-type="string">
            <text:p>38 0 09'00</text:p>
          </table:table-cell>
          <table:table-cell table:formula="of:=MID([.D115];1;3)" office:value-type="string" office:string-value=" 12" calcext:value-type="string">
            <text:p><text:s/>12</text:p>
          </table:table-cell>
          <table:table-cell table:formula="of:=MID([.D115];6;3)" office:value-type="string" office:string-value=" 23" calcext:value-type="string">
            <text:p><text:s/>23</text:p>
          </table:table-cell>
          <table:table-cell table:formula="of:=MID([.D115];10;2)" office:value-type="string" office:string-value="00" calcext:value-type="string">
            <text:p>00</text:p>
          </table:table-cell>
          <table:table-cell table:formula="of:=MID([.E115];1;2)" office:value-type="string" office:string-value="38" calcext:value-type="string">
            <text:p>38</text:p>
          </table:table-cell>
          <table:table-cell table:formula="of:=MID([.E115];6;2)" office:value-type="string" office:string-value="09" calcext:value-type="string">
            <text:p>09</text:p>
          </table:table-cell>
          <table:table-cell table:formula="of:=MID([.E115];9;2)" office:value-type="string" office:string-value="00" calcext:value-type="string">
            <text:p>00</text:p>
          </table:table-cell>
          <table:table-cell table:formula="of:=-([.F115]+(([.G115]+[.H115]/60)/60))" office:value-type="float" office:value="-12.3833333333333" calcext:value-type="float">
            <text:p>-12.3833333333333</text:p>
          </table:table-cell>
          <table:table-cell table:formula="of:=-([.I115]+(([.J115]+[.K115]/60)/60))" office:value-type="float" office:value="-38.15" calcext:value-type="float">
            <text:p>-38.15</text:p>
          </table:table-cell>
        </table:table-row>
        <table:table-row table:style-name="ro1">
          <table:table-cell office:value-type="string" calcext:value-type="string">
            <text:p>PG-11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00'' 12 0 29'00'</text:p>
          </table:table-cell>
          <table:table-cell table:formula="of:=MID([.C116];13;14)" office:value-type="string" office:string-value=" 12 0 29'00'" calcext:value-type="string">
            <text:p><text:s/>12 0 29'00'</text:p>
          </table:table-cell>
          <table:table-cell table:formula="of:=MID([.C116];1;10)" office:value-type="string" office:string-value="38 0 37'00" calcext:value-type="string">
            <text:p>38 0 37'00</text:p>
          </table:table-cell>
          <table:table-cell table:formula="of:=MID([.D116];1;3)" office:value-type="string" office:string-value=" 12" calcext:value-type="string">
            <text:p><text:s/>12</text:p>
          </table:table-cell>
          <table:table-cell table:formula="of:=MID([.D116];6;3)" office:value-type="string" office:string-value=" 29" calcext:value-type="string">
            <text:p><text:s/>29</text:p>
          </table:table-cell>
          <table:table-cell table:formula="of:=MID([.D116];10;2)" office:value-type="string" office:string-value="00" calcext:value-type="string">
            <text:p>00</text:p>
          </table:table-cell>
          <table:table-cell table:formula="of:=MID([.E116];1;2)" office:value-type="string" office:string-value="38" calcext:value-type="string">
            <text:p>38</text:p>
          </table:table-cell>
          <table:table-cell table:formula="of:=MID([.E116];6;2)" office:value-type="string" office:string-value="37" calcext:value-type="string">
            <text:p>37</text:p>
          </table:table-cell>
          <table:table-cell table:formula="of:=MID([.E116];9;2)" office:value-type="string" office:string-value="00" calcext:value-type="string">
            <text:p>00</text:p>
          </table:table-cell>
          <table:table-cell table:formula="of:=-([.F116]+(([.G116]+[.H116]/60)/60))" office:value-type="float" office:value="-12.4833333333333" calcext:value-type="float">
            <text:p>-12.4833333333333</text:p>
          </table:table-cell>
          <table:table-cell table:formula="of:=-([.I116]+(([.J116]+[.K116]/60)/60))" office:value-type="float" office:value="-38.6166666666667" calcext:value-type="float">
            <text:p>-38.6166666666667</text:p>
          </table:table-cell>
        </table:table-row>
        <table:table-row table:style-name="ro1">
          <table:table-cell office:value-type="string" calcext:value-type="string">
            <text:p>PG-11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3'00'' 12 0 28'00''</text:p>
          </table:table-cell>
          <table:table-cell table:formula="of:=MID([.C117];13;14)" office:value-type="string" office:string-value=" 12 0 28'00''" calcext:value-type="string">
            <text:p><text:s/>12 0 28'00''</text:p>
          </table:table-cell>
          <table:table-cell table:formula="of:=MID([.C117];1;10)" office:value-type="string" office:string-value="38 0 33'00" calcext:value-type="string">
            <text:p>38 0 33'00</text:p>
          </table:table-cell>
          <table:table-cell table:formula="of:=MID([.D117];1;3)" office:value-type="string" office:string-value=" 12" calcext:value-type="string">
            <text:p><text:s/>12</text:p>
          </table:table-cell>
          <table:table-cell table:formula="of:=MID([.D117];6;3)" office:value-type="string" office:string-value=" 28" calcext:value-type="string">
            <text:p><text:s/>28</text:p>
          </table:table-cell>
          <table:table-cell table:formula="of:=MID([.D117];10;2)" office:value-type="string" office:string-value="00" calcext:value-type="string">
            <text:p>00</text:p>
          </table:table-cell>
          <table:table-cell table:formula="of:=MID([.E117];1;2)" office:value-type="string" office:string-value="38" calcext:value-type="string">
            <text:p>38</text:p>
          </table:table-cell>
          <table:table-cell table:formula="of:=MID([.E117];6;2)" office:value-type="string" office:string-value="33" calcext:value-type="string">
            <text:p>33</text:p>
          </table:table-cell>
          <table:table-cell table:formula="of:=MID([.E117];9;2)" office:value-type="string" office:string-value="00" calcext:value-type="string">
            <text:p>00</text:p>
          </table:table-cell>
          <table:table-cell table:formula="of:=-([.F117]+(([.G117]+[.H117]/60)/60))" office:value-type="float" office:value="-12.4666666666667" calcext:value-type="float">
            <text:p>-12.4666666666667</text:p>
          </table:table-cell>
          <table:table-cell table:formula="of:=-([.I117]+(([.J117]+[.K117]/60)/60))" office:value-type="float" office:value="-38.55" calcext:value-type="float">
            <text:p>-38.55</text:p>
          </table:table-cell>
        </table:table-row>
        <table:table-row table:style-name="ro1">
          <table:table-cell office:value-type="string" calcext:value-type="string">
            <text:p>PG-11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3'00'' 12 0 32'00''</text:p>
          </table:table-cell>
          <table:table-cell table:formula="of:=MID([.C118];13;14)" office:value-type="string" office:string-value=" 12 0 32'00''" calcext:value-type="string">
            <text:p><text:s/>12 0 32'00''</text:p>
          </table:table-cell>
          <table:table-cell table:formula="of:=MID([.C118];1;10)" office:value-type="string" office:string-value="38 0 43'00" calcext:value-type="string">
            <text:p>38 0 43'00</text:p>
          </table:table-cell>
          <table:table-cell table:formula="of:=MID([.D118];1;3)" office:value-type="string" office:string-value=" 12" calcext:value-type="string">
            <text:p><text:s/>12</text:p>
          </table:table-cell>
          <table:table-cell table:formula="of:=MID([.D118];6;3)" office:value-type="string" office:string-value=" 32" calcext:value-type="string">
            <text:p><text:s/>32</text:p>
          </table:table-cell>
          <table:table-cell table:formula="of:=MID([.D118];10;2)" office:value-type="string" office:string-value="00" calcext:value-type="string">
            <text:p>00</text:p>
          </table:table-cell>
          <table:table-cell table:formula="of:=MID([.E118];1;2)" office:value-type="string" office:string-value="38" calcext:value-type="string">
            <text:p>38</text:p>
          </table:table-cell>
          <table:table-cell table:formula="of:=MID([.E118];6;2)" office:value-type="string" office:string-value="43" calcext:value-type="string">
            <text:p>43</text:p>
          </table:table-cell>
          <table:table-cell table:formula="of:=MID([.E118];9;2)" office:value-type="string" office:string-value="00" calcext:value-type="string">
            <text:p>00</text:p>
          </table:table-cell>
          <table:table-cell table:formula="of:=-([.F118]+(([.G118]+[.H118]/60)/60))" office:value-type="float" office:value="-12.5333333333333" calcext:value-type="float">
            <text:p>-12.5333333333333</text:p>
          </table:table-cell>
          <table:table-cell table:formula="of:=-([.I118]+(([.J118]+[.K118]/60)/60))" office:value-type="float" office:value="-38.7166666666667" calcext:value-type="float">
            <text:p>-38.7166666666667</text:p>
          </table:table-cell>
        </table:table-row>
        <table:table-row table:style-name="ro1">
          <table:table-cell office:value-type="string" calcext:value-type="string">
            <text:p>PG-11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4'00'' 12 0 32'00''</text:p>
          </table:table-cell>
          <table:table-cell table:formula="of:=MID([.C119];13;14)" office:value-type="string" office:string-value=" 12 0 32'00''" calcext:value-type="string">
            <text:p><text:s/>12 0 32'00''</text:p>
          </table:table-cell>
          <table:table-cell table:formula="of:=MID([.C119];1;10)" office:value-type="string" office:string-value="38 0 34'00" calcext:value-type="string">
            <text:p>38 0 34'00</text:p>
          </table:table-cell>
          <table:table-cell table:formula="of:=MID([.D119];1;3)" office:value-type="string" office:string-value=" 12" calcext:value-type="string">
            <text:p><text:s/>12</text:p>
          </table:table-cell>
          <table:table-cell table:formula="of:=MID([.D119];6;3)" office:value-type="string" office:string-value=" 32" calcext:value-type="string">
            <text:p><text:s/>32</text:p>
          </table:table-cell>
          <table:table-cell table:formula="of:=MID([.D119];10;2)" office:value-type="string" office:string-value="00" calcext:value-type="string">
            <text:p>00</text:p>
          </table:table-cell>
          <table:table-cell table:formula="of:=MID([.E119];1;2)" office:value-type="string" office:string-value="38" calcext:value-type="string">
            <text:p>38</text:p>
          </table:table-cell>
          <table:table-cell table:formula="of:=MID([.E119];6;2)" office:value-type="string" office:string-value="34" calcext:value-type="string">
            <text:p>34</text:p>
          </table:table-cell>
          <table:table-cell table:formula="of:=MID([.E119];9;2)" office:value-type="string" office:string-value="00" calcext:value-type="string">
            <text:p>00</text:p>
          </table:table-cell>
          <table:table-cell table:formula="of:=-([.F119]+(([.G119]+[.H119]/60)/60))" office:value-type="float" office:value="-12.5333333333333" calcext:value-type="float">
            <text:p>-12.5333333333333</text:p>
          </table:table-cell>
          <table:table-cell table:formula="of:=-([.I119]+(([.J119]+[.K119]/60)/60))" office:value-type="float" office:value="-38.5666666666667" calcext:value-type="float">
            <text:p>-38.5666666666667</text:p>
          </table:table-cell>
        </table:table-row>
        <table:table-row table:style-name="ro1">
          <table:table-cell office:value-type="string" calcext:value-type="string">
            <text:p>PG-11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0'00'' 12 0 31'00''</text:p>
          </table:table-cell>
          <table:table-cell table:formula="of:=MID([.C120];13;14)" office:value-type="string" office:string-value=" 12 0 31'00''" calcext:value-type="string">
            <text:p><text:s/>12 0 31'00''</text:p>
          </table:table-cell>
          <table:table-cell table:formula="of:=MID([.C120];1;10)" office:value-type="string" office:string-value="38 0 30'00" calcext:value-type="string">
            <text:p>38 0 30'00</text:p>
          </table:table-cell>
          <table:table-cell table:formula="of:=MID([.D120];1;3)" office:value-type="string" office:string-value=" 12" calcext:value-type="string">
            <text:p><text:s/>12</text:p>
          </table:table-cell>
          <table:table-cell table:formula="of:=MID([.D120];6;3)" office:value-type="string" office:string-value=" 31" calcext:value-type="string">
            <text:p><text:s/>31</text:p>
          </table:table-cell>
          <table:table-cell table:formula="of:=MID([.D120];10;2)" office:value-type="string" office:string-value="00" calcext:value-type="string">
            <text:p>00</text:p>
          </table:table-cell>
          <table:table-cell table:formula="of:=MID([.E120];1;2)" office:value-type="string" office:string-value="38" calcext:value-type="string">
            <text:p>38</text:p>
          </table:table-cell>
          <table:table-cell table:formula="of:=MID([.E120];6;2)" office:value-type="string" office:string-value="30" calcext:value-type="string">
            <text:p>30</text:p>
          </table:table-cell>
          <table:table-cell table:formula="of:=MID([.E120];9;2)" office:value-type="string" office:string-value="00" calcext:value-type="string">
            <text:p>00</text:p>
          </table:table-cell>
          <table:table-cell table:formula="of:=-([.F120]+(([.G120]+[.H120]/60)/60))" office:value-type="float" office:value="-12.5166666666667" calcext:value-type="float">
            <text:p>-12.5166666666667</text:p>
          </table:table-cell>
          <table:table-cell table:formula="of:=-([.I120]+(([.J120]+[.K120]/60)/60))" office:value-type="float" office:value="-38.5" calcext:value-type="float">
            <text:p>-38.5</text:p>
          </table:table-cell>
        </table:table-row>
        <table:table-row table:style-name="ro1">
          <table:table-cell office:value-type="string" calcext:value-type="string">
            <text:p>PG-11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9'00'' 12 0 32'00''</text:p>
          </table:table-cell>
          <table:table-cell table:formula="of:=MID([.C121];13;14)" office:value-type="string" office:string-value=" 12 0 32'00''" calcext:value-type="string">
            <text:p><text:s/>12 0 32'00''</text:p>
          </table:table-cell>
          <table:table-cell table:formula="of:=MID([.C121];1;10)" office:value-type="string" office:string-value="38 0 19'00" calcext:value-type="string">
            <text:p>38 0 19'00</text:p>
          </table:table-cell>
          <table:table-cell table:formula="of:=MID([.D121];1;3)" office:value-type="string" office:string-value=" 12" calcext:value-type="string">
            <text:p><text:s/>12</text:p>
          </table:table-cell>
          <table:table-cell table:formula="of:=MID([.D121];6;3)" office:value-type="string" office:string-value=" 32" calcext:value-type="string">
            <text:p><text:s/>32</text:p>
          </table:table-cell>
          <table:table-cell table:formula="of:=MID([.D121];10;2)" office:value-type="string" office:string-value="00" calcext:value-type="string">
            <text:p>00</text:p>
          </table:table-cell>
          <table:table-cell table:formula="of:=MID([.E121];1;2)" office:value-type="string" office:string-value="38" calcext:value-type="string">
            <text:p>38</text:p>
          </table:table-cell>
          <table:table-cell table:formula="of:=MID([.E121];6;2)" office:value-type="string" office:string-value="19" calcext:value-type="string">
            <text:p>19</text:p>
          </table:table-cell>
          <table:table-cell table:formula="of:=MID([.E121];9;2)" office:value-type="string" office:string-value="00" calcext:value-type="string">
            <text:p>00</text:p>
          </table:table-cell>
          <table:table-cell table:formula="of:=-([.F121]+(([.G121]+[.H121]/60)/60))" office:value-type="float" office:value="-12.5333333333333" calcext:value-type="float">
            <text:p>-12.5333333333333</text:p>
          </table:table-cell>
          <table:table-cell table:formula="of:=-([.I121]+(([.J121]+[.K121]/60)/60))" office:value-type="float" office:value="-38.3166666666667" calcext:value-type="float">
            <text:p>-38.3166666666667</text:p>
          </table:table-cell>
        </table:table-row>
        <table:table-row table:style-name="ro1">
          <table:table-cell office:value-type="string" calcext:value-type="string">
            <text:p>PG-12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3 0 49'00'' 12 0 37'00''</text:p>
          </table:table-cell>
          <table:table-cell table:formula="of:=MID([.C122];13;14)" office:value-type="string" office:string-value=" 12 0 37'00''" calcext:value-type="string">
            <text:p><text:s/>12 0 37'00''</text:p>
          </table:table-cell>
          <table:table-cell table:formula="of:=MID([.C122];1;10)" office:value-type="string" office:string-value="33 0 49'00" calcext:value-type="string">
            <text:p>33 0 49'00</text:p>
          </table:table-cell>
          <table:table-cell table:formula="of:=MID([.D122];1;3)" office:value-type="string" office:string-value=" 12" calcext:value-type="string">
            <text:p><text:s/>12</text:p>
          </table:table-cell>
          <table:table-cell table:formula="of:=MID([.D122];6;3)" office:value-type="string" office:string-value=" 37" calcext:value-type="string">
            <text:p><text:s/>37</text:p>
          </table:table-cell>
          <table:table-cell table:formula="of:=MID([.D122];10;2)" office:value-type="string" office:string-value="00" calcext:value-type="string">
            <text:p>00</text:p>
          </table:table-cell>
          <table:table-cell table:formula="of:=MID([.E122];1;2)" office:value-type="string" office:string-value="33" calcext:value-type="string">
            <text:p>33</text:p>
          </table:table-cell>
          <table:table-cell table:formula="of:=MID([.E122];6;2)" office:value-type="string" office:string-value="49" calcext:value-type="string">
            <text:p>49</text:p>
          </table:table-cell>
          <table:table-cell table:formula="of:=MID([.E122];9;2)" office:value-type="string" office:string-value="00" calcext:value-type="string">
            <text:p>00</text:p>
          </table:table-cell>
          <table:table-cell table:formula="of:=-([.F122]+(([.G122]+[.H122]/60)/60))" office:value-type="float" office:value="-12.6166666666667" calcext:value-type="float">
            <text:p>-12.6166666666667</text:p>
          </table:table-cell>
          <table:table-cell table:formula="of:=-([.I122]+(([.J122]+[.K122]/60)/60))" office:value-type="float" office:value="-33.8166666666667" calcext:value-type="float">
            <text:p>-33.8166666666667</text:p>
          </table:table-cell>
        </table:table-row>
        <table:table-row table:style-name="ro1">
          <table:table-cell office:value-type="string" calcext:value-type="string">
            <text:p>PG-12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4'00" 12 0 36'00"</text:p>
          </table:table-cell>
          <table:table-cell table:formula="of:=MID([.C123];13;14)" office:value-type="string" office:string-value="12 0 36'00&quot;" calcext:value-type="string">
            <text:p>12 0 36'00"</text:p>
          </table:table-cell>
          <table:table-cell table:formula="of:=MID([.C123];1;10)" office:value-type="string" office:string-value="38 0 34'00" calcext:value-type="string">
            <text:p>38 0 34'00</text:p>
          </table:table-cell>
          <table:table-cell table:formula="of:=MID([.D123];1;3)" office:value-type="string" office:string-value="12 " calcext:value-type="string">
            <text:p>12 </text:p>
          </table:table-cell>
          <table:table-cell table:formula="of:=MID([.D123];6;2)" office:value-type="string" office:string-value="36" calcext:value-type="string">
            <text:p>36</text:p>
          </table:table-cell>
          <table:table-cell table:formula="of:=MID([.D123];9;2)" office:value-type="string" office:string-value="00" calcext:value-type="string">
            <text:p>00</text:p>
          </table:table-cell>
          <table:table-cell table:formula="of:=MID([.E123];1;2)" office:value-type="string" office:string-value="38" calcext:value-type="string">
            <text:p>38</text:p>
          </table:table-cell>
          <table:table-cell table:formula="of:=MID([.E123];6;2)" office:value-type="string" office:string-value="34" calcext:value-type="string">
            <text:p>34</text:p>
          </table:table-cell>
          <table:table-cell table:formula="of:=MID([.E123];9;2)" office:value-type="string" office:string-value="00" calcext:value-type="string">
            <text:p>00</text:p>
          </table:table-cell>
          <table:table-cell table:formula="of:=-([.F123]+(([.G123]+[.H123]/60)/60))" office:value-type="float" office:value="-12.6" calcext:value-type="float">
            <text:p>-12.6</text:p>
          </table:table-cell>
          <table:table-cell table:formula="of:=-([.I123]+(([.J123]+[.K123]/60)/60))" office:value-type="float" office:value="-38.5666666666667" calcext:value-type="float">
            <text:p>-38.5666666666667</text:p>
          </table:table-cell>
        </table:table-row>
        <table:table-row table:style-name="ro1">
          <table:table-cell office:value-type="string" calcext:value-type="string">
            <text:p>PG-12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4'00" 12 0 36'00"</text:p>
          </table:table-cell>
          <table:table-cell table:formula="of:=MID([.C124];13;14)" office:value-type="string" office:string-value="12 0 36'00&quot;" calcext:value-type="string">
            <text:p>12 0 36'00"</text:p>
          </table:table-cell>
          <table:table-cell table:formula="of:=MID([.C124];1;10)" office:value-type="string" office:string-value="38 0 24'00" calcext:value-type="string">
            <text:p>38 0 24'00</text:p>
          </table:table-cell>
          <table:table-cell table:formula="of:=MID([.D124];1;3)" office:value-type="string" office:string-value="12 " calcext:value-type="string">
            <text:p>12 </text:p>
          </table:table-cell>
          <table:table-cell table:formula="of:=MID([.D124];6;2)" office:value-type="string" office:string-value="36" calcext:value-type="string">
            <text:p>36</text:p>
          </table:table-cell>
          <table:table-cell table:formula="of:=MID([.D124];9;2)" office:value-type="string" office:string-value="00" calcext:value-type="string">
            <text:p>00</text:p>
          </table:table-cell>
          <table:table-cell table:formula="of:=MID([.E124];1;2)" office:value-type="string" office:string-value="38" calcext:value-type="string">
            <text:p>38</text:p>
          </table:table-cell>
          <table:table-cell table:formula="of:=MID([.E124];6;2)" office:value-type="string" office:string-value="24" calcext:value-type="string">
            <text:p>24</text:p>
          </table:table-cell>
          <table:table-cell table:formula="of:=MID([.E124];9;2)" office:value-type="string" office:string-value="00" calcext:value-type="string">
            <text:p>00</text:p>
          </table:table-cell>
          <table:table-cell table:formula="of:=-([.F124]+(([.G124]+[.H124]/60)/60))" office:value-type="float" office:value="-12.6" calcext:value-type="float">
            <text:p>-12.6</text:p>
          </table:table-cell>
          <table:table-cell table:formula="of:=-([.I124]+(([.J124]+[.K124]/60)/60))" office:value-type="float" office:value="-38.4" calcext:value-type="float">
            <text:p>-38.4</text:p>
          </table:table-cell>
        </table:table-row>
        <table:table-row table:style-name="ro1">
          <table:table-cell office:value-type="string" calcext:value-type="string">
            <text:p>PG-12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6'00" 12 0 36'00"</text:p>
          </table:table-cell>
          <table:table-cell table:formula="of:=MID([.C125];13;14)" office:value-type="string" office:string-value="12 0 36'00&quot;" calcext:value-type="string">
            <text:p>12 0 36'00"</text:p>
          </table:table-cell>
          <table:table-cell table:formula="of:=MID([.C125];1;10)" office:value-type="string" office:string-value="38 0 36'00" calcext:value-type="string">
            <text:p>38 0 36'00</text:p>
          </table:table-cell>
          <table:table-cell table:formula="of:=MID([.D125];1;3)" office:value-type="string" office:string-value="12 " calcext:value-type="string">
            <text:p>12 </text:p>
          </table:table-cell>
          <table:table-cell table:formula="of:=MID([.D125];6;2)" office:value-type="string" office:string-value="36" calcext:value-type="string">
            <text:p>36</text:p>
          </table:table-cell>
          <table:table-cell table:formula="of:=MID([.D125];9;2)" office:value-type="string" office:string-value="00" calcext:value-type="string">
            <text:p>00</text:p>
          </table:table-cell>
          <table:table-cell table:formula="of:=MID([.E125];1;2)" office:value-type="string" office:string-value="38" calcext:value-type="string">
            <text:p>38</text:p>
          </table:table-cell>
          <table:table-cell table:formula="of:=MID([.E125];6;2)" office:value-type="string" office:string-value="36" calcext:value-type="string">
            <text:p>36</text:p>
          </table:table-cell>
          <table:table-cell table:formula="of:=MID([.E125];9;2)" office:value-type="string" office:string-value="00" calcext:value-type="string">
            <text:p>00</text:p>
          </table:table-cell>
          <table:table-cell table:formula="of:=-([.F125]+(([.G125]+[.H125]/60)/60))" office:value-type="float" office:value="-12.6" calcext:value-type="float">
            <text:p>-12.6</text:p>
          </table:table-cell>
          <table:table-cell table:formula="of:=-([.I125]+(([.J125]+[.K125]/60)/60))" office:value-type="float" office:value="-38.6" calcext:value-type="float">
            <text:p>-38.6</text:p>
          </table:table-cell>
        </table:table-row>
        <table:table-row table:style-name="ro1">
          <table:table-cell office:value-type="string" calcext:value-type="string">
            <text:p>PG-12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7'00'' 12 0 38'00''</text:p>
          </table:table-cell>
          <table:table-cell table:formula="of:=MID([.C126];13;14)" office:value-type="string" office:string-value=" 12 0 38'00''" calcext:value-type="string">
            <text:p><text:s/>12 0 38'00''</text:p>
          </table:table-cell>
          <table:table-cell table:formula="of:=MID([.C126];1;10)" office:value-type="string" office:string-value="38 0 37'00" calcext:value-type="string">
            <text:p>38 0 37'00</text:p>
          </table:table-cell>
          <table:table-cell table:formula="of:=MID([.D126];1;3)" office:value-type="string" office:string-value=" 12" calcext:value-type="string">
            <text:p><text:s/>12</text:p>
          </table:table-cell>
          <table:table-cell table:formula="of:=MID([.D126];6;3)" office:value-type="string" office:string-value=" 38" calcext:value-type="string">
            <text:p><text:s/>38</text:p>
          </table:table-cell>
          <table:table-cell table:formula="of:=MID([.D126];10;2)" office:value-type="string" office:string-value="00" calcext:value-type="string">
            <text:p>00</text:p>
          </table:table-cell>
          <table:table-cell table:formula="of:=MID([.E126];1;2)" office:value-type="string" office:string-value="38" calcext:value-type="string">
            <text:p>38</text:p>
          </table:table-cell>
          <table:table-cell table:formula="of:=MID([.E126];6;2)" office:value-type="string" office:string-value="37" calcext:value-type="string">
            <text:p>37</text:p>
          </table:table-cell>
          <table:table-cell table:formula="of:=MID([.E126];9;2)" office:value-type="string" office:string-value="00" calcext:value-type="string">
            <text:p>00</text:p>
          </table:table-cell>
          <table:table-cell table:formula="of:=-([.F126]+(([.G126]+[.H126]/60)/60))" office:value-type="float" office:value="-12.6333333333333" calcext:value-type="float">
            <text:p>-12.6333333333333</text:p>
          </table:table-cell>
          <table:table-cell table:formula="of:=-([.I126]+(([.J126]+[.K126]/60)/60))" office:value-type="float" office:value="-38.6166666666667" calcext:value-type="float">
            <text:p>-38.6166666666667</text:p>
          </table:table-cell>
        </table:table-row>
        <table:table-row table:style-name="ro1">
          <table:table-cell office:value-type="string" calcext:value-type="string">
            <text:p>PG-12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8'05'' 12 0 39'00''</text:p>
          </table:table-cell>
          <table:table-cell table:formula="of:=MID([.C127];13;14)" office:value-type="string" office:string-value=" 12 0 39'00''" calcext:value-type="string">
            <text:p><text:s/>12 0 39'00''</text:p>
          </table:table-cell>
          <table:table-cell table:formula="of:=MID([.C127];1;10)" office:value-type="string" office:string-value="38 0 28'05" calcext:value-type="string">
            <text:p>38 0 28'05</text:p>
          </table:table-cell>
          <table:table-cell table:formula="of:=MID([.D127];1;3)" office:value-type="string" office:string-value=" 12" calcext:value-type="string">
            <text:p><text:s/>12</text:p>
          </table:table-cell>
          <table:table-cell table:formula="of:=MID([.D127];6;3)" office:value-type="string" office:string-value=" 39" calcext:value-type="string">
            <text:p><text:s/>39</text:p>
          </table:table-cell>
          <table:table-cell table:formula="of:=MID([.D127];10;2)" office:value-type="string" office:string-value="00" calcext:value-type="string">
            <text:p>00</text:p>
          </table:table-cell>
          <table:table-cell table:formula="of:=MID([.E127];1;2)" office:value-type="string" office:string-value="38" calcext:value-type="string">
            <text:p>38</text:p>
          </table:table-cell>
          <table:table-cell table:formula="of:=MID([.E127];6;2)" office:value-type="string" office:string-value="28" calcext:value-type="string">
            <text:p>28</text:p>
          </table:table-cell>
          <table:table-cell table:formula="of:=MID([.E127];9;2)" office:value-type="string" office:string-value="05" calcext:value-type="string">
            <text:p>05</text:p>
          </table:table-cell>
          <table:table-cell table:formula="of:=-([.F127]+(([.G127]+[.H127]/60)/60))" office:value-type="float" office:value="-12.65" calcext:value-type="float">
            <text:p>-12.65</text:p>
          </table:table-cell>
          <table:table-cell table:formula="of:=-([.I127]+(([.J127]+[.K127]/60)/60))" office:value-type="float" office:value="-38.4680555555556" calcext:value-type="float">
            <text:p>-38.4680555555556</text:p>
          </table:table-cell>
        </table:table-row>
        <table:table-row table:style-name="ro1">
          <table:table-cell office:value-type="string" calcext:value-type="string">
            <text:p>PG-12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0'00'' 12 0 39'00''</text:p>
          </table:table-cell>
          <table:table-cell table:formula="of:=MID([.C128];13;14)" office:value-type="string" office:string-value=" 12 0 39'00''" calcext:value-type="string">
            <text:p><text:s/>12 0 39'00''</text:p>
          </table:table-cell>
          <table:table-cell table:formula="of:=MID([.C128];1;10)" office:value-type="string" office:string-value="38 0 10'00" calcext:value-type="string">
            <text:p>38 0 10'00</text:p>
          </table:table-cell>
          <table:table-cell table:formula="of:=MID([.D128];1;3)" office:value-type="string" office:string-value=" 12" calcext:value-type="string">
            <text:p><text:s/>12</text:p>
          </table:table-cell>
          <table:table-cell table:formula="of:=MID([.D128];6;3)" office:value-type="string" office:string-value=" 39" calcext:value-type="string">
            <text:p><text:s/>39</text:p>
          </table:table-cell>
          <table:table-cell table:formula="of:=MID([.D128];10;2)" office:value-type="string" office:string-value="00" calcext:value-type="string">
            <text:p>00</text:p>
          </table:table-cell>
          <table:table-cell table:formula="of:=MID([.E128];1;2)" office:value-type="string" office:string-value="38" calcext:value-type="string">
            <text:p>38</text:p>
          </table:table-cell>
          <table:table-cell table:formula="of:=MID([.E128];6;2)" office:value-type="string" office:string-value="10" calcext:value-type="string">
            <text:p>10</text:p>
          </table:table-cell>
          <table:table-cell table:formula="of:=MID([.E128];9;2)" office:value-type="string" office:string-value="00" calcext:value-type="string">
            <text:p>00</text:p>
          </table:table-cell>
          <table:table-cell table:formula="of:=-([.F128]+(([.G128]+[.H128]/60)/60))" office:value-type="float" office:value="-12.65" calcext:value-type="float">
            <text:p>-12.65</text:p>
          </table:table-cell>
          <table:table-cell table:formula="of:=-([.I128]+(([.J128]+[.K128]/60)/60))" office:value-type="float" office:value="-38.1666666666667" calcext:value-type="float">
            <text:p>-38.1666666666667</text:p>
          </table:table-cell>
        </table:table-row>
        <table:table-row table:style-name="ro1">
          <table:table-cell office:value-type="string" calcext:value-type="string">
            <text:p>PG-12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6'00'' 12 0 44'00''</text:p>
          </table:table-cell>
          <table:table-cell table:formula="of:=MID([.C129];13;14)" office:value-type="string" office:string-value=" 12 0 44'00''" calcext:value-type="string">
            <text:p><text:s/>12 0 44'00''</text:p>
          </table:table-cell>
          <table:table-cell table:formula="of:=MID([.C129];1;10)" office:value-type="string" office:string-value="38 0 46'00" calcext:value-type="string">
            <text:p>38 0 46'00</text:p>
          </table:table-cell>
          <table:table-cell table:formula="of:=MID([.D129];1;3)" office:value-type="string" office:string-value=" 12" calcext:value-type="string">
            <text:p><text:s/>12</text:p>
          </table:table-cell>
          <table:table-cell table:formula="of:=MID([.D129];6;3)" office:value-type="string" office:string-value=" 44" calcext:value-type="string">
            <text:p><text:s/>44</text:p>
          </table:table-cell>
          <table:table-cell table:formula="of:=MID([.D129];10;2)" office:value-type="string" office:string-value="00" calcext:value-type="string">
            <text:p>00</text:p>
          </table:table-cell>
          <table:table-cell table:formula="of:=MID([.E129];1;2)" office:value-type="string" office:string-value="38" calcext:value-type="string">
            <text:p>38</text:p>
          </table:table-cell>
          <table:table-cell table:formula="of:=MID([.E129];6;2)" office:value-type="string" office:string-value="46" calcext:value-type="string">
            <text:p>46</text:p>
          </table:table-cell>
          <table:table-cell table:formula="of:=MID([.E129];9;2)" office:value-type="string" office:string-value="00" calcext:value-type="string">
            <text:p>00</text:p>
          </table:table-cell>
          <table:table-cell table:formula="of:=-([.F129]+(([.G129]+[.H129]/60)/60))" office:value-type="float" office:value="-12.7333333333333" calcext:value-type="float">
            <text:p>-12.7333333333333</text:p>
          </table:table-cell>
          <table:table-cell table:formula="of:=-([.I129]+(([.J129]+[.K129]/60)/60))" office:value-type="float" office:value="-38.7666666666667" calcext:value-type="float">
            <text:p>-38.7666666666667</text:p>
          </table:table-cell>
        </table:table-row>
        <table:table-row table:style-name="ro1">
          <table:table-cell office:value-type="string" calcext:value-type="string">
            <text:p>PG-12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3'00'' 12 0 40'00''</text:p>
          </table:table-cell>
          <table:table-cell table:formula="of:=MID([.C130];13;14)" office:value-type="string" office:string-value=" 12 0 40'00''" calcext:value-type="string">
            <text:p><text:s/>12 0 40'00''</text:p>
          </table:table-cell>
          <table:table-cell table:formula="of:=MID([.C130];1;10)" office:value-type="string" office:string-value="38 0 33'00" calcext:value-type="string">
            <text:p>38 0 33'00</text:p>
          </table:table-cell>
          <table:table-cell table:formula="of:=MID([.D130];1;3)" office:value-type="string" office:string-value=" 12" calcext:value-type="string">
            <text:p><text:s/>12</text:p>
          </table:table-cell>
          <table:table-cell table:formula="of:=MID([.D130];6;3)" office:value-type="string" office:string-value=" 40" calcext:value-type="string">
            <text:p><text:s/>40</text:p>
          </table:table-cell>
          <table:table-cell table:formula="of:=MID([.D130];10;2)" office:value-type="string" office:string-value="00" calcext:value-type="string">
            <text:p>00</text:p>
          </table:table-cell>
          <table:table-cell table:formula="of:=MID([.E130];1;2)" office:value-type="string" office:string-value="38" calcext:value-type="string">
            <text:p>38</text:p>
          </table:table-cell>
          <table:table-cell table:formula="of:=MID([.E130];6;2)" office:value-type="string" office:string-value="33" calcext:value-type="string">
            <text:p>33</text:p>
          </table:table-cell>
          <table:table-cell table:formula="of:=MID([.E130];9;2)" office:value-type="string" office:string-value="00" calcext:value-type="string">
            <text:p>00</text:p>
          </table:table-cell>
          <table:table-cell table:formula="of:=-([.F130]+(([.G130]+[.H130]/60)/60))" office:value-type="float" office:value="-12.6666666666667" calcext:value-type="float">
            <text:p>-12.6666666666667</text:p>
          </table:table-cell>
          <table:table-cell table:formula="of:=-([.I130]+(([.J130]+[.K130]/60)/60))" office:value-type="float" office:value="-38.55" calcext:value-type="float">
            <text:p>-38.55</text:p>
          </table:table-cell>
        </table:table-row>
        <table:table-row table:style-name="ro1">
          <table:table-cell office:value-type="string" calcext:value-type="string">
            <text:p>PG-12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9'00'' 12 0 42'00''</text:p>
          </table:table-cell>
          <table:table-cell table:formula="of:=MID([.C131];13;14)" office:value-type="string" office:string-value=" 12 0 42'00''" calcext:value-type="string">
            <text:p><text:s/>12 0 42'00''</text:p>
          </table:table-cell>
          <table:table-cell table:formula="of:=MID([.C131];1;10)" office:value-type="string" office:string-value="38 0 19'00" calcext:value-type="string">
            <text:p>38 0 19'00</text:p>
          </table:table-cell>
          <table:table-cell table:formula="of:=MID([.D131];1;3)" office:value-type="string" office:string-value=" 12" calcext:value-type="string">
            <text:p><text:s/>12</text:p>
          </table:table-cell>
          <table:table-cell table:formula="of:=MID([.D131];6;3)" office:value-type="string" office:string-value=" 42" calcext:value-type="string">
            <text:p><text:s/>42</text:p>
          </table:table-cell>
          <table:table-cell table:formula="of:=MID([.D131];10;2)" office:value-type="string" office:string-value="00" calcext:value-type="string">
            <text:p>00</text:p>
          </table:table-cell>
          <table:table-cell table:formula="of:=MID([.E131];1;2)" office:value-type="string" office:string-value="38" calcext:value-type="string">
            <text:p>38</text:p>
          </table:table-cell>
          <table:table-cell table:formula="of:=MID([.E131];6;2)" office:value-type="string" office:string-value="19" calcext:value-type="string">
            <text:p>19</text:p>
          </table:table-cell>
          <table:table-cell table:formula="of:=MID([.E131];9;2)" office:value-type="string" office:string-value="00" calcext:value-type="string">
            <text:p>00</text:p>
          </table:table-cell>
          <table:table-cell table:formula="of:=-([.F131]+(([.G131]+[.H131]/60)/60))" office:value-type="float" office:value="-12.7" calcext:value-type="float">
            <text:p>-12.7</text:p>
          </table:table-cell>
          <table:table-cell table:formula="of:=-([.I131]+(([.J131]+[.K131]/60)/60))" office:value-type="float" office:value="-38.3166666666667" calcext:value-type="float">
            <text:p>-38.3166666666667</text:p>
          </table:table-cell>
        </table:table-row>
        <table:table-row table:style-name="ro1">
          <table:table-cell office:value-type="string" calcext:value-type="string">
            <text:p>PG-13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4'00'' 12 0 47'00''</text:p>
          </table:table-cell>
          <table:table-cell table:formula="of:=MID([.C132];13;14)" office:value-type="string" office:string-value=" 12 0 47'00''" calcext:value-type="string">
            <text:p><text:s/>12 0 47'00''</text:p>
          </table:table-cell>
          <table:table-cell table:formula="of:=MID([.C132];1;10)" office:value-type="string" office:string-value="38 0 24'00" calcext:value-type="string">
            <text:p>38 0 24'00</text:p>
          </table:table-cell>
          <table:table-cell table:formula="of:=MID([.D132];1;3)" office:value-type="string" office:string-value=" 12" calcext:value-type="string">
            <text:p><text:s/>12</text:p>
          </table:table-cell>
          <table:table-cell table:formula="of:=MID([.D132];6;3)" office:value-type="string" office:string-value=" 47" calcext:value-type="string">
            <text:p><text:s/>47</text:p>
          </table:table-cell>
          <table:table-cell table:formula="of:=MID([.D132];10;2)" office:value-type="string" office:string-value="00" calcext:value-type="string">
            <text:p>00</text:p>
          </table:table-cell>
          <table:table-cell table:formula="of:=MID([.E132];1;2)" office:value-type="string" office:string-value="38" calcext:value-type="string">
            <text:p>38</text:p>
          </table:table-cell>
          <table:table-cell table:formula="of:=MID([.E132];6;2)" office:value-type="string" office:string-value="24" calcext:value-type="string">
            <text:p>24</text:p>
          </table:table-cell>
          <table:table-cell table:formula="of:=MID([.E132];9;2)" office:value-type="string" office:string-value="00" calcext:value-type="string">
            <text:p>00</text:p>
          </table:table-cell>
          <table:table-cell table:formula="of:=-([.F132]+(([.G132]+[.H132]/60)/60))" office:value-type="float" office:value="-12.7833333333333" calcext:value-type="float">
            <text:p>-12.7833333333333</text:p>
          </table:table-cell>
          <table:table-cell table:formula="of:=-([.I132]+(([.J132]+[.K132]/60)/60))" office:value-type="float" office:value="-38.4" calcext:value-type="float">
            <text:p>-38.4</text:p>
          </table:table-cell>
        </table:table-row>
        <table:table-row table:style-name="ro1">
          <table:table-cell office:value-type="string" calcext:value-type="string">
            <text:p>PG-13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6'00'' 12 0 50'00''</text:p>
          </table:table-cell>
          <table:table-cell table:formula="of:=MID([.C133];13;14)" office:value-type="string" office:string-value=" 12 0 50'00''" calcext:value-type="string">
            <text:p><text:s/>12 0 50'00''</text:p>
          </table:table-cell>
          <table:table-cell table:formula="of:=MID([.C133];1;10)" office:value-type="string" office:string-value="38 0 16'00" calcext:value-type="string">
            <text:p>38 0 16'00</text:p>
          </table:table-cell>
          <table:table-cell table:formula="of:=MID([.D133];1;3)" office:value-type="string" office:string-value=" 12" calcext:value-type="string">
            <text:p><text:s/>12</text:p>
          </table:table-cell>
          <table:table-cell table:formula="of:=MID([.D133];6;3)" office:value-type="string" office:string-value=" 50" calcext:value-type="string">
            <text:p><text:s/>50</text:p>
          </table:table-cell>
          <table:table-cell table:formula="of:=MID([.D133];10;2)" office:value-type="string" office:string-value="00" calcext:value-type="string">
            <text:p>00</text:p>
          </table:table-cell>
          <table:table-cell table:formula="of:=MID([.E133];1;2)" office:value-type="string" office:string-value="38" calcext:value-type="string">
            <text:p>38</text:p>
          </table:table-cell>
          <table:table-cell table:formula="of:=MID([.E133];6;2)" office:value-type="string" office:string-value="16" calcext:value-type="string">
            <text:p>16</text:p>
          </table:table-cell>
          <table:table-cell table:formula="of:=MID([.E133];9;2)" office:value-type="string" office:string-value="00" calcext:value-type="string">
            <text:p>00</text:p>
          </table:table-cell>
          <table:table-cell table:formula="of:=-([.F133]+(([.G133]+[.H133]/60)/60))" office:value-type="float" office:value="-12.8333333333333" calcext:value-type="float">
            <text:p>-12.8333333333333</text:p>
          </table:table-cell>
          <table:table-cell table:formula="of:=-([.I133]+(([.J133]+[.K133]/60)/60))" office:value-type="float" office:value="-38.2666666666667" calcext:value-type="float">
            <text:p>-38.2666666666667</text:p>
          </table:table-cell>
        </table:table-row>
        <table:table-row table:style-name="ro1">
          <table:table-cell office:value-type="string" calcext:value-type="string">
            <text:p>PG-13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6'00'' 12 0 52'00''</text:p>
          </table:table-cell>
          <table:table-cell table:formula="of:=MID([.C134];13;14)" office:value-type="string" office:string-value=" 12 0 52'00''" calcext:value-type="string">
            <text:p><text:s/>12 0 52'00''</text:p>
          </table:table-cell>
          <table:table-cell table:formula="of:=MID([.C134];1;10)" office:value-type="string" office:string-value="38 0 26'00" calcext:value-type="string">
            <text:p>38 0 26'00</text:p>
          </table:table-cell>
          <table:table-cell table:formula="of:=MID([.D134];1;3)" office:value-type="string" office:string-value=" 12" calcext:value-type="string">
            <text:p><text:s/>12</text:p>
          </table:table-cell>
          <table:table-cell table:formula="of:=MID([.D134];6;3)" office:value-type="string" office:string-value=" 52" calcext:value-type="string">
            <text:p><text:s/>52</text:p>
          </table:table-cell>
          <table:table-cell table:formula="of:=MID([.D134];10;2)" office:value-type="string" office:string-value="00" calcext:value-type="string">
            <text:p>00</text:p>
          </table:table-cell>
          <table:table-cell table:formula="of:=MID([.E134];1;2)" office:value-type="string" office:string-value="38" calcext:value-type="string">
            <text:p>38</text:p>
          </table:table-cell>
          <table:table-cell table:formula="of:=MID([.E134];6;2)" office:value-type="string" office:string-value="26" calcext:value-type="string">
            <text:p>26</text:p>
          </table:table-cell>
          <table:table-cell table:formula="of:=MID([.E134];9;2)" office:value-type="string" office:string-value="00" calcext:value-type="string">
            <text:p>00</text:p>
          </table:table-cell>
          <table:table-cell table:formula="of:=-([.F134]+(([.G134]+[.H134]/60)/60))" office:value-type="float" office:value="-12.8666666666667" calcext:value-type="float">
            <text:p>-12.8666666666667</text:p>
          </table:table-cell>
          <table:table-cell table:formula="of:=-([.I134]+(([.J134]+[.K134]/60)/60))" office:value-type="float" office:value="-38.4333333333333" calcext:value-type="float">
            <text:p>-38.4333333333333</text:p>
          </table:table-cell>
        </table:table-row>
        <table:table-row table:style-name="ro1">
          <table:table-cell office:value-type="string" calcext:value-type="string">
            <text:p>PG-13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19'00'' 12 0 00'00'' 0</text:p>
          </table:table-cell>
          <table:table-cell table:formula="of:=MID([.C135];13;14)" office:value-type="string" office:string-value=" 12 0 00'00'' " calcext:value-type="string">
            <text:p><text:s/>12 0 00'00'' </text:p>
          </table:table-cell>
          <table:table-cell table:formula="of:=MID([.C135];1;10)" office:value-type="string" office:string-value="38 0 19'00" calcext:value-type="string">
            <text:p>38 0 19'00</text:p>
          </table:table-cell>
          <table:table-cell table:formula="of:=MID([.D135];1;3)" office:value-type="string" office:string-value=" 12" calcext:value-type="string">
            <text:p><text:s/>12</text:p>
          </table:table-cell>
          <table:table-cell table:formula="of:=MID([.D135];6;3)" office:value-type="string" office:string-value=" 00" calcext:value-type="string">
            <text:p><text:s/>00</text:p>
          </table:table-cell>
          <table:table-cell table:formula="of:=MID([.D135];10;2)" office:value-type="string" office:string-value="00" calcext:value-type="string">
            <text:p>00</text:p>
          </table:table-cell>
          <table:table-cell table:formula="of:=MID([.E135];1;2)" office:value-type="string" office:string-value="38" calcext:value-type="string">
            <text:p>38</text:p>
          </table:table-cell>
          <table:table-cell table:formula="of:=MID([.E135];6;2)" office:value-type="string" office:string-value="19" calcext:value-type="string">
            <text:p>19</text:p>
          </table:table-cell>
          <table:table-cell table:formula="of:=MID([.E135];9;2)" office:value-type="string" office:string-value="00" calcext:value-type="string">
            <text:p>00</text:p>
          </table:table-cell>
          <table:table-cell table:formula="of:=-([.F135]+(([.G135]+[.H135]/60)/60))" office:value-type="float" office:value="-12" calcext:value-type="float">
            <text:p>-12</text:p>
          </table:table-cell>
          <table:table-cell table:formula="of:=-([.I135]+(([.J135]+[.K135]/60)/60))" office:value-type="float" office:value="-38.3166666666667" calcext:value-type="float">
            <text:p>-38.3166666666667</text:p>
          </table:table-cell>
        </table:table-row>
        <table:table-row table:style-name="ro1">
          <table:table-cell office:value-type="string" calcext:value-type="string">
            <text:p>PG-13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30'00'' 12 0 05'00''</text:p>
          </table:table-cell>
          <table:table-cell table:formula="of:=MID([.C136];13;14)" office:value-type="string" office:string-value=" 12 0 05'00''" calcext:value-type="string">
            <text:p><text:s/>12 0 05'00''</text:p>
          </table:table-cell>
          <table:table-cell table:formula="of:=MID([.C136];1;10)" office:value-type="string" office:string-value="38 0 30'00" calcext:value-type="string">
            <text:p>38 0 30'00</text:p>
          </table:table-cell>
          <table:table-cell table:formula="of:=MID([.D136];1;3)" office:value-type="string" office:string-value=" 12" calcext:value-type="string">
            <text:p><text:s/>12</text:p>
          </table:table-cell>
          <table:table-cell table:formula="of:=MID([.D136];6;3)" office:value-type="string" office:string-value=" 05" calcext:value-type="string">
            <text:p><text:s/>05</text:p>
          </table:table-cell>
          <table:table-cell table:formula="of:=MID([.D136];10;2)" office:value-type="string" office:string-value="00" calcext:value-type="string">
            <text:p>00</text:p>
          </table:table-cell>
          <table:table-cell table:formula="of:=MID([.E136];1;2)" office:value-type="string" office:string-value="38" calcext:value-type="string">
            <text:p>38</text:p>
          </table:table-cell>
          <table:table-cell table:formula="of:=MID([.E136];6;2)" office:value-type="string" office:string-value="30" calcext:value-type="string">
            <text:p>30</text:p>
          </table:table-cell>
          <table:table-cell table:formula="of:=MID([.E136];9;2)" office:value-type="string" office:string-value="00" calcext:value-type="string">
            <text:p>00</text:p>
          </table:table-cell>
          <table:table-cell table:formula="of:=-([.F136]+(([.G136]+[.H136]/60)/60))" office:value-type="float" office:value="-12.0833333333333" calcext:value-type="float">
            <text:p>-12.0833333333333</text:p>
          </table:table-cell>
          <table:table-cell table:formula="of:=-([.I136]+(([.J136]+[.K136]/60)/60))" office:value-type="float" office:value="-38.5" calcext:value-type="float">
            <text:p>-38.5</text:p>
          </table:table-cell>
        </table:table-row>
        <table:table-row table:style-name="ro1">
          <table:table-cell office:value-type="string" calcext:value-type="string">
            <text:p>PG-13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5'13</text:p>
          </table:table-cell>
          <table:table-cell table:formula="of:=MID([.C137];13;14)" office:value-type="string" office:string-value=" 12 0 15'13" calcext:value-type="string">
            <text:p><text:s/>12 0 15'13</text:p>
          </table:table-cell>
          <table:table-cell table:formula="of:=MID([.C137];1;10)" office:value-type="string" office:string-value="38 0 56'00" calcext:value-type="string">
            <text:p>38 0 56'00</text:p>
          </table:table-cell>
          <table:table-cell table:formula="of:=MID([.D137];1;3)" office:value-type="string" office:string-value=" 12" calcext:value-type="string">
            <text:p><text:s/>12</text:p>
          </table:table-cell>
          <table:table-cell table:formula="of:=MID([.D137];6;3)" office:value-type="string" office:string-value=" 15" calcext:value-type="string">
            <text:p><text:s/>15</text:p>
          </table:table-cell>
          <table:table-cell table:formula="of:=MID([.D137];10;2)" office:value-type="string" office:string-value="13" calcext:value-type="string">
            <text:p>13</text:p>
          </table:table-cell>
          <table:table-cell table:formula="of:=MID([.E137];1;2)" office:value-type="string" office:string-value="38" calcext:value-type="string">
            <text:p>38</text:p>
          </table:table-cell>
          <table:table-cell table:formula="of:=MID([.E137];6;2)" office:value-type="string" office:string-value="56" calcext:value-type="string">
            <text:p>56</text:p>
          </table:table-cell>
          <table:table-cell table:formula="of:=MID([.E137];9;2)" office:value-type="string" office:string-value="00" calcext:value-type="string">
            <text:p>00</text:p>
          </table:table-cell>
          <table:table-cell table:formula="of:=-([.F137]+(([.G137]+[.H137]/60)/60))" office:value-type="float" office:value="-12.2536111111111" calcext:value-type="float">
            <text:p>-12.2536111111111</text:p>
          </table:table-cell>
          <table:table-cell table:formula="of:=-([.I137]+(([.J137]+[.K137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3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5'12'</text:p>
          </table:table-cell>
          <table:table-cell table:formula="of:=MID([.C138];13;14)" office:value-type="string" office:string-value=" 12 0 15'12'" calcext:value-type="string">
            <text:p><text:s/>12 0 15'12'</text:p>
          </table:table-cell>
          <table:table-cell table:formula="of:=MID([.C138];1;10)" office:value-type="string" office:string-value="38 0 56'00" calcext:value-type="string">
            <text:p>38 0 56'00</text:p>
          </table:table-cell>
          <table:table-cell table:formula="of:=MID([.D138];1;3)" office:value-type="string" office:string-value=" 12" calcext:value-type="string">
            <text:p><text:s/>12</text:p>
          </table:table-cell>
          <table:table-cell table:formula="of:=MID([.D138];6;3)" office:value-type="string" office:string-value=" 15" calcext:value-type="string">
            <text:p><text:s/>15</text:p>
          </table:table-cell>
          <table:table-cell table:formula="of:=MID([.D138];10;2)" office:value-type="string" office:string-value="12" calcext:value-type="string">
            <text:p>12</text:p>
          </table:table-cell>
          <table:table-cell table:formula="of:=MID([.E138];1;2)" office:value-type="string" office:string-value="38" calcext:value-type="string">
            <text:p>38</text:p>
          </table:table-cell>
          <table:table-cell table:formula="of:=MID([.E138];6;2)" office:value-type="string" office:string-value="56" calcext:value-type="string">
            <text:p>56</text:p>
          </table:table-cell>
          <table:table-cell table:formula="of:=MID([.E138];9;2)" office:value-type="string" office:string-value="00" calcext:value-type="string">
            <text:p>00</text:p>
          </table:table-cell>
          <table:table-cell table:formula="of:=-([.F138]+(([.G138]+[.H138]/60)/60))" office:value-type="float" office:value="-12.2533333333333" calcext:value-type="float">
            <text:p>-12.2533333333333</text:p>
          </table:table-cell>
          <table:table-cell table:formula="of:=-([.I138]+(([.J138]+[.K138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3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20'00''</text:p>
          </table:table-cell>
          <table:table-cell table:formula="of:=MID([.C139];13;14)" office:value-type="string" office:string-value=" 12 0 20'00''" calcext:value-type="string">
            <text:p><text:s/>12 0 20'00''</text:p>
          </table:table-cell>
          <table:table-cell table:formula="of:=MID([.C139];1;10)" office:value-type="string" office:string-value="38 0 56'00" calcext:value-type="string">
            <text:p>38 0 56'00</text:p>
          </table:table-cell>
          <table:table-cell table:formula="of:=MID([.D139];1;3)" office:value-type="string" office:string-value=" 12" calcext:value-type="string">
            <text:p><text:s/>12</text:p>
          </table:table-cell>
          <table:table-cell table:formula="of:=MID([.D139];6;3)" office:value-type="string" office:string-value=" 20" calcext:value-type="string">
            <text:p><text:s/>20</text:p>
          </table:table-cell>
          <table:table-cell table:formula="of:=MID([.D139];10;2)" office:value-type="string" office:string-value="00" calcext:value-type="string">
            <text:p>00</text:p>
          </table:table-cell>
          <table:table-cell table:formula="of:=MID([.E139];1;2)" office:value-type="string" office:string-value="38" calcext:value-type="string">
            <text:p>38</text:p>
          </table:table-cell>
          <table:table-cell table:formula="of:=MID([.E139];6;2)" office:value-type="string" office:string-value="56" calcext:value-type="string">
            <text:p>56</text:p>
          </table:table-cell>
          <table:table-cell table:formula="of:=MID([.E139];9;2)" office:value-type="string" office:string-value="00" calcext:value-type="string">
            <text:p>00</text:p>
          </table:table-cell>
          <table:table-cell table:formula="of:=-([.F139]+(([.G139]+[.H139]/60)/60))" office:value-type="float" office:value="-12.3333333333333" calcext:value-type="float">
            <text:p>-12.3333333333333</text:p>
          </table:table-cell>
          <table:table-cell table:formula="of:=-([.I139]+(([.J139]+[.K139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3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9'00'</text:p>
          </table:table-cell>
          <table:table-cell table:formula="of:=MID([.C140];13;14)" office:value-type="string" office:string-value=" 12 0 19'00'" calcext:value-type="string">
            <text:p><text:s/>12 0 19'00'</text:p>
          </table:table-cell>
          <table:table-cell table:formula="of:=MID([.C140];1;10)" office:value-type="string" office:string-value="38 0 56'00" calcext:value-type="string">
            <text:p>38 0 56'00</text:p>
          </table:table-cell>
          <table:table-cell table:formula="of:=MID([.D140];1;3)" office:value-type="string" office:string-value=" 12" calcext:value-type="string">
            <text:p><text:s/>12</text:p>
          </table:table-cell>
          <table:table-cell table:formula="of:=MID([.D140];6;3)" office:value-type="string" office:string-value=" 19" calcext:value-type="string">
            <text:p><text:s/>19</text:p>
          </table:table-cell>
          <table:table-cell table:formula="of:=MID([.D140];10;2)" office:value-type="string" office:string-value="00" calcext:value-type="string">
            <text:p>00</text:p>
          </table:table-cell>
          <table:table-cell table:formula="of:=MID([.E140];1;2)" office:value-type="string" office:string-value="38" calcext:value-type="string">
            <text:p>38</text:p>
          </table:table-cell>
          <table:table-cell table:formula="of:=MID([.E140];6;2)" office:value-type="string" office:string-value="56" calcext:value-type="string">
            <text:p>56</text:p>
          </table:table-cell>
          <table:table-cell table:formula="of:=MID([.E140];9;2)" office:value-type="string" office:string-value="00" calcext:value-type="string">
            <text:p>00</text:p>
          </table:table-cell>
          <table:table-cell table:formula="of:=-([.F140]+(([.G140]+[.H140]/60)/60))" office:value-type="float" office:value="-12.3166666666667" calcext:value-type="float">
            <text:p>-12.3166666666667</text:p>
          </table:table-cell>
          <table:table-cell table:formula="of:=-([.I140]+(([.J140]+[.K140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3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8'00''</text:p>
          </table:table-cell>
          <table:table-cell table:formula="of:=MID([.C141];13;14)" office:value-type="string" office:string-value=" 12 0 18'00''" calcext:value-type="string">
            <text:p><text:s/>12 0 18'00''</text:p>
          </table:table-cell>
          <table:table-cell table:formula="of:=MID([.C141];1;10)" office:value-type="string" office:string-value="38 0 56'00" calcext:value-type="string">
            <text:p>38 0 56'00</text:p>
          </table:table-cell>
          <table:table-cell table:formula="of:=MID([.D141];1;3)" office:value-type="string" office:string-value=" 12" calcext:value-type="string">
            <text:p><text:s/>12</text:p>
          </table:table-cell>
          <table:table-cell table:formula="of:=MID([.D141];6;3)" office:value-type="string" office:string-value=" 18" calcext:value-type="string">
            <text:p><text:s/>18</text:p>
          </table:table-cell>
          <table:table-cell table:formula="of:=MID([.D141];10;2)" office:value-type="string" office:string-value="00" calcext:value-type="string">
            <text:p>00</text:p>
          </table:table-cell>
          <table:table-cell table:formula="of:=MID([.E141];1;2)" office:value-type="string" office:string-value="38" calcext:value-type="string">
            <text:p>38</text:p>
          </table:table-cell>
          <table:table-cell table:formula="of:=MID([.E141];6;2)" office:value-type="string" office:string-value="56" calcext:value-type="string">
            <text:p>56</text:p>
          </table:table-cell>
          <table:table-cell table:formula="of:=MID([.E141];9;2)" office:value-type="string" office:string-value="00" calcext:value-type="string">
            <text:p>00</text:p>
          </table:table-cell>
          <table:table-cell table:formula="of:=-([.F141]+(([.G141]+[.H141]/60)/60))" office:value-type="float" office:value="-12.3" calcext:value-type="float">
            <text:p>-12.3</text:p>
          </table:table-cell>
          <table:table-cell table:formula="of:=-([.I141]+(([.J141]+[.K141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7'00''</text:p>
          </table:table-cell>
          <table:table-cell table:formula="of:=MID([.C142];13;14)" office:value-type="string" office:string-value=" 12 0 17'00''" calcext:value-type="string">
            <text:p><text:s/>12 0 17'00''</text:p>
          </table:table-cell>
          <table:table-cell table:formula="of:=MID([.C142];1;10)" office:value-type="string" office:string-value="38 0 56'00" calcext:value-type="string">
            <text:p>38 0 56'00</text:p>
          </table:table-cell>
          <table:table-cell table:formula="of:=MID([.D142];1;3)" office:value-type="string" office:string-value=" 12" calcext:value-type="string">
            <text:p><text:s/>12</text:p>
          </table:table-cell>
          <table:table-cell table:formula="of:=MID([.D142];6;3)" office:value-type="string" office:string-value=" 17" calcext:value-type="string">
            <text:p><text:s/>17</text:p>
          </table:table-cell>
          <table:table-cell table:formula="of:=MID([.D142];10;2)" office:value-type="string" office:string-value="00" calcext:value-type="string">
            <text:p>00</text:p>
          </table:table-cell>
          <table:table-cell table:formula="of:=MID([.E142];1;2)" office:value-type="string" office:string-value="38" calcext:value-type="string">
            <text:p>38</text:p>
          </table:table-cell>
          <table:table-cell table:formula="of:=MID([.E142];6;2)" office:value-type="string" office:string-value="56" calcext:value-type="string">
            <text:p>56</text:p>
          </table:table-cell>
          <table:table-cell table:formula="of:=MID([.E142];9;2)" office:value-type="string" office:string-value="00" calcext:value-type="string">
            <text:p>00</text:p>
          </table:table-cell>
          <table:table-cell table:formula="of:=-([.F142]+(([.G142]+[.H142]/60)/60))" office:value-type="float" office:value="-12.2833333333333" calcext:value-type="float">
            <text:p>-12.2833333333333</text:p>
          </table:table-cell>
          <table:table-cell table:formula="of:=-([.I142]+(([.J142]+[.K142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6'00''</text:p>
          </table:table-cell>
          <table:table-cell table:formula="of:=MID([.C143];13;14)" office:value-type="string" office:string-value=" 12 0 16'00''" calcext:value-type="string">
            <text:p><text:s/>12 0 16'00''</text:p>
          </table:table-cell>
          <table:table-cell table:formula="of:=MID([.C143];1;10)" office:value-type="string" office:string-value="38 0 56'00" calcext:value-type="string">
            <text:p>38 0 56'00</text:p>
          </table:table-cell>
          <table:table-cell table:formula="of:=MID([.D143];1;3)" office:value-type="string" office:string-value=" 12" calcext:value-type="string">
            <text:p><text:s/>12</text:p>
          </table:table-cell>
          <table:table-cell table:formula="of:=MID([.D143];6;3)" office:value-type="string" office:string-value=" 16" calcext:value-type="string">
            <text:p><text:s/>16</text:p>
          </table:table-cell>
          <table:table-cell table:formula="of:=MID([.D143];10;2)" office:value-type="string" office:string-value="00" calcext:value-type="string">
            <text:p>00</text:p>
          </table:table-cell>
          <table:table-cell table:formula="of:=MID([.E143];1;2)" office:value-type="string" office:string-value="38" calcext:value-type="string">
            <text:p>38</text:p>
          </table:table-cell>
          <table:table-cell table:formula="of:=MID([.E143];6;2)" office:value-type="string" office:string-value="56" calcext:value-type="string">
            <text:p>56</text:p>
          </table:table-cell>
          <table:table-cell table:formula="of:=MID([.E143];9;2)" office:value-type="string" office:string-value="00" calcext:value-type="string">
            <text:p>00</text:p>
          </table:table-cell>
          <table:table-cell table:formula="of:=-([.F143]+(([.G143]+[.H143]/60)/60))" office:value-type="float" office:value="-12.2666666666667" calcext:value-type="float">
            <text:p>-12.2666666666667</text:p>
          </table:table-cell>
          <table:table-cell table:formula="of:=-([.I143]+(([.J143]+[.K143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5'52,'' 23.0</text:p>
          </table:table-cell>
          <table:table-cell table:formula="of:=MID([.C144];13;14)" office:value-type="string" office:string-value=" 12 0 15'52,''" calcext:value-type="string">
            <text:p><text:s/>12 0 15'52,''</text:p>
          </table:table-cell>
          <table:table-cell table:formula="of:=MID([.C144];1;10)" office:value-type="string" office:string-value="38 0 56'00" calcext:value-type="string">
            <text:p>38 0 56'00</text:p>
          </table:table-cell>
          <table:table-cell table:formula="of:=MID([.D144];1;3)" office:value-type="string" office:string-value=" 12" calcext:value-type="string">
            <text:p><text:s/>12</text:p>
          </table:table-cell>
          <table:table-cell table:formula="of:=MID([.D144];6;3)" office:value-type="string" office:string-value=" 15" calcext:value-type="string">
            <text:p><text:s/>15</text:p>
          </table:table-cell>
          <table:table-cell table:formula="of:=MID([.D144];10;2)" office:value-type="string" office:string-value="52" calcext:value-type="string">
            <text:p>52</text:p>
          </table:table-cell>
          <table:table-cell table:formula="of:=MID([.E144];1;2)" office:value-type="string" office:string-value="38" calcext:value-type="string">
            <text:p>38</text:p>
          </table:table-cell>
          <table:table-cell table:formula="of:=MID([.E144];6;2)" office:value-type="string" office:string-value="56" calcext:value-type="string">
            <text:p>56</text:p>
          </table:table-cell>
          <table:table-cell table:formula="of:=MID([.E144];9;2)" office:value-type="string" office:string-value="00" calcext:value-type="string">
            <text:p>00</text:p>
          </table:table-cell>
          <table:table-cell table:formula="of:=-([.F144]+(([.G144]+[.H144]/60)/60))" office:value-type="float" office:value="-12.2644444444444" calcext:value-type="float">
            <text:p>-12.2644444444444</text:p>
          </table:table-cell>
          <table:table-cell table:formula="of:=-([.I144]+(([.J144]+[.K144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5'00'' 01.06.</text:p>
          </table:table-cell>
          <table:table-cell table:formula="of:=MID([.C145];13;14)" office:value-type="string" office:string-value=" 12 0 15'00'' " calcext:value-type="string">
            <text:p><text:s/>12 0 15'00'' </text:p>
          </table:table-cell>
          <table:table-cell table:formula="of:=MID([.C145];1;10)" office:value-type="string" office:string-value="38 0 56'00" calcext:value-type="string">
            <text:p>38 0 56'00</text:p>
          </table:table-cell>
          <table:table-cell table:formula="of:=MID([.D145];1;3)" office:value-type="string" office:string-value=" 12" calcext:value-type="string">
            <text:p><text:s/>12</text:p>
          </table:table-cell>
          <table:table-cell table:formula="of:=MID([.D145];6;3)" office:value-type="string" office:string-value=" 15" calcext:value-type="string">
            <text:p><text:s/>15</text:p>
          </table:table-cell>
          <table:table-cell table:formula="of:=MID([.D145];10;2)" office:value-type="string" office:string-value="00" calcext:value-type="string">
            <text:p>00</text:p>
          </table:table-cell>
          <table:table-cell table:formula="of:=MID([.E145];1;2)" office:value-type="string" office:string-value="38" calcext:value-type="string">
            <text:p>38</text:p>
          </table:table-cell>
          <table:table-cell table:formula="of:=MID([.E145];6;2)" office:value-type="string" office:string-value="56" calcext:value-type="string">
            <text:p>56</text:p>
          </table:table-cell>
          <table:table-cell table:formula="of:=MID([.E145];9;2)" office:value-type="string" office:string-value="00" calcext:value-type="string">
            <text:p>00</text:p>
          </table:table-cell>
          <table:table-cell table:formula="of:=-([.F145]+(([.G145]+[.H145]/60)/60))" office:value-type="float" office:value="-12.25" calcext:value-type="float">
            <text:p>-12.25</text:p>
          </table:table-cell>
          <table:table-cell table:formula="of:=-([.I145]+(([.J145]+[.K145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00'' 12 0 15'10'' 03.09.</text:p>
          </table:table-cell>
          <table:table-cell table:formula="of:=MID([.C146];13;14)" office:value-type="string" office:string-value=" 12 0 15'10'' " calcext:value-type="string">
            <text:p><text:s/>12 0 15'10'' </text:p>
          </table:table-cell>
          <table:table-cell table:formula="of:=MID([.C146];1;10)" office:value-type="string" office:string-value="38 0 56'00" calcext:value-type="string">
            <text:p>38 0 56'00</text:p>
          </table:table-cell>
          <table:table-cell table:formula="of:=MID([.D146];1;3)" office:value-type="string" office:string-value=" 12" calcext:value-type="string">
            <text:p><text:s/>12</text:p>
          </table:table-cell>
          <table:table-cell table:formula="of:=MID([.D146];6;3)" office:value-type="string" office:string-value=" 15" calcext:value-type="string">
            <text:p><text:s/>15</text:p>
          </table:table-cell>
          <table:table-cell table:formula="of:=MID([.D146];10;2)" office:value-type="string" office:string-value="10" calcext:value-type="string">
            <text:p>10</text:p>
          </table:table-cell>
          <table:table-cell table:formula="of:=MID([.E146];1;2)" office:value-type="string" office:string-value="38" calcext:value-type="string">
            <text:p>38</text:p>
          </table:table-cell>
          <table:table-cell table:formula="of:=MID([.E146];6;2)" office:value-type="string" office:string-value="56" calcext:value-type="string">
            <text:p>56</text:p>
          </table:table-cell>
          <table:table-cell table:formula="of:=MID([.E146];9;2)" office:value-type="string" office:string-value="00" calcext:value-type="string">
            <text:p>00</text:p>
          </table:table-cell>
          <table:table-cell table:formula="of:=-([.F146]+(([.G146]+[.H146]/60)/60))" office:value-type="float" office:value="-12.2527777777778" calcext:value-type="float">
            <text:p>-12.2527777777778</text:p>
          </table:table-cell>
          <table:table-cell table:formula="of:=-([.I146]+(([.J146]+[.K146]/60)/60))" office:value-type="float" office:value="-38.9333333333333" calcext:value-type="float">
            <text:p>-38.9333333333333</text:p>
          </table:table-cell>
        </table:table-row>
        <table:table-row table:style-name="ro1">
          <table:table-cell office:value-type="string" calcext:value-type="string">
            <text:p>PG-14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2'14'' 12 0 12'13''</text:p>
          </table:table-cell>
          <table:table-cell table:formula="of:=MID([.C147];13;14)" office:value-type="string" office:string-value=" 12 0 12'13''" calcext:value-type="string">
            <text:p><text:s/>12 0 12'13''</text:p>
          </table:table-cell>
          <table:table-cell table:formula="of:=MID([.C147];1;10)" office:value-type="string" office:string-value="38 0 52'14" calcext:value-type="string">
            <text:p>38 0 52'14</text:p>
          </table:table-cell>
          <table:table-cell table:formula="of:=MID([.D147];1;3)" office:value-type="string" office:string-value=" 12" calcext:value-type="string">
            <text:p><text:s/>12</text:p>
          </table:table-cell>
          <table:table-cell table:formula="of:=MID([.D147];6;3)" office:value-type="string" office:string-value=" 12" calcext:value-type="string">
            <text:p><text:s/>12</text:p>
          </table:table-cell>
          <table:table-cell table:formula="of:=MID([.D147];10;2)" office:value-type="string" office:string-value="13" calcext:value-type="string">
            <text:p>13</text:p>
          </table:table-cell>
          <table:table-cell table:formula="of:=MID([.E147];1;2)" office:value-type="string" office:string-value="38" calcext:value-type="string">
            <text:p>38</text:p>
          </table:table-cell>
          <table:table-cell table:formula="of:=MID([.E147];6;2)" office:value-type="string" office:string-value="52" calcext:value-type="string">
            <text:p>52</text:p>
          </table:table-cell>
          <table:table-cell table:formula="of:=MID([.E147];9;2)" office:value-type="string" office:string-value="14" calcext:value-type="string">
            <text:p>14</text:p>
          </table:table-cell>
          <table:table-cell table:formula="of:=-([.F147]+(([.G147]+[.H147]/60)/60))" office:value-type="float" office:value="-12.2036111111111" calcext:value-type="float">
            <text:p>-12.2036111111111</text:p>
          </table:table-cell>
          <table:table-cell table:formula="of:=-([.I147]+(([.J147]+[.K147]/60)/60))" office:value-type="float" office:value="-38.8705555555556" calcext:value-type="float">
            <text:p>-38.8705555555556</text:p>
          </table:table-cell>
        </table:table-row>
        <table:table-row table:style-name="ro1">
          <table:table-cell office:value-type="string" calcext:value-type="string">
            <text:p>PG-14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0'25'' 12 0 17'38'' 20.</text:p>
          </table:table-cell>
          <table:table-cell table:formula="of:=MID([.C148];13;14)" office:value-type="string" office:string-value=" 12 0 17'38'' " calcext:value-type="string">
            <text:p><text:s/>12 0 17'38'' </text:p>
          </table:table-cell>
          <table:table-cell table:formula="of:=MID([.C148];1;10)" office:value-type="string" office:string-value="38 0 50'25" calcext:value-type="string">
            <text:p>38 0 50'25</text:p>
          </table:table-cell>
          <table:table-cell table:formula="of:=MID([.D148];1;3)" office:value-type="string" office:string-value=" 12" calcext:value-type="string">
            <text:p><text:s/>12</text:p>
          </table:table-cell>
          <table:table-cell table:formula="of:=MID([.D148];6;3)" office:value-type="string" office:string-value=" 17" calcext:value-type="string">
            <text:p><text:s/>17</text:p>
          </table:table-cell>
          <table:table-cell table:formula="of:=MID([.D148];10;2)" office:value-type="string" office:string-value="38" calcext:value-type="string">
            <text:p>38</text:p>
          </table:table-cell>
          <table:table-cell table:formula="of:=MID([.E148];1;2)" office:value-type="string" office:string-value="38" calcext:value-type="string">
            <text:p>38</text:p>
          </table:table-cell>
          <table:table-cell table:formula="of:=MID([.E148];6;2)" office:value-type="string" office:string-value="50" calcext:value-type="string">
            <text:p>50</text:p>
          </table:table-cell>
          <table:table-cell table:formula="of:=MID([.E148];9;2)" office:value-type="string" office:string-value="25" calcext:value-type="string">
            <text:p>25</text:p>
          </table:table-cell>
          <table:table-cell table:formula="of:=-([.F148]+(([.G148]+[.H148]/60)/60))" office:value-type="float" office:value="-12.2938888888889" calcext:value-type="float">
            <text:p>-12.2938888888889</text:p>
          </table:table-cell>
          <table:table-cell table:formula="of:=-([.I148]+(([.J148]+[.K148]/60)/60))" office:value-type="float" office:value="-38.8402777777778" calcext:value-type="float">
            <text:p>-38.8402777777778</text:p>
          </table:table-cell>
        </table:table-row>
        <table:table-row table:style-name="ro1">
          <table:table-cell office:value-type="string" calcext:value-type="string">
            <text:p>PG-14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1'00'' 12 0 20'17''</text:p>
          </table:table-cell>
          <table:table-cell table:formula="of:=MID([.C149];13;14)" office:value-type="string" office:string-value=" 12 0 20'17''" calcext:value-type="string">
            <text:p><text:s/>12 0 20'17''</text:p>
          </table:table-cell>
          <table:table-cell table:formula="of:=MID([.C149];1;10)" office:value-type="string" office:string-value="38 0 51'00" calcext:value-type="string">
            <text:p>38 0 51'00</text:p>
          </table:table-cell>
          <table:table-cell table:formula="of:=MID([.D149];1;3)" office:value-type="string" office:string-value=" 12" calcext:value-type="string">
            <text:p><text:s/>12</text:p>
          </table:table-cell>
          <table:table-cell table:formula="of:=MID([.D149];6;3)" office:value-type="string" office:string-value=" 20" calcext:value-type="string">
            <text:p><text:s/>20</text:p>
          </table:table-cell>
          <table:table-cell table:formula="of:=MID([.D149];10;2)" office:value-type="string" office:string-value="17" calcext:value-type="string">
            <text:p>17</text:p>
          </table:table-cell>
          <table:table-cell table:formula="of:=MID([.E149];1;2)" office:value-type="string" office:string-value="38" calcext:value-type="string">
            <text:p>38</text:p>
          </table:table-cell>
          <table:table-cell table:formula="of:=MID([.E149];6;2)" office:value-type="string" office:string-value="51" calcext:value-type="string">
            <text:p>51</text:p>
          </table:table-cell>
          <table:table-cell table:formula="of:=MID([.E149];9;2)" office:value-type="string" office:string-value="00" calcext:value-type="string">
            <text:p>00</text:p>
          </table:table-cell>
          <table:table-cell table:formula="of:=-([.F149]+(([.G149]+[.H149]/60)/60))" office:value-type="float" office:value="-12.3380555555556" calcext:value-type="float">
            <text:p>-12.3380555555556</text:p>
          </table:table-cell>
          <table:table-cell table:formula="of:=-([.I149]+(([.J149]+[.K149]/60)/60))" office:value-type="float" office:value="-38.85" calcext:value-type="float">
            <text:p>-38.85</text:p>
          </table:table-cell>
        </table:table-row>
        <table:table-row table:style-name="ro1">
          <table:table-cell office:value-type="string" calcext:value-type="string">
            <text:p>PG-14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48'50'' 12 0 23'30''</text:p>
          </table:table-cell>
          <table:table-cell table:formula="of:=MID([.C150];13;14)" office:value-type="string" office:string-value=" 12 0 23'30''" calcext:value-type="string">
            <text:p><text:s/>12 0 23'30''</text:p>
          </table:table-cell>
          <table:table-cell table:formula="of:=MID([.C150];1;10)" office:value-type="string" office:string-value="38 0 48'50" calcext:value-type="string">
            <text:p>38 0 48'50</text:p>
          </table:table-cell>
          <table:table-cell table:formula="of:=MID([.D150];1;3)" office:value-type="string" office:string-value=" 12" calcext:value-type="string">
            <text:p><text:s/>12</text:p>
          </table:table-cell>
          <table:table-cell table:formula="of:=MID([.D150];6;3)" office:value-type="string" office:string-value=" 23" calcext:value-type="string">
            <text:p><text:s/>23</text:p>
          </table:table-cell>
          <table:table-cell table:formula="of:=MID([.D150];10;2)" office:value-type="string" office:string-value="30" calcext:value-type="string">
            <text:p>30</text:p>
          </table:table-cell>
          <table:table-cell table:formula="of:=MID([.E150];1;2)" office:value-type="string" office:string-value="38" calcext:value-type="string">
            <text:p>38</text:p>
          </table:table-cell>
          <table:table-cell table:formula="of:=MID([.E150];6;2)" office:value-type="string" office:string-value="48" calcext:value-type="string">
            <text:p>48</text:p>
          </table:table-cell>
          <table:table-cell table:formula="of:=MID([.E150];9;2)" office:value-type="string" office:string-value="50" calcext:value-type="string">
            <text:p>50</text:p>
          </table:table-cell>
          <table:table-cell table:formula="of:=-([.F150]+(([.G150]+[.H150]/60)/60))" office:value-type="float" office:value="-12.3916666666667" calcext:value-type="float">
            <text:p>-12.3916666666667</text:p>
          </table:table-cell>
          <table:table-cell table:formula="of:=-([.I150]+(([.J150]+[.K150]/60)/60))" office:value-type="float" office:value="-38.8138888888889" calcext:value-type="float">
            <text:p>-38.8138888888889</text:p>
          </table:table-cell>
        </table:table-row>
        <table:table-row table:style-name="ro1">
          <table:table-cell office:value-type="string" calcext:value-type="string">
            <text:p>PG-14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6'30'' 12 0 16'10''</text:p>
          </table:table-cell>
          <table:table-cell table:formula="of:=MID([.C151];13;14)" office:value-type="string" office:string-value=" 12 0 16'10''" calcext:value-type="string">
            <text:p><text:s/>12 0 16'10''</text:p>
          </table:table-cell>
          <table:table-cell table:formula="of:=MID([.C151];1;10)" office:value-type="string" office:string-value="38 0 56'30" calcext:value-type="string">
            <text:p>38 0 56'30</text:p>
          </table:table-cell>
          <table:table-cell table:formula="of:=MID([.D151];1;3)" office:value-type="string" office:string-value=" 12" calcext:value-type="string">
            <text:p><text:s/>12</text:p>
          </table:table-cell>
          <table:table-cell table:formula="of:=MID([.D151];6;3)" office:value-type="string" office:string-value=" 16" calcext:value-type="string">
            <text:p><text:s/>16</text:p>
          </table:table-cell>
          <table:table-cell table:formula="of:=MID([.D151];10;2)" office:value-type="string" office:string-value="10" calcext:value-type="string">
            <text:p>10</text:p>
          </table:table-cell>
          <table:table-cell table:formula="of:=MID([.E151];1;2)" office:value-type="string" office:string-value="38" calcext:value-type="string">
            <text:p>38</text:p>
          </table:table-cell>
          <table:table-cell table:formula="of:=MID([.E151];6;2)" office:value-type="string" office:string-value="56" calcext:value-type="string">
            <text:p>56</text:p>
          </table:table-cell>
          <table:table-cell table:formula="of:=MID([.E151];9;2)" office:value-type="string" office:string-value="30" calcext:value-type="string">
            <text:p>30</text:p>
          </table:table-cell>
          <table:table-cell table:formula="of:=-([.F151]+(([.G151]+[.H151]/60)/60))" office:value-type="float" office:value="-12.2694444444444" calcext:value-type="float">
            <text:p>-12.2694444444444</text:p>
          </table:table-cell>
          <table:table-cell table:formula="of:=-([.I151]+(([.J151]+[.K151]/60)/60))" office:value-type="float" office:value="-38.9416666666667" calcext:value-type="float">
            <text:p>-38.9416666666667</text:p>
          </table:table-cell>
        </table:table-row>
        <table:table-row table:style-name="ro1">
          <table:table-cell office:value-type="string" calcext:value-type="string">
            <text:p>PG-15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58'22'' 12 0 12'24''</text:p>
          </table:table-cell>
          <table:table-cell table:formula="of:=MID([.C152];13;14)" office:value-type="string" office:string-value=" 12 0 12'24''" calcext:value-type="string">
            <text:p><text:s/>12 0 12'24''</text:p>
          </table:table-cell>
          <table:table-cell table:formula="of:=MID([.C152];1;10)" office:value-type="string" office:string-value="38 0 58'22" calcext:value-type="string">
            <text:p>38 0 58'22</text:p>
          </table:table-cell>
          <table:table-cell table:formula="of:=MID([.D152];1;3)" office:value-type="string" office:string-value=" 12" calcext:value-type="string">
            <text:p><text:s/>12</text:p>
          </table:table-cell>
          <table:table-cell table:formula="of:=MID([.D152];6;3)" office:value-type="string" office:string-value=" 12" calcext:value-type="string">
            <text:p><text:s/>12</text:p>
          </table:table-cell>
          <table:table-cell table:formula="of:=MID([.D152];10;2)" office:value-type="string" office:string-value="24" calcext:value-type="string">
            <text:p>24</text:p>
          </table:table-cell>
          <table:table-cell table:formula="of:=MID([.E152];1;2)" office:value-type="string" office:string-value="38" calcext:value-type="string">
            <text:p>38</text:p>
          </table:table-cell>
          <table:table-cell table:formula="of:=MID([.E152];6;2)" office:value-type="string" office:string-value="58" calcext:value-type="string">
            <text:p>58</text:p>
          </table:table-cell>
          <table:table-cell table:formula="of:=MID([.E152];9;2)" office:value-type="string" office:string-value="22" calcext:value-type="string">
            <text:p>22</text:p>
          </table:table-cell>
          <table:table-cell table:formula="of:=-([.F152]+(([.G152]+[.H152]/60)/60))" office:value-type="float" office:value="-12.2066666666667" calcext:value-type="float">
            <text:p>-12.2066666666667</text:p>
          </table:table-cell>
          <table:table-cell table:formula="of:=-([.I152]+(([.J152]+[.K152]/60)/60))" office:value-type="float" office:value="-38.9727777777778" calcext:value-type="float">
            <text:p>-38.9727777777778</text:p>
          </table:table-cell>
        </table:table-row>
        <table:table-row table:style-name="ro1">
          <table:table-cell office:value-type="string" calcext:value-type="string">
            <text:p>PG-15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4'00" 12 0 47'00"</text:p>
          </table:table-cell>
          <table:table-cell table:formula="of:=MID([.C153];13;14)" office:value-type="string" office:string-value="12 0 47'00&quot;" calcext:value-type="string">
            <text:p>12 0 47'00"</text:p>
          </table:table-cell>
          <table:table-cell table:formula="of:=MID([.C153];1;10)" office:value-type="string" office:string-value="38 0 24'00" calcext:value-type="string">
            <text:p>38 0 24'00</text:p>
          </table:table-cell>
          <table:table-cell table:formula="of:=MID([.D153];1;3)" office:value-type="string" office:string-value="12 " calcext:value-type="string">
            <text:p>12 </text:p>
          </table:table-cell>
          <table:table-cell table:formula="of:=MID([.D153];6;2)" office:value-type="string" office:string-value="47" calcext:value-type="string">
            <text:p>47</text:p>
          </table:table-cell>
          <table:table-cell table:formula="of:=MID([.D153];9;2)" office:value-type="string" office:string-value="00" calcext:value-type="string">
            <text:p>00</text:p>
          </table:table-cell>
          <table:table-cell table:formula="of:=MID([.E153];1;2)" office:value-type="string" office:string-value="38" calcext:value-type="string">
            <text:p>38</text:p>
          </table:table-cell>
          <table:table-cell table:formula="of:=MID([.E153];6;2)" office:value-type="string" office:string-value="24" calcext:value-type="string">
            <text:p>24</text:p>
          </table:table-cell>
          <table:table-cell table:formula="of:=MID([.E153];9;2)" office:value-type="string" office:string-value="00" calcext:value-type="string">
            <text:p>00</text:p>
          </table:table-cell>
          <table:table-cell table:formula="of:=-([.F153]+(([.G153]+[.H153]/60)/60))" office:value-type="float" office:value="-12.7833333333333" calcext:value-type="float">
            <text:p>-12.7833333333333</text:p>
          </table:table-cell>
          <table:table-cell table:formula="of:=-([.I153]+(([.J153]+[.K153]/60)/60))" office:value-type="float" office:value="-38.4" calcext:value-type="float">
            <text:p>-38.4</text:p>
          </table:table-cell>
        </table:table-row>
        <table:table-row table:style-name="ro1">
          <table:table-cell office:value-type="string" calcext:value-type="string">
            <text:p>PG-15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8 0 24'00" 12 0 47'00"</text:p>
          </table:table-cell>
          <table:table-cell table:formula="of:=MID([.C154];13;14)" office:value-type="string" office:string-value="12 0 47'00&quot;" calcext:value-type="string">
            <text:p>12 0 47'00"</text:p>
          </table:table-cell>
          <table:table-cell table:formula="of:=MID([.C154];1;10)" office:value-type="string" office:string-value="38 0 24'00" calcext:value-type="string">
            <text:p>38 0 24'00</text:p>
          </table:table-cell>
          <table:table-cell table:formula="of:=MID([.D154];1;3)" office:value-type="string" office:string-value="12 " calcext:value-type="string">
            <text:p>12 </text:p>
          </table:table-cell>
          <table:table-cell table:formula="of:=MID([.D154];6;2)" office:value-type="string" office:string-value="47" calcext:value-type="string">
            <text:p>47</text:p>
          </table:table-cell>
          <table:table-cell table:formula="of:=MID([.D154];9;2)" office:value-type="string" office:string-value="00" calcext:value-type="string">
            <text:p>00</text:p>
          </table:table-cell>
          <table:table-cell table:formula="of:=MID([.E154];1;2)" office:value-type="string" office:string-value="38" calcext:value-type="string">
            <text:p>38</text:p>
          </table:table-cell>
          <table:table-cell table:formula="of:=MID([.E154];6;2)" office:value-type="string" office:string-value="24" calcext:value-type="string">
            <text:p>24</text:p>
          </table:table-cell>
          <table:table-cell table:formula="of:=MID([.E154];9;2)" office:value-type="string" office:string-value="00" calcext:value-type="string">
            <text:p>00</text:p>
          </table:table-cell>
          <table:table-cell table:formula="of:=-([.F154]+(([.G154]+[.H154]/60)/60))" office:value-type="float" office:value="-12.7833333333333" calcext:value-type="float">
            <text:p>-12.7833333333333</text:p>
          </table:table-cell>
          <table:table-cell table:formula="of:=-([.I154]+(([.J154]+[.K154]/60)/60))" office:value-type="float" office:value="-38.4" calcext:value-type="float">
            <text:p>-38.4</text:p>
          </table:table-cell>
        </table:table-row>
        <table:table-row table:style-name="ro1">
          <table:table-cell office:value-type="string" calcext:value-type="string">
            <text:p>PG-15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2'50" 12 0 40'50"</text:p>
          </table:table-cell>
          <table:table-cell table:formula="of:=MID([.C155];13;14)" office:value-type="string" office:string-value="12 0 40'50&quot;" calcext:value-type="string">
            <text:p>12 0 40'50"</text:p>
          </table:table-cell>
          <table:table-cell table:formula="of:=MID([.C155];1;10)" office:value-type="string" office:string-value="41 0 12'50" calcext:value-type="string">
            <text:p>41 0 12'50</text:p>
          </table:table-cell>
          <table:table-cell table:formula="of:=MID([.D155];1;3)" office:value-type="string" office:string-value="12 " calcext:value-type="string">
            <text:p>12 </text:p>
          </table:table-cell>
          <table:table-cell table:formula="of:=MID([.D155];6;2)" office:value-type="string" office:string-value="40" calcext:value-type="string">
            <text:p>40</text:p>
          </table:table-cell>
          <table:table-cell table:formula="of:=MID([.D155];9;2)" office:value-type="string" office:string-value="50" calcext:value-type="string">
            <text:p>50</text:p>
          </table:table-cell>
          <table:table-cell table:formula="of:=MID([.E155];1;2)" office:value-type="string" office:string-value="41" calcext:value-type="string">
            <text:p>41</text:p>
          </table:table-cell>
          <table:table-cell table:formula="of:=MID([.E155];6;2)" office:value-type="string" office:string-value="12" calcext:value-type="string">
            <text:p>12</text:p>
          </table:table-cell>
          <table:table-cell table:formula="of:=MID([.E155];9;2)" office:value-type="string" office:string-value="50" calcext:value-type="string">
            <text:p>50</text:p>
          </table:table-cell>
          <table:table-cell table:formula="of:=-([.F155]+(([.G155]+[.H155]/60)/60))" office:value-type="float" office:value="-12.6805555555556" calcext:value-type="float">
            <text:p>-12.6805555555556</text:p>
          </table:table-cell>
          <table:table-cell table:formula="of:=-([.I155]+(([.J155]+[.K155]/60)/60))" office:value-type="float" office:value="-41.2138888888889" calcext:value-type="float">
            <text:p>-41.2138888888889</text:p>
          </table:table-cell>
        </table:table-row>
        <table:table-row table:style-name="ro1">
          <table:table-cell office:value-type="string" calcext:value-type="string">
            <text:p>PG-15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0'20" 12 0 38'30"</text:p>
          </table:table-cell>
          <table:table-cell table:formula="of:=MID([.C156];13;14)" office:value-type="string" office:string-value="12 0 38'30&quot;" calcext:value-type="string">
            <text:p>12 0 38'30"</text:p>
          </table:table-cell>
          <table:table-cell table:formula="of:=MID([.C156];1;10)" office:value-type="string" office:string-value="41 0 10'20" calcext:value-type="string">
            <text:p>41 0 10'20</text:p>
          </table:table-cell>
          <table:table-cell table:formula="of:=MID([.D156];1;3)" office:value-type="string" office:string-value="12 " calcext:value-type="string">
            <text:p>12 </text:p>
          </table:table-cell>
          <table:table-cell table:formula="of:=MID([.D156];6;2)" office:value-type="string" office:string-value="38" calcext:value-type="string">
            <text:p>38</text:p>
          </table:table-cell>
          <table:table-cell table:formula="of:=MID([.D156];9;2)" office:value-type="string" office:string-value="30" calcext:value-type="string">
            <text:p>30</text:p>
          </table:table-cell>
          <table:table-cell table:formula="of:=MID([.E156];1;2)" office:value-type="string" office:string-value="41" calcext:value-type="string">
            <text:p>41</text:p>
          </table:table-cell>
          <table:table-cell table:formula="of:=MID([.E156];6;2)" office:value-type="string" office:string-value="10" calcext:value-type="string">
            <text:p>10</text:p>
          </table:table-cell>
          <table:table-cell table:formula="of:=MID([.E156];9;2)" office:value-type="string" office:string-value="20" calcext:value-type="string">
            <text:p>20</text:p>
          </table:table-cell>
          <table:table-cell table:formula="of:=-([.F156]+(([.G156]+[.H156]/60)/60))" office:value-type="float" office:value="-12.6416666666667" calcext:value-type="float">
            <text:p>-12.6416666666667</text:p>
          </table:table-cell>
          <table:table-cell table:formula="of:=-([.I156]+(([.J156]+[.K156]/60)/60))" office:value-type="float" office:value="-41.1722222222222" calcext:value-type="float">
            <text:p>-41.1722222222222</text:p>
          </table:table-cell>
        </table:table-row>
        <table:table-row table:style-name="ro1">
          <table:table-cell office:value-type="string" calcext:value-type="string">
            <text:p>PG-15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3'20" 12 0 28'30"</text:p>
          </table:table-cell>
          <table:table-cell table:formula="of:=MID([.C157];13;14)" office:value-type="string" office:string-value="12 0 28'30&quot;" calcext:value-type="string">
            <text:p>12 0 28'30"</text:p>
          </table:table-cell>
          <table:table-cell table:formula="of:=MID([.C157];1;10)" office:value-type="string" office:string-value="41 0 03'20" calcext:value-type="string">
            <text:p>41 0 03'20</text:p>
          </table:table-cell>
          <table:table-cell table:formula="of:=MID([.D157];1;3)" office:value-type="string" office:string-value="12 " calcext:value-type="string">
            <text:p>12 </text:p>
          </table:table-cell>
          <table:table-cell table:formula="of:=MID([.D157];6;2)" office:value-type="string" office:string-value="28" calcext:value-type="string">
            <text:p>28</text:p>
          </table:table-cell>
          <table:table-cell table:formula="of:=MID([.D157];9;2)" office:value-type="string" office:string-value="30" calcext:value-type="string">
            <text:p>30</text:p>
          </table:table-cell>
          <table:table-cell table:formula="of:=MID([.E157];1;2)" office:value-type="string" office:string-value="41" calcext:value-type="string">
            <text:p>41</text:p>
          </table:table-cell>
          <table:table-cell table:formula="of:=MID([.E157];6;2)" office:value-type="string" office:string-value="03" calcext:value-type="string">
            <text:p>03</text:p>
          </table:table-cell>
          <table:table-cell table:formula="of:=MID([.E157];9;2)" office:value-type="string" office:string-value="20" calcext:value-type="string">
            <text:p>20</text:p>
          </table:table-cell>
          <table:table-cell table:formula="of:=-([.F157]+(([.G157]+[.H157]/60)/60))" office:value-type="float" office:value="-12.475" calcext:value-type="float">
            <text:p>-12.475</text:p>
          </table:table-cell>
          <table:table-cell table:formula="of:=-([.I157]+(([.J157]+[.K157]/60)/60))" office:value-type="float" office:value="-41.0555555555556" calcext:value-type="float">
            <text:p>-41.0555555555556</text:p>
          </table:table-cell>
        </table:table-row>
        <table:table-row table:style-name="ro1">
          <table:table-cell office:value-type="string" calcext:value-type="string">
            <text:p>PG-15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30" 12 0 35'50" -</text:p>
          </table:table-cell>
          <table:table-cell table:formula="of:=MID([.C158];13;14)" office:value-type="string" office:string-value="12 0 35'50&quot; -" calcext:value-type="string">
            <text:p>12 0 35'50" -</text:p>
          </table:table-cell>
          <table:table-cell table:formula="of:=MID([.C158];1;10)" office:value-type="string" office:string-value="41 0 01'30" calcext:value-type="string">
            <text:p>41 0 01'30</text:p>
          </table:table-cell>
          <table:table-cell table:formula="of:=MID([.D158];1;3)" office:value-type="string" office:string-value="12 " calcext:value-type="string">
            <text:p>12 </text:p>
          </table:table-cell>
          <table:table-cell table:formula="of:=MID([.D158];6;2)" office:value-type="string" office:string-value="35" calcext:value-type="string">
            <text:p>35</text:p>
          </table:table-cell>
          <table:table-cell table:formula="of:=MID([.D158];9;2)" office:value-type="string" office:string-value="50" calcext:value-type="string">
            <text:p>50</text:p>
          </table:table-cell>
          <table:table-cell table:formula="of:=MID([.E158];1;2)" office:value-type="string" office:string-value="41" calcext:value-type="string">
            <text:p>41</text:p>
          </table:table-cell>
          <table:table-cell table:formula="of:=MID([.E158];6;2)" office:value-type="string" office:string-value="01" calcext:value-type="string">
            <text:p>01</text:p>
          </table:table-cell>
          <table:table-cell table:formula="of:=MID([.E158];9;2)" office:value-type="string" office:string-value="30" calcext:value-type="string">
            <text:p>30</text:p>
          </table:table-cell>
          <table:table-cell table:formula="of:=-([.F158]+(([.G158]+[.H158]/60)/60))" office:value-type="float" office:value="-12.5972222222222" calcext:value-type="float">
            <text:p>-12.5972222222222</text:p>
          </table:table-cell>
          <table:table-cell table:formula="of:=-([.I158]+(([.J158]+[.K158]/60)/60))" office:value-type="float" office:value="-41.025" calcext:value-type="float">
            <text:p>-41.025</text:p>
          </table:table-cell>
        </table:table-row>
        <table:table-row table:style-name="ro1">
          <table:table-cell office:value-type="string" calcext:value-type="string">
            <text:p>PG-15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0'50" 12 0 40'30"</text:p>
          </table:table-cell>
          <table:table-cell table:formula="of:=MID([.C159];13;14)" office:value-type="string" office:string-value="12 0 40'30&quot;" calcext:value-type="string">
            <text:p>12 0 40'30"</text:p>
          </table:table-cell>
          <table:table-cell table:formula="of:=MID([.C159];1;10)" office:value-type="string" office:string-value="41 0 00'50" calcext:value-type="string">
            <text:p>41 0 00'50</text:p>
          </table:table-cell>
          <table:table-cell table:formula="of:=MID([.D159];1;3)" office:value-type="string" office:string-value="12 " calcext:value-type="string">
            <text:p>12 </text:p>
          </table:table-cell>
          <table:table-cell table:formula="of:=MID([.D159];6;2)" office:value-type="string" office:string-value="40" calcext:value-type="string">
            <text:p>40</text:p>
          </table:table-cell>
          <table:table-cell table:formula="of:=MID([.D159];9;2)" office:value-type="string" office:string-value="30" calcext:value-type="string">
            <text:p>30</text:p>
          </table:table-cell>
          <table:table-cell table:formula="of:=MID([.E159];1;2)" office:value-type="string" office:string-value="41" calcext:value-type="string">
            <text:p>41</text:p>
          </table:table-cell>
          <table:table-cell table:formula="of:=MID([.E159];6;2)" office:value-type="string" office:string-value="00" calcext:value-type="string">
            <text:p>00</text:p>
          </table:table-cell>
          <table:table-cell table:formula="of:=MID([.E159];9;2)" office:value-type="string" office:string-value="50" calcext:value-type="string">
            <text:p>50</text:p>
          </table:table-cell>
          <table:table-cell table:formula="of:=-([.F159]+(([.G159]+[.H159]/60)/60))" office:value-type="float" office:value="-12.675" calcext:value-type="float">
            <text:p>-12.675</text:p>
          </table:table-cell>
          <table:table-cell table:formula="of:=-([.I159]+(([.J159]+[.K159]/60)/60))" office:value-type="float" office:value="-41.0138888888889" calcext:value-type="float">
            <text:p>-41.0138888888889</text:p>
          </table:table-cell>
        </table:table-row>
        <table:table-row table:style-name="ro1">
          <table:table-cell office:value-type="string" calcext:value-type="string">
            <text:p>PG-15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0'20" 12 0 41'30"</text:p>
          </table:table-cell>
          <table:table-cell table:formula="of:=MID([.C160];13;14)" office:value-type="string" office:string-value="12 0 41'30&quot;" calcext:value-type="string">
            <text:p>12 0 41'30"</text:p>
          </table:table-cell>
          <table:table-cell table:formula="of:=MID([.C160];1;10)" office:value-type="string" office:string-value="41 0 00'20" calcext:value-type="string">
            <text:p>41 0 00'20</text:p>
          </table:table-cell>
          <table:table-cell table:formula="of:=MID([.D160];1;3)" office:value-type="string" office:string-value="12 " calcext:value-type="string">
            <text:p>12 </text:p>
          </table:table-cell>
          <table:table-cell table:formula="of:=MID([.D160];6;2)" office:value-type="string" office:string-value="41" calcext:value-type="string">
            <text:p>41</text:p>
          </table:table-cell>
          <table:table-cell table:formula="of:=MID([.D160];9;2)" office:value-type="string" office:string-value="30" calcext:value-type="string">
            <text:p>30</text:p>
          </table:table-cell>
          <table:table-cell table:formula="of:=MID([.E160];1;2)" office:value-type="string" office:string-value="41" calcext:value-type="string">
            <text:p>41</text:p>
          </table:table-cell>
          <table:table-cell table:formula="of:=MID([.E160];6;2)" office:value-type="string" office:string-value="00" calcext:value-type="string">
            <text:p>00</text:p>
          </table:table-cell>
          <table:table-cell table:formula="of:=MID([.E160];9;2)" office:value-type="string" office:string-value="20" calcext:value-type="string">
            <text:p>20</text:p>
          </table:table-cell>
          <table:table-cell table:formula="of:=-([.F160]+(([.G160]+[.H160]/60)/60))" office:value-type="float" office:value="-12.6916666666667" calcext:value-type="float">
            <text:p>-12.6916666666667</text:p>
          </table:table-cell>
          <table:table-cell table:formula="of:=-([.I160]+(([.J160]+[.K160]/60)/60))" office:value-type="float" office:value="-41.0055555555556" calcext:value-type="float">
            <text:p>-41.0055555555556</text:p>
          </table:table-cell>
        </table:table-row>
        <table:table-row table:style-name="ro1">
          <table:table-cell office:value-type="string" calcext:value-type="string">
            <text:p>PG-15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9'50" 12 0 43'40"</text:p>
          </table:table-cell>
          <table:table-cell table:formula="of:=MID([.C161];13;14)" office:value-type="string" office:string-value="12 0 43'40&quot;" calcext:value-type="string">
            <text:p>12 0 43'40"</text:p>
          </table:table-cell>
          <table:table-cell table:formula="of:=MID([.C161];1;10)" office:value-type="string" office:string-value="40 0 29'50" calcext:value-type="string">
            <text:p>40 0 29'50</text:p>
          </table:table-cell>
          <table:table-cell table:formula="of:=MID([.D161];1;3)" office:value-type="string" office:string-value="12 " calcext:value-type="string">
            <text:p>12 </text:p>
          </table:table-cell>
          <table:table-cell table:formula="of:=MID([.D161];6;2)" office:value-type="string" office:string-value="43" calcext:value-type="string">
            <text:p>43</text:p>
          </table:table-cell>
          <table:table-cell table:formula="of:=MID([.D161];9;2)" office:value-type="string" office:string-value="40" calcext:value-type="string">
            <text:p>40</text:p>
          </table:table-cell>
          <table:table-cell table:formula="of:=MID([.E161];1;2)" office:value-type="string" office:string-value="40" calcext:value-type="string">
            <text:p>40</text:p>
          </table:table-cell>
          <table:table-cell table:formula="of:=MID([.E161];6;2)" office:value-type="string" office:string-value="29" calcext:value-type="string">
            <text:p>29</text:p>
          </table:table-cell>
          <table:table-cell table:formula="of:=MID([.E161];9;2)" office:value-type="string" office:string-value="50" calcext:value-type="string">
            <text:p>50</text:p>
          </table:table-cell>
          <table:table-cell table:formula="of:=-([.F161]+(([.G161]+[.H161]/60)/60))" office:value-type="float" office:value="-12.7277777777778" calcext:value-type="float">
            <text:p>-12.7277777777778</text:p>
          </table:table-cell>
          <table:table-cell table:formula="of:=-([.I161]+(([.J161]+[.K161]/60)/60))" office:value-type="float" office:value="-40.4972222222222" calcext:value-type="float">
            <text:p>-40.4972222222222</text:p>
          </table:table-cell>
        </table:table-row>
        <table:table-row table:style-name="ro1">
          <table:table-cell office:value-type="string" calcext:value-type="string">
            <text:p>PG-16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4'10" 12 0 09'10"</text:p>
          </table:table-cell>
          <table:table-cell table:formula="of:=MID([.C162];13;14)" office:value-type="string" office:string-value="12 0 09'10&quot;" calcext:value-type="string">
            <text:p>12 0 09'10"</text:p>
          </table:table-cell>
          <table:table-cell table:formula="of:=MID([.C162];1;10)" office:value-type="string" office:string-value="39 0 14'10" calcext:value-type="string">
            <text:p>39 0 14'10</text:p>
          </table:table-cell>
          <table:table-cell table:formula="of:=MID([.D162];1;3)" office:value-type="string" office:string-value="12 " calcext:value-type="string">
            <text:p>12 </text:p>
          </table:table-cell>
          <table:table-cell table:formula="of:=MID([.D162];6;2)" office:value-type="string" office:string-value="09" calcext:value-type="string">
            <text:p>09</text:p>
          </table:table-cell>
          <table:table-cell table:formula="of:=MID([.D162];9;2)" office:value-type="string" office:string-value="10" calcext:value-type="string">
            <text:p>10</text:p>
          </table:table-cell>
          <table:table-cell table:formula="of:=MID([.E162];1;2)" office:value-type="string" office:string-value="39" calcext:value-type="string">
            <text:p>39</text:p>
          </table:table-cell>
          <table:table-cell table:formula="of:=MID([.E162];6;2)" office:value-type="string" office:string-value="14" calcext:value-type="string">
            <text:p>14</text:p>
          </table:table-cell>
          <table:table-cell table:formula="of:=MID([.E162];9;2)" office:value-type="string" office:string-value="10" calcext:value-type="string">
            <text:p>10</text:p>
          </table:table-cell>
          <table:table-cell table:formula="of:=-([.F162]+(([.G162]+[.H162]/60)/60))" office:value-type="float" office:value="-12.1527777777778" calcext:value-type="float">
            <text:p>-12.1527777777778</text:p>
          </table:table-cell>
          <table:table-cell table:formula="of:=-([.I162]+(([.J162]+[.K162]/60)/60))" office:value-type="float" office:value="-39.2361111111111" calcext:value-type="float">
            <text:p>-39.2361111111111</text:p>
          </table:table-cell>
        </table:table-row>
        <table:table-row table:style-name="ro1">
          <table:table-cell office:value-type="string" calcext:value-type="string">
            <text:p>PG-16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4'00" 12 0 49'30"</text:p>
          </table:table-cell>
          <table:table-cell table:formula="of:=MID([.C163];13;14)" office:value-type="string" office:string-value="12 0 49'30&quot;" calcext:value-type="string">
            <text:p>12 0 49'30"</text:p>
          </table:table-cell>
          <table:table-cell table:formula="of:=MID([.C163];1;10)" office:value-type="string" office:string-value="40 0 54'00" calcext:value-type="string">
            <text:p>40 0 54'00</text:p>
          </table:table-cell>
          <table:table-cell table:formula="of:=MID([.D163];1;3)" office:value-type="string" office:string-value="12 " calcext:value-type="string">
            <text:p>12 </text:p>
          </table:table-cell>
          <table:table-cell table:formula="of:=MID([.D163];6;2)" office:value-type="string" office:string-value="49" calcext:value-type="string">
            <text:p>49</text:p>
          </table:table-cell>
          <table:table-cell table:formula="of:=MID([.D163];9;2)" office:value-type="string" office:string-value="30" calcext:value-type="string">
            <text:p>30</text:p>
          </table:table-cell>
          <table:table-cell table:formula="of:=MID([.E163];1;2)" office:value-type="string" office:string-value="40" calcext:value-type="string">
            <text:p>40</text:p>
          </table:table-cell>
          <table:table-cell table:formula="of:=MID([.E163];6;2)" office:value-type="string" office:string-value="54" calcext:value-type="string">
            <text:p>54</text:p>
          </table:table-cell>
          <table:table-cell table:formula="of:=MID([.E163];9;2)" office:value-type="string" office:string-value="00" calcext:value-type="string">
            <text:p>00</text:p>
          </table:table-cell>
          <table:table-cell table:formula="of:=-([.F163]+(([.G163]+[.H163]/60)/60))" office:value-type="float" office:value="-12.825" calcext:value-type="float">
            <text:p>-12.825</text:p>
          </table:table-cell>
          <table:table-cell table:formula="of:=-([.I163]+(([.J163]+[.K163]/60)/60))" office:value-type="float" office:value="-40.9" calcext:value-type="float">
            <text:p>-40.9</text:p>
          </table:table-cell>
        </table:table-row>
        <table:table-row table:style-name="ro1">
          <table:table-cell office:value-type="string" calcext:value-type="string">
            <text:p>PG-16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3'40" 12 0 39'20"</text:p>
          </table:table-cell>
          <table:table-cell table:formula="of:=MID([.C164];13;14)" office:value-type="string" office:string-value="12 0 39'20&quot;" calcext:value-type="string">
            <text:p>12 0 39'20"</text:p>
          </table:table-cell>
          <table:table-cell table:formula="of:=MID([.C164];1;10)" office:value-type="string" office:string-value="40 0 43'40" calcext:value-type="string">
            <text:p>40 0 43'40</text:p>
          </table:table-cell>
          <table:table-cell table:formula="of:=MID([.D164];1;3)" office:value-type="string" office:string-value="12 " calcext:value-type="string">
            <text:p>12 </text:p>
          </table:table-cell>
          <table:table-cell table:formula="of:=MID([.D164];6;2)" office:value-type="string" office:string-value="39" calcext:value-type="string">
            <text:p>39</text:p>
          </table:table-cell>
          <table:table-cell table:formula="of:=MID([.D164];9;2)" office:value-type="string" office:string-value="20" calcext:value-type="string">
            <text:p>20</text:p>
          </table:table-cell>
          <table:table-cell table:formula="of:=MID([.E164];1;2)" office:value-type="string" office:string-value="40" calcext:value-type="string">
            <text:p>40</text:p>
          </table:table-cell>
          <table:table-cell table:formula="of:=MID([.E164];6;2)" office:value-type="string" office:string-value="43" calcext:value-type="string">
            <text:p>43</text:p>
          </table:table-cell>
          <table:table-cell table:formula="of:=MID([.E164];9;2)" office:value-type="string" office:string-value="40" calcext:value-type="string">
            <text:p>40</text:p>
          </table:table-cell>
          <table:table-cell table:formula="of:=-([.F164]+(([.G164]+[.H164]/60)/60))" office:value-type="float" office:value="-12.6555555555556" calcext:value-type="float">
            <text:p>-12.6555555555556</text:p>
          </table:table-cell>
          <table:table-cell table:formula="of:=-([.I164]+(([.J164]+[.K164]/60)/60))" office:value-type="float" office:value="-40.7277777777778" calcext:value-type="float">
            <text:p>-40.7277777777778</text:p>
          </table:table-cell>
        </table:table-row>
        <table:table-row table:style-name="ro1">
          <table:table-cell office:value-type="string" calcext:value-type="string">
            <text:p>PG-16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1'30" 12 0 36'20"</text:p>
          </table:table-cell>
          <table:table-cell table:formula="of:=MID([.C165];13;14)" office:value-type="string" office:string-value="12 0 36'20&quot;" calcext:value-type="string">
            <text:p>12 0 36'20"</text:p>
          </table:table-cell>
          <table:table-cell table:formula="of:=MID([.C165];1;10)" office:value-type="string" office:string-value="40 0 41'30" calcext:value-type="string">
            <text:p>40 0 41'30</text:p>
          </table:table-cell>
          <table:table-cell table:formula="of:=MID([.D165];1;3)" office:value-type="string" office:string-value="12 " calcext:value-type="string">
            <text:p>12 </text:p>
          </table:table-cell>
          <table:table-cell table:formula="of:=MID([.D165];6;2)" office:value-type="string" office:string-value="36" calcext:value-type="string">
            <text:p>36</text:p>
          </table:table-cell>
          <table:table-cell table:formula="of:=MID([.D165];9;2)" office:value-type="string" office:string-value="20" calcext:value-type="string">
            <text:p>20</text:p>
          </table:table-cell>
          <table:table-cell table:formula="of:=MID([.E165];1;2)" office:value-type="string" office:string-value="40" calcext:value-type="string">
            <text:p>40</text:p>
          </table:table-cell>
          <table:table-cell table:formula="of:=MID([.E165];6;2)" office:value-type="string" office:string-value="41" calcext:value-type="string">
            <text:p>41</text:p>
          </table:table-cell>
          <table:table-cell table:formula="of:=MID([.E165];9;2)" office:value-type="string" office:string-value="30" calcext:value-type="string">
            <text:p>30</text:p>
          </table:table-cell>
          <table:table-cell table:formula="of:=-([.F165]+(([.G165]+[.H165]/60)/60))" office:value-type="float" office:value="-12.6055555555556" calcext:value-type="float">
            <text:p>-12.6055555555556</text:p>
          </table:table-cell>
          <table:table-cell table:formula="of:=-([.I165]+(([.J165]+[.K165]/60)/60))" office:value-type="float" office:value="-40.6916666666667" calcext:value-type="float">
            <text:p>-40.6916666666667</text:p>
          </table:table-cell>
        </table:table-row>
        <table:table-row table:style-name="ro1">
          <table:table-cell office:value-type="string" calcext:value-type="string">
            <text:p>PG-16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9'50" 12 0 37'50"</text:p>
          </table:table-cell>
          <table:table-cell table:formula="of:=MID([.C166];13;14)" office:value-type="string" office:string-value="12 0 37'50&quot;" calcext:value-type="string">
            <text:p>12 0 37'50"</text:p>
          </table:table-cell>
          <table:table-cell table:formula="of:=MID([.C166];1;10)" office:value-type="string" office:string-value="40 0 39'50" calcext:value-type="string">
            <text:p>40 0 39'50</text:p>
          </table:table-cell>
          <table:table-cell table:formula="of:=MID([.D166];1;3)" office:value-type="string" office:string-value="12 " calcext:value-type="string">
            <text:p>12 </text:p>
          </table:table-cell>
          <table:table-cell table:formula="of:=MID([.D166];6;2)" office:value-type="string" office:string-value="37" calcext:value-type="string">
            <text:p>37</text:p>
          </table:table-cell>
          <table:table-cell table:formula="of:=MID([.D166];9;2)" office:value-type="string" office:string-value="50" calcext:value-type="string">
            <text:p>50</text:p>
          </table:table-cell>
          <table:table-cell table:formula="of:=MID([.E166];1;2)" office:value-type="string" office:string-value="40" calcext:value-type="string">
            <text:p>40</text:p>
          </table:table-cell>
          <table:table-cell table:formula="of:=MID([.E166];6;2)" office:value-type="string" office:string-value="39" calcext:value-type="string">
            <text:p>39</text:p>
          </table:table-cell>
          <table:table-cell table:formula="of:=MID([.E166];9;2)" office:value-type="string" office:string-value="50" calcext:value-type="string">
            <text:p>50</text:p>
          </table:table-cell>
          <table:table-cell table:formula="of:=-([.F166]+(([.G166]+[.H166]/60)/60))" office:value-type="float" office:value="-12.6305555555556" calcext:value-type="float">
            <text:p>-12.6305555555556</text:p>
          </table:table-cell>
          <table:table-cell table:formula="of:=-([.I166]+(([.J166]+[.K166]/60)/60))" office:value-type="float" office:value="-40.6638888888889" calcext:value-type="float">
            <text:p>-40.6638888888889</text:p>
          </table:table-cell>
        </table:table-row>
        <table:table-row table:style-name="ro1">
          <table:table-cell office:value-type="string" calcext:value-type="string">
            <text:p>PG-16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6'50" 12 0 39'40"</text:p>
          </table:table-cell>
          <table:table-cell table:formula="of:=MID([.C167];13;14)" office:value-type="string" office:string-value="12 0 39'40&quot;" calcext:value-type="string">
            <text:p>12 0 39'40"</text:p>
          </table:table-cell>
          <table:table-cell table:formula="of:=MID([.C167];1;10)" office:value-type="string" office:string-value="40 0 36'50" calcext:value-type="string">
            <text:p>40 0 36'50</text:p>
          </table:table-cell>
          <table:table-cell table:formula="of:=MID([.D167];1;3)" office:value-type="string" office:string-value="12 " calcext:value-type="string">
            <text:p>12 </text:p>
          </table:table-cell>
          <table:table-cell table:formula="of:=MID([.D167];6;2)" office:value-type="string" office:string-value="39" calcext:value-type="string">
            <text:p>39</text:p>
          </table:table-cell>
          <table:table-cell table:formula="of:=MID([.D167];9;2)" office:value-type="string" office:string-value="40" calcext:value-type="string">
            <text:p>40</text:p>
          </table:table-cell>
          <table:table-cell table:formula="of:=MID([.E167];1;2)" office:value-type="string" office:string-value="40" calcext:value-type="string">
            <text:p>40</text:p>
          </table:table-cell>
          <table:table-cell table:formula="of:=MID([.E167];6;2)" office:value-type="string" office:string-value="36" calcext:value-type="string">
            <text:p>36</text:p>
          </table:table-cell>
          <table:table-cell table:formula="of:=MID([.E167];9;2)" office:value-type="string" office:string-value="50" calcext:value-type="string">
            <text:p>50</text:p>
          </table:table-cell>
          <table:table-cell table:formula="of:=-([.F167]+(([.G167]+[.H167]/60)/60))" office:value-type="float" office:value="-12.6611111111111" calcext:value-type="float">
            <text:p>-12.6611111111111</text:p>
          </table:table-cell>
          <table:table-cell table:formula="of:=-([.I167]+(([.J167]+[.K167]/60)/60))" office:value-type="float" office:value="-40.6138888888889" calcext:value-type="float">
            <text:p>-40.6138888888889</text:p>
          </table:table-cell>
        </table:table-row>
        <table:table-row table:style-name="ro1">
          <table:table-cell office:value-type="string" calcext:value-type="string">
            <text:p>PG-16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6'50" 12 0 39'40"</text:p>
          </table:table-cell>
          <table:table-cell table:formula="of:=MID([.C168];13;14)" office:value-type="string" office:string-value="12 0 39'40&quot;" calcext:value-type="string">
            <text:p>12 0 39'40"</text:p>
          </table:table-cell>
          <table:table-cell table:formula="of:=MID([.C168];1;10)" office:value-type="string" office:string-value="40 0 36'50" calcext:value-type="string">
            <text:p>40 0 36'50</text:p>
          </table:table-cell>
          <table:table-cell table:formula="of:=MID([.D168];1;3)" office:value-type="string" office:string-value="12 " calcext:value-type="string">
            <text:p>12 </text:p>
          </table:table-cell>
          <table:table-cell table:formula="of:=MID([.D168];6;2)" office:value-type="string" office:string-value="39" calcext:value-type="string">
            <text:p>39</text:p>
          </table:table-cell>
          <table:table-cell table:formula="of:=MID([.D168];9;2)" office:value-type="string" office:string-value="40" calcext:value-type="string">
            <text:p>40</text:p>
          </table:table-cell>
          <table:table-cell table:formula="of:=MID([.E168];1;2)" office:value-type="string" office:string-value="40" calcext:value-type="string">
            <text:p>40</text:p>
          </table:table-cell>
          <table:table-cell table:formula="of:=MID([.E168];6;2)" office:value-type="string" office:string-value="36" calcext:value-type="string">
            <text:p>36</text:p>
          </table:table-cell>
          <table:table-cell table:formula="of:=MID([.E168];9;2)" office:value-type="string" office:string-value="50" calcext:value-type="string">
            <text:p>50</text:p>
          </table:table-cell>
          <table:table-cell table:formula="of:=-([.F168]+(([.G168]+[.H168]/60)/60))" office:value-type="float" office:value="-12.6611111111111" calcext:value-type="float">
            <text:p>-12.6611111111111</text:p>
          </table:table-cell>
          <table:table-cell table:formula="of:=-([.I168]+(([.J168]+[.K168]/60)/60))" office:value-type="float" office:value="-40.6138888888889" calcext:value-type="float">
            <text:p>-40.6138888888889</text:p>
          </table:table-cell>
        </table:table-row>
        <table:table-row table:style-name="ro1">
          <table:table-cell office:value-type="string" calcext:value-type="string">
            <text:p>PG-16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8'40" 12 0 33'20"</text:p>
          </table:table-cell>
          <table:table-cell table:formula="of:=MID([.C169];13;14)" office:value-type="string" office:string-value="12 0 33'20&quot;" calcext:value-type="string">
            <text:p>12 0 33'20"</text:p>
          </table:table-cell>
          <table:table-cell table:formula="of:=MID([.C169];1;10)" office:value-type="string" office:string-value="39 0 28'40" calcext:value-type="string">
            <text:p>39 0 28'40</text:p>
          </table:table-cell>
          <table:table-cell table:formula="of:=MID([.D169];1;3)" office:value-type="string" office:string-value="12 " calcext:value-type="string">
            <text:p>12 </text:p>
          </table:table-cell>
          <table:table-cell table:formula="of:=MID([.D169];6;2)" office:value-type="string" office:string-value="33" calcext:value-type="string">
            <text:p>33</text:p>
          </table:table-cell>
          <table:table-cell table:formula="of:=MID([.D169];9;2)" office:value-type="string" office:string-value="20" calcext:value-type="string">
            <text:p>20</text:p>
          </table:table-cell>
          <table:table-cell table:formula="of:=MID([.E169];1;2)" office:value-type="string" office:string-value="39" calcext:value-type="string">
            <text:p>39</text:p>
          </table:table-cell>
          <table:table-cell table:formula="of:=MID([.E169];6;2)" office:value-type="string" office:string-value="28" calcext:value-type="string">
            <text:p>28</text:p>
          </table:table-cell>
          <table:table-cell table:formula="of:=MID([.E169];9;2)" office:value-type="string" office:string-value="40" calcext:value-type="string">
            <text:p>40</text:p>
          </table:table-cell>
          <table:table-cell table:formula="of:=-([.F169]+(([.G169]+[.H169]/60)/60))" office:value-type="float" office:value="-12.5555555555556" calcext:value-type="float">
            <text:p>-12.5555555555556</text:p>
          </table:table-cell>
          <table:table-cell table:formula="of:=-([.I169]+(([.J169]+[.K169]/60)/60))" office:value-type="float" office:value="-39.4777777777778" calcext:value-type="float">
            <text:p>-39.4777777777778</text:p>
          </table:table-cell>
        </table:table-row>
        <table:table-row table:style-name="ro1">
          <table:table-cell office:value-type="string" calcext:value-type="string">
            <text:p>PG-16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6'50" 12 0 31'50"</text:p>
          </table:table-cell>
          <table:table-cell table:formula="of:=MID([.C170];13;14)" office:value-type="string" office:string-value="12 0 31'50&quot;" calcext:value-type="string">
            <text:p>12 0 31'50"</text:p>
          </table:table-cell>
          <table:table-cell table:formula="of:=MID([.C170];1;10)" office:value-type="string" office:string-value="39 0 26'50" calcext:value-type="string">
            <text:p>39 0 26'50</text:p>
          </table:table-cell>
          <table:table-cell table:formula="of:=MID([.D170];1;3)" office:value-type="string" office:string-value="12 " calcext:value-type="string">
            <text:p>12 </text:p>
          </table:table-cell>
          <table:table-cell table:formula="of:=MID([.D170];6;2)" office:value-type="string" office:string-value="31" calcext:value-type="string">
            <text:p>31</text:p>
          </table:table-cell>
          <table:table-cell table:formula="of:=MID([.D170];9;2)" office:value-type="string" office:string-value="50" calcext:value-type="string">
            <text:p>50</text:p>
          </table:table-cell>
          <table:table-cell table:formula="of:=MID([.E170];1;2)" office:value-type="string" office:string-value="39" calcext:value-type="string">
            <text:p>39</text:p>
          </table:table-cell>
          <table:table-cell table:formula="of:=MID([.E170];6;2)" office:value-type="string" office:string-value="26" calcext:value-type="string">
            <text:p>26</text:p>
          </table:table-cell>
          <table:table-cell table:formula="of:=MID([.E170];9;2)" office:value-type="string" office:string-value="50" calcext:value-type="string">
            <text:p>50</text:p>
          </table:table-cell>
          <table:table-cell table:formula="of:=-([.F170]+(([.G170]+[.H170]/60)/60))" office:value-type="float" office:value="-12.5305555555556" calcext:value-type="float">
            <text:p>-12.5305555555556</text:p>
          </table:table-cell>
          <table:table-cell table:formula="of:=-([.I170]+(([.J170]+[.K170]/60)/60))" office:value-type="float" office:value="-39.4472222222222" calcext:value-type="float">
            <text:p>-39.4472222222222</text:p>
          </table:table-cell>
        </table:table-row>
        <table:table-row table:style-name="ro1">
          <table:table-cell office:value-type="string" calcext:value-type="string">
            <text:p>PG-16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6'50" 12 0 31'50"</text:p>
          </table:table-cell>
          <table:table-cell table:formula="of:=MID([.C171];13;14)" office:value-type="string" office:string-value="12 0 31'50&quot;" calcext:value-type="string">
            <text:p>12 0 31'50"</text:p>
          </table:table-cell>
          <table:table-cell table:formula="of:=MID([.C171];1;10)" office:value-type="string" office:string-value="39 0 26'50" calcext:value-type="string">
            <text:p>39 0 26'50</text:p>
          </table:table-cell>
          <table:table-cell table:formula="of:=MID([.D171];1;3)" office:value-type="string" office:string-value="12 " calcext:value-type="string">
            <text:p>12 </text:p>
          </table:table-cell>
          <table:table-cell table:formula="of:=MID([.D171];6;2)" office:value-type="string" office:string-value="31" calcext:value-type="string">
            <text:p>31</text:p>
          </table:table-cell>
          <table:table-cell table:formula="of:=MID([.D171];9;2)" office:value-type="string" office:string-value="50" calcext:value-type="string">
            <text:p>50</text:p>
          </table:table-cell>
          <table:table-cell table:formula="of:=MID([.E171];1;2)" office:value-type="string" office:string-value="39" calcext:value-type="string">
            <text:p>39</text:p>
          </table:table-cell>
          <table:table-cell table:formula="of:=MID([.E171];6;2)" office:value-type="string" office:string-value="26" calcext:value-type="string">
            <text:p>26</text:p>
          </table:table-cell>
          <table:table-cell table:formula="of:=MID([.E171];9;2)" office:value-type="string" office:string-value="50" calcext:value-type="string">
            <text:p>50</text:p>
          </table:table-cell>
          <table:table-cell table:formula="of:=-([.F171]+(([.G171]+[.H171]/60)/60))" office:value-type="float" office:value="-12.5305555555556" calcext:value-type="float">
            <text:p>-12.5305555555556</text:p>
          </table:table-cell>
          <table:table-cell table:formula="of:=-([.I171]+(([.J171]+[.K171]/60)/60))" office:value-type="float" office:value="-39.4472222222222" calcext:value-type="float">
            <text:p>-39.4472222222222</text:p>
          </table:table-cell>
        </table:table-row>
        <table:table-row table:style-name="ro1">
          <table:table-cell office:value-type="string" calcext:value-type="string">
            <text:p>PG-17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0'30" 12 0 30'40" -</text:p>
          </table:table-cell>
          <table:table-cell table:formula="of:=MID([.C172];13;14)" office:value-type="string" office:string-value="12 0 30'40&quot; -" calcext:value-type="string">
            <text:p>12 0 30'40" -</text:p>
          </table:table-cell>
          <table:table-cell table:formula="of:=MID([.C172];1;10)" office:value-type="string" office:string-value="39 0 00'30" calcext:value-type="string">
            <text:p>39 0 00'30</text:p>
          </table:table-cell>
          <table:table-cell table:formula="of:=MID([.D172];1;3)" office:value-type="string" office:string-value="12 " calcext:value-type="string">
            <text:p>12 </text:p>
          </table:table-cell>
          <table:table-cell table:formula="of:=MID([.D172];6;2)" office:value-type="string" office:string-value="30" calcext:value-type="string">
            <text:p>30</text:p>
          </table:table-cell>
          <table:table-cell table:formula="of:=MID([.D172];9;2)" office:value-type="string" office:string-value="40" calcext:value-type="string">
            <text:p>40</text:p>
          </table:table-cell>
          <table:table-cell table:formula="of:=MID([.E172];1;2)" office:value-type="string" office:string-value="39" calcext:value-type="string">
            <text:p>39</text:p>
          </table:table-cell>
          <table:table-cell table:formula="of:=MID([.E172];6;2)" office:value-type="string" office:string-value="00" calcext:value-type="string">
            <text:p>00</text:p>
          </table:table-cell>
          <table:table-cell table:formula="of:=MID([.E172];9;2)" office:value-type="string" office:string-value="30" calcext:value-type="string">
            <text:p>30</text:p>
          </table:table-cell>
          <table:table-cell table:formula="of:=-([.F172]+(([.G172]+[.H172]/60)/60))" office:value-type="float" office:value="-12.5111111111111" calcext:value-type="float">
            <text:p>-12.5111111111111</text:p>
          </table:table-cell>
          <table:table-cell table:formula="of:=-([.I172]+(([.J172]+[.K172]/60)/60))" office:value-type="float" office:value="-39.0083333333333" calcext:value-type="float">
            <text:p>-39.0083333333333</text:p>
          </table:table-cell>
        </table:table-row>
        <table:table-row table:style-name="ro1">
          <table:table-cell office:value-type="string" calcext:value-type="string">
            <text:p>PG-17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9'50" 12 0 37'30"</text:p>
          </table:table-cell>
          <table:table-cell table:formula="of:=MID([.C173];13;14)" office:value-type="string" office:string-value="12 0 37'30&quot;" calcext:value-type="string">
            <text:p>12 0 37'30"</text:p>
          </table:table-cell>
          <table:table-cell table:formula="of:=MID([.C173];1;10)" office:value-type="string" office:string-value="39 0 09'50" calcext:value-type="string">
            <text:p>39 0 09'50</text:p>
          </table:table-cell>
          <table:table-cell table:formula="of:=MID([.D173];1;3)" office:value-type="string" office:string-value="12 " calcext:value-type="string">
            <text:p>12 </text:p>
          </table:table-cell>
          <table:table-cell table:formula="of:=MID([.D173];6;2)" office:value-type="string" office:string-value="37" calcext:value-type="string">
            <text:p>37</text:p>
          </table:table-cell>
          <table:table-cell table:formula="of:=MID([.D173];9;2)" office:value-type="string" office:string-value="30" calcext:value-type="string">
            <text:p>30</text:p>
          </table:table-cell>
          <table:table-cell table:formula="of:=MID([.E173];1;2)" office:value-type="string" office:string-value="39" calcext:value-type="string">
            <text:p>39</text:p>
          </table:table-cell>
          <table:table-cell table:formula="of:=MID([.E173];6;2)" office:value-type="string" office:string-value="09" calcext:value-type="string">
            <text:p>09</text:p>
          </table:table-cell>
          <table:table-cell table:formula="of:=MID([.E173];9;2)" office:value-type="string" office:string-value="50" calcext:value-type="string">
            <text:p>50</text:p>
          </table:table-cell>
          <table:table-cell table:formula="of:=-([.F173]+(([.G173]+[.H173]/60)/60))" office:value-type="float" office:value="-12.625" calcext:value-type="float">
            <text:p>-12.625</text:p>
          </table:table-cell>
          <table:table-cell table:formula="of:=-([.I173]+(([.J173]+[.K173]/60)/60))" office:value-type="float" office:value="-39.1638888888889" calcext:value-type="float">
            <text:p>-39.1638888888889</text:p>
          </table:table-cell>
        </table:table-row>
        <table:table-row table:style-name="ro1">
          <table:table-cell office:value-type="string" calcext:value-type="string">
            <text:p>PG-17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6'20" 12 0 40'00"</text:p>
          </table:table-cell>
          <table:table-cell table:formula="of:=MID([.C174];13;14)" office:value-type="string" office:string-value="12 0 40'00&quot;" calcext:value-type="string">
            <text:p>12 0 40'00"</text:p>
          </table:table-cell>
          <table:table-cell table:formula="of:=MID([.C174];1;10)" office:value-type="string" office:string-value="39 0 06'20" calcext:value-type="string">
            <text:p>39 0 06'20</text:p>
          </table:table-cell>
          <table:table-cell table:formula="of:=MID([.D174];1;3)" office:value-type="string" office:string-value="12 " calcext:value-type="string">
            <text:p>12 </text:p>
          </table:table-cell>
          <table:table-cell table:formula="of:=MID([.D174];6;2)" office:value-type="string" office:string-value="40" calcext:value-type="string">
            <text:p>40</text:p>
          </table:table-cell>
          <table:table-cell table:formula="of:=MID([.D174];9;2)" office:value-type="string" office:string-value="00" calcext:value-type="string">
            <text:p>00</text:p>
          </table:table-cell>
          <table:table-cell table:formula="of:=MID([.E174];1;2)" office:value-type="string" office:string-value="39" calcext:value-type="string">
            <text:p>39</text:p>
          </table:table-cell>
          <table:table-cell table:formula="of:=MID([.E174];6;2)" office:value-type="string" office:string-value="06" calcext:value-type="string">
            <text:p>06</text:p>
          </table:table-cell>
          <table:table-cell table:formula="of:=MID([.E174];9;2)" office:value-type="string" office:string-value="20" calcext:value-type="string">
            <text:p>20</text:p>
          </table:table-cell>
          <table:table-cell table:formula="of:=-([.F174]+(([.G174]+[.H174]/60)/60))" office:value-type="float" office:value="-12.6666666666667" calcext:value-type="float">
            <text:p>-12.6666666666667</text:p>
          </table:table-cell>
          <table:table-cell table:formula="of:=-([.I174]+(([.J174]+[.K174]/60)/60))" office:value-type="float" office:value="-39.1055555555556" calcext:value-type="float">
            <text:p>-39.1055555555556</text:p>
          </table:table-cell>
        </table:table-row>
        <table:table-row table:style-name="ro1">
          <table:table-cell office:value-type="string" calcext:value-type="string">
            <text:p>PG-17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1'50" 12 0 54'30"</text:p>
          </table:table-cell>
          <table:table-cell table:formula="of:=MID([.C175];13;14)" office:value-type="string" office:string-value="12 0 54'30&quot;" calcext:value-type="string">
            <text:p>12 0 54'30"</text:p>
          </table:table-cell>
          <table:table-cell table:formula="of:=MID([.C175];1;10)" office:value-type="string" office:string-value="39 0 11'50" calcext:value-type="string">
            <text:p>39 0 11'50</text:p>
          </table:table-cell>
          <table:table-cell table:formula="of:=MID([.D175];1;3)" office:value-type="string" office:string-value="12 " calcext:value-type="string">
            <text:p>12 </text:p>
          </table:table-cell>
          <table:table-cell table:formula="of:=MID([.D175];6;2)" office:value-type="string" office:string-value="54" calcext:value-type="string">
            <text:p>54</text:p>
          </table:table-cell>
          <table:table-cell table:formula="of:=MID([.D175];9;2)" office:value-type="string" office:string-value="30" calcext:value-type="string">
            <text:p>30</text:p>
          </table:table-cell>
          <table:table-cell table:formula="of:=MID([.E175];1;2)" office:value-type="string" office:string-value="39" calcext:value-type="string">
            <text:p>39</text:p>
          </table:table-cell>
          <table:table-cell table:formula="of:=MID([.E175];6;2)" office:value-type="string" office:string-value="11" calcext:value-type="string">
            <text:p>11</text:p>
          </table:table-cell>
          <table:table-cell table:formula="of:=MID([.E175];9;2)" office:value-type="string" office:string-value="50" calcext:value-type="string">
            <text:p>50</text:p>
          </table:table-cell>
          <table:table-cell table:formula="of:=-([.F175]+(([.G175]+[.H175]/60)/60))" office:value-type="float" office:value="-12.9083333333333" calcext:value-type="float">
            <text:p>-12.9083333333333</text:p>
          </table:table-cell>
          <table:table-cell table:formula="of:=-([.I175]+(([.J175]+[.K175]/60)/60))" office:value-type="float" office:value="-39.1972222222222" calcext:value-type="float">
            <text:p>-39.1972222222222</text:p>
          </table:table-cell>
        </table:table-row>
        <table:table-row table:style-name="ro1">
          <table:table-cell office:value-type="string" calcext:value-type="string">
            <text:p>PG-17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6'50" 12 0 09'30"</text:p>
          </table:table-cell>
          <table:table-cell table:formula="of:=MID([.C176];13;14)" office:value-type="string" office:string-value="12 0 09'30&quot;" calcext:value-type="string">
            <text:p>12 0 09'30"</text:p>
          </table:table-cell>
          <table:table-cell table:formula="of:=MID([.C176];1;10)" office:value-type="string" office:string-value="39 0 06'50" calcext:value-type="string">
            <text:p>39 0 06'50</text:p>
          </table:table-cell>
          <table:table-cell table:formula="of:=MID([.D176];1;3)" office:value-type="string" office:string-value="12 " calcext:value-type="string">
            <text:p>12 </text:p>
          </table:table-cell>
          <table:table-cell table:formula="of:=MID([.D176];6;2)" office:value-type="string" office:string-value="09" calcext:value-type="string">
            <text:p>09</text:p>
          </table:table-cell>
          <table:table-cell table:formula="of:=MID([.D176];9;2)" office:value-type="string" office:string-value="30" calcext:value-type="string">
            <text:p>30</text:p>
          </table:table-cell>
          <table:table-cell table:formula="of:=MID([.E176];1;2)" office:value-type="string" office:string-value="39" calcext:value-type="string">
            <text:p>39</text:p>
          </table:table-cell>
          <table:table-cell table:formula="of:=MID([.E176];6;2)" office:value-type="string" office:string-value="06" calcext:value-type="string">
            <text:p>06</text:p>
          </table:table-cell>
          <table:table-cell table:formula="of:=MID([.E176];9;2)" office:value-type="string" office:string-value="50" calcext:value-type="string">
            <text:p>50</text:p>
          </table:table-cell>
          <table:table-cell table:formula="of:=-([.F176]+(([.G176]+[.H176]/60)/60))" office:value-type="float" office:value="-12.1583333333333" calcext:value-type="float">
            <text:p>-12.1583333333333</text:p>
          </table:table-cell>
          <table:table-cell table:formula="of:=-([.I176]+(([.J176]+[.K176]/60)/60))" office:value-type="float" office:value="-39.1138888888889" calcext:value-type="float">
            <text:p>-39.1138888888889</text:p>
          </table:table-cell>
        </table:table-row>
        <table:table-row table:style-name="ro1">
          <table:table-cell office:value-type="string" calcext:value-type="string">
            <text:p>PG-17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1'50" 12 0 16'00"</text:p>
          </table:table-cell>
          <table:table-cell table:formula="of:=MID([.C177];13;14)" office:value-type="string" office:string-value="12 0 16'00&quot;" calcext:value-type="string">
            <text:p>12 0 16'00"</text:p>
          </table:table-cell>
          <table:table-cell table:formula="of:=MID([.C177];1;10)" office:value-type="string" office:string-value="39 0 11'50" calcext:value-type="string">
            <text:p>39 0 11'50</text:p>
          </table:table-cell>
          <table:table-cell table:formula="of:=MID([.D177];1;3)" office:value-type="string" office:string-value="12 " calcext:value-type="string">
            <text:p>12 </text:p>
          </table:table-cell>
          <table:table-cell table:formula="of:=MID([.D177];6;2)" office:value-type="string" office:string-value="16" calcext:value-type="string">
            <text:p>16</text:p>
          </table:table-cell>
          <table:table-cell table:formula="of:=MID([.D177];9;2)" office:value-type="string" office:string-value="00" calcext:value-type="string">
            <text:p>00</text:p>
          </table:table-cell>
          <table:table-cell table:formula="of:=MID([.E177];1;2)" office:value-type="string" office:string-value="39" calcext:value-type="string">
            <text:p>39</text:p>
          </table:table-cell>
          <table:table-cell table:formula="of:=MID([.E177];6;2)" office:value-type="string" office:string-value="11" calcext:value-type="string">
            <text:p>11</text:p>
          </table:table-cell>
          <table:table-cell table:formula="of:=MID([.E177];9;2)" office:value-type="string" office:string-value="50" calcext:value-type="string">
            <text:p>50</text:p>
          </table:table-cell>
          <table:table-cell table:formula="of:=-([.F177]+(([.G177]+[.H177]/60)/60))" office:value-type="float" office:value="-12.2666666666667" calcext:value-type="float">
            <text:p>-12.2666666666667</text:p>
          </table:table-cell>
          <table:table-cell table:formula="of:=-([.I177]+(([.J177]+[.K177]/60)/60))" office:value-type="float" office:value="-39.1972222222222" calcext:value-type="float">
            <text:p>-39.1972222222222</text:p>
          </table:table-cell>
        </table:table-row>
        <table:table-row table:style-name="ro1">
          <table:table-cell office:value-type="string" calcext:value-type="string">
            <text:p>PG-17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1'50" 12 0 18'30"</text:p>
          </table:table-cell>
          <table:table-cell table:formula="of:=MID([.C178];13;14)" office:value-type="string" office:string-value="12 0 18'30&quot;" calcext:value-type="string">
            <text:p>12 0 18'30"</text:p>
          </table:table-cell>
          <table:table-cell table:formula="of:=MID([.C178];1;10)" office:value-type="string" office:string-value="39 0 01'50" calcext:value-type="string">
            <text:p>39 0 01'50</text:p>
          </table:table-cell>
          <table:table-cell table:formula="of:=MID([.D178];1;3)" office:value-type="string" office:string-value="12 " calcext:value-type="string">
            <text:p>12 </text:p>
          </table:table-cell>
          <table:table-cell table:formula="of:=MID([.D178];6;2)" office:value-type="string" office:string-value="18" calcext:value-type="string">
            <text:p>18</text:p>
          </table:table-cell>
          <table:table-cell table:formula="of:=MID([.D178];9;2)" office:value-type="string" office:string-value="30" calcext:value-type="string">
            <text:p>30</text:p>
          </table:table-cell>
          <table:table-cell table:formula="of:=MID([.E178];1;2)" office:value-type="string" office:string-value="39" calcext:value-type="string">
            <text:p>39</text:p>
          </table:table-cell>
          <table:table-cell table:formula="of:=MID([.E178];6;2)" office:value-type="string" office:string-value="01" calcext:value-type="string">
            <text:p>01</text:p>
          </table:table-cell>
          <table:table-cell table:formula="of:=MID([.E178];9;2)" office:value-type="string" office:string-value="50" calcext:value-type="string">
            <text:p>50</text:p>
          </table:table-cell>
          <table:table-cell table:formula="of:=-([.F178]+(([.G178]+[.H178]/60)/60))" office:value-type="float" office:value="-12.3083333333333" calcext:value-type="float">
            <text:p>-12.3083333333333</text:p>
          </table:table-cell>
          <table:table-cell table:formula="of:=-([.I178]+(([.J178]+[.K178]/60)/60))" office:value-type="float" office:value="-39.0305555555556" calcext:value-type="float">
            <text:p>-39.0305555555556</text:p>
          </table:table-cell>
        </table:table-row>
        <table:table-row table:style-name="ro1">
          <table:table-cell office:value-type="string" calcext:value-type="string">
            <text:p>PG-17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2'10" 12 0 36'20"</text:p>
          </table:table-cell>
          <table:table-cell table:formula="of:=MID([.C179];13;14)" office:value-type="string" office:string-value="12 0 36'20&quot;" calcext:value-type="string">
            <text:p>12 0 36'20"</text:p>
          </table:table-cell>
          <table:table-cell table:formula="of:=MID([.C179];1;10)" office:value-type="string" office:string-value="39 0 02'10" calcext:value-type="string">
            <text:p>39 0 02'10</text:p>
          </table:table-cell>
          <table:table-cell table:formula="of:=MID([.D179];1;3)" office:value-type="string" office:string-value="12 " calcext:value-type="string">
            <text:p>12 </text:p>
          </table:table-cell>
          <table:table-cell table:formula="of:=MID([.D179];6;2)" office:value-type="string" office:string-value="36" calcext:value-type="string">
            <text:p>36</text:p>
          </table:table-cell>
          <table:table-cell table:formula="of:=MID([.D179];9;2)" office:value-type="string" office:string-value="20" calcext:value-type="string">
            <text:p>20</text:p>
          </table:table-cell>
          <table:table-cell table:formula="of:=MID([.E179];1;2)" office:value-type="string" office:string-value="39" calcext:value-type="string">
            <text:p>39</text:p>
          </table:table-cell>
          <table:table-cell table:formula="of:=MID([.E179];6;2)" office:value-type="string" office:string-value="02" calcext:value-type="string">
            <text:p>02</text:p>
          </table:table-cell>
          <table:table-cell table:formula="of:=MID([.E179];9;2)" office:value-type="string" office:string-value="10" calcext:value-type="string">
            <text:p>10</text:p>
          </table:table-cell>
          <table:table-cell table:formula="of:=-([.F179]+(([.G179]+[.H179]/60)/60))" office:value-type="float" office:value="-12.6055555555556" calcext:value-type="float">
            <text:p>-12.6055555555556</text:p>
          </table:table-cell>
          <table:table-cell table:formula="of:=-([.I179]+(([.J179]+[.K179]/60)/60))" office:value-type="float" office:value="-39.0361111111111" calcext:value-type="float">
            <text:p>-39.0361111111111</text:p>
          </table:table-cell>
        </table:table-row>
        <table:table-row table:style-name="ro1">
          <table:table-cell office:value-type="string" calcext:value-type="string">
            <text:p>PG-17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7'20" 12 0 37'30"</text:p>
          </table:table-cell>
          <table:table-cell table:formula="of:=MID([.C180];13;14)" office:value-type="string" office:string-value="12 0 37'30&quot;" calcext:value-type="string">
            <text:p>12 0 37'30"</text:p>
          </table:table-cell>
          <table:table-cell table:formula="of:=MID([.C180];1;10)" office:value-type="string" office:string-value="40 0 57'20" calcext:value-type="string">
            <text:p>40 0 57'20</text:p>
          </table:table-cell>
          <table:table-cell table:formula="of:=MID([.D180];1;3)" office:value-type="string" office:string-value="12 " calcext:value-type="string">
            <text:p>12 </text:p>
          </table:table-cell>
          <table:table-cell table:formula="of:=MID([.D180];6;2)" office:value-type="string" office:string-value="37" calcext:value-type="string">
            <text:p>37</text:p>
          </table:table-cell>
          <table:table-cell table:formula="of:=MID([.D180];9;2)" office:value-type="string" office:string-value="30" calcext:value-type="string">
            <text:p>30</text:p>
          </table:table-cell>
          <table:table-cell table:formula="of:=MID([.E180];1;2)" office:value-type="string" office:string-value="40" calcext:value-type="string">
            <text:p>40</text:p>
          </table:table-cell>
          <table:table-cell table:formula="of:=MID([.E180];6;2)" office:value-type="string" office:string-value="57" calcext:value-type="string">
            <text:p>57</text:p>
          </table:table-cell>
          <table:table-cell table:formula="of:=MID([.E180];9;2)" office:value-type="string" office:string-value="20" calcext:value-type="string">
            <text:p>20</text:p>
          </table:table-cell>
          <table:table-cell table:formula="of:=-([.F180]+(([.G180]+[.H180]/60)/60))" office:value-type="float" office:value="-12.625" calcext:value-type="float">
            <text:p>-12.625</text:p>
          </table:table-cell>
          <table:table-cell table:formula="of:=-([.I180]+(([.J180]+[.K180]/60)/60))" office:value-type="float" office:value="-40.9555555555556" calcext:value-type="float">
            <text:p>-40.9555555555556</text:p>
          </table:table-cell>
        </table:table-row>
        <table:table-row table:style-name="ro1">
          <table:table-cell office:value-type="string" calcext:value-type="string">
            <text:p>PG-17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6'30" 12 0 38'30"</text:p>
          </table:table-cell>
          <table:table-cell table:formula="of:=MID([.C181];13;14)" office:value-type="string" office:string-value="12 0 38'30&quot;" calcext:value-type="string">
            <text:p>12 0 38'30"</text:p>
          </table:table-cell>
          <table:table-cell table:formula="of:=MID([.C181];1;10)" office:value-type="string" office:string-value="40 0 56'30" calcext:value-type="string">
            <text:p>40 0 56'30</text:p>
          </table:table-cell>
          <table:table-cell table:formula="of:=MID([.D181];1;3)" office:value-type="string" office:string-value="12 " calcext:value-type="string">
            <text:p>12 </text:p>
          </table:table-cell>
          <table:table-cell table:formula="of:=MID([.D181];6;2)" office:value-type="string" office:string-value="38" calcext:value-type="string">
            <text:p>38</text:p>
          </table:table-cell>
          <table:table-cell table:formula="of:=MID([.D181];9;2)" office:value-type="string" office:string-value="30" calcext:value-type="string">
            <text:p>30</text:p>
          </table:table-cell>
          <table:table-cell table:formula="of:=MID([.E181];1;2)" office:value-type="string" office:string-value="40" calcext:value-type="string">
            <text:p>40</text:p>
          </table:table-cell>
          <table:table-cell table:formula="of:=MID([.E181];6;2)" office:value-type="string" office:string-value="56" calcext:value-type="string">
            <text:p>56</text:p>
          </table:table-cell>
          <table:table-cell table:formula="of:=MID([.E181];9;2)" office:value-type="string" office:string-value="30" calcext:value-type="string">
            <text:p>30</text:p>
          </table:table-cell>
          <table:table-cell table:formula="of:=-([.F181]+(([.G181]+[.H181]/60)/60))" office:value-type="float" office:value="-12.6416666666667" calcext:value-type="float">
            <text:p>-12.6416666666667</text:p>
          </table:table-cell>
          <table:table-cell table:formula="of:=-([.I181]+(([.J181]+[.K181]/60)/60))" office:value-type="float" office:value="-40.9416666666667" calcext:value-type="float">
            <text:p>-40.9416666666667</text:p>
          </table:table-cell>
        </table:table-row>
        <table:table-row table:style-name="ro1">
          <table:table-cell office:value-type="string" calcext:value-type="string">
            <text:p>PG-18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7'30" 12 0 19'20"</text:p>
          </table:table-cell>
          <table:table-cell table:formula="of:=MID([.C182];13;14)" office:value-type="string" office:string-value="12 0 19'20&quot;" calcext:value-type="string">
            <text:p>12 0 19'20"</text:p>
          </table:table-cell>
          <table:table-cell table:formula="of:=MID([.C182];1;10)" office:value-type="string" office:string-value="39 0 17'30" calcext:value-type="string">
            <text:p>39 0 17'30</text:p>
          </table:table-cell>
          <table:table-cell table:formula="of:=MID([.D182];1;3)" office:value-type="string" office:string-value="12 " calcext:value-type="string">
            <text:p>12 </text:p>
          </table:table-cell>
          <table:table-cell table:formula="of:=MID([.D182];6;2)" office:value-type="string" office:string-value="19" calcext:value-type="string">
            <text:p>19</text:p>
          </table:table-cell>
          <table:table-cell table:formula="of:=MID([.D182];9;2)" office:value-type="string" office:string-value="20" calcext:value-type="string">
            <text:p>20</text:p>
          </table:table-cell>
          <table:table-cell table:formula="of:=MID([.E182];1;2)" office:value-type="string" office:string-value="39" calcext:value-type="string">
            <text:p>39</text:p>
          </table:table-cell>
          <table:table-cell table:formula="of:=MID([.E182];6;2)" office:value-type="string" office:string-value="17" calcext:value-type="string">
            <text:p>17</text:p>
          </table:table-cell>
          <table:table-cell table:formula="of:=MID([.E182];9;2)" office:value-type="string" office:string-value="30" calcext:value-type="string">
            <text:p>30</text:p>
          </table:table-cell>
          <table:table-cell table:formula="of:=-([.F182]+(([.G182]+[.H182]/60)/60))" office:value-type="float" office:value="-12.3222222222222" calcext:value-type="float">
            <text:p>-12.3222222222222</text:p>
          </table:table-cell>
          <table:table-cell table:formula="of:=-([.I182]+(([.J182]+[.K182]/60)/60))" office:value-type="float" office:value="-39.2916666666667" calcext:value-type="float">
            <text:p>-39.2916666666667</text:p>
          </table:table-cell>
        </table:table-row>
        <table:table-row table:style-name="ro1">
          <table:table-cell office:value-type="string" calcext:value-type="string">
            <text:p>PG-18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1'50' 12 0 07'40"</text:p>
          </table:table-cell>
          <table:table-cell table:formula="of:=MID([.C183];13;14)" office:value-type="string" office:string-value="12 0 07'40&quot;" calcext:value-type="string">
            <text:p>12 0 07'40"</text:p>
          </table:table-cell>
          <table:table-cell table:formula="of:=MID([.C183];1;10)" office:value-type="string" office:string-value="39 0 41'50" calcext:value-type="string">
            <text:p>39 0 41'50</text:p>
          </table:table-cell>
          <table:table-cell table:formula="of:=MID([.D183];1;3)" office:value-type="string" office:string-value="12 " calcext:value-type="string">
            <text:p>12 </text:p>
          </table:table-cell>
          <table:table-cell table:formula="of:=MID([.D183];6;2)" office:value-type="string" office:string-value="07" calcext:value-type="string">
            <text:p>07</text:p>
          </table:table-cell>
          <table:table-cell table:formula="of:=MID([.D183];9;2)" office:value-type="string" office:string-value="40" calcext:value-type="string">
            <text:p>40</text:p>
          </table:table-cell>
          <table:table-cell table:formula="of:=MID([.E183];1;2)" office:value-type="string" office:string-value="39" calcext:value-type="string">
            <text:p>39</text:p>
          </table:table-cell>
          <table:table-cell table:formula="of:=MID([.E183];6;2)" office:value-type="string" office:string-value="41" calcext:value-type="string">
            <text:p>41</text:p>
          </table:table-cell>
          <table:table-cell table:formula="of:=MID([.E183];9;2)" office:value-type="string" office:string-value="50" calcext:value-type="string">
            <text:p>50</text:p>
          </table:table-cell>
          <table:table-cell table:formula="of:=-([.F183]+(([.G183]+[.H183]/60)/60))" office:value-type="float" office:value="-12.1277777777778" calcext:value-type="float">
            <text:p>-12.1277777777778</text:p>
          </table:table-cell>
          <table:table-cell table:formula="of:=-([.I183]+(([.J183]+[.K183]/60)/60))" office:value-type="float" office:value="-39.6972222222222" calcext:value-type="float">
            <text:p>-39.6972222222222</text:p>
          </table:table-cell>
        </table:table-row>
        <table:table-row table:style-name="ro1">
          <table:table-cell office:value-type="string" calcext:value-type="string">
            <text:p>PG-18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20" 13 0 15'40"</text:p>
          </table:table-cell>
          <table:table-cell table:formula="of:=MID([.C184];13;14)" office:value-type="string" office:string-value="13 0 15'40&quot;" calcext:value-type="string">
            <text:p>13 0 15'40"</text:p>
          </table:table-cell>
          <table:table-cell table:formula="of:=MID([.C184];1;10)" office:value-type="string" office:string-value="41 0 01'20" calcext:value-type="string">
            <text:p>41 0 01'20</text:p>
          </table:table-cell>
          <table:table-cell table:formula="of:=MID([.D184];1;3)" office:value-type="string" office:string-value="13 " calcext:value-type="string">
            <text:p>13 </text:p>
          </table:table-cell>
          <table:table-cell table:formula="of:=MID([.D184];6;2)" office:value-type="string" office:string-value="15" calcext:value-type="string">
            <text:p>15</text:p>
          </table:table-cell>
          <table:table-cell table:formula="of:=MID([.D184];9;2)" office:value-type="string" office:string-value="40" calcext:value-type="string">
            <text:p>40</text:p>
          </table:table-cell>
          <table:table-cell table:formula="of:=MID([.E184];1;2)" office:value-type="string" office:string-value="41" calcext:value-type="string">
            <text:p>41</text:p>
          </table:table-cell>
          <table:table-cell table:formula="of:=MID([.E184];6;2)" office:value-type="string" office:string-value="01" calcext:value-type="string">
            <text:p>01</text:p>
          </table:table-cell>
          <table:table-cell table:formula="of:=MID([.E184];9;2)" office:value-type="string" office:string-value="20" calcext:value-type="string">
            <text:p>20</text:p>
          </table:table-cell>
          <table:table-cell table:formula="of:=-([.F184]+(([.G184]+[.H184]/60)/60))" office:value-type="float" office:value="-13.2611111111111" calcext:value-type="float">
            <text:p>-13.2611111111111</text:p>
          </table:table-cell>
          <table:table-cell table:formula="of:=-([.I184]+(([.J184]+[.K184]/60)/60))" office:value-type="float" office:value="-41.0222222222222" calcext:value-type="float">
            <text:p>-41.0222222222222</text:p>
          </table:table-cell>
        </table:table-row>
        <table:table-row table:style-name="ro1">
          <table:table-cell office:value-type="string" calcext:value-type="string">
            <text:p>PG-18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7'40" 13 0 17'00"</text:p>
          </table:table-cell>
          <table:table-cell table:formula="of:=MID([.C185];13;14)" office:value-type="string" office:string-value="13 0 17'00&quot;" calcext:value-type="string">
            <text:p>13 0 17'00"</text:p>
          </table:table-cell>
          <table:table-cell table:formula="of:=MID([.C185];1;10)" office:value-type="string" office:string-value="40 0 57'40" calcext:value-type="string">
            <text:p>40 0 57'40</text:p>
          </table:table-cell>
          <table:table-cell table:formula="of:=MID([.D185];1;3)" office:value-type="string" office:string-value="13 " calcext:value-type="string">
            <text:p>13 </text:p>
          </table:table-cell>
          <table:table-cell table:formula="of:=MID([.D185];6;2)" office:value-type="string" office:string-value="17" calcext:value-type="string">
            <text:p>17</text:p>
          </table:table-cell>
          <table:table-cell table:formula="of:=MID([.D185];9;2)" office:value-type="string" office:string-value="00" calcext:value-type="string">
            <text:p>00</text:p>
          </table:table-cell>
          <table:table-cell table:formula="of:=MID([.E185];1;2)" office:value-type="string" office:string-value="40" calcext:value-type="string">
            <text:p>40</text:p>
          </table:table-cell>
          <table:table-cell table:formula="of:=MID([.E185];6;2)" office:value-type="string" office:string-value="57" calcext:value-type="string">
            <text:p>57</text:p>
          </table:table-cell>
          <table:table-cell table:formula="of:=MID([.E185];9;2)" office:value-type="string" office:string-value="40" calcext:value-type="string">
            <text:p>40</text:p>
          </table:table-cell>
          <table:table-cell table:formula="of:=-([.F185]+(([.G185]+[.H185]/60)/60))" office:value-type="float" office:value="-13.2833333333333" calcext:value-type="float">
            <text:p>-13.2833333333333</text:p>
          </table:table-cell>
          <table:table-cell table:formula="of:=-([.I185]+(([.J185]+[.K185]/60)/60))" office:value-type="float" office:value="-40.9611111111111" calcext:value-type="float">
            <text:p>-40.9611111111111</text:p>
          </table:table-cell>
        </table:table-row>
        <table:table-row table:style-name="ro1">
          <table:table-cell office:value-type="string" calcext:value-type="string">
            <text:p>PG-18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7'40" 13 0 18'00"</text:p>
          </table:table-cell>
          <table:table-cell table:formula="of:=MID([.C186];13;14)" office:value-type="string" office:string-value="13 0 18'00&quot;" calcext:value-type="string">
            <text:p>13 0 18'00"</text:p>
          </table:table-cell>
          <table:table-cell table:formula="of:=MID([.C186];1;10)" office:value-type="string" office:string-value="40 0 57'40" calcext:value-type="string">
            <text:p>40 0 57'40</text:p>
          </table:table-cell>
          <table:table-cell table:formula="of:=MID([.D186];1;3)" office:value-type="string" office:string-value="13 " calcext:value-type="string">
            <text:p>13 </text:p>
          </table:table-cell>
          <table:table-cell table:formula="of:=MID([.D186];6;2)" office:value-type="string" office:string-value="18" calcext:value-type="string">
            <text:p>18</text:p>
          </table:table-cell>
          <table:table-cell table:formula="of:=MID([.D186];9;2)" office:value-type="string" office:string-value="00" calcext:value-type="string">
            <text:p>00</text:p>
          </table:table-cell>
          <table:table-cell table:formula="of:=MID([.E186];1;2)" office:value-type="string" office:string-value="40" calcext:value-type="string">
            <text:p>40</text:p>
          </table:table-cell>
          <table:table-cell table:formula="of:=MID([.E186];6;2)" office:value-type="string" office:string-value="57" calcext:value-type="string">
            <text:p>57</text:p>
          </table:table-cell>
          <table:table-cell table:formula="of:=MID([.E186];9;2)" office:value-type="string" office:string-value="40" calcext:value-type="string">
            <text:p>40</text:p>
          </table:table-cell>
          <table:table-cell table:formula="of:=-([.F186]+(([.G186]+[.H186]/60)/60))" office:value-type="float" office:value="-13.3" calcext:value-type="float">
            <text:p>-13.3</text:p>
          </table:table-cell>
          <table:table-cell table:formula="of:=-([.I186]+(([.J186]+[.K186]/60)/60))" office:value-type="float" office:value="-40.9611111111111" calcext:value-type="float">
            <text:p>-40.9611111111111</text:p>
          </table:table-cell>
        </table:table-row>
        <table:table-row table:style-name="ro1">
          <table:table-cell office:value-type="string" calcext:value-type="string">
            <text:p>PG-18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10" 13 0 04'50"</text:p>
          </table:table-cell>
          <table:table-cell table:formula="of:=MID([.C187];13;14)" office:value-type="string" office:string-value="13 0 04'50&quot;" calcext:value-type="string">
            <text:p>13 0 04'50"</text:p>
          </table:table-cell>
          <table:table-cell table:formula="of:=MID([.C187];1;10)" office:value-type="string" office:string-value="41 0 01'10" calcext:value-type="string">
            <text:p>41 0 01'10</text:p>
          </table:table-cell>
          <table:table-cell table:formula="of:=MID([.D187];1;3)" office:value-type="string" office:string-value="13 " calcext:value-type="string">
            <text:p>13 </text:p>
          </table:table-cell>
          <table:table-cell table:formula="of:=MID([.D187];6;2)" office:value-type="string" office:string-value="04" calcext:value-type="string">
            <text:p>04</text:p>
          </table:table-cell>
          <table:table-cell table:formula="of:=MID([.D187];9;2)" office:value-type="string" office:string-value="50" calcext:value-type="string">
            <text:p>50</text:p>
          </table:table-cell>
          <table:table-cell table:formula="of:=MID([.E187];1;2)" office:value-type="string" office:string-value="41" calcext:value-type="string">
            <text:p>41</text:p>
          </table:table-cell>
          <table:table-cell table:formula="of:=MID([.E187];6;2)" office:value-type="string" office:string-value="01" calcext:value-type="string">
            <text:p>01</text:p>
          </table:table-cell>
          <table:table-cell table:formula="of:=MID([.E187];9;2)" office:value-type="string" office:string-value="10" calcext:value-type="string">
            <text:p>10</text:p>
          </table:table-cell>
          <table:table-cell table:formula="of:=-([.F187]+(([.G187]+[.H187]/60)/60))" office:value-type="float" office:value="-13.0805555555556" calcext:value-type="float">
            <text:p>-13.0805555555556</text:p>
          </table:table-cell>
          <table:table-cell table:formula="of:=-([.I187]+(([.J187]+[.K187]/60)/60))" office:value-type="float" office:value="-41.0194444444444" calcext:value-type="float">
            <text:p>-41.0194444444444</text:p>
          </table:table-cell>
        </table:table-row>
        <table:table-row table:style-name="ro1">
          <table:table-cell office:value-type="string" calcext:value-type="string">
            <text:p>PG-18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3'10" 13 0 12'40"</text:p>
          </table:table-cell>
          <table:table-cell table:formula="of:=MID([.C188];13;14)" office:value-type="string" office:string-value="13 0 12'40&quot;" calcext:value-type="string">
            <text:p>13 0 12'40"</text:p>
          </table:table-cell>
          <table:table-cell table:formula="of:=MID([.C188];1;10)" office:value-type="string" office:string-value="41 0 03'10" calcext:value-type="string">
            <text:p>41 0 03'10</text:p>
          </table:table-cell>
          <table:table-cell table:formula="of:=MID([.D188];1;3)" office:value-type="string" office:string-value="13 " calcext:value-type="string">
            <text:p>13 </text:p>
          </table:table-cell>
          <table:table-cell table:formula="of:=MID([.D188];6;2)" office:value-type="string" office:string-value="12" calcext:value-type="string">
            <text:p>12</text:p>
          </table:table-cell>
          <table:table-cell table:formula="of:=MID([.D188];9;2)" office:value-type="string" office:string-value="40" calcext:value-type="string">
            <text:p>40</text:p>
          </table:table-cell>
          <table:table-cell table:formula="of:=MID([.E188];1;2)" office:value-type="string" office:string-value="41" calcext:value-type="string">
            <text:p>41</text:p>
          </table:table-cell>
          <table:table-cell table:formula="of:=MID([.E188];6;2)" office:value-type="string" office:string-value="03" calcext:value-type="string">
            <text:p>03</text:p>
          </table:table-cell>
          <table:table-cell table:formula="of:=MID([.E188];9;2)" office:value-type="string" office:string-value="10" calcext:value-type="string">
            <text:p>10</text:p>
          </table:table-cell>
          <table:table-cell table:formula="of:=-([.F188]+(([.G188]+[.H188]/60)/60))" office:value-type="float" office:value="-13.2111111111111" calcext:value-type="float">
            <text:p>-13.2111111111111</text:p>
          </table:table-cell>
          <table:table-cell table:formula="of:=-([.I188]+(([.J188]+[.K188]/60)/60))" office:value-type="float" office:value="-41.0527777777778" calcext:value-type="float">
            <text:p>-41.0527777777778</text:p>
          </table:table-cell>
        </table:table-row>
        <table:table-row table:style-name="ro1">
          <table:table-cell office:value-type="string" calcext:value-type="string">
            <text:p>PG-18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50" 13 0 12'50"</text:p>
          </table:table-cell>
          <table:table-cell table:formula="of:=MID([.C189];13;14)" office:value-type="string" office:string-value="13 0 12'50&quot;" calcext:value-type="string">
            <text:p>13 0 12'50"</text:p>
          </table:table-cell>
          <table:table-cell table:formula="of:=MID([.C189];1;10)" office:value-type="string" office:string-value="41 0 01'50" calcext:value-type="string">
            <text:p>41 0 01'50</text:p>
          </table:table-cell>
          <table:table-cell table:formula="of:=MID([.D189];1;3)" office:value-type="string" office:string-value="13 " calcext:value-type="string">
            <text:p>13 </text:p>
          </table:table-cell>
          <table:table-cell table:formula="of:=MID([.D189];6;2)" office:value-type="string" office:string-value="12" calcext:value-type="string">
            <text:p>12</text:p>
          </table:table-cell>
          <table:table-cell table:formula="of:=MID([.D189];9;2)" office:value-type="string" office:string-value="50" calcext:value-type="string">
            <text:p>50</text:p>
          </table:table-cell>
          <table:table-cell table:formula="of:=MID([.E189];1;2)" office:value-type="string" office:string-value="41" calcext:value-type="string">
            <text:p>41</text:p>
          </table:table-cell>
          <table:table-cell table:formula="of:=MID([.E189];6;2)" office:value-type="string" office:string-value="01" calcext:value-type="string">
            <text:p>01</text:p>
          </table:table-cell>
          <table:table-cell table:formula="of:=MID([.E189];9;2)" office:value-type="string" office:string-value="50" calcext:value-type="string">
            <text:p>50</text:p>
          </table:table-cell>
          <table:table-cell table:formula="of:=-([.F189]+(([.G189]+[.H189]/60)/60))" office:value-type="float" office:value="-13.2138888888889" calcext:value-type="float">
            <text:p>-13.2138888888889</text:p>
          </table:table-cell>
          <table:table-cell table:formula="of:=-([.I189]+(([.J189]+[.K189]/60)/60))" office:value-type="float" office:value="-41.0305555555556" calcext:value-type="float">
            <text:p>-41.0305555555556</text:p>
          </table:table-cell>
        </table:table-row>
        <table:table-row table:style-name="ro1">
          <table:table-cell office:value-type="string" calcext:value-type="string">
            <text:p>PG-18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50" 13 0 12'50"</text:p>
          </table:table-cell>
          <table:table-cell table:formula="of:=MID([.C190];13;14)" office:value-type="string" office:string-value="13 0 12'50&quot;" calcext:value-type="string">
            <text:p>13 0 12'50"</text:p>
          </table:table-cell>
          <table:table-cell table:formula="of:=MID([.C190];1;10)" office:value-type="string" office:string-value="41 0 01'50" calcext:value-type="string">
            <text:p>41 0 01'50</text:p>
          </table:table-cell>
          <table:table-cell table:formula="of:=MID([.D190];1;3)" office:value-type="string" office:string-value="13 " calcext:value-type="string">
            <text:p>13 </text:p>
          </table:table-cell>
          <table:table-cell table:formula="of:=MID([.D190];6;2)" office:value-type="string" office:string-value="12" calcext:value-type="string">
            <text:p>12</text:p>
          </table:table-cell>
          <table:table-cell table:formula="of:=MID([.D190];9;2)" office:value-type="string" office:string-value="50" calcext:value-type="string">
            <text:p>50</text:p>
          </table:table-cell>
          <table:table-cell table:formula="of:=MID([.E190];1;2)" office:value-type="string" office:string-value="41" calcext:value-type="string">
            <text:p>41</text:p>
          </table:table-cell>
          <table:table-cell table:formula="of:=MID([.E190];6;2)" office:value-type="string" office:string-value="01" calcext:value-type="string">
            <text:p>01</text:p>
          </table:table-cell>
          <table:table-cell table:formula="of:=MID([.E190];9;2)" office:value-type="string" office:string-value="50" calcext:value-type="string">
            <text:p>50</text:p>
          </table:table-cell>
          <table:table-cell table:formula="of:=-([.F190]+(([.G190]+[.H190]/60)/60))" office:value-type="float" office:value="-13.2138888888889" calcext:value-type="float">
            <text:p>-13.2138888888889</text:p>
          </table:table-cell>
          <table:table-cell table:formula="of:=-([.I190]+(([.J190]+[.K190]/60)/60))" office:value-type="float" office:value="-41.0305555555556" calcext:value-type="float">
            <text:p>-41.0305555555556</text:p>
          </table:table-cell>
        </table:table-row>
        <table:table-row table:style-name="ro1">
          <table:table-cell office:value-type="string" calcext:value-type="string">
            <text:p>PG-18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9'20" 13 0 12'10"</text:p>
          </table:table-cell>
          <table:table-cell table:formula="of:=MID([.C191];13;14)" office:value-type="string" office:string-value="13 0 12'10&quot;" calcext:value-type="string">
            <text:p>13 0 12'10"</text:p>
          </table:table-cell>
          <table:table-cell table:formula="of:=MID([.C191];1;10)" office:value-type="string" office:string-value="40 0 59'20" calcext:value-type="string">
            <text:p>40 0 59'20</text:p>
          </table:table-cell>
          <table:table-cell table:formula="of:=MID([.D191];1;3)" office:value-type="string" office:string-value="13 " calcext:value-type="string">
            <text:p>13 </text:p>
          </table:table-cell>
          <table:table-cell table:formula="of:=MID([.D191];6;2)" office:value-type="string" office:string-value="12" calcext:value-type="string">
            <text:p>12</text:p>
          </table:table-cell>
          <table:table-cell table:formula="of:=MID([.D191];9;2)" office:value-type="string" office:string-value="10" calcext:value-type="string">
            <text:p>10</text:p>
          </table:table-cell>
          <table:table-cell table:formula="of:=MID([.E191];1;2)" office:value-type="string" office:string-value="40" calcext:value-type="string">
            <text:p>40</text:p>
          </table:table-cell>
          <table:table-cell table:formula="of:=MID([.E191];6;2)" office:value-type="string" office:string-value="59" calcext:value-type="string">
            <text:p>59</text:p>
          </table:table-cell>
          <table:table-cell table:formula="of:=MID([.E191];9;2)" office:value-type="string" office:string-value="20" calcext:value-type="string">
            <text:p>20</text:p>
          </table:table-cell>
          <table:table-cell table:formula="of:=-([.F191]+(([.G191]+[.H191]/60)/60))" office:value-type="float" office:value="-13.2027777777778" calcext:value-type="float">
            <text:p>-13.2027777777778</text:p>
          </table:table-cell>
          <table:table-cell table:formula="of:=-([.I191]+(([.J191]+[.K191]/60)/60))" office:value-type="float" office:value="-40.9888888888889" calcext:value-type="float">
            <text:p>-40.9888888888889</text:p>
          </table:table-cell>
        </table:table-row>
        <table:table-row table:style-name="ro1">
          <table:table-cell office:value-type="string" calcext:value-type="string">
            <text:p>PG-19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6'10" 13 0 13'20"</text:p>
          </table:table-cell>
          <table:table-cell table:formula="of:=MID([.C192];13;14)" office:value-type="string" office:string-value="13 0 13'20&quot;" calcext:value-type="string">
            <text:p>13 0 13'20"</text:p>
          </table:table-cell>
          <table:table-cell table:formula="of:=MID([.C192];1;10)" office:value-type="string" office:string-value="40 0 56'10" calcext:value-type="string">
            <text:p>40 0 56'10</text:p>
          </table:table-cell>
          <table:table-cell table:formula="of:=MID([.D192];1;3)" office:value-type="string" office:string-value="13 " calcext:value-type="string">
            <text:p>13 </text:p>
          </table:table-cell>
          <table:table-cell table:formula="of:=MID([.D192];6;2)" office:value-type="string" office:string-value="13" calcext:value-type="string">
            <text:p>13</text:p>
          </table:table-cell>
          <table:table-cell table:formula="of:=MID([.D192];9;2)" office:value-type="string" office:string-value="20" calcext:value-type="string">
            <text:p>20</text:p>
          </table:table-cell>
          <table:table-cell table:formula="of:=MID([.E192];1;2)" office:value-type="string" office:string-value="40" calcext:value-type="string">
            <text:p>40</text:p>
          </table:table-cell>
          <table:table-cell table:formula="of:=MID([.E192];6;2)" office:value-type="string" office:string-value="56" calcext:value-type="string">
            <text:p>56</text:p>
          </table:table-cell>
          <table:table-cell table:formula="of:=MID([.E192];9;2)" office:value-type="string" office:string-value="10" calcext:value-type="string">
            <text:p>10</text:p>
          </table:table-cell>
          <table:table-cell table:formula="of:=-([.F192]+(([.G192]+[.H192]/60)/60))" office:value-type="float" office:value="-13.2222222222222" calcext:value-type="float">
            <text:p>-13.2222222222222</text:p>
          </table:table-cell>
          <table:table-cell table:formula="of:=-([.I192]+(([.J192]+[.K192]/60)/60))" office:value-type="float" office:value="-40.9361111111111" calcext:value-type="float">
            <text:p>-40.9361111111111</text:p>
          </table:table-cell>
        </table:table-row>
        <table:table-row table:style-name="ro1">
          <table:table-cell office:value-type="string" calcext:value-type="string">
            <text:p>PG-19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9'50" 12 0 16'30"</text:p>
          </table:table-cell>
          <table:table-cell table:formula="of:=MID([.C193];13;14)" office:value-type="string" office:string-value="12 0 16'30&quot;" calcext:value-type="string">
            <text:p>12 0 16'30"</text:p>
          </table:table-cell>
          <table:table-cell table:formula="of:=MID([.C193];1;10)" office:value-type="string" office:string-value="40 0 59'50" calcext:value-type="string">
            <text:p>40 0 59'50</text:p>
          </table:table-cell>
          <table:table-cell table:formula="of:=MID([.D193];1;3)" office:value-type="string" office:string-value="12 " calcext:value-type="string">
            <text:p>12 </text:p>
          </table:table-cell>
          <table:table-cell table:formula="of:=MID([.D193];6;2)" office:value-type="string" office:string-value="16" calcext:value-type="string">
            <text:p>16</text:p>
          </table:table-cell>
          <table:table-cell table:formula="of:=MID([.D193];9;2)" office:value-type="string" office:string-value="30" calcext:value-type="string">
            <text:p>30</text:p>
          </table:table-cell>
          <table:table-cell table:formula="of:=MID([.E193];1;2)" office:value-type="string" office:string-value="40" calcext:value-type="string">
            <text:p>40</text:p>
          </table:table-cell>
          <table:table-cell table:formula="of:=MID([.E193];6;2)" office:value-type="string" office:string-value="59" calcext:value-type="string">
            <text:p>59</text:p>
          </table:table-cell>
          <table:table-cell table:formula="of:=MID([.E193];9;2)" office:value-type="string" office:string-value="50" calcext:value-type="string">
            <text:p>50</text:p>
          </table:table-cell>
          <table:table-cell table:formula="of:=-([.F193]+(([.G193]+[.H193]/60)/60))" office:value-type="float" office:value="-12.275" calcext:value-type="float">
            <text:p>-12.275</text:p>
          </table:table-cell>
          <table:table-cell table:formula="of:=-([.I193]+(([.J193]+[.K193]/60)/60))" office:value-type="float" office:value="-40.9972222222222" calcext:value-type="float">
            <text:p>-40.9972222222222</text:p>
          </table:table-cell>
        </table:table-row>
        <table:table-row table:style-name="ro1">
          <table:table-cell office:value-type="string" calcext:value-type="string">
            <text:p>PG-19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4'20" 12 0 20'10"</text:p>
          </table:table-cell>
          <table:table-cell table:formula="of:=MID([.C194];13;14)" office:value-type="string" office:string-value="12 0 20'10&quot;" calcext:value-type="string">
            <text:p>12 0 20'10"</text:p>
          </table:table-cell>
          <table:table-cell table:formula="of:=MID([.C194];1;10)" office:value-type="string" office:string-value="40 0 54'20" calcext:value-type="string">
            <text:p>40 0 54'20</text:p>
          </table:table-cell>
          <table:table-cell table:formula="of:=MID([.D194];1;3)" office:value-type="string" office:string-value="12 " calcext:value-type="string">
            <text:p>12 </text:p>
          </table:table-cell>
          <table:table-cell table:formula="of:=MID([.D194];6;2)" office:value-type="string" office:string-value="20" calcext:value-type="string">
            <text:p>20</text:p>
          </table:table-cell>
          <table:table-cell table:formula="of:=MID([.D194];9;2)" office:value-type="string" office:string-value="10" calcext:value-type="string">
            <text:p>10</text:p>
          </table:table-cell>
          <table:table-cell table:formula="of:=MID([.E194];1;2)" office:value-type="string" office:string-value="40" calcext:value-type="string">
            <text:p>40</text:p>
          </table:table-cell>
          <table:table-cell table:formula="of:=MID([.E194];6;2)" office:value-type="string" office:string-value="54" calcext:value-type="string">
            <text:p>54</text:p>
          </table:table-cell>
          <table:table-cell table:formula="of:=MID([.E194];9;2)" office:value-type="string" office:string-value="20" calcext:value-type="string">
            <text:p>20</text:p>
          </table:table-cell>
          <table:table-cell table:formula="of:=-([.F194]+(([.G194]+[.H194]/60)/60))" office:value-type="float" office:value="-12.3361111111111" calcext:value-type="float">
            <text:p>-12.3361111111111</text:p>
          </table:table-cell>
          <table:table-cell table:formula="of:=-([.I194]+(([.J194]+[.K194]/60)/60))" office:value-type="float" office:value="-40.9055555555556" calcext:value-type="float">
            <text:p>-40.9055555555556</text:p>
          </table:table-cell>
        </table:table-row>
        <table:table-row table:style-name="ro1">
          <table:table-cell office:value-type="string" calcext:value-type="string">
            <text:p>PG-19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1'30" 12 0 21'30"</text:p>
          </table:table-cell>
          <table:table-cell table:formula="of:=MID([.C195];13;14)" office:value-type="string" office:string-value="12 0 21'30&quot;" calcext:value-type="string">
            <text:p>12 0 21'30"</text:p>
          </table:table-cell>
          <table:table-cell table:formula="of:=MID([.C195];1;10)" office:value-type="string" office:string-value="40 0 51'30" calcext:value-type="string">
            <text:p>40 0 51'30</text:p>
          </table:table-cell>
          <table:table-cell table:formula="of:=MID([.D195];1;3)" office:value-type="string" office:string-value="12 " calcext:value-type="string">
            <text:p>12 </text:p>
          </table:table-cell>
          <table:table-cell table:formula="of:=MID([.D195];6;2)" office:value-type="string" office:string-value="21" calcext:value-type="string">
            <text:p>21</text:p>
          </table:table-cell>
          <table:table-cell table:formula="of:=MID([.D195];9;2)" office:value-type="string" office:string-value="30" calcext:value-type="string">
            <text:p>30</text:p>
          </table:table-cell>
          <table:table-cell table:formula="of:=MID([.E195];1;2)" office:value-type="string" office:string-value="40" calcext:value-type="string">
            <text:p>40</text:p>
          </table:table-cell>
          <table:table-cell table:formula="of:=MID([.E195];6;2)" office:value-type="string" office:string-value="51" calcext:value-type="string">
            <text:p>51</text:p>
          </table:table-cell>
          <table:table-cell table:formula="of:=MID([.E195];9;2)" office:value-type="string" office:string-value="30" calcext:value-type="string">
            <text:p>30</text:p>
          </table:table-cell>
          <table:table-cell table:formula="of:=-([.F195]+(([.G195]+[.H195]/60)/60))" office:value-type="float" office:value="-12.3583333333333" calcext:value-type="float">
            <text:p>-12.3583333333333</text:p>
          </table:table-cell>
          <table:table-cell table:formula="of:=-([.I195]+(([.J195]+[.K195]/60)/60))" office:value-type="float" office:value="-40.8583333333333" calcext:value-type="float">
            <text:p>-40.8583333333333</text:p>
          </table:table-cell>
        </table:table-row>
        <table:table-row table:style-name="ro1">
          <table:table-cell office:value-type="string" calcext:value-type="string">
            <text:p>PG-19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1'20" 12 0 52'30"</text:p>
          </table:table-cell>
          <table:table-cell table:formula="of:=MID([.C196];13;14)" office:value-type="string" office:string-value="12 0 52'30&quot;" calcext:value-type="string">
            <text:p>12 0 52'30"</text:p>
          </table:table-cell>
          <table:table-cell table:formula="of:=MID([.C196];1;10)" office:value-type="string" office:string-value="39 0 51'20" calcext:value-type="string">
            <text:p>39 0 51'20</text:p>
          </table:table-cell>
          <table:table-cell table:formula="of:=MID([.D196];1;3)" office:value-type="string" office:string-value="12 " calcext:value-type="string">
            <text:p>12 </text:p>
          </table:table-cell>
          <table:table-cell table:formula="of:=MID([.D196];6;2)" office:value-type="string" office:string-value="52" calcext:value-type="string">
            <text:p>52</text:p>
          </table:table-cell>
          <table:table-cell table:formula="of:=MID([.D196];9;2)" office:value-type="string" office:string-value="30" calcext:value-type="string">
            <text:p>30</text:p>
          </table:table-cell>
          <table:table-cell table:formula="of:=MID([.E196];1;2)" office:value-type="string" office:string-value="39" calcext:value-type="string">
            <text:p>39</text:p>
          </table:table-cell>
          <table:table-cell table:formula="of:=MID([.E196];6;2)" office:value-type="string" office:string-value="51" calcext:value-type="string">
            <text:p>51</text:p>
          </table:table-cell>
          <table:table-cell table:formula="of:=MID([.E196];9;2)" office:value-type="string" office:string-value="20" calcext:value-type="string">
            <text:p>20</text:p>
          </table:table-cell>
          <table:table-cell table:formula="of:=-([.F196]+(([.G196]+[.H196]/60)/60))" office:value-type="float" office:value="-12.875" calcext:value-type="float">
            <text:p>-12.875</text:p>
          </table:table-cell>
          <table:table-cell table:formula="of:=-([.I196]+(([.J196]+[.K196]/60)/60))" office:value-type="float" office:value="-39.8555555555556" calcext:value-type="float">
            <text:p>-39.8555555555556</text:p>
          </table:table-cell>
        </table:table-row>
        <table:table-row table:style-name="ro1">
          <table:table-cell office:value-type="string" calcext:value-type="string">
            <text:p>PG-19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3'00" 12 0 42'00"</text:p>
          </table:table-cell>
          <table:table-cell table:formula="of:=MID([.C197];13;14)" office:value-type="string" office:string-value="12 0 42'00&quot;" calcext:value-type="string">
            <text:p>12 0 42'00"</text:p>
          </table:table-cell>
          <table:table-cell table:formula="of:=MID([.C197];1;10)" office:value-type="string" office:string-value="39 0 43'00" calcext:value-type="string">
            <text:p>39 0 43'00</text:p>
          </table:table-cell>
          <table:table-cell table:formula="of:=MID([.D197];1;3)" office:value-type="string" office:string-value="12 " calcext:value-type="string">
            <text:p>12 </text:p>
          </table:table-cell>
          <table:table-cell table:formula="of:=MID([.D197];6;2)" office:value-type="string" office:string-value="42" calcext:value-type="string">
            <text:p>42</text:p>
          </table:table-cell>
          <table:table-cell table:formula="of:=MID([.D197];9;2)" office:value-type="string" office:string-value="00" calcext:value-type="string">
            <text:p>00</text:p>
          </table:table-cell>
          <table:table-cell table:formula="of:=MID([.E197];1;2)" office:value-type="string" office:string-value="39" calcext:value-type="string">
            <text:p>39</text:p>
          </table:table-cell>
          <table:table-cell table:formula="of:=MID([.E197];6;2)" office:value-type="string" office:string-value="43" calcext:value-type="string">
            <text:p>43</text:p>
          </table:table-cell>
          <table:table-cell table:formula="of:=MID([.E197];9;2)" office:value-type="string" office:string-value="00" calcext:value-type="string">
            <text:p>00</text:p>
          </table:table-cell>
          <table:table-cell table:formula="of:=-([.F197]+(([.G197]+[.H197]/60)/60))" office:value-type="float" office:value="-12.7" calcext:value-type="float">
            <text:p>-12.7</text:p>
          </table:table-cell>
          <table:table-cell table:formula="of:=-([.I197]+(([.J197]+[.K197]/60)/60))" office:value-type="float" office:value="-39.7166666666667" calcext:value-type="float">
            <text:p>-39.7166666666667</text:p>
          </table:table-cell>
        </table:table-row>
        <table:table-row table:style-name="ro1">
          <table:table-cell office:value-type="string" calcext:value-type="string">
            <text:p>PG-19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0'40" 12 0 43'00"</text:p>
          </table:table-cell>
          <table:table-cell table:formula="of:=MID([.C198];13;14)" office:value-type="string" office:string-value="12 0 43'00&quot;" calcext:value-type="string">
            <text:p>12 0 43'00"</text:p>
          </table:table-cell>
          <table:table-cell table:formula="of:=MID([.C198];1;10)" office:value-type="string" office:string-value="39 0 10'40" calcext:value-type="string">
            <text:p>39 0 10'40</text:p>
          </table:table-cell>
          <table:table-cell table:formula="of:=MID([.D198];1;3)" office:value-type="string" office:string-value="12 " calcext:value-type="string">
            <text:p>12 </text:p>
          </table:table-cell>
          <table:table-cell table:formula="of:=MID([.D198];6;2)" office:value-type="string" office:string-value="43" calcext:value-type="string">
            <text:p>43</text:p>
          </table:table-cell>
          <table:table-cell table:formula="of:=MID([.D198];9;2)" office:value-type="string" office:string-value="00" calcext:value-type="string">
            <text:p>00</text:p>
          </table:table-cell>
          <table:table-cell table:formula="of:=MID([.E198];1;2)" office:value-type="string" office:string-value="39" calcext:value-type="string">
            <text:p>39</text:p>
          </table:table-cell>
          <table:table-cell table:formula="of:=MID([.E198];6;2)" office:value-type="string" office:string-value="10" calcext:value-type="string">
            <text:p>10</text:p>
          </table:table-cell>
          <table:table-cell table:formula="of:=MID([.E198];9;2)" office:value-type="string" office:string-value="40" calcext:value-type="string">
            <text:p>40</text:p>
          </table:table-cell>
          <table:table-cell table:formula="of:=-([.F198]+(([.G198]+[.H198]/60)/60))" office:value-type="float" office:value="-12.7166666666667" calcext:value-type="float">
            <text:p>-12.7166666666667</text:p>
          </table:table-cell>
          <table:table-cell table:formula="of:=-([.I198]+(([.J198]+[.K198]/60)/60))" office:value-type="float" office:value="-39.1777777777778" calcext:value-type="float">
            <text:p>-39.1777777777778</text:p>
          </table:table-cell>
        </table:table-row>
        <table:table-row table:style-name="ro1">
          <table:table-cell office:value-type="string" calcext:value-type="string">
            <text:p>PG-19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0'40" 12 0 43'00"</text:p>
          </table:table-cell>
          <table:table-cell table:formula="of:=MID([.C199];13;14)" office:value-type="string" office:string-value="12 0 43'00&quot;" calcext:value-type="string">
            <text:p>12 0 43'00"</text:p>
          </table:table-cell>
          <table:table-cell table:formula="of:=MID([.C199];1;10)" office:value-type="string" office:string-value="39 0 10'40" calcext:value-type="string">
            <text:p>39 0 10'40</text:p>
          </table:table-cell>
          <table:table-cell table:formula="of:=MID([.D199];1;3)" office:value-type="string" office:string-value="12 " calcext:value-type="string">
            <text:p>12 </text:p>
          </table:table-cell>
          <table:table-cell table:formula="of:=MID([.D199];6;2)" office:value-type="string" office:string-value="43" calcext:value-type="string">
            <text:p>43</text:p>
          </table:table-cell>
          <table:table-cell table:formula="of:=MID([.D199];9;2)" office:value-type="string" office:string-value="00" calcext:value-type="string">
            <text:p>00</text:p>
          </table:table-cell>
          <table:table-cell table:formula="of:=MID([.E199];1;2)" office:value-type="string" office:string-value="39" calcext:value-type="string">
            <text:p>39</text:p>
          </table:table-cell>
          <table:table-cell table:formula="of:=MID([.E199];6;2)" office:value-type="string" office:string-value="10" calcext:value-type="string">
            <text:p>10</text:p>
          </table:table-cell>
          <table:table-cell table:formula="of:=MID([.E199];9;2)" office:value-type="string" office:string-value="40" calcext:value-type="string">
            <text:p>40</text:p>
          </table:table-cell>
          <table:table-cell table:formula="of:=-([.F199]+(([.G199]+[.H199]/60)/60))" office:value-type="float" office:value="-12.7166666666667" calcext:value-type="float">
            <text:p>-12.7166666666667</text:p>
          </table:table-cell>
          <table:table-cell table:formula="of:=-([.I199]+(([.J199]+[.K199]/60)/60))" office:value-type="float" office:value="-39.1777777777778" calcext:value-type="float">
            <text:p>-39.1777777777778</text:p>
          </table:table-cell>
        </table:table-row>
        <table:table-row table:style-name="ro1">
          <table:table-cell office:value-type="string" calcext:value-type="string">
            <text:p>PG-19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0'40" 12 0 43'00"</text:p>
          </table:table-cell>
          <table:table-cell table:formula="of:=MID([.C200];13;14)" office:value-type="string" office:string-value="12 0 43'00&quot;" calcext:value-type="string">
            <text:p>12 0 43'00"</text:p>
          </table:table-cell>
          <table:table-cell table:formula="of:=MID([.C200];1;10)" office:value-type="string" office:string-value="39 0 10'40" calcext:value-type="string">
            <text:p>39 0 10'40</text:p>
          </table:table-cell>
          <table:table-cell table:formula="of:=MID([.D200];1;3)" office:value-type="string" office:string-value="12 " calcext:value-type="string">
            <text:p>12 </text:p>
          </table:table-cell>
          <table:table-cell table:formula="of:=MID([.D200];6;2)" office:value-type="string" office:string-value="43" calcext:value-type="string">
            <text:p>43</text:p>
          </table:table-cell>
          <table:table-cell table:formula="of:=MID([.D200];9;2)" office:value-type="string" office:string-value="00" calcext:value-type="string">
            <text:p>00</text:p>
          </table:table-cell>
          <table:table-cell table:formula="of:=MID([.E200];1;2)" office:value-type="string" office:string-value="39" calcext:value-type="string">
            <text:p>39</text:p>
          </table:table-cell>
          <table:table-cell table:formula="of:=MID([.E200];6;2)" office:value-type="string" office:string-value="10" calcext:value-type="string">
            <text:p>10</text:p>
          </table:table-cell>
          <table:table-cell table:formula="of:=MID([.E200];9;2)" office:value-type="string" office:string-value="40" calcext:value-type="string">
            <text:p>40</text:p>
          </table:table-cell>
          <table:table-cell table:formula="of:=-([.F200]+(([.G200]+[.H200]/60)/60))" office:value-type="float" office:value="-12.7166666666667" calcext:value-type="float">
            <text:p>-12.7166666666667</text:p>
          </table:table-cell>
          <table:table-cell table:formula="of:=-([.I200]+(([.J200]+[.K200]/60)/60))" office:value-type="float" office:value="-39.1777777777778" calcext:value-type="float">
            <text:p>-39.1777777777778</text:p>
          </table:table-cell>
        </table:table-row>
        <table:table-row table:style-name="ro1">
          <table:table-cell office:value-type="string" calcext:value-type="string">
            <text:p>PG-19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2'00" 12 0 46'20" -</text:p>
          </table:table-cell>
          <table:table-cell table:formula="of:=MID([.C201];13;14)" office:value-type="string" office:string-value="12 0 46'20&quot; -" calcext:value-type="string">
            <text:p>12 0 46'20" -</text:p>
          </table:table-cell>
          <table:table-cell table:formula="of:=MID([.C201];1;10)" office:value-type="string" office:string-value="39 0 02'00" calcext:value-type="string">
            <text:p>39 0 02'00</text:p>
          </table:table-cell>
          <table:table-cell table:formula="of:=MID([.D201];1;3)" office:value-type="string" office:string-value="12 " calcext:value-type="string">
            <text:p>12 </text:p>
          </table:table-cell>
          <table:table-cell table:formula="of:=MID([.D201];6;2)" office:value-type="string" office:string-value="46" calcext:value-type="string">
            <text:p>46</text:p>
          </table:table-cell>
          <table:table-cell table:formula="of:=MID([.D201];9;2)" office:value-type="string" office:string-value="20" calcext:value-type="string">
            <text:p>20</text:p>
          </table:table-cell>
          <table:table-cell table:formula="of:=MID([.E201];1;2)" office:value-type="string" office:string-value="39" calcext:value-type="string">
            <text:p>39</text:p>
          </table:table-cell>
          <table:table-cell table:formula="of:=MID([.E201];6;2)" office:value-type="string" office:string-value="02" calcext:value-type="string">
            <text:p>02</text:p>
          </table:table-cell>
          <table:table-cell table:formula="of:=MID([.E201];9;2)" office:value-type="string" office:string-value="00" calcext:value-type="string">
            <text:p>00</text:p>
          </table:table-cell>
          <table:table-cell table:formula="of:=-([.F201]+(([.G201]+[.H201]/60)/60))" office:value-type="float" office:value="-12.7722222222222" calcext:value-type="float">
            <text:p>-12.7722222222222</text:p>
          </table:table-cell>
          <table:table-cell table:formula="of:=-([.I201]+(([.J201]+[.K201]/60)/60))" office:value-type="float" office:value="-39.0333333333333" calcext:value-type="float">
            <text:p>-39.0333333333333</text:p>
          </table:table-cell>
        </table:table-row>
        <table:table-row table:style-name="ro1">
          <table:table-cell office:value-type="string" calcext:value-type="string">
            <text:p>PG-20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2'40" 12 0 59'30"</text:p>
          </table:table-cell>
          <table:table-cell table:formula="of:=MID([.C202];13;14)" office:value-type="string" office:string-value="12 0 59'30&quot;" calcext:value-type="string">
            <text:p>12 0 59'30"</text:p>
          </table:table-cell>
          <table:table-cell table:formula="of:=MID([.C202];1;10)" office:value-type="string" office:string-value="39 0 22'40" calcext:value-type="string">
            <text:p>39 0 22'40</text:p>
          </table:table-cell>
          <table:table-cell table:formula="of:=MID([.D202];1;3)" office:value-type="string" office:string-value="12 " calcext:value-type="string">
            <text:p>12 </text:p>
          </table:table-cell>
          <table:table-cell table:formula="of:=MID([.D202];6;2)" office:value-type="string" office:string-value="59" calcext:value-type="string">
            <text:p>59</text:p>
          </table:table-cell>
          <table:table-cell table:formula="of:=MID([.D202];9;2)" office:value-type="string" office:string-value="30" calcext:value-type="string">
            <text:p>30</text:p>
          </table:table-cell>
          <table:table-cell table:formula="of:=MID([.E202];1;2)" office:value-type="string" office:string-value="39" calcext:value-type="string">
            <text:p>39</text:p>
          </table:table-cell>
          <table:table-cell table:formula="of:=MID([.E202];6;2)" office:value-type="string" office:string-value="22" calcext:value-type="string">
            <text:p>22</text:p>
          </table:table-cell>
          <table:table-cell table:formula="of:=MID([.E202];9;2)" office:value-type="string" office:string-value="40" calcext:value-type="string">
            <text:p>40</text:p>
          </table:table-cell>
          <table:table-cell table:formula="of:=-([.F202]+(([.G202]+[.H202]/60)/60))" office:value-type="float" office:value="-12.9916666666667" calcext:value-type="float">
            <text:p>-12.9916666666667</text:p>
          </table:table-cell>
          <table:table-cell table:formula="of:=-([.I202]+(([.J202]+[.K202]/60)/60))" office:value-type="float" office:value="-39.3777777777778" calcext:value-type="float">
            <text:p>-39.3777777777778</text:p>
          </table:table-cell>
        </table:table-row>
        <table:table-row table:style-name="ro1">
          <table:table-cell office:value-type="string" calcext:value-type="string">
            <text:p>PG-20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5'40" 12 0 58'10"</text:p>
          </table:table-cell>
          <table:table-cell table:formula="of:=MID([.C203];13;14)" office:value-type="string" office:string-value="12 0 58'10&quot;" calcext:value-type="string">
            <text:p>12 0 58'10"</text:p>
          </table:table-cell>
          <table:table-cell table:formula="of:=MID([.C203];1;10)" office:value-type="string" office:string-value="39 0 15'40" calcext:value-type="string">
            <text:p>39 0 15'40</text:p>
          </table:table-cell>
          <table:table-cell table:formula="of:=MID([.D203];1;3)" office:value-type="string" office:string-value="12 " calcext:value-type="string">
            <text:p>12 </text:p>
          </table:table-cell>
          <table:table-cell table:formula="of:=MID([.D203];6;2)" office:value-type="string" office:string-value="58" calcext:value-type="string">
            <text:p>58</text:p>
          </table:table-cell>
          <table:table-cell table:formula="of:=MID([.D203];9;2)" office:value-type="string" office:string-value="10" calcext:value-type="string">
            <text:p>10</text:p>
          </table:table-cell>
          <table:table-cell table:formula="of:=MID([.E203];1;2)" office:value-type="string" office:string-value="39" calcext:value-type="string">
            <text:p>39</text:p>
          </table:table-cell>
          <table:table-cell table:formula="of:=MID([.E203];6;2)" office:value-type="string" office:string-value="15" calcext:value-type="string">
            <text:p>15</text:p>
          </table:table-cell>
          <table:table-cell table:formula="of:=MID([.E203];9;2)" office:value-type="string" office:string-value="40" calcext:value-type="string">
            <text:p>40</text:p>
          </table:table-cell>
          <table:table-cell table:formula="of:=-([.F203]+(([.G203]+[.H203]/60)/60))" office:value-type="float" office:value="-12.9694444444444" calcext:value-type="float">
            <text:p>-12.9694444444444</text:p>
          </table:table-cell>
          <table:table-cell table:formula="of:=-([.I203]+(([.J203]+[.K203]/60)/60))" office:value-type="float" office:value="-39.2611111111111" calcext:value-type="float">
            <text:p>-39.2611111111111</text:p>
          </table:table-cell>
        </table:table-row>
        <table:table-row table:style-name="ro1">
          <table:table-cell office:value-type="string" calcext:value-type="string">
            <text:p>PG-20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4'00" 12 0 27'00"</text:p>
          </table:table-cell>
          <table:table-cell table:formula="of:=MID([.C204];13;14)" office:value-type="string" office:string-value="12 0 27'00&quot;" calcext:value-type="string">
            <text:p>12 0 27'00"</text:p>
          </table:table-cell>
          <table:table-cell table:formula="of:=MID([.C204];1;10)" office:value-type="string" office:string-value="39 0 14'00" calcext:value-type="string">
            <text:p>39 0 14'00</text:p>
          </table:table-cell>
          <table:table-cell table:formula="of:=MID([.D204];1;3)" office:value-type="string" office:string-value="12 " calcext:value-type="string">
            <text:p>12 </text:p>
          </table:table-cell>
          <table:table-cell table:formula="of:=MID([.D204];6;2)" office:value-type="string" office:string-value="27" calcext:value-type="string">
            <text:p>27</text:p>
          </table:table-cell>
          <table:table-cell table:formula="of:=MID([.D204];9;2)" office:value-type="string" office:string-value="00" calcext:value-type="string">
            <text:p>00</text:p>
          </table:table-cell>
          <table:table-cell table:formula="of:=MID([.E204];1;2)" office:value-type="string" office:string-value="39" calcext:value-type="string">
            <text:p>39</text:p>
          </table:table-cell>
          <table:table-cell table:formula="of:=MID([.E204];6;2)" office:value-type="string" office:string-value="14" calcext:value-type="string">
            <text:p>14</text:p>
          </table:table-cell>
          <table:table-cell table:formula="of:=MID([.E204];9;2)" office:value-type="string" office:string-value="00" calcext:value-type="string">
            <text:p>00</text:p>
          </table:table-cell>
          <table:table-cell table:formula="of:=-([.F204]+(([.G204]+[.H204]/60)/60))" office:value-type="float" office:value="-12.45" calcext:value-type="float">
            <text:p>-12.45</text:p>
          </table:table-cell>
          <table:table-cell table:formula="of:=-([.I204]+(([.J204]+[.K204]/60)/60))" office:value-type="float" office:value="-39.2333333333333" calcext:value-type="float">
            <text:p>-39.2333333333333</text:p>
          </table:table-cell>
        </table:table-row>
        <table:table-row table:style-name="ro1">
          <table:table-cell office:value-type="string" calcext:value-type="string">
            <text:p>PG-20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3'00" 12 0 26'30"</text:p>
          </table:table-cell>
          <table:table-cell table:formula="of:=MID([.C205];13;14)" office:value-type="string" office:string-value="12 0 26'30&quot;" calcext:value-type="string">
            <text:p>12 0 26'30"</text:p>
          </table:table-cell>
          <table:table-cell table:formula="of:=MID([.C205];1;10)" office:value-type="string" office:string-value="39 0 13'00" calcext:value-type="string">
            <text:p>39 0 13'00</text:p>
          </table:table-cell>
          <table:table-cell table:formula="of:=MID([.D205];1;3)" office:value-type="string" office:string-value="12 " calcext:value-type="string">
            <text:p>12 </text:p>
          </table:table-cell>
          <table:table-cell table:formula="of:=MID([.D205];6;2)" office:value-type="string" office:string-value="26" calcext:value-type="string">
            <text:p>26</text:p>
          </table:table-cell>
          <table:table-cell table:formula="of:=MID([.D205];9;2)" office:value-type="string" office:string-value="30" calcext:value-type="string">
            <text:p>30</text:p>
          </table:table-cell>
          <table:table-cell table:formula="of:=MID([.E205];1;2)" office:value-type="string" office:string-value="39" calcext:value-type="string">
            <text:p>39</text:p>
          </table:table-cell>
          <table:table-cell table:formula="of:=MID([.E205];6;2)" office:value-type="string" office:string-value="13" calcext:value-type="string">
            <text:p>13</text:p>
          </table:table-cell>
          <table:table-cell table:formula="of:=MID([.E205];9;2)" office:value-type="string" office:string-value="00" calcext:value-type="string">
            <text:p>00</text:p>
          </table:table-cell>
          <table:table-cell table:formula="of:=-([.F205]+(([.G205]+[.H205]/60)/60))" office:value-type="float" office:value="-12.4416666666667" calcext:value-type="float">
            <text:p>-12.4416666666667</text:p>
          </table:table-cell>
          <table:table-cell table:formula="of:=-([.I205]+(([.J205]+[.K205]/60)/60))" office:value-type="float" office:value="-39.2166666666667" calcext:value-type="float">
            <text:p>-39.2166666666667</text:p>
          </table:table-cell>
        </table:table-row>
        <table:table-row table:style-name="ro1">
          <table:table-cell office:value-type="string" calcext:value-type="string">
            <text:p>PG-20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5'30" 12 0 50'50"</text:p>
          </table:table-cell>
          <table:table-cell table:formula="of:=MID([.C206];13;14)" office:value-type="string" office:string-value="12 0 50'50&quot;" calcext:value-type="string">
            <text:p>12 0 50'50"</text:p>
          </table:table-cell>
          <table:table-cell table:formula="of:=MID([.C206];1;10)" office:value-type="string" office:string-value="39 0 05'30" calcext:value-type="string">
            <text:p>39 0 05'30</text:p>
          </table:table-cell>
          <table:table-cell table:formula="of:=MID([.D206];1;3)" office:value-type="string" office:string-value="12 " calcext:value-type="string">
            <text:p>12 </text:p>
          </table:table-cell>
          <table:table-cell table:formula="of:=MID([.D206];6;2)" office:value-type="string" office:string-value="50" calcext:value-type="string">
            <text:p>50</text:p>
          </table:table-cell>
          <table:table-cell table:formula="of:=MID([.D206];9;2)" office:value-type="string" office:string-value="50" calcext:value-type="string">
            <text:p>50</text:p>
          </table:table-cell>
          <table:table-cell table:formula="of:=MID([.E206];1;2)" office:value-type="string" office:string-value="39" calcext:value-type="string">
            <text:p>39</text:p>
          </table:table-cell>
          <table:table-cell table:formula="of:=MID([.E206];6;2)" office:value-type="string" office:string-value="05" calcext:value-type="string">
            <text:p>05</text:p>
          </table:table-cell>
          <table:table-cell table:formula="of:=MID([.E206];9;2)" office:value-type="string" office:string-value="30" calcext:value-type="string">
            <text:p>30</text:p>
          </table:table-cell>
          <table:table-cell table:formula="of:=-([.F206]+(([.G206]+[.H206]/60)/60))" office:value-type="float" office:value="-12.8472222222222" calcext:value-type="float">
            <text:p>-12.8472222222222</text:p>
          </table:table-cell>
          <table:table-cell table:formula="of:=-([.I206]+(([.J206]+[.K206]/60)/60))" office:value-type="float" office:value="-39.0916666666667" calcext:value-type="float">
            <text:p>-39.0916666666667</text:p>
          </table:table-cell>
        </table:table-row>
        <table:table-row table:style-name="ro1">
          <table:table-cell office:value-type="string" calcext:value-type="string">
            <text:p>PG-20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2'40" 12 0 45'20"</text:p>
          </table:table-cell>
          <table:table-cell table:formula="of:=MID([.C207];13;14)" office:value-type="string" office:string-value="12 0 45'20&quot;" calcext:value-type="string">
            <text:p>12 0 45'20"</text:p>
          </table:table-cell>
          <table:table-cell table:formula="of:=MID([.C207];1;10)" office:value-type="string" office:string-value="39 0 12'40" calcext:value-type="string">
            <text:p>39 0 12'40</text:p>
          </table:table-cell>
          <table:table-cell table:formula="of:=MID([.D207];1;3)" office:value-type="string" office:string-value="12 " calcext:value-type="string">
            <text:p>12 </text:p>
          </table:table-cell>
          <table:table-cell table:formula="of:=MID([.D207];6;2)" office:value-type="string" office:string-value="45" calcext:value-type="string">
            <text:p>45</text:p>
          </table:table-cell>
          <table:table-cell table:formula="of:=MID([.D207];9;2)" office:value-type="string" office:string-value="20" calcext:value-type="string">
            <text:p>20</text:p>
          </table:table-cell>
          <table:table-cell table:formula="of:=MID([.E207];1;2)" office:value-type="string" office:string-value="39" calcext:value-type="string">
            <text:p>39</text:p>
          </table:table-cell>
          <table:table-cell table:formula="of:=MID([.E207];6;2)" office:value-type="string" office:string-value="12" calcext:value-type="string">
            <text:p>12</text:p>
          </table:table-cell>
          <table:table-cell table:formula="of:=MID([.E207];9;2)" office:value-type="string" office:string-value="40" calcext:value-type="string">
            <text:p>40</text:p>
          </table:table-cell>
          <table:table-cell table:formula="of:=-([.F207]+(([.G207]+[.H207]/60)/60))" office:value-type="float" office:value="-12.7555555555556" calcext:value-type="float">
            <text:p>-12.7555555555556</text:p>
          </table:table-cell>
          <table:table-cell table:formula="of:=-([.I207]+(([.J207]+[.K207]/60)/60))" office:value-type="float" office:value="-39.2111111111111" calcext:value-type="float">
            <text:p>-39.2111111111111</text:p>
          </table:table-cell>
        </table:table-row>
        <table:table-row table:style-name="ro1">
          <table:table-cell office:value-type="string" calcext:value-type="string">
            <text:p>PG-20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2'00" 12 0 10'00"</text:p>
          </table:table-cell>
          <table:table-cell table:formula="of:=MID([.C208];13;14)" office:value-type="string" office:string-value="12 0 10'00&quot;" calcext:value-type="string">
            <text:p>12 0 10'00"</text:p>
          </table:table-cell>
          <table:table-cell table:formula="of:=MID([.C208];1;10)" office:value-type="string" office:string-value="39 0 22'00" calcext:value-type="string">
            <text:p>39 0 22'00</text:p>
          </table:table-cell>
          <table:table-cell table:formula="of:=MID([.D208];1;3)" office:value-type="string" office:string-value="12 " calcext:value-type="string">
            <text:p>12 </text:p>
          </table:table-cell>
          <table:table-cell table:formula="of:=MID([.D208];6;2)" office:value-type="string" office:string-value="10" calcext:value-type="string">
            <text:p>10</text:p>
          </table:table-cell>
          <table:table-cell table:formula="of:=MID([.D208];9;2)" office:value-type="string" office:string-value="00" calcext:value-type="string">
            <text:p>00</text:p>
          </table:table-cell>
          <table:table-cell table:formula="of:=MID([.E208];1;2)" office:value-type="string" office:string-value="39" calcext:value-type="string">
            <text:p>39</text:p>
          </table:table-cell>
          <table:table-cell table:formula="of:=MID([.E208];6;2)" office:value-type="string" office:string-value="22" calcext:value-type="string">
            <text:p>22</text:p>
          </table:table-cell>
          <table:table-cell table:formula="of:=MID([.E208];9;2)" office:value-type="string" office:string-value="00" calcext:value-type="string">
            <text:p>00</text:p>
          </table:table-cell>
          <table:table-cell table:formula="of:=-([.F208]+(([.G208]+[.H208]/60)/60))" office:value-type="float" office:value="-12.1666666666667" calcext:value-type="float">
            <text:p>-12.1666666666667</text:p>
          </table:table-cell>
          <table:table-cell table:formula="of:=-([.I208]+(([.J208]+[.K208]/60)/60))" office:value-type="float" office:value="-39.3666666666667" calcext:value-type="float">
            <text:p>-39.3666666666667</text:p>
          </table:table-cell>
        </table:table-row>
        <table:table-row table:style-name="ro1">
          <table:table-cell office:value-type="string" calcext:value-type="string">
            <text:p>PG-20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8'50" 12 0 08'50"</text:p>
          </table:table-cell>
          <table:table-cell table:formula="of:=MID([.C209];13;14)" office:value-type="string" office:string-value="12 0 08'50&quot;" calcext:value-type="string">
            <text:p>12 0 08'50"</text:p>
          </table:table-cell>
          <table:table-cell table:formula="of:=MID([.C209];1;10)" office:value-type="string" office:string-value="39 0 18'50" calcext:value-type="string">
            <text:p>39 0 18'50</text:p>
          </table:table-cell>
          <table:table-cell table:formula="of:=MID([.D209];1;3)" office:value-type="string" office:string-value="12 " calcext:value-type="string">
            <text:p>12 </text:p>
          </table:table-cell>
          <table:table-cell table:formula="of:=MID([.D209];6;2)" office:value-type="string" office:string-value="08" calcext:value-type="string">
            <text:p>08</text:p>
          </table:table-cell>
          <table:table-cell table:formula="of:=MID([.D209];9;2)" office:value-type="string" office:string-value="50" calcext:value-type="string">
            <text:p>50</text:p>
          </table:table-cell>
          <table:table-cell table:formula="of:=MID([.E209];1;2)" office:value-type="string" office:string-value="39" calcext:value-type="string">
            <text:p>39</text:p>
          </table:table-cell>
          <table:table-cell table:formula="of:=MID([.E209];6;2)" office:value-type="string" office:string-value="18" calcext:value-type="string">
            <text:p>18</text:p>
          </table:table-cell>
          <table:table-cell table:formula="of:=MID([.E209];9;2)" office:value-type="string" office:string-value="50" calcext:value-type="string">
            <text:p>50</text:p>
          </table:table-cell>
          <table:table-cell table:formula="of:=-([.F209]+(([.G209]+[.H209]/60)/60))" office:value-type="float" office:value="-12.1472222222222" calcext:value-type="float">
            <text:p>-12.1472222222222</text:p>
          </table:table-cell>
          <table:table-cell table:formula="of:=-([.I209]+(([.J209]+[.K209]/60)/60))" office:value-type="float" office:value="-39.3138888888889" calcext:value-type="float">
            <text:p>-39.3138888888889</text:p>
          </table:table-cell>
        </table:table-row>
        <table:table-row table:style-name="ro1">
          <table:table-cell office:value-type="string" calcext:value-type="string">
            <text:p>PG-20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9'20" 12 0 10'50"</text:p>
          </table:table-cell>
          <table:table-cell table:formula="of:=MID([.C210];13;14)" office:value-type="string" office:string-value="12 0 10'50&quot;" calcext:value-type="string">
            <text:p>12 0 10'50"</text:p>
          </table:table-cell>
          <table:table-cell table:formula="of:=MID([.C210];1;10)" office:value-type="string" office:string-value="39 0 19'20" calcext:value-type="string">
            <text:p>39 0 19'20</text:p>
          </table:table-cell>
          <table:table-cell table:formula="of:=MID([.D210];1;3)" office:value-type="string" office:string-value="12 " calcext:value-type="string">
            <text:p>12 </text:p>
          </table:table-cell>
          <table:table-cell table:formula="of:=MID([.D210];6;2)" office:value-type="string" office:string-value="10" calcext:value-type="string">
            <text:p>10</text:p>
          </table:table-cell>
          <table:table-cell table:formula="of:=MID([.D210];9;2)" office:value-type="string" office:string-value="50" calcext:value-type="string">
            <text:p>50</text:p>
          </table:table-cell>
          <table:table-cell table:formula="of:=MID([.E210];1;2)" office:value-type="string" office:string-value="39" calcext:value-type="string">
            <text:p>39</text:p>
          </table:table-cell>
          <table:table-cell table:formula="of:=MID([.E210];6;2)" office:value-type="string" office:string-value="19" calcext:value-type="string">
            <text:p>19</text:p>
          </table:table-cell>
          <table:table-cell table:formula="of:=MID([.E210];9;2)" office:value-type="string" office:string-value="20" calcext:value-type="string">
            <text:p>20</text:p>
          </table:table-cell>
          <table:table-cell table:formula="of:=-([.F210]+(([.G210]+[.H210]/60)/60))" office:value-type="float" office:value="-12.1805555555556" calcext:value-type="float">
            <text:p>-12.1805555555556</text:p>
          </table:table-cell>
          <table:table-cell table:formula="of:=-([.I210]+(([.J210]+[.K210]/60)/60))" office:value-type="float" office:value="-39.3222222222222" calcext:value-type="float">
            <text:p>-39.3222222222222</text:p>
          </table:table-cell>
        </table:table-row>
        <table:table-row table:style-name="ro1">
          <table:table-cell office:value-type="string" calcext:value-type="string">
            <text:p>PG-20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4'30" 12 0 05'50"</text:p>
          </table:table-cell>
          <table:table-cell table:formula="of:=MID([.C211];13;14)" office:value-type="string" office:string-value="12 0 05'50&quot;" calcext:value-type="string">
            <text:p>12 0 05'50"</text:p>
          </table:table-cell>
          <table:table-cell table:formula="of:=MID([.C211];1;10)" office:value-type="string" office:string-value="41 0 34'30" calcext:value-type="string">
            <text:p>41 0 34'30</text:p>
          </table:table-cell>
          <table:table-cell table:formula="of:=MID([.D211];1;3)" office:value-type="string" office:string-value="12 " calcext:value-type="string">
            <text:p>12 </text:p>
          </table:table-cell>
          <table:table-cell table:formula="of:=MID([.D211];6;2)" office:value-type="string" office:string-value="05" calcext:value-type="string">
            <text:p>05</text:p>
          </table:table-cell>
          <table:table-cell table:formula="of:=MID([.D211];9;2)" office:value-type="string" office:string-value="50" calcext:value-type="string">
            <text:p>50</text:p>
          </table:table-cell>
          <table:table-cell table:formula="of:=MID([.E211];1;2)" office:value-type="string" office:string-value="41" calcext:value-type="string">
            <text:p>41</text:p>
          </table:table-cell>
          <table:table-cell table:formula="of:=MID([.E211];6;2)" office:value-type="string" office:string-value="34" calcext:value-type="string">
            <text:p>34</text:p>
          </table:table-cell>
          <table:table-cell table:formula="of:=MID([.E211];9;2)" office:value-type="string" office:string-value="30" calcext:value-type="string">
            <text:p>30</text:p>
          </table:table-cell>
          <table:table-cell table:formula="of:=-([.F211]+(([.G211]+[.H211]/60)/60))" office:value-type="float" office:value="-12.0972222222222" calcext:value-type="float">
            <text:p>-12.0972222222222</text:p>
          </table:table-cell>
          <table:table-cell table:formula="of:=-([.I211]+(([.J211]+[.K211]/60)/60))" office:value-type="float" office:value="-41.575" calcext:value-type="float">
            <text:p>-41.575</text:p>
          </table:table-cell>
        </table:table-row>
        <table:table-row table:style-name="ro1">
          <table:table-cell office:value-type="string" calcext:value-type="string">
            <text:p>PG-21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9'30" 12 0 01'20"</text:p>
          </table:table-cell>
          <table:table-cell table:formula="of:=MID([.C212];13;14)" office:value-type="string" office:string-value="12 0 01'20&quot;" calcext:value-type="string">
            <text:p>12 0 01'20"</text:p>
          </table:table-cell>
          <table:table-cell table:formula="of:=MID([.C212];1;10)" office:value-type="string" office:string-value="40 0 59'30" calcext:value-type="string">
            <text:p>40 0 59'30</text:p>
          </table:table-cell>
          <table:table-cell table:formula="of:=MID([.D212];1;3)" office:value-type="string" office:string-value="12 " calcext:value-type="string">
            <text:p>12 </text:p>
          </table:table-cell>
          <table:table-cell table:formula="of:=MID([.D212];6;2)" office:value-type="string" office:string-value="01" calcext:value-type="string">
            <text:p>01</text:p>
          </table:table-cell>
          <table:table-cell table:formula="of:=MID([.D212];9;2)" office:value-type="string" office:string-value="20" calcext:value-type="string">
            <text:p>20</text:p>
          </table:table-cell>
          <table:table-cell table:formula="of:=MID([.E212];1;2)" office:value-type="string" office:string-value="40" calcext:value-type="string">
            <text:p>40</text:p>
          </table:table-cell>
          <table:table-cell table:formula="of:=MID([.E212];6;2)" office:value-type="string" office:string-value="59" calcext:value-type="string">
            <text:p>59</text:p>
          </table:table-cell>
          <table:table-cell table:formula="of:=MID([.E212];9;2)" office:value-type="string" office:string-value="30" calcext:value-type="string">
            <text:p>30</text:p>
          </table:table-cell>
          <table:table-cell table:formula="of:=-([.F212]+(([.G212]+[.H212]/60)/60))" office:value-type="float" office:value="-12.0222222222222" calcext:value-type="float">
            <text:p>-12.0222222222222</text:p>
          </table:table-cell>
          <table:table-cell table:formula="of:=-([.I212]+(([.J212]+[.K212]/60)/60))" office:value-type="float" office:value="-40.9916666666667" calcext:value-type="float">
            <text:p>-40.9916666666667</text:p>
          </table:table-cell>
        </table:table-row>
        <table:table-row table:style-name="ro1">
          <table:table-cell office:value-type="string" calcext:value-type="string">
            <text:p>PG-21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9'20' 12 0 05'40"</text:p>
          </table:table-cell>
          <table:table-cell table:formula="of:=MID([.C213];13;14)" office:value-type="string" office:string-value="12 0 05'40&quot;" calcext:value-type="string">
            <text:p>12 0 05'40"</text:p>
          </table:table-cell>
          <table:table-cell table:formula="of:=MID([.C213];1;10)" office:value-type="string" office:string-value="40 0 59'20" calcext:value-type="string">
            <text:p>40 0 59'20</text:p>
          </table:table-cell>
          <table:table-cell table:formula="of:=MID([.D213];1;3)" office:value-type="string" office:string-value="12 " calcext:value-type="string">
            <text:p>12 </text:p>
          </table:table-cell>
          <table:table-cell table:formula="of:=MID([.D213];6;2)" office:value-type="string" office:string-value="05" calcext:value-type="string">
            <text:p>05</text:p>
          </table:table-cell>
          <table:table-cell table:formula="of:=MID([.D213];9;2)" office:value-type="string" office:string-value="40" calcext:value-type="string">
            <text:p>40</text:p>
          </table:table-cell>
          <table:table-cell table:formula="of:=MID([.E213];1;2)" office:value-type="string" office:string-value="40" calcext:value-type="string">
            <text:p>40</text:p>
          </table:table-cell>
          <table:table-cell table:formula="of:=MID([.E213];6;2)" office:value-type="string" office:string-value="59" calcext:value-type="string">
            <text:p>59</text:p>
          </table:table-cell>
          <table:table-cell table:formula="of:=MID([.E213];9;2)" office:value-type="string" office:string-value="20" calcext:value-type="string">
            <text:p>20</text:p>
          </table:table-cell>
          <table:table-cell table:formula="of:=-([.F213]+(([.G213]+[.H213]/60)/60))" office:value-type="float" office:value="-12.0944444444444" calcext:value-type="float">
            <text:p>-12.0944444444444</text:p>
          </table:table-cell>
          <table:table-cell table:formula="of:=-([.I213]+(([.J213]+[.K213]/60)/60))" office:value-type="float" office:value="-40.9888888888889" calcext:value-type="float">
            <text:p>-40.9888888888889</text:p>
          </table:table-cell>
        </table:table-row>
        <table:table-row table:style-name="ro1">
          <table:table-cell office:value-type="string" calcext:value-type="string">
            <text:p>PG-21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9'20" 12 0 05'40"</text:p>
          </table:table-cell>
          <table:table-cell table:formula="of:=MID([.C214];13;14)" office:value-type="string" office:string-value="12 0 05'40&quot;" calcext:value-type="string">
            <text:p>12 0 05'40"</text:p>
          </table:table-cell>
          <table:table-cell table:formula="of:=MID([.C214];1;10)" office:value-type="string" office:string-value="40 0 59'20" calcext:value-type="string">
            <text:p>40 0 59'20</text:p>
          </table:table-cell>
          <table:table-cell table:formula="of:=MID([.D214];1;3)" office:value-type="string" office:string-value="12 " calcext:value-type="string">
            <text:p>12 </text:p>
          </table:table-cell>
          <table:table-cell table:formula="of:=MID([.D214];6;2)" office:value-type="string" office:string-value="05" calcext:value-type="string">
            <text:p>05</text:p>
          </table:table-cell>
          <table:table-cell table:formula="of:=MID([.D214];9;2)" office:value-type="string" office:string-value="40" calcext:value-type="string">
            <text:p>40</text:p>
          </table:table-cell>
          <table:table-cell table:formula="of:=MID([.E214];1;2)" office:value-type="string" office:string-value="40" calcext:value-type="string">
            <text:p>40</text:p>
          </table:table-cell>
          <table:table-cell table:formula="of:=MID([.E214];6;2)" office:value-type="string" office:string-value="59" calcext:value-type="string">
            <text:p>59</text:p>
          </table:table-cell>
          <table:table-cell table:formula="of:=MID([.E214];9;2)" office:value-type="string" office:string-value="20" calcext:value-type="string">
            <text:p>20</text:p>
          </table:table-cell>
          <table:table-cell table:formula="of:=-([.F214]+(([.G214]+[.H214]/60)/60))" office:value-type="float" office:value="-12.0944444444444" calcext:value-type="float">
            <text:p>-12.0944444444444</text:p>
          </table:table-cell>
          <table:table-cell table:formula="of:=-([.I214]+(([.J214]+[.K214]/60)/60))" office:value-type="float" office:value="-40.9888888888889" calcext:value-type="float">
            <text:p>-40.9888888888889</text:p>
          </table:table-cell>
        </table:table-row>
        <table:table-row table:style-name="ro1">
          <table:table-cell office:value-type="string" calcext:value-type="string">
            <text:p>PG-21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9'25" 12 0 46'30"</text:p>
          </table:table-cell>
          <table:table-cell table:formula="of:=MID([.C215];13;14)" office:value-type="string" office:string-value="12 0 46'30&quot;" calcext:value-type="string">
            <text:p>12 0 46'30"</text:p>
          </table:table-cell>
          <table:table-cell table:formula="of:=MID([.C215];1;10)" office:value-type="string" office:string-value="41 0 29'25" calcext:value-type="string">
            <text:p>41 0 29'25</text:p>
          </table:table-cell>
          <table:table-cell table:formula="of:=MID([.D215];1;3)" office:value-type="string" office:string-value="12 " calcext:value-type="string">
            <text:p>12 </text:p>
          </table:table-cell>
          <table:table-cell table:formula="of:=MID([.D215];6;2)" office:value-type="string" office:string-value="46" calcext:value-type="string">
            <text:p>46</text:p>
          </table:table-cell>
          <table:table-cell table:formula="of:=MID([.D215];9;2)" office:value-type="string" office:string-value="30" calcext:value-type="string">
            <text:p>30</text:p>
          </table:table-cell>
          <table:table-cell table:formula="of:=MID([.E215];1;2)" office:value-type="string" office:string-value="41" calcext:value-type="string">
            <text:p>41</text:p>
          </table:table-cell>
          <table:table-cell table:formula="of:=MID([.E215];6;2)" office:value-type="string" office:string-value="29" calcext:value-type="string">
            <text:p>29</text:p>
          </table:table-cell>
          <table:table-cell table:formula="of:=MID([.E215];9;2)" office:value-type="string" office:string-value="25" calcext:value-type="string">
            <text:p>25</text:p>
          </table:table-cell>
          <table:table-cell table:formula="of:=-([.F215]+(([.G215]+[.H215]/60)/60))" office:value-type="float" office:value="-12.775" calcext:value-type="float">
            <text:p>-12.775</text:p>
          </table:table-cell>
          <table:table-cell table:formula="of:=-([.I215]+(([.J215]+[.K215]/60)/60))" office:value-type="float" office:value="-41.4902777777778" calcext:value-type="float">
            <text:p>-41.4902777777778</text:p>
          </table:table-cell>
        </table:table-row>
        <table:table-row table:style-name="ro1">
          <table:table-cell office:value-type="string" calcext:value-type="string">
            <text:p>PG-21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9'40" 12 0 48'45"</text:p>
          </table:table-cell>
          <table:table-cell table:formula="of:=MID([.C216];13;14)" office:value-type="string" office:string-value="12 0 48'45&quot;" calcext:value-type="string">
            <text:p>12 0 48'45"</text:p>
          </table:table-cell>
          <table:table-cell table:formula="of:=MID([.C216];1;10)" office:value-type="string" office:string-value="41 0 49'40" calcext:value-type="string">
            <text:p>41 0 49'40</text:p>
          </table:table-cell>
          <table:table-cell table:formula="of:=MID([.D216];1;3)" office:value-type="string" office:string-value="12 " calcext:value-type="string">
            <text:p>12 </text:p>
          </table:table-cell>
          <table:table-cell table:formula="of:=MID([.D216];6;2)" office:value-type="string" office:string-value="48" calcext:value-type="string">
            <text:p>48</text:p>
          </table:table-cell>
          <table:table-cell table:formula="of:=MID([.D216];9;2)" office:value-type="string" office:string-value="45" calcext:value-type="string">
            <text:p>45</text:p>
          </table:table-cell>
          <table:table-cell table:formula="of:=MID([.E216];1;2)" office:value-type="string" office:string-value="41" calcext:value-type="string">
            <text:p>41</text:p>
          </table:table-cell>
          <table:table-cell table:formula="of:=MID([.E216];6;2)" office:value-type="string" office:string-value="49" calcext:value-type="string">
            <text:p>49</text:p>
          </table:table-cell>
          <table:table-cell table:formula="of:=MID([.E216];9;2)" office:value-type="string" office:string-value="40" calcext:value-type="string">
            <text:p>40</text:p>
          </table:table-cell>
          <table:table-cell table:formula="of:=-([.F216]+(([.G216]+[.H216]/60)/60))" office:value-type="float" office:value="-12.8125" calcext:value-type="float">
            <text:p>-12.8125</text:p>
          </table:table-cell>
          <table:table-cell table:formula="of:=-([.I216]+(([.J216]+[.K216]/60)/60))" office:value-type="float" office:value="-41.8277777777778" calcext:value-type="float">
            <text:p>-41.8277777777778</text:p>
          </table:table-cell>
        </table:table-row>
        <table:table-row table:style-name="ro1">
          <table:table-cell office:value-type="string" calcext:value-type="string">
            <text:p>PG-21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3'05" 12 0 00'20"</text:p>
          </table:table-cell>
          <table:table-cell table:formula="of:=MID([.C217];13;14)" office:value-type="string" office:string-value="12 0 00'20&quot;" calcext:value-type="string">
            <text:p>12 0 00'20"</text:p>
          </table:table-cell>
          <table:table-cell table:formula="of:=MID([.C217];1;10)" office:value-type="string" office:string-value="41 0 03'05" calcext:value-type="string">
            <text:p>41 0 03'05</text:p>
          </table:table-cell>
          <table:table-cell table:formula="of:=MID([.D217];1;3)" office:value-type="string" office:string-value="12 " calcext:value-type="string">
            <text:p>12 </text:p>
          </table:table-cell>
          <table:table-cell table:formula="of:=MID([.D217];6;2)" office:value-type="string" office:string-value="00" calcext:value-type="string">
            <text:p>00</text:p>
          </table:table-cell>
          <table:table-cell table:formula="of:=MID([.D217];9;2)" office:value-type="string" office:string-value="20" calcext:value-type="string">
            <text:p>20</text:p>
          </table:table-cell>
          <table:table-cell table:formula="of:=MID([.E217];1;2)" office:value-type="string" office:string-value="41" calcext:value-type="string">
            <text:p>41</text:p>
          </table:table-cell>
          <table:table-cell table:formula="of:=MID([.E217];6;2)" office:value-type="string" office:string-value="03" calcext:value-type="string">
            <text:p>03</text:p>
          </table:table-cell>
          <table:table-cell table:formula="of:=MID([.E217];9;2)" office:value-type="string" office:string-value="05" calcext:value-type="string">
            <text:p>05</text:p>
          </table:table-cell>
          <table:table-cell table:formula="of:=-([.F217]+(([.G217]+[.H217]/60)/60))" office:value-type="float" office:value="-12.0055555555556" calcext:value-type="float">
            <text:p>-12.0055555555556</text:p>
          </table:table-cell>
          <table:table-cell table:formula="of:=-([.I217]+(([.J217]+[.K217]/60)/60))" office:value-type="float" office:value="-41.0513888888889" calcext:value-type="float">
            <text:p>-41.0513888888889</text:p>
          </table:table-cell>
        </table:table-row>
        <table:table-row table:style-name="ro1">
          <table:table-cell office:value-type="string" calcext:value-type="string">
            <text:p>PG-21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6'00" 12 0 06'50"</text:p>
          </table:table-cell>
          <table:table-cell table:formula="of:=MID([.C218];13;14)" office:value-type="string" office:string-value="12 0 06'50&quot;" calcext:value-type="string">
            <text:p>12 0 06'50"</text:p>
          </table:table-cell>
          <table:table-cell table:formula="of:=MID([.C218];1;10)" office:value-type="string" office:string-value="41 0 06'00" calcext:value-type="string">
            <text:p>41 0 06'00</text:p>
          </table:table-cell>
          <table:table-cell table:formula="of:=MID([.D218];1;3)" office:value-type="string" office:string-value="12 " calcext:value-type="string">
            <text:p>12 </text:p>
          </table:table-cell>
          <table:table-cell table:formula="of:=MID([.D218];6;2)" office:value-type="string" office:string-value="06" calcext:value-type="string">
            <text:p>06</text:p>
          </table:table-cell>
          <table:table-cell table:formula="of:=MID([.D218];9;2)" office:value-type="string" office:string-value="50" calcext:value-type="string">
            <text:p>50</text:p>
          </table:table-cell>
          <table:table-cell table:formula="of:=MID([.E218];1;2)" office:value-type="string" office:string-value="41" calcext:value-type="string">
            <text:p>41</text:p>
          </table:table-cell>
          <table:table-cell table:formula="of:=MID([.E218];6;2)" office:value-type="string" office:string-value="06" calcext:value-type="string">
            <text:p>06</text:p>
          </table:table-cell>
          <table:table-cell table:formula="of:=MID([.E218];9;2)" office:value-type="string" office:string-value="00" calcext:value-type="string">
            <text:p>00</text:p>
          </table:table-cell>
          <table:table-cell table:formula="of:=-([.F218]+(([.G218]+[.H218]/60)/60))" office:value-type="float" office:value="-12.1138888888889" calcext:value-type="float">
            <text:p>-12.1138888888889</text:p>
          </table:table-cell>
          <table:table-cell table:formula="of:=-([.I218]+(([.J218]+[.K218]/60)/60))" office:value-type="float" office:value="-41.1" calcext:value-type="float">
            <text:p>-41.1</text:p>
          </table:table-cell>
        </table:table-row>
        <table:table-row table:style-name="ro1">
          <table:table-cell office:value-type="string" calcext:value-type="string">
            <text:p>PG-21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6'00" 12 0 06'50" -</text:p>
          </table:table-cell>
          <table:table-cell table:formula="of:=MID([.C219];13;14)" office:value-type="string" office:string-value="12 0 06'50&quot; -" calcext:value-type="string">
            <text:p>12 0 06'50" -</text:p>
          </table:table-cell>
          <table:table-cell table:formula="of:=MID([.C219];1;10)" office:value-type="string" office:string-value="41 0 06'00" calcext:value-type="string">
            <text:p>41 0 06'00</text:p>
          </table:table-cell>
          <table:table-cell table:formula="of:=MID([.D219];1;3)" office:value-type="string" office:string-value="12 " calcext:value-type="string">
            <text:p>12 </text:p>
          </table:table-cell>
          <table:table-cell table:formula="of:=MID([.D219];6;2)" office:value-type="string" office:string-value="06" calcext:value-type="string">
            <text:p>06</text:p>
          </table:table-cell>
          <table:table-cell table:formula="of:=MID([.D219];9;2)" office:value-type="string" office:string-value="50" calcext:value-type="string">
            <text:p>50</text:p>
          </table:table-cell>
          <table:table-cell table:formula="of:=MID([.E219];1;2)" office:value-type="string" office:string-value="41" calcext:value-type="string">
            <text:p>41</text:p>
          </table:table-cell>
          <table:table-cell table:formula="of:=MID([.E219];6;2)" office:value-type="string" office:string-value="06" calcext:value-type="string">
            <text:p>06</text:p>
          </table:table-cell>
          <table:table-cell table:formula="of:=MID([.E219];9;2)" office:value-type="string" office:string-value="00" calcext:value-type="string">
            <text:p>00</text:p>
          </table:table-cell>
          <table:table-cell table:formula="of:=-([.F219]+(([.G219]+[.H219]/60)/60))" office:value-type="float" office:value="-12.1138888888889" calcext:value-type="float">
            <text:p>-12.1138888888889</text:p>
          </table:table-cell>
          <table:table-cell table:formula="of:=-([.I219]+(([.J219]+[.K219]/60)/60))" office:value-type="float" office:value="-41.1" calcext:value-type="float">
            <text:p>-41.1</text:p>
          </table:table-cell>
        </table:table-row>
        <table:table-row table:style-name="ro1">
          <table:table-cell office:value-type="string" calcext:value-type="string">
            <text:p>PG-21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5'40" 12 0 56'50"</text:p>
          </table:table-cell>
          <table:table-cell table:formula="of:=MID([.C220];13;14)" office:value-type="string" office:string-value="12 0 56'50&quot;" calcext:value-type="string">
            <text:p>12 0 56'50"</text:p>
          </table:table-cell>
          <table:table-cell table:formula="of:=MID([.C220];1;10)" office:value-type="string" office:string-value="41 0 05'40" calcext:value-type="string">
            <text:p>41 0 05'40</text:p>
          </table:table-cell>
          <table:table-cell table:formula="of:=MID([.D220];1;3)" office:value-type="string" office:string-value="12 " calcext:value-type="string">
            <text:p>12 </text:p>
          </table:table-cell>
          <table:table-cell table:formula="of:=MID([.D220];6;2)" office:value-type="string" office:string-value="56" calcext:value-type="string">
            <text:p>56</text:p>
          </table:table-cell>
          <table:table-cell table:formula="of:=MID([.D220];9;2)" office:value-type="string" office:string-value="50" calcext:value-type="string">
            <text:p>50</text:p>
          </table:table-cell>
          <table:table-cell table:formula="of:=MID([.E220];1;2)" office:value-type="string" office:string-value="41" calcext:value-type="string">
            <text:p>41</text:p>
          </table:table-cell>
          <table:table-cell table:formula="of:=MID([.E220];6;2)" office:value-type="string" office:string-value="05" calcext:value-type="string">
            <text:p>05</text:p>
          </table:table-cell>
          <table:table-cell table:formula="of:=MID([.E220];9;2)" office:value-type="string" office:string-value="40" calcext:value-type="string">
            <text:p>40</text:p>
          </table:table-cell>
          <table:table-cell table:formula="of:=-([.F220]+(([.G220]+[.H220]/60)/60))" office:value-type="float" office:value="-12.9472222222222" calcext:value-type="float">
            <text:p>-12.9472222222222</text:p>
          </table:table-cell>
          <table:table-cell table:formula="of:=-([.I220]+(([.J220]+[.K220]/60)/60))" office:value-type="float" office:value="-41.0944444444444" calcext:value-type="float">
            <text:p>-41.0944444444444</text:p>
          </table:table-cell>
        </table:table-row>
        <table:table-row table:style-name="ro1">
          <table:table-cell office:value-type="string" calcext:value-type="string">
            <text:p>PG-21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9'05" 12 0 03'00"</text:p>
          </table:table-cell>
          <table:table-cell table:formula="of:=MID([.C221];13;14)" office:value-type="string" office:string-value="12 0 03'00&quot;" calcext:value-type="string">
            <text:p>12 0 03'00"</text:p>
          </table:table-cell>
          <table:table-cell table:formula="of:=MID([.C221];1;10)" office:value-type="string" office:string-value="40 0 49'05" calcext:value-type="string">
            <text:p>40 0 49'05</text:p>
          </table:table-cell>
          <table:table-cell table:formula="of:=MID([.D221];1;3)" office:value-type="string" office:string-value="12 " calcext:value-type="string">
            <text:p>12 </text:p>
          </table:table-cell>
          <table:table-cell table:formula="of:=MID([.D221];6;2)" office:value-type="string" office:string-value="03" calcext:value-type="string">
            <text:p>03</text:p>
          </table:table-cell>
          <table:table-cell table:formula="of:=MID([.D221];9;2)" office:value-type="string" office:string-value="00" calcext:value-type="string">
            <text:p>00</text:p>
          </table:table-cell>
          <table:table-cell table:formula="of:=MID([.E221];1;2)" office:value-type="string" office:string-value="40" calcext:value-type="string">
            <text:p>40</text:p>
          </table:table-cell>
          <table:table-cell table:formula="of:=MID([.E221];6;2)" office:value-type="string" office:string-value="49" calcext:value-type="string">
            <text:p>49</text:p>
          </table:table-cell>
          <table:table-cell table:formula="of:=MID([.E221];9;2)" office:value-type="string" office:string-value="05" calcext:value-type="string">
            <text:p>05</text:p>
          </table:table-cell>
          <table:table-cell table:formula="of:=-([.F221]+(([.G221]+[.H221]/60)/60))" office:value-type="float" office:value="-12.05" calcext:value-type="float">
            <text:p>-12.05</text:p>
          </table:table-cell>
          <table:table-cell table:formula="of:=-([.I221]+(([.J221]+[.K221]/60)/60))" office:value-type="float" office:value="-40.8180555555556" calcext:value-type="float">
            <text:p>-40.8180555555556</text:p>
          </table:table-cell>
        </table:table-row>
        <table:table-row table:style-name="ro1">
          <table:table-cell office:value-type="string" calcext:value-type="string">
            <text:p>PG-22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3'55" 12 0 00'45" -</text:p>
          </table:table-cell>
          <table:table-cell table:formula="of:=MID([.C222];13;14)" office:value-type="string" office:string-value="12 0 00'45&quot; -" calcext:value-type="string">
            <text:p>12 0 00'45" -</text:p>
          </table:table-cell>
          <table:table-cell table:formula="of:=MID([.C222];1;10)" office:value-type="string" office:string-value="40 0 33'55" calcext:value-type="string">
            <text:p>40 0 33'55</text:p>
          </table:table-cell>
          <table:table-cell table:formula="of:=MID([.D222];1;3)" office:value-type="string" office:string-value="12 " calcext:value-type="string">
            <text:p>12 </text:p>
          </table:table-cell>
          <table:table-cell table:formula="of:=MID([.D222];6;2)" office:value-type="string" office:string-value="00" calcext:value-type="string">
            <text:p>00</text:p>
          </table:table-cell>
          <table:table-cell table:formula="of:=MID([.D222];9;2)" office:value-type="string" office:string-value="45" calcext:value-type="string">
            <text:p>45</text:p>
          </table:table-cell>
          <table:table-cell table:formula="of:=MID([.E222];1;2)" office:value-type="string" office:string-value="40" calcext:value-type="string">
            <text:p>40</text:p>
          </table:table-cell>
          <table:table-cell table:formula="of:=MID([.E222];6;2)" office:value-type="string" office:string-value="33" calcext:value-type="string">
            <text:p>33</text:p>
          </table:table-cell>
          <table:table-cell table:formula="of:=MID([.E222];9;2)" office:value-type="string" office:string-value="55" calcext:value-type="string">
            <text:p>55</text:p>
          </table:table-cell>
          <table:table-cell table:formula="of:=-([.F222]+(([.G222]+[.H222]/60)/60))" office:value-type="float" office:value="-12.0125" calcext:value-type="float">
            <text:p>-12.0125</text:p>
          </table:table-cell>
          <table:table-cell table:formula="of:=-([.I222]+(([.J222]+[.K222]/60)/60))" office:value-type="float" office:value="-40.5652777777778" calcext:value-type="float">
            <text:p>-40.5652777777778</text:p>
          </table:table-cell>
        </table:table-row>
        <table:table-row table:style-name="ro1">
          <table:table-cell office:value-type="string" calcext:value-type="string">
            <text:p>PG-22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3'50" 12 0 02'40"</text:p>
          </table:table-cell>
          <table:table-cell table:formula="of:=MID([.C223];13;14)" office:value-type="string" office:string-value="12 0 02'40&quot;" calcext:value-type="string">
            <text:p>12 0 02'40"</text:p>
          </table:table-cell>
          <table:table-cell table:formula="of:=MID([.C223];1;10)" office:value-type="string" office:string-value="40 0 23'50" calcext:value-type="string">
            <text:p>40 0 23'50</text:p>
          </table:table-cell>
          <table:table-cell table:formula="of:=MID([.D223];1;3)" office:value-type="string" office:string-value="12 " calcext:value-type="string">
            <text:p>12 </text:p>
          </table:table-cell>
          <table:table-cell table:formula="of:=MID([.D223];6;2)" office:value-type="string" office:string-value="02" calcext:value-type="string">
            <text:p>02</text:p>
          </table:table-cell>
          <table:table-cell table:formula="of:=MID([.D223];9;2)" office:value-type="string" office:string-value="40" calcext:value-type="string">
            <text:p>40</text:p>
          </table:table-cell>
          <table:table-cell table:formula="of:=MID([.E223];1;2)" office:value-type="string" office:string-value="40" calcext:value-type="string">
            <text:p>40</text:p>
          </table:table-cell>
          <table:table-cell table:formula="of:=MID([.E223];6;2)" office:value-type="string" office:string-value="23" calcext:value-type="string">
            <text:p>23</text:p>
          </table:table-cell>
          <table:table-cell table:formula="of:=MID([.E223];9;2)" office:value-type="string" office:string-value="50" calcext:value-type="string">
            <text:p>50</text:p>
          </table:table-cell>
          <table:table-cell table:formula="of:=-([.F223]+(([.G223]+[.H223]/60)/60))" office:value-type="float" office:value="-12.0444444444444" calcext:value-type="float">
            <text:p>-12.0444444444444</text:p>
          </table:table-cell>
          <table:table-cell table:formula="of:=-([.I223]+(([.J223]+[.K223]/60)/60))" office:value-type="float" office:value="-40.3972222222222" calcext:value-type="float">
            <text:p>-40.3972222222222</text:p>
          </table:table-cell>
        </table:table-row>
        <table:table-row table:style-name="ro1">
          <table:table-cell office:value-type="string" calcext:value-type="string">
            <text:p>PG-22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9'00" 12 0 01'30"</text:p>
          </table:table-cell>
          <table:table-cell table:formula="of:=MID([.C224];13;14)" office:value-type="string" office:string-value="12 0 01'30&quot;" calcext:value-type="string">
            <text:p>12 0 01'30"</text:p>
          </table:table-cell>
          <table:table-cell table:formula="of:=MID([.C224];1;10)" office:value-type="string" office:string-value="40 0 29'00" calcext:value-type="string">
            <text:p>40 0 29'00</text:p>
          </table:table-cell>
          <table:table-cell table:formula="of:=MID([.D224];1;3)" office:value-type="string" office:string-value="12 " calcext:value-type="string">
            <text:p>12 </text:p>
          </table:table-cell>
          <table:table-cell table:formula="of:=MID([.D224];6;2)" office:value-type="string" office:string-value="01" calcext:value-type="string">
            <text:p>01</text:p>
          </table:table-cell>
          <table:table-cell table:formula="of:=MID([.D224];9;2)" office:value-type="string" office:string-value="30" calcext:value-type="string">
            <text:p>30</text:p>
          </table:table-cell>
          <table:table-cell table:formula="of:=MID([.E224];1;2)" office:value-type="string" office:string-value="40" calcext:value-type="string">
            <text:p>40</text:p>
          </table:table-cell>
          <table:table-cell table:formula="of:=MID([.E224];6;2)" office:value-type="string" office:string-value="29" calcext:value-type="string">
            <text:p>29</text:p>
          </table:table-cell>
          <table:table-cell table:formula="of:=MID([.E224];9;2)" office:value-type="string" office:string-value="00" calcext:value-type="string">
            <text:p>00</text:p>
          </table:table-cell>
          <table:table-cell table:formula="of:=-([.F224]+(([.G224]+[.H224]/60)/60))" office:value-type="float" office:value="-12.025" calcext:value-type="float">
            <text:p>-12.025</text:p>
          </table:table-cell>
          <table:table-cell table:formula="of:=-([.I224]+(([.J224]+[.K224]/60)/60))" office:value-type="float" office:value="-40.4833333333333" calcext:value-type="float">
            <text:p>-40.4833333333333</text:p>
          </table:table-cell>
        </table:table-row>
        <table:table-row table:style-name="ro1">
          <table:table-cell office:value-type="string" calcext:value-type="string">
            <text:p>PG-22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7'15" 12 0 18'25"</text:p>
          </table:table-cell>
          <table:table-cell table:formula="of:=MID([.C225];13;14)" office:value-type="string" office:string-value="12 0 18'25&quot;" calcext:value-type="string">
            <text:p>12 0 18'25"</text:p>
          </table:table-cell>
          <table:table-cell table:formula="of:=MID([.C225];1;10)" office:value-type="string" office:string-value="40 0 27'15" calcext:value-type="string">
            <text:p>40 0 27'15</text:p>
          </table:table-cell>
          <table:table-cell table:formula="of:=MID([.D225];1;3)" office:value-type="string" office:string-value="12 " calcext:value-type="string">
            <text:p>12 </text:p>
          </table:table-cell>
          <table:table-cell table:formula="of:=MID([.D225];6;2)" office:value-type="string" office:string-value="18" calcext:value-type="string">
            <text:p>18</text:p>
          </table:table-cell>
          <table:table-cell table:formula="of:=MID([.D225];9;2)" office:value-type="string" office:string-value="25" calcext:value-type="string">
            <text:p>25</text:p>
          </table:table-cell>
          <table:table-cell table:formula="of:=MID([.E225];1;2)" office:value-type="string" office:string-value="40" calcext:value-type="string">
            <text:p>40</text:p>
          </table:table-cell>
          <table:table-cell table:formula="of:=MID([.E225];6;2)" office:value-type="string" office:string-value="27" calcext:value-type="string">
            <text:p>27</text:p>
          </table:table-cell>
          <table:table-cell table:formula="of:=MID([.E225];9;2)" office:value-type="string" office:string-value="15" calcext:value-type="string">
            <text:p>15</text:p>
          </table:table-cell>
          <table:table-cell table:formula="of:=-([.F225]+(([.G225]+[.H225]/60)/60))" office:value-type="float" office:value="-12.3069444444444" calcext:value-type="float">
            <text:p>-12.3069444444444</text:p>
          </table:table-cell>
          <table:table-cell table:formula="of:=-([.I225]+(([.J225]+[.K225]/60)/60))" office:value-type="float" office:value="-40.4541666666667" calcext:value-type="float">
            <text:p>-40.4541666666667</text:p>
          </table:table-cell>
        </table:table-row>
        <table:table-row table:style-name="ro1">
          <table:table-cell office:value-type="string" calcext:value-type="string">
            <text:p>PG-22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3'15" 12 0 07'03"</text:p>
          </table:table-cell>
          <table:table-cell table:formula="of:=MID([.C226];13;14)" office:value-type="string" office:string-value="12 0 07'03&quot;" calcext:value-type="string">
            <text:p>12 0 07'03"</text:p>
          </table:table-cell>
          <table:table-cell table:formula="of:=MID([.C226];1;10)" office:value-type="string" office:string-value="39 0 43'15" calcext:value-type="string">
            <text:p>39 0 43'15</text:p>
          </table:table-cell>
          <table:table-cell table:formula="of:=MID([.D226];1;3)" office:value-type="string" office:string-value="12 " calcext:value-type="string">
            <text:p>12 </text:p>
          </table:table-cell>
          <table:table-cell table:formula="of:=MID([.D226];6;2)" office:value-type="string" office:string-value="07" calcext:value-type="string">
            <text:p>07</text:p>
          </table:table-cell>
          <table:table-cell table:formula="of:=MID([.D226];9;2)" office:value-type="string" office:string-value="03" calcext:value-type="string">
            <text:p>03</text:p>
          </table:table-cell>
          <table:table-cell table:formula="of:=MID([.E226];1;2)" office:value-type="string" office:string-value="39" calcext:value-type="string">
            <text:p>39</text:p>
          </table:table-cell>
          <table:table-cell table:formula="of:=MID([.E226];6;2)" office:value-type="string" office:string-value="43" calcext:value-type="string">
            <text:p>43</text:p>
          </table:table-cell>
          <table:table-cell table:formula="of:=MID([.E226];9;2)" office:value-type="string" office:string-value="15" calcext:value-type="string">
            <text:p>15</text:p>
          </table:table-cell>
          <table:table-cell table:formula="of:=-([.F226]+(([.G226]+[.H226]/60)/60))" office:value-type="float" office:value="-12.1175" calcext:value-type="float">
            <text:p>-12.1175</text:p>
          </table:table-cell>
          <table:table-cell table:formula="of:=-([.I226]+(([.J226]+[.K226]/60)/60))" office:value-type="float" office:value="-39.7208333333333" calcext:value-type="float">
            <text:p>-39.7208333333333</text:p>
          </table:table-cell>
        </table:table-row>
        <table:table-row table:style-name="ro1">
          <table:table-cell office:value-type="string" calcext:value-type="string">
            <text:p>PG-22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6'30" 12 0 16'20"</text:p>
          </table:table-cell>
          <table:table-cell table:formula="of:=MID([.C227];13;14)" office:value-type="string" office:string-value="12 0 16'20&quot;" calcext:value-type="string">
            <text:p>12 0 16'20"</text:p>
          </table:table-cell>
          <table:table-cell table:formula="of:=MID([.C227];1;10)" office:value-type="string" office:string-value="39 0 16'30" calcext:value-type="string">
            <text:p>39 0 16'30</text:p>
          </table:table-cell>
          <table:table-cell table:formula="of:=MID([.D227];1;3)" office:value-type="string" office:string-value="12 " calcext:value-type="string">
            <text:p>12 </text:p>
          </table:table-cell>
          <table:table-cell table:formula="of:=MID([.D227];6;2)" office:value-type="string" office:string-value="16" calcext:value-type="string">
            <text:p>16</text:p>
          </table:table-cell>
          <table:table-cell table:formula="of:=MID([.D227];9;2)" office:value-type="string" office:string-value="20" calcext:value-type="string">
            <text:p>20</text:p>
          </table:table-cell>
          <table:table-cell table:formula="of:=MID([.E227];1;2)" office:value-type="string" office:string-value="39" calcext:value-type="string">
            <text:p>39</text:p>
          </table:table-cell>
          <table:table-cell table:formula="of:=MID([.E227];6;2)" office:value-type="string" office:string-value="16" calcext:value-type="string">
            <text:p>16</text:p>
          </table:table-cell>
          <table:table-cell table:formula="of:=MID([.E227];9;2)" office:value-type="string" office:string-value="30" calcext:value-type="string">
            <text:p>30</text:p>
          </table:table-cell>
          <table:table-cell table:formula="of:=-([.F227]+(([.G227]+[.H227]/60)/60))" office:value-type="float" office:value="-12.2722222222222" calcext:value-type="float">
            <text:p>-12.2722222222222</text:p>
          </table:table-cell>
          <table:table-cell table:formula="of:=-([.I227]+(([.J227]+[.K227]/60)/60))" office:value-type="float" office:value="-39.275" calcext:value-type="float">
            <text:p>-39.275</text:p>
          </table:table-cell>
        </table:table-row>
        <table:table-row table:style-name="ro1">
          <table:table-cell office:value-type="string" calcext:value-type="string">
            <text:p>PG-22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0'51" 12 0 44'25"</text:p>
          </table:table-cell>
          <table:table-cell table:formula="of:=MID([.C228];13;14)" office:value-type="string" office:string-value="12 0 44'25&quot;" calcext:value-type="string">
            <text:p>12 0 44'25"</text:p>
          </table:table-cell>
          <table:table-cell table:formula="of:=MID([.C228];1;10)" office:value-type="string" office:string-value="39 0 50'51" calcext:value-type="string">
            <text:p>39 0 50'51</text:p>
          </table:table-cell>
          <table:table-cell table:formula="of:=MID([.D228];1;3)" office:value-type="string" office:string-value="12 " calcext:value-type="string">
            <text:p>12 </text:p>
          </table:table-cell>
          <table:table-cell table:formula="of:=MID([.D228];6;2)" office:value-type="string" office:string-value="44" calcext:value-type="string">
            <text:p>44</text:p>
          </table:table-cell>
          <table:table-cell table:formula="of:=MID([.D228];9;2)" office:value-type="string" office:string-value="25" calcext:value-type="string">
            <text:p>25</text:p>
          </table:table-cell>
          <table:table-cell table:formula="of:=MID([.E228];1;2)" office:value-type="string" office:string-value="39" calcext:value-type="string">
            <text:p>39</text:p>
          </table:table-cell>
          <table:table-cell table:formula="of:=MID([.E228];6;2)" office:value-type="string" office:string-value="50" calcext:value-type="string">
            <text:p>50</text:p>
          </table:table-cell>
          <table:table-cell table:formula="of:=MID([.E228];9;2)" office:value-type="string" office:string-value="51" calcext:value-type="string">
            <text:p>51</text:p>
          </table:table-cell>
          <table:table-cell table:formula="of:=-([.F228]+(([.G228]+[.H228]/60)/60))" office:value-type="float" office:value="-12.7402777777778" calcext:value-type="float">
            <text:p>-12.7402777777778</text:p>
          </table:table-cell>
          <table:table-cell table:formula="of:=-([.I228]+(([.J228]+[.K228]/60)/60))" office:value-type="float" office:value="-39.8475" calcext:value-type="float">
            <text:p>-39.8475</text:p>
          </table:table-cell>
        </table:table-row>
        <table:table-row table:style-name="ro1">
          <table:table-cell office:value-type="string" calcext:value-type="string">
            <text:p>PG-22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1'25" 12 0 51'45"</text:p>
          </table:table-cell>
          <table:table-cell table:formula="of:=MID([.C229];13;14)" office:value-type="string" office:string-value="12 0 51'45&quot;" calcext:value-type="string">
            <text:p>12 0 51'45"</text:p>
          </table:table-cell>
          <table:table-cell table:formula="of:=MID([.C229];1;10)" office:value-type="string" office:string-value="39 0 51'25" calcext:value-type="string">
            <text:p>39 0 51'25</text:p>
          </table:table-cell>
          <table:table-cell table:formula="of:=MID([.D229];1;3)" office:value-type="string" office:string-value="12 " calcext:value-type="string">
            <text:p>12 </text:p>
          </table:table-cell>
          <table:table-cell table:formula="of:=MID([.D229];6;2)" office:value-type="string" office:string-value="51" calcext:value-type="string">
            <text:p>51</text:p>
          </table:table-cell>
          <table:table-cell table:formula="of:=MID([.D229];9;2)" office:value-type="string" office:string-value="45" calcext:value-type="string">
            <text:p>45</text:p>
          </table:table-cell>
          <table:table-cell table:formula="of:=MID([.E229];1;2)" office:value-type="string" office:string-value="39" calcext:value-type="string">
            <text:p>39</text:p>
          </table:table-cell>
          <table:table-cell table:formula="of:=MID([.E229];6;2)" office:value-type="string" office:string-value="51" calcext:value-type="string">
            <text:p>51</text:p>
          </table:table-cell>
          <table:table-cell table:formula="of:=MID([.E229];9;2)" office:value-type="string" office:string-value="25" calcext:value-type="string">
            <text:p>25</text:p>
          </table:table-cell>
          <table:table-cell table:formula="of:=-([.F229]+(([.G229]+[.H229]/60)/60))" office:value-type="float" office:value="-12.8625" calcext:value-type="float">
            <text:p>-12.8625</text:p>
          </table:table-cell>
          <table:table-cell table:formula="of:=-([.I229]+(([.J229]+[.K229]/60)/60))" office:value-type="float" office:value="-39.8569444444444" calcext:value-type="float">
            <text:p>-39.8569444444444</text:p>
          </table:table-cell>
        </table:table-row>
        <table:table-row table:style-name="ro1">
          <table:table-cell office:value-type="string" calcext:value-type="string">
            <text:p>PG-22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0'10" 12 0 48'35"</text:p>
          </table:table-cell>
          <table:table-cell table:formula="of:=MID([.C230];13;14)" office:value-type="string" office:string-value="12 0 48'35&quot;" calcext:value-type="string">
            <text:p>12 0 48'35"</text:p>
          </table:table-cell>
          <table:table-cell table:formula="of:=MID([.C230];1;10)" office:value-type="string" office:string-value="39 0 30'10" calcext:value-type="string">
            <text:p>39 0 30'10</text:p>
          </table:table-cell>
          <table:table-cell table:formula="of:=MID([.D230];1;3)" office:value-type="string" office:string-value="12 " calcext:value-type="string">
            <text:p>12 </text:p>
          </table:table-cell>
          <table:table-cell table:formula="of:=MID([.D230];6;2)" office:value-type="string" office:string-value="48" calcext:value-type="string">
            <text:p>48</text:p>
          </table:table-cell>
          <table:table-cell table:formula="of:=MID([.D230];9;2)" office:value-type="string" office:string-value="35" calcext:value-type="string">
            <text:p>35</text:p>
          </table:table-cell>
          <table:table-cell table:formula="of:=MID([.E230];1;2)" office:value-type="string" office:string-value="39" calcext:value-type="string">
            <text:p>39</text:p>
          </table:table-cell>
          <table:table-cell table:formula="of:=MID([.E230];6;2)" office:value-type="string" office:string-value="30" calcext:value-type="string">
            <text:p>30</text:p>
          </table:table-cell>
          <table:table-cell table:formula="of:=MID([.E230];9;2)" office:value-type="string" office:string-value="10" calcext:value-type="string">
            <text:p>10</text:p>
          </table:table-cell>
          <table:table-cell table:formula="of:=-([.F230]+(([.G230]+[.H230]/60)/60))" office:value-type="float" office:value="-12.8097222222222" calcext:value-type="float">
            <text:p>-12.8097222222222</text:p>
          </table:table-cell>
          <table:table-cell table:formula="of:=-([.I230]+(([.J230]+[.K230]/60)/60))" office:value-type="float" office:value="-39.5027777777778" calcext:value-type="float">
            <text:p>-39.5027777777778</text:p>
          </table:table-cell>
        </table:table-row>
        <table:table-row table:style-name="ro1">
          <table:table-cell office:value-type="string" calcext:value-type="string">
            <text:p>PG-22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05'30" 12 0 47'30"</text:p>
          </table:table-cell>
          <table:table-cell table:formula="of:=MID([.C231];13;14)" office:value-type="string" office:string-value="12 0 47'30&quot;" calcext:value-type="string">
            <text:p>12 0 47'30"</text:p>
          </table:table-cell>
          <table:table-cell table:formula="of:=MID([.C231];1;10)" office:value-type="string" office:string-value="39 0 05'30" calcext:value-type="string">
            <text:p>39 0 05'30</text:p>
          </table:table-cell>
          <table:table-cell table:formula="of:=MID([.D231];1;3)" office:value-type="string" office:string-value="12 " calcext:value-type="string">
            <text:p>12 </text:p>
          </table:table-cell>
          <table:table-cell table:formula="of:=MID([.D231];6;2)" office:value-type="string" office:string-value="47" calcext:value-type="string">
            <text:p>47</text:p>
          </table:table-cell>
          <table:table-cell table:formula="of:=MID([.D231];9;2)" office:value-type="string" office:string-value="30" calcext:value-type="string">
            <text:p>30</text:p>
          </table:table-cell>
          <table:table-cell table:formula="of:=MID([.E231];1;2)" office:value-type="string" office:string-value="39" calcext:value-type="string">
            <text:p>39</text:p>
          </table:table-cell>
          <table:table-cell table:formula="of:=MID([.E231];6;2)" office:value-type="string" office:string-value="05" calcext:value-type="string">
            <text:p>05</text:p>
          </table:table-cell>
          <table:table-cell table:formula="of:=MID([.E231];9;2)" office:value-type="string" office:string-value="30" calcext:value-type="string">
            <text:p>30</text:p>
          </table:table-cell>
          <table:table-cell table:formula="of:=-([.F231]+(([.G231]+[.H231]/60)/60))" office:value-type="float" office:value="-12.7916666666667" calcext:value-type="float">
            <text:p>-12.7916666666667</text:p>
          </table:table-cell>
          <table:table-cell table:formula="of:=-([.I231]+(([.J231]+[.K231]/60)/60))" office:value-type="float" office:value="-39.0916666666667" calcext:value-type="float">
            <text:p>-39.0916666666667</text:p>
          </table:table-cell>
        </table:table-row>
        <table:table-row table:style-name="ro1">
          <table:table-cell office:value-type="string" calcext:value-type="string">
            <text:p>PG-23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2'50" 12 0 46'58"</text:p>
          </table:table-cell>
          <table:table-cell table:formula="of:=MID([.C232];13;14)" office:value-type="string" office:string-value="12 0 46'58&quot;" calcext:value-type="string">
            <text:p>12 0 46'58"</text:p>
          </table:table-cell>
          <table:table-cell table:formula="of:=MID([.C232];1;10)" office:value-type="string" office:string-value="39 0 12'50" calcext:value-type="string">
            <text:p>39 0 12'50</text:p>
          </table:table-cell>
          <table:table-cell table:formula="of:=MID([.D232];1;3)" office:value-type="string" office:string-value="12 " calcext:value-type="string">
            <text:p>12 </text:p>
          </table:table-cell>
          <table:table-cell table:formula="of:=MID([.D232];6;2)" office:value-type="string" office:string-value="46" calcext:value-type="string">
            <text:p>46</text:p>
          </table:table-cell>
          <table:table-cell table:formula="of:=MID([.D232];9;2)" office:value-type="string" office:string-value="58" calcext:value-type="string">
            <text:p>58</text:p>
          </table:table-cell>
          <table:table-cell table:formula="of:=MID([.E232];1;2)" office:value-type="string" office:string-value="39" calcext:value-type="string">
            <text:p>39</text:p>
          </table:table-cell>
          <table:table-cell table:formula="of:=MID([.E232];6;2)" office:value-type="string" office:string-value="12" calcext:value-type="string">
            <text:p>12</text:p>
          </table:table-cell>
          <table:table-cell table:formula="of:=MID([.E232];9;2)" office:value-type="string" office:string-value="50" calcext:value-type="string">
            <text:p>50</text:p>
          </table:table-cell>
          <table:table-cell table:formula="of:=-([.F232]+(([.G232]+[.H232]/60)/60))" office:value-type="float" office:value="-12.7827777777778" calcext:value-type="float">
            <text:p>-12.7827777777778</text:p>
          </table:table-cell>
          <table:table-cell table:formula="of:=-([.I232]+(([.J232]+[.K232]/60)/60))" office:value-type="float" office:value="-39.2138888888889" calcext:value-type="float">
            <text:p>-39.2138888888889</text:p>
          </table:table-cell>
        </table:table-row>
        <table:table-row table:style-name="ro1">
          <table:table-cell office:value-type="string" calcext:value-type="string">
            <text:p>PG-23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5'15" 12 0 58'30"</text:p>
          </table:table-cell>
          <table:table-cell table:formula="of:=MID([.C233];13;14)" office:value-type="string" office:string-value="12 0 58'30&quot;" calcext:value-type="string">
            <text:p>12 0 58'30"</text:p>
          </table:table-cell>
          <table:table-cell table:formula="of:=MID([.C233];1;10)" office:value-type="string" office:string-value="39 0 15'15" calcext:value-type="string">
            <text:p>39 0 15'15</text:p>
          </table:table-cell>
          <table:table-cell table:formula="of:=MID([.D233];1;3)" office:value-type="string" office:string-value="12 " calcext:value-type="string">
            <text:p>12 </text:p>
          </table:table-cell>
          <table:table-cell table:formula="of:=MID([.D233];6;2)" office:value-type="string" office:string-value="58" calcext:value-type="string">
            <text:p>58</text:p>
          </table:table-cell>
          <table:table-cell table:formula="of:=MID([.D233];9;2)" office:value-type="string" office:string-value="30" calcext:value-type="string">
            <text:p>30</text:p>
          </table:table-cell>
          <table:table-cell table:formula="of:=MID([.E233];1;2)" office:value-type="string" office:string-value="39" calcext:value-type="string">
            <text:p>39</text:p>
          </table:table-cell>
          <table:table-cell table:formula="of:=MID([.E233];6;2)" office:value-type="string" office:string-value="15" calcext:value-type="string">
            <text:p>15</text:p>
          </table:table-cell>
          <table:table-cell table:formula="of:=MID([.E233];9;2)" office:value-type="string" office:string-value="15" calcext:value-type="string">
            <text:p>15</text:p>
          </table:table-cell>
          <table:table-cell table:formula="of:=-([.F233]+(([.G233]+[.H233]/60)/60))" office:value-type="float" office:value="-12.975" calcext:value-type="float">
            <text:p>-12.975</text:p>
          </table:table-cell>
          <table:table-cell table:formula="of:=-([.I233]+(([.J233]+[.K233]/60)/60))" office:value-type="float" office:value="-39.2541666666667" calcext:value-type="float">
            <text:p>-39.2541666666667</text:p>
          </table:table-cell>
        </table:table-row>
        <table:table-row table:style-name="ro1">
          <table:table-cell office:value-type="string" calcext:value-type="string">
            <text:p>PG-23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5'30" 13 0 09'15"</text:p>
          </table:table-cell>
          <table:table-cell table:formula="of:=MID([.C234];13;14)" office:value-type="string" office:string-value="13 0 09'15&quot;" calcext:value-type="string">
            <text:p>13 0 09'15"</text:p>
          </table:table-cell>
          <table:table-cell table:formula="of:=MID([.C234];1;10)" office:value-type="string" office:string-value="40 0 45'30" calcext:value-type="string">
            <text:p>40 0 45'30</text:p>
          </table:table-cell>
          <table:table-cell table:formula="of:=MID([.D234];1;3)" office:value-type="string" office:string-value="13 " calcext:value-type="string">
            <text:p>13 </text:p>
          </table:table-cell>
          <table:table-cell table:formula="of:=MID([.D234];6;2)" office:value-type="string" office:string-value="09" calcext:value-type="string">
            <text:p>09</text:p>
          </table:table-cell>
          <table:table-cell table:formula="of:=MID([.D234];9;2)" office:value-type="string" office:string-value="15" calcext:value-type="string">
            <text:p>15</text:p>
          </table:table-cell>
          <table:table-cell table:formula="of:=MID([.E234];1;2)" office:value-type="string" office:string-value="40" calcext:value-type="string">
            <text:p>40</text:p>
          </table:table-cell>
          <table:table-cell table:formula="of:=MID([.E234];6;2)" office:value-type="string" office:string-value="45" calcext:value-type="string">
            <text:p>45</text:p>
          </table:table-cell>
          <table:table-cell table:formula="of:=MID([.E234];9;2)" office:value-type="string" office:string-value="30" calcext:value-type="string">
            <text:p>30</text:p>
          </table:table-cell>
          <table:table-cell table:formula="of:=-([.F234]+(([.G234]+[.H234]/60)/60))" office:value-type="float" office:value="-13.1541666666667" calcext:value-type="float">
            <text:p>-13.1541666666667</text:p>
          </table:table-cell>
          <table:table-cell table:formula="of:=-([.I234]+(([.J234]+[.K234]/60)/60))" office:value-type="float" office:value="-40.7583333333333" calcext:value-type="float">
            <text:p>-40.7583333333333</text:p>
          </table:table-cell>
        </table:table-row>
        <table:table-row table:style-name="ro1">
          <table:table-cell office:value-type="string" calcext:value-type="string">
            <text:p>PG-23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0'41" 12 0 31'53"</text:p>
          </table:table-cell>
          <table:table-cell table:formula="of:=MID([.C235];13;14)" office:value-type="string" office:string-value="12 0 31'53&quot;" calcext:value-type="string">
            <text:p>12 0 31'53"</text:p>
          </table:table-cell>
          <table:table-cell table:formula="of:=MID([.C235];1;10)" office:value-type="string" office:string-value="39 0 30'41" calcext:value-type="string">
            <text:p>39 0 30'41</text:p>
          </table:table-cell>
          <table:table-cell table:formula="of:=MID([.D235];1;3)" office:value-type="string" office:string-value="12 " calcext:value-type="string">
            <text:p>12 </text:p>
          </table:table-cell>
          <table:table-cell table:formula="of:=MID([.D235];6;2)" office:value-type="string" office:string-value="31" calcext:value-type="string">
            <text:p>31</text:p>
          </table:table-cell>
          <table:table-cell table:formula="of:=MID([.D235];9;2)" office:value-type="string" office:string-value="53" calcext:value-type="string">
            <text:p>53</text:p>
          </table:table-cell>
          <table:table-cell table:formula="of:=MID([.E235];1;2)" office:value-type="string" office:string-value="39" calcext:value-type="string">
            <text:p>39</text:p>
          </table:table-cell>
          <table:table-cell table:formula="of:=MID([.E235];6;2)" office:value-type="string" office:string-value="30" calcext:value-type="string">
            <text:p>30</text:p>
          </table:table-cell>
          <table:table-cell table:formula="of:=MID([.E235];9;2)" office:value-type="string" office:string-value="41" calcext:value-type="string">
            <text:p>41</text:p>
          </table:table-cell>
          <table:table-cell table:formula="of:=-([.F235]+(([.G235]+[.H235]/60)/60))" office:value-type="float" office:value="-12.5313888888889" calcext:value-type="float">
            <text:p>-12.5313888888889</text:p>
          </table:table-cell>
          <table:table-cell table:formula="of:=-([.I235]+(([.J235]+[.K235]/60)/60))" office:value-type="float" office:value="-39.5113888888889" calcext:value-type="float">
            <text:p>-39.5113888888889</text:p>
          </table:table-cell>
        </table:table-row>
        <table:table-row table:style-name="ro1">
          <table:table-cell office:value-type="string" calcext:value-type="string">
            <text:p>PG-23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14'14" 12 0 21'04"</text:p>
          </table:table-cell>
          <table:table-cell table:formula="of:=MID([.C236];13;14)" office:value-type="string" office:string-value="12 0 21'04&quot;" calcext:value-type="string">
            <text:p>12 0 21'04"</text:p>
          </table:table-cell>
          <table:table-cell table:formula="of:=MID([.C236];1;10)" office:value-type="string" office:string-value="39 0 14'14" calcext:value-type="string">
            <text:p>39 0 14'14</text:p>
          </table:table-cell>
          <table:table-cell table:formula="of:=MID([.D236];1;3)" office:value-type="string" office:string-value="12 " calcext:value-type="string">
            <text:p>12 </text:p>
          </table:table-cell>
          <table:table-cell table:formula="of:=MID([.D236];6;2)" office:value-type="string" office:string-value="21" calcext:value-type="string">
            <text:p>21</text:p>
          </table:table-cell>
          <table:table-cell table:formula="of:=MID([.D236];9;2)" office:value-type="string" office:string-value="04" calcext:value-type="string">
            <text:p>04</text:p>
          </table:table-cell>
          <table:table-cell table:formula="of:=MID([.E236];1;2)" office:value-type="string" office:string-value="39" calcext:value-type="string">
            <text:p>39</text:p>
          </table:table-cell>
          <table:table-cell table:formula="of:=MID([.E236];6;2)" office:value-type="string" office:string-value="14" calcext:value-type="string">
            <text:p>14</text:p>
          </table:table-cell>
          <table:table-cell table:formula="of:=MID([.E236];9;2)" office:value-type="string" office:string-value="14" calcext:value-type="string">
            <text:p>14</text:p>
          </table:table-cell>
          <table:table-cell table:formula="of:=-([.F236]+(([.G236]+[.H236]/60)/60))" office:value-type="float" office:value="-12.3511111111111" calcext:value-type="float">
            <text:p>-12.3511111111111</text:p>
          </table:table-cell>
          <table:table-cell table:formula="of:=-([.I236]+(([.J236]+[.K236]/60)/60))" office:value-type="float" office:value="-39.2372222222222" calcext:value-type="float">
            <text:p>-39.2372222222222</text:p>
          </table:table-cell>
        </table:table-row>
        <table:table-row table:style-name="ro1">
          <table:table-cell office:value-type="string" calcext:value-type="string">
            <text:p>PG-23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3'25" 12 0 28'06"</text:p>
          </table:table-cell>
          <table:table-cell table:formula="of:=MID([.C237];13;14)" office:value-type="string" office:string-value="12 0 28'06&quot;" calcext:value-type="string">
            <text:p>12 0 28'06"</text:p>
          </table:table-cell>
          <table:table-cell table:formula="of:=MID([.C237];1;10)" office:value-type="string" office:string-value="39 0 33'25" calcext:value-type="string">
            <text:p>39 0 33'25</text:p>
          </table:table-cell>
          <table:table-cell table:formula="of:=MID([.D237];1;3)" office:value-type="string" office:string-value="12 " calcext:value-type="string">
            <text:p>12 </text:p>
          </table:table-cell>
          <table:table-cell table:formula="of:=MID([.D237];6;2)" office:value-type="string" office:string-value="28" calcext:value-type="string">
            <text:p>28</text:p>
          </table:table-cell>
          <table:table-cell table:formula="of:=MID([.D237];9;2)" office:value-type="string" office:string-value="06" calcext:value-type="string">
            <text:p>06</text:p>
          </table:table-cell>
          <table:table-cell table:formula="of:=MID([.E237];1;2)" office:value-type="string" office:string-value="39" calcext:value-type="string">
            <text:p>39</text:p>
          </table:table-cell>
          <table:table-cell table:formula="of:=MID([.E237];6;2)" office:value-type="string" office:string-value="33" calcext:value-type="string">
            <text:p>33</text:p>
          </table:table-cell>
          <table:table-cell table:formula="of:=MID([.E237];9;2)" office:value-type="string" office:string-value="25" calcext:value-type="string">
            <text:p>25</text:p>
          </table:table-cell>
          <table:table-cell table:formula="of:=-([.F237]+(([.G237]+[.H237]/60)/60))" office:value-type="float" office:value="-12.4683333333333" calcext:value-type="float">
            <text:p>-12.4683333333333</text:p>
          </table:table-cell>
          <table:table-cell table:formula="of:=-([.I237]+(([.J237]+[.K237]/60)/60))" office:value-type="float" office:value="-39.5569444444444" calcext:value-type="float">
            <text:p>-39.5569444444444</text:p>
          </table:table-cell>
        </table:table-row>
        <table:table-row table:style-name="ro1">
          <table:table-cell office:value-type="string" calcext:value-type="string">
            <text:p>PG-23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5'53" 12 0 10'16"</text:p>
          </table:table-cell>
          <table:table-cell table:formula="of:=MID([.C238];13;14)" office:value-type="string" office:string-value="12 0 10'16&quot;" calcext:value-type="string">
            <text:p>12 0 10'16"</text:p>
          </table:table-cell>
          <table:table-cell table:formula="of:=MID([.C238];1;10)" office:value-type="string" office:string-value="40 0 15'53" calcext:value-type="string">
            <text:p>40 0 15'53</text:p>
          </table:table-cell>
          <table:table-cell table:formula="of:=MID([.D238];1;3)" office:value-type="string" office:string-value="12 " calcext:value-type="string">
            <text:p>12 </text:p>
          </table:table-cell>
          <table:table-cell table:formula="of:=MID([.D238];6;2)" office:value-type="string" office:string-value="10" calcext:value-type="string">
            <text:p>10</text:p>
          </table:table-cell>
          <table:table-cell table:formula="of:=MID([.D238];9;2)" office:value-type="string" office:string-value="16" calcext:value-type="string">
            <text:p>16</text:p>
          </table:table-cell>
          <table:table-cell table:formula="of:=MID([.E238];1;2)" office:value-type="string" office:string-value="40" calcext:value-type="string">
            <text:p>40</text:p>
          </table:table-cell>
          <table:table-cell table:formula="of:=MID([.E238];6;2)" office:value-type="string" office:string-value="15" calcext:value-type="string">
            <text:p>15</text:p>
          </table:table-cell>
          <table:table-cell table:formula="of:=MID([.E238];9;2)" office:value-type="string" office:string-value="53" calcext:value-type="string">
            <text:p>53</text:p>
          </table:table-cell>
          <table:table-cell table:formula="of:=-([.F238]+(([.G238]+[.H238]/60)/60))" office:value-type="float" office:value="-12.1711111111111" calcext:value-type="float">
            <text:p>-12.1711111111111</text:p>
          </table:table-cell>
          <table:table-cell table:formula="of:=-([.I238]+(([.J238]+[.K238]/60)/60))" office:value-type="float" office:value="-40.2647222222222" calcext:value-type="float">
            <text:p>-40.2647222222222</text:p>
          </table:table-cell>
        </table:table-row>
        <table:table-row table:style-name="ro1">
          <table:table-cell office:value-type="string" calcext:value-type="string">
            <text:p>PG-23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32'50" 12 0 49'43"</text:p>
          </table:table-cell>
          <table:table-cell table:formula="of:=MID([.C239];13;14)" office:value-type="string" office:string-value="12 0 49'43&quot;" calcext:value-type="string">
            <text:p>12 0 49'43"</text:p>
          </table:table-cell>
          <table:table-cell table:formula="of:=MID([.C239];1;10)" office:value-type="string" office:string-value="39 0 32'50" calcext:value-type="string">
            <text:p>39 0 32'50</text:p>
          </table:table-cell>
          <table:table-cell table:formula="of:=MID([.D239];1;3)" office:value-type="string" office:string-value="12 " calcext:value-type="string">
            <text:p>12 </text:p>
          </table:table-cell>
          <table:table-cell table:formula="of:=MID([.D239];6;2)" office:value-type="string" office:string-value="49" calcext:value-type="string">
            <text:p>49</text:p>
          </table:table-cell>
          <table:table-cell table:formula="of:=MID([.D239];9;2)" office:value-type="string" office:string-value="43" calcext:value-type="string">
            <text:p>43</text:p>
          </table:table-cell>
          <table:table-cell table:formula="of:=MID([.E239];1;2)" office:value-type="string" office:string-value="39" calcext:value-type="string">
            <text:p>39</text:p>
          </table:table-cell>
          <table:table-cell table:formula="of:=MID([.E239];6;2)" office:value-type="string" office:string-value="32" calcext:value-type="string">
            <text:p>32</text:p>
          </table:table-cell>
          <table:table-cell table:formula="of:=MID([.E239];9;2)" office:value-type="string" office:string-value="50" calcext:value-type="string">
            <text:p>50</text:p>
          </table:table-cell>
          <table:table-cell table:formula="of:=-([.F239]+(([.G239]+[.H239]/60)/60))" office:value-type="float" office:value="-12.8286111111111" calcext:value-type="float">
            <text:p>-12.8286111111111</text:p>
          </table:table-cell>
          <table:table-cell table:formula="of:=-([.I239]+(([.J239]+[.K239]/60)/60))" office:value-type="float" office:value="-39.5472222222222" calcext:value-type="float">
            <text:p>-39.5472222222222</text:p>
          </table:table-cell>
        </table:table-row>
        <table:table-row table:style-name="ro1">
          <table:table-cell office:value-type="string" calcext:value-type="string">
            <text:p>PG-23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8'46" 12 0 41'04"</text:p>
          </table:table-cell>
          <table:table-cell table:formula="of:=MID([.C240];13;14)" office:value-type="string" office:string-value="12 0 41'04&quot;" calcext:value-type="string">
            <text:p>12 0 41'04"</text:p>
          </table:table-cell>
          <table:table-cell table:formula="of:=MID([.C240];1;10)" office:value-type="string" office:string-value="41 0 48'46" calcext:value-type="string">
            <text:p>41 0 48'46</text:p>
          </table:table-cell>
          <table:table-cell table:formula="of:=MID([.D240];1;3)" office:value-type="string" office:string-value="12 " calcext:value-type="string">
            <text:p>12 </text:p>
          </table:table-cell>
          <table:table-cell table:formula="of:=MID([.D240];6;2)" office:value-type="string" office:string-value="41" calcext:value-type="string">
            <text:p>41</text:p>
          </table:table-cell>
          <table:table-cell table:formula="of:=MID([.D240];9;2)" office:value-type="string" office:string-value="04" calcext:value-type="string">
            <text:p>04</text:p>
          </table:table-cell>
          <table:table-cell table:formula="of:=MID([.E240];1;2)" office:value-type="string" office:string-value="41" calcext:value-type="string">
            <text:p>41</text:p>
          </table:table-cell>
          <table:table-cell table:formula="of:=MID([.E240];6;2)" office:value-type="string" office:string-value="48" calcext:value-type="string">
            <text:p>48</text:p>
          </table:table-cell>
          <table:table-cell table:formula="of:=MID([.E240];9;2)" office:value-type="string" office:string-value="46" calcext:value-type="string">
            <text:p>46</text:p>
          </table:table-cell>
          <table:table-cell table:formula="of:=-([.F240]+(([.G240]+[.H240]/60)/60))" office:value-type="float" office:value="-12.6844444444444" calcext:value-type="float">
            <text:p>-12.6844444444444</text:p>
          </table:table-cell>
          <table:table-cell table:formula="of:=-([.I240]+(([.J240]+[.K240]/60)/60))" office:value-type="float" office:value="-41.8127777777778" calcext:value-type="float">
            <text:p>-41.8127777777778</text:p>
          </table:table-cell>
        </table:table-row>
        <table:table-row table:style-name="ro1">
          <table:table-cell office:value-type="string" calcext:value-type="string">
            <text:p>PG-23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6'56" 12 0 58'22"</text:p>
          </table:table-cell>
          <table:table-cell table:formula="of:=MID([.C241];13;14)" office:value-type="string" office:string-value="12 0 58'22&quot;" calcext:value-type="string">
            <text:p>12 0 58'22"</text:p>
          </table:table-cell>
          <table:table-cell table:formula="of:=MID([.C241];1;10)" office:value-type="string" office:string-value="40 0 56'56" calcext:value-type="string">
            <text:p>40 0 56'56</text:p>
          </table:table-cell>
          <table:table-cell table:formula="of:=MID([.D241];1;3)" office:value-type="string" office:string-value="12 " calcext:value-type="string">
            <text:p>12 </text:p>
          </table:table-cell>
          <table:table-cell table:formula="of:=MID([.D241];6;2)" office:value-type="string" office:string-value="58" calcext:value-type="string">
            <text:p>58</text:p>
          </table:table-cell>
          <table:table-cell table:formula="of:=MID([.D241];9;2)" office:value-type="string" office:string-value="22" calcext:value-type="string">
            <text:p>22</text:p>
          </table:table-cell>
          <table:table-cell table:formula="of:=MID([.E241];1;2)" office:value-type="string" office:string-value="40" calcext:value-type="string">
            <text:p>40</text:p>
          </table:table-cell>
          <table:table-cell table:formula="of:=MID([.E241];6;2)" office:value-type="string" office:string-value="56" calcext:value-type="string">
            <text:p>56</text:p>
          </table:table-cell>
          <table:table-cell table:formula="of:=MID([.E241];9;2)" office:value-type="string" office:string-value="56" calcext:value-type="string">
            <text:p>56</text:p>
          </table:table-cell>
          <table:table-cell table:formula="of:=-([.F241]+(([.G241]+[.H241]/60)/60))" office:value-type="float" office:value="-12.9727777777778" calcext:value-type="float">
            <text:p>-12.9727777777778</text:p>
          </table:table-cell>
          <table:table-cell table:formula="of:=-([.I241]+(([.J241]+[.K241]/60)/60))" office:value-type="float" office:value="-40.9488888888889" calcext:value-type="float">
            <text:p>-40.9488888888889</text:p>
          </table:table-cell>
        </table:table-row>
        <table:table-row table:style-name="ro1">
          <table:table-cell office:value-type="string" calcext:value-type="string">
            <text:p>PG-24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30'41" 12 0 21'37"</text:p>
          </table:table-cell>
          <table:table-cell table:formula="of:=MID([.C242];13;14)" office:value-type="string" office:string-value="12 0 21'37&quot;" calcext:value-type="string">
            <text:p>12 0 21'37"</text:p>
          </table:table-cell>
          <table:table-cell table:formula="of:=MID([.C242];1;10)" office:value-type="string" office:string-value="41 0 30'41" calcext:value-type="string">
            <text:p>41 0 30'41</text:p>
          </table:table-cell>
          <table:table-cell table:formula="of:=MID([.D242];1;3)" office:value-type="string" office:string-value="12 " calcext:value-type="string">
            <text:p>12 </text:p>
          </table:table-cell>
          <table:table-cell table:formula="of:=MID([.D242];6;2)" office:value-type="string" office:string-value="21" calcext:value-type="string">
            <text:p>21</text:p>
          </table:table-cell>
          <table:table-cell table:formula="of:=MID([.D242];9;2)" office:value-type="string" office:string-value="37" calcext:value-type="string">
            <text:p>37</text:p>
          </table:table-cell>
          <table:table-cell table:formula="of:=MID([.E242];1;2)" office:value-type="string" office:string-value="41" calcext:value-type="string">
            <text:p>41</text:p>
          </table:table-cell>
          <table:table-cell table:formula="of:=MID([.E242];6;2)" office:value-type="string" office:string-value="30" calcext:value-type="string">
            <text:p>30</text:p>
          </table:table-cell>
          <table:table-cell table:formula="of:=MID([.E242];9;2)" office:value-type="string" office:string-value="41" calcext:value-type="string">
            <text:p>41</text:p>
          </table:table-cell>
          <table:table-cell table:formula="of:=-([.F242]+(([.G242]+[.H242]/60)/60))" office:value-type="float" office:value="-12.3602777777778" calcext:value-type="float">
            <text:p>-12.3602777777778</text:p>
          </table:table-cell>
          <table:table-cell table:formula="of:=-([.I242]+(([.J242]+[.K242]/60)/60))" office:value-type="float" office:value="-41.5113888888889" calcext:value-type="float">
            <text:p>-41.5113888888889</text:p>
          </table:table-cell>
        </table:table-row>
        <table:table-row table:style-name="ro1">
          <table:table-cell office:value-type="string" calcext:value-type="string">
            <text:p>PG-24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6'36” 12 0 50'16"</text:p>
          </table:table-cell>
          <table:table-cell table:formula="of:=MID([.C243];13;14)" office:value-type="string" office:string-value="12 0 50'16&quot;" calcext:value-type="string">
            <text:p>12 0 50'16"</text:p>
          </table:table-cell>
          <table:table-cell table:formula="of:=MID([.C243];1;10)" office:value-type="string" office:string-value="41 0 46'36" calcext:value-type="string">
            <text:p>41 0 46'36</text:p>
          </table:table-cell>
          <table:table-cell table:formula="of:=MID([.D243];1;3)" office:value-type="string" office:string-value="12 " calcext:value-type="string">
            <text:p>12 </text:p>
          </table:table-cell>
          <table:table-cell table:formula="of:=MID([.D243];6;2)" office:value-type="string" office:string-value="50" calcext:value-type="string">
            <text:p>50</text:p>
          </table:table-cell>
          <table:table-cell table:formula="of:=MID([.D243];9;2)" office:value-type="string" office:string-value="16" calcext:value-type="string">
            <text:p>16</text:p>
          </table:table-cell>
          <table:table-cell table:formula="of:=MID([.E243];1;2)" office:value-type="string" office:string-value="41" calcext:value-type="string">
            <text:p>41</text:p>
          </table:table-cell>
          <table:table-cell table:formula="of:=MID([.E243];6;2)" office:value-type="string" office:string-value="46" calcext:value-type="string">
            <text:p>46</text:p>
          </table:table-cell>
          <table:table-cell table:formula="of:=MID([.E243];9;2)" office:value-type="string" office:string-value="36" calcext:value-type="string">
            <text:p>36</text:p>
          </table:table-cell>
          <table:table-cell table:formula="of:=-([.F243]+(([.G243]+[.H243]/60)/60))" office:value-type="float" office:value="-12.8377777777778" calcext:value-type="float">
            <text:p>-12.8377777777778</text:p>
          </table:table-cell>
          <table:table-cell table:formula="of:=-([.I243]+(([.J243]+[.K243]/60)/60))" office:value-type="float" office:value="-41.7766666666667" calcext:value-type="float">
            <text:p>-41.7766666666667</text:p>
          </table:table-cell>
        </table:table-row>
        <table:table-row table:style-name="ro1">
          <table:table-cell office:value-type="string" calcext:value-type="string">
            <text:p>PG-24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2'52" 12 0 17'34" -</text:p>
          </table:table-cell>
          <table:table-cell table:formula="of:=MID([.C244];13;14)" office:value-type="string" office:string-value="12 0 17'34&quot; -" calcext:value-type="string">
            <text:p>12 0 17'34" -</text:p>
          </table:table-cell>
          <table:table-cell table:formula="of:=MID([.C244];1;10)" office:value-type="string" office:string-value="40 0 32'52" calcext:value-type="string">
            <text:p>40 0 32'52</text:p>
          </table:table-cell>
          <table:table-cell table:formula="of:=MID([.D244];1;3)" office:value-type="string" office:string-value="12 " calcext:value-type="string">
            <text:p>12 </text:p>
          </table:table-cell>
          <table:table-cell table:formula="of:=MID([.D244];6;2)" office:value-type="string" office:string-value="17" calcext:value-type="string">
            <text:p>17</text:p>
          </table:table-cell>
          <table:table-cell table:formula="of:=MID([.D244];9;2)" office:value-type="string" office:string-value="34" calcext:value-type="string">
            <text:p>34</text:p>
          </table:table-cell>
          <table:table-cell table:formula="of:=MID([.E244];1;2)" office:value-type="string" office:string-value="40" calcext:value-type="string">
            <text:p>40</text:p>
          </table:table-cell>
          <table:table-cell table:formula="of:=MID([.E244];6;2)" office:value-type="string" office:string-value="32" calcext:value-type="string">
            <text:p>32</text:p>
          </table:table-cell>
          <table:table-cell table:formula="of:=MID([.E244];9;2)" office:value-type="string" office:string-value="52" calcext:value-type="string">
            <text:p>52</text:p>
          </table:table-cell>
          <table:table-cell table:formula="of:=-([.F244]+(([.G244]+[.H244]/60)/60))" office:value-type="float" office:value="-12.2927777777778" calcext:value-type="float">
            <text:p>-12.2927777777778</text:p>
          </table:table-cell>
          <table:table-cell table:formula="of:=-([.I244]+(([.J244]+[.K244]/60)/60))" office:value-type="float" office:value="-40.5477777777778" calcext:value-type="float">
            <text:p>-40.5477777777778</text:p>
          </table:table-cell>
        </table:table-row>
        <table:table-row table:style-name="ro1">
          <table:table-cell office:value-type="string" calcext:value-type="string">
            <text:p>PG-24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3'33" 12 0 19'29"</text:p>
          </table:table-cell>
          <table:table-cell table:formula="of:=MID([.C245];13;14)" office:value-type="string" office:string-value="12 0 19'29&quot;" calcext:value-type="string">
            <text:p>12 0 19'29"</text:p>
          </table:table-cell>
          <table:table-cell table:formula="of:=MID([.C245];1;10)" office:value-type="string" office:string-value="40 0 23'33" calcext:value-type="string">
            <text:p>40 0 23'33</text:p>
          </table:table-cell>
          <table:table-cell table:formula="of:=MID([.D245];1;3)" office:value-type="string" office:string-value="12 " calcext:value-type="string">
            <text:p>12 </text:p>
          </table:table-cell>
          <table:table-cell table:formula="of:=MID([.D245];6;2)" office:value-type="string" office:string-value="19" calcext:value-type="string">
            <text:p>19</text:p>
          </table:table-cell>
          <table:table-cell table:formula="of:=MID([.D245];9;2)" office:value-type="string" office:string-value="29" calcext:value-type="string">
            <text:p>29</text:p>
          </table:table-cell>
          <table:table-cell table:formula="of:=MID([.E245];1;2)" office:value-type="string" office:string-value="40" calcext:value-type="string">
            <text:p>40</text:p>
          </table:table-cell>
          <table:table-cell table:formula="of:=MID([.E245];6;2)" office:value-type="string" office:string-value="23" calcext:value-type="string">
            <text:p>23</text:p>
          </table:table-cell>
          <table:table-cell table:formula="of:=MID([.E245];9;2)" office:value-type="string" office:string-value="33" calcext:value-type="string">
            <text:p>33</text:p>
          </table:table-cell>
          <table:table-cell table:formula="of:=-([.F245]+(([.G245]+[.H245]/60)/60))" office:value-type="float" office:value="-12.3247222222222" calcext:value-type="float">
            <text:p>-12.3247222222222</text:p>
          </table:table-cell>
          <table:table-cell table:formula="of:=-([.I245]+(([.J245]+[.K245]/60)/60))" office:value-type="float" office:value="-40.3925" calcext:value-type="float">
            <text:p>-40.3925</text:p>
          </table:table-cell>
        </table:table-row>
        <table:table-row table:style-name="ro1">
          <table:table-cell office:value-type="string" calcext:value-type="string">
            <text:p>PG-24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1'05" 12 0 03'47"</text:p>
          </table:table-cell>
          <table:table-cell table:formula="of:=MID([.C246];13;14)" office:value-type="string" office:string-value="12 0 03'47&quot;" calcext:value-type="string">
            <text:p>12 0 03'47"</text:p>
          </table:table-cell>
          <table:table-cell table:formula="of:=MID([.C246];1;10)" office:value-type="string" office:string-value="41 0 01'05" calcext:value-type="string">
            <text:p>41 0 01'05</text:p>
          </table:table-cell>
          <table:table-cell table:formula="of:=MID([.D246];1;3)" office:value-type="string" office:string-value="12 " calcext:value-type="string">
            <text:p>12 </text:p>
          </table:table-cell>
          <table:table-cell table:formula="of:=MID([.D246];6;2)" office:value-type="string" office:string-value="03" calcext:value-type="string">
            <text:p>03</text:p>
          </table:table-cell>
          <table:table-cell table:formula="of:=MID([.D246];9;2)" office:value-type="string" office:string-value="47" calcext:value-type="string">
            <text:p>47</text:p>
          </table:table-cell>
          <table:table-cell table:formula="of:=MID([.E246];1;2)" office:value-type="string" office:string-value="41" calcext:value-type="string">
            <text:p>41</text:p>
          </table:table-cell>
          <table:table-cell table:formula="of:=MID([.E246];6;2)" office:value-type="string" office:string-value="01" calcext:value-type="string">
            <text:p>01</text:p>
          </table:table-cell>
          <table:table-cell table:formula="of:=MID([.E246];9;2)" office:value-type="string" office:string-value="05" calcext:value-type="string">
            <text:p>05</text:p>
          </table:table-cell>
          <table:table-cell table:formula="of:=-([.F246]+(([.G246]+[.H246]/60)/60))" office:value-type="float" office:value="-12.0630555555556" calcext:value-type="float">
            <text:p>-12.0630555555556</text:p>
          </table:table-cell>
          <table:table-cell table:formula="of:=-([.I246]+(([.J246]+[.K246]/60)/60))" office:value-type="float" office:value="-41.0180555555556" calcext:value-type="float">
            <text:p>-41.0180555555556</text:p>
          </table:table-cell>
        </table:table-row>
        <table:table-row table:style-name="ro1">
          <table:table-cell office:value-type="string" calcext:value-type="string">
            <text:p>PG-24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2'03" 12 0 44'50"</text:p>
          </table:table-cell>
          <table:table-cell table:formula="of:=MID([.C247];13;14)" office:value-type="string" office:string-value="12 0 44'50&quot;" calcext:value-type="string">
            <text:p>12 0 44'50"</text:p>
          </table:table-cell>
          <table:table-cell table:formula="of:=MID([.C247];1;10)" office:value-type="string" office:string-value="40 0 12'03" calcext:value-type="string">
            <text:p>40 0 12'03</text:p>
          </table:table-cell>
          <table:table-cell table:formula="of:=MID([.D247];1;3)" office:value-type="string" office:string-value="12 " calcext:value-type="string">
            <text:p>12 </text:p>
          </table:table-cell>
          <table:table-cell table:formula="of:=MID([.D247];6;2)" office:value-type="string" office:string-value="44" calcext:value-type="string">
            <text:p>44</text:p>
          </table:table-cell>
          <table:table-cell table:formula="of:=MID([.D247];9;2)" office:value-type="string" office:string-value="50" calcext:value-type="string">
            <text:p>50</text:p>
          </table:table-cell>
          <table:table-cell table:formula="of:=MID([.E247];1;2)" office:value-type="string" office:string-value="40" calcext:value-type="string">
            <text:p>40</text:p>
          </table:table-cell>
          <table:table-cell table:formula="of:=MID([.E247];6;2)" office:value-type="string" office:string-value="12" calcext:value-type="string">
            <text:p>12</text:p>
          </table:table-cell>
          <table:table-cell table:formula="of:=MID([.E247];9;2)" office:value-type="string" office:string-value="03" calcext:value-type="string">
            <text:p>03</text:p>
          </table:table-cell>
          <table:table-cell table:formula="of:=-([.F247]+(([.G247]+[.H247]/60)/60))" office:value-type="float" office:value="-12.7472222222222" calcext:value-type="float">
            <text:p>-12.7472222222222</text:p>
          </table:table-cell>
          <table:table-cell table:formula="of:=-([.I247]+(([.J247]+[.K247]/60)/60))" office:value-type="float" office:value="-40.2008333333333" calcext:value-type="float">
            <text:p>-40.2008333333333</text:p>
          </table:table-cell>
        </table:table-row>
        <table:table-row table:style-name="ro1">
          <table:table-cell office:value-type="string" calcext:value-type="string">
            <text:p>PG-24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2'03" 12 0 44'50"</text:p>
          </table:table-cell>
          <table:table-cell table:formula="of:=MID([.C248];13;14)" office:value-type="string" office:string-value="12 0 44'50&quot;" calcext:value-type="string">
            <text:p>12 0 44'50"</text:p>
          </table:table-cell>
          <table:table-cell table:formula="of:=MID([.C248];1;10)" office:value-type="string" office:string-value="40 0 12'03" calcext:value-type="string">
            <text:p>40 0 12'03</text:p>
          </table:table-cell>
          <table:table-cell table:formula="of:=MID([.D248];1;3)" office:value-type="string" office:string-value="12 " calcext:value-type="string">
            <text:p>12 </text:p>
          </table:table-cell>
          <table:table-cell table:formula="of:=MID([.D248];6;2)" office:value-type="string" office:string-value="44" calcext:value-type="string">
            <text:p>44</text:p>
          </table:table-cell>
          <table:table-cell table:formula="of:=MID([.D248];9;2)" office:value-type="string" office:string-value="50" calcext:value-type="string">
            <text:p>50</text:p>
          </table:table-cell>
          <table:table-cell table:formula="of:=MID([.E248];1;2)" office:value-type="string" office:string-value="40" calcext:value-type="string">
            <text:p>40</text:p>
          </table:table-cell>
          <table:table-cell table:formula="of:=MID([.E248];6;2)" office:value-type="string" office:string-value="12" calcext:value-type="string">
            <text:p>12</text:p>
          </table:table-cell>
          <table:table-cell table:formula="of:=MID([.E248];9;2)" office:value-type="string" office:string-value="03" calcext:value-type="string">
            <text:p>03</text:p>
          </table:table-cell>
          <table:table-cell table:formula="of:=-([.F248]+(([.G248]+[.H248]/60)/60))" office:value-type="float" office:value="-12.7472222222222" calcext:value-type="float">
            <text:p>-12.7472222222222</text:p>
          </table:table-cell>
          <table:table-cell table:formula="of:=-([.I248]+(([.J248]+[.K248]/60)/60))" office:value-type="float" office:value="-40.2008333333333" calcext:value-type="float">
            <text:p>-40.2008333333333</text:p>
          </table:table-cell>
        </table:table-row>
        <table:table-row table:style-name="ro1">
          <table:table-cell office:value-type="string" calcext:value-type="string">
            <text:p>PG-24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8'46" 13 0 01'04"</text:p>
          </table:table-cell>
          <table:table-cell table:formula="of:=MID([.C249];13;14)" office:value-type="string" office:string-value="13 0 01'04&quot;" calcext:value-type="string">
            <text:p>13 0 01'04"</text:p>
          </table:table-cell>
          <table:table-cell table:formula="of:=MID([.C249];1;10)" office:value-type="string" office:string-value="40 0 48'46" calcext:value-type="string">
            <text:p>40 0 48'46</text:p>
          </table:table-cell>
          <table:table-cell table:formula="of:=MID([.D249];1;3)" office:value-type="string" office:string-value="13 " calcext:value-type="string">
            <text:p>13 </text:p>
          </table:table-cell>
          <table:table-cell table:formula="of:=MID([.D249];6;2)" office:value-type="string" office:string-value="01" calcext:value-type="string">
            <text:p>01</text:p>
          </table:table-cell>
          <table:table-cell table:formula="of:=MID([.D249];9;2)" office:value-type="string" office:string-value="04" calcext:value-type="string">
            <text:p>04</text:p>
          </table:table-cell>
          <table:table-cell table:formula="of:=MID([.E249];1;2)" office:value-type="string" office:string-value="40" calcext:value-type="string">
            <text:p>40</text:p>
          </table:table-cell>
          <table:table-cell table:formula="of:=MID([.E249];6;2)" office:value-type="string" office:string-value="48" calcext:value-type="string">
            <text:p>48</text:p>
          </table:table-cell>
          <table:table-cell table:formula="of:=MID([.E249];9;2)" office:value-type="string" office:string-value="46" calcext:value-type="string">
            <text:p>46</text:p>
          </table:table-cell>
          <table:table-cell table:formula="of:=-([.F249]+(([.G249]+[.H249]/60)/60))" office:value-type="float" office:value="-13.0177777777778" calcext:value-type="float">
            <text:p>-13.0177777777778</text:p>
          </table:table-cell>
          <table:table-cell table:formula="of:=-([.I249]+(([.J249]+[.K249]/60)/60))" office:value-type="float" office:value="-40.8127777777778" calcext:value-type="float">
            <text:p>-40.8127777777778</text:p>
          </table:table-cell>
        </table:table-row>
        <table:table-row table:style-name="ro1">
          <table:table-cell office:value-type="string" calcext:value-type="string">
            <text:p>PG-24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4'55" 12 0 58'55"</text:p>
          </table:table-cell>
          <table:table-cell table:formula="of:=MID([.C250];13;14)" office:value-type="string" office:string-value="12 0 58'55&quot;" calcext:value-type="string">
            <text:p>12 0 58'55"</text:p>
          </table:table-cell>
          <table:table-cell table:formula="of:=MID([.C250];1;10)" office:value-type="string" office:string-value="41 0 04'55" calcext:value-type="string">
            <text:p>41 0 04'55</text:p>
          </table:table-cell>
          <table:table-cell table:formula="of:=MID([.D250];1;3)" office:value-type="string" office:string-value="12 " calcext:value-type="string">
            <text:p>12 </text:p>
          </table:table-cell>
          <table:table-cell table:formula="of:=MID([.D250];6;2)" office:value-type="string" office:string-value="58" calcext:value-type="string">
            <text:p>58</text:p>
          </table:table-cell>
          <table:table-cell table:formula="of:=MID([.D250];9;2)" office:value-type="string" office:string-value="55" calcext:value-type="string">
            <text:p>55</text:p>
          </table:table-cell>
          <table:table-cell table:formula="of:=MID([.E250];1;2)" office:value-type="string" office:string-value="41" calcext:value-type="string">
            <text:p>41</text:p>
          </table:table-cell>
          <table:table-cell table:formula="of:=MID([.E250];6;2)" office:value-type="string" office:string-value="04" calcext:value-type="string">
            <text:p>04</text:p>
          </table:table-cell>
          <table:table-cell table:formula="of:=MID([.E250];9;2)" office:value-type="string" office:string-value="55" calcext:value-type="string">
            <text:p>55</text:p>
          </table:table-cell>
          <table:table-cell table:formula="of:=-([.F250]+(([.G250]+[.H250]/60)/60))" office:value-type="float" office:value="-12.9819444444444" calcext:value-type="float">
            <text:p>-12.9819444444444</text:p>
          </table:table-cell>
          <table:table-cell table:formula="of:=-([.I250]+(([.J250]+[.K250]/60)/60))" office:value-type="float" office:value="-41.0819444444445" calcext:value-type="float">
            <text:p>-41.0819444444445</text:p>
          </table:table-cell>
        </table:table-row>
        <table:table-row table:style-name="ro1">
          <table:table-cell office:value-type="string" calcext:value-type="string">
            <text:p>PG-24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5'16" 13 0 02'42"</text:p>
          </table:table-cell>
          <table:table-cell table:formula="of:=MID([.C251];13;14)" office:value-type="string" office:string-value="13 0 02'42&quot;" calcext:value-type="string">
            <text:p>13 0 02'42"</text:p>
          </table:table-cell>
          <table:table-cell table:formula="of:=MID([.C251];1;10)" office:value-type="string" office:string-value="41 0 05'16" calcext:value-type="string">
            <text:p>41 0 05'16</text:p>
          </table:table-cell>
          <table:table-cell table:formula="of:=MID([.D251];1;3)" office:value-type="string" office:string-value="13 " calcext:value-type="string">
            <text:p>13 </text:p>
          </table:table-cell>
          <table:table-cell table:formula="of:=MID([.D251];6;2)" office:value-type="string" office:string-value="02" calcext:value-type="string">
            <text:p>02</text:p>
          </table:table-cell>
          <table:table-cell table:formula="of:=MID([.D251];9;2)" office:value-type="string" office:string-value="42" calcext:value-type="string">
            <text:p>42</text:p>
          </table:table-cell>
          <table:table-cell table:formula="of:=MID([.E251];1;2)" office:value-type="string" office:string-value="41" calcext:value-type="string">
            <text:p>41</text:p>
          </table:table-cell>
          <table:table-cell table:formula="of:=MID([.E251];6;2)" office:value-type="string" office:string-value="05" calcext:value-type="string">
            <text:p>05</text:p>
          </table:table-cell>
          <table:table-cell table:formula="of:=MID([.E251];9;2)" office:value-type="string" office:string-value="16" calcext:value-type="string">
            <text:p>16</text:p>
          </table:table-cell>
          <table:table-cell table:formula="of:=-([.F251]+(([.G251]+[.H251]/60)/60))" office:value-type="float" office:value="-13.045" calcext:value-type="float">
            <text:p>-13.045</text:p>
          </table:table-cell>
          <table:table-cell table:formula="of:=-([.I251]+(([.J251]+[.K251]/60)/60))" office:value-type="float" office:value="-41.0877777777778" calcext:value-type="float">
            <text:p>-41.0877777777778</text:p>
          </table:table-cell>
        </table:table-row>
        <table:table-row table:style-name="ro1">
          <table:table-cell office:value-type="string" calcext:value-type="string">
            <text:p>PG-25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4'39" 13 0 00'00"</text:p>
          </table:table-cell>
          <table:table-cell table:formula="of:=MID([.C252];13;14)" office:value-type="string" office:string-value="13 0 00'00&quot;" calcext:value-type="string">
            <text:p>13 0 00'00"</text:p>
          </table:table-cell>
          <table:table-cell table:formula="of:=MID([.C252];1;10)" office:value-type="string" office:string-value="41 0 24'39" calcext:value-type="string">
            <text:p>41 0 24'39</text:p>
          </table:table-cell>
          <table:table-cell table:formula="of:=MID([.D252];1;3)" office:value-type="string" office:string-value="13 " calcext:value-type="string">
            <text:p>13 </text:p>
          </table:table-cell>
          <table:table-cell table:formula="of:=MID([.D252];6;2)" office:value-type="string" office:string-value="00" calcext:value-type="string">
            <text:p>00</text:p>
          </table:table-cell>
          <table:table-cell table:formula="of:=MID([.D252];9;2)" office:value-type="string" office:string-value="00" calcext:value-type="string">
            <text:p>00</text:p>
          </table:table-cell>
          <table:table-cell table:formula="of:=MID([.E252];1;2)" office:value-type="string" office:string-value="41" calcext:value-type="string">
            <text:p>41</text:p>
          </table:table-cell>
          <table:table-cell table:formula="of:=MID([.E252];6;2)" office:value-type="string" office:string-value="24" calcext:value-type="string">
            <text:p>24</text:p>
          </table:table-cell>
          <table:table-cell table:formula="of:=MID([.E252];9;2)" office:value-type="string" office:string-value="39" calcext:value-type="string">
            <text:p>39</text:p>
          </table:table-cell>
          <table:table-cell table:formula="of:=-([.F252]+(([.G252]+[.H252]/60)/60))" office:value-type="float" office:value="-13" calcext:value-type="float">
            <text:p>-13</text:p>
          </table:table-cell>
          <table:table-cell table:formula="of:=-([.I252]+(([.J252]+[.K252]/60)/60))" office:value-type="float" office:value="-41.4108333333333" calcext:value-type="float">
            <text:p>-41.4108333333333</text:p>
          </table:table-cell>
        </table:table-row>
        <table:table-row table:style-name="ro1">
          <table:table-cell office:value-type="string" calcext:value-type="string">
            <text:p>PG-25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5'20" 12 0 47'17"</text:p>
          </table:table-cell>
          <table:table-cell table:formula="of:=MID([.C253];13;14)" office:value-type="string" office:string-value="12 0 47'17&quot;" calcext:value-type="string">
            <text:p>12 0 47'17"</text:p>
          </table:table-cell>
          <table:table-cell table:formula="of:=MID([.C253];1;10)" office:value-type="string" office:string-value="41 0 15'20" calcext:value-type="string">
            <text:p>41 0 15'20</text:p>
          </table:table-cell>
          <table:table-cell table:formula="of:=MID([.D253];1;3)" office:value-type="string" office:string-value="12 " calcext:value-type="string">
            <text:p>12 </text:p>
          </table:table-cell>
          <table:table-cell table:formula="of:=MID([.D253];6;2)" office:value-type="string" office:string-value="47" calcext:value-type="string">
            <text:p>47</text:p>
          </table:table-cell>
          <table:table-cell table:formula="of:=MID([.D253];9;2)" office:value-type="string" office:string-value="17" calcext:value-type="string">
            <text:p>17</text:p>
          </table:table-cell>
          <table:table-cell table:formula="of:=MID([.E253];1;2)" office:value-type="string" office:string-value="41" calcext:value-type="string">
            <text:p>41</text:p>
          </table:table-cell>
          <table:table-cell table:formula="of:=MID([.E253];6;2)" office:value-type="string" office:string-value="15" calcext:value-type="string">
            <text:p>15</text:p>
          </table:table-cell>
          <table:table-cell table:formula="of:=MID([.E253];9;2)" office:value-type="string" office:string-value="20" calcext:value-type="string">
            <text:p>20</text:p>
          </table:table-cell>
          <table:table-cell table:formula="of:=-([.F253]+(([.G253]+[.H253]/60)/60))" office:value-type="float" office:value="-12.7880555555556" calcext:value-type="float">
            <text:p>-12.7880555555556</text:p>
          </table:table-cell>
          <table:table-cell table:formula="of:=-([.I253]+(([.J253]+[.K253]/60)/60))" office:value-type="float" office:value="-41.2555555555556" calcext:value-type="float">
            <text:p>-41.2555555555556</text:p>
          </table:table-cell>
        </table:table-row>
        <table:table-row table:style-name="ro1">
          <table:table-cell office:value-type="string" calcext:value-type="string">
            <text:p>PG-25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49'51" 12 0 49'11"</text:p>
          </table:table-cell>
          <table:table-cell table:formula="of:=MID([.C254];13;14)" office:value-type="string" office:string-value="12 0 49'11&quot;" calcext:value-type="string">
            <text:p>12 0 49'11"</text:p>
          </table:table-cell>
          <table:table-cell table:formula="of:=MID([.C254];1;10)" office:value-type="string" office:string-value="40 0 49'51" calcext:value-type="string">
            <text:p>40 0 49'51</text:p>
          </table:table-cell>
          <table:table-cell table:formula="of:=MID([.D254];1;3)" office:value-type="string" office:string-value="12 " calcext:value-type="string">
            <text:p>12 </text:p>
          </table:table-cell>
          <table:table-cell table:formula="of:=MID([.D254];6;2)" office:value-type="string" office:string-value="49" calcext:value-type="string">
            <text:p>49</text:p>
          </table:table-cell>
          <table:table-cell table:formula="of:=MID([.D254];9;2)" office:value-type="string" office:string-value="11" calcext:value-type="string">
            <text:p>11</text:p>
          </table:table-cell>
          <table:table-cell table:formula="of:=MID([.E254];1;2)" office:value-type="string" office:string-value="40" calcext:value-type="string">
            <text:p>40</text:p>
          </table:table-cell>
          <table:table-cell table:formula="of:=MID([.E254];6;2)" office:value-type="string" office:string-value="49" calcext:value-type="string">
            <text:p>49</text:p>
          </table:table-cell>
          <table:table-cell table:formula="of:=MID([.E254];9;2)" office:value-type="string" office:string-value="51" calcext:value-type="string">
            <text:p>51</text:p>
          </table:table-cell>
          <table:table-cell table:formula="of:=-([.F254]+(([.G254]+[.H254]/60)/60))" office:value-type="float" office:value="-12.8197222222222" calcext:value-type="float">
            <text:p>-12.8197222222222</text:p>
          </table:table-cell>
          <table:table-cell table:formula="of:=-([.I254]+(([.J254]+[.K254]/60)/60))" office:value-type="float" office:value="-40.8308333333333" calcext:value-type="float">
            <text:p>-40.8308333333333</text:p>
          </table:table-cell>
        </table:table-row>
        <table:table-row table:style-name="ro1">
          <table:table-cell office:value-type="string" calcext:value-type="string">
            <text:p>PG-25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9'43" 12 0 07'34"</text:p>
          </table:table-cell>
          <table:table-cell table:formula="of:=MID([.C255];13;14)" office:value-type="string" office:string-value="12 0 07'34&quot;" calcext:value-type="string">
            <text:p>12 0 07'34"</text:p>
          </table:table-cell>
          <table:table-cell table:formula="of:=MID([.C255];1;10)" office:value-type="string" office:string-value="40 0 19'43" calcext:value-type="string">
            <text:p>40 0 19'43</text:p>
          </table:table-cell>
          <table:table-cell table:formula="of:=MID([.D255];1;3)" office:value-type="string" office:string-value="12 " calcext:value-type="string">
            <text:p>12 </text:p>
          </table:table-cell>
          <table:table-cell table:formula="of:=MID([.D255];6;2)" office:value-type="string" office:string-value="07" calcext:value-type="string">
            <text:p>07</text:p>
          </table:table-cell>
          <table:table-cell table:formula="of:=MID([.D255];9;2)" office:value-type="string" office:string-value="34" calcext:value-type="string">
            <text:p>34</text:p>
          </table:table-cell>
          <table:table-cell table:formula="of:=MID([.E255];1;2)" office:value-type="string" office:string-value="40" calcext:value-type="string">
            <text:p>40</text:p>
          </table:table-cell>
          <table:table-cell table:formula="of:=MID([.E255];6;2)" office:value-type="string" office:string-value="19" calcext:value-type="string">
            <text:p>19</text:p>
          </table:table-cell>
          <table:table-cell table:formula="of:=MID([.E255];9;2)" office:value-type="string" office:string-value="43" calcext:value-type="string">
            <text:p>43</text:p>
          </table:table-cell>
          <table:table-cell table:formula="of:=-([.F255]+(([.G255]+[.H255]/60)/60))" office:value-type="float" office:value="-12.1261111111111" calcext:value-type="float">
            <text:p>-12.1261111111111</text:p>
          </table:table-cell>
          <table:table-cell table:formula="of:=-([.I255]+(([.J255]+[.K255]/60)/60))" office:value-type="float" office:value="-40.3286111111111" calcext:value-type="float">
            <text:p>-40.3286111111111</text:p>
          </table:table-cell>
        </table:table-row>
        <table:table-row table:style-name="ro1">
          <table:table-cell office:value-type="string" calcext:value-type="string">
            <text:p>PG-25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7'56" 12 0 07'34"</text:p>
          </table:table-cell>
          <table:table-cell table:formula="of:=MID([.C256];13;14)" office:value-type="string" office:string-value="12 0 07'34&quot;" calcext:value-type="string">
            <text:p>12 0 07'34"</text:p>
          </table:table-cell>
          <table:table-cell table:formula="of:=MID([.C256];1;10)" office:value-type="string" office:string-value="40 0 27'56" calcext:value-type="string">
            <text:p>40 0 27'56</text:p>
          </table:table-cell>
          <table:table-cell table:formula="of:=MID([.D256];1;3)" office:value-type="string" office:string-value="12 " calcext:value-type="string">
            <text:p>12 </text:p>
          </table:table-cell>
          <table:table-cell table:formula="of:=MID([.D256];6;2)" office:value-type="string" office:string-value="07" calcext:value-type="string">
            <text:p>07</text:p>
          </table:table-cell>
          <table:table-cell table:formula="of:=MID([.D256];9;2)" office:value-type="string" office:string-value="34" calcext:value-type="string">
            <text:p>34</text:p>
          </table:table-cell>
          <table:table-cell table:formula="of:=MID([.E256];1;2)" office:value-type="string" office:string-value="40" calcext:value-type="string">
            <text:p>40</text:p>
          </table:table-cell>
          <table:table-cell table:formula="of:=MID([.E256];6;2)" office:value-type="string" office:string-value="27" calcext:value-type="string">
            <text:p>27</text:p>
          </table:table-cell>
          <table:table-cell table:formula="of:=MID([.E256];9;2)" office:value-type="string" office:string-value="56" calcext:value-type="string">
            <text:p>56</text:p>
          </table:table-cell>
          <table:table-cell table:formula="of:=-([.F256]+(([.G256]+[.H256]/60)/60))" office:value-type="float" office:value="-12.1261111111111" calcext:value-type="float">
            <text:p>-12.1261111111111</text:p>
          </table:table-cell>
          <table:table-cell table:formula="of:=-([.I256]+(([.J256]+[.K256]/60)/60))" office:value-type="float" office:value="-40.4655555555556" calcext:value-type="float">
            <text:p>-40.4655555555556</text:p>
          </table:table-cell>
        </table:table-row>
        <table:table-row table:style-name="ro1">
          <table:table-cell office:value-type="string" calcext:value-type="string">
            <text:p>PG-25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1'22" 13 0 20'00"</text:p>
          </table:table-cell>
          <table:table-cell table:formula="of:=MID([.C257];13;14)" office:value-type="string" office:string-value="13 0 20'00&quot;" calcext:value-type="string">
            <text:p>13 0 20'00"</text:p>
          </table:table-cell>
          <table:table-cell table:formula="of:=MID([.C257];1;10)" office:value-type="string" office:string-value="41 0 21'22" calcext:value-type="string">
            <text:p>41 0 21'22</text:p>
          </table:table-cell>
          <table:table-cell table:formula="of:=MID([.D257];1;3)" office:value-type="string" office:string-value="13 " calcext:value-type="string">
            <text:p>13 </text:p>
          </table:table-cell>
          <table:table-cell table:formula="of:=MID([.D257];6;2)" office:value-type="string" office:string-value="20" calcext:value-type="string">
            <text:p>20</text:p>
          </table:table-cell>
          <table:table-cell table:formula="of:=MID([.D257];9;2)" office:value-type="string" office:string-value="00" calcext:value-type="string">
            <text:p>00</text:p>
          </table:table-cell>
          <table:table-cell table:formula="of:=MID([.E257];1;2)" office:value-type="string" office:string-value="41" calcext:value-type="string">
            <text:p>41</text:p>
          </table:table-cell>
          <table:table-cell table:formula="of:=MID([.E257];6;2)" office:value-type="string" office:string-value="21" calcext:value-type="string">
            <text:p>21</text:p>
          </table:table-cell>
          <table:table-cell table:formula="of:=MID([.E257];9;2)" office:value-type="string" office:string-value="22" calcext:value-type="string">
            <text:p>22</text:p>
          </table:table-cell>
          <table:table-cell table:formula="of:=-([.F257]+(([.G257]+[.H257]/60)/60))" office:value-type="float" office:value="-13.3333333333333" calcext:value-type="float">
            <text:p>-13.3333333333333</text:p>
          </table:table-cell>
          <table:table-cell table:formula="of:=-([.I257]+(([.J257]+[.K257]/60)/60))" office:value-type="float" office:value="-41.3561111111111" calcext:value-type="float">
            <text:p>-41.3561111111111</text:p>
          </table:table-cell>
        </table:table-row>
        <table:table-row table:style-name="ro1">
          <table:table-cell office:value-type="string" calcext:value-type="string">
            <text:p>PG-25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23'01" 12 0 24'19"</text:p>
          </table:table-cell>
          <table:table-cell table:formula="of:=MID([.C258];13;14)" office:value-type="string" office:string-value="12 0 24'19&quot;" calcext:value-type="string">
            <text:p>12 0 24'19"</text:p>
          </table:table-cell>
          <table:table-cell table:formula="of:=MID([.C258];1;10)" office:value-type="string" office:string-value="41 0 23'01" calcext:value-type="string">
            <text:p>41 0 23'01</text:p>
          </table:table-cell>
          <table:table-cell table:formula="of:=MID([.D258];1;3)" office:value-type="string" office:string-value="12 " calcext:value-type="string">
            <text:p>12 </text:p>
          </table:table-cell>
          <table:table-cell table:formula="of:=MID([.D258];6;2)" office:value-type="string" office:string-value="24" calcext:value-type="string">
            <text:p>24</text:p>
          </table:table-cell>
          <table:table-cell table:formula="of:=MID([.D258];9;2)" office:value-type="string" office:string-value="19" calcext:value-type="string">
            <text:p>19</text:p>
          </table:table-cell>
          <table:table-cell table:formula="of:=MID([.E258];1;2)" office:value-type="string" office:string-value="41" calcext:value-type="string">
            <text:p>41</text:p>
          </table:table-cell>
          <table:table-cell table:formula="of:=MID([.E258];6;2)" office:value-type="string" office:string-value="23" calcext:value-type="string">
            <text:p>23</text:p>
          </table:table-cell>
          <table:table-cell table:formula="of:=MID([.E258];9;2)" office:value-type="string" office:string-value="01" calcext:value-type="string">
            <text:p>01</text:p>
          </table:table-cell>
          <table:table-cell table:formula="of:=-([.F258]+(([.G258]+[.H258]/60)/60))" office:value-type="float" office:value="-12.4052777777778" calcext:value-type="float">
            <text:p>-12.4052777777778</text:p>
          </table:table-cell>
          <table:table-cell table:formula="of:=-([.I258]+(([.J258]+[.K258]/60)/60))" office:value-type="float" office:value="-41.3836111111111" calcext:value-type="float">
            <text:p>-41.3836111111111</text:p>
          </table:table-cell>
        </table:table-row>
        <table:table-row table:style-name="ro1">
          <table:table-cell office:value-type="string" calcext:value-type="string">
            <text:p>PG-25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11'30" 12 0 28'38"</text:p>
          </table:table-cell>
          <table:table-cell table:formula="of:=MID([.C259];13;14)" office:value-type="string" office:string-value="12 0 28'38&quot;" calcext:value-type="string">
            <text:p>12 0 28'38"</text:p>
          </table:table-cell>
          <table:table-cell table:formula="of:=MID([.C259];1;10)" office:value-type="string" office:string-value="41 0 11'30" calcext:value-type="string">
            <text:p>41 0 11'30</text:p>
          </table:table-cell>
          <table:table-cell table:formula="of:=MID([.D259];1;3)" office:value-type="string" office:string-value="12 " calcext:value-type="string">
            <text:p>12 </text:p>
          </table:table-cell>
          <table:table-cell table:formula="of:=MID([.D259];6;2)" office:value-type="string" office:string-value="28" calcext:value-type="string">
            <text:p>28</text:p>
          </table:table-cell>
          <table:table-cell table:formula="of:=MID([.D259];9;2)" office:value-type="string" office:string-value="38" calcext:value-type="string">
            <text:p>38</text:p>
          </table:table-cell>
          <table:table-cell table:formula="of:=MID([.E259];1;2)" office:value-type="string" office:string-value="41" calcext:value-type="string">
            <text:p>41</text:p>
          </table:table-cell>
          <table:table-cell table:formula="of:=MID([.E259];6;2)" office:value-type="string" office:string-value="11" calcext:value-type="string">
            <text:p>11</text:p>
          </table:table-cell>
          <table:table-cell table:formula="of:=MID([.E259];9;2)" office:value-type="string" office:string-value="30" calcext:value-type="string">
            <text:p>30</text:p>
          </table:table-cell>
          <table:table-cell table:formula="of:=-([.F259]+(([.G259]+[.H259]/60)/60))" office:value-type="float" office:value="-12.4772222222222" calcext:value-type="float">
            <text:p>-12.4772222222222</text:p>
          </table:table-cell>
          <table:table-cell table:formula="of:=-([.I259]+(([.J259]+[.K259]/60)/60))" office:value-type="float" office:value="-41.1916666666667" calcext:value-type="float">
            <text:p>-41.1916666666667</text:p>
          </table:table-cell>
        </table:table-row>
        <table:table-row table:style-name="ro1">
          <table:table-cell office:value-type="string" calcext:value-type="string">
            <text:p>PG-25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55'20" 12 0 28'03"</text:p>
          </table:table-cell>
          <table:table-cell table:formula="of:=MID([.C260];13;14)" office:value-type="string" office:string-value="12 0 28'03&quot;" calcext:value-type="string">
            <text:p>12 0 28'03"</text:p>
          </table:table-cell>
          <table:table-cell table:formula="of:=MID([.C260];1;10)" office:value-type="string" office:string-value="39 0 55'20" calcext:value-type="string">
            <text:p>39 0 55'20</text:p>
          </table:table-cell>
          <table:table-cell table:formula="of:=MID([.D260];1;3)" office:value-type="string" office:string-value="12 " calcext:value-type="string">
            <text:p>12 </text:p>
          </table:table-cell>
          <table:table-cell table:formula="of:=MID([.D260];6;2)" office:value-type="string" office:string-value="28" calcext:value-type="string">
            <text:p>28</text:p>
          </table:table-cell>
          <table:table-cell table:formula="of:=MID([.D260];9;2)" office:value-type="string" office:string-value="03" calcext:value-type="string">
            <text:p>03</text:p>
          </table:table-cell>
          <table:table-cell table:formula="of:=MID([.E260];1;2)" office:value-type="string" office:string-value="39" calcext:value-type="string">
            <text:p>39</text:p>
          </table:table-cell>
          <table:table-cell table:formula="of:=MID([.E260];6;2)" office:value-type="string" office:string-value="55" calcext:value-type="string">
            <text:p>55</text:p>
          </table:table-cell>
          <table:table-cell table:formula="of:=MID([.E260];9;2)" office:value-type="string" office:string-value="20" calcext:value-type="string">
            <text:p>20</text:p>
          </table:table-cell>
          <table:table-cell table:formula="of:=-([.F260]+(([.G260]+[.H260]/60)/60))" office:value-type="float" office:value="-12.4675" calcext:value-type="float">
            <text:p>-12.4675</text:p>
          </table:table-cell>
          <table:table-cell table:formula="of:=-([.I260]+(([.J260]+[.K260]/60)/60))" office:value-type="float" office:value="-39.9222222222222" calcext:value-type="float">
            <text:p>-39.9222222222222</text:p>
          </table:table-cell>
        </table:table-row>
        <table:table-row table:style-name="ro1">
          <table:table-cell office:value-type="string" calcext:value-type="string">
            <text:p>PG-25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08'46" 12 0 20'00"</text:p>
          </table:table-cell>
          <table:table-cell table:formula="of:=MID([.C261];13;14)" office:value-type="string" office:string-value="12 0 20'00&quot;" calcext:value-type="string">
            <text:p>12 0 20'00"</text:p>
          </table:table-cell>
          <table:table-cell table:formula="of:=MID([.C261];1;10)" office:value-type="string" office:string-value="40 0 08'46" calcext:value-type="string">
            <text:p>40 0 08'46</text:p>
          </table:table-cell>
          <table:table-cell table:formula="of:=MID([.D261];1;3)" office:value-type="string" office:string-value="12 " calcext:value-type="string">
            <text:p>12 </text:p>
          </table:table-cell>
          <table:table-cell table:formula="of:=MID([.D261];6;2)" office:value-type="string" office:string-value="20" calcext:value-type="string">
            <text:p>20</text:p>
          </table:table-cell>
          <table:table-cell table:formula="of:=MID([.D261];9;2)" office:value-type="string" office:string-value="00" calcext:value-type="string">
            <text:p>00</text:p>
          </table:table-cell>
          <table:table-cell table:formula="of:=MID([.E261];1;2)" office:value-type="string" office:string-value="40" calcext:value-type="string">
            <text:p>40</text:p>
          </table:table-cell>
          <table:table-cell table:formula="of:=MID([.E261];6;2)" office:value-type="string" office:string-value="08" calcext:value-type="string">
            <text:p>08</text:p>
          </table:table-cell>
          <table:table-cell table:formula="of:=MID([.E261];9;2)" office:value-type="string" office:string-value="46" calcext:value-type="string">
            <text:p>46</text:p>
          </table:table-cell>
          <table:table-cell table:formula="of:=-([.F261]+(([.G261]+[.H261]/60)/60))" office:value-type="float" office:value="-12.3333333333333" calcext:value-type="float">
            <text:p>-12.3333333333333</text:p>
          </table:table-cell>
          <table:table-cell table:formula="of:=-([.I261]+(([.J261]+[.K261]/60)/60))" office:value-type="float" office:value="-40.1461111111111" calcext:value-type="float">
            <text:p>-40.1461111111111</text:p>
          </table:table-cell>
        </table:table-row>
        <table:table-row table:style-name="ro1">
          <table:table-cell office:value-type="string" calcext:value-type="string">
            <text:p>PG-26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13'42" 12 0 31'53" -</text:p>
          </table:table-cell>
          <table:table-cell table:formula="of:=MID([.C262];13;14)" office:value-type="string" office:string-value="12 0 31'53&quot; -" calcext:value-type="string">
            <text:p>12 0 31'53" -</text:p>
          </table:table-cell>
          <table:table-cell table:formula="of:=MID([.C262];1;10)" office:value-type="string" office:string-value="40 0 13'42" calcext:value-type="string">
            <text:p>40 0 13'42</text:p>
          </table:table-cell>
          <table:table-cell table:formula="of:=MID([.D262];1;3)" office:value-type="string" office:string-value="12 " calcext:value-type="string">
            <text:p>12 </text:p>
          </table:table-cell>
          <table:table-cell table:formula="of:=MID([.D262];6;2)" office:value-type="string" office:string-value="31" calcext:value-type="string">
            <text:p>31</text:p>
          </table:table-cell>
          <table:table-cell table:formula="of:=MID([.D262];9;2)" office:value-type="string" office:string-value="53" calcext:value-type="string">
            <text:p>53</text:p>
          </table:table-cell>
          <table:table-cell table:formula="of:=MID([.E262];1;2)" office:value-type="string" office:string-value="40" calcext:value-type="string">
            <text:p>40</text:p>
          </table:table-cell>
          <table:table-cell table:formula="of:=MID([.E262];6;2)" office:value-type="string" office:string-value="13" calcext:value-type="string">
            <text:p>13</text:p>
          </table:table-cell>
          <table:table-cell table:formula="of:=MID([.E262];9;2)" office:value-type="string" office:string-value="42" calcext:value-type="string">
            <text:p>42</text:p>
          </table:table-cell>
          <table:table-cell table:formula="of:=-([.F262]+(([.G262]+[.H262]/60)/60))" office:value-type="float" office:value="-12.5313888888889" calcext:value-type="float">
            <text:p>-12.5313888888889</text:p>
          </table:table-cell>
          <table:table-cell table:formula="of:=-([.I262]+(([.J262]+[.K262]/60)/60))" office:value-type="float" office:value="-40.2283333333333" calcext:value-type="float">
            <text:p>-40.2283333333333</text:p>
          </table:table-cell>
        </table:table-row>
        <table:table-row table:style-name="ro1">
          <table:table-cell office:value-type="string" calcext:value-type="string">
            <text:p>PG-26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5'04" 12 0 59'57"</text:p>
          </table:table-cell>
          <table:table-cell table:formula="of:=MID([.C263];13;14)" office:value-type="string" office:string-value="12 0 59'57&quot;" calcext:value-type="string">
            <text:p>12 0 59'57"</text:p>
          </table:table-cell>
          <table:table-cell table:formula="of:=MID([.C263];1;10)" office:value-type="string" office:string-value="40 0 35'04" calcext:value-type="string">
            <text:p>40 0 35'04</text:p>
          </table:table-cell>
          <table:table-cell table:formula="of:=MID([.D263];1;3)" office:value-type="string" office:string-value="12 " calcext:value-type="string">
            <text:p>12 </text:p>
          </table:table-cell>
          <table:table-cell table:formula="of:=MID([.D263];6;2)" office:value-type="string" office:string-value="59" calcext:value-type="string">
            <text:p>59</text:p>
          </table:table-cell>
          <table:table-cell table:formula="of:=MID([.D263];9;2)" office:value-type="string" office:string-value="57" calcext:value-type="string">
            <text:p>57</text:p>
          </table:table-cell>
          <table:table-cell table:formula="of:=MID([.E263];1;2)" office:value-type="string" office:string-value="40" calcext:value-type="string">
            <text:p>40</text:p>
          </table:table-cell>
          <table:table-cell table:formula="of:=MID([.E263];6;2)" office:value-type="string" office:string-value="35" calcext:value-type="string">
            <text:p>35</text:p>
          </table:table-cell>
          <table:table-cell table:formula="of:=MID([.E263];9;2)" office:value-type="string" office:string-value="04" calcext:value-type="string">
            <text:p>04</text:p>
          </table:table-cell>
          <table:table-cell table:formula="of:=-([.F263]+(([.G263]+[.H263]/60)/60))" office:value-type="float" office:value="-12.9991666666667" calcext:value-type="float">
            <text:p>-12.9991666666667</text:p>
          </table:table-cell>
          <table:table-cell table:formula="of:=-([.I263]+(([.J263]+[.K263]/60)/60))" office:value-type="float" office:value="-40.5844444444444" calcext:value-type="float">
            <text:p>-40.5844444444444</text:p>
          </table:table-cell>
        </table:table-row>
        <table:table-row table:style-name="ro1">
          <table:table-cell office:value-type="string" calcext:value-type="string">
            <text:p>PG-26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2'19" 12 0 58'55"</text:p>
          </table:table-cell>
          <table:table-cell table:formula="of:=MID([.C264];13;14)" office:value-type="string" office:string-value="12 0 58'55&quot;" calcext:value-type="string">
            <text:p>12 0 58'55"</text:p>
          </table:table-cell>
          <table:table-cell table:formula="of:=MID([.C264];1;10)" office:value-type="string" office:string-value="40 0 32'19" calcext:value-type="string">
            <text:p>40 0 32'19</text:p>
          </table:table-cell>
          <table:table-cell table:formula="of:=MID([.D264];1;3)" office:value-type="string" office:string-value="12 " calcext:value-type="string">
            <text:p>12 </text:p>
          </table:table-cell>
          <table:table-cell table:formula="of:=MID([.D264];6;2)" office:value-type="string" office:string-value="58" calcext:value-type="string">
            <text:p>58</text:p>
          </table:table-cell>
          <table:table-cell table:formula="of:=MID([.D264];9;2)" office:value-type="string" office:string-value="55" calcext:value-type="string">
            <text:p>55</text:p>
          </table:table-cell>
          <table:table-cell table:formula="of:=MID([.E264];1;2)" office:value-type="string" office:string-value="40" calcext:value-type="string">
            <text:p>40</text:p>
          </table:table-cell>
          <table:table-cell table:formula="of:=MID([.E264];6;2)" office:value-type="string" office:string-value="32" calcext:value-type="string">
            <text:p>32</text:p>
          </table:table-cell>
          <table:table-cell table:formula="of:=MID([.E264];9;2)" office:value-type="string" office:string-value="19" calcext:value-type="string">
            <text:p>19</text:p>
          </table:table-cell>
          <table:table-cell table:formula="of:=-([.F264]+(([.G264]+[.H264]/60)/60))" office:value-type="float" office:value="-12.9819444444444" calcext:value-type="float">
            <text:p>-12.9819444444444</text:p>
          </table:table-cell>
          <table:table-cell table:formula="of:=-([.I264]+(([.J264]+[.K264]/60)/60))" office:value-type="float" office:value="-40.5386111111111" calcext:value-type="float">
            <text:p>-40.5386111111111</text:p>
          </table:table-cell>
        </table:table-row>
        <table:table-row table:style-name="ro1">
          <table:table-cell office:value-type="string" calcext:value-type="string">
            <text:p>PG-26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28'29" 12 0 36'08"</text:p>
          </table:table-cell>
          <table:table-cell table:formula="of:=MID([.C265];13;14)" office:value-type="string" office:string-value="12 0 36'08&quot;" calcext:value-type="string">
            <text:p>12 0 36'08"</text:p>
          </table:table-cell>
          <table:table-cell table:formula="of:=MID([.C265];1;10)" office:value-type="string" office:string-value="39 0 28'29" calcext:value-type="string">
            <text:p>39 0 28'29</text:p>
          </table:table-cell>
          <table:table-cell table:formula="of:=MID([.D265];1;3)" office:value-type="string" office:string-value="12 " calcext:value-type="string">
            <text:p>12 </text:p>
          </table:table-cell>
          <table:table-cell table:formula="of:=MID([.D265];6;2)" office:value-type="string" office:string-value="36" calcext:value-type="string">
            <text:p>36</text:p>
          </table:table-cell>
          <table:table-cell table:formula="of:=MID([.D265];9;2)" office:value-type="string" office:string-value="08" calcext:value-type="string">
            <text:p>08</text:p>
          </table:table-cell>
          <table:table-cell table:formula="of:=MID([.E265];1;2)" office:value-type="string" office:string-value="39" calcext:value-type="string">
            <text:p>39</text:p>
          </table:table-cell>
          <table:table-cell table:formula="of:=MID([.E265];6;2)" office:value-type="string" office:string-value="28" calcext:value-type="string">
            <text:p>28</text:p>
          </table:table-cell>
          <table:table-cell table:formula="of:=MID([.E265];9;2)" office:value-type="string" office:string-value="29" calcext:value-type="string">
            <text:p>29</text:p>
          </table:table-cell>
          <table:table-cell table:formula="of:=-([.F265]+(([.G265]+[.H265]/60)/60))" office:value-type="float" office:value="-12.6022222222222" calcext:value-type="float">
            <text:p>-12.6022222222222</text:p>
          </table:table-cell>
          <table:table-cell table:formula="of:=-([.I265]+(([.J265]+[.K265]/60)/60))" office:value-type="float" office:value="-39.4747222222222" calcext:value-type="float">
            <text:p>-39.4747222222222</text:p>
          </table:table-cell>
        </table:table-row>
        <table:table-row table:style-name="ro1">
          <table:table-cell office:value-type="string" calcext:value-type="string">
            <text:p>PG-26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3'00" 12 0 51'21"</text:p>
          </table:table-cell>
          <table:table-cell table:formula="of:=MID([.C266];13;14)" office:value-type="string" office:string-value="12 0 51'21&quot;" calcext:value-type="string">
            <text:p>12 0 51'21"</text:p>
          </table:table-cell>
          <table:table-cell table:formula="of:=MID([.C266];1;10)" office:value-type="string" office:string-value="40 0 23'00" calcext:value-type="string">
            <text:p>40 0 23'00</text:p>
          </table:table-cell>
          <table:table-cell table:formula="of:=MID([.D266];1;3)" office:value-type="string" office:string-value="12 " calcext:value-type="string">
            <text:p>12 </text:p>
          </table:table-cell>
          <table:table-cell table:formula="of:=MID([.D266];6;2)" office:value-type="string" office:string-value="51" calcext:value-type="string">
            <text:p>51</text:p>
          </table:table-cell>
          <table:table-cell table:formula="of:=MID([.D266];9;2)" office:value-type="string" office:string-value="21" calcext:value-type="string">
            <text:p>21</text:p>
          </table:table-cell>
          <table:table-cell table:formula="of:=MID([.E266];1;2)" office:value-type="string" office:string-value="40" calcext:value-type="string">
            <text:p>40</text:p>
          </table:table-cell>
          <table:table-cell table:formula="of:=MID([.E266];6;2)" office:value-type="string" office:string-value="23" calcext:value-type="string">
            <text:p>23</text:p>
          </table:table-cell>
          <table:table-cell table:formula="of:=MID([.E266];9;2)" office:value-type="string" office:string-value="00" calcext:value-type="string">
            <text:p>00</text:p>
          </table:table-cell>
          <table:table-cell table:formula="of:=-([.F266]+(([.G266]+[.H266]/60)/60))" office:value-type="float" office:value="-12.8558333333333" calcext:value-type="float">
            <text:p>-12.8558333333333</text:p>
          </table:table-cell>
          <table:table-cell table:formula="of:=-([.I266]+(([.J266]+[.K266]/60)/60))" office:value-type="float" office:value="-40.3833333333333" calcext:value-type="float">
            <text:p>-40.3833333333333</text:p>
          </table:table-cell>
        </table:table-row>
        <table:table-row table:style-name="ro1">
          <table:table-cell office:value-type="string" calcext:value-type="string">
            <text:p>PG-265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9'18" 12 0 20'32" -</text:p>
          </table:table-cell>
          <table:table-cell table:formula="of:=MID([.C267];13;14)" office:value-type="string" office:string-value="12 0 20'32&quot; -" calcext:value-type="string">
            <text:p>12 0 20'32" -</text:p>
          </table:table-cell>
          <table:table-cell table:formula="of:=MID([.C267];1;10)" office:value-type="string" office:string-value="41 0 09'18" calcext:value-type="string">
            <text:p>41 0 09'18</text:p>
          </table:table-cell>
          <table:table-cell table:formula="of:=MID([.D267];1;3)" office:value-type="string" office:string-value="12 " calcext:value-type="string">
            <text:p>12 </text:p>
          </table:table-cell>
          <table:table-cell table:formula="of:=MID([.D267];6;2)" office:value-type="string" office:string-value="20" calcext:value-type="string">
            <text:p>20</text:p>
          </table:table-cell>
          <table:table-cell table:formula="of:=MID([.D267];9;2)" office:value-type="string" office:string-value="32" calcext:value-type="string">
            <text:p>32</text:p>
          </table:table-cell>
          <table:table-cell table:formula="of:=MID([.E267];1;2)" office:value-type="string" office:string-value="41" calcext:value-type="string">
            <text:p>41</text:p>
          </table:table-cell>
          <table:table-cell table:formula="of:=MID([.E267];6;2)" office:value-type="string" office:string-value="09" calcext:value-type="string">
            <text:p>09</text:p>
          </table:table-cell>
          <table:table-cell table:formula="of:=MID([.E267];9;2)" office:value-type="string" office:string-value="18" calcext:value-type="string">
            <text:p>18</text:p>
          </table:table-cell>
          <table:table-cell table:formula="of:=-([.F267]+(([.G267]+[.H267]/60)/60))" office:value-type="float" office:value="-12.3422222222222" calcext:value-type="float">
            <text:p>-12.3422222222222</text:p>
          </table:table-cell>
          <table:table-cell table:formula="of:=-([.I267]+(([.J267]+[.K267]/60)/60))" office:value-type="float" office:value="-41.155" calcext:value-type="float">
            <text:p>-41.155</text:p>
          </table:table-cell>
        </table:table-row>
        <table:table-row table:style-name="ro1">
          <table:table-cell office:value-type="string" calcext:value-type="string">
            <text:p>PG-266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8'46" 12 0 15'08"</text:p>
          </table:table-cell>
          <table:table-cell table:formula="of:=MID([.C268];13;14)" office:value-type="string" office:string-value="12 0 15'08&quot;" calcext:value-type="string">
            <text:p>12 0 15'08"</text:p>
          </table:table-cell>
          <table:table-cell table:formula="of:=MID([.C268];1;10)" office:value-type="string" office:string-value="41 0 08'46" calcext:value-type="string">
            <text:p>41 0 08'46</text:p>
          </table:table-cell>
          <table:table-cell table:formula="of:=MID([.D268];1;3)" office:value-type="string" office:string-value="12 " calcext:value-type="string">
            <text:p>12 </text:p>
          </table:table-cell>
          <table:table-cell table:formula="of:=MID([.D268];6;2)" office:value-type="string" office:string-value="15" calcext:value-type="string">
            <text:p>15</text:p>
          </table:table-cell>
          <table:table-cell table:formula="of:=MID([.D268];9;2)" office:value-type="string" office:string-value="08" calcext:value-type="string">
            <text:p>08</text:p>
          </table:table-cell>
          <table:table-cell table:formula="of:=MID([.E268];1;2)" office:value-type="string" office:string-value="41" calcext:value-type="string">
            <text:p>41</text:p>
          </table:table-cell>
          <table:table-cell table:formula="of:=MID([.E268];6;2)" office:value-type="string" office:string-value="08" calcext:value-type="string">
            <text:p>08</text:p>
          </table:table-cell>
          <table:table-cell table:formula="of:=MID([.E268];9;2)" office:value-type="string" office:string-value="46" calcext:value-type="string">
            <text:p>46</text:p>
          </table:table-cell>
          <table:table-cell table:formula="of:=-([.F268]+(([.G268]+[.H268]/60)/60))" office:value-type="float" office:value="-12.2522222222222" calcext:value-type="float">
            <text:p>-12.2522222222222</text:p>
          </table:table-cell>
          <table:table-cell table:formula="of:=-([.I268]+(([.J268]+[.K268]/60)/60))" office:value-type="float" office:value="-41.1461111111111" calcext:value-type="float">
            <text:p>-41.1461111111111</text:p>
          </table:table-cell>
        </table:table-row>
        <table:table-row table:style-name="ro1">
          <table:table-cell office:value-type="string" calcext:value-type="string">
            <text:p>PG-267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08'13" 12 0 12'25"</text:p>
          </table:table-cell>
          <table:table-cell table:formula="of:=MID([.C269];13;14)" office:value-type="string" office:string-value="12 0 12'25&quot;" calcext:value-type="string">
            <text:p>12 0 12'25"</text:p>
          </table:table-cell>
          <table:table-cell table:formula="of:=MID([.C269];1;10)" office:value-type="string" office:string-value="41 0 08'13" calcext:value-type="string">
            <text:p>41 0 08'13</text:p>
          </table:table-cell>
          <table:table-cell table:formula="of:=MID([.D269];1;3)" office:value-type="string" office:string-value="12 " calcext:value-type="string">
            <text:p>12 </text:p>
          </table:table-cell>
          <table:table-cell table:formula="of:=MID([.D269];6;2)" office:value-type="string" office:string-value="12" calcext:value-type="string">
            <text:p>12</text:p>
          </table:table-cell>
          <table:table-cell table:formula="of:=MID([.D269];9;2)" office:value-type="string" office:string-value="25" calcext:value-type="string">
            <text:p>25</text:p>
          </table:table-cell>
          <table:table-cell table:formula="of:=MID([.E269];1;2)" office:value-type="string" office:string-value="41" calcext:value-type="string">
            <text:p>41</text:p>
          </table:table-cell>
          <table:table-cell table:formula="of:=MID([.E269];6;2)" office:value-type="string" office:string-value="08" calcext:value-type="string">
            <text:p>08</text:p>
          </table:table-cell>
          <table:table-cell table:formula="of:=MID([.E269];9;2)" office:value-type="string" office:string-value="13" calcext:value-type="string">
            <text:p>13</text:p>
          </table:table-cell>
          <table:table-cell table:formula="of:=-([.F269]+(([.G269]+[.H269]/60)/60))" office:value-type="float" office:value="-12.2069444444444" calcext:value-type="float">
            <text:p>-12.2069444444444</text:p>
          </table:table-cell>
          <table:table-cell table:formula="of:=-([.I269]+(([.J269]+[.K269]/60)/60))" office:value-type="float" office:value="-41.1369444444444" calcext:value-type="float">
            <text:p>-41.1369444444444</text:p>
          </table:table-cell>
        </table:table-row>
        <table:table-row table:style-name="ro1">
          <table:table-cell office:value-type="string" calcext:value-type="string">
            <text:p>PG-268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29'02" 12 0 05'56"</text:p>
          </table:table-cell>
          <table:table-cell table:formula="of:=MID([.C270];13;14)" office:value-type="string" office:string-value="12 0 05'56&quot;" calcext:value-type="string">
            <text:p>12 0 05'56"</text:p>
          </table:table-cell>
          <table:table-cell table:formula="of:=MID([.C270];1;10)" office:value-type="string" office:string-value="40 0 29'02" calcext:value-type="string">
            <text:p>40 0 29'02</text:p>
          </table:table-cell>
          <table:table-cell table:formula="of:=MID([.D270];1;3)" office:value-type="string" office:string-value="12 " calcext:value-type="string">
            <text:p>12 </text:p>
          </table:table-cell>
          <table:table-cell table:formula="of:=MID([.D270];6;2)" office:value-type="string" office:string-value="05" calcext:value-type="string">
            <text:p>05</text:p>
          </table:table-cell>
          <table:table-cell table:formula="of:=MID([.D270];9;2)" office:value-type="string" office:string-value="56" calcext:value-type="string">
            <text:p>56</text:p>
          </table:table-cell>
          <table:table-cell table:formula="of:=MID([.E270];1;2)" office:value-type="string" office:string-value="40" calcext:value-type="string">
            <text:p>40</text:p>
          </table:table-cell>
          <table:table-cell table:formula="of:=MID([.E270];6;2)" office:value-type="string" office:string-value="29" calcext:value-type="string">
            <text:p>29</text:p>
          </table:table-cell>
          <table:table-cell table:formula="of:=MID([.E270];9;2)" office:value-type="string" office:string-value="02" calcext:value-type="string">
            <text:p>02</text:p>
          </table:table-cell>
          <table:table-cell table:formula="of:=-([.F270]+(([.G270]+[.H270]/60)/60))" office:value-type="float" office:value="-12.0988888888889" calcext:value-type="float">
            <text:p>-12.0988888888889</text:p>
          </table:table-cell>
          <table:table-cell table:formula="of:=-([.I270]+(([.J270]+[.K270]/60)/60))" office:value-type="float" office:value="-40.4838888888889" calcext:value-type="float">
            <text:p>-40.4838888888889</text:p>
          </table:table-cell>
        </table:table-row>
        <table:table-row table:style-name="ro1">
          <table:table-cell office:value-type="string" calcext:value-type="string">
            <text:p>PG-26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39 0 40'00" 12 0 11'21"</text:p>
          </table:table-cell>
          <table:table-cell table:formula="of:=MID([.C271];13;14)" office:value-type="string" office:string-value="12 0 11'21&quot;" calcext:value-type="string">
            <text:p>12 0 11'21"</text:p>
          </table:table-cell>
          <table:table-cell table:formula="of:=MID([.C271];1;10)" office:value-type="string" office:string-value="39 0 40'00" calcext:value-type="string">
            <text:p>39 0 40'00</text:p>
          </table:table-cell>
          <table:table-cell table:formula="of:=MID([.D271];1;3)" office:value-type="string" office:string-value="12 " calcext:value-type="string">
            <text:p>12 </text:p>
          </table:table-cell>
          <table:table-cell table:formula="of:=MID([.D271];6;2)" office:value-type="string" office:string-value="11" calcext:value-type="string">
            <text:p>11</text:p>
          </table:table-cell>
          <table:table-cell table:formula="of:=MID([.D271];9;2)" office:value-type="string" office:string-value="21" calcext:value-type="string">
            <text:p>21</text:p>
          </table:table-cell>
          <table:table-cell table:formula="of:=MID([.E271];1;2)" office:value-type="string" office:string-value="39" calcext:value-type="string">
            <text:p>39</text:p>
          </table:table-cell>
          <table:table-cell table:formula="of:=MID([.E271];6;2)" office:value-type="string" office:string-value="40" calcext:value-type="string">
            <text:p>40</text:p>
          </table:table-cell>
          <table:table-cell table:formula="of:=MID([.E271];9;2)" office:value-type="string" office:string-value="00" calcext:value-type="string">
            <text:p>00</text:p>
          </table:table-cell>
          <table:table-cell table:formula="of:=-([.F271]+(([.G271]+[.H271]/60)/60))" office:value-type="float" office:value="-12.1891666666667" calcext:value-type="float">
            <text:p>-12.1891666666667</text:p>
          </table:table-cell>
          <table:table-cell table:formula="of:=-([.I271]+(([.J271]+[.K271]/60)/60))" office:value-type="float" office:value="-39.6666666666667" calcext:value-type="float">
            <text:p>-39.6666666666667</text:p>
          </table:table-cell>
        </table:table-row>
        <table:table-row table:style-name="ro1">
          <table:table-cell office:value-type="string" calcext:value-type="string">
            <text:p>PG-270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52'03" 12 0 40'32"</text:p>
          </table:table-cell>
          <table:table-cell table:formula="of:=MID([.C272];13;14)" office:value-type="string" office:string-value="12 0 40'32&quot;" calcext:value-type="string">
            <text:p>12 0 40'32"</text:p>
          </table:table-cell>
          <table:table-cell table:formula="of:=MID([.C272];1;10)" office:value-type="string" office:string-value="40 0 52'03" calcext:value-type="string">
            <text:p>40 0 52'03</text:p>
          </table:table-cell>
          <table:table-cell table:formula="of:=MID([.D272];1;3)" office:value-type="string" office:string-value="12 " calcext:value-type="string">
            <text:p>12 </text:p>
          </table:table-cell>
          <table:table-cell table:formula="of:=MID([.D272];6;2)" office:value-type="string" office:string-value="40" calcext:value-type="string">
            <text:p>40</text:p>
          </table:table-cell>
          <table:table-cell table:formula="of:=MID([.D272];9;2)" office:value-type="string" office:string-value="32" calcext:value-type="string">
            <text:p>32</text:p>
          </table:table-cell>
          <table:table-cell table:formula="of:=MID([.E272];1;2)" office:value-type="string" office:string-value="40" calcext:value-type="string">
            <text:p>40</text:p>
          </table:table-cell>
          <table:table-cell table:formula="of:=MID([.E272];6;2)" office:value-type="string" office:string-value="52" calcext:value-type="string">
            <text:p>52</text:p>
          </table:table-cell>
          <table:table-cell table:formula="of:=MID([.E272];9;2)" office:value-type="string" office:string-value="03" calcext:value-type="string">
            <text:p>03</text:p>
          </table:table-cell>
          <table:table-cell table:formula="of:=-([.F272]+(([.G272]+[.H272]/60)/60))" office:value-type="float" office:value="-12.6755555555556" calcext:value-type="float">
            <text:p>-12.6755555555556</text:p>
          </table:table-cell>
          <table:table-cell table:formula="of:=-([.I272]+(([.J272]+[.K272]/60)/60))" office:value-type="float" office:value="-40.8675" calcext:value-type="float">
            <text:p>-40.8675</text:p>
          </table:table-cell>
        </table:table-row>
        <table:table-row table:style-name="ro1">
          <table:table-cell office:value-type="string" calcext:value-type="string">
            <text:p>PG-27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07'07" 12 0 55'08"</text:p>
          </table:table-cell>
          <table:table-cell table:formula="of:=MID([.C273];13;14)" office:value-type="string" office:string-value="12 0 55'08&quot;" calcext:value-type="string">
            <text:p>12 0 55'08"</text:p>
          </table:table-cell>
          <table:table-cell table:formula="of:=MID([.C273];1;10)" office:value-type="string" office:string-value="40 0 07'07" calcext:value-type="string">
            <text:p>40 0 07'07</text:p>
          </table:table-cell>
          <table:table-cell table:formula="of:=MID([.D273];1;3)" office:value-type="string" office:string-value="12 " calcext:value-type="string">
            <text:p>12 </text:p>
          </table:table-cell>
          <table:table-cell table:formula="of:=MID([.D273];6;2)" office:value-type="string" office:string-value="55" calcext:value-type="string">
            <text:p>55</text:p>
          </table:table-cell>
          <table:table-cell table:formula="of:=MID([.D273];9;2)" office:value-type="string" office:string-value="08" calcext:value-type="string">
            <text:p>08</text:p>
          </table:table-cell>
          <table:table-cell table:formula="of:=MID([.E273];1;2)" office:value-type="string" office:string-value="40" calcext:value-type="string">
            <text:p>40</text:p>
          </table:table-cell>
          <table:table-cell table:formula="of:=MID([.E273];6;2)" office:value-type="string" office:string-value="07" calcext:value-type="string">
            <text:p>07</text:p>
          </table:table-cell>
          <table:table-cell table:formula="of:=MID([.E273];9;2)" office:value-type="string" office:string-value="07" calcext:value-type="string">
            <text:p>07</text:p>
          </table:table-cell>
          <table:table-cell table:formula="of:=-([.F273]+(([.G273]+[.H273]/60)/60))" office:value-type="float" office:value="-12.9188888888889" calcext:value-type="float">
            <text:p>-12.9188888888889</text:p>
          </table:table-cell>
          <table:table-cell table:formula="of:=-([.I273]+(([.J273]+[.K273]/60)/60))" office:value-type="float" office:value="-40.1186111111111" calcext:value-type="float">
            <text:p>-40.1186111111111</text:p>
          </table:table-cell>
        </table:table-row>
        <table:table-row table:style-name="ro1">
          <table:table-cell office:value-type="string" calcext:value-type="string">
            <text:p>PG-272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1 0 43'17" 12 0 10'16"</text:p>
          </table:table-cell>
          <table:table-cell table:formula="of:=MID([.C274];13;14)" office:value-type="string" office:string-value="12 0 10'16&quot;" calcext:value-type="string">
            <text:p>12 0 10'16"</text:p>
          </table:table-cell>
          <table:table-cell table:formula="of:=MID([.C274];1;10)" office:value-type="string" office:string-value="41 0 43'17" calcext:value-type="string">
            <text:p>41 0 43'17</text:p>
          </table:table-cell>
          <table:table-cell table:formula="of:=MID([.D274];1;3)" office:value-type="string" office:string-value="12 " calcext:value-type="string">
            <text:p>12 </text:p>
          </table:table-cell>
          <table:table-cell table:formula="of:=MID([.D274];6;2)" office:value-type="string" office:string-value="10" calcext:value-type="string">
            <text:p>10</text:p>
          </table:table-cell>
          <table:table-cell table:formula="of:=MID([.D274];9;2)" office:value-type="string" office:string-value="16" calcext:value-type="string">
            <text:p>16</text:p>
          </table:table-cell>
          <table:table-cell table:formula="of:=MID([.E274];1;2)" office:value-type="string" office:string-value="41" calcext:value-type="string">
            <text:p>41</text:p>
          </table:table-cell>
          <table:table-cell table:formula="of:=MID([.E274];6;2)" office:value-type="string" office:string-value="43" calcext:value-type="string">
            <text:p>43</text:p>
          </table:table-cell>
          <table:table-cell table:formula="of:=MID([.E274];9;2)" office:value-type="string" office:string-value="17" calcext:value-type="string">
            <text:p>17</text:p>
          </table:table-cell>
          <table:table-cell table:formula="of:=-([.F274]+(([.G274]+[.H274]/60)/60))" office:value-type="float" office:value="-12.1711111111111" calcext:value-type="float">
            <text:p>-12.1711111111111</text:p>
          </table:table-cell>
          <table:table-cell table:formula="of:=-([.I274]+(([.J274]+[.K274]/60)/60))" office:value-type="float" office:value="-41.7213888888889" calcext:value-type="float">
            <text:p>-41.7213888888889</text:p>
          </table:table-cell>
        </table:table-row>
        <table:table-row table:style-name="ro1">
          <table:table-cell office:value-type="string" calcext:value-type="string">
            <text:p>PG-27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1'13" 12 0 19'27" -</text:p>
          </table:table-cell>
          <table:table-cell table:formula="of:=MID([.C275];13;14)" office:value-type="string" office:string-value="12 0 19'27&quot; -" calcext:value-type="string">
            <text:p>12 0 19'27" -</text:p>
          </table:table-cell>
          <table:table-cell table:formula="of:=MID([.C275];1;10)" office:value-type="string" office:string-value="40 0 31'13" calcext:value-type="string">
            <text:p>40 0 31'13</text:p>
          </table:table-cell>
          <table:table-cell table:formula="of:=MID([.D275];1;3)" office:value-type="string" office:string-value="12 " calcext:value-type="string">
            <text:p>12 </text:p>
          </table:table-cell>
          <table:table-cell table:formula="of:=MID([.D275];6;2)" office:value-type="string" office:string-value="19" calcext:value-type="string">
            <text:p>19</text:p>
          </table:table-cell>
          <table:table-cell table:formula="of:=MID([.D275];9;2)" office:value-type="string" office:string-value="27" calcext:value-type="string">
            <text:p>27</text:p>
          </table:table-cell>
          <table:table-cell table:formula="of:=MID([.E275];1;2)" office:value-type="string" office:string-value="40" calcext:value-type="string">
            <text:p>40</text:p>
          </table:table-cell>
          <table:table-cell table:formula="of:=MID([.E275];6;2)" office:value-type="string" office:string-value="31" calcext:value-type="string">
            <text:p>31</text:p>
          </table:table-cell>
          <table:table-cell table:formula="of:=MID([.E275];9;2)" office:value-type="string" office:string-value="13" calcext:value-type="string">
            <text:p>13</text:p>
          </table:table-cell>
          <table:table-cell table:formula="of:=-([.F275]+(([.G275]+[.H275]/60)/60))" office:value-type="float" office:value="-12.3241666666667" calcext:value-type="float">
            <text:p>-12.3241666666667</text:p>
          </table:table-cell>
          <table:table-cell table:formula="of:=-([.I275]+(([.J275]+[.K275]/60)/60))" office:value-type="float" office:value="-40.5202777777778" calcext:value-type="float">
            <text:p>-40.5202777777778</text:p>
          </table:table-cell>
        </table:table-row>
        <table:table-row table:style-name="ro1">
          <table:table-cell office:value-type="string" calcext:value-type="string">
            <text:p>PG-27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40 0 39'27" 13 0 19'27"</text:p>
          </table:table-cell>
          <table:table-cell table:formula="of:=MID([.C276];13;14)" office:value-type="string" office:string-value="13 0 19'27&quot;" calcext:value-type="string">
            <text:p>13 0 19'27"</text:p>
          </table:table-cell>
          <table:table-cell table:formula="of:=MID([.C276];1;10)" office:value-type="string" office:string-value="40 0 39'27" calcext:value-type="string">
            <text:p>40 0 39'27</text:p>
          </table:table-cell>
          <table:table-cell table:formula="of:=MID([.D276];1;3)" office:value-type="string" office:string-value="13 " calcext:value-type="string">
            <text:p>13 </text:p>
          </table:table-cell>
          <table:table-cell table:formula="of:=MID([.D276];6;2)" office:value-type="string" office:string-value="19" calcext:value-type="string">
            <text:p>19</text:p>
          </table:table-cell>
          <table:table-cell table:formula="of:=MID([.D276];9;2)" office:value-type="string" office:string-value="27" calcext:value-type="string">
            <text:p>27</text:p>
          </table:table-cell>
          <table:table-cell table:formula="of:=MID([.E276];1;2)" office:value-type="string" office:string-value="40" calcext:value-type="string">
            <text:p>40</text:p>
          </table:table-cell>
          <table:table-cell table:formula="of:=MID([.E276];6;2)" office:value-type="string" office:string-value="39" calcext:value-type="string">
            <text:p>39</text:p>
          </table:table-cell>
          <table:table-cell table:formula="of:=MID([.E276];9;2)" office:value-type="string" office:string-value="27" calcext:value-type="string">
            <text:p>27</text:p>
          </table:table-cell>
          <table:table-cell table:formula="of:=-([.F276]+(([.G276]+[.H276]/60)/60))" office:value-type="float" office:value="-13.3241666666667" calcext:value-type="float">
            <text:p>-13.3241666666667</text:p>
          </table:table-cell>
          <table:table-cell table:formula="of:=-([.I276]+(([.J276]+[.K276]/60)/60))" office:value-type="float" office:value="-40.6575" calcext:value-type="float">
            <text:p>-40.6575</text:p>
          </table:table-cell>
        </table:table-row>
        <table:table-row table:style-name="ro1">
          <table:table-cell office:value-type="string" calcext:value-type="string">
            <text:p>IN-01</text:p>
          </table:table-cell>
          <table:table-cell/>
          <table:table-cell office:value-type="string" calcext:value-type="string">
            <text:p>38 0 13'13" 12 0 00'20"</text:p>
          </table:table-cell>
          <table:table-cell table:formula="of:=MID([.C277];13;14)" office:value-type="string" office:string-value="12 0 00'20&quot;" calcext:value-type="string">
            <text:p>12 0 00'20"</text:p>
          </table:table-cell>
          <table:table-cell table:formula="of:=MID([.C277];1;10)" office:value-type="string" office:string-value="38 0 13'13" calcext:value-type="string">
            <text:p>38 0 13'13</text:p>
          </table:table-cell>
          <table:table-cell table:formula="of:=MID([.D277];1;3)" office:value-type="string" office:string-value="12 " calcext:value-type="string">
            <text:p>12 </text:p>
          </table:table-cell>
          <table:table-cell table:formula="of:=MID([.D277];6;2)" office:value-type="string" office:string-value="00" calcext:value-type="string">
            <text:p>00</text:p>
          </table:table-cell>
          <table:table-cell table:formula="of:=MID([.D277];9;2)" office:value-type="string" office:string-value="20" calcext:value-type="string">
            <text:p>20</text:p>
          </table:table-cell>
          <table:table-cell table:formula="of:=MID([.E277];1;2)" office:value-type="string" office:string-value="38" calcext:value-type="string">
            <text:p>38</text:p>
          </table:table-cell>
          <table:table-cell table:formula="of:=MID([.E277];6;2)" office:value-type="string" office:string-value="13" calcext:value-type="string">
            <text:p>13</text:p>
          </table:table-cell>
          <table:table-cell table:formula="of:=MID([.E277];9;2)" office:value-type="string" office:string-value="13" calcext:value-type="string">
            <text:p>13</text:p>
          </table:table-cell>
          <table:table-cell table:formula="of:=-([.F277]+(([.G277]+[.H277]/60)/60))" office:value-type="float" office:value="-12.0055555555556" calcext:value-type="float">
            <text:p>-12.0055555555556</text:p>
          </table:table-cell>
          <table:table-cell table:formula="of:=-([.I277]+(([.J277]+[.K277]/60)/60))" office:value-type="float" office:value="-38.2202777777778" calcext:value-type="float">
            <text:p>-38.2202777777778</text:p>
          </table:table-cell>
        </table:table-row>
        <table:table-row table:style-name="ro1">
          <table:table-cell office:value-type="string" calcext:value-type="string">
            <text:p>IN-02</text:p>
          </table:table-cell>
          <table:table-cell/>
          <table:table-cell office:value-type="string" calcext:value-type="string">
            <text:p>37 0 43'33" 12 0 03'47"</text:p>
          </table:table-cell>
          <table:table-cell table:formula="of:=MID([.C278];13;14)" office:value-type="string" office:string-value="12 0 03'47&quot;" calcext:value-type="string">
            <text:p>12 0 03'47"</text:p>
          </table:table-cell>
          <table:table-cell table:formula="of:=MID([.C278];1;10)" office:value-type="string" office:string-value="37 0 43'33" calcext:value-type="string">
            <text:p>37 0 43'33</text:p>
          </table:table-cell>
          <table:table-cell table:formula="of:=MID([.D278];1;3)" office:value-type="string" office:string-value="12 " calcext:value-type="string">
            <text:p>12 </text:p>
          </table:table-cell>
          <table:table-cell table:formula="of:=MID([.D278];6;2)" office:value-type="string" office:string-value="03" calcext:value-type="string">
            <text:p>03</text:p>
          </table:table-cell>
          <table:table-cell table:formula="of:=MID([.D278];9;2)" office:value-type="string" office:string-value="47" calcext:value-type="string">
            <text:p>47</text:p>
          </table:table-cell>
          <table:table-cell table:formula="of:=MID([.E278];1;2)" office:value-type="string" office:string-value="37" calcext:value-type="string">
            <text:p>37</text:p>
          </table:table-cell>
          <table:table-cell table:formula="of:=MID([.E278];6;2)" office:value-type="string" office:string-value="43" calcext:value-type="string">
            <text:p>43</text:p>
          </table:table-cell>
          <table:table-cell table:formula="of:=MID([.E278];9;2)" office:value-type="string" office:string-value="33" calcext:value-type="string">
            <text:p>33</text:p>
          </table:table-cell>
          <table:table-cell table:formula="of:=-([.F278]+(([.G278]+[.H278]/60)/60))" office:value-type="float" office:value="-12.0630555555556" calcext:value-type="float">
            <text:p>-12.0630555555556</text:p>
          </table:table-cell>
          <table:table-cell table:formula="of:=-([.I278]+(([.J278]+[.K278]/60)/60))" office:value-type="float" office:value="-37.7258333333333" calcext:value-type="float">
            <text:p>-37.7258333333333</text:p>
          </table:table-cell>
        </table:table-row>
        <table:table-row table:style-name="ro1">
          <table:table-cell office:value-type="string" calcext:value-type="string">
            <text:p>IN-03</text:p>
          </table:table-cell>
          <table:table-cell/>
          <table:table-cell office:value-type="string" calcext:value-type="string">
            <text:p>37 0 56'16" 12 0 07'34"</text:p>
          </table:table-cell>
          <table:table-cell table:formula="of:=MID([.C279];13;14)" office:value-type="string" office:string-value="12 0 07'34&quot;" calcext:value-type="string">
            <text:p>12 0 07'34"</text:p>
          </table:table-cell>
          <table:table-cell table:formula="of:=MID([.C279];1;10)" office:value-type="string" office:string-value="37 0 56'16" calcext:value-type="string">
            <text:p>37 0 56'16</text:p>
          </table:table-cell>
          <table:table-cell table:formula="of:=MID([.D279];1;3)" office:value-type="string" office:string-value="12 " calcext:value-type="string">
            <text:p>12 </text:p>
          </table:table-cell>
          <table:table-cell table:formula="of:=MID([.D279];6;2)" office:value-type="string" office:string-value="07" calcext:value-type="string">
            <text:p>07</text:p>
          </table:table-cell>
          <table:table-cell table:formula="of:=MID([.D279];9;2)" office:value-type="string" office:string-value="34" calcext:value-type="string">
            <text:p>34</text:p>
          </table:table-cell>
          <table:table-cell table:formula="of:=MID([.E279];1;2)" office:value-type="string" office:string-value="37" calcext:value-type="string">
            <text:p>37</text:p>
          </table:table-cell>
          <table:table-cell table:formula="of:=MID([.E279];6;2)" office:value-type="string" office:string-value="56" calcext:value-type="string">
            <text:p>56</text:p>
          </table:table-cell>
          <table:table-cell table:formula="of:=MID([.E279];9;2)" office:value-type="string" office:string-value="16" calcext:value-type="string">
            <text:p>16</text:p>
          </table:table-cell>
          <table:table-cell table:formula="of:=-([.F279]+(([.G279]+[.H279]/60)/60))" office:value-type="float" office:value="-12.1261111111111" calcext:value-type="float">
            <text:p>-12.1261111111111</text:p>
          </table:table-cell>
          <table:table-cell table:formula="of:=-([.I279]+(([.J279]+[.K279]/60)/60))" office:value-type="float" office:value="-37.9377777777778" calcext:value-type="float">
            <text:p>-37.9377777777778</text:p>
          </table:table-cell>
        </table:table-row>
        <table:table-row table:style-name="ro1">
          <table:table-cell office:value-type="string" calcext:value-type="string">
            <text:p>IN-04</text:p>
          </table:table-cell>
          <table:table-cell/>
          <table:table-cell office:value-type="string" calcext:value-type="string">
            <text:p>38 0 08'55" 12 0 08'11"</text:p>
          </table:table-cell>
          <table:table-cell table:formula="of:=MID([.C280];13;14)" office:value-type="string" office:string-value="12 0 08'11&quot;" calcext:value-type="string">
            <text:p>12 0 08'11"</text:p>
          </table:table-cell>
          <table:table-cell table:formula="of:=MID([.C280];1;10)" office:value-type="string" office:string-value="38 0 08'55" calcext:value-type="string">
            <text:p>38 0 08'55</text:p>
          </table:table-cell>
          <table:table-cell table:formula="of:=MID([.D280];1;3)" office:value-type="string" office:string-value="12 " calcext:value-type="string">
            <text:p>12 </text:p>
          </table:table-cell>
          <table:table-cell table:formula="of:=MID([.D280];6;2)" office:value-type="string" office:string-value="08" calcext:value-type="string">
            <text:p>08</text:p>
          </table:table-cell>
          <table:table-cell table:formula="of:=MID([.D280];9;2)" office:value-type="string" office:string-value="11" calcext:value-type="string">
            <text:p>11</text:p>
          </table:table-cell>
          <table:table-cell table:formula="of:=MID([.E280];1;2)" office:value-type="string" office:string-value="38" calcext:value-type="string">
            <text:p>38</text:p>
          </table:table-cell>
          <table:table-cell table:formula="of:=MID([.E280];6;2)" office:value-type="string" office:string-value="08" calcext:value-type="string">
            <text:p>08</text:p>
          </table:table-cell>
          <table:table-cell table:formula="of:=MID([.E280];9;2)" office:value-type="string" office:string-value="55" calcext:value-type="string">
            <text:p>55</text:p>
          </table:table-cell>
          <table:table-cell table:formula="of:=-([.F280]+(([.G280]+[.H280]/60)/60))" office:value-type="float" office:value="-12.1363888888889" calcext:value-type="float">
            <text:p>-12.1363888888889</text:p>
          </table:table-cell>
          <table:table-cell table:formula="of:=-([.I280]+(([.J280]+[.K280]/60)/60))" office:value-type="float" office:value="-38.1486111111111" calcext:value-type="float">
            <text:p>-38.1486111111111</text:p>
          </table:table-cell>
        </table:table-row>
        <table:table-row table:style-name="ro1">
          <table:table-cell office:value-type="string" calcext:value-type="string">
            <text:p>IN-05</text:p>
          </table:table-cell>
          <table:table-cell/>
          <table:table-cell office:value-type="string" calcext:value-type="string">
            <text:p>38 0 02'13" 12 0 15'24"</text:p>
          </table:table-cell>
          <table:table-cell table:formula="of:=MID([.C281];13;14)" office:value-type="string" office:string-value="12 0 15'24&quot;" calcext:value-type="string">
            <text:p>12 0 15'24"</text:p>
          </table:table-cell>
          <table:table-cell table:formula="of:=MID([.C281];1;10)" office:value-type="string" office:string-value="38 0 02'13" calcext:value-type="string">
            <text:p>38 0 02'13</text:p>
          </table:table-cell>
          <table:table-cell table:formula="of:=MID([.D281];1;3)" office:value-type="string" office:string-value="12 " calcext:value-type="string">
            <text:p>12 </text:p>
          </table:table-cell>
          <table:table-cell table:formula="of:=MID([.D281];6;2)" office:value-type="string" office:string-value="15" calcext:value-type="string">
            <text:p>15</text:p>
          </table:table-cell>
          <table:table-cell table:formula="of:=MID([.D281];9;2)" office:value-type="string" office:string-value="24" calcext:value-type="string">
            <text:p>24</text:p>
          </table:table-cell>
          <table:table-cell table:formula="of:=MID([.E281];1;2)" office:value-type="string" office:string-value="38" calcext:value-type="string">
            <text:p>38</text:p>
          </table:table-cell>
          <table:table-cell table:formula="of:=MID([.E281];6;2)" office:value-type="string" office:string-value="02" calcext:value-type="string">
            <text:p>02</text:p>
          </table:table-cell>
          <table:table-cell table:formula="of:=MID([.E281];9;2)" office:value-type="string" office:string-value="13" calcext:value-type="string">
            <text:p>13</text:p>
          </table:table-cell>
          <table:table-cell table:formula="of:=-([.F281]+(([.G281]+[.H281]/60)/60))" office:value-type="float" office:value="-12.2566666666667" calcext:value-type="float">
            <text:p>-12.2566666666667</text:p>
          </table:table-cell>
          <table:table-cell table:formula="of:=-([.I281]+(([.J281]+[.K281]/60)/60))" office:value-type="float" office:value="-38.0369444444444" calcext:value-type="float">
            <text:p>-38.0369444444444</text:p>
          </table:table-cell>
        </table:table-row>
        <table:table-row table:style-name="ro1">
          <table:table-cell office:value-type="string" calcext:value-type="string">
            <text:p>IN-06</text:p>
          </table:table-cell>
          <table:table-cell/>
          <table:table-cell office:value-type="string" calcext:value-type="string">
            <text:p>38 0 04'27" 12 0 22'18"</text:p>
          </table:table-cell>
          <table:table-cell table:formula="of:=MID([.C282];13;14)" office:value-type="string" office:string-value="12 0 22'18&quot;" calcext:value-type="string">
            <text:p>12 0 22'18"</text:p>
          </table:table-cell>
          <table:table-cell table:formula="of:=MID([.C282];1;10)" office:value-type="string" office:string-value="38 0 04'27" calcext:value-type="string">
            <text:p>38 0 04'27</text:p>
          </table:table-cell>
          <table:table-cell table:formula="of:=MID([.D282];1;3)" office:value-type="string" office:string-value="12 " calcext:value-type="string">
            <text:p>12 </text:p>
          </table:table-cell>
          <table:table-cell table:formula="of:=MID([.D282];6;2)" office:value-type="string" office:string-value="22" calcext:value-type="string">
            <text:p>22</text:p>
          </table:table-cell>
          <table:table-cell table:formula="of:=MID([.D282];9;2)" office:value-type="string" office:string-value="18" calcext:value-type="string">
            <text:p>18</text:p>
          </table:table-cell>
          <table:table-cell table:formula="of:=MID([.E282];1;2)" office:value-type="string" office:string-value="38" calcext:value-type="string">
            <text:p>38</text:p>
          </table:table-cell>
          <table:table-cell table:formula="of:=MID([.E282];6;2)" office:value-type="string" office:string-value="04" calcext:value-type="string">
            <text:p>04</text:p>
          </table:table-cell>
          <table:table-cell table:formula="of:=MID([.E282];9;2)" office:value-type="string" office:string-value="27" calcext:value-type="string">
            <text:p>27</text:p>
          </table:table-cell>
          <table:table-cell table:formula="of:=-([.F282]+(([.G282]+[.H282]/60)/60))" office:value-type="float" office:value="-12.3716666666667" calcext:value-type="float">
            <text:p>-12.3716666666667</text:p>
          </table:table-cell>
          <table:table-cell table:formula="of:=-([.I282]+(([.J282]+[.K282]/60)/60))" office:value-type="float" office:value="-38.0741666666667" calcext:value-type="float">
            <text:p>-38.0741666666667</text:p>
          </table:table-cell>
        </table:table-row>
        <table:table-row table:style-name="ro1">
          <table:table-cell office:value-type="string" calcext:value-type="string">
            <text:p>IN-07</text:p>
          </table:table-cell>
          <table:table-cell/>
          <table:table-cell office:value-type="string" calcext:value-type="string">
            <text:p>37 0 52'59" 12 0 23'23"</text:p>
          </table:table-cell>
          <table:table-cell table:formula="of:=MID([.C283];13;14)" office:value-type="string" office:string-value="12 0 23'23&quot;" calcext:value-type="string">
            <text:p>12 0 23'23"</text:p>
          </table:table-cell>
          <table:table-cell table:formula="of:=MID([.C283];1;10)" office:value-type="string" office:string-value="37 0 52'59" calcext:value-type="string">
            <text:p>37 0 52'59</text:p>
          </table:table-cell>
          <table:table-cell table:formula="of:=MID([.D283];1;3)" office:value-type="string" office:string-value="12 " calcext:value-type="string">
            <text:p>12 </text:p>
          </table:table-cell>
          <table:table-cell table:formula="of:=MID([.D283];6;2)" office:value-type="string" office:string-value="23" calcext:value-type="string">
            <text:p>23</text:p>
          </table:table-cell>
          <table:table-cell table:formula="of:=MID([.D283];9;2)" office:value-type="string" office:string-value="23" calcext:value-type="string">
            <text:p>23</text:p>
          </table:table-cell>
          <table:table-cell table:formula="of:=MID([.E283];1;2)" office:value-type="string" office:string-value="37" calcext:value-type="string">
            <text:p>37</text:p>
          </table:table-cell>
          <table:table-cell table:formula="of:=MID([.E283];6;2)" office:value-type="string" office:string-value="52" calcext:value-type="string">
            <text:p>52</text:p>
          </table:table-cell>
          <table:table-cell table:formula="of:=MID([.E283];9;2)" office:value-type="string" office:string-value="59" calcext:value-type="string">
            <text:p>59</text:p>
          </table:table-cell>
          <table:table-cell table:formula="of:=-([.F283]+(([.G283]+[.H283]/60)/60))" office:value-type="float" office:value="-12.3897222222222" calcext:value-type="float">
            <text:p>-12.3897222222222</text:p>
          </table:table-cell>
          <table:table-cell table:formula="of:=-([.I283]+(([.J283]+[.K283]/60)/60))" office:value-type="float" office:value="-37.8830555555556" calcext:value-type="float">
            <text:p>-37.8830555555556</text:p>
          </table:table-cell>
        </table:table-row>
        <table:table-row table:style-name="ro1">
          <table:table-cell office:value-type="string" calcext:value-type="string">
            <text:p>IN-08</text:p>
          </table:table-cell>
          <table:table-cell/>
          <table:table-cell office:value-type="string" calcext:value-type="string">
            <text:p>37 0 45'06" 12 0 13'18"</text:p>
          </table:table-cell>
          <table:table-cell table:formula="of:=MID([.C284];13;14)" office:value-type="string" office:string-value="12 0 13'18&quot;" calcext:value-type="string">
            <text:p>12 0 13'18"</text:p>
          </table:table-cell>
          <table:table-cell table:formula="of:=MID([.C284];1;10)" office:value-type="string" office:string-value="37 0 45'06" calcext:value-type="string">
            <text:p>37 0 45'06</text:p>
          </table:table-cell>
          <table:table-cell table:formula="of:=MID([.D284];1;3)" office:value-type="string" office:string-value="12 " calcext:value-type="string">
            <text:p>12 </text:p>
          </table:table-cell>
          <table:table-cell table:formula="of:=MID([.D284];6;2)" office:value-type="string" office:string-value="13" calcext:value-type="string">
            <text:p>13</text:p>
          </table:table-cell>
          <table:table-cell table:formula="of:=MID([.D284];9;2)" office:value-type="string" office:string-value="18" calcext:value-type="string">
            <text:p>18</text:p>
          </table:table-cell>
          <table:table-cell table:formula="of:=MID([.E284];1;2)" office:value-type="string" office:string-value="37" calcext:value-type="string">
            <text:p>37</text:p>
          </table:table-cell>
          <table:table-cell table:formula="of:=MID([.E284];6;2)" office:value-type="string" office:string-value="45" calcext:value-type="string">
            <text:p>45</text:p>
          </table:table-cell>
          <table:table-cell table:formula="of:=MID([.E284];9;2)" office:value-type="string" office:string-value="06" calcext:value-type="string">
            <text:p>06</text:p>
          </table:table-cell>
          <table:table-cell table:formula="of:=-([.F284]+(([.G284]+[.H284]/60)/60))" office:value-type="float" office:value="-12.2216666666667" calcext:value-type="float">
            <text:p>-12.2216666666667</text:p>
          </table:table-cell>
          <table:table-cell table:formula="of:=-([.I284]+(([.J284]+[.K284]/60)/60))" office:value-type="float" office:value="-37.7516666666667" calcext:value-type="float">
            <text:p>-37.7516666666667</text:p>
          </table:table-cell>
        </table:table-row>
        <table:table-row table:style-name="ro1">
          <table:table-cell office:value-type="string" calcext:value-type="string">
            <text:p>IN-09</text:p>
          </table:table-cell>
          <table:table-cell/>
          <table:table-cell office:value-type="string" calcext:value-type="string">
            <text:p>38 0 07'00" 12 0 09'00"</text:p>
          </table:table-cell>
          <table:table-cell table:formula="of:=MID([.C285];13;14)" office:value-type="string" office:string-value="12 0 09'00&quot;" calcext:value-type="string">
            <text:p>12 0 09'00"</text:p>
          </table:table-cell>
          <table:table-cell table:formula="of:=MID([.C285];1;10)" office:value-type="string" office:string-value="38 0 07'00" calcext:value-type="string">
            <text:p>38 0 07'00</text:p>
          </table:table-cell>
          <table:table-cell table:formula="of:=MID([.D285];1;3)" office:value-type="string" office:string-value="12 " calcext:value-type="string">
            <text:p>12 </text:p>
          </table:table-cell>
          <table:table-cell table:formula="of:=MID([.D285];6;2)" office:value-type="string" office:string-value="09" calcext:value-type="string">
            <text:p>09</text:p>
          </table:table-cell>
          <table:table-cell table:formula="of:=MID([.D285];9;2)" office:value-type="string" office:string-value="00" calcext:value-type="string">
            <text:p>00</text:p>
          </table:table-cell>
          <table:table-cell table:formula="of:=MID([.E285];1;2)" office:value-type="string" office:string-value="38" calcext:value-type="string">
            <text:p>38</text:p>
          </table:table-cell>
          <table:table-cell table:formula="of:=MID([.E285];6;2)" office:value-type="string" office:string-value="07" calcext:value-type="string">
            <text:p>07</text:p>
          </table:table-cell>
          <table:table-cell table:formula="of:=MID([.E285];9;2)" office:value-type="string" office:string-value="00" calcext:value-type="string">
            <text:p>00</text:p>
          </table:table-cell>
          <table:table-cell table:formula="of:=-([.F285]+(([.G285]+[.H285]/60)/60))" office:value-type="float" office:value="-12.15" calcext:value-type="float">
            <text:p>-12.15</text:p>
          </table:table-cell>
          <table:table-cell table:formula="of:=-([.I285]+(([.J285]+[.K285]/60)/60))" office:value-type="float" office:value="-38.1166666666667" calcext:value-type="float">
            <text:p>-38.1166666666667</text:p>
          </table:table-cell>
        </table:table-row>
        <table:table-row table:style-name="ro1">
          <table:table-cell office:value-type="string" calcext:value-type="string">
            <text:p>IN-10</text:p>
          </table:table-cell>
          <table:table-cell/>
          <table:table-cell office:value-type="string" calcext:value-type="string">
            <text:p>38 0 03'00" 12 0 16'30"</text:p>
          </table:table-cell>
          <table:table-cell table:formula="of:=MID([.C286];13;14)" office:value-type="string" office:string-value="12 0 16'30&quot;" calcext:value-type="string">
            <text:p>12 0 16'30"</text:p>
          </table:table-cell>
          <table:table-cell table:formula="of:=MID([.C286];1;10)" office:value-type="string" office:string-value="38 0 03'00" calcext:value-type="string">
            <text:p>38 0 03'00</text:p>
          </table:table-cell>
          <table:table-cell table:formula="of:=MID([.D286];1;3)" office:value-type="string" office:string-value="12 " calcext:value-type="string">
            <text:p>12 </text:p>
          </table:table-cell>
          <table:table-cell table:formula="of:=MID([.D286];6;2)" office:value-type="string" office:string-value="16" calcext:value-type="string">
            <text:p>16</text:p>
          </table:table-cell>
          <table:table-cell table:formula="of:=MID([.D286];9;2)" office:value-type="string" office:string-value="30" calcext:value-type="string">
            <text:p>30</text:p>
          </table:table-cell>
          <table:table-cell table:formula="of:=MID([.E286];1;2)" office:value-type="string" office:string-value="38" calcext:value-type="string">
            <text:p>38</text:p>
          </table:table-cell>
          <table:table-cell table:formula="of:=MID([.E286];6;2)" office:value-type="string" office:string-value="03" calcext:value-type="string">
            <text:p>03</text:p>
          </table:table-cell>
          <table:table-cell table:formula="of:=MID([.E286];9;2)" office:value-type="string" office:string-value="00" calcext:value-type="string">
            <text:p>00</text:p>
          </table:table-cell>
          <table:table-cell table:formula="of:=-([.F286]+(([.G286]+[.H286]/60)/60))" office:value-type="float" office:value="-12.275" calcext:value-type="float">
            <text:p>-12.275</text:p>
          </table:table-cell>
          <table:table-cell table:formula="of:=-([.I286]+(([.J286]+[.K286]/60)/60))" office:value-type="float" office:value="-38.05" calcext:value-type="float">
            <text:p>-38.05</text:p>
          </table:table-cell>
        </table:table-row>
        <table:table-row table:style-name="ro1">
          <table:table-cell office:value-type="string" calcext:value-type="string">
            <text:p>IN-11</text:p>
          </table:table-cell>
          <table:table-cell/>
          <table:table-cell office:value-type="string" calcext:value-type="string">
            <text:p>38 0 02'00" 12 0 29'00"</text:p>
          </table:table-cell>
          <table:table-cell table:formula="of:=MID([.C287];13;14)" office:value-type="string" office:string-value="12 0 29'00&quot;" calcext:value-type="string">
            <text:p>12 0 29'00"</text:p>
          </table:table-cell>
          <table:table-cell table:formula="of:=MID([.C287];1;10)" office:value-type="string" office:string-value="38 0 02'00" calcext:value-type="string">
            <text:p>38 0 02'00</text:p>
          </table:table-cell>
          <table:table-cell table:formula="of:=MID([.D287];1;3)" office:value-type="string" office:string-value="12 " calcext:value-type="string">
            <text:p>12 </text:p>
          </table:table-cell>
          <table:table-cell table:formula="of:=MID([.D287];6;2)" office:value-type="string" office:string-value="29" calcext:value-type="string">
            <text:p>29</text:p>
          </table:table-cell>
          <table:table-cell table:formula="of:=MID([.D287];9;2)" office:value-type="string" office:string-value="00" calcext:value-type="string">
            <text:p>00</text:p>
          </table:table-cell>
          <table:table-cell table:formula="of:=MID([.E287];1;2)" office:value-type="string" office:string-value="38" calcext:value-type="string">
            <text:p>38</text:p>
          </table:table-cell>
          <table:table-cell table:formula="of:=MID([.E287];6;2)" office:value-type="string" office:string-value="02" calcext:value-type="string">
            <text:p>02</text:p>
          </table:table-cell>
          <table:table-cell table:formula="of:=MID([.E287];9;2)" office:value-type="string" office:string-value="00" calcext:value-type="string">
            <text:p>00</text:p>
          </table:table-cell>
          <table:table-cell table:formula="of:=-([.F287]+(([.G287]+[.H287]/60)/60))" office:value-type="float" office:value="-12.4833333333333" calcext:value-type="float">
            <text:p>-12.4833333333333</text:p>
          </table:table-cell>
          <table:table-cell table:formula="of:=-([.I287]+(([.J287]+[.K287]/60)/60))" office:value-type="float" office:value="-38.0333333333333" calcext:value-type="float">
            <text:p>-38.0333333333333</text:p>
          </table:table-cell>
        </table:table-row>
        <table:table-row table:style-name="ro1">
          <table:table-cell office:value-type="string" calcext:value-type="string">
            <text:p>JQ-01</text:p>
          </table:table-cell>
          <table:table-cell/>
          <table:table-cell office:value-type="string" calcext:value-type="string">
            <text:p>39 0 53'36" 12 0 55'49"</text:p>
          </table:table-cell>
          <table:table-cell table:formula="of:=MID([.C288];13;14)" office:value-type="string" office:string-value="12 0 55'49&quot;" calcext:value-type="string">
            <text:p>12 0 55'49"</text:p>
          </table:table-cell>
          <table:table-cell table:formula="of:=MID([.C288];1;10)" office:value-type="string" office:string-value="39 0 53'36" calcext:value-type="string">
            <text:p>39 0 53'36</text:p>
          </table:table-cell>
          <table:table-cell table:formula="of:=MID([.D288];1;3)" office:value-type="string" office:string-value="12 " calcext:value-type="string">
            <text:p>12 </text:p>
          </table:table-cell>
          <table:table-cell table:formula="of:=MID([.D288];6;2)" office:value-type="string" office:string-value="55" calcext:value-type="string">
            <text:p>55</text:p>
          </table:table-cell>
          <table:table-cell table:formula="of:=MID([.D288];9;2)" office:value-type="string" office:string-value="49" calcext:value-type="string">
            <text:p>49</text:p>
          </table:table-cell>
          <table:table-cell table:formula="of:=MID([.E288];1;2)" office:value-type="string" office:string-value="39" calcext:value-type="string">
            <text:p>39</text:p>
          </table:table-cell>
          <table:table-cell table:formula="of:=MID([.E288];6;2)" office:value-type="string" office:string-value="53" calcext:value-type="string">
            <text:p>53</text:p>
          </table:table-cell>
          <table:table-cell table:formula="of:=MID([.E288];9;2)" office:value-type="string" office:string-value="36" calcext:value-type="string">
            <text:p>36</text:p>
          </table:table-cell>
          <table:table-cell table:formula="of:=-([.F288]+(([.G288]+[.H288]/60)/60))" office:value-type="float" office:value="-12.9302777777778" calcext:value-type="float">
            <text:p>-12.9302777777778</text:p>
          </table:table-cell>
          <table:table-cell table:formula="of:=-([.I288]+(([.J288]+[.K288]/60)/60))" office:value-type="float" office:value="-39.8933333333333" calcext:value-type="float">
            <text:p>-39.8933333333333</text:p>
          </table:table-cell>
        </table:table-row>
        <table:table-row table:style-name="ro1">
          <table:table-cell office:value-type="string" calcext:value-type="string">
            <text:p>JQ-02</text:p>
          </table:table-cell>
          <table:table-cell/>
          <table:table-cell office:value-type="string" calcext:value-type="string">
            <text:p>40 0 02'49" 13 0 29'34"</text:p>
          </table:table-cell>
          <table:table-cell table:formula="of:=MID([.C289];13;14)" office:value-type="string" office:string-value="13 0 29'34&quot;" calcext:value-type="string">
            <text:p>13 0 29'34"</text:p>
          </table:table-cell>
          <table:table-cell table:formula="of:=MID([.C289];1;10)" office:value-type="string" office:string-value="40 0 02'49" calcext:value-type="string">
            <text:p>40 0 02'49</text:p>
          </table:table-cell>
          <table:table-cell table:formula="of:=MID([.D289];1;3)" office:value-type="string" office:string-value="13 " calcext:value-type="string">
            <text:p>13 </text:p>
          </table:table-cell>
          <table:table-cell table:formula="of:=MID([.D289];6;2)" office:value-type="string" office:string-value="29" calcext:value-type="string">
            <text:p>29</text:p>
          </table:table-cell>
          <table:table-cell table:formula="of:=MID([.D289];9;2)" office:value-type="string" office:string-value="34" calcext:value-type="string">
            <text:p>34</text:p>
          </table:table-cell>
          <table:table-cell table:formula="of:=MID([.E289];1;2)" office:value-type="string" office:string-value="40" calcext:value-type="string">
            <text:p>40</text:p>
          </table:table-cell>
          <table:table-cell table:formula="of:=MID([.E289];6;2)" office:value-type="string" office:string-value="02" calcext:value-type="string">
            <text:p>02</text:p>
          </table:table-cell>
          <table:table-cell table:formula="of:=MID([.E289];9;2)" office:value-type="string" office:string-value="49" calcext:value-type="string">
            <text:p>49</text:p>
          </table:table-cell>
          <table:table-cell table:formula="of:=-([.F289]+(([.G289]+[.H289]/60)/60))" office:value-type="float" office:value="-13.4927777777778" calcext:value-type="float">
            <text:p>-13.4927777777778</text:p>
          </table:table-cell>
          <table:table-cell table:formula="of:=-([.I289]+(([.J289]+[.K289]/60)/60))" office:value-type="float" office:value="-40.0469444444444" calcext:value-type="float">
            <text:p>-40.0469444444444</text:p>
          </table:table-cell>
        </table:table-row>
        <table:table-row table:style-name="ro1">
          <table:table-cell office:value-type="string" calcext:value-type="string">
            <text:p>JQ-03</text:p>
          </table:table-cell>
          <table:table-cell/>
          <table:table-cell office:value-type="string" calcext:value-type="string">
            <text:p>40 0 01'16" 13 0 38'07"</text:p>
          </table:table-cell>
          <table:table-cell table:formula="of:=MID([.C290];13;14)" office:value-type="string" office:string-value="13 0 38'07&quot;" calcext:value-type="string">
            <text:p>13 0 38'07"</text:p>
          </table:table-cell>
          <table:table-cell table:formula="of:=MID([.C290];1;10)" office:value-type="string" office:string-value="40 0 01'16" calcext:value-type="string">
            <text:p>40 0 01'16</text:p>
          </table:table-cell>
          <table:table-cell table:formula="of:=MID([.D290];1;3)" office:value-type="string" office:string-value="13 " calcext:value-type="string">
            <text:p>13 </text:p>
          </table:table-cell>
          <table:table-cell table:formula="of:=MID([.D290];6;2)" office:value-type="string" office:string-value="38" calcext:value-type="string">
            <text:p>38</text:p>
          </table:table-cell>
          <table:table-cell table:formula="of:=MID([.D290];9;2)" office:value-type="string" office:string-value="07" calcext:value-type="string">
            <text:p>07</text:p>
          </table:table-cell>
          <table:table-cell table:formula="of:=MID([.E290];1;2)" office:value-type="string" office:string-value="40" calcext:value-type="string">
            <text:p>40</text:p>
          </table:table-cell>
          <table:table-cell table:formula="of:=MID([.E290];6;2)" office:value-type="string" office:string-value="01" calcext:value-type="string">
            <text:p>01</text:p>
          </table:table-cell>
          <table:table-cell table:formula="of:=MID([.E290];9;2)" office:value-type="string" office:string-value="16" calcext:value-type="string">
            <text:p>16</text:p>
          </table:table-cell>
          <table:table-cell table:formula="of:=-([.F290]+(([.G290]+[.H290]/60)/60))" office:value-type="float" office:value="-13.6352777777778" calcext:value-type="float">
            <text:p>-13.6352777777778</text:p>
          </table:table-cell>
          <table:table-cell table:formula="of:=-([.I290]+(([.J290]+[.K290]/60)/60))" office:value-type="float" office:value="-40.0211111111111" calcext:value-type="float">
            <text:p>-40.0211111111111</text:p>
          </table:table-cell>
        </table:table-row>
        <table:table-row table:style-name="ro1">
          <table:table-cell office:value-type="string" calcext:value-type="string">
            <text:p>JQ-04</text:p>
          </table:table-cell>
          <table:table-cell/>
          <table:table-cell office:value-type="string" calcext:value-type="string">
            <text:p>40 0 20'13" 13 0 27'53"</text:p>
          </table:table-cell>
          <table:table-cell table:formula="of:=MID([.C291];13;14)" office:value-type="string" office:string-value="13 0 27'53&quot;" calcext:value-type="string">
            <text:p>13 0 27'53"</text:p>
          </table:table-cell>
          <table:table-cell table:formula="of:=MID([.C291];1;10)" office:value-type="string" office:string-value="40 0 20'13" calcext:value-type="string">
            <text:p>40 0 20'13</text:p>
          </table:table-cell>
          <table:table-cell table:formula="of:=MID([.D291];1;3)" office:value-type="string" office:string-value="13 " calcext:value-type="string">
            <text:p>13 </text:p>
          </table:table-cell>
          <table:table-cell table:formula="of:=MID([.D291];6;2)" office:value-type="string" office:string-value="27" calcext:value-type="string">
            <text:p>27</text:p>
          </table:table-cell>
          <table:table-cell table:formula="of:=MID([.D291];9;2)" office:value-type="string" office:string-value="53" calcext:value-type="string">
            <text:p>53</text:p>
          </table:table-cell>
          <table:table-cell table:formula="of:=MID([.E291];1;2)" office:value-type="string" office:string-value="40" calcext:value-type="string">
            <text:p>40</text:p>
          </table:table-cell>
          <table:table-cell table:formula="of:=MID([.E291];6;2)" office:value-type="string" office:string-value="20" calcext:value-type="string">
            <text:p>20</text:p>
          </table:table-cell>
          <table:table-cell table:formula="of:=MID([.E291];9;2)" office:value-type="string" office:string-value="13" calcext:value-type="string">
            <text:p>13</text:p>
          </table:table-cell>
          <table:table-cell table:formula="of:=-([.F291]+(([.G291]+[.H291]/60)/60))" office:value-type="float" office:value="-13.4647222222222" calcext:value-type="float">
            <text:p>-13.4647222222222</text:p>
          </table:table-cell>
          <table:table-cell table:formula="of:=-([.I291]+(([.J291]+[.K291]/60)/60))" office:value-type="float" office:value="-40.3369444444444" calcext:value-type="float">
            <text:p>-40.3369444444444</text:p>
          </table:table-cell>
        </table:table-row>
        <table:table-row table:style-name="ro1">
          <table:table-cell office:value-type="string" calcext:value-type="string">
            <text:p>JQ-05</text:p>
          </table:table-cell>
          <table:table-cell/>
          <table:table-cell office:value-type="string" calcext:value-type="string">
            <text:p>40 0 13'44" 13 0 13'35"</text:p>
          </table:table-cell>
          <table:table-cell table:formula="of:=MID([.C292];13;14)" office:value-type="string" office:string-value="13 0 13'35&quot;" calcext:value-type="string">
            <text:p>13 0 13'35"</text:p>
          </table:table-cell>
          <table:table-cell table:formula="of:=MID([.C292];1;10)" office:value-type="string" office:string-value="40 0 13'44" calcext:value-type="string">
            <text:p>40 0 13'44</text:p>
          </table:table-cell>
          <table:table-cell table:formula="of:=MID([.D292];1;3)" office:value-type="string" office:string-value="13 " calcext:value-type="string">
            <text:p>13 </text:p>
          </table:table-cell>
          <table:table-cell table:formula="of:=MID([.D292];6;2)" office:value-type="string" office:string-value="13" calcext:value-type="string">
            <text:p>13</text:p>
          </table:table-cell>
          <table:table-cell table:formula="of:=MID([.D292];9;2)" office:value-type="string" office:string-value="35" calcext:value-type="string">
            <text:p>35</text:p>
          </table:table-cell>
          <table:table-cell table:formula="of:=MID([.E292];1;2)" office:value-type="string" office:string-value="40" calcext:value-type="string">
            <text:p>40</text:p>
          </table:table-cell>
          <table:table-cell table:formula="of:=MID([.E292];6;2)" office:value-type="string" office:string-value="13" calcext:value-type="string">
            <text:p>13</text:p>
          </table:table-cell>
          <table:table-cell table:formula="of:=MID([.E292];9;2)" office:value-type="string" office:string-value="44" calcext:value-type="string">
            <text:p>44</text:p>
          </table:table-cell>
          <table:table-cell table:formula="of:=-([.F292]+(([.G292]+[.H292]/60)/60))" office:value-type="float" office:value="-13.2263888888889" calcext:value-type="float">
            <text:p>-13.2263888888889</text:p>
          </table:table-cell>
          <table:table-cell table:formula="of:=-([.I292]+(([.J292]+[.K292]/60)/60))" office:value-type="float" office:value="-40.2288888888889" calcext:value-type="float">
            <text:p>-40.2288888888889</text:p>
          </table:table-cell>
        </table:table-row>
        <table:table-row table:style-name="ro1">
          <table:table-cell office:value-type="string" calcext:value-type="string">
            <text:p>JQ-06</text:p>
          </table:table-cell>
          <table:table-cell/>
          <table:table-cell office:value-type="string" calcext:value-type="string">
            <text:p>40 0 04'58" 13 0 15'03"</text:p>
          </table:table-cell>
          <table:table-cell table:formula="of:=MID([.C293];13;14)" office:value-type="string" office:string-value="13 0 15'03&quot;" calcext:value-type="string">
            <text:p>13 0 15'03"</text:p>
          </table:table-cell>
          <table:table-cell table:formula="of:=MID([.C293];1;10)" office:value-type="string" office:string-value="40 0 04'58" calcext:value-type="string">
            <text:p>40 0 04'58</text:p>
          </table:table-cell>
          <table:table-cell table:formula="of:=MID([.D293];1;3)" office:value-type="string" office:string-value="13 " calcext:value-type="string">
            <text:p>13 </text:p>
          </table:table-cell>
          <table:table-cell table:formula="of:=MID([.D293];6;2)" office:value-type="string" office:string-value="15" calcext:value-type="string">
            <text:p>15</text:p>
          </table:table-cell>
          <table:table-cell table:formula="of:=MID([.D293];9;2)" office:value-type="string" office:string-value="03" calcext:value-type="string">
            <text:p>03</text:p>
          </table:table-cell>
          <table:table-cell table:formula="of:=MID([.E293];1;2)" office:value-type="string" office:string-value="40" calcext:value-type="string">
            <text:p>40</text:p>
          </table:table-cell>
          <table:table-cell table:formula="of:=MID([.E293];6;2)" office:value-type="string" office:string-value="04" calcext:value-type="string">
            <text:p>04</text:p>
          </table:table-cell>
          <table:table-cell table:formula="of:=MID([.E293];9;2)" office:value-type="string" office:string-value="58" calcext:value-type="string">
            <text:p>58</text:p>
          </table:table-cell>
          <table:table-cell table:formula="of:=-([.F293]+(([.G293]+[.H293]/60)/60))" office:value-type="float" office:value="-13.2508333333333" calcext:value-type="float">
            <text:p>-13.2508333333333</text:p>
          </table:table-cell>
          <table:table-cell table:formula="of:=-([.I293]+(([.J293]+[.K293]/60)/60))" office:value-type="float" office:value="-40.0827777777778" calcext:value-type="float">
            <text:p>-40.0827777777778</text:p>
          </table:table-cell>
        </table:table-row>
        <table:table-row table:style-name="ro1">
          <table:table-cell office:value-type="string" calcext:value-type="string">
            <text:p>JQ-07</text:p>
          </table:table-cell>
          <table:table-cell/>
          <table:table-cell office:value-type="string" calcext:value-type="string">
            <text:p>40 0 04'14" 13 0 01'33"</text:p>
          </table:table-cell>
          <table:table-cell table:formula="of:=MID([.C294];13;14)" office:value-type="string" office:string-value="13 0 01'33&quot;" calcext:value-type="string">
            <text:p>13 0 01'33"</text:p>
          </table:table-cell>
          <table:table-cell table:formula="of:=MID([.C294];1;10)" office:value-type="string" office:string-value="40 0 04'14" calcext:value-type="string">
            <text:p>40 0 04'14</text:p>
          </table:table-cell>
          <table:table-cell table:formula="of:=MID([.D294];1;3)" office:value-type="string" office:string-value="13 " calcext:value-type="string">
            <text:p>13 </text:p>
          </table:table-cell>
          <table:table-cell table:formula="of:=MID([.D294];6;2)" office:value-type="string" office:string-value="01" calcext:value-type="string">
            <text:p>01</text:p>
          </table:table-cell>
          <table:table-cell table:formula="of:=MID([.D294];9;2)" office:value-type="string" office:string-value="33" calcext:value-type="string">
            <text:p>33</text:p>
          </table:table-cell>
          <table:table-cell table:formula="of:=MID([.E294];1;2)" office:value-type="string" office:string-value="40" calcext:value-type="string">
            <text:p>40</text:p>
          </table:table-cell>
          <table:table-cell table:formula="of:=MID([.E294];6;2)" office:value-type="string" office:string-value="04" calcext:value-type="string">
            <text:p>04</text:p>
          </table:table-cell>
          <table:table-cell table:formula="of:=MID([.E294];9;2)" office:value-type="string" office:string-value="14" calcext:value-type="string">
            <text:p>14</text:p>
          </table:table-cell>
          <table:table-cell table:formula="of:=-([.F294]+(([.G294]+[.H294]/60)/60))" office:value-type="float" office:value="-13.0258333333333" calcext:value-type="float">
            <text:p>-13.0258333333333</text:p>
          </table:table-cell>
          <table:table-cell table:formula="of:=-([.I294]+(([.J294]+[.K294]/60)/60))" office:value-type="float" office:value="-40.0705555555556" calcext:value-type="float">
            <text:p>-40.0705555555556</text:p>
          </table:table-cell>
        </table:table-row>
        <table:table-row table:style-name="ro1">
          <table:table-cell office:value-type="string" calcext:value-type="string">
            <text:p>JQ-08</text:p>
          </table:table-cell>
          <table:table-cell/>
          <table:table-cell office:value-type="string" calcext:value-type="string">
            <text:p>40 0 26'03" 13 0 26'21"</text:p>
          </table:table-cell>
          <table:table-cell table:formula="of:=MID([.C295];13;14)" office:value-type="string" office:string-value="13 0 26'21&quot;" calcext:value-type="string">
            <text:p>13 0 26'21"</text:p>
          </table:table-cell>
          <table:table-cell table:formula="of:=MID([.C295];1;10)" office:value-type="string" office:string-value="40 0 26'03" calcext:value-type="string">
            <text:p>40 0 26'03</text:p>
          </table:table-cell>
          <table:table-cell table:formula="of:=MID([.D295];1;3)" office:value-type="string" office:string-value="13 " calcext:value-type="string">
            <text:p>13 </text:p>
          </table:table-cell>
          <table:table-cell table:formula="of:=MID([.D295];6;2)" office:value-type="string" office:string-value="26" calcext:value-type="string">
            <text:p>26</text:p>
          </table:table-cell>
          <table:table-cell table:formula="of:=MID([.D295];9;2)" office:value-type="string" office:string-value="21" calcext:value-type="string">
            <text:p>21</text:p>
          </table:table-cell>
          <table:table-cell table:formula="of:=MID([.E295];1;2)" office:value-type="string" office:string-value="40" calcext:value-type="string">
            <text:p>40</text:p>
          </table:table-cell>
          <table:table-cell table:formula="of:=MID([.E295];6;2)" office:value-type="string" office:string-value="26" calcext:value-type="string">
            <text:p>26</text:p>
          </table:table-cell>
          <table:table-cell table:formula="of:=MID([.E295];9;2)" office:value-type="string" office:string-value="03" calcext:value-type="string">
            <text:p>03</text:p>
          </table:table-cell>
          <table:table-cell table:formula="of:=-([.F295]+(([.G295]+[.H295]/60)/60))" office:value-type="float" office:value="-13.4391666666667" calcext:value-type="float">
            <text:p>-13.4391666666667</text:p>
          </table:table-cell>
          <table:table-cell table:formula="of:=-([.I295]+(([.J295]+[.K295]/60)/60))" office:value-type="float" office:value="-40.4341666666667" calcext:value-type="float">
            <text:p>-40.4341666666667</text:p>
          </table:table-cell>
        </table:table-row>
        <table:table-row table:style-name="ro1">
          <table:table-cell office:value-type="string" calcext:value-type="string">
            <text:p>JQ-09</text:p>
          </table:table-cell>
          <table:table-cell/>
          <table:table-cell office:value-type="string" calcext:value-type="string">
            <text:p>39 0 47'35" 13 0 05'55"</text:p>
          </table:table-cell>
          <table:table-cell table:formula="of:=MID([.C296];13;14)" office:value-type="string" office:string-value="13 0 05'55&quot;" calcext:value-type="string">
            <text:p>13 0 05'55"</text:p>
          </table:table-cell>
          <table:table-cell table:formula="of:=MID([.C296];1;10)" office:value-type="string" office:string-value="39 0 47'35" calcext:value-type="string">
            <text:p>39 0 47'35</text:p>
          </table:table-cell>
          <table:table-cell table:formula="of:=MID([.D296];1;3)" office:value-type="string" office:string-value="13 " calcext:value-type="string">
            <text:p>13 </text:p>
          </table:table-cell>
          <table:table-cell table:formula="of:=MID([.D296];6;2)" office:value-type="string" office:string-value="05" calcext:value-type="string">
            <text:p>05</text:p>
          </table:table-cell>
          <table:table-cell table:formula="of:=MID([.D296];9;2)" office:value-type="string" office:string-value="55" calcext:value-type="string">
            <text:p>55</text:p>
          </table:table-cell>
          <table:table-cell table:formula="of:=MID([.E296];1;2)" office:value-type="string" office:string-value="39" calcext:value-type="string">
            <text:p>39</text:p>
          </table:table-cell>
          <table:table-cell table:formula="of:=MID([.E296];6;2)" office:value-type="string" office:string-value="47" calcext:value-type="string">
            <text:p>47</text:p>
          </table:table-cell>
          <table:table-cell table:formula="of:=MID([.E296];9;2)" office:value-type="string" office:string-value="35" calcext:value-type="string">
            <text:p>35</text:p>
          </table:table-cell>
          <table:table-cell table:formula="of:=-([.F296]+(([.G296]+[.H296]/60)/60))" office:value-type="float" office:value="-13.0986111111111" calcext:value-type="float">
            <text:p>-13.0986111111111</text:p>
          </table:table-cell>
          <table:table-cell table:formula="of:=-([.I296]+(([.J296]+[.K296]/60)/60))" office:value-type="float" office:value="-39.7930555555556" calcext:value-type="float">
            <text:p>-39.7930555555556</text:p>
          </table:table-cell>
        </table:table-row>
        <table:table-row table:style-name="ro1">
          <table:table-cell office:value-type="string" calcext:value-type="string">
            <text:p>JQ-10</text:p>
          </table:table-cell>
          <table:table-cell/>
          <table:table-cell office:value-type="string" calcext:value-type="string">
            <text:p>39 0 39'27" 13 0 02'23"</text:p>
          </table:table-cell>
          <table:table-cell table:formula="of:=MID([.C297];13;14)" office:value-type="string" office:string-value="13 0 02'23&quot;" calcext:value-type="string">
            <text:p>13 0 02'23"</text:p>
          </table:table-cell>
          <table:table-cell table:formula="of:=MID([.C297];1;10)" office:value-type="string" office:string-value="39 0 39'27" calcext:value-type="string">
            <text:p>39 0 39'27</text:p>
          </table:table-cell>
          <table:table-cell table:formula="of:=MID([.D297];1;3)" office:value-type="string" office:string-value="13 " calcext:value-type="string">
            <text:p>13 </text:p>
          </table:table-cell>
          <table:table-cell table:formula="of:=MID([.D297];6;2)" office:value-type="string" office:string-value="02" calcext:value-type="string">
            <text:p>02</text:p>
          </table:table-cell>
          <table:table-cell table:formula="of:=MID([.D297];9;2)" office:value-type="string" office:string-value="23" calcext:value-type="string">
            <text:p>23</text:p>
          </table:table-cell>
          <table:table-cell table:formula="of:=MID([.E297];1;2)" office:value-type="string" office:string-value="39" calcext:value-type="string">
            <text:p>39</text:p>
          </table:table-cell>
          <table:table-cell table:formula="of:=MID([.E297];6;2)" office:value-type="string" office:string-value="39" calcext:value-type="string">
            <text:p>39</text:p>
          </table:table-cell>
          <table:table-cell table:formula="of:=MID([.E297];9;2)" office:value-type="string" office:string-value="27" calcext:value-type="string">
            <text:p>27</text:p>
          </table:table-cell>
          <table:table-cell table:formula="of:=-([.F297]+(([.G297]+[.H297]/60)/60))" office:value-type="float" office:value="-13.0397222222222" calcext:value-type="float">
            <text:p>-13.0397222222222</text:p>
          </table:table-cell>
          <table:table-cell table:formula="of:=-([.I297]+(([.J297]+[.K297]/60)/60))" office:value-type="float" office:value="-39.6575" calcext:value-type="float">
            <text:p>-39.6575</text:p>
          </table:table-cell>
        </table:table-row>
        <table:table-row table:style-name="ro1">
          <table:table-cell office:value-type="string" calcext:value-type="string">
            <text:p>JQ-11</text:p>
          </table:table-cell>
          <table:table-cell/>
          <table:table-cell office:value-type="string" calcext:value-type="string">
            <text:p>39 0 58'41" 13 0 37'04"</text:p>
          </table:table-cell>
          <table:table-cell table:formula="of:=MID([.C298];13;14)" office:value-type="string" office:string-value="13 0 37'04&quot;" calcext:value-type="string">
            <text:p>13 0 37'04"</text:p>
          </table:table-cell>
          <table:table-cell table:formula="of:=MID([.C298];1;10)" office:value-type="string" office:string-value="39 0 58'41" calcext:value-type="string">
            <text:p>39 0 58'41</text:p>
          </table:table-cell>
          <table:table-cell table:formula="of:=MID([.D298];1;3)" office:value-type="string" office:string-value="13 " calcext:value-type="string">
            <text:p>13 </text:p>
          </table:table-cell>
          <table:table-cell table:formula="of:=MID([.D298];6;2)" office:value-type="string" office:string-value="37" calcext:value-type="string">
            <text:p>37</text:p>
          </table:table-cell>
          <table:table-cell table:formula="of:=MID([.D298];9;2)" office:value-type="string" office:string-value="04" calcext:value-type="string">
            <text:p>04</text:p>
          </table:table-cell>
          <table:table-cell table:formula="of:=MID([.E298];1;2)" office:value-type="string" office:string-value="39" calcext:value-type="string">
            <text:p>39</text:p>
          </table:table-cell>
          <table:table-cell table:formula="of:=MID([.E298];6;2)" office:value-type="string" office:string-value="58" calcext:value-type="string">
            <text:p>58</text:p>
          </table:table-cell>
          <table:table-cell table:formula="of:=MID([.E298];9;2)" office:value-type="string" office:string-value="41" calcext:value-type="string">
            <text:p>41</text:p>
          </table:table-cell>
          <table:table-cell table:formula="of:=-([.F298]+(([.G298]+[.H298]/60)/60))" office:value-type="float" office:value="-13.6177777777778" calcext:value-type="float">
            <text:p>-13.6177777777778</text:p>
          </table:table-cell>
          <table:table-cell table:formula="of:=-([.I298]+(([.J298]+[.K298]/60)/60))" office:value-type="float" office:value="-39.9780555555556" calcext:value-type="float">
            <text:p>-39.9780555555556</text:p>
          </table:table-cell>
        </table:table-row>
        <table:table-row table:style-name="ro1">
          <table:table-cell office:value-type="string" calcext:value-type="string">
            <text:p>JQ-12</text:p>
          </table:table-cell>
          <table:table-cell/>
          <table:table-cell office:value-type="string" calcext:value-type="string">
            <text:p>39 0 48'55" 13 0 24'02"</text:p>
          </table:table-cell>
          <table:table-cell table:formula="of:=MID([.C299];13;14)" office:value-type="string" office:string-value="13 0 24'02&quot;" calcext:value-type="string">
            <text:p>13 0 24'02"</text:p>
          </table:table-cell>
          <table:table-cell table:formula="of:=MID([.C299];1;10)" office:value-type="string" office:string-value="39 0 48'55" calcext:value-type="string">
            <text:p>39 0 48'55</text:p>
          </table:table-cell>
          <table:table-cell table:formula="of:=MID([.D299];1;3)" office:value-type="string" office:string-value="13 " calcext:value-type="string">
            <text:p>13 </text:p>
          </table:table-cell>
          <table:table-cell table:formula="of:=MID([.D299];6;2)" office:value-type="string" office:string-value="24" calcext:value-type="string">
            <text:p>24</text:p>
          </table:table-cell>
          <table:table-cell table:formula="of:=MID([.D299];9;2)" office:value-type="string" office:string-value="02" calcext:value-type="string">
            <text:p>02</text:p>
          </table:table-cell>
          <table:table-cell table:formula="of:=MID([.E299];1;2)" office:value-type="string" office:string-value="39" calcext:value-type="string">
            <text:p>39</text:p>
          </table:table-cell>
          <table:table-cell table:formula="of:=MID([.E299];6;2)" office:value-type="string" office:string-value="48" calcext:value-type="string">
            <text:p>48</text:p>
          </table:table-cell>
          <table:table-cell table:formula="of:=MID([.E299];9;2)" office:value-type="string" office:string-value="55" calcext:value-type="string">
            <text:p>55</text:p>
          </table:table-cell>
          <table:table-cell table:formula="of:=-([.F299]+(([.G299]+[.H299]/60)/60))" office:value-type="float" office:value="-13.4005555555556" calcext:value-type="float">
            <text:p>-13.4005555555556</text:p>
          </table:table-cell>
          <table:table-cell table:formula="of:=-([.I299]+(([.J299]+[.K299]/60)/60))" office:value-type="float" office:value="-39.8152777777778" calcext:value-type="float">
            <text:p>-39.8152777777778</text:p>
          </table:table-cell>
        </table:table-row>
        <table:table-row table:style-name="ro1">
          <table:table-cell office:value-type="string" calcext:value-type="string">
            <text:p>JQ-13</text:p>
          </table:table-cell>
          <table:table-cell/>
          <table:table-cell office:value-type="string" calcext:value-type="string">
            <text:p>39 0 38'31" 13 0 15'16"</text:p>
          </table:table-cell>
          <table:table-cell table:formula="of:=MID([.C300];13;14)" office:value-type="string" office:string-value="13 0 15'16&quot;" calcext:value-type="string">
            <text:p>13 0 15'16"</text:p>
          </table:table-cell>
          <table:table-cell table:formula="of:=MID([.C300];1;10)" office:value-type="string" office:string-value="39 0 38'31" calcext:value-type="string">
            <text:p>39 0 38'31</text:p>
          </table:table-cell>
          <table:table-cell table:formula="of:=MID([.D300];1;3)" office:value-type="string" office:string-value="13 " calcext:value-type="string">
            <text:p>13 </text:p>
          </table:table-cell>
          <table:table-cell table:formula="of:=MID([.D300];6;2)" office:value-type="string" office:string-value="15" calcext:value-type="string">
            <text:p>15</text:p>
          </table:table-cell>
          <table:table-cell table:formula="of:=MID([.D300];9;2)" office:value-type="string" office:string-value="16" calcext:value-type="string">
            <text:p>16</text:p>
          </table:table-cell>
          <table:table-cell table:formula="of:=MID([.E300];1;2)" office:value-type="string" office:string-value="39" calcext:value-type="string">
            <text:p>39</text:p>
          </table:table-cell>
          <table:table-cell table:formula="of:=MID([.E300];6;2)" office:value-type="string" office:string-value="38" calcext:value-type="string">
            <text:p>38</text:p>
          </table:table-cell>
          <table:table-cell table:formula="of:=MID([.E300];9;2)" office:value-type="string" office:string-value="31" calcext:value-type="string">
            <text:p>31</text:p>
          </table:table-cell>
          <table:table-cell table:formula="of:=-([.F300]+(([.G300]+[.H300]/60)/60))" office:value-type="float" office:value="-13.2544444444444" calcext:value-type="float">
            <text:p>-13.2544444444444</text:p>
          </table:table-cell>
          <table:table-cell table:formula="of:=-([.I300]+(([.J300]+[.K300]/60)/60))" office:value-type="float" office:value="-39.6419444444444" calcext:value-type="float">
            <text:p>-39.6419444444444</text:p>
          </table:table-cell>
        </table:table-row>
        <table:table-row table:style-name="ro1">
          <table:table-cell office:value-type="string" calcext:value-type="string">
            <text:p>JQ-14</text:p>
          </table:table-cell>
          <table:table-cell/>
          <table:table-cell office:value-type="string" calcext:value-type="string">
            <text:p>39 0 04'37" 14 0 12'02"</text:p>
          </table:table-cell>
          <table:table-cell table:formula="of:=MID([.C301];13;14)" office:value-type="string" office:string-value="14 0 12'02&quot;" calcext:value-type="string">
            <text:p>14 0 12'02"</text:p>
          </table:table-cell>
          <table:table-cell table:formula="of:=MID([.C301];1;10)" office:value-type="string" office:string-value="39 0 04'37" calcext:value-type="string">
            <text:p>39 0 04'37</text:p>
          </table:table-cell>
          <table:table-cell table:formula="of:=MID([.D301];1;3)" office:value-type="string" office:string-value="14 " calcext:value-type="string">
            <text:p>14 </text:p>
          </table:table-cell>
          <table:table-cell table:formula="of:=MID([.D301];6;2)" office:value-type="string" office:string-value="12" calcext:value-type="string">
            <text:p>12</text:p>
          </table:table-cell>
          <table:table-cell table:formula="of:=MID([.D301];9;2)" office:value-type="string" office:string-value="02" calcext:value-type="string">
            <text:p>02</text:p>
          </table:table-cell>
          <table:table-cell table:formula="of:=MID([.E301];1;2)" office:value-type="string" office:string-value="39" calcext:value-type="string">
            <text:p>39</text:p>
          </table:table-cell>
          <table:table-cell table:formula="of:=MID([.E301];6;2)" office:value-type="string" office:string-value="04" calcext:value-type="string">
            <text:p>04</text:p>
          </table:table-cell>
          <table:table-cell table:formula="of:=MID([.E301];9;2)" office:value-type="string" office:string-value="37" calcext:value-type="string">
            <text:p>37</text:p>
          </table:table-cell>
          <table:table-cell table:formula="of:=-([.F301]+(([.G301]+[.H301]/60)/60))" office:value-type="float" office:value="-14.2005555555556" calcext:value-type="float">
            <text:p>-14.2005555555556</text:p>
          </table:table-cell>
          <table:table-cell table:formula="of:=-([.I301]+(([.J301]+[.K301]/60)/60))" office:value-type="float" office:value="-39.0769444444444" calcext:value-type="float">
            <text:p>-39.0769444444444</text:p>
          </table:table-cell>
        </table:table-row>
        <table:table-row table:style-name="ro1">
          <table:table-cell office:value-type="string" calcext:value-type="string">
            <text:p>JQ-15</text:p>
          </table:table-cell>
          <table:table-cell/>
          <table:table-cell office:value-type="string" calcext:value-type="string">
            <text:p>39 0 15'14" 14 0 07'04"</text:p>
          </table:table-cell>
          <table:table-cell table:formula="of:=MID([.C302];13;14)" office:value-type="string" office:string-value="14 0 07'04&quot;" calcext:value-type="string">
            <text:p>14 0 07'04"</text:p>
          </table:table-cell>
          <table:table-cell table:formula="of:=MID([.C302];1;10)" office:value-type="string" office:string-value="39 0 15'14" calcext:value-type="string">
            <text:p>39 0 15'14</text:p>
          </table:table-cell>
          <table:table-cell table:formula="of:=MID([.D302];1;3)" office:value-type="string" office:string-value="14 " calcext:value-type="string">
            <text:p>14 </text:p>
          </table:table-cell>
          <table:table-cell table:formula="of:=MID([.D302];6;2)" office:value-type="string" office:string-value="07" calcext:value-type="string">
            <text:p>07</text:p>
          </table:table-cell>
          <table:table-cell table:formula="of:=MID([.D302];9;2)" office:value-type="string" office:string-value="04" calcext:value-type="string">
            <text:p>04</text:p>
          </table:table-cell>
          <table:table-cell table:formula="of:=MID([.E302];1;2)" office:value-type="string" office:string-value="39" calcext:value-type="string">
            <text:p>39</text:p>
          </table:table-cell>
          <table:table-cell table:formula="of:=MID([.E302];6;2)" office:value-type="string" office:string-value="15" calcext:value-type="string">
            <text:p>15</text:p>
          </table:table-cell>
          <table:table-cell table:formula="of:=MID([.E302];9;2)" office:value-type="string" office:string-value="14" calcext:value-type="string">
            <text:p>14</text:p>
          </table:table-cell>
          <table:table-cell table:formula="of:=-([.F302]+(([.G302]+[.H302]/60)/60))" office:value-type="float" office:value="-14.1177777777778" calcext:value-type="float">
            <text:p>-14.1177777777778</text:p>
          </table:table-cell>
          <table:table-cell table:formula="of:=-([.I302]+(([.J302]+[.K302]/60)/60))" office:value-type="float" office:value="-39.2538888888889" calcext:value-type="float">
            <text:p>-39.2538888888889</text:p>
          </table:table-cell>
        </table:table-row>
        <table:table-row table:style-name="ro1">
          <table:table-cell office:value-type="string" calcext:value-type="string">
            <text:p>JQ-16</text:p>
          </table:table-cell>
          <table:table-cell/>
          <table:table-cell office:value-type="string" calcext:value-type="string">
            <text:p>39 0 07'57" 14 0 00'33"</text:p>
          </table:table-cell>
          <table:table-cell table:formula="of:=MID([.C303];13;14)" office:value-type="string" office:string-value="14 0 00'33&quot;" calcext:value-type="string">
            <text:p>14 0 00'33"</text:p>
          </table:table-cell>
          <table:table-cell table:formula="of:=MID([.C303];1;10)" office:value-type="string" office:string-value="39 0 07'57" calcext:value-type="string">
            <text:p>39 0 07'57</text:p>
          </table:table-cell>
          <table:table-cell table:formula="of:=MID([.D303];1;3)" office:value-type="string" office:string-value="14 " calcext:value-type="string">
            <text:p>14 </text:p>
          </table:table-cell>
          <table:table-cell table:formula="of:=MID([.D303];6;2)" office:value-type="string" office:string-value="00" calcext:value-type="string">
            <text:p>00</text:p>
          </table:table-cell>
          <table:table-cell table:formula="of:=MID([.D303];9;2)" office:value-type="string" office:string-value="33" calcext:value-type="string">
            <text:p>33</text:p>
          </table:table-cell>
          <table:table-cell table:formula="of:=MID([.E303];1;2)" office:value-type="string" office:string-value="39" calcext:value-type="string">
            <text:p>39</text:p>
          </table:table-cell>
          <table:table-cell table:formula="of:=MID([.E303];6;2)" office:value-type="string" office:string-value="07" calcext:value-type="string">
            <text:p>07</text:p>
          </table:table-cell>
          <table:table-cell table:formula="of:=MID([.E303];9;2)" office:value-type="string" office:string-value="57" calcext:value-type="string">
            <text:p>57</text:p>
          </table:table-cell>
          <table:table-cell table:formula="of:=-([.F303]+(([.G303]+[.H303]/60)/60))" office:value-type="float" office:value="-14.0091666666667" calcext:value-type="float">
            <text:p>-14.0091666666667</text:p>
          </table:table-cell>
          <table:table-cell table:formula="of:=-([.I303]+(([.J303]+[.K303]/60)/60))" office:value-type="float" office:value="-39.1325" calcext:value-type="float">
            <text:p>-39.1325</text:p>
          </table:table-cell>
        </table:table-row>
        <table:table-row table:style-name="ro1">
          <table:table-cell office:value-type="string" calcext:value-type="string">
            <text:p>JQ-17</text:p>
          </table:table-cell>
          <table:table-cell/>
          <table:table-cell office:value-type="string" calcext:value-type="string">
            <text:p>39 0 08'29" 13 0 49'09"</text:p>
          </table:table-cell>
          <table:table-cell table:formula="of:=MID([.C304];13;14)" office:value-type="string" office:string-value="13 0 49'09&quot;" calcext:value-type="string">
            <text:p>13 0 49'09"</text:p>
          </table:table-cell>
          <table:table-cell table:formula="of:=MID([.C304];1;10)" office:value-type="string" office:string-value="39 0 08'29" calcext:value-type="string">
            <text:p>39 0 08'29</text:p>
          </table:table-cell>
          <table:table-cell table:formula="of:=MID([.D304];1;3)" office:value-type="string" office:string-value="13 " calcext:value-type="string">
            <text:p>13 </text:p>
          </table:table-cell>
          <table:table-cell table:formula="of:=MID([.D304];6;2)" office:value-type="string" office:string-value="49" calcext:value-type="string">
            <text:p>49</text:p>
          </table:table-cell>
          <table:table-cell table:formula="of:=MID([.D304];9;2)" office:value-type="string" office:string-value="09" calcext:value-type="string">
            <text:p>09</text:p>
          </table:table-cell>
          <table:table-cell table:formula="of:=MID([.E304];1;2)" office:value-type="string" office:string-value="39" calcext:value-type="string">
            <text:p>39</text:p>
          </table:table-cell>
          <table:table-cell table:formula="of:=MID([.E304];6;2)" office:value-type="string" office:string-value="08" calcext:value-type="string">
            <text:p>08</text:p>
          </table:table-cell>
          <table:table-cell table:formula="of:=MID([.E304];9;2)" office:value-type="string" office:string-value="29" calcext:value-type="string">
            <text:p>29</text:p>
          </table:table-cell>
          <table:table-cell table:formula="of:=-([.F304]+(([.G304]+[.H304]/60)/60))" office:value-type="float" office:value="-13.8191666666667" calcext:value-type="float">
            <text:p>-13.8191666666667</text:p>
          </table:table-cell>
          <table:table-cell table:formula="of:=-([.I304]+(([.J304]+[.K304]/60)/60))" office:value-type="float" office:value="-39.1413888888889" calcext:value-type="float">
            <text:p>-39.1413888888889</text:p>
          </table:table-cell>
        </table:table-row>
        <table:table-row table:style-name="ro1">
          <table:table-cell office:value-type="string" calcext:value-type="string">
            <text:p>JQ-18</text:p>
          </table:table-cell>
          <table:table-cell/>
          <table:table-cell office:value-type="string" calcext:value-type="string">
            <text:p>39 0 21'17" 13 0 45'08"</text:p>
          </table:table-cell>
          <table:table-cell table:formula="of:=MID([.C305];13;14)" office:value-type="string" office:string-value="13 0 45'08&quot;" calcext:value-type="string">
            <text:p>13 0 45'08"</text:p>
          </table:table-cell>
          <table:table-cell table:formula="of:=MID([.C305];1;10)" office:value-type="string" office:string-value="39 0 21'17" calcext:value-type="string">
            <text:p>39 0 21'17</text:p>
          </table:table-cell>
          <table:table-cell table:formula="of:=MID([.D305];1;3)" office:value-type="string" office:string-value="13 " calcext:value-type="string">
            <text:p>13 </text:p>
          </table:table-cell>
          <table:table-cell table:formula="of:=MID([.D305];6;2)" office:value-type="string" office:string-value="45" calcext:value-type="string">
            <text:p>45</text:p>
          </table:table-cell>
          <table:table-cell table:formula="of:=MID([.D305];9;2)" office:value-type="string" office:string-value="08" calcext:value-type="string">
            <text:p>08</text:p>
          </table:table-cell>
          <table:table-cell table:formula="of:=MID([.E305];1;2)" office:value-type="string" office:string-value="39" calcext:value-type="string">
            <text:p>39</text:p>
          </table:table-cell>
          <table:table-cell table:formula="of:=MID([.E305];6;2)" office:value-type="string" office:string-value="21" calcext:value-type="string">
            <text:p>21</text:p>
          </table:table-cell>
          <table:table-cell table:formula="of:=MID([.E305];9;2)" office:value-type="string" office:string-value="17" calcext:value-type="string">
            <text:p>17</text:p>
          </table:table-cell>
          <table:table-cell table:formula="of:=-([.F305]+(([.G305]+[.H305]/60)/60))" office:value-type="float" office:value="-13.7522222222222" calcext:value-type="float">
            <text:p>-13.7522222222222</text:p>
          </table:table-cell>
          <table:table-cell table:formula="of:=-([.I305]+(([.J305]+[.K305]/60)/60))" office:value-type="float" office:value="-39.3547222222222" calcext:value-type="float">
            <text:p>-39.3547222222222</text:p>
          </table:table-cell>
        </table:table-row>
        <table:table-row table:style-name="ro1">
          <table:table-cell office:value-type="string" calcext:value-type="string">
            <text:p>JQ-19</text:p>
          </table:table-cell>
          <table:table-cell/>
          <table:table-cell office:value-type="string" calcext:value-type="string">
            <text:p>39 0 24'59" 13 0 35'01"</text:p>
          </table:table-cell>
          <table:table-cell table:formula="of:=MID([.C306];13;14)" office:value-type="string" office:string-value="13 0 35'01&quot;" calcext:value-type="string">
            <text:p>13 0 35'01"</text:p>
          </table:table-cell>
          <table:table-cell table:formula="of:=MID([.C306];1;10)" office:value-type="string" office:string-value="39 0 24'59" calcext:value-type="string">
            <text:p>39 0 24'59</text:p>
          </table:table-cell>
          <table:table-cell table:formula="of:=MID([.D306];1;3)" office:value-type="string" office:string-value="13 " calcext:value-type="string">
            <text:p>13 </text:p>
          </table:table-cell>
          <table:table-cell table:formula="of:=MID([.D306];6;2)" office:value-type="string" office:string-value="35" calcext:value-type="string">
            <text:p>35</text:p>
          </table:table-cell>
          <table:table-cell table:formula="of:=MID([.D306];9;2)" office:value-type="string" office:string-value="01" calcext:value-type="string">
            <text:p>01</text:p>
          </table:table-cell>
          <table:table-cell table:formula="of:=MID([.E306];1;2)" office:value-type="string" office:string-value="39" calcext:value-type="string">
            <text:p>39</text:p>
          </table:table-cell>
          <table:table-cell table:formula="of:=MID([.E306];6;2)" office:value-type="string" office:string-value="24" calcext:value-type="string">
            <text:p>24</text:p>
          </table:table-cell>
          <table:table-cell table:formula="of:=MID([.E306];9;2)" office:value-type="string" office:string-value="59" calcext:value-type="string">
            <text:p>59</text:p>
          </table:table-cell>
          <table:table-cell table:formula="of:=-([.F306]+(([.G306]+[.H306]/60)/60))" office:value-type="float" office:value="-13.5836111111111" calcext:value-type="float">
            <text:p>-13.5836111111111</text:p>
          </table:table-cell>
          <table:table-cell table:formula="of:=-([.I306]+(([.J306]+[.K306]/60)/60))" office:value-type="float" office:value="-39.4163888888889" calcext:value-type="float">
            <text:p>-39.4163888888889</text:p>
          </table:table-cell>
        </table:table-row>
        <table:table-row table:style-name="ro1">
          <table:table-cell office:value-type="string" calcext:value-type="string">
            <text:p>JQ-20</text:p>
          </table:table-cell>
          <table:table-cell/>
          <table:table-cell office:value-type="string" calcext:value-type="string">
            <text:p>39 0 28'28" 13 0 22'40"</text:p>
          </table:table-cell>
          <table:table-cell table:formula="of:=MID([.C307];13;14)" office:value-type="string" office:string-value="13 0 22'40&quot;" calcext:value-type="string">
            <text:p>13 0 22'40"</text:p>
          </table:table-cell>
          <table:table-cell table:formula="of:=MID([.C307];1;10)" office:value-type="string" office:string-value="39 0 28'28" calcext:value-type="string">
            <text:p>39 0 28'28</text:p>
          </table:table-cell>
          <table:table-cell table:formula="of:=MID([.D307];1;3)" office:value-type="string" office:string-value="13 " calcext:value-type="string">
            <text:p>13 </text:p>
          </table:table-cell>
          <table:table-cell table:formula="of:=MID([.D307];6;2)" office:value-type="string" office:string-value="22" calcext:value-type="string">
            <text:p>22</text:p>
          </table:table-cell>
          <table:table-cell table:formula="of:=MID([.D307];9;2)" office:value-type="string" office:string-value="40" calcext:value-type="string">
            <text:p>40</text:p>
          </table:table-cell>
          <table:table-cell table:formula="of:=MID([.E307];1;2)" office:value-type="string" office:string-value="39" calcext:value-type="string">
            <text:p>39</text:p>
          </table:table-cell>
          <table:table-cell table:formula="of:=MID([.E307];6;2)" office:value-type="string" office:string-value="28" calcext:value-type="string">
            <text:p>28</text:p>
          </table:table-cell>
          <table:table-cell table:formula="of:=MID([.E307];9;2)" office:value-type="string" office:string-value="28" calcext:value-type="string">
            <text:p>28</text:p>
          </table:table-cell>
          <table:table-cell table:formula="of:=-([.F307]+(([.G307]+[.H307]/60)/60))" office:value-type="float" office:value="-13.3777777777778" calcext:value-type="float">
            <text:p>-13.3777777777778</text:p>
          </table:table-cell>
          <table:table-cell table:formula="of:=-([.I307]+(([.J307]+[.K307]/60)/60))" office:value-type="float" office:value="-39.4744444444444" calcext:value-type="float">
            <text:p>-39.4744444444444</text:p>
          </table:table-cell>
        </table:table-row>
        <table:table-row table:style-name="ro1">
          <table:table-cell office:value-type="string" calcext:value-type="string">
            <text:p>JQ-21</text:p>
          </table:table-cell>
          <table:table-cell/>
          <table:table-cell office:value-type="string" calcext:value-type="string">
            <text:p>39 0 11'01" 13 0 20'22"</text:p>
          </table:table-cell>
          <table:table-cell table:formula="of:=MID([.C308];13;14)" office:value-type="string" office:string-value="13 0 20'22&quot;" calcext:value-type="string">
            <text:p>13 0 20'22"</text:p>
          </table:table-cell>
          <table:table-cell table:formula="of:=MID([.C308];1;10)" office:value-type="string" office:string-value="39 0 11'01" calcext:value-type="string">
            <text:p>39 0 11'01</text:p>
          </table:table-cell>
          <table:table-cell table:formula="of:=MID([.D308];1;3)" office:value-type="string" office:string-value="13 " calcext:value-type="string">
            <text:p>13 </text:p>
          </table:table-cell>
          <table:table-cell table:formula="of:=MID([.D308];6;2)" office:value-type="string" office:string-value="20" calcext:value-type="string">
            <text:p>20</text:p>
          </table:table-cell>
          <table:table-cell table:formula="of:=MID([.D308];9;2)" office:value-type="string" office:string-value="22" calcext:value-type="string">
            <text:p>22</text:p>
          </table:table-cell>
          <table:table-cell table:formula="of:=MID([.E308];1;2)" office:value-type="string" office:string-value="39" calcext:value-type="string">
            <text:p>39</text:p>
          </table:table-cell>
          <table:table-cell table:formula="of:=MID([.E308];6;2)" office:value-type="string" office:string-value="11" calcext:value-type="string">
            <text:p>11</text:p>
          </table:table-cell>
          <table:table-cell table:formula="of:=MID([.E308];9;2)" office:value-type="string" office:string-value="01" calcext:value-type="string">
            <text:p>01</text:p>
          </table:table-cell>
          <table:table-cell table:formula="of:=-([.F308]+(([.G308]+[.H308]/60)/60))" office:value-type="float" office:value="-13.3394444444444" calcext:value-type="float">
            <text:p>-13.3394444444444</text:p>
          </table:table-cell>
          <table:table-cell table:formula="of:=-([.I308]+(([.J308]+[.K308]/60)/60))" office:value-type="float" office:value="-39.1836111111111" calcext:value-type="float">
            <text:p>-39.1836111111111</text:p>
          </table:table-cell>
        </table:table-row>
        <table:table-row table:style-name="ro1">
          <table:table-cell office:value-type="string" calcext:value-type="string">
            <text:p>JQ-22</text:p>
          </table:table-cell>
          <table:table-cell/>
          <table:table-cell office:value-type="string" calcext:value-type="string">
            <text:p>39 0 02'14" 13 0 29'58"</text:p>
          </table:table-cell>
          <table:table-cell table:formula="of:=MID([.C309];13;14)" office:value-type="string" office:string-value="13 0 29'58&quot;" calcext:value-type="string">
            <text:p>13 0 29'58"</text:p>
          </table:table-cell>
          <table:table-cell table:formula="of:=MID([.C309];1;10)" office:value-type="string" office:string-value="39 0 02'14" calcext:value-type="string">
            <text:p>39 0 02'14</text:p>
          </table:table-cell>
          <table:table-cell table:formula="of:=MID([.D309];1;3)" office:value-type="string" office:string-value="13 " calcext:value-type="string">
            <text:p>13 </text:p>
          </table:table-cell>
          <table:table-cell table:formula="of:=MID([.D309];6;2)" office:value-type="string" office:string-value="29" calcext:value-type="string">
            <text:p>29</text:p>
          </table:table-cell>
          <table:table-cell table:formula="of:=MID([.D309];9;2)" office:value-type="string" office:string-value="58" calcext:value-type="string">
            <text:p>58</text:p>
          </table:table-cell>
          <table:table-cell table:formula="of:=MID([.E309];1;2)" office:value-type="string" office:string-value="39" calcext:value-type="string">
            <text:p>39</text:p>
          </table:table-cell>
          <table:table-cell table:formula="of:=MID([.E309];6;2)" office:value-type="string" office:string-value="02" calcext:value-type="string">
            <text:p>02</text:p>
          </table:table-cell>
          <table:table-cell table:formula="of:=MID([.E309];9;2)" office:value-type="string" office:string-value="14" calcext:value-type="string">
            <text:p>14</text:p>
          </table:table-cell>
          <table:table-cell table:formula="of:=-([.F309]+(([.G309]+[.H309]/60)/60))" office:value-type="float" office:value="-13.4994444444444" calcext:value-type="float">
            <text:p>-13.4994444444444</text:p>
          </table:table-cell>
          <table:table-cell table:formula="of:=-([.I309]+(([.J309]+[.K309]/60)/60))" office:value-type="float" office:value="-39.0372222222222" calcext:value-type="float">
            <text:p>-39.0372222222222</text:p>
          </table:table-cell>
        </table:table-row>
        <table:table-row table:style-name="ro1">
          <table:table-cell office:value-type="string" calcext:value-type="string">
            <text:p>JQ-23</text:p>
          </table:table-cell>
          <table:table-cell/>
          <table:table-cell office:value-type="string" calcext:value-type="string">
            <text:p>39 0 06'59" 13 0 40'11"</text:p>
          </table:table-cell>
          <table:table-cell table:formula="of:=MID([.C310];13;14)" office:value-type="string" office:string-value="13 0 40'11&quot;" calcext:value-type="string">
            <text:p>13 0 40'11"</text:p>
          </table:table-cell>
          <table:table-cell table:formula="of:=MID([.C310];1;10)" office:value-type="string" office:string-value="39 0 06'59" calcext:value-type="string">
            <text:p>39 0 06'59</text:p>
          </table:table-cell>
          <table:table-cell table:formula="of:=MID([.D310];1;3)" office:value-type="string" office:string-value="13 " calcext:value-type="string">
            <text:p>13 </text:p>
          </table:table-cell>
          <table:table-cell table:formula="of:=MID([.D310];6;2)" office:value-type="string" office:string-value="40" calcext:value-type="string">
            <text:p>40</text:p>
          </table:table-cell>
          <table:table-cell table:formula="of:=MID([.D310];9;2)" office:value-type="string" office:string-value="11" calcext:value-type="string">
            <text:p>11</text:p>
          </table:table-cell>
          <table:table-cell table:formula="of:=MID([.E310];1;2)" office:value-type="string" office:string-value="39" calcext:value-type="string">
            <text:p>39</text:p>
          </table:table-cell>
          <table:table-cell table:formula="of:=MID([.E310];6;2)" office:value-type="string" office:string-value="06" calcext:value-type="string">
            <text:p>06</text:p>
          </table:table-cell>
          <table:table-cell table:formula="of:=MID([.E310];9;2)" office:value-type="string" office:string-value="59" calcext:value-type="string">
            <text:p>59</text:p>
          </table:table-cell>
          <table:table-cell table:formula="of:=-([.F310]+(([.G310]+[.H310]/60)/60))" office:value-type="float" office:value="-13.6697222222222" calcext:value-type="float">
            <text:p>-13.6697222222222</text:p>
          </table:table-cell>
          <table:table-cell table:formula="of:=-([.I310]+(([.J310]+[.K310]/60)/60))" office:value-type="float" office:value="-39.1163888888889" calcext:value-type="float">
            <text:p>-39.1163888888889</text:p>
          </table:table-cell>
        </table:table-row>
        <table:table-row table:style-name="ro1">
          <table:table-cell office:value-type="string" calcext:value-type="string">
            <text:p>JQ-24</text:p>
          </table:table-cell>
          <table:table-cell/>
          <table:table-cell office:value-type="string" calcext:value-type="string">
            <text:p>39 0 14'22" 13 0 11'57"</text:p>
          </table:table-cell>
          <table:table-cell table:formula="of:=MID([.C311];13;14)" office:value-type="string" office:string-value="13 0 11'57&quot;" calcext:value-type="string">
            <text:p>13 0 11'57"</text:p>
          </table:table-cell>
          <table:table-cell table:formula="of:=MID([.C311];1;10)" office:value-type="string" office:string-value="39 0 14'22" calcext:value-type="string">
            <text:p>39 0 14'22</text:p>
          </table:table-cell>
          <table:table-cell table:formula="of:=MID([.D311];1;3)" office:value-type="string" office:string-value="13 " calcext:value-type="string">
            <text:p>13 </text:p>
          </table:table-cell>
          <table:table-cell table:formula="of:=MID([.D311];6;2)" office:value-type="string" office:string-value="11" calcext:value-type="string">
            <text:p>11</text:p>
          </table:table-cell>
          <table:table-cell table:formula="of:=MID([.D311];9;2)" office:value-type="string" office:string-value="57" calcext:value-type="string">
            <text:p>57</text:p>
          </table:table-cell>
          <table:table-cell table:formula="of:=MID([.E311];1;2)" office:value-type="string" office:string-value="39" calcext:value-type="string">
            <text:p>39</text:p>
          </table:table-cell>
          <table:table-cell table:formula="of:=MID([.E311];6;2)" office:value-type="string" office:string-value="14" calcext:value-type="string">
            <text:p>14</text:p>
          </table:table-cell>
          <table:table-cell table:formula="of:=MID([.E311];9;2)" office:value-type="string" office:string-value="22" calcext:value-type="string">
            <text:p>22</text:p>
          </table:table-cell>
          <table:table-cell table:formula="of:=-([.F311]+(([.G311]+[.H311]/60)/60))" office:value-type="float" office:value="-13.1991666666667" calcext:value-type="float">
            <text:p>-13.1991666666667</text:p>
          </table:table-cell>
          <table:table-cell table:formula="of:=-([.I311]+(([.J311]+[.K311]/60)/60))" office:value-type="float" office:value="-39.2394444444444" calcext:value-type="float">
            <text:p>-39.2394444444444</text:p>
          </table:table-cell>
        </table:table-row>
        <table:table-row table:style-name="ro1">
          <table:table-cell office:value-type="string" calcext:value-type="string">
            <text:p>JQ-25</text:p>
          </table:table-cell>
          <table:table-cell/>
          <table:table-cell office:value-type="string" calcext:value-type="string">
            <text:p>38 0 58'19" 13 0 17'06"</text:p>
          </table:table-cell>
          <table:table-cell table:formula="of:=MID([.C312];13;14)" office:value-type="string" office:string-value="13 0 17'06&quot;" calcext:value-type="string">
            <text:p>13 0 17'06"</text:p>
          </table:table-cell>
          <table:table-cell table:formula="of:=MID([.C312];1;10)" office:value-type="string" office:string-value="38 0 58'19" calcext:value-type="string">
            <text:p>38 0 58'19</text:p>
          </table:table-cell>
          <table:table-cell table:formula="of:=MID([.D312];1;3)" office:value-type="string" office:string-value="13 " calcext:value-type="string">
            <text:p>13 </text:p>
          </table:table-cell>
          <table:table-cell table:formula="of:=MID([.D312];6;2)" office:value-type="string" office:string-value="17" calcext:value-type="string">
            <text:p>17</text:p>
          </table:table-cell>
          <table:table-cell table:formula="of:=MID([.D312];9;2)" office:value-type="string" office:string-value="06" calcext:value-type="string">
            <text:p>06</text:p>
          </table:table-cell>
          <table:table-cell table:formula="of:=MID([.E312];1;2)" office:value-type="string" office:string-value="38" calcext:value-type="string">
            <text:p>38</text:p>
          </table:table-cell>
          <table:table-cell table:formula="of:=MID([.E312];6;2)" office:value-type="string" office:string-value="58" calcext:value-type="string">
            <text:p>58</text:p>
          </table:table-cell>
          <table:table-cell table:formula="of:=MID([.E312];9;2)" office:value-type="string" office:string-value="19" calcext:value-type="string">
            <text:p>19</text:p>
          </table:table-cell>
          <table:table-cell table:formula="of:=-([.F312]+(([.G312]+[.H312]/60)/60))" office:value-type="float" office:value="-13.285" calcext:value-type="float">
            <text:p>-13.285</text:p>
          </table:table-cell>
          <table:table-cell table:formula="of:=-([.I312]+(([.J312]+[.K312]/60)/60))" office:value-type="float" office:value="-38.9719444444444" calcext:value-type="float">
            <text:p>-38.9719444444444</text:p>
          </table:table-cell>
        </table:table-row>
        <table:table-row table:style-name="ro1">
          <table:table-cell office:value-type="string" calcext:value-type="string">
            <text:p>JQ-26</text:p>
          </table:table-cell>
          <table:table-cell/>
          <table:table-cell office:value-type="string" calcext:value-type="string">
            <text:p>39 0 27'14" 13 0 09'46"</text:p>
          </table:table-cell>
          <table:table-cell table:formula="of:=MID([.C313];13;14)" office:value-type="string" office:string-value="13 0 09'46&quot;" calcext:value-type="string">
            <text:p>13 0 09'46"</text:p>
          </table:table-cell>
          <table:table-cell table:formula="of:=MID([.C313];1;10)" office:value-type="string" office:string-value="39 0 27'14" calcext:value-type="string">
            <text:p>39 0 27'14</text:p>
          </table:table-cell>
          <table:table-cell table:formula="of:=MID([.D313];1;3)" office:value-type="string" office:string-value="13 " calcext:value-type="string">
            <text:p>13 </text:p>
          </table:table-cell>
          <table:table-cell table:formula="of:=MID([.D313];6;2)" office:value-type="string" office:string-value="09" calcext:value-type="string">
            <text:p>09</text:p>
          </table:table-cell>
          <table:table-cell table:formula="of:=MID([.D313];9;2)" office:value-type="string" office:string-value="46" calcext:value-type="string">
            <text:p>46</text:p>
          </table:table-cell>
          <table:table-cell table:formula="of:=MID([.E313];1;2)" office:value-type="string" office:string-value="39" calcext:value-type="string">
            <text:p>39</text:p>
          </table:table-cell>
          <table:table-cell table:formula="of:=MID([.E313];6;2)" office:value-type="string" office:string-value="27" calcext:value-type="string">
            <text:p>27</text:p>
          </table:table-cell>
          <table:table-cell table:formula="of:=MID([.E313];9;2)" office:value-type="string" office:string-value="14" calcext:value-type="string">
            <text:p>14</text:p>
          </table:table-cell>
          <table:table-cell table:formula="of:=-([.F313]+(([.G313]+[.H313]/60)/60))" office:value-type="float" office:value="-13.1627777777778" calcext:value-type="float">
            <text:p>-13.1627777777778</text:p>
          </table:table-cell>
          <table:table-cell table:formula="of:=-([.I313]+(([.J313]+[.K313]/60)/60))" office:value-type="float" office:value="-39.4538888888889" calcext:value-type="float">
            <text:p>-39.4538888888889</text:p>
          </table:table-cell>
        </table:table-row>
        <table:table-row table:style-name="ro1">
          <table:table-cell office:value-type="string" calcext:value-type="string">
            <text:p>JQ-27</text:p>
          </table:table-cell>
          <table:table-cell/>
          <table:table-cell office:value-type="string" calcext:value-type="string">
            <text:p>39 0 27'21" 13 0 02'35"</text:p>
          </table:table-cell>
          <table:table-cell table:formula="of:=MID([.C314];13;14)" office:value-type="string" office:string-value="13 0 02'35&quot;" calcext:value-type="string">
            <text:p>13 0 02'35"</text:p>
          </table:table-cell>
          <table:table-cell table:formula="of:=MID([.C314];1;10)" office:value-type="string" office:string-value="39 0 27'21" calcext:value-type="string">
            <text:p>39 0 27'21</text:p>
          </table:table-cell>
          <table:table-cell table:formula="of:=MID([.D314];1;3)" office:value-type="string" office:string-value="13 " calcext:value-type="string">
            <text:p>13 </text:p>
          </table:table-cell>
          <table:table-cell table:formula="of:=MID([.D314];6;2)" office:value-type="string" office:string-value="02" calcext:value-type="string">
            <text:p>02</text:p>
          </table:table-cell>
          <table:table-cell table:formula="of:=MID([.D314];9;2)" office:value-type="string" office:string-value="35" calcext:value-type="string">
            <text:p>35</text:p>
          </table:table-cell>
          <table:table-cell table:formula="of:=MID([.E314];1;2)" office:value-type="string" office:string-value="39" calcext:value-type="string">
            <text:p>39</text:p>
          </table:table-cell>
          <table:table-cell table:formula="of:=MID([.E314];6;2)" office:value-type="string" office:string-value="27" calcext:value-type="string">
            <text:p>27</text:p>
          </table:table-cell>
          <table:table-cell table:formula="of:=MID([.E314];9;2)" office:value-type="string" office:string-value="21" calcext:value-type="string">
            <text:p>21</text:p>
          </table:table-cell>
          <table:table-cell table:formula="of:=-([.F314]+(([.G314]+[.H314]/60)/60))" office:value-type="float" office:value="-13.0430555555556" calcext:value-type="float">
            <text:p>-13.0430555555556</text:p>
          </table:table-cell>
          <table:table-cell table:formula="of:=-([.I314]+(([.J314]+[.K314]/60)/60))" office:value-type="float" office:value="-39.4558333333333" calcext:value-type="float">
            <text:p>-39.4558333333333</text:p>
          </table:table-cell>
        </table:table-row>
        <table:table-row table:style-name="ro1">
          <table:table-cell office:value-type="string" calcext:value-type="string">
            <text:p>JQ-28</text:p>
          </table:table-cell>
          <table:table-cell/>
          <table:table-cell office:value-type="string" calcext:value-type="string">
            <text:p>39 0 45'04" 12 0 54'06"</text:p>
          </table:table-cell>
          <table:table-cell table:formula="of:=MID([.C315];13;14)" office:value-type="string" office:string-value="12 0 54'06&quot;" calcext:value-type="string">
            <text:p>12 0 54'06"</text:p>
          </table:table-cell>
          <table:table-cell table:formula="of:=MID([.C315];1;10)" office:value-type="string" office:string-value="39 0 45'04" calcext:value-type="string">
            <text:p>39 0 45'04</text:p>
          </table:table-cell>
          <table:table-cell table:formula="of:=MID([.D315];1;3)" office:value-type="string" office:string-value="12 " calcext:value-type="string">
            <text:p>12 </text:p>
          </table:table-cell>
          <table:table-cell table:formula="of:=MID([.D315];6;2)" office:value-type="string" office:string-value="54" calcext:value-type="string">
            <text:p>54</text:p>
          </table:table-cell>
          <table:table-cell table:formula="of:=MID([.D315];9;2)" office:value-type="string" office:string-value="06" calcext:value-type="string">
            <text:p>06</text:p>
          </table:table-cell>
          <table:table-cell table:formula="of:=MID([.E315];1;2)" office:value-type="string" office:string-value="39" calcext:value-type="string">
            <text:p>39</text:p>
          </table:table-cell>
          <table:table-cell table:formula="of:=MID([.E315];6;2)" office:value-type="string" office:string-value="45" calcext:value-type="string">
            <text:p>45</text:p>
          </table:table-cell>
          <table:table-cell table:formula="of:=MID([.E315];9;2)" office:value-type="string" office:string-value="04" calcext:value-type="string">
            <text:p>04</text:p>
          </table:table-cell>
          <table:table-cell table:formula="of:=-([.F315]+(([.G315]+[.H315]/60)/60))" office:value-type="float" office:value="-12.9016666666667" calcext:value-type="float">
            <text:p>-12.9016666666667</text:p>
          </table:table-cell>
          <table:table-cell table:formula="of:=-([.I315]+(([.J315]+[.K315]/60)/60))" office:value-type="float" office:value="-39.7511111111111" calcext:value-type="float">
            <text:p>-39.7511111111111</text:p>
          </table:table-cell>
        </table:table-row>
        <table:table-row table:style-name="ro1">
          <table:table-cell office:value-type="string" calcext:value-type="string">
            <text:p>JQ-29</text:p>
          </table:table-cell>
          <table:table-cell/>
          <table:table-cell office:value-type="string" calcext:value-type="string">
            <text:p>39 0 29'50" 13 0 43'40"</text:p>
          </table:table-cell>
          <table:table-cell table:formula="of:=MID([.C316];13;14)" office:value-type="string" office:string-value="13 0 43'40&quot;" calcext:value-type="string">
            <text:p>13 0 43'40"</text:p>
          </table:table-cell>
          <table:table-cell table:formula="of:=MID([.C316];1;10)" office:value-type="string" office:string-value="39 0 29'50" calcext:value-type="string">
            <text:p>39 0 29'50</text:p>
          </table:table-cell>
          <table:table-cell table:formula="of:=MID([.D316];1;3)" office:value-type="string" office:string-value="13 " calcext:value-type="string">
            <text:p>13 </text:p>
          </table:table-cell>
          <table:table-cell table:formula="of:=MID([.D316];6;2)" office:value-type="string" office:string-value="43" calcext:value-type="string">
            <text:p>43</text:p>
          </table:table-cell>
          <table:table-cell table:formula="of:=MID([.D316];9;2)" office:value-type="string" office:string-value="40" calcext:value-type="string">
            <text:p>40</text:p>
          </table:table-cell>
          <table:table-cell table:formula="of:=MID([.E316];1;2)" office:value-type="string" office:string-value="39" calcext:value-type="string">
            <text:p>39</text:p>
          </table:table-cell>
          <table:table-cell table:formula="of:=MID([.E316];6;2)" office:value-type="string" office:string-value="29" calcext:value-type="string">
            <text:p>29</text:p>
          </table:table-cell>
          <table:table-cell table:formula="of:=MID([.E316];9;2)" office:value-type="string" office:string-value="50" calcext:value-type="string">
            <text:p>50</text:p>
          </table:table-cell>
          <table:table-cell table:formula="of:=-([.F316]+(([.G316]+[.H316]/60)/60))" office:value-type="float" office:value="-13.7277777777778" calcext:value-type="float">
            <text:p>-13.7277777777778</text:p>
          </table:table-cell>
          <table:table-cell table:formula="of:=-([.I316]+(([.J316]+[.K316]/60)/60))" office:value-type="float" office:value="-39.4972222222222" calcext:value-type="float">
            <text:p>-39.4972222222222</text:p>
          </table:table-cell>
        </table:table-row>
        <table:table-row table:style-name="ro1">
          <table:table-cell office:value-type="string" calcext:value-type="string">
            <text:p>JQ-30</text:p>
          </table:table-cell>
          <table:table-cell/>
          <table:table-cell office:value-type="string" calcext:value-type="string">
            <text:p>39 0 51'40" 13 0 20'30"</text:p>
          </table:table-cell>
          <table:table-cell table:formula="of:=MID([.C317];13;14)" office:value-type="string" office:string-value="13 0 20'30&quot;" calcext:value-type="string">
            <text:p>13 0 20'30"</text:p>
          </table:table-cell>
          <table:table-cell table:formula="of:=MID([.C317];1;10)" office:value-type="string" office:string-value="39 0 51'40" calcext:value-type="string">
            <text:p>39 0 51'40</text:p>
          </table:table-cell>
          <table:table-cell table:formula="of:=MID([.D317];1;3)" office:value-type="string" office:string-value="13 " calcext:value-type="string">
            <text:p>13 </text:p>
          </table:table-cell>
          <table:table-cell table:formula="of:=MID([.D317];6;2)" office:value-type="string" office:string-value="20" calcext:value-type="string">
            <text:p>20</text:p>
          </table:table-cell>
          <table:table-cell table:formula="of:=MID([.D317];9;2)" office:value-type="string" office:string-value="30" calcext:value-type="string">
            <text:p>30</text:p>
          </table:table-cell>
          <table:table-cell table:formula="of:=MID([.E317];1;2)" office:value-type="string" office:string-value="39" calcext:value-type="string">
            <text:p>39</text:p>
          </table:table-cell>
          <table:table-cell table:formula="of:=MID([.E317];6;2)" office:value-type="string" office:string-value="51" calcext:value-type="string">
            <text:p>51</text:p>
          </table:table-cell>
          <table:table-cell table:formula="of:=MID([.E317];9;2)" office:value-type="string" office:string-value="40" calcext:value-type="string">
            <text:p>40</text:p>
          </table:table-cell>
          <table:table-cell table:formula="of:=-([.F317]+(([.G317]+[.H317]/60)/60))" office:value-type="float" office:value="-13.3416666666667" calcext:value-type="float">
            <text:p>-13.3416666666667</text:p>
          </table:table-cell>
          <table:table-cell table:formula="of:=-([.I317]+(([.J317]+[.K317]/60)/60))" office:value-type="float" office:value="-39.8611111111111" calcext:value-type="float">
            <text:p>-39.8611111111111</text:p>
          </table:table-cell>
        </table:table-row>
        <table:table-row table:style-name="ro1">
          <table:table-cell office:value-type="string" calcext:value-type="string">
            <text:p>JQ-31</text:p>
          </table:table-cell>
          <table:table-cell/>
          <table:table-cell office:value-type="string" calcext:value-type="string">
            <text:p>39 0 49'20" 13 0 16'50"</text:p>
          </table:table-cell>
          <table:table-cell table:formula="of:=MID([.C318];13;14)" office:value-type="string" office:string-value="13 0 16'50&quot;" calcext:value-type="string">
            <text:p>13 0 16'50"</text:p>
          </table:table-cell>
          <table:table-cell table:formula="of:=MID([.C318];1;10)" office:value-type="string" office:string-value="39 0 49'20" calcext:value-type="string">
            <text:p>39 0 49'20</text:p>
          </table:table-cell>
          <table:table-cell table:formula="of:=MID([.D318];1;3)" office:value-type="string" office:string-value="13 " calcext:value-type="string">
            <text:p>13 </text:p>
          </table:table-cell>
          <table:table-cell table:formula="of:=MID([.D318];6;2)" office:value-type="string" office:string-value="16" calcext:value-type="string">
            <text:p>16</text:p>
          </table:table-cell>
          <table:table-cell table:formula="of:=MID([.D318];9;2)" office:value-type="string" office:string-value="50" calcext:value-type="string">
            <text:p>50</text:p>
          </table:table-cell>
          <table:table-cell table:formula="of:=MID([.E318];1;2)" office:value-type="string" office:string-value="39" calcext:value-type="string">
            <text:p>39</text:p>
          </table:table-cell>
          <table:table-cell table:formula="of:=MID([.E318];6;2)" office:value-type="string" office:string-value="49" calcext:value-type="string">
            <text:p>49</text:p>
          </table:table-cell>
          <table:table-cell table:formula="of:=MID([.E318];9;2)" office:value-type="string" office:string-value="20" calcext:value-type="string">
            <text:p>20</text:p>
          </table:table-cell>
          <table:table-cell table:formula="of:=-([.F318]+(([.G318]+[.H318]/60)/60))" office:value-type="float" office:value="-13.2805555555556" calcext:value-type="float">
            <text:p>-13.2805555555556</text:p>
          </table:table-cell>
          <table:table-cell table:formula="of:=-([.I318]+(([.J318]+[.K318]/60)/60))" office:value-type="float" office:value="-39.8222222222222" calcext:value-type="float">
            <text:p>-39.8222222222222</text:p>
          </table:table-cell>
        </table:table-row>
        <table:table-row table:style-name="ro1">
          <table:table-cell office:value-type="string" calcext:value-type="string">
            <text:p>JQ-32</text:p>
          </table:table-cell>
          <table:table-cell/>
          <table:table-cell office:value-type="string" calcext:value-type="string">
            <text:p>39 0 43'10" 12 0 44'20"</text:p>
          </table:table-cell>
          <table:table-cell table:formula="of:=MID([.C319];13;14)" office:value-type="string" office:string-value="12 0 44'20&quot;" calcext:value-type="string">
            <text:p>12 0 44'20"</text:p>
          </table:table-cell>
          <table:table-cell table:formula="of:=MID([.C319];1;10)" office:value-type="string" office:string-value="39 0 43'10" calcext:value-type="string">
            <text:p>39 0 43'10</text:p>
          </table:table-cell>
          <table:table-cell table:formula="of:=MID([.D319];1;3)" office:value-type="string" office:string-value="12 " calcext:value-type="string">
            <text:p>12 </text:p>
          </table:table-cell>
          <table:table-cell table:formula="of:=MID([.D319];6;2)" office:value-type="string" office:string-value="44" calcext:value-type="string">
            <text:p>44</text:p>
          </table:table-cell>
          <table:table-cell table:formula="of:=MID([.D319];9;2)" office:value-type="string" office:string-value="20" calcext:value-type="string">
            <text:p>20</text:p>
          </table:table-cell>
          <table:table-cell table:formula="of:=MID([.E319];1;2)" office:value-type="string" office:string-value="39" calcext:value-type="string">
            <text:p>39</text:p>
          </table:table-cell>
          <table:table-cell table:formula="of:=MID([.E319];6;2)" office:value-type="string" office:string-value="43" calcext:value-type="string">
            <text:p>43</text:p>
          </table:table-cell>
          <table:table-cell table:formula="of:=MID([.E319];9;2)" office:value-type="string" office:string-value="10" calcext:value-type="string">
            <text:p>10</text:p>
          </table:table-cell>
          <table:table-cell table:formula="of:=-([.F319]+(([.G319]+[.H319]/60)/60))" office:value-type="float" office:value="-12.7388888888889" calcext:value-type="float">
            <text:p>-12.7388888888889</text:p>
          </table:table-cell>
          <table:table-cell table:formula="of:=-([.I319]+(([.J319]+[.K319]/60)/60))" office:value-type="float" office:value="-39.7194444444444" calcext:value-type="float">
            <text:p>-39.7194444444444</text:p>
          </table:table-cell>
        </table:table-row>
        <table:table-row table:style-name="ro1">
          <table:table-cell office:value-type="string" calcext:value-type="string">
            <text:p>JQ-33</text:p>
          </table:table-cell>
          <table:table-cell/>
          <table:table-cell office:value-type="string" calcext:value-type="string">
            <text:p>39 0 43'20" 12 0 53'40"</text:p>
          </table:table-cell>
          <table:table-cell table:formula="of:=MID([.C320];13;14)" office:value-type="string" office:string-value="12 0 53'40&quot;" calcext:value-type="string">
            <text:p>12 0 53'40"</text:p>
          </table:table-cell>
          <table:table-cell table:formula="of:=MID([.C320];1;10)" office:value-type="string" office:string-value="39 0 43'20" calcext:value-type="string">
            <text:p>39 0 43'20</text:p>
          </table:table-cell>
          <table:table-cell table:formula="of:=MID([.D320];1;3)" office:value-type="string" office:string-value="12 " calcext:value-type="string">
            <text:p>12 </text:p>
          </table:table-cell>
          <table:table-cell table:formula="of:=MID([.D320];6;2)" office:value-type="string" office:string-value="53" calcext:value-type="string">
            <text:p>53</text:p>
          </table:table-cell>
          <table:table-cell table:formula="of:=MID([.D320];9;2)" office:value-type="string" office:string-value="40" calcext:value-type="string">
            <text:p>40</text:p>
          </table:table-cell>
          <table:table-cell table:formula="of:=MID([.E320];1;2)" office:value-type="string" office:string-value="39" calcext:value-type="string">
            <text:p>39</text:p>
          </table:table-cell>
          <table:table-cell table:formula="of:=MID([.E320];6;2)" office:value-type="string" office:string-value="43" calcext:value-type="string">
            <text:p>43</text:p>
          </table:table-cell>
          <table:table-cell table:formula="of:=MID([.E320];9;2)" office:value-type="string" office:string-value="20" calcext:value-type="string">
            <text:p>20</text:p>
          </table:table-cell>
          <table:table-cell table:formula="of:=-([.F320]+(([.G320]+[.H320]/60)/60))" office:value-type="float" office:value="-12.8944444444444" calcext:value-type="float">
            <text:p>-12.8944444444444</text:p>
          </table:table-cell>
          <table:table-cell table:formula="of:=-([.I320]+(([.J320]+[.K320]/60)/60))" office:value-type="float" office:value="-39.7222222222222" calcext:value-type="float">
            <text:p>-39.7222222222222</text:p>
          </table:table-cell>
        </table:table-row>
        <table:table-row table:style-name="ro1">
          <table:table-cell office:value-type="string" calcext:value-type="string">
            <text:p>JQ-34</text:p>
          </table:table-cell>
          <table:table-cell/>
          <table:table-cell office:value-type="string" calcext:value-type="string">
            <text:p>39 0 51'25" 12 0 51'45"</text:p>
          </table:table-cell>
          <table:table-cell table:formula="of:=MID([.C321];13;14)" office:value-type="string" office:string-value="12 0 51'45&quot;" calcext:value-type="string">
            <text:p>12 0 51'45"</text:p>
          </table:table-cell>
          <table:table-cell table:formula="of:=MID([.C321];1;10)" office:value-type="string" office:string-value="39 0 51'25" calcext:value-type="string">
            <text:p>39 0 51'25</text:p>
          </table:table-cell>
          <table:table-cell table:formula="of:=MID([.D321];1;3)" office:value-type="string" office:string-value="12 " calcext:value-type="string">
            <text:p>12 </text:p>
          </table:table-cell>
          <table:table-cell table:formula="of:=MID([.D321];6;2)" office:value-type="string" office:string-value="51" calcext:value-type="string">
            <text:p>51</text:p>
          </table:table-cell>
          <table:table-cell table:formula="of:=MID([.D321];9;2)" office:value-type="string" office:string-value="45" calcext:value-type="string">
            <text:p>45</text:p>
          </table:table-cell>
          <table:table-cell table:formula="of:=MID([.E321];1;2)" office:value-type="string" office:string-value="39" calcext:value-type="string">
            <text:p>39</text:p>
          </table:table-cell>
          <table:table-cell table:formula="of:=MID([.E321];6;2)" office:value-type="string" office:string-value="51" calcext:value-type="string">
            <text:p>51</text:p>
          </table:table-cell>
          <table:table-cell table:formula="of:=MID([.E321];9;2)" office:value-type="string" office:string-value="25" calcext:value-type="string">
            <text:p>25</text:p>
          </table:table-cell>
          <table:table-cell table:formula="of:=-([.F321]+(([.G321]+[.H321]/60)/60))" office:value-type="float" office:value="-12.8625" calcext:value-type="float">
            <text:p>-12.8625</text:p>
          </table:table-cell>
          <table:table-cell table:formula="of:=-([.I321]+(([.J321]+[.K321]/60)/60))" office:value-type="float" office:value="-39.8569444444444" calcext:value-type="float">
            <text:p>-39.8569444444444</text:p>
          </table:table-cell>
        </table:table-row>
        <table:table-row table:style-name="ro1">
          <table:table-cell office:value-type="string" calcext:value-type="string">
            <text:p>JQ-35</text:p>
          </table:table-cell>
          <table:table-cell/>
          <table:table-cell office:value-type="string" calcext:value-type="string">
            <text:p>39 0 24'37" 14 0 20'24"</text:p>
          </table:table-cell>
          <table:table-cell table:formula="of:=MID([.C322];13;14)" office:value-type="string" office:string-value="14 0 20'24&quot;" calcext:value-type="string">
            <text:p>14 0 20'24"</text:p>
          </table:table-cell>
          <table:table-cell table:formula="of:=MID([.C322];1;10)" office:value-type="string" office:string-value="39 0 24'37" calcext:value-type="string">
            <text:p>39 0 24'37</text:p>
          </table:table-cell>
          <table:table-cell table:formula="of:=MID([.D322];1;3)" office:value-type="string" office:string-value="14 " calcext:value-type="string">
            <text:p>14 </text:p>
          </table:table-cell>
          <table:table-cell table:formula="of:=MID([.D322];6;2)" office:value-type="string" office:string-value="20" calcext:value-type="string">
            <text:p>20</text:p>
          </table:table-cell>
          <table:table-cell table:formula="of:=MID([.D322];9;2)" office:value-type="string" office:string-value="24" calcext:value-type="string">
            <text:p>24</text:p>
          </table:table-cell>
          <table:table-cell table:formula="of:=MID([.E322];1;2)" office:value-type="string" office:string-value="39" calcext:value-type="string">
            <text:p>39</text:p>
          </table:table-cell>
          <table:table-cell table:formula="of:=MID([.E322];6;2)" office:value-type="string" office:string-value="24" calcext:value-type="string">
            <text:p>24</text:p>
          </table:table-cell>
          <table:table-cell table:formula="of:=MID([.E322];9;2)" office:value-type="string" office:string-value="37" calcext:value-type="string">
            <text:p>37</text:p>
          </table:table-cell>
          <table:table-cell table:formula="of:=-([.F322]+(([.G322]+[.H322]/60)/60))" office:value-type="float" office:value="-14.34" calcext:value-type="float">
            <text:p>-14.34</text:p>
          </table:table-cell>
          <table:table-cell table:formula="of:=-([.I322]+(([.J322]+[.K322]/60)/60))" office:value-type="float" office:value="-39.4102777777778" calcext:value-type="float">
            <text:p>-39.4102777777778</text:p>
          </table:table-cell>
        </table:table-row>
        <table:table-row table:style-name="ro1">
          <table:table-cell office:value-type="string" calcext:value-type="string">
            <text:p>JQ-36</text:p>
          </table:table-cell>
          <table:table-cell/>
          <table:table-cell office:value-type="string" calcext:value-type="string">
            <text:p>39 0 09'51" 14 0 05'40"</text:p>
          </table:table-cell>
          <table:table-cell table:formula="of:=MID([.C323];13;14)" office:value-type="string" office:string-value="14 0 05'40&quot;" calcext:value-type="string">
            <text:p>14 0 05'40"</text:p>
          </table:table-cell>
          <table:table-cell table:formula="of:=MID([.C323];1;10)" office:value-type="string" office:string-value="39 0 09'51" calcext:value-type="string">
            <text:p>39 0 09'51</text:p>
          </table:table-cell>
          <table:table-cell table:formula="of:=MID([.D323];1;3)" office:value-type="string" office:string-value="14 " calcext:value-type="string">
            <text:p>14 </text:p>
          </table:table-cell>
          <table:table-cell table:formula="of:=MID([.D323];6;2)" office:value-type="string" office:string-value="05" calcext:value-type="string">
            <text:p>05</text:p>
          </table:table-cell>
          <table:table-cell table:formula="of:=MID([.D323];9;2)" office:value-type="string" office:string-value="40" calcext:value-type="string">
            <text:p>40</text:p>
          </table:table-cell>
          <table:table-cell table:formula="of:=MID([.E323];1;2)" office:value-type="string" office:string-value="39" calcext:value-type="string">
            <text:p>39</text:p>
          </table:table-cell>
          <table:table-cell table:formula="of:=MID([.E323];6;2)" office:value-type="string" office:string-value="09" calcext:value-type="string">
            <text:p>09</text:p>
          </table:table-cell>
          <table:table-cell table:formula="of:=MID([.E323];9;2)" office:value-type="string" office:string-value="51" calcext:value-type="string">
            <text:p>51</text:p>
          </table:table-cell>
          <table:table-cell table:formula="of:=-([.F323]+(([.G323]+[.H323]/60)/60))" office:value-type="float" office:value="-14.0944444444444" calcext:value-type="float">
            <text:p>-14.0944444444444</text:p>
          </table:table-cell>
          <table:table-cell table:formula="of:=-([.I323]+(([.J323]+[.K323]/60)/60))" office:value-type="float" office:value="-39.1641666666667" calcext:value-type="float">
            <text:p>-39.1641666666667</text:p>
          </table:table-cell>
        </table:table-row>
        <table:table-row table:style-name="ro1">
          <table:table-cell office:value-type="string" calcext:value-type="string">
            <text:p>CN-01</text:p>
          </table:table-cell>
          <table:table-cell/>
          <table:table-cell office:value-type="string" calcext:value-type="string">
            <text:p>41 0 49'20" 13 0 34'25"</text:p>
          </table:table-cell>
          <table:table-cell table:formula="of:=MID([.C324];13;14)" office:value-type="string" office:string-value="13 0 34'25&quot;" calcext:value-type="string">
            <text:p>13 0 34'25"</text:p>
          </table:table-cell>
          <table:table-cell table:formula="of:=MID([.C324];1;10)" office:value-type="string" office:string-value="41 0 49'20" calcext:value-type="string">
            <text:p>41 0 49'20</text:p>
          </table:table-cell>
          <table:table-cell table:formula="of:=MID([.D324];1;3)" office:value-type="string" office:string-value="13 " calcext:value-type="string">
            <text:p>13 </text:p>
          </table:table-cell>
          <table:table-cell table:formula="of:=MID([.D324];6;2)" office:value-type="string" office:string-value="34" calcext:value-type="string">
            <text:p>34</text:p>
          </table:table-cell>
          <table:table-cell table:formula="of:=MID([.D324];9;2)" office:value-type="string" office:string-value="25" calcext:value-type="string">
            <text:p>25</text:p>
          </table:table-cell>
          <table:table-cell table:formula="of:=MID([.E324];1;2)" office:value-type="string" office:string-value="41" calcext:value-type="string">
            <text:p>41</text:p>
          </table:table-cell>
          <table:table-cell table:formula="of:=MID([.E324];6;2)" office:value-type="string" office:string-value="49" calcext:value-type="string">
            <text:p>49</text:p>
          </table:table-cell>
          <table:table-cell table:formula="of:=MID([.E324];9;2)" office:value-type="string" office:string-value="20" calcext:value-type="string">
            <text:p>20</text:p>
          </table:table-cell>
          <table:table-cell table:formula="of:=-([.F324]+(([.G324]+[.H324]/60)/60))" office:value-type="float" office:value="-13.5736111111111" calcext:value-type="float">
            <text:p>-13.5736111111111</text:p>
          </table:table-cell>
          <table:table-cell table:formula="of:=-([.I324]+(([.J324]+[.K324]/60)/60))" office:value-type="float" office:value="-41.8222222222222" calcext:value-type="float">
            <text:p>-41.8222222222222</text:p>
          </table:table-cell>
        </table:table-row>
        <table:table-row table:style-name="ro1">
          <table:table-cell office:value-type="string" calcext:value-type="string">
            <text:p>CN-02</text:p>
          </table:table-cell>
          <table:table-cell/>
          <table:table-cell office:value-type="string" calcext:value-type="string">
            <text:p>41 0 33'59" 13 0 45'33"</text:p>
          </table:table-cell>
          <table:table-cell table:formula="of:=MID([.C325];13;14)" office:value-type="string" office:string-value="13 0 45'33&quot;" calcext:value-type="string">
            <text:p>13 0 45'33"</text:p>
          </table:table-cell>
          <table:table-cell table:formula="of:=MID([.C325];1;10)" office:value-type="string" office:string-value="41 0 33'59" calcext:value-type="string">
            <text:p>41 0 33'59</text:p>
          </table:table-cell>
          <table:table-cell table:formula="of:=MID([.D325];1;3)" office:value-type="string" office:string-value="13 " calcext:value-type="string">
            <text:p>13 </text:p>
          </table:table-cell>
          <table:table-cell table:formula="of:=MID([.D325];6;2)" office:value-type="string" office:string-value="45" calcext:value-type="string">
            <text:p>45</text:p>
          </table:table-cell>
          <table:table-cell table:formula="of:=MID([.D325];9;2)" office:value-type="string" office:string-value="33" calcext:value-type="string">
            <text:p>33</text:p>
          </table:table-cell>
          <table:table-cell table:formula="of:=MID([.E325];1;2)" office:value-type="string" office:string-value="41" calcext:value-type="string">
            <text:p>41</text:p>
          </table:table-cell>
          <table:table-cell table:formula="of:=MID([.E325];6;2)" office:value-type="string" office:string-value="33" calcext:value-type="string">
            <text:p>33</text:p>
          </table:table-cell>
          <table:table-cell table:formula="of:=MID([.E325];9;2)" office:value-type="string" office:string-value="59" calcext:value-type="string">
            <text:p>59</text:p>
          </table:table-cell>
          <table:table-cell table:formula="of:=-([.F325]+(([.G325]+[.H325]/60)/60))" office:value-type="float" office:value="-13.7591666666667" calcext:value-type="float">
            <text:p>-13.7591666666667</text:p>
          </table:table-cell>
          <table:table-cell table:formula="of:=-([.I325]+(([.J325]+[.K325]/60)/60))" office:value-type="float" office:value="-41.5663888888889" calcext:value-type="float">
            <text:p>-41.5663888888889</text:p>
          </table:table-cell>
        </table:table-row>
        <table:table-row table:style-name="ro1">
          <table:table-cell office:value-type="string" calcext:value-type="string">
            <text:p>CN-03</text:p>
          </table:table-cell>
          <table:table-cell/>
          <table:table-cell office:value-type="string" calcext:value-type="string">
            <text:p>41 0 42'52''13 0 40'13''</text:p>
          </table:table-cell>
          <table:table-cell table:formula="of:=MID([.C326];13;14)" office:value-type="string" office:string-value="13 0 40'13''" calcext:value-type="string">
            <text:p>13 0 40'13''</text:p>
          </table:table-cell>
          <table:table-cell table:formula="of:=MID([.C326];1;10)" office:value-type="string" office:string-value="41 0 42'52" calcext:value-type="string">
            <text:p>41 0 42'52</text:p>
          </table:table-cell>
          <table:table-cell table:formula="of:=MID([.D326];1;3)" office:value-type="string" office:string-value="13 " calcext:value-type="string">
            <text:p>13 </text:p>
          </table:table-cell>
          <table:table-cell table:formula="of:=MID([.D326];6;2)" office:value-type="string" office:string-value="40" calcext:value-type="string">
            <text:p>40</text:p>
          </table:table-cell>
          <table:table-cell table:formula="of:=MID([.D326];9;2)" office:value-type="string" office:string-value="13" calcext:value-type="string">
            <text:p>13</text:p>
          </table:table-cell>
          <table:table-cell table:formula="of:=MID([.E326];1;2)" office:value-type="string" office:string-value="41" calcext:value-type="string">
            <text:p>41</text:p>
          </table:table-cell>
          <table:table-cell table:formula="of:=MID([.E326];6;2)" office:value-type="string" office:string-value="42" calcext:value-type="string">
            <text:p>42</text:p>
          </table:table-cell>
          <table:table-cell table:formula="of:=MID([.E326];9;2)" office:value-type="string" office:string-value="52" calcext:value-type="string">
            <text:p>52</text:p>
          </table:table-cell>
          <table:table-cell table:formula="of:=-([.F326]+(([.G326]+[.H326]/60)/60))" office:value-type="float" office:value="-13.6702777777778" calcext:value-type="float">
            <text:p>-13.6702777777778</text:p>
          </table:table-cell>
          <table:table-cell table:formula="of:=-([.I326]+(([.J326]+[.K326]/60)/60))" office:value-type="float" office:value="-41.7144444444445" calcext:value-type="float">
            <text:p>-41.7144444444445</text:p>
          </table:table-cell>
        </table:table-row>
        <table:table-row table:style-name="ro1">
          <table:table-cell office:value-type="string" calcext:value-type="string">
            <text:p>CN-04</text:p>
          </table:table-cell>
          <table:table-cell/>
          <table:table-cell office:value-type="string" calcext:value-type="string">
            <text:p>41 0 46'49''13 0 06'37''</text:p>
          </table:table-cell>
          <table:table-cell table:formula="of:=MID([.C327];13;14)" office:value-type="string" office:string-value="13 0 06'37''" calcext:value-type="string">
            <text:p>13 0 06'37''</text:p>
          </table:table-cell>
          <table:table-cell table:formula="of:=MID([.C327];1;10)" office:value-type="string" office:string-value="41 0 46'49" calcext:value-type="string">
            <text:p>41 0 46'49</text:p>
          </table:table-cell>
          <table:table-cell table:formula="of:=MID([.D327];1;3)" office:value-type="string" office:string-value="13 " calcext:value-type="string">
            <text:p>13 </text:p>
          </table:table-cell>
          <table:table-cell table:formula="of:=MID([.D327];6;2)" office:value-type="string" office:string-value="06" calcext:value-type="string">
            <text:p>06</text:p>
          </table:table-cell>
          <table:table-cell table:formula="of:=MID([.D327];9;2)" office:value-type="string" office:string-value="37" calcext:value-type="string">
            <text:p>37</text:p>
          </table:table-cell>
          <table:table-cell table:formula="of:=MID([.E327];1;2)" office:value-type="string" office:string-value="41" calcext:value-type="string">
            <text:p>41</text:p>
          </table:table-cell>
          <table:table-cell table:formula="of:=MID([.E327];6;2)" office:value-type="string" office:string-value="46" calcext:value-type="string">
            <text:p>46</text:p>
          </table:table-cell>
          <table:table-cell table:formula="of:=MID([.E327];9;2)" office:value-type="string" office:string-value="49" calcext:value-type="string">
            <text:p>49</text:p>
          </table:table-cell>
          <table:table-cell table:formula="of:=-([.F327]+(([.G327]+[.H327]/60)/60))" office:value-type="float" office:value="-13.1102777777778" calcext:value-type="float">
            <text:p>-13.1102777777778</text:p>
          </table:table-cell>
          <table:table-cell table:formula="of:=-([.I327]+(([.J327]+[.K327]/60)/60))" office:value-type="float" office:value="-41.7802777777778" calcext:value-type="float">
            <text:p>-41.7802777777778</text:p>
          </table:table-cell>
        </table:table-row>
        <table:table-row table:style-name="ro1">
          <table:table-cell office:value-type="string" calcext:value-type="string">
            <text:p>CN-05</text:p>
          </table:table-cell>
          <table:table-cell/>
          <table:table-cell office:value-type="string" calcext:value-type="string">
            <text:p>41 0 36'08''13 0 17'23''</text:p>
          </table:table-cell>
          <table:table-cell table:formula="of:=MID([.C328];13;14)" office:value-type="string" office:string-value="13 0 17'23''" calcext:value-type="string">
            <text:p>13 0 17'23''</text:p>
          </table:table-cell>
          <table:table-cell table:formula="of:=MID([.C328];1;10)" office:value-type="string" office:string-value="41 0 36'08" calcext:value-type="string">
            <text:p>41 0 36'08</text:p>
          </table:table-cell>
          <table:table-cell table:formula="of:=MID([.D328];1;3)" office:value-type="string" office:string-value="13 " calcext:value-type="string">
            <text:p>13 </text:p>
          </table:table-cell>
          <table:table-cell table:formula="of:=MID([.D328];6;2)" office:value-type="string" office:string-value="17" calcext:value-type="string">
            <text:p>17</text:p>
          </table:table-cell>
          <table:table-cell table:formula="of:=MID([.D328];9;2)" office:value-type="string" office:string-value="23" calcext:value-type="string">
            <text:p>23</text:p>
          </table:table-cell>
          <table:table-cell table:formula="of:=MID([.E328];1;2)" office:value-type="string" office:string-value="41" calcext:value-type="string">
            <text:p>41</text:p>
          </table:table-cell>
          <table:table-cell table:formula="of:=MID([.E328];6;2)" office:value-type="string" office:string-value="36" calcext:value-type="string">
            <text:p>36</text:p>
          </table:table-cell>
          <table:table-cell table:formula="of:=MID([.E328];9;2)" office:value-type="string" office:string-value="08" calcext:value-type="string">
            <text:p>08</text:p>
          </table:table-cell>
          <table:table-cell table:formula="of:=-([.F328]+(([.G328]+[.H328]/60)/60))" office:value-type="float" office:value="-13.2897222222222" calcext:value-type="float">
            <text:p>-13.2897222222222</text:p>
          </table:table-cell>
          <table:table-cell table:formula="of:=-([.I328]+(([.J328]+[.K328]/60)/60))" office:value-type="float" office:value="-41.6022222222222" calcext:value-type="float">
            <text:p>-41.6022222222222</text:p>
          </table:table-cell>
        </table:table-row>
        <table:table-row table:style-name="ro1">
          <table:table-cell office:value-type="string" calcext:value-type="string">
            <text:p>CN-06</text:p>
          </table:table-cell>
          <table:table-cell/>
          <table:table-cell office:value-type="string" calcext:value-type="string">
            <text:p>41 0 58'54''13 0 37'21''</text:p>
          </table:table-cell>
          <table:table-cell table:formula="of:=MID([.C329];13;14)" office:value-type="string" office:string-value="13 0 37'21''" calcext:value-type="string">
            <text:p>13 0 37'21''</text:p>
          </table:table-cell>
          <table:table-cell table:formula="of:=MID([.C329];1;10)" office:value-type="string" office:string-value="41 0 58'54" calcext:value-type="string">
            <text:p>41 0 58'54</text:p>
          </table:table-cell>
          <table:table-cell table:formula="of:=MID([.D329];1;3)" office:value-type="string" office:string-value="13 " calcext:value-type="string">
            <text:p>13 </text:p>
          </table:table-cell>
          <table:table-cell table:formula="of:=MID([.D329];6;2)" office:value-type="string" office:string-value="37" calcext:value-type="string">
            <text:p>37</text:p>
          </table:table-cell>
          <table:table-cell table:formula="of:=MID([.D329];9;2)" office:value-type="string" office:string-value="21" calcext:value-type="string">
            <text:p>21</text:p>
          </table:table-cell>
          <table:table-cell table:formula="of:=MID([.E329];1;2)" office:value-type="string" office:string-value="41" calcext:value-type="string">
            <text:p>41</text:p>
          </table:table-cell>
          <table:table-cell table:formula="of:=MID([.E329];6;2)" office:value-type="string" office:string-value="58" calcext:value-type="string">
            <text:p>58</text:p>
          </table:table-cell>
          <table:table-cell table:formula="of:=MID([.E329];9;2)" office:value-type="string" office:string-value="54" calcext:value-type="string">
            <text:p>54</text:p>
          </table:table-cell>
          <table:table-cell table:formula="of:=-([.F329]+(([.G329]+[.H329]/60)/60))" office:value-type="float" office:value="-13.6225" calcext:value-type="float">
            <text:p>-13.6225</text:p>
          </table:table-cell>
          <table:table-cell table:formula="of:=-([.I329]+(([.J329]+[.K329]/60)/60))" office:value-type="float" office:value="-41.9816666666667" calcext:value-type="float">
            <text:p>-41.9816666666667</text:p>
          </table:table-cell>
        </table:table-row>
        <table:table-row table:style-name="ro1">
          <table:table-cell office:value-type="string" calcext:value-type="string">
            <text:p>CN-07</text:p>
          </table:table-cell>
          <table:table-cell/>
          <table:table-cell office:value-type="string" calcext:value-type="string">
            <text:p>41 0 58'11''13 0 43'52''</text:p>
          </table:table-cell>
          <table:table-cell table:formula="of:=MID([.C330];13;14)" office:value-type="string" office:string-value="13 0 43'52''" calcext:value-type="string">
            <text:p>13 0 43'52''</text:p>
          </table:table-cell>
          <table:table-cell table:formula="of:=MID([.C330];1;10)" office:value-type="string" office:string-value="41 0 58'11" calcext:value-type="string">
            <text:p>41 0 58'11</text:p>
          </table:table-cell>
          <table:table-cell table:formula="of:=MID([.D330];1;3)" office:value-type="string" office:string-value="13 " calcext:value-type="string">
            <text:p>13 </text:p>
          </table:table-cell>
          <table:table-cell table:formula="of:=MID([.D330];6;2)" office:value-type="string" office:string-value="43" calcext:value-type="string">
            <text:p>43</text:p>
          </table:table-cell>
          <table:table-cell table:formula="of:=MID([.D330];9;2)" office:value-type="string" office:string-value="52" calcext:value-type="string">
            <text:p>52</text:p>
          </table:table-cell>
          <table:table-cell table:formula="of:=MID([.E330];1;2)" office:value-type="string" office:string-value="41" calcext:value-type="string">
            <text:p>41</text:p>
          </table:table-cell>
          <table:table-cell table:formula="of:=MID([.E330];6;2)" office:value-type="string" office:string-value="58" calcext:value-type="string">
            <text:p>58</text:p>
          </table:table-cell>
          <table:table-cell table:formula="of:=MID([.E330];9;2)" office:value-type="string" office:string-value="11" calcext:value-type="string">
            <text:p>11</text:p>
          </table:table-cell>
          <table:table-cell table:formula="of:=-([.F330]+(([.G330]+[.H330]/60)/60))" office:value-type="float" office:value="-13.7311111111111" calcext:value-type="float">
            <text:p>-13.7311111111111</text:p>
          </table:table-cell>
          <table:table-cell table:formula="of:=-([.I330]+(([.J330]+[.K330]/60)/60))" office:value-type="float" office:value="-41.9697222222222" calcext:value-type="float">
            <text:p>-41.9697222222222</text:p>
          </table:table-cell>
        </table:table-row>
        <table:table-row table:style-name="ro1">
          <table:table-cell office:value-type="string" calcext:value-type="string">
            <text:p>CN-08</text:p>
          </table:table-cell>
          <table:table-cell/>
          <table:table-cell office:value-type="string" calcext:value-type="string">
            <text:p>41 0 38'34''13 0 24'11''</text:p>
          </table:table-cell>
          <table:table-cell table:formula="of:=MID([.C331];13;14)" office:value-type="string" office:string-value="13 0 24'11''" calcext:value-type="string">
            <text:p>13 0 24'11''</text:p>
          </table:table-cell>
          <table:table-cell table:formula="of:=MID([.C331];1;10)" office:value-type="string" office:string-value="41 0 38'34" calcext:value-type="string">
            <text:p>41 0 38'34</text:p>
          </table:table-cell>
          <table:table-cell table:formula="of:=MID([.D331];1;3)" office:value-type="string" office:string-value="13 " calcext:value-type="string">
            <text:p>13 </text:p>
          </table:table-cell>
          <table:table-cell table:formula="of:=MID([.D331];6;2)" office:value-type="string" office:string-value="24" calcext:value-type="string">
            <text:p>24</text:p>
          </table:table-cell>
          <table:table-cell table:formula="of:=MID([.D331];9;2)" office:value-type="string" office:string-value="11" calcext:value-type="string">
            <text:p>11</text:p>
          </table:table-cell>
          <table:table-cell table:formula="of:=MID([.E331];1;2)" office:value-type="string" office:string-value="41" calcext:value-type="string">
            <text:p>41</text:p>
          </table:table-cell>
          <table:table-cell table:formula="of:=MID([.E331];6;2)" office:value-type="string" office:string-value="38" calcext:value-type="string">
            <text:p>38</text:p>
          </table:table-cell>
          <table:table-cell table:formula="of:=MID([.E331];9;2)" office:value-type="string" office:string-value="34" calcext:value-type="string">
            <text:p>34</text:p>
          </table:table-cell>
          <table:table-cell table:formula="of:=-([.F331]+(([.G331]+[.H331]/60)/60))" office:value-type="float" office:value="-13.4030555555556" calcext:value-type="float">
            <text:p>-13.4030555555556</text:p>
          </table:table-cell>
          <table:table-cell table:formula="of:=-([.I331]+(([.J331]+[.K331]/60)/60))" office:value-type="float" office:value="-41.6427777777778" calcext:value-type="float">
            <text:p>-41.6427777777778</text:p>
          </table:table-cell>
        </table:table-row>
        <table:table-row table:style-name="ro1">
          <table:table-cell office:value-type="string" calcext:value-type="string">
            <text:p>CN-09</text:p>
          </table:table-cell>
          <table:table-cell/>
          <table:table-cell office:value-type="string" calcext:value-type="string">
            <text:p>41 0 45'15''13 0 18'59''</text:p>
          </table:table-cell>
          <table:table-cell table:formula="of:=MID([.C332];13;14)" office:value-type="string" office:string-value="13 0 18'59''" calcext:value-type="string">
            <text:p>13 0 18'59''</text:p>
          </table:table-cell>
          <table:table-cell table:formula="of:=MID([.C332];1;10)" office:value-type="string" office:string-value="41 0 45'15" calcext:value-type="string">
            <text:p>41 0 45'15</text:p>
          </table:table-cell>
          <table:table-cell table:formula="of:=MID([.D332];1;3)" office:value-type="string" office:string-value="13 " calcext:value-type="string">
            <text:p>13 </text:p>
          </table:table-cell>
          <table:table-cell table:formula="of:=MID([.D332];6;2)" office:value-type="string" office:string-value="18" calcext:value-type="string">
            <text:p>18</text:p>
          </table:table-cell>
          <table:table-cell table:formula="of:=MID([.D332];9;2)" office:value-type="string" office:string-value="59" calcext:value-type="string">
            <text:p>59</text:p>
          </table:table-cell>
          <table:table-cell table:formula="of:=MID([.E332];1;2)" office:value-type="string" office:string-value="41" calcext:value-type="string">
            <text:p>41</text:p>
          </table:table-cell>
          <table:table-cell table:formula="of:=MID([.E332];6;2)" office:value-type="string" office:string-value="45" calcext:value-type="string">
            <text:p>45</text:p>
          </table:table-cell>
          <table:table-cell table:formula="of:=MID([.E332];9;2)" office:value-type="string" office:string-value="15" calcext:value-type="string">
            <text:p>15</text:p>
          </table:table-cell>
          <table:table-cell table:formula="of:=-([.F332]+(([.G332]+[.H332]/60)/60))" office:value-type="float" office:value="-13.3163888888889" calcext:value-type="float">
            <text:p>-13.3163888888889</text:p>
          </table:table-cell>
          <table:table-cell table:formula="of:=-([.I332]+(([.J332]+[.K332]/60)/60))" office:value-type="float" office:value="-41.7541666666667" calcext:value-type="float">
            <text:p>-41.7541666666667</text:p>
          </table:table-cell>
        </table:table-row>
        <table:table-row table:style-name="ro1">
          <table:table-cell office:value-type="string" calcext:value-type="string">
            <text:p>CN-10</text:p>
          </table:table-cell>
          <table:table-cell/>
          <table:table-cell office:value-type="string" calcext:value-type="string">
            <text:p>41 0 42'46''13 0 44'28''</text:p>
          </table:table-cell>
          <table:table-cell table:formula="of:=MID([.C333];13;14)" office:value-type="string" office:string-value="13 0 44'28''" calcext:value-type="string">
            <text:p>13 0 44'28''</text:p>
          </table:table-cell>
          <table:table-cell table:formula="of:=MID([.C333];1;10)" office:value-type="string" office:string-value="41 0 42'46" calcext:value-type="string">
            <text:p>41 0 42'46</text:p>
          </table:table-cell>
          <table:table-cell table:formula="of:=MID([.D333];1;3)" office:value-type="string" office:string-value="13 " calcext:value-type="string">
            <text:p>13 </text:p>
          </table:table-cell>
          <table:table-cell table:formula="of:=MID([.D333];6;2)" office:value-type="string" office:string-value="44" calcext:value-type="string">
            <text:p>44</text:p>
          </table:table-cell>
          <table:table-cell table:formula="of:=MID([.D333];9;2)" office:value-type="string" office:string-value="28" calcext:value-type="string">
            <text:p>28</text:p>
          </table:table-cell>
          <table:table-cell table:formula="of:=MID([.E333];1;2)" office:value-type="string" office:string-value="41" calcext:value-type="string">
            <text:p>41</text:p>
          </table:table-cell>
          <table:table-cell table:formula="of:=MID([.E333];6;2)" office:value-type="string" office:string-value="42" calcext:value-type="string">
            <text:p>42</text:p>
          </table:table-cell>
          <table:table-cell table:formula="of:=MID([.E333];9;2)" office:value-type="string" office:string-value="46" calcext:value-type="string">
            <text:p>46</text:p>
          </table:table-cell>
          <table:table-cell table:formula="of:=-([.F333]+(([.G333]+[.H333]/60)/60))" office:value-type="float" office:value="-13.7411111111111" calcext:value-type="float">
            <text:p>-13.7411111111111</text:p>
          </table:table-cell>
          <table:table-cell table:formula="of:=-([.I333]+(([.J333]+[.K333]/60)/60))" office:value-type="float" office:value="-41.7127777777778" calcext:value-type="float">
            <text:p>-41.7127777777778</text:p>
          </table:table-cell>
        </table:table-row>
        <table:table-row table:style-name="ro1">
          <table:table-cell office:value-type="string" calcext:value-type="string">
            <text:p>CN-11</text:p>
          </table:table-cell>
          <table:table-cell/>
          <table:table-cell office:value-type="string" calcext:value-type="string">
            <text:p>41 0 52'54''13 0 49'45''</text:p>
          </table:table-cell>
          <table:table-cell table:formula="of:=MID([.C334];13;14)" office:value-type="string" office:string-value="13 0 49'45''" calcext:value-type="string">
            <text:p>13 0 49'45''</text:p>
          </table:table-cell>
          <table:table-cell table:formula="of:=MID([.C334];1;10)" office:value-type="string" office:string-value="41 0 52'54" calcext:value-type="string">
            <text:p>41 0 52'54</text:p>
          </table:table-cell>
          <table:table-cell table:formula="of:=MID([.D334];1;3)" office:value-type="string" office:string-value="13 " calcext:value-type="string">
            <text:p>13 </text:p>
          </table:table-cell>
          <table:table-cell table:formula="of:=MID([.D334];6;2)" office:value-type="string" office:string-value="49" calcext:value-type="string">
            <text:p>49</text:p>
          </table:table-cell>
          <table:table-cell table:formula="of:=MID([.D334];9;2)" office:value-type="string" office:string-value="45" calcext:value-type="string">
            <text:p>45</text:p>
          </table:table-cell>
          <table:table-cell table:formula="of:=MID([.E334];1;2)" office:value-type="string" office:string-value="41" calcext:value-type="string">
            <text:p>41</text:p>
          </table:table-cell>
          <table:table-cell table:formula="of:=MID([.E334];6;2)" office:value-type="string" office:string-value="52" calcext:value-type="string">
            <text:p>52</text:p>
          </table:table-cell>
          <table:table-cell table:formula="of:=MID([.E334];9;2)" office:value-type="string" office:string-value="54" calcext:value-type="string">
            <text:p>54</text:p>
          </table:table-cell>
          <table:table-cell table:formula="of:=-([.F334]+(([.G334]+[.H334]/60)/60))" office:value-type="float" office:value="-13.8291666666667" calcext:value-type="float">
            <text:p>-13.8291666666667</text:p>
          </table:table-cell>
          <table:table-cell table:formula="of:=-([.I334]+(([.J334]+[.K334]/60)/60))" office:value-type="float" office:value="-41.8816666666667" calcext:value-type="float">
            <text:p>-41.8816666666667</text:p>
          </table:table-cell>
        </table:table-row>
        <table:table-row table:style-name="ro1">
          <table:table-cell office:value-type="string" calcext:value-type="string">
            <text:p>CN-12</text:p>
          </table:table-cell>
          <table:table-cell/>
          <table:table-cell office:value-type="string" calcext:value-type="string">
            <text:p>41 0 54'25''13 0 56'02''</text:p>
          </table:table-cell>
          <table:table-cell table:formula="of:=MID([.C335];13;14)" office:value-type="string" office:string-value="13 0 56'02''" calcext:value-type="string">
            <text:p>13 0 56'02''</text:p>
          </table:table-cell>
          <table:table-cell table:formula="of:=MID([.C335];1;10)" office:value-type="string" office:string-value="41 0 54'25" calcext:value-type="string">
            <text:p>41 0 54'25</text:p>
          </table:table-cell>
          <table:table-cell table:formula="of:=MID([.D335];1;3)" office:value-type="string" office:string-value="13 " calcext:value-type="string">
            <text:p>13 </text:p>
          </table:table-cell>
          <table:table-cell table:formula="of:=MID([.D335];6;2)" office:value-type="string" office:string-value="56" calcext:value-type="string">
            <text:p>56</text:p>
          </table:table-cell>
          <table:table-cell table:formula="of:=MID([.D335];9;2)" office:value-type="string" office:string-value="02" calcext:value-type="string">
            <text:p>02</text:p>
          </table:table-cell>
          <table:table-cell table:formula="of:=MID([.E335];1;2)" office:value-type="string" office:string-value="41" calcext:value-type="string">
            <text:p>41</text:p>
          </table:table-cell>
          <table:table-cell table:formula="of:=MID([.E335];6;2)" office:value-type="string" office:string-value="54" calcext:value-type="string">
            <text:p>54</text:p>
          </table:table-cell>
          <table:table-cell table:formula="of:=MID([.E335];9;2)" office:value-type="string" office:string-value="25" calcext:value-type="string">
            <text:p>25</text:p>
          </table:table-cell>
          <table:table-cell table:formula="of:=-([.F335]+(([.G335]+[.H335]/60)/60))" office:value-type="float" office:value="-13.9338888888889" calcext:value-type="float">
            <text:p>-13.9338888888889</text:p>
          </table:table-cell>
          <table:table-cell table:formula="of:=-([.I335]+(([.J335]+[.K335]/60)/60))" office:value-type="float" office:value="-41.9069444444444" calcext:value-type="float">
            <text:p>-41.9069444444444</text:p>
          </table:table-cell>
        </table:table-row>
        <table:table-row table:style-name="ro1">
          <table:table-cell office:value-type="string" calcext:value-type="string">
            <text:p>CN-13</text:p>
          </table:table-cell>
          <table:table-cell/>
          <table:table-cell office:value-type="string" calcext:value-type="string">
            <text:p>41 0 41'33''13 0 59'34''</text:p>
          </table:table-cell>
          <table:table-cell table:formula="of:=MID([.C336];13;14)" office:value-type="string" office:string-value="13 0 59'34''" calcext:value-type="string">
            <text:p>13 0 59'34''</text:p>
          </table:table-cell>
          <table:table-cell table:formula="of:=MID([.C336];1;10)" office:value-type="string" office:string-value="41 0 41'33" calcext:value-type="string">
            <text:p>41 0 41'33</text:p>
          </table:table-cell>
          <table:table-cell table:formula="of:=MID([.D336];1;3)" office:value-type="string" office:string-value="13 " calcext:value-type="string">
            <text:p>13 </text:p>
          </table:table-cell>
          <table:table-cell table:formula="of:=MID([.D336];6;2)" office:value-type="string" office:string-value="59" calcext:value-type="string">
            <text:p>59</text:p>
          </table:table-cell>
          <table:table-cell table:formula="of:=MID([.D336];9;2)" office:value-type="string" office:string-value="34" calcext:value-type="string">
            <text:p>34</text:p>
          </table:table-cell>
          <table:table-cell table:formula="of:=MID([.E336];1;2)" office:value-type="string" office:string-value="41" calcext:value-type="string">
            <text:p>41</text:p>
          </table:table-cell>
          <table:table-cell table:formula="of:=MID([.E336];6;2)" office:value-type="string" office:string-value="41" calcext:value-type="string">
            <text:p>41</text:p>
          </table:table-cell>
          <table:table-cell table:formula="of:=MID([.E336];9;2)" office:value-type="string" office:string-value="33" calcext:value-type="string">
            <text:p>33</text:p>
          </table:table-cell>
          <table:table-cell table:formula="of:=-([.F336]+(([.G336]+[.H336]/60)/60))" office:value-type="float" office:value="-13.9927777777778" calcext:value-type="float">
            <text:p>-13.9927777777778</text:p>
          </table:table-cell>
          <table:table-cell table:formula="of:=-([.I336]+(([.J336]+[.K336]/60)/60))" office:value-type="float" office:value="-41.6925" calcext:value-type="float">
            <text:p>-41.6925</text:p>
          </table:table-cell>
        </table:table-row>
        <table:table-row table:style-name="ro1">
          <table:table-cell office:value-type="string" calcext:value-type="string">
            <text:p>CN-14</text:p>
          </table:table-cell>
          <table:table-cell/>
          <table:table-cell office:value-type="string" calcext:value-type="string">
            <text:p>41 0 34'48''13 0 53'47''</text:p>
          </table:table-cell>
          <table:table-cell table:formula="of:=MID([.C337];13;14)" office:value-type="string" office:string-value="13 0 53'47''" calcext:value-type="string">
            <text:p>13 0 53'47''</text:p>
          </table:table-cell>
          <table:table-cell table:formula="of:=MID([.C337];1;10)" office:value-type="string" office:string-value="41 0 34'48" calcext:value-type="string">
            <text:p>41 0 34'48</text:p>
          </table:table-cell>
          <table:table-cell table:formula="of:=MID([.D337];1;3)" office:value-type="string" office:string-value="13 " calcext:value-type="string">
            <text:p>13 </text:p>
          </table:table-cell>
          <table:table-cell table:formula="of:=MID([.D337];6;2)" office:value-type="string" office:string-value="53" calcext:value-type="string">
            <text:p>53</text:p>
          </table:table-cell>
          <table:table-cell table:formula="of:=MID([.D337];9;2)" office:value-type="string" office:string-value="47" calcext:value-type="string">
            <text:p>47</text:p>
          </table:table-cell>
          <table:table-cell table:formula="of:=MID([.E337];1;2)" office:value-type="string" office:string-value="41" calcext:value-type="string">
            <text:p>41</text:p>
          </table:table-cell>
          <table:table-cell table:formula="of:=MID([.E337];6;2)" office:value-type="string" office:string-value="34" calcext:value-type="string">
            <text:p>34</text:p>
          </table:table-cell>
          <table:table-cell table:formula="of:=MID([.E337];9;2)" office:value-type="string" office:string-value="48" calcext:value-type="string">
            <text:p>48</text:p>
          </table:table-cell>
          <table:table-cell table:formula="of:=-([.F337]+(([.G337]+[.H337]/60)/60))" office:value-type="float" office:value="-13.8963888888889" calcext:value-type="float">
            <text:p>-13.8963888888889</text:p>
          </table:table-cell>
          <table:table-cell table:formula="of:=-([.I337]+(([.J337]+[.K337]/60)/60))" office:value-type="float" office:value="-41.58" calcext:value-type="float">
            <text:p>-41.58</text:p>
          </table:table-cell>
        </table:table-row>
        <table:table-row table:style-name="ro1">
          <table:table-cell office:value-type="string" calcext:value-type="string">
            <text:p>CN-15</text:p>
          </table:table-cell>
          <table:table-cell/>
          <table:table-cell office:value-type="string" calcext:value-type="string">
            <text:p>41 0 18'04''13 0 50'37''</text:p>
          </table:table-cell>
          <table:table-cell table:formula="of:=MID([.C338];13;14)" office:value-type="string" office:string-value="13 0 50'37''" calcext:value-type="string">
            <text:p>13 0 50'37''</text:p>
          </table:table-cell>
          <table:table-cell table:formula="of:=MID([.C338];1;10)" office:value-type="string" office:string-value="41 0 18'04" calcext:value-type="string">
            <text:p>41 0 18'04</text:p>
          </table:table-cell>
          <table:table-cell table:formula="of:=MID([.D338];1;3)" office:value-type="string" office:string-value="13 " calcext:value-type="string">
            <text:p>13 </text:p>
          </table:table-cell>
          <table:table-cell table:formula="of:=MID([.D338];6;2)" office:value-type="string" office:string-value="50" calcext:value-type="string">
            <text:p>50</text:p>
          </table:table-cell>
          <table:table-cell table:formula="of:=MID([.D338];9;2)" office:value-type="string" office:string-value="37" calcext:value-type="string">
            <text:p>37</text:p>
          </table:table-cell>
          <table:table-cell table:formula="of:=MID([.E338];1;2)" office:value-type="string" office:string-value="41" calcext:value-type="string">
            <text:p>41</text:p>
          </table:table-cell>
          <table:table-cell table:formula="of:=MID([.E338];6;2)" office:value-type="string" office:string-value="18" calcext:value-type="string">
            <text:p>18</text:p>
          </table:table-cell>
          <table:table-cell table:formula="of:=MID([.E338];9;2)" office:value-type="string" office:string-value="04" calcext:value-type="string">
            <text:p>04</text:p>
          </table:table-cell>
          <table:table-cell table:formula="of:=-([.F338]+(([.G338]+[.H338]/60)/60))" office:value-type="float" office:value="-13.8436111111111" calcext:value-type="float">
            <text:p>-13.8436111111111</text:p>
          </table:table-cell>
          <table:table-cell table:formula="of:=-([.I338]+(([.J338]+[.K338]/60)/60))" office:value-type="float" office:value="-41.3011111111111" calcext:value-type="float">
            <text:p>-41.3011111111111</text:p>
          </table:table-cell>
        </table:table-row>
        <table:table-row table:style-name="ro1">
          <table:table-cell office:value-type="string" calcext:value-type="string">
            <text:p>CN-16</text:p>
          </table:table-cell>
          <table:table-cell/>
          <table:table-cell office:value-type="string" calcext:value-type="string">
            <text:p>41 0 26'09''13 0 48'42''</text:p>
          </table:table-cell>
          <table:table-cell table:formula="of:=MID([.C339];13;14)" office:value-type="string" office:string-value="13 0 48'42''" calcext:value-type="string">
            <text:p>13 0 48'42''</text:p>
          </table:table-cell>
          <table:table-cell table:formula="of:=MID([.C339];1;10)" office:value-type="string" office:string-value="41 0 26'09" calcext:value-type="string">
            <text:p>41 0 26'09</text:p>
          </table:table-cell>
          <table:table-cell table:formula="of:=MID([.D339];1;3)" office:value-type="string" office:string-value="13 " calcext:value-type="string">
            <text:p>13 </text:p>
          </table:table-cell>
          <table:table-cell table:formula="of:=MID([.D339];6;2)" office:value-type="string" office:string-value="48" calcext:value-type="string">
            <text:p>48</text:p>
          </table:table-cell>
          <table:table-cell table:formula="of:=MID([.D339];9;2)" office:value-type="string" office:string-value="42" calcext:value-type="string">
            <text:p>42</text:p>
          </table:table-cell>
          <table:table-cell table:formula="of:=MID([.E339];1;2)" office:value-type="string" office:string-value="41" calcext:value-type="string">
            <text:p>41</text:p>
          </table:table-cell>
          <table:table-cell table:formula="of:=MID([.E339];6;2)" office:value-type="string" office:string-value="26" calcext:value-type="string">
            <text:p>26</text:p>
          </table:table-cell>
          <table:table-cell table:formula="of:=MID([.E339];9;2)" office:value-type="string" office:string-value="09" calcext:value-type="string">
            <text:p>09</text:p>
          </table:table-cell>
          <table:table-cell table:formula="of:=-([.F339]+(([.G339]+[.H339]/60)/60))" office:value-type="float" office:value="-13.8116666666667" calcext:value-type="float">
            <text:p>-13.8116666666667</text:p>
          </table:table-cell>
          <table:table-cell table:formula="of:=-([.I339]+(([.J339]+[.K339]/60)/60))" office:value-type="float" office:value="-41.4358333333333" calcext:value-type="float">
            <text:p>-41.4358333333333</text:p>
          </table:table-cell>
        </table:table-row>
        <table:table-row table:style-name="ro1">
          <table:table-cell office:value-type="string" calcext:value-type="string">
            <text:p>CN-17</text:p>
          </table:table-cell>
          <table:table-cell/>
          <table:table-cell office:value-type="string" calcext:value-type="string">
            <text:p>41 0 33'09''13 0 37'10''</text:p>
          </table:table-cell>
          <table:table-cell table:formula="of:=MID([.C340];13;14)" office:value-type="string" office:string-value="13 0 37'10''" calcext:value-type="string">
            <text:p>13 0 37'10''</text:p>
          </table:table-cell>
          <table:table-cell table:formula="of:=MID([.C340];1;10)" office:value-type="string" office:string-value="41 0 33'09" calcext:value-type="string">
            <text:p>41 0 33'09</text:p>
          </table:table-cell>
          <table:table-cell table:formula="of:=MID([.D340];1;3)" office:value-type="string" office:string-value="13 " calcext:value-type="string">
            <text:p>13 </text:p>
          </table:table-cell>
          <table:table-cell table:formula="of:=MID([.D340];6;2)" office:value-type="string" office:string-value="37" calcext:value-type="string">
            <text:p>37</text:p>
          </table:table-cell>
          <table:table-cell table:formula="of:=MID([.D340];9;2)" office:value-type="string" office:string-value="10" calcext:value-type="string">
            <text:p>10</text:p>
          </table:table-cell>
          <table:table-cell table:formula="of:=MID([.E340];1;2)" office:value-type="string" office:string-value="41" calcext:value-type="string">
            <text:p>41</text:p>
          </table:table-cell>
          <table:table-cell table:formula="of:=MID([.E340];6;2)" office:value-type="string" office:string-value="33" calcext:value-type="string">
            <text:p>33</text:p>
          </table:table-cell>
          <table:table-cell table:formula="of:=MID([.E340];9;2)" office:value-type="string" office:string-value="09" calcext:value-type="string">
            <text:p>09</text:p>
          </table:table-cell>
          <table:table-cell table:formula="of:=-([.F340]+(([.G340]+[.H340]/60)/60))" office:value-type="float" office:value="-13.6194444444444" calcext:value-type="float">
            <text:p>-13.6194444444444</text:p>
          </table:table-cell>
          <table:table-cell table:formula="of:=-([.I340]+(([.J340]+[.K340]/60)/60))" office:value-type="float" office:value="-41.5525" calcext:value-type="float">
            <text:p>-41.5525</text:p>
          </table:table-cell>
        </table:table-row>
        <table:table-row table:style-name="ro1">
          <table:table-cell office:value-type="string" calcext:value-type="string">
            <text:p>CN-18</text:p>
          </table:table-cell>
          <table:table-cell/>
          <table:table-cell office:value-type="string" calcext:value-type="string">
            <text:p>41 0 03'52''13 0 47'18''</text:p>
          </table:table-cell>
          <table:table-cell table:formula="of:=MID([.C341];13;14)" office:value-type="string" office:string-value="13 0 47'18''" calcext:value-type="string">
            <text:p>13 0 47'18''</text:p>
          </table:table-cell>
          <table:table-cell table:formula="of:=MID([.C341];1;10)" office:value-type="string" office:string-value="41 0 03'52" calcext:value-type="string">
            <text:p>41 0 03'52</text:p>
          </table:table-cell>
          <table:table-cell table:formula="of:=MID([.D341];1;3)" office:value-type="string" office:string-value="13 " calcext:value-type="string">
            <text:p>13 </text:p>
          </table:table-cell>
          <table:table-cell table:formula="of:=MID([.D341];6;2)" office:value-type="string" office:string-value="47" calcext:value-type="string">
            <text:p>47</text:p>
          </table:table-cell>
          <table:table-cell table:formula="of:=MID([.D341];9;2)" office:value-type="string" office:string-value="18" calcext:value-type="string">
            <text:p>18</text:p>
          </table:table-cell>
          <table:table-cell table:formula="of:=MID([.E341];1;2)" office:value-type="string" office:string-value="41" calcext:value-type="string">
            <text:p>41</text:p>
          </table:table-cell>
          <table:table-cell table:formula="of:=MID([.E341];6;2)" office:value-type="string" office:string-value="03" calcext:value-type="string">
            <text:p>03</text:p>
          </table:table-cell>
          <table:table-cell table:formula="of:=MID([.E341];9;2)" office:value-type="string" office:string-value="52" calcext:value-type="string">
            <text:p>52</text:p>
          </table:table-cell>
          <table:table-cell table:formula="of:=-([.F341]+(([.G341]+[.H341]/60)/60))" office:value-type="float" office:value="-13.7883333333333" calcext:value-type="float">
            <text:p>-13.7883333333333</text:p>
          </table:table-cell>
          <table:table-cell table:formula="of:=-([.I341]+(([.J341]+[.K341]/60)/60))" office:value-type="float" office:value="-41.0644444444444" calcext:value-type="float">
            <text:p>-41.0644444444444</text:p>
          </table:table-cell>
        </table:table-row>
        <table:table-row table:style-name="ro1">
          <table:table-cell office:value-type="string" calcext:value-type="string">
            <text:p>CN-19</text:p>
          </table:table-cell>
          <table:table-cell/>
          <table:table-cell office:value-type="string" calcext:value-type="string">
            <text:p>41 0 05'55''13 0 37'32''</text:p>
          </table:table-cell>
          <table:table-cell table:formula="of:=MID([.C342];13;14)" office:value-type="string" office:string-value="13 0 37'32''" calcext:value-type="string">
            <text:p>13 0 37'32''</text:p>
          </table:table-cell>
          <table:table-cell table:formula="of:=MID([.C342];1;10)" office:value-type="string" office:string-value="41 0 05'55" calcext:value-type="string">
            <text:p>41 0 05'55</text:p>
          </table:table-cell>
          <table:table-cell table:formula="of:=MID([.D342];1;3)" office:value-type="string" office:string-value="13 " calcext:value-type="string">
            <text:p>13 </text:p>
          </table:table-cell>
          <table:table-cell table:formula="of:=MID([.D342];6;2)" office:value-type="string" office:string-value="37" calcext:value-type="string">
            <text:p>37</text:p>
          </table:table-cell>
          <table:table-cell table:formula="of:=MID([.D342];9;2)" office:value-type="string" office:string-value="32" calcext:value-type="string">
            <text:p>32</text:p>
          </table:table-cell>
          <table:table-cell table:formula="of:=MID([.E342];1;2)" office:value-type="string" office:string-value="41" calcext:value-type="string">
            <text:p>41</text:p>
          </table:table-cell>
          <table:table-cell table:formula="of:=MID([.E342];6;2)" office:value-type="string" office:string-value="05" calcext:value-type="string">
            <text:p>05</text:p>
          </table:table-cell>
          <table:table-cell table:formula="of:=MID([.E342];9;2)" office:value-type="string" office:string-value="55" calcext:value-type="string">
            <text:p>55</text:p>
          </table:table-cell>
          <table:table-cell table:formula="of:=-([.F342]+(([.G342]+[.H342]/60)/60))" office:value-type="float" office:value="-13.6255555555556" calcext:value-type="float">
            <text:p>-13.6255555555556</text:p>
          </table:table-cell>
          <table:table-cell table:formula="of:=-([.I342]+(([.J342]+[.K342]/60)/60))" office:value-type="float" office:value="-41.0986111111111" calcext:value-type="float">
            <text:p>-41.0986111111111</text:p>
          </table:table-cell>
        </table:table-row>
        <table:table-row table:style-name="ro1">
          <table:table-cell office:value-type="string" calcext:value-type="string">
            <text:p>CN-20</text:p>
          </table:table-cell>
          <table:table-cell/>
          <table:table-cell office:value-type="string" calcext:value-type="string">
            <text:p>41 0 15'12''13 0 35'08''</text:p>
          </table:table-cell>
          <table:table-cell table:formula="of:=MID([.C343];13;14)" office:value-type="string" office:string-value="13 0 35'08''" calcext:value-type="string">
            <text:p>13 0 35'08''</text:p>
          </table:table-cell>
          <table:table-cell table:formula="of:=MID([.C343];1;10)" office:value-type="string" office:string-value="41 0 15'12" calcext:value-type="string">
            <text:p>41 0 15'12</text:p>
          </table:table-cell>
          <table:table-cell table:formula="of:=MID([.D343];1;3)" office:value-type="string" office:string-value="13 " calcext:value-type="string">
            <text:p>13 </text:p>
          </table:table-cell>
          <table:table-cell table:formula="of:=MID([.D343];6;2)" office:value-type="string" office:string-value="35" calcext:value-type="string">
            <text:p>35</text:p>
          </table:table-cell>
          <table:table-cell table:formula="of:=MID([.D343];9;2)" office:value-type="string" office:string-value="08" calcext:value-type="string">
            <text:p>08</text:p>
          </table:table-cell>
          <table:table-cell table:formula="of:=MID([.E343];1;2)" office:value-type="string" office:string-value="41" calcext:value-type="string">
            <text:p>41</text:p>
          </table:table-cell>
          <table:table-cell table:formula="of:=MID([.E343];6;2)" office:value-type="string" office:string-value="15" calcext:value-type="string">
            <text:p>15</text:p>
          </table:table-cell>
          <table:table-cell table:formula="of:=MID([.E343];9;2)" office:value-type="string" office:string-value="12" calcext:value-type="string">
            <text:p>12</text:p>
          </table:table-cell>
          <table:table-cell table:formula="of:=-([.F343]+(([.G343]+[.H343]/60)/60))" office:value-type="float" office:value="-13.5855555555556" calcext:value-type="float">
            <text:p>-13.5855555555556</text:p>
          </table:table-cell>
          <table:table-cell table:formula="of:=-([.I343]+(([.J343]+[.K343]/60)/60))" office:value-type="float" office:value="-41.2533333333333" calcext:value-type="float">
            <text:p>-41.2533333333333</text:p>
          </table:table-cell>
        </table:table-row>
        <table:table-row table:style-name="ro1">
          <table:table-cell office:value-type="string" calcext:value-type="string">
            <text:p>CN-21</text:p>
          </table:table-cell>
          <table:table-cell/>
          <table:table-cell office:value-type="string" calcext:value-type="string">
            <text:p>41 0 17'41''13 0 22'56''</text:p>
          </table:table-cell>
          <table:table-cell table:formula="of:=MID([.C344];13;14)" office:value-type="string" office:string-value="13 0 22'56''" calcext:value-type="string">
            <text:p>13 0 22'56''</text:p>
          </table:table-cell>
          <table:table-cell table:formula="of:=MID([.C344];1;10)" office:value-type="string" office:string-value="41 0 17'41" calcext:value-type="string">
            <text:p>41 0 17'41</text:p>
          </table:table-cell>
          <table:table-cell table:formula="of:=MID([.D344];1;3)" office:value-type="string" office:string-value="13 " calcext:value-type="string">
            <text:p>13 </text:p>
          </table:table-cell>
          <table:table-cell table:formula="of:=MID([.D344];6;2)" office:value-type="string" office:string-value="22" calcext:value-type="string">
            <text:p>22</text:p>
          </table:table-cell>
          <table:table-cell table:formula="of:=MID([.D344];9;2)" office:value-type="string" office:string-value="56" calcext:value-type="string">
            <text:p>56</text:p>
          </table:table-cell>
          <table:table-cell table:formula="of:=MID([.E344];1;2)" office:value-type="string" office:string-value="41" calcext:value-type="string">
            <text:p>41</text:p>
          </table:table-cell>
          <table:table-cell table:formula="of:=MID([.E344];6;2)" office:value-type="string" office:string-value="17" calcext:value-type="string">
            <text:p>17</text:p>
          </table:table-cell>
          <table:table-cell table:formula="of:=MID([.E344];9;2)" office:value-type="string" office:string-value="41" calcext:value-type="string">
            <text:p>41</text:p>
          </table:table-cell>
          <table:table-cell table:formula="of:=-([.F344]+(([.G344]+[.H344]/60)/60))" office:value-type="float" office:value="-13.3822222222222" calcext:value-type="float">
            <text:p>-13.3822222222222</text:p>
          </table:table-cell>
          <table:table-cell table:formula="of:=-([.I344]+(([.J344]+[.K344]/60)/60))" office:value-type="float" office:value="-41.2947222222222" calcext:value-type="float">
            <text:p>-41.2947222222222</text:p>
          </table:table-cell>
        </table:table-row>
        <table:table-row table:style-name="ro1">
          <table:table-cell office:value-type="string" calcext:value-type="string">
            <text:p>CN-22</text:p>
          </table:table-cell>
          <table:table-cell/>
          <table:table-cell office:value-type="string" calcext:value-type="string">
            <text:p>40 0 54'01” 13 0 19'44''</text:p>
          </table:table-cell>
          <table:table-cell table:formula="of:=MID([.C345];13;14)" office:value-type="string" office:string-value="13 0 19'44''" calcext:value-type="string">
            <text:p>13 0 19'44''</text:p>
          </table:table-cell>
          <table:table-cell table:formula="of:=MID([.C345];1;10)" office:value-type="string" office:string-value="40 0 54'01" calcext:value-type="string">
            <text:p>40 0 54'01</text:p>
          </table:table-cell>
          <table:table-cell table:formula="of:=MID([.D345];1;3)" office:value-type="string" office:string-value="13 " calcext:value-type="string">
            <text:p>13 </text:p>
          </table:table-cell>
          <table:table-cell table:formula="of:=MID([.D345];6;2)" office:value-type="string" office:string-value="19" calcext:value-type="string">
            <text:p>19</text:p>
          </table:table-cell>
          <table:table-cell table:formula="of:=MID([.D345];9;2)" office:value-type="string" office:string-value="44" calcext:value-type="string">
            <text:p>44</text:p>
          </table:table-cell>
          <table:table-cell table:formula="of:=MID([.E345];1;2)" office:value-type="string" office:string-value="40" calcext:value-type="string">
            <text:p>40</text:p>
          </table:table-cell>
          <table:table-cell table:formula="of:=MID([.E345];6;2)" office:value-type="string" office:string-value="54" calcext:value-type="string">
            <text:p>54</text:p>
          </table:table-cell>
          <table:table-cell table:formula="of:=MID([.E345];9;2)" office:value-type="string" office:string-value="01" calcext:value-type="string">
            <text:p>01</text:p>
          </table:table-cell>
          <table:table-cell table:formula="of:=-([.F345]+(([.G345]+[.H345]/60)/60))" office:value-type="float" office:value="-13.3288888888889" calcext:value-type="float">
            <text:p>-13.3288888888889</text:p>
          </table:table-cell>
          <table:table-cell table:formula="of:=-([.I345]+(([.J345]+[.K345]/60)/60))" office:value-type="float" office:value="-40.9002777777778" calcext:value-type="float">
            <text:p>-40.9002777777778</text:p>
          </table:table-cell>
        </table:table-row>
        <table:table-row table:style-name="ro1">
          <table:table-cell office:value-type="string" calcext:value-type="string">
            <text:p>CN-23</text:p>
          </table:table-cell>
          <table:table-cell/>
          <table:table-cell office:value-type="string" calcext:value-type="string">
            <text:p>40 0 36'41''13 0 32'04''</text:p>
          </table:table-cell>
          <table:table-cell table:formula="of:=MID([.C346];13;14)" office:value-type="string" office:string-value="13 0 32'04''" calcext:value-type="string">
            <text:p>13 0 32'04''</text:p>
          </table:table-cell>
          <table:table-cell table:formula="of:=MID([.C346];1;10)" office:value-type="string" office:string-value="40 0 36'41" calcext:value-type="string">
            <text:p>40 0 36'41</text:p>
          </table:table-cell>
          <table:table-cell table:formula="of:=MID([.D346];1;3)" office:value-type="string" office:string-value="13 " calcext:value-type="string">
            <text:p>13 </text:p>
          </table:table-cell>
          <table:table-cell table:formula="of:=MID([.D346];6;2)" office:value-type="string" office:string-value="32" calcext:value-type="string">
            <text:p>32</text:p>
          </table:table-cell>
          <table:table-cell table:formula="of:=MID([.D346];9;2)" office:value-type="string" office:string-value="04" calcext:value-type="string">
            <text:p>04</text:p>
          </table:table-cell>
          <table:table-cell table:formula="of:=MID([.E346];1;2)" office:value-type="string" office:string-value="40" calcext:value-type="string">
            <text:p>40</text:p>
          </table:table-cell>
          <table:table-cell table:formula="of:=MID([.E346];6;2)" office:value-type="string" office:string-value="36" calcext:value-type="string">
            <text:p>36</text:p>
          </table:table-cell>
          <table:table-cell table:formula="of:=MID([.E346];9;2)" office:value-type="string" office:string-value="41" calcext:value-type="string">
            <text:p>41</text:p>
          </table:table-cell>
          <table:table-cell table:formula="of:=-([.F346]+(([.G346]+[.H346]/60)/60))" office:value-type="float" office:value="-13.5344444444444" calcext:value-type="float">
            <text:p>-13.5344444444444</text:p>
          </table:table-cell>
          <table:table-cell table:formula="of:=-([.I346]+(([.J346]+[.K346]/60)/60))" office:value-type="float" office:value="-40.6113888888889" calcext:value-type="float">
            <text:p>-40.6113888888889</text:p>
          </table:table-cell>
        </table:table-row>
        <table:table-row table:style-name="ro1">
          <table:table-cell office:value-type="string" calcext:value-type="string">
            <text:p>CN-24</text:p>
          </table:table-cell>
          <table:table-cell/>
          <table:table-cell office:value-type="string" calcext:value-type="string">
            <text:p>40 0 56'39' 13 0 31'11''</text:p>
          </table:table-cell>
          <table:table-cell table:formula="of:=MID([.C347];13;14)" office:value-type="string" office:string-value="13 0 31'11''" calcext:value-type="string">
            <text:p>13 0 31'11''</text:p>
          </table:table-cell>
          <table:table-cell table:formula="of:=MID([.C347];1;10)" office:value-type="string" office:string-value="40 0 56'39" calcext:value-type="string">
            <text:p>40 0 56'39</text:p>
          </table:table-cell>
          <table:table-cell table:formula="of:=MID([.D347];1;3)" office:value-type="string" office:string-value="13 " calcext:value-type="string">
            <text:p>13 </text:p>
          </table:table-cell>
          <table:table-cell table:formula="of:=MID([.D347];6;2)" office:value-type="string" office:string-value="31" calcext:value-type="string">
            <text:p>31</text:p>
          </table:table-cell>
          <table:table-cell table:formula="of:=MID([.D347];9;2)" office:value-type="string" office:string-value="11" calcext:value-type="string">
            <text:p>11</text:p>
          </table:table-cell>
          <table:table-cell table:formula="of:=MID([.E347];1;2)" office:value-type="string" office:string-value="40" calcext:value-type="string">
            <text:p>40</text:p>
          </table:table-cell>
          <table:table-cell table:formula="of:=MID([.E347];6;2)" office:value-type="string" office:string-value="56" calcext:value-type="string">
            <text:p>56</text:p>
          </table:table-cell>
          <table:table-cell table:formula="of:=MID([.E347];9;2)" office:value-type="string" office:string-value="39" calcext:value-type="string">
            <text:p>39</text:p>
          </table:table-cell>
          <table:table-cell table:formula="of:=-([.F347]+(([.G347]+[.H347]/60)/60))" office:value-type="float" office:value="-13.5197222222222" calcext:value-type="float">
            <text:p>-13.5197222222222</text:p>
          </table:table-cell>
          <table:table-cell table:formula="of:=-([.I347]+(([.J347]+[.K347]/60)/60))" office:value-type="float" office:value="-40.9441666666667" calcext:value-type="float">
            <text:p>-40.9441666666667</text:p>
          </table:table-cell>
        </table:table-row>
        <table:table-row table:style-name="ro1">
          <table:table-cell office:value-type="string" calcext:value-type="string">
            <text:p>CN-25</text:p>
          </table:table-cell>
          <table:table-cell/>
          <table:table-cell office:value-type="string" calcext:value-type="string">
            <text:p>40 0 37'16''13 0 51'11''</text:p>
          </table:table-cell>
          <table:table-cell table:formula="of:=MID([.C348];13;14)" office:value-type="string" office:string-value="13 0 51'11''" calcext:value-type="string">
            <text:p>13 0 51'11''</text:p>
          </table:table-cell>
          <table:table-cell table:formula="of:=MID([.C348];1;10)" office:value-type="string" office:string-value="40 0 37'16" calcext:value-type="string">
            <text:p>40 0 37'16</text:p>
          </table:table-cell>
          <table:table-cell table:formula="of:=MID([.D348];1;3)" office:value-type="string" office:string-value="13 " calcext:value-type="string">
            <text:p>13 </text:p>
          </table:table-cell>
          <table:table-cell table:formula="of:=MID([.D348];6;2)" office:value-type="string" office:string-value="51" calcext:value-type="string">
            <text:p>51</text:p>
          </table:table-cell>
          <table:table-cell table:formula="of:=MID([.D348];9;2)" office:value-type="string" office:string-value="11" calcext:value-type="string">
            <text:p>11</text:p>
          </table:table-cell>
          <table:table-cell table:formula="of:=MID([.E348];1;2)" office:value-type="string" office:string-value="40" calcext:value-type="string">
            <text:p>40</text:p>
          </table:table-cell>
          <table:table-cell table:formula="of:=MID([.E348];6;2)" office:value-type="string" office:string-value="37" calcext:value-type="string">
            <text:p>37</text:p>
          </table:table-cell>
          <table:table-cell table:formula="of:=MID([.E348];9;2)" office:value-type="string" office:string-value="16" calcext:value-type="string">
            <text:p>16</text:p>
          </table:table-cell>
          <table:table-cell table:formula="of:=-([.F348]+(([.G348]+[.H348]/60)/60))" office:value-type="float" office:value="-13.8530555555556" calcext:value-type="float">
            <text:p>-13.8530555555556</text:p>
          </table:table-cell>
          <table:table-cell table:formula="of:=-([.I348]+(([.J348]+[.K348]/60)/60))" office:value-type="float" office:value="-40.6211111111111" calcext:value-type="float">
            <text:p>-40.6211111111111</text:p>
          </table:table-cell>
        </table:table-row>
        <table:table-row table:style-name="ro1">
          <table:table-cell office:value-type="string" calcext:value-type="string">
            <text:p>CN-26</text:p>
          </table:table-cell>
          <table:table-cell/>
          <table:table-cell office:value-type="string" calcext:value-type="string">
            <text:p>40 0 40'29''13 0 40'23''</text:p>
          </table:table-cell>
          <table:table-cell table:formula="of:=MID([.C349];13;14)" office:value-type="string" office:string-value="13 0 40'23''" calcext:value-type="string">
            <text:p>13 0 40'23''</text:p>
          </table:table-cell>
          <table:table-cell table:formula="of:=MID([.C349];1;10)" office:value-type="string" office:string-value="40 0 40'29" calcext:value-type="string">
            <text:p>40 0 40'29</text:p>
          </table:table-cell>
          <table:table-cell table:formula="of:=MID([.D349];1;3)" office:value-type="string" office:string-value="13 " calcext:value-type="string">
            <text:p>13 </text:p>
          </table:table-cell>
          <table:table-cell table:formula="of:=MID([.D349];6;2)" office:value-type="string" office:string-value="40" calcext:value-type="string">
            <text:p>40</text:p>
          </table:table-cell>
          <table:table-cell table:formula="of:=MID([.D349];9;2)" office:value-type="string" office:string-value="23" calcext:value-type="string">
            <text:p>23</text:p>
          </table:table-cell>
          <table:table-cell table:formula="of:=MID([.E349];1;2)" office:value-type="string" office:string-value="40" calcext:value-type="string">
            <text:p>40</text:p>
          </table:table-cell>
          <table:table-cell table:formula="of:=MID([.E349];6;2)" office:value-type="string" office:string-value="40" calcext:value-type="string">
            <text:p>40</text:p>
          </table:table-cell>
          <table:table-cell table:formula="of:=MID([.E349];9;2)" office:value-type="string" office:string-value="29" calcext:value-type="string">
            <text:p>29</text:p>
          </table:table-cell>
          <table:table-cell table:formula="of:=-([.F349]+(([.G349]+[.H349]/60)/60))" office:value-type="float" office:value="-13.6730555555556" calcext:value-type="float">
            <text:p>-13.6730555555556</text:p>
          </table:table-cell>
          <table:table-cell table:formula="of:=-([.I349]+(([.J349]+[.K349]/60)/60))" office:value-type="float" office:value="-40.6747222222222" calcext:value-type="float">
            <text:p>-40.6747222222222</text:p>
          </table:table-cell>
        </table:table-row>
        <table:table-row table:style-name="ro1">
          <table:table-cell office:value-type="string" calcext:value-type="string">
            <text:p>CN-27</text:p>
          </table:table-cell>
          <table:table-cell/>
          <table:table-cell office:value-type="string" calcext:value-type="string">
            <text:p>40 0 54'14''13 0 40'56''</text:p>
          </table:table-cell>
          <table:table-cell table:formula="of:=MID([.C350];13;14)" office:value-type="string" office:string-value="13 0 40'56''" calcext:value-type="string">
            <text:p>13 0 40'56''</text:p>
          </table:table-cell>
          <table:table-cell table:formula="of:=MID([.C350];1;10)" office:value-type="string" office:string-value="40 0 54'14" calcext:value-type="string">
            <text:p>40 0 54'14</text:p>
          </table:table-cell>
          <table:table-cell table:formula="of:=MID([.D350];1;3)" office:value-type="string" office:string-value="13 " calcext:value-type="string">
            <text:p>13 </text:p>
          </table:table-cell>
          <table:table-cell table:formula="of:=MID([.D350];6;2)" office:value-type="string" office:string-value="40" calcext:value-type="string">
            <text:p>40</text:p>
          </table:table-cell>
          <table:table-cell table:formula="of:=MID([.D350];9;2)" office:value-type="string" office:string-value="56" calcext:value-type="string">
            <text:p>56</text:p>
          </table:table-cell>
          <table:table-cell table:formula="of:=MID([.E350];1;2)" office:value-type="string" office:string-value="40" calcext:value-type="string">
            <text:p>40</text:p>
          </table:table-cell>
          <table:table-cell table:formula="of:=MID([.E350];6;2)" office:value-type="string" office:string-value="54" calcext:value-type="string">
            <text:p>54</text:p>
          </table:table-cell>
          <table:table-cell table:formula="of:=MID([.E350];9;2)" office:value-type="string" office:string-value="14" calcext:value-type="string">
            <text:p>14</text:p>
          </table:table-cell>
          <table:table-cell table:formula="of:=-([.F350]+(([.G350]+[.H350]/60)/60))" office:value-type="float" office:value="-13.6822222222222" calcext:value-type="float">
            <text:p>-13.6822222222222</text:p>
          </table:table-cell>
          <table:table-cell table:formula="of:=-([.I350]+(([.J350]+[.K350]/60)/60))" office:value-type="float" office:value="-40.9038888888889" calcext:value-type="float">
            <text:p>-40.9038888888889</text:p>
          </table:table-cell>
        </table:table-row>
        <table:table-row table:style-name="ro1">
          <table:table-cell office:value-type="string" calcext:value-type="string">
            <text:p>CN-28</text:p>
          </table:table-cell>
          <table:table-cell/>
          <table:table-cell office:value-type="string" calcext:value-type="string">
            <text:p>40 0 16'18' 13 0 45'35''</text:p>
          </table:table-cell>
          <table:table-cell table:formula="of:=MID([.C351];13;14)" office:value-type="string" office:string-value="13 0 45'35''" calcext:value-type="string">
            <text:p>13 0 45'35''</text:p>
          </table:table-cell>
          <table:table-cell table:formula="of:=MID([.C351];1;10)" office:value-type="string" office:string-value="40 0 16'18" calcext:value-type="string">
            <text:p>40 0 16'18</text:p>
          </table:table-cell>
          <table:table-cell table:formula="of:=MID([.D351];1;3)" office:value-type="string" office:string-value="13 " calcext:value-type="string">
            <text:p>13 </text:p>
          </table:table-cell>
          <table:table-cell table:formula="of:=MID([.D351];6;2)" office:value-type="string" office:string-value="45" calcext:value-type="string">
            <text:p>45</text:p>
          </table:table-cell>
          <table:table-cell table:formula="of:=MID([.D351];9;2)" office:value-type="string" office:string-value="35" calcext:value-type="string">
            <text:p>35</text:p>
          </table:table-cell>
          <table:table-cell table:formula="of:=MID([.E351];1;2)" office:value-type="string" office:string-value="40" calcext:value-type="string">
            <text:p>40</text:p>
          </table:table-cell>
          <table:table-cell table:formula="of:=MID([.E351];6;2)" office:value-type="string" office:string-value="16" calcext:value-type="string">
            <text:p>16</text:p>
          </table:table-cell>
          <table:table-cell table:formula="of:=MID([.E351];9;2)" office:value-type="string" office:string-value="18" calcext:value-type="string">
            <text:p>18</text:p>
          </table:table-cell>
          <table:table-cell table:formula="of:=-([.F351]+(([.G351]+[.H351]/60)/60))" office:value-type="float" office:value="-13.7597222222222" calcext:value-type="float">
            <text:p>-13.7597222222222</text:p>
          </table:table-cell>
          <table:table-cell table:formula="of:=-([.I351]+(([.J351]+[.K351]/60)/60))" office:value-type="float" office:value="-40.2716666666667" calcext:value-type="float">
            <text:p>-40.2716666666667</text:p>
          </table:table-cell>
        </table:table-row>
        <table:table-row table:style-name="ro1">
          <table:table-cell office:value-type="string" calcext:value-type="string">
            <text:p>CN-29</text:p>
          </table:table-cell>
          <table:table-cell/>
          <table:table-cell office:value-type="string" calcext:value-type="string">
            <text:p>40 0 06'19''13 0 41'15''</text:p>
          </table:table-cell>
          <table:table-cell table:formula="of:=MID([.C352];13;14)" office:value-type="string" office:string-value="13 0 41'15''" calcext:value-type="string">
            <text:p>13 0 41'15''</text:p>
          </table:table-cell>
          <table:table-cell table:formula="of:=MID([.C352];1;10)" office:value-type="string" office:string-value="40 0 06'19" calcext:value-type="string">
            <text:p>40 0 06'19</text:p>
          </table:table-cell>
          <table:table-cell table:formula="of:=MID([.D352];1;3)" office:value-type="string" office:string-value="13 " calcext:value-type="string">
            <text:p>13 </text:p>
          </table:table-cell>
          <table:table-cell table:formula="of:=MID([.D352];6;2)" office:value-type="string" office:string-value="41" calcext:value-type="string">
            <text:p>41</text:p>
          </table:table-cell>
          <table:table-cell table:formula="of:=MID([.D352];9;2)" office:value-type="string" office:string-value="15" calcext:value-type="string">
            <text:p>15</text:p>
          </table:table-cell>
          <table:table-cell table:formula="of:=MID([.E352];1;2)" office:value-type="string" office:string-value="40" calcext:value-type="string">
            <text:p>40</text:p>
          </table:table-cell>
          <table:table-cell table:formula="of:=MID([.E352];6;2)" office:value-type="string" office:string-value="06" calcext:value-type="string">
            <text:p>06</text:p>
          </table:table-cell>
          <table:table-cell table:formula="of:=MID([.E352];9;2)" office:value-type="string" office:string-value="19" calcext:value-type="string">
            <text:p>19</text:p>
          </table:table-cell>
          <table:table-cell table:formula="of:=-([.F352]+(([.G352]+[.H352]/60)/60))" office:value-type="float" office:value="-13.6875" calcext:value-type="float">
            <text:p>-13.6875</text:p>
          </table:table-cell>
          <table:table-cell table:formula="of:=-([.I352]+(([.J352]+[.K352]/60)/60))" office:value-type="float" office:value="-40.1052777777778" calcext:value-type="float">
            <text:p>-40.1052777777778</text:p>
          </table:table-cell>
        </table:table-row>
        <table:table-row table:style-name="ro1">
          <table:table-cell office:value-type="string" calcext:value-type="string">
            <text:p>CN-30</text:p>
          </table:table-cell>
          <table:table-cell/>
          <table:table-cell office:value-type="string" calcext:value-type="string">
            <text:p>40 0 12'25''13 0 38'17''</text:p>
          </table:table-cell>
          <table:table-cell table:formula="of:=MID([.C353];13;14)" office:value-type="string" office:string-value="13 0 38'17''" calcext:value-type="string">
            <text:p>13 0 38'17''</text:p>
          </table:table-cell>
          <table:table-cell table:formula="of:=MID([.C353];1;10)" office:value-type="string" office:string-value="40 0 12'25" calcext:value-type="string">
            <text:p>40 0 12'25</text:p>
          </table:table-cell>
          <table:table-cell table:formula="of:=MID([.D353];1;3)" office:value-type="string" office:string-value="13 " calcext:value-type="string">
            <text:p>13 </text:p>
          </table:table-cell>
          <table:table-cell table:formula="of:=MID([.D353];6;2)" office:value-type="string" office:string-value="38" calcext:value-type="string">
            <text:p>38</text:p>
          </table:table-cell>
          <table:table-cell table:formula="of:=MID([.D353];9;2)" office:value-type="string" office:string-value="17" calcext:value-type="string">
            <text:p>17</text:p>
          </table:table-cell>
          <table:table-cell table:formula="of:=MID([.E353];1;2)" office:value-type="string" office:string-value="40" calcext:value-type="string">
            <text:p>40</text:p>
          </table:table-cell>
          <table:table-cell table:formula="of:=MID([.E353];6;2)" office:value-type="string" office:string-value="12" calcext:value-type="string">
            <text:p>12</text:p>
          </table:table-cell>
          <table:table-cell table:formula="of:=MID([.E353];9;2)" office:value-type="string" office:string-value="25" calcext:value-type="string">
            <text:p>25</text:p>
          </table:table-cell>
          <table:table-cell table:formula="of:=-([.F353]+(([.G353]+[.H353]/60)/60))" office:value-type="float" office:value="-13.6380555555556" calcext:value-type="float">
            <text:p>-13.6380555555556</text:p>
          </table:table-cell>
          <table:table-cell table:formula="of:=-([.I353]+(([.J353]+[.K353]/60)/60))" office:value-type="float" office:value="-40.2069444444444" calcext:value-type="float">
            <text:p>-40.2069444444444</text:p>
          </table:table-cell>
        </table:table-row>
        <table:table-row table:style-name="ro1">
          <table:table-cell office:value-type="string" calcext:value-type="string">
            <text:p>CN-31</text:p>
          </table:table-cell>
          <table:table-cell/>
          <table:table-cell office:value-type="string" calcext:value-type="string">
            <text:p>39 0 44'08" 13 0 55'54"</text:p>
          </table:table-cell>
          <table:table-cell table:formula="of:=MID([.C354];13;14)" office:value-type="string" office:string-value="13 0 55'54&quot;" calcext:value-type="string">
            <text:p>13 0 55'54"</text:p>
          </table:table-cell>
          <table:table-cell table:formula="of:=MID([.C354];1;10)" office:value-type="string" office:string-value="39 0 44'08" calcext:value-type="string">
            <text:p>39 0 44'08</text:p>
          </table:table-cell>
          <table:table-cell table:formula="of:=MID([.D354];1;3)" office:value-type="string" office:string-value="13 " calcext:value-type="string">
            <text:p>13 </text:p>
          </table:table-cell>
          <table:table-cell table:formula="of:=MID([.D354];6;2)" office:value-type="string" office:string-value="55" calcext:value-type="string">
            <text:p>55</text:p>
          </table:table-cell>
          <table:table-cell table:formula="of:=MID([.D354];9;2)" office:value-type="string" office:string-value="54" calcext:value-type="string">
            <text:p>54</text:p>
          </table:table-cell>
          <table:table-cell table:formula="of:=MID([.E354];1;2)" office:value-type="string" office:string-value="39" calcext:value-type="string">
            <text:p>39</text:p>
          </table:table-cell>
          <table:table-cell table:formula="of:=MID([.E354];6;2)" office:value-type="string" office:string-value="44" calcext:value-type="string">
            <text:p>44</text:p>
          </table:table-cell>
          <table:table-cell table:formula="of:=MID([.E354];9;2)" office:value-type="string" office:string-value="08" calcext:value-type="string">
            <text:p>08</text:p>
          </table:table-cell>
          <table:table-cell table:formula="of:=-([.F354]+(([.G354]+[.H354]/60)/60))" office:value-type="float" office:value="-13.9316666666667" calcext:value-type="float">
            <text:p>-13.9316666666667</text:p>
          </table:table-cell>
          <table:table-cell table:formula="of:=-([.I354]+(([.J354]+[.K354]/60)/60))" office:value-type="float" office:value="-39.7355555555556" calcext:value-type="float">
            <text:p>-39.7355555555556</text:p>
          </table:table-cell>
        </table:table-row>
        <table:table-row table:style-name="ro1">
          <table:table-cell office:value-type="string" calcext:value-type="string">
            <text:p>CN-32</text:p>
          </table:table-cell>
          <table:table-cell/>
          <table:table-cell office:value-type="string" calcext:value-type="string">
            <text:p>39 0 47'39" 13 0 41'31"</text:p>
          </table:table-cell>
          <table:table-cell table:formula="of:=MID([.C355];13;14)" office:value-type="string" office:string-value="13 0 41'31&quot;" calcext:value-type="string">
            <text:p>13 0 41'31"</text:p>
          </table:table-cell>
          <table:table-cell table:formula="of:=MID([.C355];1;10)" office:value-type="string" office:string-value="39 0 47'39" calcext:value-type="string">
            <text:p>39 0 47'39</text:p>
          </table:table-cell>
          <table:table-cell table:formula="of:=MID([.D355];1;3)" office:value-type="string" office:string-value="13 " calcext:value-type="string">
            <text:p>13 </text:p>
          </table:table-cell>
          <table:table-cell table:formula="of:=MID([.D355];6;2)" office:value-type="string" office:string-value="41" calcext:value-type="string">
            <text:p>41</text:p>
          </table:table-cell>
          <table:table-cell table:formula="of:=MID([.D355];9;2)" office:value-type="string" office:string-value="31" calcext:value-type="string">
            <text:p>31</text:p>
          </table:table-cell>
          <table:table-cell table:formula="of:=MID([.E355];1;2)" office:value-type="string" office:string-value="39" calcext:value-type="string">
            <text:p>39</text:p>
          </table:table-cell>
          <table:table-cell table:formula="of:=MID([.E355];6;2)" office:value-type="string" office:string-value="47" calcext:value-type="string">
            <text:p>47</text:p>
          </table:table-cell>
          <table:table-cell table:formula="of:=MID([.E355];9;2)" office:value-type="string" office:string-value="39" calcext:value-type="string">
            <text:p>39</text:p>
          </table:table-cell>
          <table:table-cell table:formula="of:=-([.F355]+(([.G355]+[.H355]/60)/60))" office:value-type="float" office:value="-13.6919444444444" calcext:value-type="float">
            <text:p>-13.6919444444444</text:p>
          </table:table-cell>
          <table:table-cell table:formula="of:=-([.I355]+(([.J355]+[.K355]/60)/60))" office:value-type="float" office:value="-39.7941666666667" calcext:value-type="float">
            <text:p>-39.7941666666667</text:p>
          </table:table-cell>
        </table:table-row>
        <table:table-row table:style-name="ro1">
          <table:table-cell office:value-type="string" calcext:value-type="string">
            <text:p>CN-33</text:p>
          </table:table-cell>
          <table:table-cell/>
          <table:table-cell office:value-type="string" calcext:value-type="string">
            <text:p>40 0 06'33" 13 0 49'48"</text:p>
          </table:table-cell>
          <table:table-cell table:formula="of:=MID([.C356];13;14)" office:value-type="string" office:string-value="13 0 49'48&quot;" calcext:value-type="string">
            <text:p>13 0 49'48"</text:p>
          </table:table-cell>
          <table:table-cell table:formula="of:=MID([.C356];1;10)" office:value-type="string" office:string-value="40 0 06'33" calcext:value-type="string">
            <text:p>40 0 06'33</text:p>
          </table:table-cell>
          <table:table-cell table:formula="of:=MID([.D356];1;3)" office:value-type="string" office:string-value="13 " calcext:value-type="string">
            <text:p>13 </text:p>
          </table:table-cell>
          <table:table-cell table:formula="of:=MID([.D356];6;2)" office:value-type="string" office:string-value="49" calcext:value-type="string">
            <text:p>49</text:p>
          </table:table-cell>
          <table:table-cell table:formula="of:=MID([.D356];9;2)" office:value-type="string" office:string-value="48" calcext:value-type="string">
            <text:p>48</text:p>
          </table:table-cell>
          <table:table-cell table:formula="of:=MID([.E356];1;2)" office:value-type="string" office:string-value="40" calcext:value-type="string">
            <text:p>40</text:p>
          </table:table-cell>
          <table:table-cell table:formula="of:=MID([.E356];6;2)" office:value-type="string" office:string-value="06" calcext:value-type="string">
            <text:p>06</text:p>
          </table:table-cell>
          <table:table-cell table:formula="of:=MID([.E356];9;2)" office:value-type="string" office:string-value="33" calcext:value-type="string">
            <text:p>33</text:p>
          </table:table-cell>
          <table:table-cell table:formula="of:=-([.F356]+(([.G356]+[.H356]/60)/60))" office:value-type="float" office:value="-13.83" calcext:value-type="float">
            <text:p>-13.83</text:p>
          </table:table-cell>
          <table:table-cell table:formula="of:=-([.I356]+(([.J356]+[.K356]/60)/60))" office:value-type="float" office:value="-40.1091666666667" calcext:value-type="float">
            <text:p>-40.1091666666667</text:p>
          </table:table-cell>
        </table:table-row>
        <table:table-row table:style-name="ro1">
          <table:table-cell office:value-type="string" calcext:value-type="string">
            <text:p>CN-34</text:p>
          </table:table-cell>
          <table:table-cell/>
          <table:table-cell office:value-type="string" calcext:value-type="string">
            <text:p>39 0 37'33" 13 0 41'29"</text:p>
          </table:table-cell>
          <table:table-cell table:formula="of:=MID([.C357];13;14)" office:value-type="string" office:string-value="13 0 41'29&quot;" calcext:value-type="string">
            <text:p>13 0 41'29"</text:p>
          </table:table-cell>
          <table:table-cell table:formula="of:=MID([.C357];1;10)" office:value-type="string" office:string-value="39 0 37'33" calcext:value-type="string">
            <text:p>39 0 37'33</text:p>
          </table:table-cell>
          <table:table-cell table:formula="of:=MID([.D357];1;3)" office:value-type="string" office:string-value="13 " calcext:value-type="string">
            <text:p>13 </text:p>
          </table:table-cell>
          <table:table-cell table:formula="of:=MID([.D357];6;2)" office:value-type="string" office:string-value="41" calcext:value-type="string">
            <text:p>41</text:p>
          </table:table-cell>
          <table:table-cell table:formula="of:=MID([.D357];9;2)" office:value-type="string" office:string-value="29" calcext:value-type="string">
            <text:p>29</text:p>
          </table:table-cell>
          <table:table-cell table:formula="of:=MID([.E357];1;2)" office:value-type="string" office:string-value="39" calcext:value-type="string">
            <text:p>39</text:p>
          </table:table-cell>
          <table:table-cell table:formula="of:=MID([.E357];6;2)" office:value-type="string" office:string-value="37" calcext:value-type="string">
            <text:p>37</text:p>
          </table:table-cell>
          <table:table-cell table:formula="of:=MID([.E357];9;2)" office:value-type="string" office:string-value="33" calcext:value-type="string">
            <text:p>33</text:p>
          </table:table-cell>
          <table:table-cell table:formula="of:=-([.F357]+(([.G357]+[.H357]/60)/60))" office:value-type="float" office:value="-13.6913888888889" calcext:value-type="float">
            <text:p>-13.6913888888889</text:p>
          </table:table-cell>
          <table:table-cell table:formula="of:=-([.I357]+(([.J357]+[.K357]/60)/60))" office:value-type="float" office:value="-39.6258333333333" calcext:value-type="float">
            <text:p>-39.6258333333333</text:p>
          </table:table-cell>
        </table:table-row>
        <table:table-row table:style-name="ro1">
          <table:table-cell office:value-type="string" calcext:value-type="string">
            <text:p>CN-35</text:p>
          </table:table-cell>
          <table:table-cell/>
          <table:table-cell office:value-type="string" calcext:value-type="string">
            <text:p>39 0 39'02" 13 0 32'56"</text:p>
          </table:table-cell>
          <table:table-cell table:formula="of:=MID([.C358];13;14)" office:value-type="string" office:string-value="13 0 32'56&quot;" calcext:value-type="string">
            <text:p>13 0 32'56"</text:p>
          </table:table-cell>
          <table:table-cell table:formula="of:=MID([.C358];1;10)" office:value-type="string" office:string-value="39 0 39'02" calcext:value-type="string">
            <text:p>39 0 39'02</text:p>
          </table:table-cell>
          <table:table-cell table:formula="of:=MID([.D358];1;3)" office:value-type="string" office:string-value="13 " calcext:value-type="string">
            <text:p>13 </text:p>
          </table:table-cell>
          <table:table-cell table:formula="of:=MID([.D358];6;2)" office:value-type="string" office:string-value="32" calcext:value-type="string">
            <text:p>32</text:p>
          </table:table-cell>
          <table:table-cell table:formula="of:=MID([.D358];9;2)" office:value-type="string" office:string-value="56" calcext:value-type="string">
            <text:p>56</text:p>
          </table:table-cell>
          <table:table-cell table:formula="of:=MID([.E358];1;2)" office:value-type="string" office:string-value="39" calcext:value-type="string">
            <text:p>39</text:p>
          </table:table-cell>
          <table:table-cell table:formula="of:=MID([.E358];6;2)" office:value-type="string" office:string-value="39" calcext:value-type="string">
            <text:p>39</text:p>
          </table:table-cell>
          <table:table-cell table:formula="of:=MID([.E358];9;2)" office:value-type="string" office:string-value="02" calcext:value-type="string">
            <text:p>02</text:p>
          </table:table-cell>
          <table:table-cell table:formula="of:=-([.F358]+(([.G358]+[.H358]/60)/60))" office:value-type="float" office:value="-13.5488888888889" calcext:value-type="float">
            <text:p>-13.5488888888889</text:p>
          </table:table-cell>
          <table:table-cell table:formula="of:=-([.I358]+(([.J358]+[.K358]/60)/60))" office:value-type="float" office:value="-39.6505555555556" calcext:value-type="float">
            <text:p>-39.6505555555556</text:p>
          </table:table-cell>
        </table:table-row>
        <table:table-row table:style-name="ro1">
          <table:table-cell office:value-type="string" calcext:value-type="string">
            <text:p>CN-36</text:p>
          </table:table-cell>
          <table:table-cell/>
          <table:table-cell office:value-type="string" calcext:value-type="string">
            <text:p>41 0 45'00" 14 0 05'26</text:p>
          </table:table-cell>
          <table:table-cell table:formula="of:=MID([.C359];13;14)" office:value-type="string" office:string-value="14 0 05'26" calcext:value-type="string">
            <text:p>14 0 05'26</text:p>
          </table:table-cell>
          <table:table-cell table:formula="of:=MID([.C359];1;10)" office:value-type="string" office:string-value="41 0 45'00" calcext:value-type="string">
            <text:p>41 0 45'00</text:p>
          </table:table-cell>
          <table:table-cell table:formula="of:=MID([.D359];1;3)" office:value-type="string" office:string-value="14 " calcext:value-type="string">
            <text:p>14 </text:p>
          </table:table-cell>
          <table:table-cell table:formula="of:=MID([.D359];6;2)" office:value-type="string" office:string-value="05" calcext:value-type="string">
            <text:p>05</text:p>
          </table:table-cell>
          <table:table-cell table:formula="of:=MID([.D359];9;2)" office:value-type="string" office:string-value="26" calcext:value-type="string">
            <text:p>26</text:p>
          </table:table-cell>
          <table:table-cell table:formula="of:=MID([.E359];1;2)" office:value-type="string" office:string-value="41" calcext:value-type="string">
            <text:p>41</text:p>
          </table:table-cell>
          <table:table-cell table:formula="of:=MID([.E359];6;2)" office:value-type="string" office:string-value="45" calcext:value-type="string">
            <text:p>45</text:p>
          </table:table-cell>
          <table:table-cell table:formula="of:=MID([.E359];9;2)" office:value-type="string" office:string-value="00" calcext:value-type="string">
            <text:p>00</text:p>
          </table:table-cell>
          <table:table-cell table:formula="of:=-([.F359]+(([.G359]+[.H359]/60)/60))" office:value-type="float" office:value="-14.0905555555556" calcext:value-type="float">
            <text:p>-14.0905555555556</text:p>
          </table:table-cell>
          <table:table-cell table:formula="of:=-([.I359]+(([.J359]+[.K359]/60)/60))" office:value-type="float" office:value="-41.75" calcext:value-type="float">
            <text:p>-41.75</text:p>
          </table:table-cell>
        </table:table-row>
        <table:table-row table:style-name="ro1">
          <table:table-cell office:value-type="string" calcext:value-type="string">
            <text:p>CN-37</text:p>
          </table:table-cell>
          <table:table-cell/>
          <table:table-cell office:value-type="string" calcext:value-type="string">
            <text:p>41 0 39'18" 14 0 01'29"</text:p>
          </table:table-cell>
          <table:table-cell table:formula="of:=MID([.C360];13;14)" office:value-type="string" office:string-value="14 0 01'29&quot;" calcext:value-type="string">
            <text:p>14 0 01'29"</text:p>
          </table:table-cell>
          <table:table-cell table:formula="of:=MID([.C360];1;10)" office:value-type="string" office:string-value="41 0 39'18" calcext:value-type="string">
            <text:p>41 0 39'18</text:p>
          </table:table-cell>
          <table:table-cell table:formula="of:=MID([.D360];1;3)" office:value-type="string" office:string-value="14 " calcext:value-type="string">
            <text:p>14 </text:p>
          </table:table-cell>
          <table:table-cell table:formula="of:=MID([.D360];6;2)" office:value-type="string" office:string-value="01" calcext:value-type="string">
            <text:p>01</text:p>
          </table:table-cell>
          <table:table-cell table:formula="of:=MID([.D360];9;2)" office:value-type="string" office:string-value="29" calcext:value-type="string">
            <text:p>29</text:p>
          </table:table-cell>
          <table:table-cell table:formula="of:=MID([.E360];1;2)" office:value-type="string" office:string-value="41" calcext:value-type="string">
            <text:p>41</text:p>
          </table:table-cell>
          <table:table-cell table:formula="of:=MID([.E360];6;2)" office:value-type="string" office:string-value="39" calcext:value-type="string">
            <text:p>39</text:p>
          </table:table-cell>
          <table:table-cell table:formula="of:=MID([.E360];9;2)" office:value-type="string" office:string-value="18" calcext:value-type="string">
            <text:p>18</text:p>
          </table:table-cell>
          <table:table-cell table:formula="of:=-([.F360]+(([.G360]+[.H360]/60)/60))" office:value-type="float" office:value="-14.0247222222222" calcext:value-type="float">
            <text:p>-14.0247222222222</text:p>
          </table:table-cell>
          <table:table-cell table:formula="of:=-([.I360]+(([.J360]+[.K360]/60)/60))" office:value-type="float" office:value="-41.655" calcext:value-type="float">
            <text:p>-41.655</text:p>
          </table:table-cell>
        </table:table-row>
        <table:table-row table:style-name="ro1">
          <table:table-cell office:value-type="string" calcext:value-type="string">
            <text:p>CN-38</text:p>
          </table:table-cell>
          <table:table-cell/>
          <table:table-cell office:value-type="string" calcext:value-type="string">
            <text:p>41 0 52'46" 14 0 23'12"</text:p>
          </table:table-cell>
          <table:table-cell table:formula="of:=MID([.C361];13;14)" office:value-type="string" office:string-value="14 0 23'12&quot;" calcext:value-type="string">
            <text:p>14 0 23'12"</text:p>
          </table:table-cell>
          <table:table-cell table:formula="of:=MID([.C361];1;10)" office:value-type="string" office:string-value="41 0 52'46" calcext:value-type="string">
            <text:p>41 0 52'46</text:p>
          </table:table-cell>
          <table:table-cell table:formula="of:=MID([.D361];1;3)" office:value-type="string" office:string-value="14 " calcext:value-type="string">
            <text:p>14 </text:p>
          </table:table-cell>
          <table:table-cell table:formula="of:=MID([.D361];6;2)" office:value-type="string" office:string-value="23" calcext:value-type="string">
            <text:p>23</text:p>
          </table:table-cell>
          <table:table-cell table:formula="of:=MID([.D361];9;2)" office:value-type="string" office:string-value="12" calcext:value-type="string">
            <text:p>12</text:p>
          </table:table-cell>
          <table:table-cell table:formula="of:=MID([.E361];1;2)" office:value-type="string" office:string-value="41" calcext:value-type="string">
            <text:p>41</text:p>
          </table:table-cell>
          <table:table-cell table:formula="of:=MID([.E361];6;2)" office:value-type="string" office:string-value="52" calcext:value-type="string">
            <text:p>52</text:p>
          </table:table-cell>
          <table:table-cell table:formula="of:=MID([.E361];9;2)" office:value-type="string" office:string-value="46" calcext:value-type="string">
            <text:p>46</text:p>
          </table:table-cell>
          <table:table-cell table:formula="of:=-([.F361]+(([.G361]+[.H361]/60)/60))" office:value-type="float" office:value="-14.3866666666667" calcext:value-type="float">
            <text:p>-14.3866666666667</text:p>
          </table:table-cell>
          <table:table-cell table:formula="of:=-([.I361]+(([.J361]+[.K361]/60)/60))" office:value-type="float" office:value="-41.8794444444445" calcext:value-type="float">
            <text:p>-41.8794444444445</text:p>
          </table:table-cell>
        </table:table-row>
        <table:table-row table:style-name="ro1">
          <table:table-cell office:value-type="string" calcext:value-type="string">
            <text:p>CN-39</text:p>
          </table:table-cell>
          <table:table-cell/>
          <table:table-cell office:value-type="string" calcext:value-type="string">
            <text:p>41 0 26'22" 14 0 00'48"</text:p>
          </table:table-cell>
          <table:table-cell table:formula="of:=MID([.C362];13;14)" office:value-type="string" office:string-value="14 0 00'48&quot;" calcext:value-type="string">
            <text:p>14 0 00'48"</text:p>
          </table:table-cell>
          <table:table-cell table:formula="of:=MID([.C362];1;10)" office:value-type="string" office:string-value="41 0 26'22" calcext:value-type="string">
            <text:p>41 0 26'22</text:p>
          </table:table-cell>
          <table:table-cell table:formula="of:=MID([.D362];1;3)" office:value-type="string" office:string-value="14 " calcext:value-type="string">
            <text:p>14 </text:p>
          </table:table-cell>
          <table:table-cell table:formula="of:=MID([.D362];6;2)" office:value-type="string" office:string-value="00" calcext:value-type="string">
            <text:p>00</text:p>
          </table:table-cell>
          <table:table-cell table:formula="of:=MID([.D362];9;2)" office:value-type="string" office:string-value="48" calcext:value-type="string">
            <text:p>48</text:p>
          </table:table-cell>
          <table:table-cell table:formula="of:=MID([.E362];1;2)" office:value-type="string" office:string-value="41" calcext:value-type="string">
            <text:p>41</text:p>
          </table:table-cell>
          <table:table-cell table:formula="of:=MID([.E362];6;2)" office:value-type="string" office:string-value="26" calcext:value-type="string">
            <text:p>26</text:p>
          </table:table-cell>
          <table:table-cell table:formula="of:=MID([.E362];9;2)" office:value-type="string" office:string-value="22" calcext:value-type="string">
            <text:p>22</text:p>
          </table:table-cell>
          <table:table-cell table:formula="of:=-([.F362]+(([.G362]+[.H362]/60)/60))" office:value-type="float" office:value="-14.0133333333333" calcext:value-type="float">
            <text:p>-14.0133333333333</text:p>
          </table:table-cell>
          <table:table-cell table:formula="of:=-([.I362]+(([.J362]+[.K362]/60)/60))" office:value-type="float" office:value="-41.4394444444445" calcext:value-type="float">
            <text:p>-41.4394444444445</text:p>
          </table:table-cell>
        </table:table-row>
        <table:table-row table:style-name="ro1">
          <table:table-cell office:value-type="string" calcext:value-type="string">
            <text:p>CN-40</text:p>
          </table:table-cell>
          <table:table-cell/>
          <table:table-cell office:value-type="string" calcext:value-type="string">
            <text:p>41 0 11'43" 14 0 09'10"</text:p>
          </table:table-cell>
          <table:table-cell table:formula="of:=MID([.C363];13;14)" office:value-type="string" office:string-value="14 0 09'10&quot;" calcext:value-type="string">
            <text:p>14 0 09'10"</text:p>
          </table:table-cell>
          <table:table-cell table:formula="of:=MID([.C363];1;10)" office:value-type="string" office:string-value="41 0 11'43" calcext:value-type="string">
            <text:p>41 0 11'43</text:p>
          </table:table-cell>
          <table:table-cell table:formula="of:=MID([.D363];1;3)" office:value-type="string" office:string-value="14 " calcext:value-type="string">
            <text:p>14 </text:p>
          </table:table-cell>
          <table:table-cell table:formula="of:=MID([.D363];6;2)" office:value-type="string" office:string-value="09" calcext:value-type="string">
            <text:p>09</text:p>
          </table:table-cell>
          <table:table-cell table:formula="of:=MID([.D363];9;2)" office:value-type="string" office:string-value="10" calcext:value-type="string">
            <text:p>10</text:p>
          </table:table-cell>
          <table:table-cell table:formula="of:=MID([.E363];1;2)" office:value-type="string" office:string-value="41" calcext:value-type="string">
            <text:p>41</text:p>
          </table:table-cell>
          <table:table-cell table:formula="of:=MID([.E363];6;2)" office:value-type="string" office:string-value="11" calcext:value-type="string">
            <text:p>11</text:p>
          </table:table-cell>
          <table:table-cell table:formula="of:=MID([.E363];9;2)" office:value-type="string" office:string-value="43" calcext:value-type="string">
            <text:p>43</text:p>
          </table:table-cell>
          <table:table-cell table:formula="of:=-([.F363]+(([.G363]+[.H363]/60)/60))" office:value-type="float" office:value="-14.1527777777778" calcext:value-type="float">
            <text:p>-14.1527777777778</text:p>
          </table:table-cell>
          <table:table-cell table:formula="of:=-([.I363]+(([.J363]+[.K363]/60)/60))" office:value-type="float" office:value="-41.1952777777778" calcext:value-type="float">
            <text:p>-41.1952777777778</text:p>
          </table:table-cell>
        </table:table-row>
        <table:table-row table:style-name="ro1">
          <table:table-cell office:value-type="string" calcext:value-type="string">
            <text:p>CN-41</text:p>
          </table:table-cell>
          <table:table-cell/>
          <table:table-cell office:value-type="string" calcext:value-type="string">
            <text:p>41 0 18'07" 14 0 01'31"</text:p>
          </table:table-cell>
          <table:table-cell table:formula="of:=MID([.C364];13;14)" office:value-type="string" office:string-value="14 0 01'31&quot;" calcext:value-type="string">
            <text:p>14 0 01'31"</text:p>
          </table:table-cell>
          <table:table-cell table:formula="of:=MID([.C364];1;10)" office:value-type="string" office:string-value="41 0 18'07" calcext:value-type="string">
            <text:p>41 0 18'07</text:p>
          </table:table-cell>
          <table:table-cell table:formula="of:=MID([.D364];1;3)" office:value-type="string" office:string-value="14 " calcext:value-type="string">
            <text:p>14 </text:p>
          </table:table-cell>
          <table:table-cell table:formula="of:=MID([.D364];6;2)" office:value-type="string" office:string-value="01" calcext:value-type="string">
            <text:p>01</text:p>
          </table:table-cell>
          <table:table-cell table:formula="of:=MID([.D364];9;2)" office:value-type="string" office:string-value="31" calcext:value-type="string">
            <text:p>31</text:p>
          </table:table-cell>
          <table:table-cell table:formula="of:=MID([.E364];1;2)" office:value-type="string" office:string-value="41" calcext:value-type="string">
            <text:p>41</text:p>
          </table:table-cell>
          <table:table-cell table:formula="of:=MID([.E364];6;2)" office:value-type="string" office:string-value="18" calcext:value-type="string">
            <text:p>18</text:p>
          </table:table-cell>
          <table:table-cell table:formula="of:=MID([.E364];9;2)" office:value-type="string" office:string-value="07" calcext:value-type="string">
            <text:p>07</text:p>
          </table:table-cell>
          <table:table-cell table:formula="of:=-([.F364]+(([.G364]+[.H364]/60)/60))" office:value-type="float" office:value="-14.0252777777778" calcext:value-type="float">
            <text:p>-14.0252777777778</text:p>
          </table:table-cell>
          <table:table-cell table:formula="of:=-([.I364]+(([.J364]+[.K364]/60)/60))" office:value-type="float" office:value="-41.3019444444444" calcext:value-type="float">
            <text:p>-41.3019444444444</text:p>
          </table:table-cell>
        </table:table-row>
        <table:table-row table:style-name="ro1">
          <table:table-cell office:value-type="string" calcext:value-type="string">
            <text:p>CN-42</text:p>
          </table:table-cell>
          <table:table-cell/>
          <table:table-cell office:value-type="string" calcext:value-type="string">
            <text:p>41 0 45'16" 14 0 16'57"</text:p>
          </table:table-cell>
          <table:table-cell table:formula="of:=MID([.C365];13;14)" office:value-type="string" office:string-value="14 0 16'57&quot;" calcext:value-type="string">
            <text:p>14 0 16'57"</text:p>
          </table:table-cell>
          <table:table-cell table:formula="of:=MID([.C365];1;10)" office:value-type="string" office:string-value="41 0 45'16" calcext:value-type="string">
            <text:p>41 0 45'16</text:p>
          </table:table-cell>
          <table:table-cell table:formula="of:=MID([.D365];1;3)" office:value-type="string" office:string-value="14 " calcext:value-type="string">
            <text:p>14 </text:p>
          </table:table-cell>
          <table:table-cell table:formula="of:=MID([.D365];6;2)" office:value-type="string" office:string-value="16" calcext:value-type="string">
            <text:p>16</text:p>
          </table:table-cell>
          <table:table-cell table:formula="of:=MID([.D365];9;2)" office:value-type="string" office:string-value="57" calcext:value-type="string">
            <text:p>57</text:p>
          </table:table-cell>
          <table:table-cell table:formula="of:=MID([.E365];1;2)" office:value-type="string" office:string-value="41" calcext:value-type="string">
            <text:p>41</text:p>
          </table:table-cell>
          <table:table-cell table:formula="of:=MID([.E365];6;2)" office:value-type="string" office:string-value="45" calcext:value-type="string">
            <text:p>45</text:p>
          </table:table-cell>
          <table:table-cell table:formula="of:=MID([.E365];9;2)" office:value-type="string" office:string-value="16" calcext:value-type="string">
            <text:p>16</text:p>
          </table:table-cell>
          <table:table-cell table:formula="of:=-([.F365]+(([.G365]+[.H365]/60)/60))" office:value-type="float" office:value="-14.2825" calcext:value-type="float">
            <text:p>-14.2825</text:p>
          </table:table-cell>
          <table:table-cell table:formula="of:=-([.I365]+(([.J365]+[.K365]/60)/60))" office:value-type="float" office:value="-41.7544444444444" calcext:value-type="float">
            <text:p>-41.7544444444444</text:p>
          </table:table-cell>
        </table:table-row>
        <table:table-row table:style-name="ro1">
          <table:table-cell office:value-type="string" calcext:value-type="string">
            <text:p>CN-43</text:p>
          </table:table-cell>
          <table:table-cell/>
          <table:table-cell office:value-type="string" calcext:value-type="string">
            <text:p>41 0 07'48" 14 0 37'15"</text:p>
          </table:table-cell>
          <table:table-cell table:formula="of:=MID([.C366];13;14)" office:value-type="string" office:string-value="14 0 37'15&quot;" calcext:value-type="string">
            <text:p>14 0 37'15"</text:p>
          </table:table-cell>
          <table:table-cell table:formula="of:=MID([.C366];1;10)" office:value-type="string" office:string-value="41 0 07'48" calcext:value-type="string">
            <text:p>41 0 07'48</text:p>
          </table:table-cell>
          <table:table-cell table:formula="of:=MID([.D366];1;3)" office:value-type="string" office:string-value="14 " calcext:value-type="string">
            <text:p>14 </text:p>
          </table:table-cell>
          <table:table-cell table:formula="of:=MID([.D366];6;2)" office:value-type="string" office:string-value="37" calcext:value-type="string">
            <text:p>37</text:p>
          </table:table-cell>
          <table:table-cell table:formula="of:=MID([.D366];9;2)" office:value-type="string" office:string-value="15" calcext:value-type="string">
            <text:p>15</text:p>
          </table:table-cell>
          <table:table-cell table:formula="of:=MID([.E366];1;2)" office:value-type="string" office:string-value="41" calcext:value-type="string">
            <text:p>41</text:p>
          </table:table-cell>
          <table:table-cell table:formula="of:=MID([.E366];6;2)" office:value-type="string" office:string-value="07" calcext:value-type="string">
            <text:p>07</text:p>
          </table:table-cell>
          <table:table-cell table:formula="of:=MID([.E366];9;2)" office:value-type="string" office:string-value="48" calcext:value-type="string">
            <text:p>48</text:p>
          </table:table-cell>
          <table:table-cell table:formula="of:=-([.F366]+(([.G366]+[.H366]/60)/60))" office:value-type="float" office:value="-14.6208333333333" calcext:value-type="float">
            <text:p>-14.6208333333333</text:p>
          </table:table-cell>
          <table:table-cell table:formula="of:=-([.I366]+(([.J366]+[.K366]/60)/60))" office:value-type="float" office:value="-41.13" calcext:value-type="float">
            <text:p>-41.13</text:p>
          </table:table-cell>
        </table:table-row>
        <table:table-row table:style-name="ro1">
          <table:table-cell office:value-type="string" calcext:value-type="string">
            <text:p>CN-44</text:p>
          </table:table-cell>
          <table:table-cell/>
          <table:table-cell office:value-type="string" calcext:value-type="string">
            <text:p>41 0 38'19" 14 0 41'46"</text:p>
          </table:table-cell>
          <table:table-cell table:formula="of:=MID([.C367];13;14)" office:value-type="string" office:string-value="14 0 41'46&quot;" calcext:value-type="string">
            <text:p>14 0 41'46"</text:p>
          </table:table-cell>
          <table:table-cell table:formula="of:=MID([.C367];1;10)" office:value-type="string" office:string-value="41 0 38'19" calcext:value-type="string">
            <text:p>41 0 38'19</text:p>
          </table:table-cell>
          <table:table-cell table:formula="of:=MID([.D367];1;3)" office:value-type="string" office:string-value="14 " calcext:value-type="string">
            <text:p>14 </text:p>
          </table:table-cell>
          <table:table-cell table:formula="of:=MID([.D367];6;2)" office:value-type="string" office:string-value="41" calcext:value-type="string">
            <text:p>41</text:p>
          </table:table-cell>
          <table:table-cell table:formula="of:=MID([.D367];9;2)" office:value-type="string" office:string-value="46" calcext:value-type="string">
            <text:p>46</text:p>
          </table:table-cell>
          <table:table-cell table:formula="of:=MID([.E367];1;2)" office:value-type="string" office:string-value="41" calcext:value-type="string">
            <text:p>41</text:p>
          </table:table-cell>
          <table:table-cell table:formula="of:=MID([.E367];6;2)" office:value-type="string" office:string-value="38" calcext:value-type="string">
            <text:p>38</text:p>
          </table:table-cell>
          <table:table-cell table:formula="of:=MID([.E367];9;2)" office:value-type="string" office:string-value="19" calcext:value-type="string">
            <text:p>19</text:p>
          </table:table-cell>
          <table:table-cell table:formula="of:=-([.F367]+(([.G367]+[.H367]/60)/60))" office:value-type="float" office:value="-14.6961111111111" calcext:value-type="float">
            <text:p>-14.6961111111111</text:p>
          </table:table-cell>
          <table:table-cell table:formula="of:=-([.I367]+(([.J367]+[.K367]/60)/60))" office:value-type="float" office:value="-41.6386111111111" calcext:value-type="float">
            <text:p>-41.6386111111111</text:p>
          </table:table-cell>
        </table:table-row>
        <table:table-row table:style-name="ro1">
          <table:table-cell office:value-type="string" calcext:value-type="string">
            <text:p>CN-45</text:p>
          </table:table-cell>
          <table:table-cell/>
          <table:table-cell office:value-type="string" calcext:value-type="string">
            <text:p>41 0 40'30" 14 0 32'58"</text:p>
          </table:table-cell>
          <table:table-cell table:formula="of:=MID([.C368];13;14)" office:value-type="string" office:string-value="14 0 32'58&quot;" calcext:value-type="string">
            <text:p>14 0 32'58"</text:p>
          </table:table-cell>
          <table:table-cell table:formula="of:=MID([.C368];1;10)" office:value-type="string" office:string-value="41 0 40'30" calcext:value-type="string">
            <text:p>41 0 40'30</text:p>
          </table:table-cell>
          <table:table-cell table:formula="of:=MID([.D368];1;3)" office:value-type="string" office:string-value="14 " calcext:value-type="string">
            <text:p>14 </text:p>
          </table:table-cell>
          <table:table-cell table:formula="of:=MID([.D368];6;2)" office:value-type="string" office:string-value="32" calcext:value-type="string">
            <text:p>32</text:p>
          </table:table-cell>
          <table:table-cell table:formula="of:=MID([.D368];9;2)" office:value-type="string" office:string-value="58" calcext:value-type="string">
            <text:p>58</text:p>
          </table:table-cell>
          <table:table-cell table:formula="of:=MID([.E368];1;2)" office:value-type="string" office:string-value="41" calcext:value-type="string">
            <text:p>41</text:p>
          </table:table-cell>
          <table:table-cell table:formula="of:=MID([.E368];6;2)" office:value-type="string" office:string-value="40" calcext:value-type="string">
            <text:p>40</text:p>
          </table:table-cell>
          <table:table-cell table:formula="of:=MID([.E368];9;2)" office:value-type="string" office:string-value="30" calcext:value-type="string">
            <text:p>30</text:p>
          </table:table-cell>
          <table:table-cell table:formula="of:=-([.F368]+(([.G368]+[.H368]/60)/60))" office:value-type="float" office:value="-14.5494444444444" calcext:value-type="float">
            <text:p>-14.5494444444444</text:p>
          </table:table-cell>
          <table:table-cell table:formula="of:=-([.I368]+(([.J368]+[.K368]/60)/60))" office:value-type="float" office:value="-41.675" calcext:value-type="float">
            <text:p>-41.675</text:p>
          </table:table-cell>
        </table:table-row>
        <table:table-row table:style-name="ro1">
          <table:table-cell office:value-type="string" calcext:value-type="string">
            <text:p>CN-46</text:p>
          </table:table-cell>
          <table:table-cell/>
          <table:table-cell office:value-type="string" calcext:value-type="string">
            <text:p>41 0 55'30" 14 0 26'02"</text:p>
          </table:table-cell>
          <table:table-cell table:formula="of:=MID([.C369];13;14)" office:value-type="string" office:string-value="14 0 26'02&quot;" calcext:value-type="string">
            <text:p>14 0 26'02"</text:p>
          </table:table-cell>
          <table:table-cell table:formula="of:=MID([.C369];1;10)" office:value-type="string" office:string-value="41 0 55'30" calcext:value-type="string">
            <text:p>41 0 55'30</text:p>
          </table:table-cell>
          <table:table-cell table:formula="of:=MID([.D369];1;3)" office:value-type="string" office:string-value="14 " calcext:value-type="string">
            <text:p>14 </text:p>
          </table:table-cell>
          <table:table-cell table:formula="of:=MID([.D369];6;2)" office:value-type="string" office:string-value="26" calcext:value-type="string">
            <text:p>26</text:p>
          </table:table-cell>
          <table:table-cell table:formula="of:=MID([.D369];9;2)" office:value-type="string" office:string-value="02" calcext:value-type="string">
            <text:p>02</text:p>
          </table:table-cell>
          <table:table-cell table:formula="of:=MID([.E369];1;2)" office:value-type="string" office:string-value="41" calcext:value-type="string">
            <text:p>41</text:p>
          </table:table-cell>
          <table:table-cell table:formula="of:=MID([.E369];6;2)" office:value-type="string" office:string-value="55" calcext:value-type="string">
            <text:p>55</text:p>
          </table:table-cell>
          <table:table-cell table:formula="of:=MID([.E369];9;2)" office:value-type="string" office:string-value="30" calcext:value-type="string">
            <text:p>30</text:p>
          </table:table-cell>
          <table:table-cell table:formula="of:=-([.F369]+(([.G369]+[.H369]/60)/60))" office:value-type="float" office:value="-14.4338888888889" calcext:value-type="float">
            <text:p>-14.4338888888889</text:p>
          </table:table-cell>
          <table:table-cell table:formula="of:=-([.I369]+(([.J369]+[.K369]/60)/60))" office:value-type="float" office:value="-41.925" calcext:value-type="float">
            <text:p>-41.925</text:p>
          </table:table-cell>
        </table:table-row>
        <table:table-row table:style-name="ro1">
          <table:table-cell office:value-type="string" calcext:value-type="string">
            <text:p>CN-47</text:p>
          </table:table-cell>
          <table:table-cell/>
          <table:table-cell office:value-type="string" calcext:value-type="string">
            <text:p>41 0 26'39" 14 0 26'10"</text:p>
          </table:table-cell>
          <table:table-cell table:formula="of:=MID([.C370];13;14)" office:value-type="string" office:string-value="14 0 26'10&quot;" calcext:value-type="string">
            <text:p>14 0 26'10"</text:p>
          </table:table-cell>
          <table:table-cell table:formula="of:=MID([.C370];1;10)" office:value-type="string" office:string-value="41 0 26'39" calcext:value-type="string">
            <text:p>41 0 26'39</text:p>
          </table:table-cell>
          <table:table-cell table:formula="of:=MID([.D370];1;3)" office:value-type="string" office:string-value="14 " calcext:value-type="string">
            <text:p>14 </text:p>
          </table:table-cell>
          <table:table-cell table:formula="of:=MID([.D370];6;2)" office:value-type="string" office:string-value="26" calcext:value-type="string">
            <text:p>26</text:p>
          </table:table-cell>
          <table:table-cell table:formula="of:=MID([.D370];9;2)" office:value-type="string" office:string-value="10" calcext:value-type="string">
            <text:p>10</text:p>
          </table:table-cell>
          <table:table-cell table:formula="of:=MID([.E370];1;2)" office:value-type="string" office:string-value="41" calcext:value-type="string">
            <text:p>41</text:p>
          </table:table-cell>
          <table:table-cell table:formula="of:=MID([.E370];6;2)" office:value-type="string" office:string-value="26" calcext:value-type="string">
            <text:p>26</text:p>
          </table:table-cell>
          <table:table-cell table:formula="of:=MID([.E370];9;2)" office:value-type="string" office:string-value="39" calcext:value-type="string">
            <text:p>39</text:p>
          </table:table-cell>
          <table:table-cell table:formula="of:=-([.F370]+(([.G370]+[.H370]/60)/60))" office:value-type="float" office:value="-14.4361111111111" calcext:value-type="float">
            <text:p>-14.4361111111111</text:p>
          </table:table-cell>
          <table:table-cell table:formula="of:=-([.I370]+(([.J370]+[.K370]/60)/60))" office:value-type="float" office:value="-41.4441666666667" calcext:value-type="float">
            <text:p>-41.4441666666667</text:p>
          </table:table-cell>
        </table:table-row>
        <table:table-row table:style-name="ro1">
          <table:table-cell office:value-type="string" calcext:value-type="string">
            <text:p>CN-48</text:p>
          </table:table-cell>
          <table:table-cell/>
          <table:table-cell office:value-type="string" calcext:value-type="string">
            <text:p>41 0 31'15" 14 0 39'27"</text:p>
          </table:table-cell>
          <table:table-cell table:formula="of:=MID([.C371];13;14)" office:value-type="string" office:string-value="14 0 39'27&quot;" calcext:value-type="string">
            <text:p>14 0 39'27"</text:p>
          </table:table-cell>
          <table:table-cell table:formula="of:=MID([.C371];1;10)" office:value-type="string" office:string-value="41 0 31'15" calcext:value-type="string">
            <text:p>41 0 31'15</text:p>
          </table:table-cell>
          <table:table-cell table:formula="of:=MID([.D371];1;3)" office:value-type="string" office:string-value="14 " calcext:value-type="string">
            <text:p>14 </text:p>
          </table:table-cell>
          <table:table-cell table:formula="of:=MID([.D371];6;2)" office:value-type="string" office:string-value="39" calcext:value-type="string">
            <text:p>39</text:p>
          </table:table-cell>
          <table:table-cell table:formula="of:=MID([.D371];9;2)" office:value-type="string" office:string-value="27" calcext:value-type="string">
            <text:p>27</text:p>
          </table:table-cell>
          <table:table-cell table:formula="of:=MID([.E371];1;2)" office:value-type="string" office:string-value="41" calcext:value-type="string">
            <text:p>41</text:p>
          </table:table-cell>
          <table:table-cell table:formula="of:=MID([.E371];6;2)" office:value-type="string" office:string-value="31" calcext:value-type="string">
            <text:p>31</text:p>
          </table:table-cell>
          <table:table-cell table:formula="of:=MID([.E371];9;2)" office:value-type="string" office:string-value="15" calcext:value-type="string">
            <text:p>15</text:p>
          </table:table-cell>
          <table:table-cell table:formula="of:=-([.F371]+(([.G371]+[.H371]/60)/60))" office:value-type="float" office:value="-14.6575" calcext:value-type="float">
            <text:p>-14.6575</text:p>
          </table:table-cell>
          <table:table-cell table:formula="of:=-([.I371]+(([.J371]+[.K371]/60)/60))" office:value-type="float" office:value="-41.5208333333333" calcext:value-type="float">
            <text:p>-41.5208333333333</text:p>
          </table:table-cell>
        </table:table-row>
        <table:table-row table:style-name="ro1">
          <table:table-cell office:value-type="string" calcext:value-type="string">
            <text:p>CN-49</text:p>
          </table:table-cell>
          <table:table-cell/>
          <table:table-cell office:value-type="string" calcext:value-type="string">
            <text:p>41 0 51'26" 14 0 48'22"</text:p>
          </table:table-cell>
          <table:table-cell table:formula="of:=MID([.C372];13;14)" office:value-type="string" office:string-value="14 0 48'22&quot;" calcext:value-type="string">
            <text:p>14 0 48'22"</text:p>
          </table:table-cell>
          <table:table-cell table:formula="of:=MID([.C372];1;10)" office:value-type="string" office:string-value="41 0 51'26" calcext:value-type="string">
            <text:p>41 0 51'26</text:p>
          </table:table-cell>
          <table:table-cell table:formula="of:=MID([.D372];1;3)" office:value-type="string" office:string-value="14 " calcext:value-type="string">
            <text:p>14 </text:p>
          </table:table-cell>
          <table:table-cell table:formula="of:=MID([.D372];6;2)" office:value-type="string" office:string-value="48" calcext:value-type="string">
            <text:p>48</text:p>
          </table:table-cell>
          <table:table-cell table:formula="of:=MID([.D372];9;2)" office:value-type="string" office:string-value="22" calcext:value-type="string">
            <text:p>22</text:p>
          </table:table-cell>
          <table:table-cell table:formula="of:=MID([.E372];1;2)" office:value-type="string" office:string-value="41" calcext:value-type="string">
            <text:p>41</text:p>
          </table:table-cell>
          <table:table-cell table:formula="of:=MID([.E372];6;2)" office:value-type="string" office:string-value="51" calcext:value-type="string">
            <text:p>51</text:p>
          </table:table-cell>
          <table:table-cell table:formula="of:=MID([.E372];9;2)" office:value-type="string" office:string-value="26" calcext:value-type="string">
            <text:p>26</text:p>
          </table:table-cell>
          <table:table-cell table:formula="of:=-([.F372]+(([.G372]+[.H372]/60)/60))" office:value-type="float" office:value="-14.8061111111111" calcext:value-type="float">
            <text:p>-14.8061111111111</text:p>
          </table:table-cell>
          <table:table-cell table:formula="of:=-([.I372]+(([.J372]+[.K372]/60)/60))" office:value-type="float" office:value="-41.8572222222222" calcext:value-type="float">
            <text:p>-41.8572222222222</text:p>
          </table:table-cell>
        </table:table-row>
        <table:table-row table:style-name="ro1">
          <table:table-cell office:value-type="string" calcext:value-type="string">
            <text:p>CN-50</text:p>
          </table:table-cell>
          <table:table-cell/>
          <table:table-cell office:value-type="string" calcext:value-type="string">
            <text:p>41 0 58'18" 14 0 53'38"</text:p>
          </table:table-cell>
          <table:table-cell table:formula="of:=MID([.C373];13;14)" office:value-type="string" office:string-value="14 0 53'38&quot;" calcext:value-type="string">
            <text:p>14 0 53'38"</text:p>
          </table:table-cell>
          <table:table-cell table:formula="of:=MID([.C373];1;10)" office:value-type="string" office:string-value="41 0 58'18" calcext:value-type="string">
            <text:p>41 0 58'18</text:p>
          </table:table-cell>
          <table:table-cell table:formula="of:=MID([.D373];1;3)" office:value-type="string" office:string-value="14 " calcext:value-type="string">
            <text:p>14 </text:p>
          </table:table-cell>
          <table:table-cell table:formula="of:=MID([.D373];6;2)" office:value-type="string" office:string-value="53" calcext:value-type="string">
            <text:p>53</text:p>
          </table:table-cell>
          <table:table-cell table:formula="of:=MID([.D373];9;2)" office:value-type="string" office:string-value="38" calcext:value-type="string">
            <text:p>38</text:p>
          </table:table-cell>
          <table:table-cell table:formula="of:=MID([.E373];1;2)" office:value-type="string" office:string-value="41" calcext:value-type="string">
            <text:p>41</text:p>
          </table:table-cell>
          <table:table-cell table:formula="of:=MID([.E373];6;2)" office:value-type="string" office:string-value="58" calcext:value-type="string">
            <text:p>58</text:p>
          </table:table-cell>
          <table:table-cell table:formula="of:=MID([.E373];9;2)" office:value-type="string" office:string-value="18" calcext:value-type="string">
            <text:p>18</text:p>
          </table:table-cell>
          <table:table-cell table:formula="of:=-([.F373]+(([.G373]+[.H373]/60)/60))" office:value-type="float" office:value="-14.8938888888889" calcext:value-type="float">
            <text:p>-14.8938888888889</text:p>
          </table:table-cell>
          <table:table-cell table:formula="of:=-([.I373]+(([.J373]+[.K373]/60)/60))" office:value-type="float" office:value="-41.9716666666667" calcext:value-type="float">
            <text:p>-41.9716666666667</text:p>
          </table:table-cell>
        </table:table-row>
        <table:table-row table:style-name="ro1">
          <table:table-cell office:value-type="string" calcext:value-type="string">
            <text:p>CN-51</text:p>
          </table:table-cell>
          <table:table-cell/>
          <table:table-cell office:value-type="string" calcext:value-type="string">
            <text:p>41 0 16'02" 14 0 17'51"</text:p>
          </table:table-cell>
          <table:table-cell table:formula="of:=MID([.C374];13;14)" office:value-type="string" office:string-value="14 0 17'51&quot;" calcext:value-type="string">
            <text:p>14 0 17'51"</text:p>
          </table:table-cell>
          <table:table-cell table:formula="of:=MID([.C374];1;10)" office:value-type="string" office:string-value="41 0 16'02" calcext:value-type="string">
            <text:p>41 0 16'02</text:p>
          </table:table-cell>
          <table:table-cell table:formula="of:=MID([.D374];1;3)" office:value-type="string" office:string-value="14 " calcext:value-type="string">
            <text:p>14 </text:p>
          </table:table-cell>
          <table:table-cell table:formula="of:=MID([.D374];6;2)" office:value-type="string" office:string-value="17" calcext:value-type="string">
            <text:p>17</text:p>
          </table:table-cell>
          <table:table-cell table:formula="of:=MID([.D374];9;2)" office:value-type="string" office:string-value="51" calcext:value-type="string">
            <text:p>51</text:p>
          </table:table-cell>
          <table:table-cell table:formula="of:=MID([.E374];1;2)" office:value-type="string" office:string-value="41" calcext:value-type="string">
            <text:p>41</text:p>
          </table:table-cell>
          <table:table-cell table:formula="of:=MID([.E374];6;2)" office:value-type="string" office:string-value="16" calcext:value-type="string">
            <text:p>16</text:p>
          </table:table-cell>
          <table:table-cell table:formula="of:=MID([.E374];9;2)" office:value-type="string" office:string-value="02" calcext:value-type="string">
            <text:p>02</text:p>
          </table:table-cell>
          <table:table-cell table:formula="of:=-([.F374]+(([.G374]+[.H374]/60)/60))" office:value-type="float" office:value="-14.2975" calcext:value-type="float">
            <text:p>-14.2975</text:p>
          </table:table-cell>
          <table:table-cell table:formula="of:=-([.I374]+(([.J374]+[.K374]/60)/60))" office:value-type="float" office:value="-41.2672222222222" calcext:value-type="float">
            <text:p>-41.2672222222222</text:p>
          </table:table-cell>
        </table:table-row>
        <table:table-row table:style-name="ro1">
          <table:table-cell office:value-type="string" calcext:value-type="string">
            <text:p>CN-52</text:p>
          </table:table-cell>
          <table:table-cell/>
          <table:table-cell office:value-type="string" calcext:value-type="string">
            <text:p>41 0 07'42" 14 0 52'09"</text:p>
          </table:table-cell>
          <table:table-cell table:formula="of:=MID([.C375];13;14)" office:value-type="string" office:string-value="14 0 52'09&quot;" calcext:value-type="string">
            <text:p>14 0 52'09"</text:p>
          </table:table-cell>
          <table:table-cell table:formula="of:=MID([.C375];1;10)" office:value-type="string" office:string-value="41 0 07'42" calcext:value-type="string">
            <text:p>41 0 07'42</text:p>
          </table:table-cell>
          <table:table-cell table:formula="of:=MID([.D375];1;3)" office:value-type="string" office:string-value="14 " calcext:value-type="string">
            <text:p>14 </text:p>
          </table:table-cell>
          <table:table-cell table:formula="of:=MID([.D375];6;2)" office:value-type="string" office:string-value="52" calcext:value-type="string">
            <text:p>52</text:p>
          </table:table-cell>
          <table:table-cell table:formula="of:=MID([.D375];9;2)" office:value-type="string" office:string-value="09" calcext:value-type="string">
            <text:p>09</text:p>
          </table:table-cell>
          <table:table-cell table:formula="of:=MID([.E375];1;2)" office:value-type="string" office:string-value="41" calcext:value-type="string">
            <text:p>41</text:p>
          </table:table-cell>
          <table:table-cell table:formula="of:=MID([.E375];6;2)" office:value-type="string" office:string-value="07" calcext:value-type="string">
            <text:p>07</text:p>
          </table:table-cell>
          <table:table-cell table:formula="of:=MID([.E375];9;2)" office:value-type="string" office:string-value="42" calcext:value-type="string">
            <text:p>42</text:p>
          </table:table-cell>
          <table:table-cell table:formula="of:=-([.F375]+(([.G375]+[.H375]/60)/60))" office:value-type="float" office:value="-14.8691666666667" calcext:value-type="float">
            <text:p>-14.8691666666667</text:p>
          </table:table-cell>
          <table:table-cell table:formula="of:=-([.I375]+(([.J375]+[.K375]/60)/60))" office:value-type="float" office:value="-41.1283333333333" calcext:value-type="float">
            <text:p>-41.1283333333333</text:p>
          </table:table-cell>
        </table:table-row>
        <table:table-row table:style-name="ro1">
          <table:table-cell office:value-type="string" calcext:value-type="string">
            <text:p>CN-53</text:p>
          </table:table-cell>
          <table:table-cell/>
          <table:table-cell office:value-type="string" calcext:value-type="string">
            <text:p>41 0 15'16" 14 0 47'58"</text:p>
          </table:table-cell>
          <table:table-cell table:formula="of:=MID([.C376];13;14)" office:value-type="string" office:string-value="14 0 47'58&quot;" calcext:value-type="string">
            <text:p>14 0 47'58"</text:p>
          </table:table-cell>
          <table:table-cell table:formula="of:=MID([.C376];1;10)" office:value-type="string" office:string-value="41 0 15'16" calcext:value-type="string">
            <text:p>41 0 15'16</text:p>
          </table:table-cell>
          <table:table-cell table:formula="of:=MID([.D376];1;3)" office:value-type="string" office:string-value="14 " calcext:value-type="string">
            <text:p>14 </text:p>
          </table:table-cell>
          <table:table-cell table:formula="of:=MID([.D376];6;2)" office:value-type="string" office:string-value="47" calcext:value-type="string">
            <text:p>47</text:p>
          </table:table-cell>
          <table:table-cell table:formula="of:=MID([.D376];9;2)" office:value-type="string" office:string-value="58" calcext:value-type="string">
            <text:p>58</text:p>
          </table:table-cell>
          <table:table-cell table:formula="of:=MID([.E376];1;2)" office:value-type="string" office:string-value="41" calcext:value-type="string">
            <text:p>41</text:p>
          </table:table-cell>
          <table:table-cell table:formula="of:=MID([.E376];6;2)" office:value-type="string" office:string-value="15" calcext:value-type="string">
            <text:p>15</text:p>
          </table:table-cell>
          <table:table-cell table:formula="of:=MID([.E376];9;2)" office:value-type="string" office:string-value="16" calcext:value-type="string">
            <text:p>16</text:p>
          </table:table-cell>
          <table:table-cell table:formula="of:=-([.F376]+(([.G376]+[.H376]/60)/60))" office:value-type="float" office:value="-14.7994444444444" calcext:value-type="float">
            <text:p>-14.7994444444444</text:p>
          </table:table-cell>
          <table:table-cell table:formula="of:=-([.I376]+(([.J376]+[.K376]/60)/60))" office:value-type="float" office:value="-41.2544444444445" calcext:value-type="float">
            <text:p>-41.2544444444445</text:p>
          </table:table-cell>
        </table:table-row>
        <table:table-row table:style-name="ro1">
          <table:table-cell office:value-type="string" calcext:value-type="string">
            <text:p>CN-54</text:p>
          </table:table-cell>
          <table:table-cell/>
          <table:table-cell office:value-type="string" calcext:value-type="string">
            <text:p>41 0 23'33" 14 0 50'16"</text:p>
          </table:table-cell>
          <table:table-cell table:formula="of:=MID([.C377];13;14)" office:value-type="string" office:string-value="14 0 50'16&quot;" calcext:value-type="string">
            <text:p>14 0 50'16"</text:p>
          </table:table-cell>
          <table:table-cell table:formula="of:=MID([.C377];1;10)" office:value-type="string" office:string-value="41 0 23'33" calcext:value-type="string">
            <text:p>41 0 23'33</text:p>
          </table:table-cell>
          <table:table-cell table:formula="of:=MID([.D377];1;3)" office:value-type="string" office:string-value="14 " calcext:value-type="string">
            <text:p>14 </text:p>
          </table:table-cell>
          <table:table-cell table:formula="of:=MID([.D377];6;2)" office:value-type="string" office:string-value="50" calcext:value-type="string">
            <text:p>50</text:p>
          </table:table-cell>
          <table:table-cell table:formula="of:=MID([.D377];9;2)" office:value-type="string" office:string-value="16" calcext:value-type="string">
            <text:p>16</text:p>
          </table:table-cell>
          <table:table-cell table:formula="of:=MID([.E377];1;2)" office:value-type="string" office:string-value="41" calcext:value-type="string">
            <text:p>41</text:p>
          </table:table-cell>
          <table:table-cell table:formula="of:=MID([.E377];6;2)" office:value-type="string" office:string-value="23" calcext:value-type="string">
            <text:p>23</text:p>
          </table:table-cell>
          <table:table-cell table:formula="of:=MID([.E377];9;2)" office:value-type="string" office:string-value="33" calcext:value-type="string">
            <text:p>33</text:p>
          </table:table-cell>
          <table:table-cell table:formula="of:=-([.F377]+(([.G377]+[.H377]/60)/60))" office:value-type="float" office:value="-14.8377777777778" calcext:value-type="float">
            <text:p>-14.8377777777778</text:p>
          </table:table-cell>
          <table:table-cell table:formula="of:=-([.I377]+(([.J377]+[.K377]/60)/60))" office:value-type="float" office:value="-41.3925" calcext:value-type="float">
            <text:p>-41.3925</text:p>
          </table:table-cell>
        </table:table-row>
        <table:table-row table:style-name="ro1">
          <table:table-cell office:value-type="string" calcext:value-type="string">
            <text:p>CN-55</text:p>
          </table:table-cell>
          <table:table-cell/>
          <table:table-cell office:value-type="string" calcext:value-type="string">
            <text:p>41 0 24'57" 14 0 58'30"</text:p>
          </table:table-cell>
          <table:table-cell table:formula="of:=MID([.C378];13;14)" office:value-type="string" office:string-value="14 0 58'30&quot;" calcext:value-type="string">
            <text:p>14 0 58'30"</text:p>
          </table:table-cell>
          <table:table-cell table:formula="of:=MID([.C378];1;10)" office:value-type="string" office:string-value="41 0 24'57" calcext:value-type="string">
            <text:p>41 0 24'57</text:p>
          </table:table-cell>
          <table:table-cell table:formula="of:=MID([.D378];1;3)" office:value-type="string" office:string-value="14 " calcext:value-type="string">
            <text:p>14 </text:p>
          </table:table-cell>
          <table:table-cell table:formula="of:=MID([.D378];6;2)" office:value-type="string" office:string-value="58" calcext:value-type="string">
            <text:p>58</text:p>
          </table:table-cell>
          <table:table-cell table:formula="of:=MID([.D378];9;2)" office:value-type="string" office:string-value="30" calcext:value-type="string">
            <text:p>30</text:p>
          </table:table-cell>
          <table:table-cell table:formula="of:=MID([.E378];1;2)" office:value-type="string" office:string-value="41" calcext:value-type="string">
            <text:p>41</text:p>
          </table:table-cell>
          <table:table-cell table:formula="of:=MID([.E378];6;2)" office:value-type="string" office:string-value="24" calcext:value-type="string">
            <text:p>24</text:p>
          </table:table-cell>
          <table:table-cell table:formula="of:=MID([.E378];9;2)" office:value-type="string" office:string-value="57" calcext:value-type="string">
            <text:p>57</text:p>
          </table:table-cell>
          <table:table-cell table:formula="of:=-([.F378]+(([.G378]+[.H378]/60)/60))" office:value-type="float" office:value="-14.975" calcext:value-type="float">
            <text:p>-14.975</text:p>
          </table:table-cell>
          <table:table-cell table:formula="of:=-([.I378]+(([.J378]+[.K378]/60)/60))" office:value-type="float" office:value="-41.4158333333333" calcext:value-type="float">
            <text:p>-41.4158333333333</text:p>
          </table:table-cell>
        </table:table-row>
        <table:table-row table:style-name="ro1">
          <table:table-cell office:value-type="string" calcext:value-type="string">
            <text:p>CN-56</text:p>
          </table:table-cell>
          <table:table-cell/>
          <table:table-cell office:value-type="string" calcext:value-type="string">
            <text:p>40 0 57'45" 14 0 50'16"</text:p>
          </table:table-cell>
          <table:table-cell table:formula="of:=MID([.C379];13;14)" office:value-type="string" office:string-value="14 0 50'16&quot;" calcext:value-type="string">
            <text:p>14 0 50'16"</text:p>
          </table:table-cell>
          <table:table-cell table:formula="of:=MID([.C379];1;10)" office:value-type="string" office:string-value="40 0 57'45" calcext:value-type="string">
            <text:p>40 0 57'45</text:p>
          </table:table-cell>
          <table:table-cell table:formula="of:=MID([.D379];1;3)" office:value-type="string" office:string-value="14 " calcext:value-type="string">
            <text:p>14 </text:p>
          </table:table-cell>
          <table:table-cell table:formula="of:=MID([.D379];6;2)" office:value-type="string" office:string-value="50" calcext:value-type="string">
            <text:p>50</text:p>
          </table:table-cell>
          <table:table-cell table:formula="of:=MID([.D379];9;2)" office:value-type="string" office:string-value="16" calcext:value-type="string">
            <text:p>16</text:p>
          </table:table-cell>
          <table:table-cell table:formula="of:=MID([.E379];1;2)" office:value-type="string" office:string-value="40" calcext:value-type="string">
            <text:p>40</text:p>
          </table:table-cell>
          <table:table-cell table:formula="of:=MID([.E379];6;2)" office:value-type="string" office:string-value="57" calcext:value-type="string">
            <text:p>57</text:p>
          </table:table-cell>
          <table:table-cell table:formula="of:=MID([.E379];9;2)" office:value-type="string" office:string-value="45" calcext:value-type="string">
            <text:p>45</text:p>
          </table:table-cell>
          <table:table-cell table:formula="of:=-([.F379]+(([.G379]+[.H379]/60)/60))" office:value-type="float" office:value="-14.8377777777778" calcext:value-type="float">
            <text:p>-14.8377777777778</text:p>
          </table:table-cell>
          <table:table-cell table:formula="of:=-([.I379]+(([.J379]+[.K379]/60)/60))" office:value-type="float" office:value="-40.9625" calcext:value-type="float">
            <text:p>-40.9625</text:p>
          </table:table-cell>
        </table:table-row>
        <table:table-row table:style-name="ro1">
          <table:table-cell office:value-type="string" calcext:value-type="string">
            <text:p>CN-57</text:p>
          </table:table-cell>
          <table:table-cell/>
          <table:table-cell office:value-type="string" calcext:value-type="string">
            <text:p>41 0 15'25" 14 0 35'24"</text:p>
          </table:table-cell>
          <table:table-cell table:formula="of:=MID([.C380];13;14)" office:value-type="string" office:string-value="14 0 35'24&quot;" calcext:value-type="string">
            <text:p>14 0 35'24"</text:p>
          </table:table-cell>
          <table:table-cell table:formula="of:=MID([.C380];1;10)" office:value-type="string" office:string-value="41 0 15'25" calcext:value-type="string">
            <text:p>41 0 15'25</text:p>
          </table:table-cell>
          <table:table-cell table:formula="of:=MID([.D380];1;3)" office:value-type="string" office:string-value="14 " calcext:value-type="string">
            <text:p>14 </text:p>
          </table:table-cell>
          <table:table-cell table:formula="of:=MID([.D380];6;2)" office:value-type="string" office:string-value="35" calcext:value-type="string">
            <text:p>35</text:p>
          </table:table-cell>
          <table:table-cell table:formula="of:=MID([.D380];9;2)" office:value-type="string" office:string-value="24" calcext:value-type="string">
            <text:p>24</text:p>
          </table:table-cell>
          <table:table-cell table:formula="of:=MID([.E380];1;2)" office:value-type="string" office:string-value="41" calcext:value-type="string">
            <text:p>41</text:p>
          </table:table-cell>
          <table:table-cell table:formula="of:=MID([.E380];6;2)" office:value-type="string" office:string-value="15" calcext:value-type="string">
            <text:p>15</text:p>
          </table:table-cell>
          <table:table-cell table:formula="of:=MID([.E380];9;2)" office:value-type="string" office:string-value="25" calcext:value-type="string">
            <text:p>25</text:p>
          </table:table-cell>
          <table:table-cell table:formula="of:=-([.F380]+(([.G380]+[.H380]/60)/60))" office:value-type="float" office:value="-14.59" calcext:value-type="float">
            <text:p>-14.59</text:p>
          </table:table-cell>
          <table:table-cell table:formula="of:=-([.I380]+(([.J380]+[.K380]/60)/60))" office:value-type="float" office:value="-41.2569444444444" calcext:value-type="float">
            <text:p>-41.2569444444444</text:p>
          </table:table-cell>
        </table:table-row>
        <table:table-row table:style-name="ro1">
          <table:table-cell office:value-type="string" calcext:value-type="string">
            <text:p>CN-58</text:p>
          </table:table-cell>
          <table:table-cell/>
          <table:table-cell office:value-type="string" calcext:value-type="string">
            <text:p>41 0 03'38" 14 0 30'24"</text:p>
          </table:table-cell>
          <table:table-cell table:formula="of:=MID([.C381];13;14)" office:value-type="string" office:string-value="14 0 30'24&quot;" calcext:value-type="string">
            <text:p>14 0 30'24"</text:p>
          </table:table-cell>
          <table:table-cell table:formula="of:=MID([.C381];1;10)" office:value-type="string" office:string-value="41 0 03'38" calcext:value-type="string">
            <text:p>41 0 03'38</text:p>
          </table:table-cell>
          <table:table-cell table:formula="of:=MID([.D381];1;3)" office:value-type="string" office:string-value="14 " calcext:value-type="string">
            <text:p>14 </text:p>
          </table:table-cell>
          <table:table-cell table:formula="of:=MID([.D381];6;2)" office:value-type="string" office:string-value="30" calcext:value-type="string">
            <text:p>30</text:p>
          </table:table-cell>
          <table:table-cell table:formula="of:=MID([.D381];9;2)" office:value-type="string" office:string-value="24" calcext:value-type="string">
            <text:p>24</text:p>
          </table:table-cell>
          <table:table-cell table:formula="of:=MID([.E381];1;2)" office:value-type="string" office:string-value="41" calcext:value-type="string">
            <text:p>41</text:p>
          </table:table-cell>
          <table:table-cell table:formula="of:=MID([.E381];6;2)" office:value-type="string" office:string-value="03" calcext:value-type="string">
            <text:p>03</text:p>
          </table:table-cell>
          <table:table-cell table:formula="of:=MID([.E381];9;2)" office:value-type="string" office:string-value="38" calcext:value-type="string">
            <text:p>38</text:p>
          </table:table-cell>
          <table:table-cell table:formula="of:=-([.F381]+(([.G381]+[.H381]/60)/60))" office:value-type="float" office:value="-14.5066666666667" calcext:value-type="float">
            <text:p>-14.5066666666667</text:p>
          </table:table-cell>
          <table:table-cell table:formula="of:=-([.I381]+(([.J381]+[.K381]/60)/60))" office:value-type="float" office:value="-41.0605555555556" calcext:value-type="float">
            <text:p>-41.0605555555556</text:p>
          </table:table-cell>
        </table:table-row>
        <table:table-row table:style-name="ro1">
          <table:table-cell office:value-type="string" calcext:value-type="string">
            <text:p>CN-59</text:p>
          </table:table-cell>
          <table:table-cell/>
          <table:table-cell office:value-type="string" calcext:value-type="string">
            <text:p>41 0 04'19" 14 0 24'40"</text:p>
          </table:table-cell>
          <table:table-cell table:formula="of:=MID([.C382];13;14)" office:value-type="string" office:string-value="14 0 24'40&quot;" calcext:value-type="string">
            <text:p>14 0 24'40"</text:p>
          </table:table-cell>
          <table:table-cell table:formula="of:=MID([.C382];1;10)" office:value-type="string" office:string-value="41 0 04'19" calcext:value-type="string">
            <text:p>41 0 04'19</text:p>
          </table:table-cell>
          <table:table-cell table:formula="of:=MID([.D382];1;3)" office:value-type="string" office:string-value="14 " calcext:value-type="string">
            <text:p>14 </text:p>
          </table:table-cell>
          <table:table-cell table:formula="of:=MID([.D382];6;2)" office:value-type="string" office:string-value="24" calcext:value-type="string">
            <text:p>24</text:p>
          </table:table-cell>
          <table:table-cell table:formula="of:=MID([.D382];9;2)" office:value-type="string" office:string-value="40" calcext:value-type="string">
            <text:p>40</text:p>
          </table:table-cell>
          <table:table-cell table:formula="of:=MID([.E382];1;2)" office:value-type="string" office:string-value="41" calcext:value-type="string">
            <text:p>41</text:p>
          </table:table-cell>
          <table:table-cell table:formula="of:=MID([.E382];6;2)" office:value-type="string" office:string-value="04" calcext:value-type="string">
            <text:p>04</text:p>
          </table:table-cell>
          <table:table-cell table:formula="of:=MID([.E382];9;2)" office:value-type="string" office:string-value="19" calcext:value-type="string">
            <text:p>19</text:p>
          </table:table-cell>
          <table:table-cell table:formula="of:=-([.F382]+(([.G382]+[.H382]/60)/60))" office:value-type="float" office:value="-14.4111111111111" calcext:value-type="float">
            <text:p>-14.4111111111111</text:p>
          </table:table-cell>
          <table:table-cell table:formula="of:=-([.I382]+(([.J382]+[.K382]/60)/60))" office:value-type="float" office:value="-41.0719444444444" calcext:value-type="float">
            <text:p>-41.0719444444444</text:p>
          </table:table-cell>
        </table:table-row>
        <table:table-row table:style-name="ro1">
          <table:table-cell office:value-type="string" calcext:value-type="string">
            <text:p>CN-60</text:p>
          </table:table-cell>
          <table:table-cell/>
          <table:table-cell office:value-type="string" calcext:value-type="string">
            <text:p>41 0 20'02" 14 0 54'10"</text:p>
          </table:table-cell>
          <table:table-cell table:formula="of:=MID([.C383];13;14)" office:value-type="string" office:string-value="14 0 54'10&quot;" calcext:value-type="string">
            <text:p>14 0 54'10"</text:p>
          </table:table-cell>
          <table:table-cell table:formula="of:=MID([.C383];1;10)" office:value-type="string" office:string-value="41 0 20'02" calcext:value-type="string">
            <text:p>41 0 20'02</text:p>
          </table:table-cell>
          <table:table-cell table:formula="of:=MID([.D383];1;3)" office:value-type="string" office:string-value="14 " calcext:value-type="string">
            <text:p>14 </text:p>
          </table:table-cell>
          <table:table-cell table:formula="of:=MID([.D383];6;2)" office:value-type="string" office:string-value="54" calcext:value-type="string">
            <text:p>54</text:p>
          </table:table-cell>
          <table:table-cell table:formula="of:=MID([.D383];9;2)" office:value-type="string" office:string-value="10" calcext:value-type="string">
            <text:p>10</text:p>
          </table:table-cell>
          <table:table-cell table:formula="of:=MID([.E383];1;2)" office:value-type="string" office:string-value="41" calcext:value-type="string">
            <text:p>41</text:p>
          </table:table-cell>
          <table:table-cell table:formula="of:=MID([.E383];6;2)" office:value-type="string" office:string-value="20" calcext:value-type="string">
            <text:p>20</text:p>
          </table:table-cell>
          <table:table-cell table:formula="of:=MID([.E383];9;2)" office:value-type="string" office:string-value="02" calcext:value-type="string">
            <text:p>02</text:p>
          </table:table-cell>
          <table:table-cell table:formula="of:=-([.F383]+(([.G383]+[.H383]/60)/60))" office:value-type="float" office:value="-14.9027777777778" calcext:value-type="float">
            <text:p>-14.9027777777778</text:p>
          </table:table-cell>
          <table:table-cell table:formula="of:=-([.I383]+(([.J383]+[.K383]/60)/60))" office:value-type="float" office:value="-41.3338888888889" calcext:value-type="float">
            <text:p>-41.3338888888889</text:p>
          </table:table-cell>
        </table:table-row>
        <table:table-row table:style-name="ro1">
          <table:table-cell office:value-type="string" calcext:value-type="string">
            <text:p>CN-61</text:p>
          </table:table-cell>
          <table:table-cell/>
          <table:table-cell office:value-type="string" calcext:value-type="string">
            <text:p>41 0 33'14" 14 0 56'28"</text:p>
          </table:table-cell>
          <table:table-cell table:formula="of:=MID([.C384];13;14)" office:value-type="string" office:string-value="14 0 56'28&quot;" calcext:value-type="string">
            <text:p>14 0 56'28"</text:p>
          </table:table-cell>
          <table:table-cell table:formula="of:=MID([.C384];1;10)" office:value-type="string" office:string-value="41 0 33'14" calcext:value-type="string">
            <text:p>41 0 33'14</text:p>
          </table:table-cell>
          <table:table-cell table:formula="of:=MID([.D384];1;3)" office:value-type="string" office:string-value="14 " calcext:value-type="string">
            <text:p>14 </text:p>
          </table:table-cell>
          <table:table-cell table:formula="of:=MID([.D384];6;2)" office:value-type="string" office:string-value="56" calcext:value-type="string">
            <text:p>56</text:p>
          </table:table-cell>
          <table:table-cell table:formula="of:=MID([.D384];9;2)" office:value-type="string" office:string-value="28" calcext:value-type="string">
            <text:p>28</text:p>
          </table:table-cell>
          <table:table-cell table:formula="of:=MID([.E384];1;2)" office:value-type="string" office:string-value="41" calcext:value-type="string">
            <text:p>41</text:p>
          </table:table-cell>
          <table:table-cell table:formula="of:=MID([.E384];6;2)" office:value-type="string" office:string-value="33" calcext:value-type="string">
            <text:p>33</text:p>
          </table:table-cell>
          <table:table-cell table:formula="of:=MID([.E384];9;2)" office:value-type="string" office:string-value="14" calcext:value-type="string">
            <text:p>14</text:p>
          </table:table-cell>
          <table:table-cell table:formula="of:=-([.F384]+(([.G384]+[.H384]/60)/60))" office:value-type="float" office:value="-14.9411111111111" calcext:value-type="float">
            <text:p>-14.9411111111111</text:p>
          </table:table-cell>
          <table:table-cell table:formula="of:=-([.I384]+(([.J384]+[.K384]/60)/60))" office:value-type="float" office:value="-41.5538888888889" calcext:value-type="float">
            <text:p>-41.5538888888889</text:p>
          </table:table-cell>
        </table:table-row>
        <table:table-row table:style-name="ro1">
          <table:table-cell office:value-type="string" calcext:value-type="string">
            <text:p>CN-62</text:p>
          </table:table-cell>
          <table:table-cell/>
          <table:table-cell office:value-type="string" calcext:value-type="string">
            <text:p>41 0 43'01" 14 0 56'12"</text:p>
          </table:table-cell>
          <table:table-cell table:formula="of:=MID([.C385];13;14)" office:value-type="string" office:string-value="14 0 56'12&quot;" calcext:value-type="string">
            <text:p>14 0 56'12"</text:p>
          </table:table-cell>
          <table:table-cell table:formula="of:=MID([.C385];1;10)" office:value-type="string" office:string-value="41 0 43'01" calcext:value-type="string">
            <text:p>41 0 43'01</text:p>
          </table:table-cell>
          <table:table-cell table:formula="of:=MID([.D385];1;3)" office:value-type="string" office:string-value="14 " calcext:value-type="string">
            <text:p>14 </text:p>
          </table:table-cell>
          <table:table-cell table:formula="of:=MID([.D385];6;2)" office:value-type="string" office:string-value="56" calcext:value-type="string">
            <text:p>56</text:p>
          </table:table-cell>
          <table:table-cell table:formula="of:=MID([.D385];9;2)" office:value-type="string" office:string-value="12" calcext:value-type="string">
            <text:p>12</text:p>
          </table:table-cell>
          <table:table-cell table:formula="of:=MID([.E385];1;2)" office:value-type="string" office:string-value="41" calcext:value-type="string">
            <text:p>41</text:p>
          </table:table-cell>
          <table:table-cell table:formula="of:=MID([.E385];6;2)" office:value-type="string" office:string-value="43" calcext:value-type="string">
            <text:p>43</text:p>
          </table:table-cell>
          <table:table-cell table:formula="of:=MID([.E385];9;2)" office:value-type="string" office:string-value="01" calcext:value-type="string">
            <text:p>01</text:p>
          </table:table-cell>
          <table:table-cell table:formula="of:=-([.F385]+(([.G385]+[.H385]/60)/60))" office:value-type="float" office:value="-14.9366666666667" calcext:value-type="float">
            <text:p>-14.9366666666667</text:p>
          </table:table-cell>
          <table:table-cell table:formula="of:=-([.I385]+(([.J385]+[.K385]/60)/60))" office:value-type="float" office:value="-41.7169444444444" calcext:value-type="float">
            <text:p>-41.7169444444444</text:p>
          </table:table-cell>
        </table:table-row>
        <table:table-row table:style-name="ro1">
          <table:table-cell office:value-type="string" calcext:value-type="string">
            <text:p>CN-63</text:p>
          </table:table-cell>
          <table:table-cell/>
          <table:table-cell office:value-type="string" calcext:value-type="string">
            <text:p>41 0 45'41" 14 0 30'24"</text:p>
          </table:table-cell>
          <table:table-cell table:formula="of:=MID([.C386];13;14)" office:value-type="string" office:string-value="14 0 30'24&quot;" calcext:value-type="string">
            <text:p>14 0 30'24"</text:p>
          </table:table-cell>
          <table:table-cell table:formula="of:=MID([.C386];1;10)" office:value-type="string" office:string-value="41 0 45'41" calcext:value-type="string">
            <text:p>41 0 45'41</text:p>
          </table:table-cell>
          <table:table-cell table:formula="of:=MID([.D386];1;3)" office:value-type="string" office:string-value="14 " calcext:value-type="string">
            <text:p>14 </text:p>
          </table:table-cell>
          <table:table-cell table:formula="of:=MID([.D386];6;2)" office:value-type="string" office:string-value="30" calcext:value-type="string">
            <text:p>30</text:p>
          </table:table-cell>
          <table:table-cell table:formula="of:=MID([.D386];9;2)" office:value-type="string" office:string-value="24" calcext:value-type="string">
            <text:p>24</text:p>
          </table:table-cell>
          <table:table-cell table:formula="of:=MID([.E386];1;2)" office:value-type="string" office:string-value="41" calcext:value-type="string">
            <text:p>41</text:p>
          </table:table-cell>
          <table:table-cell table:formula="of:=MID([.E386];6;2)" office:value-type="string" office:string-value="45" calcext:value-type="string">
            <text:p>45</text:p>
          </table:table-cell>
          <table:table-cell table:formula="of:=MID([.E386];9;2)" office:value-type="string" office:string-value="41" calcext:value-type="string">
            <text:p>41</text:p>
          </table:table-cell>
          <table:table-cell table:formula="of:=-([.F386]+(([.G386]+[.H386]/60)/60))" office:value-type="float" office:value="-14.5066666666667" calcext:value-type="float">
            <text:p>-14.5066666666667</text:p>
          </table:table-cell>
          <table:table-cell table:formula="of:=-([.I386]+(([.J386]+[.K386]/60)/60))" office:value-type="float" office:value="-41.7613888888889" calcext:value-type="float">
            <text:p>-41.7613888888889</text:p>
          </table:table-cell>
        </table:table-row>
        <table:table-row table:style-name="ro1">
          <table:table-cell office:value-type="string" calcext:value-type="string">
            <text:p>CN-64</text:p>
          </table:table-cell>
          <table:table-cell/>
          <table:table-cell office:value-type="string" calcext:value-type="string">
            <text:p>41 0 23'41" 14 0 34'10"</text:p>
          </table:table-cell>
          <table:table-cell table:formula="of:=MID([.C387];13;14)" office:value-type="string" office:string-value="14 0 34'10&quot;" calcext:value-type="string">
            <text:p>14 0 34'10"</text:p>
          </table:table-cell>
          <table:table-cell table:formula="of:=MID([.C387];1;10)" office:value-type="string" office:string-value="41 0 23'41" calcext:value-type="string">
            <text:p>41 0 23'41</text:p>
          </table:table-cell>
          <table:table-cell table:formula="of:=MID([.D387];1;3)" office:value-type="string" office:string-value="14 " calcext:value-type="string">
            <text:p>14 </text:p>
          </table:table-cell>
          <table:table-cell table:formula="of:=MID([.D387];6;2)" office:value-type="string" office:string-value="34" calcext:value-type="string">
            <text:p>34</text:p>
          </table:table-cell>
          <table:table-cell table:formula="of:=MID([.D387];9;2)" office:value-type="string" office:string-value="10" calcext:value-type="string">
            <text:p>10</text:p>
          </table:table-cell>
          <table:table-cell table:formula="of:=MID([.E387];1;2)" office:value-type="string" office:string-value="41" calcext:value-type="string">
            <text:p>41</text:p>
          </table:table-cell>
          <table:table-cell table:formula="of:=MID([.E387];6;2)" office:value-type="string" office:string-value="23" calcext:value-type="string">
            <text:p>23</text:p>
          </table:table-cell>
          <table:table-cell table:formula="of:=MID([.E387];9;2)" office:value-type="string" office:string-value="41" calcext:value-type="string">
            <text:p>41</text:p>
          </table:table-cell>
          <table:table-cell table:formula="of:=-([.F387]+(([.G387]+[.H387]/60)/60))" office:value-type="float" office:value="-14.5694444444444" calcext:value-type="float">
            <text:p>-14.5694444444444</text:p>
          </table:table-cell>
          <table:table-cell table:formula="of:=-([.I387]+(([.J387]+[.K387]/60)/60))" office:value-type="float" office:value="-41.3947222222222" calcext:value-type="float">
            <text:p>-41.3947222222222</text:p>
          </table:table-cell>
        </table:table-row>
        <table:table-row table:style-name="ro1">
          <table:table-cell office:value-type="string" calcext:value-type="string">
            <text:p>CN-65</text:p>
          </table:table-cell>
          <table:table-cell/>
          <table:table-cell office:value-type="string" calcext:value-type="string">
            <text:p>41 0 01'15" 14 0 43'22"</text:p>
          </table:table-cell>
          <table:table-cell table:formula="of:=MID([.C388];13;14)" office:value-type="string" office:string-value="14 0 43'22&quot;" calcext:value-type="string">
            <text:p>14 0 43'22"</text:p>
          </table:table-cell>
          <table:table-cell table:formula="of:=MID([.C388];1;10)" office:value-type="string" office:string-value="41 0 01'15" calcext:value-type="string">
            <text:p>41 0 01'15</text:p>
          </table:table-cell>
          <table:table-cell table:formula="of:=MID([.D388];1;3)" office:value-type="string" office:string-value="14 " calcext:value-type="string">
            <text:p>14 </text:p>
          </table:table-cell>
          <table:table-cell table:formula="of:=MID([.D388];6;2)" office:value-type="string" office:string-value="43" calcext:value-type="string">
            <text:p>43</text:p>
          </table:table-cell>
          <table:table-cell table:formula="of:=MID([.D388];9;2)" office:value-type="string" office:string-value="22" calcext:value-type="string">
            <text:p>22</text:p>
          </table:table-cell>
          <table:table-cell table:formula="of:=MID([.E388];1;2)" office:value-type="string" office:string-value="41" calcext:value-type="string">
            <text:p>41</text:p>
          </table:table-cell>
          <table:table-cell table:formula="of:=MID([.E388];6;2)" office:value-type="string" office:string-value="01" calcext:value-type="string">
            <text:p>01</text:p>
          </table:table-cell>
          <table:table-cell table:formula="of:=MID([.E388];9;2)" office:value-type="string" office:string-value="15" calcext:value-type="string">
            <text:p>15</text:p>
          </table:table-cell>
          <table:table-cell table:formula="of:=-([.F388]+(([.G388]+[.H388]/60)/60))" office:value-type="float" office:value="-14.7227777777778" calcext:value-type="float">
            <text:p>-14.7227777777778</text:p>
          </table:table-cell>
          <table:table-cell table:formula="of:=-([.I388]+(([.J388]+[.K388]/60)/60))" office:value-type="float" office:value="-41.0208333333333" calcext:value-type="float">
            <text:p>-41.0208333333333</text:p>
          </table:table-cell>
        </table:table-row>
        <table:table-row table:style-name="ro1">
          <table:table-cell office:value-type="string" calcext:value-type="string">
            <text:p>CN-66</text:p>
          </table:table-cell>
          <table:table-cell/>
          <table:table-cell office:value-type="string" calcext:value-type="string">
            <text:p>40 0 39'54" 14 0 37'16"</text:p>
          </table:table-cell>
          <table:table-cell table:formula="of:=MID([.C389];13;14)" office:value-type="string" office:string-value="14 0 37'16&quot;" calcext:value-type="string">
            <text:p>14 0 37'16"</text:p>
          </table:table-cell>
          <table:table-cell table:formula="of:=MID([.C389];1;10)" office:value-type="string" office:string-value="40 0 39'54" calcext:value-type="string">
            <text:p>40 0 39'54</text:p>
          </table:table-cell>
          <table:table-cell table:formula="of:=MID([.D389];1;3)" office:value-type="string" office:string-value="14 " calcext:value-type="string">
            <text:p>14 </text:p>
          </table:table-cell>
          <table:table-cell table:formula="of:=MID([.D389];6;2)" office:value-type="string" office:string-value="37" calcext:value-type="string">
            <text:p>37</text:p>
          </table:table-cell>
          <table:table-cell table:formula="of:=MID([.D389];9;2)" office:value-type="string" office:string-value="16" calcext:value-type="string">
            <text:p>16</text:p>
          </table:table-cell>
          <table:table-cell table:formula="of:=MID([.E389];1;2)" office:value-type="string" office:string-value="40" calcext:value-type="string">
            <text:p>40</text:p>
          </table:table-cell>
          <table:table-cell table:formula="of:=MID([.E389];6;2)" office:value-type="string" office:string-value="39" calcext:value-type="string">
            <text:p>39</text:p>
          </table:table-cell>
          <table:table-cell table:formula="of:=MID([.E389];9;2)" office:value-type="string" office:string-value="54" calcext:value-type="string">
            <text:p>54</text:p>
          </table:table-cell>
          <table:table-cell table:formula="of:=-([.F389]+(([.G389]+[.H389]/60)/60))" office:value-type="float" office:value="-14.6211111111111" calcext:value-type="float">
            <text:p>-14.6211111111111</text:p>
          </table:table-cell>
          <table:table-cell table:formula="of:=-([.I389]+(([.J389]+[.K389]/60)/60))" office:value-type="float" office:value="-40.665" calcext:value-type="float">
            <text:p>-40.665</text:p>
          </table:table-cell>
        </table:table-row>
        <table:table-row table:style-name="ro1">
          <table:table-cell office:value-type="string" calcext:value-type="string">
            <text:p>CN-67</text:p>
          </table:table-cell>
          <table:table-cell/>
          <table:table-cell office:value-type="string" calcext:value-type="string">
            <text:p>40 0 54'34" 14 0 29'10"</text:p>
          </table:table-cell>
          <table:table-cell table:formula="of:=MID([.C390];13;14)" office:value-type="string" office:string-value="14 0 29'10&quot;" calcext:value-type="string">
            <text:p>14 0 29'10"</text:p>
          </table:table-cell>
          <table:table-cell table:formula="of:=MID([.C390];1;10)" office:value-type="string" office:string-value="40 0 54'34" calcext:value-type="string">
            <text:p>40 0 54'34</text:p>
          </table:table-cell>
          <table:table-cell table:formula="of:=MID([.D390];1;3)" office:value-type="string" office:string-value="14 " calcext:value-type="string">
            <text:p>14 </text:p>
          </table:table-cell>
          <table:table-cell table:formula="of:=MID([.D390];6;2)" office:value-type="string" office:string-value="29" calcext:value-type="string">
            <text:p>29</text:p>
          </table:table-cell>
          <table:table-cell table:formula="of:=MID([.D390];9;2)" office:value-type="string" office:string-value="10" calcext:value-type="string">
            <text:p>10</text:p>
          </table:table-cell>
          <table:table-cell table:formula="of:=MID([.E390];1;2)" office:value-type="string" office:string-value="40" calcext:value-type="string">
            <text:p>40</text:p>
          </table:table-cell>
          <table:table-cell table:formula="of:=MID([.E390];6;2)" office:value-type="string" office:string-value="54" calcext:value-type="string">
            <text:p>54</text:p>
          </table:table-cell>
          <table:table-cell table:formula="of:=MID([.E390];9;2)" office:value-type="string" office:string-value="34" calcext:value-type="string">
            <text:p>34</text:p>
          </table:table-cell>
          <table:table-cell table:formula="of:=-([.F390]+(([.G390]+[.H390]/60)/60))" office:value-type="float" office:value="-14.4861111111111" calcext:value-type="float">
            <text:p>-14.4861111111111</text:p>
          </table:table-cell>
          <table:table-cell table:formula="of:=-([.I390]+(([.J390]+[.K390]/60)/60))" office:value-type="float" office:value="-40.9094444444444" calcext:value-type="float">
            <text:p>-40.9094444444444</text:p>
          </table:table-cell>
        </table:table-row>
        <table:table-row table:style-name="ro1">
          <table:table-cell office:value-type="string" calcext:value-type="string">
            <text:p>CN-68</text:p>
          </table:table-cell>
          <table:table-cell/>
          <table:table-cell office:value-type="string" calcext:value-type="string">
            <text:p>40 0 54'24" 14 0 20'13"</text:p>
          </table:table-cell>
          <table:table-cell table:formula="of:=MID([.C391];13;14)" office:value-type="string" office:string-value="14 0 20'13&quot;" calcext:value-type="string">
            <text:p>14 0 20'13"</text:p>
          </table:table-cell>
          <table:table-cell table:formula="of:=MID([.C391];1;10)" office:value-type="string" office:string-value="40 0 54'24" calcext:value-type="string">
            <text:p>40 0 54'24</text:p>
          </table:table-cell>
          <table:table-cell table:formula="of:=MID([.D391];1;3)" office:value-type="string" office:string-value="14 " calcext:value-type="string">
            <text:p>14 </text:p>
          </table:table-cell>
          <table:table-cell table:formula="of:=MID([.D391];6;2)" office:value-type="string" office:string-value="20" calcext:value-type="string">
            <text:p>20</text:p>
          </table:table-cell>
          <table:table-cell table:formula="of:=MID([.D391];9;2)" office:value-type="string" office:string-value="13" calcext:value-type="string">
            <text:p>13</text:p>
          </table:table-cell>
          <table:table-cell table:formula="of:=MID([.E391];1;2)" office:value-type="string" office:string-value="40" calcext:value-type="string">
            <text:p>40</text:p>
          </table:table-cell>
          <table:table-cell table:formula="of:=MID([.E391];6;2)" office:value-type="string" office:string-value="54" calcext:value-type="string">
            <text:p>54</text:p>
          </table:table-cell>
          <table:table-cell table:formula="of:=MID([.E391];9;2)" office:value-type="string" office:string-value="24" calcext:value-type="string">
            <text:p>24</text:p>
          </table:table-cell>
          <table:table-cell table:formula="of:=-([.F391]+(([.G391]+[.H391]/60)/60))" office:value-type="float" office:value="-14.3369444444444" calcext:value-type="float">
            <text:p>-14.3369444444444</text:p>
          </table:table-cell>
          <table:table-cell table:formula="of:=-([.I391]+(([.J391]+[.K391]/60)/60))" office:value-type="float" office:value="-40.9066666666667" calcext:value-type="float">
            <text:p>-40.9066666666667</text:p>
          </table:table-cell>
        </table:table-row>
        <table:table-row table:style-name="ro1">
          <table:table-cell office:value-type="string" calcext:value-type="string">
            <text:p>CN-69</text:p>
          </table:table-cell>
          <table:table-cell/>
          <table:table-cell office:value-type="string" calcext:value-type="string">
            <text:p>40 0 45'58" 14 0 21'51"</text:p>
          </table:table-cell>
          <table:table-cell table:formula="of:=MID([.C392];13;14)" office:value-type="string" office:string-value="14 0 21'51&quot;" calcext:value-type="string">
            <text:p>14 0 21'51"</text:p>
          </table:table-cell>
          <table:table-cell table:formula="of:=MID([.C392];1;10)" office:value-type="string" office:string-value="40 0 45'58" calcext:value-type="string">
            <text:p>40 0 45'58</text:p>
          </table:table-cell>
          <table:table-cell table:formula="of:=MID([.D392];1;3)" office:value-type="string" office:string-value="14 " calcext:value-type="string">
            <text:p>14 </text:p>
          </table:table-cell>
          <table:table-cell table:formula="of:=MID([.D392];6;2)" office:value-type="string" office:string-value="21" calcext:value-type="string">
            <text:p>21</text:p>
          </table:table-cell>
          <table:table-cell table:formula="of:=MID([.D392];9;2)" office:value-type="string" office:string-value="51" calcext:value-type="string">
            <text:p>51</text:p>
          </table:table-cell>
          <table:table-cell table:formula="of:=MID([.E392];1;2)" office:value-type="string" office:string-value="40" calcext:value-type="string">
            <text:p>40</text:p>
          </table:table-cell>
          <table:table-cell table:formula="of:=MID([.E392];6;2)" office:value-type="string" office:string-value="45" calcext:value-type="string">
            <text:p>45</text:p>
          </table:table-cell>
          <table:table-cell table:formula="of:=MID([.E392];9;2)" office:value-type="string" office:string-value="58" calcext:value-type="string">
            <text:p>58</text:p>
          </table:table-cell>
          <table:table-cell table:formula="of:=-([.F392]+(([.G392]+[.H392]/60)/60))" office:value-type="float" office:value="-14.3641666666667" calcext:value-type="float">
            <text:p>-14.3641666666667</text:p>
          </table:table-cell>
          <table:table-cell table:formula="of:=-([.I392]+(([.J392]+[.K392]/60)/60))" office:value-type="float" office:value="-40.7661111111111" calcext:value-type="float">
            <text:p>-40.7661111111111</text:p>
          </table:table-cell>
        </table:table-row>
        <table:table-row table:style-name="ro1">
          <table:table-cell office:value-type="string" calcext:value-type="string">
            <text:p>CN-70</text:p>
          </table:table-cell>
          <table:table-cell/>
          <table:table-cell office:value-type="string" calcext:value-type="string">
            <text:p>40 0 40'49" 14 0 27'16"</text:p>
          </table:table-cell>
          <table:table-cell table:formula="of:=MID([.C393];13;14)" office:value-type="string" office:string-value="14 0 27'16&quot;" calcext:value-type="string">
            <text:p>14 0 27'16"</text:p>
          </table:table-cell>
          <table:table-cell table:formula="of:=MID([.C393];1;10)" office:value-type="string" office:string-value="40 0 40'49" calcext:value-type="string">
            <text:p>40 0 40'49</text:p>
          </table:table-cell>
          <table:table-cell table:formula="of:=MID([.D393];1;3)" office:value-type="string" office:string-value="14 " calcext:value-type="string">
            <text:p>14 </text:p>
          </table:table-cell>
          <table:table-cell table:formula="of:=MID([.D393];6;2)" office:value-type="string" office:string-value="27" calcext:value-type="string">
            <text:p>27</text:p>
          </table:table-cell>
          <table:table-cell table:formula="of:=MID([.D393];9;2)" office:value-type="string" office:string-value="16" calcext:value-type="string">
            <text:p>16</text:p>
          </table:table-cell>
          <table:table-cell table:formula="of:=MID([.E393];1;2)" office:value-type="string" office:string-value="40" calcext:value-type="string">
            <text:p>40</text:p>
          </table:table-cell>
          <table:table-cell table:formula="of:=MID([.E393];6;2)" office:value-type="string" office:string-value="40" calcext:value-type="string">
            <text:p>40</text:p>
          </table:table-cell>
          <table:table-cell table:formula="of:=MID([.E393];9;2)" office:value-type="string" office:string-value="49" calcext:value-type="string">
            <text:p>49</text:p>
          </table:table-cell>
          <table:table-cell table:formula="of:=-([.F393]+(([.G393]+[.H393]/60)/60))" office:value-type="float" office:value="-14.4544444444444" calcext:value-type="float">
            <text:p>-14.4544444444444</text:p>
          </table:table-cell>
          <table:table-cell table:formula="of:=-([.I393]+(([.J393]+[.K393]/60)/60))" office:value-type="float" office:value="-40.6802777777778" calcext:value-type="float">
            <text:p>-40.6802777777778</text:p>
          </table:table-cell>
        </table:table-row>
        <table:table-row table:style-name="ro1">
          <table:table-cell office:value-type="string" calcext:value-type="string">
            <text:p>CN-71</text:p>
          </table:table-cell>
          <table:table-cell/>
          <table:table-cell office:value-type="string" calcext:value-type="string">
            <text:p>40 0 44'00" 14 0 33'22"</text:p>
          </table:table-cell>
          <table:table-cell table:formula="of:=MID([.C394];13;14)" office:value-type="string" office:string-value="14 0 33'22&quot;" calcext:value-type="string">
            <text:p>14 0 33'22"</text:p>
          </table:table-cell>
          <table:table-cell table:formula="of:=MID([.C394];1;10)" office:value-type="string" office:string-value="40 0 44'00" calcext:value-type="string">
            <text:p>40 0 44'00</text:p>
          </table:table-cell>
          <table:table-cell table:formula="of:=MID([.D394];1;3)" office:value-type="string" office:string-value="14 " calcext:value-type="string">
            <text:p>14 </text:p>
          </table:table-cell>
          <table:table-cell table:formula="of:=MID([.D394];6;2)" office:value-type="string" office:string-value="33" calcext:value-type="string">
            <text:p>33</text:p>
          </table:table-cell>
          <table:table-cell table:formula="of:=MID([.D394];9;2)" office:value-type="string" office:string-value="22" calcext:value-type="string">
            <text:p>22</text:p>
          </table:table-cell>
          <table:table-cell table:formula="of:=MID([.E394];1;2)" office:value-type="string" office:string-value="40" calcext:value-type="string">
            <text:p>40</text:p>
          </table:table-cell>
          <table:table-cell table:formula="of:=MID([.E394];6;2)" office:value-type="string" office:string-value="44" calcext:value-type="string">
            <text:p>44</text:p>
          </table:table-cell>
          <table:table-cell table:formula="of:=MID([.E394];9;2)" office:value-type="string" office:string-value="00" calcext:value-type="string">
            <text:p>00</text:p>
          </table:table-cell>
          <table:table-cell table:formula="of:=-([.F394]+(([.G394]+[.H394]/60)/60))" office:value-type="float" office:value="-14.5561111111111" calcext:value-type="float">
            <text:p>-14.5561111111111</text:p>
          </table:table-cell>
          <table:table-cell table:formula="of:=-([.I394]+(([.J394]+[.K394]/60)/60))" office:value-type="float" office:value="-40.7333333333333" calcext:value-type="float">
            <text:p>-40.7333333333333</text:p>
          </table:table-cell>
        </table:table-row>
        <table:table-row table:style-name="ro1">
          <table:table-cell office:value-type="string" calcext:value-type="string">
            <text:p>CN-72</text:p>
          </table:table-cell>
          <table:table-cell/>
          <table:table-cell office:value-type="string" calcext:value-type="string">
            <text:p>40 0 21'43" 14 0 41'37"</text:p>
          </table:table-cell>
          <table:table-cell table:formula="of:=MID([.C395];13;14)" office:value-type="string" office:string-value="14 0 41'37&quot;" calcext:value-type="string">
            <text:p>14 0 41'37"</text:p>
          </table:table-cell>
          <table:table-cell table:formula="of:=MID([.C395];1;10)" office:value-type="string" office:string-value="40 0 21'43" calcext:value-type="string">
            <text:p>40 0 21'43</text:p>
          </table:table-cell>
          <table:table-cell table:formula="of:=MID([.D395];1;3)" office:value-type="string" office:string-value="14 " calcext:value-type="string">
            <text:p>14 </text:p>
          </table:table-cell>
          <table:table-cell table:formula="of:=MID([.D395];6;2)" office:value-type="string" office:string-value="41" calcext:value-type="string">
            <text:p>41</text:p>
          </table:table-cell>
          <table:table-cell table:formula="of:=MID([.D395];9;2)" office:value-type="string" office:string-value="37" calcext:value-type="string">
            <text:p>37</text:p>
          </table:table-cell>
          <table:table-cell table:formula="of:=MID([.E395];1;2)" office:value-type="string" office:string-value="40" calcext:value-type="string">
            <text:p>40</text:p>
          </table:table-cell>
          <table:table-cell table:formula="of:=MID([.E395];6;2)" office:value-type="string" office:string-value="21" calcext:value-type="string">
            <text:p>21</text:p>
          </table:table-cell>
          <table:table-cell table:formula="of:=MID([.E395];9;2)" office:value-type="string" office:string-value="43" calcext:value-type="string">
            <text:p>43</text:p>
          </table:table-cell>
          <table:table-cell table:formula="of:=-([.F395]+(([.G395]+[.H395]/60)/60))" office:value-type="float" office:value="-14.6936111111111" calcext:value-type="float">
            <text:p>-14.6936111111111</text:p>
          </table:table-cell>
          <table:table-cell table:formula="of:=-([.I395]+(([.J395]+[.K395]/60)/60))" office:value-type="float" office:value="-40.3619444444445" calcext:value-type="float">
            <text:p>-40.3619444444445</text:p>
          </table:table-cell>
        </table:table-row>
        <table:table-row table:style-name="ro1">
          <table:table-cell office:value-type="string" calcext:value-type="string">
            <text:p>CN-73</text:p>
          </table:table-cell>
          <table:table-cell/>
          <table:table-cell office:value-type="string" calcext:value-type="string">
            <text:p>40 0 17'48" 14 0 34'03"</text:p>
          </table:table-cell>
          <table:table-cell table:formula="of:=MID([.C396];13;14)" office:value-type="string" office:string-value="14 0 34'03&quot;" calcext:value-type="string">
            <text:p>14 0 34'03"</text:p>
          </table:table-cell>
          <table:table-cell table:formula="of:=MID([.C396];1;10)" office:value-type="string" office:string-value="40 0 17'48" calcext:value-type="string">
            <text:p>40 0 17'48</text:p>
          </table:table-cell>
          <table:table-cell table:formula="of:=MID([.D396];1;3)" office:value-type="string" office:string-value="14 " calcext:value-type="string">
            <text:p>14 </text:p>
          </table:table-cell>
          <table:table-cell table:formula="of:=MID([.D396];6;2)" office:value-type="string" office:string-value="34" calcext:value-type="string">
            <text:p>34</text:p>
          </table:table-cell>
          <table:table-cell table:formula="of:=MID([.D396];9;2)" office:value-type="string" office:string-value="03" calcext:value-type="string">
            <text:p>03</text:p>
          </table:table-cell>
          <table:table-cell table:formula="of:=MID([.E396];1;2)" office:value-type="string" office:string-value="40" calcext:value-type="string">
            <text:p>40</text:p>
          </table:table-cell>
          <table:table-cell table:formula="of:=MID([.E396];6;2)" office:value-type="string" office:string-value="17" calcext:value-type="string">
            <text:p>17</text:p>
          </table:table-cell>
          <table:table-cell table:formula="of:=MID([.E396];9;2)" office:value-type="string" office:string-value="48" calcext:value-type="string">
            <text:p>48</text:p>
          </table:table-cell>
          <table:table-cell table:formula="of:=-([.F396]+(([.G396]+[.H396]/60)/60))" office:value-type="float" office:value="-14.5675" calcext:value-type="float">
            <text:p>-14.5675</text:p>
          </table:table-cell>
          <table:table-cell table:formula="of:=-([.I396]+(([.J396]+[.K396]/60)/60))" office:value-type="float" office:value="-40.2966666666667" calcext:value-type="float">
            <text:p>-40.2966666666667</text:p>
          </table:table-cell>
        </table:table-row>
        <table:table-row table:style-name="ro1">
          <table:table-cell office:value-type="string" calcext:value-type="string">
            <text:p>CN-74</text:p>
          </table:table-cell>
          <table:table-cell/>
          <table:table-cell office:value-type="string" calcext:value-type="string">
            <text:p>40 0 14'17" 14 0 43'22"</text:p>
          </table:table-cell>
          <table:table-cell table:formula="of:=MID([.C397];13;14)" office:value-type="string" office:string-value="14 0 43'22&quot;" calcext:value-type="string">
            <text:p>14 0 43'22"</text:p>
          </table:table-cell>
          <table:table-cell table:formula="of:=MID([.C397];1;10)" office:value-type="string" office:string-value="40 0 14'17" calcext:value-type="string">
            <text:p>40 0 14'17</text:p>
          </table:table-cell>
          <table:table-cell table:formula="of:=MID([.D397];1;3)" office:value-type="string" office:string-value="14 " calcext:value-type="string">
            <text:p>14 </text:p>
          </table:table-cell>
          <table:table-cell table:formula="of:=MID([.D397];6;2)" office:value-type="string" office:string-value="43" calcext:value-type="string">
            <text:p>43</text:p>
          </table:table-cell>
          <table:table-cell table:formula="of:=MID([.D397];9;2)" office:value-type="string" office:string-value="22" calcext:value-type="string">
            <text:p>22</text:p>
          </table:table-cell>
          <table:table-cell table:formula="of:=MID([.E397];1;2)" office:value-type="string" office:string-value="40" calcext:value-type="string">
            <text:p>40</text:p>
          </table:table-cell>
          <table:table-cell table:formula="of:=MID([.E397];6;2)" office:value-type="string" office:string-value="14" calcext:value-type="string">
            <text:p>14</text:p>
          </table:table-cell>
          <table:table-cell table:formula="of:=MID([.E397];9;2)" office:value-type="string" office:string-value="17" calcext:value-type="string">
            <text:p>17</text:p>
          </table:table-cell>
          <table:table-cell table:formula="of:=-([.F397]+(([.G397]+[.H397]/60)/60))" office:value-type="float" office:value="-14.7227777777778" calcext:value-type="float">
            <text:p>-14.7227777777778</text:p>
          </table:table-cell>
          <table:table-cell table:formula="of:=-([.I397]+(([.J397]+[.K397]/60)/60))" office:value-type="float" office:value="-40.2380555555556" calcext:value-type="float">
            <text:p>-40.2380555555556</text:p>
          </table:table-cell>
        </table:table-row>
        <table:table-row table:style-name="ro1">
          <table:table-cell office:value-type="string" calcext:value-type="string">
            <text:p>CN-75</text:p>
          </table:table-cell>
          <table:table-cell/>
          <table:table-cell office:value-type="string" calcext:value-type="string">
            <text:p>40 0 08'41" 14 0 48'14"</text:p>
          </table:table-cell>
          <table:table-cell table:formula="of:=MID([.C398];13;14)" office:value-type="string" office:string-value="14 0 48'14&quot;" calcext:value-type="string">
            <text:p>14 0 48'14"</text:p>
          </table:table-cell>
          <table:table-cell table:formula="of:=MID([.C398];1;10)" office:value-type="string" office:string-value="40 0 08'41" calcext:value-type="string">
            <text:p>40 0 08'41</text:p>
          </table:table-cell>
          <table:table-cell table:formula="of:=MID([.D398];1;3)" office:value-type="string" office:string-value="14 " calcext:value-type="string">
            <text:p>14 </text:p>
          </table:table-cell>
          <table:table-cell table:formula="of:=MID([.D398];6;2)" office:value-type="string" office:string-value="48" calcext:value-type="string">
            <text:p>48</text:p>
          </table:table-cell>
          <table:table-cell table:formula="of:=MID([.D398];9;2)" office:value-type="string" office:string-value="14" calcext:value-type="string">
            <text:p>14</text:p>
          </table:table-cell>
          <table:table-cell table:formula="of:=MID([.E398];1;2)" office:value-type="string" office:string-value="40" calcext:value-type="string">
            <text:p>40</text:p>
          </table:table-cell>
          <table:table-cell table:formula="of:=MID([.E398];6;2)" office:value-type="string" office:string-value="08" calcext:value-type="string">
            <text:p>08</text:p>
          </table:table-cell>
          <table:table-cell table:formula="of:=MID([.E398];9;2)" office:value-type="string" office:string-value="41" calcext:value-type="string">
            <text:p>41</text:p>
          </table:table-cell>
          <table:table-cell table:formula="of:=-([.F398]+(([.G398]+[.H398]/60)/60))" office:value-type="float" office:value="-14.8038888888889" calcext:value-type="float">
            <text:p>-14.8038888888889</text:p>
          </table:table-cell>
          <table:table-cell table:formula="of:=-([.I398]+(([.J398]+[.K398]/60)/60))" office:value-type="float" office:value="-40.1447222222222" calcext:value-type="float">
            <text:p>-40.1447222222222</text:p>
          </table:table-cell>
        </table:table-row>
        <table:table-row table:style-name="ro1">
          <table:table-cell office:value-type="string" calcext:value-type="string">
            <text:p>CN-76</text:p>
          </table:table-cell>
          <table:table-cell/>
          <table:table-cell office:value-type="string" calcext:value-type="string">
            <text:p>40 0 05'44" 14 0 55'16"</text:p>
          </table:table-cell>
          <table:table-cell table:formula="of:=MID([.C399];13;14)" office:value-type="string" office:string-value="14 0 55'16&quot;" calcext:value-type="string">
            <text:p>14 0 55'16"</text:p>
          </table:table-cell>
          <table:table-cell table:formula="of:=MID([.C399];1;10)" office:value-type="string" office:string-value="40 0 05'44" calcext:value-type="string">
            <text:p>40 0 05'44</text:p>
          </table:table-cell>
          <table:table-cell table:formula="of:=MID([.D399];1;3)" office:value-type="string" office:string-value="14 " calcext:value-type="string">
            <text:p>14 </text:p>
          </table:table-cell>
          <table:table-cell table:formula="of:=MID([.D399];6;2)" office:value-type="string" office:string-value="55" calcext:value-type="string">
            <text:p>55</text:p>
          </table:table-cell>
          <table:table-cell table:formula="of:=MID([.D399];9;2)" office:value-type="string" office:string-value="16" calcext:value-type="string">
            <text:p>16</text:p>
          </table:table-cell>
          <table:table-cell table:formula="of:=MID([.E399];1;2)" office:value-type="string" office:string-value="40" calcext:value-type="string">
            <text:p>40</text:p>
          </table:table-cell>
          <table:table-cell table:formula="of:=MID([.E399];6;2)" office:value-type="string" office:string-value="05" calcext:value-type="string">
            <text:p>05</text:p>
          </table:table-cell>
          <table:table-cell table:formula="of:=MID([.E399];9;2)" office:value-type="string" office:string-value="44" calcext:value-type="string">
            <text:p>44</text:p>
          </table:table-cell>
          <table:table-cell table:formula="of:=-([.F399]+(([.G399]+[.H399]/60)/60))" office:value-type="float" office:value="-14.9211111111111" calcext:value-type="float">
            <text:p>-14.9211111111111</text:p>
          </table:table-cell>
          <table:table-cell table:formula="of:=-([.I399]+(([.J399]+[.K399]/60)/60))" office:value-type="float" office:value="-40.0955555555556" calcext:value-type="float">
            <text:p>-40.0955555555556</text:p>
          </table:table-cell>
        </table:table-row>
        <table:table-row table:style-name="ro1">
          <table:table-cell office:value-type="string" calcext:value-type="string">
            <text:p>CN-77</text:p>
          </table:table-cell>
          <table:table-cell/>
          <table:table-cell office:value-type="string" calcext:value-type="string">
            <text:p>40 0 25'30" 14 0 35'19"</text:p>
          </table:table-cell>
          <table:table-cell table:formula="of:=MID([.C400];13;14)" office:value-type="string" office:string-value="14 0 35'19&quot;" calcext:value-type="string">
            <text:p>14 0 35'19"</text:p>
          </table:table-cell>
          <table:table-cell table:formula="of:=MID([.C400];1;10)" office:value-type="string" office:string-value="40 0 25'30" calcext:value-type="string">
            <text:p>40 0 25'30</text:p>
          </table:table-cell>
          <table:table-cell table:formula="of:=MID([.D400];1;3)" office:value-type="string" office:string-value="14 " calcext:value-type="string">
            <text:p>14 </text:p>
          </table:table-cell>
          <table:table-cell table:formula="of:=MID([.D400];6;2)" office:value-type="string" office:string-value="35" calcext:value-type="string">
            <text:p>35</text:p>
          </table:table-cell>
          <table:table-cell table:formula="of:=MID([.D400];9;2)" office:value-type="string" office:string-value="19" calcext:value-type="string">
            <text:p>19</text:p>
          </table:table-cell>
          <table:table-cell table:formula="of:=MID([.E400];1;2)" office:value-type="string" office:string-value="40" calcext:value-type="string">
            <text:p>40</text:p>
          </table:table-cell>
          <table:table-cell table:formula="of:=MID([.E400];6;2)" office:value-type="string" office:string-value="25" calcext:value-type="string">
            <text:p>25</text:p>
          </table:table-cell>
          <table:table-cell table:formula="of:=MID([.E400];9;2)" office:value-type="string" office:string-value="30" calcext:value-type="string">
            <text:p>30</text:p>
          </table:table-cell>
          <table:table-cell table:formula="of:=-([.F400]+(([.G400]+[.H400]/60)/60))" office:value-type="float" office:value="-14.5886111111111" calcext:value-type="float">
            <text:p>-14.5886111111111</text:p>
          </table:table-cell>
          <table:table-cell table:formula="of:=-([.I400]+(([.J400]+[.K400]/60)/60))" office:value-type="float" office:value="-40.425" calcext:value-type="float">
            <text:p>-40.425</text:p>
          </table:table-cell>
        </table:table-row>
        <table:table-row table:style-name="ro1">
          <table:table-cell office:value-type="string" calcext:value-type="string">
            <text:p>CN-78</text:p>
          </table:table-cell>
          <table:table-cell/>
          <table:table-cell office:value-type="string" calcext:value-type="string">
            <text:p>40 0 30'24" 14 0 22'07"</text:p>
          </table:table-cell>
          <table:table-cell table:formula="of:=MID([.C401];13;14)" office:value-type="string" office:string-value="14 0 22'07&quot;" calcext:value-type="string">
            <text:p>14 0 22'07"</text:p>
          </table:table-cell>
          <table:table-cell table:formula="of:=MID([.C401];1;10)" office:value-type="string" office:string-value="40 0 30'24" calcext:value-type="string">
            <text:p>40 0 30'24</text:p>
          </table:table-cell>
          <table:table-cell table:formula="of:=MID([.D401];1;3)" office:value-type="string" office:string-value="14 " calcext:value-type="string">
            <text:p>14 </text:p>
          </table:table-cell>
          <table:table-cell table:formula="of:=MID([.D401];6;2)" office:value-type="string" office:string-value="22" calcext:value-type="string">
            <text:p>22</text:p>
          </table:table-cell>
          <table:table-cell table:formula="of:=MID([.D401];9;2)" office:value-type="string" office:string-value="07" calcext:value-type="string">
            <text:p>07</text:p>
          </table:table-cell>
          <table:table-cell table:formula="of:=MID([.E401];1;2)" office:value-type="string" office:string-value="40" calcext:value-type="string">
            <text:p>40</text:p>
          </table:table-cell>
          <table:table-cell table:formula="of:=MID([.E401];6;2)" office:value-type="string" office:string-value="30" calcext:value-type="string">
            <text:p>30</text:p>
          </table:table-cell>
          <table:table-cell table:formula="of:=MID([.E401];9;2)" office:value-type="string" office:string-value="24" calcext:value-type="string">
            <text:p>24</text:p>
          </table:table-cell>
          <table:table-cell table:formula="of:=-([.F401]+(([.G401]+[.H401]/60)/60))" office:value-type="float" office:value="-14.3686111111111" calcext:value-type="float">
            <text:p>-14.3686111111111</text:p>
          </table:table-cell>
          <table:table-cell table:formula="of:=-([.I401]+(([.J401]+[.K401]/60)/60))" office:value-type="float" office:value="-40.5066666666667" calcext:value-type="float">
            <text:p>-40.5066666666667</text:p>
          </table:table-cell>
        </table:table-row>
        <table:table-row table:style-name="ro1">
          <table:table-cell office:value-type="string" calcext:value-type="string">
            <text:p>CN-79</text:p>
          </table:table-cell>
          <table:table-cell/>
          <table:table-cell office:value-type="string" calcext:value-type="string">
            <text:p>40 0 12'11" 14 0 10'51"</text:p>
          </table:table-cell>
          <table:table-cell table:formula="of:=MID([.C402];13;14)" office:value-type="string" office:string-value="14 0 10'51&quot;" calcext:value-type="string">
            <text:p>14 0 10'51"</text:p>
          </table:table-cell>
          <table:table-cell table:formula="of:=MID([.C402];1;10)" office:value-type="string" office:string-value="40 0 12'11" calcext:value-type="string">
            <text:p>40 0 12'11</text:p>
          </table:table-cell>
          <table:table-cell table:formula="of:=MID([.D402];1;3)" office:value-type="string" office:string-value="14 " calcext:value-type="string">
            <text:p>14 </text:p>
          </table:table-cell>
          <table:table-cell table:formula="of:=MID([.D402];6;2)" office:value-type="string" office:string-value="10" calcext:value-type="string">
            <text:p>10</text:p>
          </table:table-cell>
          <table:table-cell table:formula="of:=MID([.D402];9;2)" office:value-type="string" office:string-value="51" calcext:value-type="string">
            <text:p>51</text:p>
          </table:table-cell>
          <table:table-cell table:formula="of:=MID([.E402];1;2)" office:value-type="string" office:string-value="40" calcext:value-type="string">
            <text:p>40</text:p>
          </table:table-cell>
          <table:table-cell table:formula="of:=MID([.E402];6;2)" office:value-type="string" office:string-value="12" calcext:value-type="string">
            <text:p>12</text:p>
          </table:table-cell>
          <table:table-cell table:formula="of:=MID([.E402];9;2)" office:value-type="string" office:string-value="11" calcext:value-type="string">
            <text:p>11</text:p>
          </table:table-cell>
          <table:table-cell table:formula="of:=-([.F402]+(([.G402]+[.H402]/60)/60))" office:value-type="float" office:value="-14.1808333333333" calcext:value-type="float">
            <text:p>-14.1808333333333</text:p>
          </table:table-cell>
          <table:table-cell table:formula="of:=-([.I402]+(([.J402]+[.K402]/60)/60))" office:value-type="float" office:value="-40.2030555555556" calcext:value-type="float">
            <text:p>-40.2030555555556</text:p>
          </table:table-cell>
        </table:table-row>
        <table:table-row table:style-name="ro1">
          <table:table-cell office:value-type="string" calcext:value-type="string">
            <text:p>CN-80</text:p>
          </table:table-cell>
          <table:table-cell/>
          <table:table-cell office:value-type="string" calcext:value-type="string">
            <text:p>40 0 22'08" 14 0 10'51"</text:p>
          </table:table-cell>
          <table:table-cell table:formula="of:=MID([.C403];13;14)" office:value-type="string" office:string-value="14 0 10'51&quot;" calcext:value-type="string">
            <text:p>14 0 10'51"</text:p>
          </table:table-cell>
          <table:table-cell table:formula="of:=MID([.C403];1;10)" office:value-type="string" office:string-value="40 0 22'08" calcext:value-type="string">
            <text:p>40 0 22'08</text:p>
          </table:table-cell>
          <table:table-cell table:formula="of:=MID([.D403];1;3)" office:value-type="string" office:string-value="14 " calcext:value-type="string">
            <text:p>14 </text:p>
          </table:table-cell>
          <table:table-cell table:formula="of:=MID([.D403];6;2)" office:value-type="string" office:string-value="10" calcext:value-type="string">
            <text:p>10</text:p>
          </table:table-cell>
          <table:table-cell table:formula="of:=MID([.D403];9;2)" office:value-type="string" office:string-value="51" calcext:value-type="string">
            <text:p>51</text:p>
          </table:table-cell>
          <table:table-cell table:formula="of:=MID([.E403];1;2)" office:value-type="string" office:string-value="40" calcext:value-type="string">
            <text:p>40</text:p>
          </table:table-cell>
          <table:table-cell table:formula="of:=MID([.E403];6;2)" office:value-type="string" office:string-value="22" calcext:value-type="string">
            <text:p>22</text:p>
          </table:table-cell>
          <table:table-cell table:formula="of:=MID([.E403];9;2)" office:value-type="string" office:string-value="08" calcext:value-type="string">
            <text:p>08</text:p>
          </table:table-cell>
          <table:table-cell table:formula="of:=-([.F403]+(([.G403]+[.H403]/60)/60))" office:value-type="float" office:value="-14.1808333333333" calcext:value-type="float">
            <text:p>-14.1808333333333</text:p>
          </table:table-cell>
          <table:table-cell table:formula="of:=-([.I403]+(([.J403]+[.K403]/60)/60))" office:value-type="float" office:value="-40.3688888888889" calcext:value-type="float">
            <text:p>-40.3688888888889</text:p>
          </table:table-cell>
        </table:table-row>
        <table:table-row table:style-name="ro1">
          <table:table-cell office:value-type="string" calcext:value-type="string">
            <text:p>CN-81</text:p>
          </table:table-cell>
          <table:table-cell/>
          <table:table-cell office:value-type="string" calcext:value-type="string">
            <text:p>40 0 33'36" 14 0 02'51"</text:p>
          </table:table-cell>
          <table:table-cell table:formula="of:=MID([.C404];13;14)" office:value-type="string" office:string-value="14 0 02'51&quot;" calcext:value-type="string">
            <text:p>14 0 02'51"</text:p>
          </table:table-cell>
          <table:table-cell table:formula="of:=MID([.C404];1;10)" office:value-type="string" office:string-value="40 0 33'36" calcext:value-type="string">
            <text:p>40 0 33'36</text:p>
          </table:table-cell>
          <table:table-cell table:formula="of:=MID([.D404];1;3)" office:value-type="string" office:string-value="14 " calcext:value-type="string">
            <text:p>14 </text:p>
          </table:table-cell>
          <table:table-cell table:formula="of:=MID([.D404];6;2)" office:value-type="string" office:string-value="02" calcext:value-type="string">
            <text:p>02</text:p>
          </table:table-cell>
          <table:table-cell table:formula="of:=MID([.D404];9;2)" office:value-type="string" office:string-value="51" calcext:value-type="string">
            <text:p>51</text:p>
          </table:table-cell>
          <table:table-cell table:formula="of:=MID([.E404];1;2)" office:value-type="string" office:string-value="40" calcext:value-type="string">
            <text:p>40</text:p>
          </table:table-cell>
          <table:table-cell table:formula="of:=MID([.E404];6;2)" office:value-type="string" office:string-value="33" calcext:value-type="string">
            <text:p>33</text:p>
          </table:table-cell>
          <table:table-cell table:formula="of:=MID([.E404];9;2)" office:value-type="string" office:string-value="36" calcext:value-type="string">
            <text:p>36</text:p>
          </table:table-cell>
          <table:table-cell table:formula="of:=-([.F404]+(([.G404]+[.H404]/60)/60))" office:value-type="float" office:value="-14.0475" calcext:value-type="float">
            <text:p>-14.0475</text:p>
          </table:table-cell>
          <table:table-cell table:formula="of:=-([.I404]+(([.J404]+[.K404]/60)/60))" office:value-type="float" office:value="-40.56" calcext:value-type="float">
            <text:p>-40.56</text:p>
          </table:table-cell>
        </table:table-row>
        <table:table-row table:style-name="ro1">
          <table:table-cell office:value-type="string" calcext:value-type="string">
            <text:p>CN-82</text:p>
          </table:table-cell>
          <table:table-cell/>
          <table:table-cell office:value-type="string" calcext:value-type="string">
            <text:p>40 0 58'45" 14 0 02'18"</text:p>
          </table:table-cell>
          <table:table-cell table:formula="of:=MID([.C405];13;14)" office:value-type="string" office:string-value="14 0 02'18&quot;" calcext:value-type="string">
            <text:p>14 0 02'18"</text:p>
          </table:table-cell>
          <table:table-cell table:formula="of:=MID([.C405];1;10)" office:value-type="string" office:string-value="40 0 58'45" calcext:value-type="string">
            <text:p>40 0 58'45</text:p>
          </table:table-cell>
          <table:table-cell table:formula="of:=MID([.D405];1;3)" office:value-type="string" office:string-value="14 " calcext:value-type="string">
            <text:p>14 </text:p>
          </table:table-cell>
          <table:table-cell table:formula="of:=MID([.D405];6;2)" office:value-type="string" office:string-value="02" calcext:value-type="string">
            <text:p>02</text:p>
          </table:table-cell>
          <table:table-cell table:formula="of:=MID([.D405];9;2)" office:value-type="string" office:string-value="18" calcext:value-type="string">
            <text:p>18</text:p>
          </table:table-cell>
          <table:table-cell table:formula="of:=MID([.E405];1;2)" office:value-type="string" office:string-value="40" calcext:value-type="string">
            <text:p>40</text:p>
          </table:table-cell>
          <table:table-cell table:formula="of:=MID([.E405];6;2)" office:value-type="string" office:string-value="58" calcext:value-type="string">
            <text:p>58</text:p>
          </table:table-cell>
          <table:table-cell table:formula="of:=MID([.E405];9;2)" office:value-type="string" office:string-value="45" calcext:value-type="string">
            <text:p>45</text:p>
          </table:table-cell>
          <table:table-cell table:formula="of:=-([.F405]+(([.G405]+[.H405]/60)/60))" office:value-type="float" office:value="-14.0383333333333" calcext:value-type="float">
            <text:p>-14.0383333333333</text:p>
          </table:table-cell>
          <table:table-cell table:formula="of:=-([.I405]+(([.J405]+[.K405]/60)/60))" office:value-type="float" office:value="-40.9791666666667" calcext:value-type="float">
            <text:p>-40.9791666666667</text:p>
          </table:table-cell>
        </table:table-row>
        <table:table-row table:style-name="ro1">
          <table:table-cell office:value-type="string" calcext:value-type="string">
            <text:p>CN-83</text:p>
          </table:table-cell>
          <table:table-cell/>
          <table:table-cell office:value-type="string" calcext:value-type="string">
            <text:p>40 0 12'11" 14 0 03'23"</text:p>
          </table:table-cell>
          <table:table-cell table:formula="of:=MID([.C406];13;14)" office:value-type="string" office:string-value="14 0 03'23&quot;" calcext:value-type="string">
            <text:p>14 0 03'23"</text:p>
          </table:table-cell>
          <table:table-cell table:formula="of:=MID([.C406];1;10)" office:value-type="string" office:string-value="40 0 12'11" calcext:value-type="string">
            <text:p>40 0 12'11</text:p>
          </table:table-cell>
          <table:table-cell table:formula="of:=MID([.D406];1;3)" office:value-type="string" office:string-value="14 " calcext:value-type="string">
            <text:p>14 </text:p>
          </table:table-cell>
          <table:table-cell table:formula="of:=MID([.D406];6;2)" office:value-type="string" office:string-value="03" calcext:value-type="string">
            <text:p>03</text:p>
          </table:table-cell>
          <table:table-cell table:formula="of:=MID([.D406];9;2)" office:value-type="string" office:string-value="23" calcext:value-type="string">
            <text:p>23</text:p>
          </table:table-cell>
          <table:table-cell table:formula="of:=MID([.E406];1;2)" office:value-type="string" office:string-value="40" calcext:value-type="string">
            <text:p>40</text:p>
          </table:table-cell>
          <table:table-cell table:formula="of:=MID([.E406];6;2)" office:value-type="string" office:string-value="12" calcext:value-type="string">
            <text:p>12</text:p>
          </table:table-cell>
          <table:table-cell table:formula="of:=MID([.E406];9;2)" office:value-type="string" office:string-value="11" calcext:value-type="string">
            <text:p>11</text:p>
          </table:table-cell>
          <table:table-cell table:formula="of:=-([.F406]+(([.G406]+[.H406]/60)/60))" office:value-type="float" office:value="-14.0563888888889" calcext:value-type="float">
            <text:p>-14.0563888888889</text:p>
          </table:table-cell>
          <table:table-cell table:formula="of:=-([.I406]+(([.J406]+[.K406]/60)/60))" office:value-type="float" office:value="-40.2030555555556" calcext:value-type="float">
            <text:p>-40.2030555555556</text:p>
          </table:table-cell>
        </table:table-row>
        <table:table-row table:style-name="ro1">
          <table:table-cell office:value-type="string" calcext:value-type="string">
            <text:p>CN-84</text:p>
          </table:table-cell>
          <table:table-cell/>
          <table:table-cell office:value-type="string" calcext:value-type="string">
            <text:p>40 0 06'18" 14 0 10'43"</text:p>
          </table:table-cell>
          <table:table-cell table:formula="of:=MID([.C407];13;14)" office:value-type="string" office:string-value="14 0 10'43&quot;" calcext:value-type="string">
            <text:p>14 0 10'43"</text:p>
          </table:table-cell>
          <table:table-cell table:formula="of:=MID([.C407];1;10)" office:value-type="string" office:string-value="40 0 06'18" calcext:value-type="string">
            <text:p>40 0 06'18</text:p>
          </table:table-cell>
          <table:table-cell table:formula="of:=MID([.D407];1;3)" office:value-type="string" office:string-value="14 " calcext:value-type="string">
            <text:p>14 </text:p>
          </table:table-cell>
          <table:table-cell table:formula="of:=MID([.D407];6;2)" office:value-type="string" office:string-value="10" calcext:value-type="string">
            <text:p>10</text:p>
          </table:table-cell>
          <table:table-cell table:formula="of:=MID([.D407];9;2)" office:value-type="string" office:string-value="43" calcext:value-type="string">
            <text:p>43</text:p>
          </table:table-cell>
          <table:table-cell table:formula="of:=MID([.E407];1;2)" office:value-type="string" office:string-value="40" calcext:value-type="string">
            <text:p>40</text:p>
          </table:table-cell>
          <table:table-cell table:formula="of:=MID([.E407];6;2)" office:value-type="string" office:string-value="06" calcext:value-type="string">
            <text:p>06</text:p>
          </table:table-cell>
          <table:table-cell table:formula="of:=MID([.E407];9;2)" office:value-type="string" office:string-value="18" calcext:value-type="string">
            <text:p>18</text:p>
          </table:table-cell>
          <table:table-cell table:formula="of:=-([.F407]+(([.G407]+[.H407]/60)/60))" office:value-type="float" office:value="-14.1786111111111" calcext:value-type="float">
            <text:p>-14.1786111111111</text:p>
          </table:table-cell>
          <table:table-cell table:formula="of:=-([.I407]+(([.J407]+[.K407]/60)/60))" office:value-type="float" office:value="-40.105" calcext:value-type="float">
            <text:p>-40.105</text:p>
          </table:table-cell>
        </table:table-row>
        <table:table-row table:style-name="ro1">
          <table:table-cell office:value-type="string" calcext:value-type="string">
            <text:p>CN-85</text:p>
          </table:table-cell>
          <table:table-cell/>
          <table:table-cell office:value-type="string" calcext:value-type="string">
            <text:p>39 0 56'37" 14 0 04'36"</text:p>
          </table:table-cell>
          <table:table-cell table:formula="of:=MID([.C408];13;14)" office:value-type="string" office:string-value="14 0 04'36&quot;" calcext:value-type="string">
            <text:p>14 0 04'36"</text:p>
          </table:table-cell>
          <table:table-cell table:formula="of:=MID([.C408];1;10)" office:value-type="string" office:string-value="39 0 56'37" calcext:value-type="string">
            <text:p>39 0 56'37</text:p>
          </table:table-cell>
          <table:table-cell table:formula="of:=MID([.D408];1;3)" office:value-type="string" office:string-value="14 " calcext:value-type="string">
            <text:p>14 </text:p>
          </table:table-cell>
          <table:table-cell table:formula="of:=MID([.D408];6;2)" office:value-type="string" office:string-value="04" calcext:value-type="string">
            <text:p>04</text:p>
          </table:table-cell>
          <table:table-cell table:formula="of:=MID([.D408];9;2)" office:value-type="string" office:string-value="36" calcext:value-type="string">
            <text:p>36</text:p>
          </table:table-cell>
          <table:table-cell table:formula="of:=MID([.E408];1;2)" office:value-type="string" office:string-value="39" calcext:value-type="string">
            <text:p>39</text:p>
          </table:table-cell>
          <table:table-cell table:formula="of:=MID([.E408];6;2)" office:value-type="string" office:string-value="56" calcext:value-type="string">
            <text:p>56</text:p>
          </table:table-cell>
          <table:table-cell table:formula="of:=MID([.E408];9;2)" office:value-type="string" office:string-value="37" calcext:value-type="string">
            <text:p>37</text:p>
          </table:table-cell>
          <table:table-cell table:formula="of:=-([.F408]+(([.G408]+[.H408]/60)/60))" office:value-type="float" office:value="-14.0766666666667" calcext:value-type="float">
            <text:p>-14.0766666666667</text:p>
          </table:table-cell>
          <table:table-cell table:formula="of:=-([.I408]+(([.J408]+[.K408]/60)/60))" office:value-type="float" office:value="-39.9436111111111" calcext:value-type="float">
            <text:p>-39.9436111111111</text:p>
          </table:table-cell>
        </table:table-row>
        <table:table-row table:style-name="ro1">
          <table:table-cell office:value-type="string" calcext:value-type="string">
            <text:p>CN-86</text:p>
          </table:table-cell>
          <table:table-cell/>
          <table:table-cell office:value-type="string" calcext:value-type="string">
            <text:p>40 0 00'58" 14 0 17'38"</text:p>
          </table:table-cell>
          <table:table-cell table:formula="of:=MID([.C409];13;14)" office:value-type="string" office:string-value="14 0 17'38&quot;" calcext:value-type="string">
            <text:p>14 0 17'38"</text:p>
          </table:table-cell>
          <table:table-cell table:formula="of:=MID([.C409];1;10)" office:value-type="string" office:string-value="40 0 00'58" calcext:value-type="string">
            <text:p>40 0 00'58</text:p>
          </table:table-cell>
          <table:table-cell table:formula="of:=MID([.D409];1;3)" office:value-type="string" office:string-value="14 " calcext:value-type="string">
            <text:p>14 </text:p>
          </table:table-cell>
          <table:table-cell table:formula="of:=MID([.D409];6;2)" office:value-type="string" office:string-value="17" calcext:value-type="string">
            <text:p>17</text:p>
          </table:table-cell>
          <table:table-cell table:formula="of:=MID([.D409];9;2)" office:value-type="string" office:string-value="38" calcext:value-type="string">
            <text:p>38</text:p>
          </table:table-cell>
          <table:table-cell table:formula="of:=MID([.E409];1;2)" office:value-type="string" office:string-value="40" calcext:value-type="string">
            <text:p>40</text:p>
          </table:table-cell>
          <table:table-cell table:formula="of:=MID([.E409];6;2)" office:value-type="string" office:string-value="00" calcext:value-type="string">
            <text:p>00</text:p>
          </table:table-cell>
          <table:table-cell table:formula="of:=MID([.E409];9;2)" office:value-type="string" office:string-value="58" calcext:value-type="string">
            <text:p>58</text:p>
          </table:table-cell>
          <table:table-cell table:formula="of:=-([.F409]+(([.G409]+[.H409]/60)/60))" office:value-type="float" office:value="-14.2938888888889" calcext:value-type="float">
            <text:p>-14.2938888888889</text:p>
          </table:table-cell>
          <table:table-cell table:formula="of:=-([.I409]+(([.J409]+[.K409]/60)/60))" office:value-type="float" office:value="-40.0161111111111" calcext:value-type="float">
            <text:p>-40.0161111111111</text:p>
          </table:table-cell>
        </table:table-row>
        <table:table-row table:style-name="ro1">
          <table:table-cell office:value-type="string" calcext:value-type="string">
            <text:p>CN-87</text:p>
          </table:table-cell>
          <table:table-cell/>
          <table:table-cell office:value-type="string" calcext:value-type="string">
            <text:p>39 0 38'24" 14 0 00'24"</text:p>
          </table:table-cell>
          <table:table-cell table:formula="of:=MID([.C410];13;14)" office:value-type="string" office:string-value="14 0 00'24&quot;" calcext:value-type="string">
            <text:p>14 0 00'24"</text:p>
          </table:table-cell>
          <table:table-cell table:formula="of:=MID([.C410];1;10)" office:value-type="string" office:string-value="39 0 38'24" calcext:value-type="string">
            <text:p>39 0 38'24</text:p>
          </table:table-cell>
          <table:table-cell table:formula="of:=MID([.D410];1;3)" office:value-type="string" office:string-value="14 " calcext:value-type="string">
            <text:p>14 </text:p>
          </table:table-cell>
          <table:table-cell table:formula="of:=MID([.D410];6;2)" office:value-type="string" office:string-value="00" calcext:value-type="string">
            <text:p>00</text:p>
          </table:table-cell>
          <table:table-cell table:formula="of:=MID([.D410];9;2)" office:value-type="string" office:string-value="24" calcext:value-type="string">
            <text:p>24</text:p>
          </table:table-cell>
          <table:table-cell table:formula="of:=MID([.E410];1;2)" office:value-type="string" office:string-value="39" calcext:value-type="string">
            <text:p>39</text:p>
          </table:table-cell>
          <table:table-cell table:formula="of:=MID([.E410];6;2)" office:value-type="string" office:string-value="38" calcext:value-type="string">
            <text:p>38</text:p>
          </table:table-cell>
          <table:table-cell table:formula="of:=MID([.E410];9;2)" office:value-type="string" office:string-value="24" calcext:value-type="string">
            <text:p>24</text:p>
          </table:table-cell>
          <table:table-cell table:formula="of:=-([.F410]+(([.G410]+[.H410]/60)/60))" office:value-type="float" office:value="-14.0066666666667" calcext:value-type="float">
            <text:p>-14.0066666666667</text:p>
          </table:table-cell>
          <table:table-cell table:formula="of:=-([.I410]+(([.J410]+[.K410]/60)/60))" office:value-type="float" office:value="-39.64" calcext:value-type="float">
            <text:p>-39.64</text:p>
          </table:table-cell>
        </table:table-row>
        <table:table-row table:style-name="ro1">
          <table:table-cell office:value-type="string" calcext:value-type="string">
            <text:p>CN-88</text:p>
          </table:table-cell>
          <table:table-cell/>
          <table:table-cell office:value-type="string" calcext:value-type="string">
            <text:p>39 0 43'13" 14 0 08'16"</text:p>
          </table:table-cell>
          <table:table-cell table:formula="of:=MID([.C411];13;14)" office:value-type="string" office:string-value="14 0 08'16&quot;" calcext:value-type="string">
            <text:p>14 0 08'16"</text:p>
          </table:table-cell>
          <table:table-cell table:formula="of:=MID([.C411];1;10)" office:value-type="string" office:string-value="39 0 43'13" calcext:value-type="string">
            <text:p>39 0 43'13</text:p>
          </table:table-cell>
          <table:table-cell table:formula="of:=MID([.D411];1;3)" office:value-type="string" office:string-value="14 " calcext:value-type="string">
            <text:p>14 </text:p>
          </table:table-cell>
          <table:table-cell table:formula="of:=MID([.D411];6;2)" office:value-type="string" office:string-value="08" calcext:value-type="string">
            <text:p>08</text:p>
          </table:table-cell>
          <table:table-cell table:formula="of:=MID([.D411];9;2)" office:value-type="string" office:string-value="16" calcext:value-type="string">
            <text:p>16</text:p>
          </table:table-cell>
          <table:table-cell table:formula="of:=MID([.E411];1;2)" office:value-type="string" office:string-value="39" calcext:value-type="string">
            <text:p>39</text:p>
          </table:table-cell>
          <table:table-cell table:formula="of:=MID([.E411];6;2)" office:value-type="string" office:string-value="43" calcext:value-type="string">
            <text:p>43</text:p>
          </table:table-cell>
          <table:table-cell table:formula="of:=MID([.E411];9;2)" office:value-type="string" office:string-value="13" calcext:value-type="string">
            <text:p>13</text:p>
          </table:table-cell>
          <table:table-cell table:formula="of:=-([.F411]+(([.G411]+[.H411]/60)/60))" office:value-type="float" office:value="-14.1377777777778" calcext:value-type="float">
            <text:p>-14.1377777777778</text:p>
          </table:table-cell>
          <table:table-cell table:formula="of:=-([.I411]+(([.J411]+[.K411]/60)/60))" office:value-type="float" office:value="-39.7202777777778" calcext:value-type="float">
            <text:p>-39.7202777777778</text:p>
          </table:table-cell>
        </table:table-row>
        <table:table-row table:style-name="ro1">
          <table:table-cell office:value-type="string" calcext:value-type="string">
            <text:p>CN-89</text:p>
          </table:table-cell>
          <table:table-cell/>
          <table:table-cell office:value-type="string" calcext:value-type="string">
            <text:p>39 0 51'01" 14 0 16'49"</text:p>
          </table:table-cell>
          <table:table-cell table:formula="of:=MID([.C412];13;14)" office:value-type="string" office:string-value="14 0 16'49&quot;" calcext:value-type="string">
            <text:p>14 0 16'49"</text:p>
          </table:table-cell>
          <table:table-cell table:formula="of:=MID([.C412];1;10)" office:value-type="string" office:string-value="39 0 51'01" calcext:value-type="string">
            <text:p>39 0 51'01</text:p>
          </table:table-cell>
          <table:table-cell table:formula="of:=MID([.D412];1;3)" office:value-type="string" office:string-value="14 " calcext:value-type="string">
            <text:p>14 </text:p>
          </table:table-cell>
          <table:table-cell table:formula="of:=MID([.D412];6;2)" office:value-type="string" office:string-value="16" calcext:value-type="string">
            <text:p>16</text:p>
          </table:table-cell>
          <table:table-cell table:formula="of:=MID([.D412];9;2)" office:value-type="string" office:string-value="49" calcext:value-type="string">
            <text:p>49</text:p>
          </table:table-cell>
          <table:table-cell table:formula="of:=MID([.E412];1;2)" office:value-type="string" office:string-value="39" calcext:value-type="string">
            <text:p>39</text:p>
          </table:table-cell>
          <table:table-cell table:formula="of:=MID([.E412];6;2)" office:value-type="string" office:string-value="51" calcext:value-type="string">
            <text:p>51</text:p>
          </table:table-cell>
          <table:table-cell table:formula="of:=MID([.E412];9;2)" office:value-type="string" office:string-value="01" calcext:value-type="string">
            <text:p>01</text:p>
          </table:table-cell>
          <table:table-cell table:formula="of:=-([.F412]+(([.G412]+[.H412]/60)/60))" office:value-type="float" office:value="-14.2802777777778" calcext:value-type="float">
            <text:p>-14.2802777777778</text:p>
          </table:table-cell>
          <table:table-cell table:formula="of:=-([.I412]+(([.J412]+[.K412]/60)/60))" office:value-type="float" office:value="-39.8502777777778" calcext:value-type="float">
            <text:p>-39.8502777777778</text:p>
          </table:table-cell>
        </table:table-row>
        <table:table-row table:style-name="ro1">
          <table:table-cell office:value-type="string" calcext:value-type="string">
            <text:p>CN-90</text:p>
          </table:table-cell>
          <table:table-cell/>
          <table:table-cell office:value-type="string" calcext:value-type="string">
            <text:p>39 0 30'25" 14 0 21'18"</text:p>
          </table:table-cell>
          <table:table-cell table:formula="of:=MID([.C413];13;14)" office:value-type="string" office:string-value="14 0 21'18&quot;" calcext:value-type="string">
            <text:p>14 0 21'18"</text:p>
          </table:table-cell>
          <table:table-cell table:formula="of:=MID([.C413];1;10)" office:value-type="string" office:string-value="39 0 30'25" calcext:value-type="string">
            <text:p>39 0 30'25</text:p>
          </table:table-cell>
          <table:table-cell table:formula="of:=MID([.D413];1;3)" office:value-type="string" office:string-value="14 " calcext:value-type="string">
            <text:p>14 </text:p>
          </table:table-cell>
          <table:table-cell table:formula="of:=MID([.D413];6;2)" office:value-type="string" office:string-value="21" calcext:value-type="string">
            <text:p>21</text:p>
          </table:table-cell>
          <table:table-cell table:formula="of:=MID([.D413];9;2)" office:value-type="string" office:string-value="18" calcext:value-type="string">
            <text:p>18</text:p>
          </table:table-cell>
          <table:table-cell table:formula="of:=MID([.E413];1;2)" office:value-type="string" office:string-value="39" calcext:value-type="string">
            <text:p>39</text:p>
          </table:table-cell>
          <table:table-cell table:formula="of:=MID([.E413];6;2)" office:value-type="string" office:string-value="30" calcext:value-type="string">
            <text:p>30</text:p>
          </table:table-cell>
          <table:table-cell table:formula="of:=MID([.E413];9;2)" office:value-type="string" office:string-value="25" calcext:value-type="string">
            <text:p>25</text:p>
          </table:table-cell>
          <table:table-cell table:formula="of:=-([.F413]+(([.G413]+[.H413]/60)/60))" office:value-type="float" office:value="-14.355" calcext:value-type="float">
            <text:p>-14.355</text:p>
          </table:table-cell>
          <table:table-cell table:formula="of:=-([.I413]+(([.J413]+[.K413]/60)/60))" office:value-type="float" office:value="-39.5069444444444" calcext:value-type="float">
            <text:p>-39.5069444444444</text:p>
          </table:table-cell>
        </table:table-row>
        <table:table-row table:style-name="ro1">
          <table:table-cell office:value-type="string" calcext:value-type="string">
            <text:p>CN-91</text:p>
          </table:table-cell>
          <table:table-cell/>
          <table:table-cell office:value-type="string" calcext:value-type="string">
            <text:p>39 0 42'12" 14 0 23'45"</text:p>
          </table:table-cell>
          <table:table-cell table:formula="of:=MID([.C414];13;14)" office:value-type="string" office:string-value="14 0 23'45&quot;" calcext:value-type="string">
            <text:p>14 0 23'45"</text:p>
          </table:table-cell>
          <table:table-cell table:formula="of:=MID([.C414];1;10)" office:value-type="string" office:string-value="39 0 42'12" calcext:value-type="string">
            <text:p>39 0 42'12</text:p>
          </table:table-cell>
          <table:table-cell table:formula="of:=MID([.D414];1;3)" office:value-type="string" office:string-value="14 " calcext:value-type="string">
            <text:p>14 </text:p>
          </table:table-cell>
          <table:table-cell table:formula="of:=MID([.D414];6;2)" office:value-type="string" office:string-value="23" calcext:value-type="string">
            <text:p>23</text:p>
          </table:table-cell>
          <table:table-cell table:formula="of:=MID([.D414];9;2)" office:value-type="string" office:string-value="45" calcext:value-type="string">
            <text:p>45</text:p>
          </table:table-cell>
          <table:table-cell table:formula="of:=MID([.E414];1;2)" office:value-type="string" office:string-value="39" calcext:value-type="string">
            <text:p>39</text:p>
          </table:table-cell>
          <table:table-cell table:formula="of:=MID([.E414];6;2)" office:value-type="string" office:string-value="42" calcext:value-type="string">
            <text:p>42</text:p>
          </table:table-cell>
          <table:table-cell table:formula="of:=MID([.E414];9;2)" office:value-type="string" office:string-value="12" calcext:value-type="string">
            <text:p>12</text:p>
          </table:table-cell>
          <table:table-cell table:formula="of:=-([.F414]+(([.G414]+[.H414]/60)/60))" office:value-type="float" office:value="-14.3958333333333" calcext:value-type="float">
            <text:p>-14.3958333333333</text:p>
          </table:table-cell>
          <table:table-cell table:formula="of:=-([.I414]+(([.J414]+[.K414]/60)/60))" office:value-type="float" office:value="-39.7033333333333" calcext:value-type="float">
            <text:p>-39.7033333333333</text:p>
          </table:table-cell>
        </table:table-row>
        <table:table-row table:style-name="ro1">
          <table:table-cell office:value-type="string" calcext:value-type="string">
            <text:p>CN-92</text:p>
          </table:table-cell>
          <table:table-cell/>
          <table:table-cell office:value-type="string" calcext:value-type="string">
            <text:p>39 0 54'23" 14 0 26'28"</text:p>
          </table:table-cell>
          <table:table-cell table:formula="of:=MID([.C415];13;14)" office:value-type="string" office:string-value="14 0 26'28&quot;" calcext:value-type="string">
            <text:p>14 0 26'28"</text:p>
          </table:table-cell>
          <table:table-cell table:formula="of:=MID([.C415];1;10)" office:value-type="string" office:string-value="39 0 54'23" calcext:value-type="string">
            <text:p>39 0 54'23</text:p>
          </table:table-cell>
          <table:table-cell table:formula="of:=MID([.D415];1;3)" office:value-type="string" office:string-value="14 " calcext:value-type="string">
            <text:p>14 </text:p>
          </table:table-cell>
          <table:table-cell table:formula="of:=MID([.D415];6;2)" office:value-type="string" office:string-value="26" calcext:value-type="string">
            <text:p>26</text:p>
          </table:table-cell>
          <table:table-cell table:formula="of:=MID([.D415];9;2)" office:value-type="string" office:string-value="28" calcext:value-type="string">
            <text:p>28</text:p>
          </table:table-cell>
          <table:table-cell table:formula="of:=MID([.E415];1;2)" office:value-type="string" office:string-value="39" calcext:value-type="string">
            <text:p>39</text:p>
          </table:table-cell>
          <table:table-cell table:formula="of:=MID([.E415];6;2)" office:value-type="string" office:string-value="54" calcext:value-type="string">
            <text:p>54</text:p>
          </table:table-cell>
          <table:table-cell table:formula="of:=MID([.E415];9;2)" office:value-type="string" office:string-value="23" calcext:value-type="string">
            <text:p>23</text:p>
          </table:table-cell>
          <table:table-cell table:formula="of:=-([.F415]+(([.G415]+[.H415]/60)/60))" office:value-type="float" office:value="-14.4411111111111" calcext:value-type="float">
            <text:p>-14.4411111111111</text:p>
          </table:table-cell>
          <table:table-cell table:formula="of:=-([.I415]+(([.J415]+[.K415]/60)/60))" office:value-type="float" office:value="-39.9063888888889" calcext:value-type="float">
            <text:p>-39.9063888888889</text:p>
          </table:table-cell>
        </table:table-row>
        <table:table-row table:style-name="ro1">
          <table:table-cell office:value-type="string" calcext:value-type="string">
            <text:p>CN-93</text:p>
          </table:table-cell>
          <table:table-cell/>
          <table:table-cell office:value-type="string" calcext:value-type="string">
            <text:p>40 0 03'13" 14 0 27'06"</text:p>
          </table:table-cell>
          <table:table-cell table:formula="of:=MID([.C416];13;14)" office:value-type="string" office:string-value="14 0 27'06&quot;" calcext:value-type="string">
            <text:p>14 0 27'06"</text:p>
          </table:table-cell>
          <table:table-cell table:formula="of:=MID([.C416];1;10)" office:value-type="string" office:string-value="40 0 03'13" calcext:value-type="string">
            <text:p>40 0 03'13</text:p>
          </table:table-cell>
          <table:table-cell table:formula="of:=MID([.D416];1;3)" office:value-type="string" office:string-value="14 " calcext:value-type="string">
            <text:p>14 </text:p>
          </table:table-cell>
          <table:table-cell table:formula="of:=MID([.D416];6;2)" office:value-type="string" office:string-value="27" calcext:value-type="string">
            <text:p>27</text:p>
          </table:table-cell>
          <table:table-cell table:formula="of:=MID([.D416];9;2)" office:value-type="string" office:string-value="06" calcext:value-type="string">
            <text:p>06</text:p>
          </table:table-cell>
          <table:table-cell table:formula="of:=MID([.E416];1;2)" office:value-type="string" office:string-value="40" calcext:value-type="string">
            <text:p>40</text:p>
          </table:table-cell>
          <table:table-cell table:formula="of:=MID([.E416];6;2)" office:value-type="string" office:string-value="03" calcext:value-type="string">
            <text:p>03</text:p>
          </table:table-cell>
          <table:table-cell table:formula="of:=MID([.E416];9;2)" office:value-type="string" office:string-value="13" calcext:value-type="string">
            <text:p>13</text:p>
          </table:table-cell>
          <table:table-cell table:formula="of:=-([.F416]+(([.G416]+[.H416]/60)/60))" office:value-type="float" office:value="-14.4516666666667" calcext:value-type="float">
            <text:p>-14.4516666666667</text:p>
          </table:table-cell>
          <table:table-cell table:formula="of:=-([.I416]+(([.J416]+[.K416]/60)/60))" office:value-type="float" office:value="-40.0536111111111" calcext:value-type="float">
            <text:p>-40.0536111111111</text:p>
          </table:table-cell>
        </table:table-row>
        <table:table-row table:style-name="ro1">
          <table:table-cell office:value-type="string" calcext:value-type="string">
            <text:p>CN-94</text:p>
          </table:table-cell>
          <table:table-cell/>
          <table:table-cell office:value-type="string" calcext:value-type="string">
            <text:p>39 0 53'58" 14 0 39'30"</text:p>
          </table:table-cell>
          <table:table-cell table:formula="of:=MID([.C417];13;14)" office:value-type="string" office:string-value="14 0 39'30&quot;" calcext:value-type="string">
            <text:p>14 0 39'30"</text:p>
          </table:table-cell>
          <table:table-cell table:formula="of:=MID([.C417];1;10)" office:value-type="string" office:string-value="39 0 53'58" calcext:value-type="string">
            <text:p>39 0 53'58</text:p>
          </table:table-cell>
          <table:table-cell table:formula="of:=MID([.D417];1;3)" office:value-type="string" office:string-value="14 " calcext:value-type="string">
            <text:p>14 </text:p>
          </table:table-cell>
          <table:table-cell table:formula="of:=MID([.D417];6;2)" office:value-type="string" office:string-value="39" calcext:value-type="string">
            <text:p>39</text:p>
          </table:table-cell>
          <table:table-cell table:formula="of:=MID([.D417];9;2)" office:value-type="string" office:string-value="30" calcext:value-type="string">
            <text:p>30</text:p>
          </table:table-cell>
          <table:table-cell table:formula="of:=MID([.E417];1;2)" office:value-type="string" office:string-value="39" calcext:value-type="string">
            <text:p>39</text:p>
          </table:table-cell>
          <table:table-cell table:formula="of:=MID([.E417];6;2)" office:value-type="string" office:string-value="53" calcext:value-type="string">
            <text:p>53</text:p>
          </table:table-cell>
          <table:table-cell table:formula="of:=MID([.E417];9;2)" office:value-type="string" office:string-value="58" calcext:value-type="string">
            <text:p>58</text:p>
          </table:table-cell>
          <table:table-cell table:formula="of:=-([.F417]+(([.G417]+[.H417]/60)/60))" office:value-type="float" office:value="-14.6583333333333" calcext:value-type="float">
            <text:p>-14.6583333333333</text:p>
          </table:table-cell>
          <table:table-cell table:formula="of:=-([.I417]+(([.J417]+[.K417]/60)/60))" office:value-type="float" office:value="-39.8994444444444" calcext:value-type="float">
            <text:p>-39.8994444444444</text:p>
          </table:table-cell>
        </table:table-row>
        <table:table-row table:style-name="ro1">
          <table:table-cell office:value-type="string" calcext:value-type="string">
            <text:p>CN-95</text:p>
          </table:table-cell>
          <table:table-cell/>
          <table:table-cell office:value-type="string" calcext:value-type="string">
            <text:p>39 0 35'54" 14 0 31'12"</text:p>
          </table:table-cell>
          <table:table-cell table:formula="of:=MID([.C418];13;14)" office:value-type="string" office:string-value="14 0 31'12&quot;" calcext:value-type="string">
            <text:p>14 0 31'12"</text:p>
          </table:table-cell>
          <table:table-cell table:formula="of:=MID([.C418];1;10)" office:value-type="string" office:string-value="39 0 35'54" calcext:value-type="string">
            <text:p>39 0 35'54</text:p>
          </table:table-cell>
          <table:table-cell table:formula="of:=MID([.D418];1;3)" office:value-type="string" office:string-value="14 " calcext:value-type="string">
            <text:p>14 </text:p>
          </table:table-cell>
          <table:table-cell table:formula="of:=MID([.D418];6;2)" office:value-type="string" office:string-value="31" calcext:value-type="string">
            <text:p>31</text:p>
          </table:table-cell>
          <table:table-cell table:formula="of:=MID([.D418];9;2)" office:value-type="string" office:string-value="12" calcext:value-type="string">
            <text:p>12</text:p>
          </table:table-cell>
          <table:table-cell table:formula="of:=MID([.E418];1;2)" office:value-type="string" office:string-value="39" calcext:value-type="string">
            <text:p>39</text:p>
          </table:table-cell>
          <table:table-cell table:formula="of:=MID([.E418];6;2)" office:value-type="string" office:string-value="35" calcext:value-type="string">
            <text:p>35</text:p>
          </table:table-cell>
          <table:table-cell table:formula="of:=MID([.E418];9;2)" office:value-type="string" office:string-value="54" calcext:value-type="string">
            <text:p>54</text:p>
          </table:table-cell>
          <table:table-cell table:formula="of:=-([.F418]+(([.G418]+[.H418]/60)/60))" office:value-type="float" office:value="-14.52" calcext:value-type="float">
            <text:p>-14.52</text:p>
          </table:table-cell>
          <table:table-cell table:formula="of:=-([.I418]+(([.J418]+[.K418]/60)/60))" office:value-type="float" office:value="-39.5983333333333" calcext:value-type="float">
            <text:p>-39.5983333333333</text:p>
          </table:table-cell>
        </table:table-row>
        <table:table-row table:style-name="ro1">
          <table:table-cell office:value-type="string" calcext:value-type="string">
            <text:p>CN-96</text:p>
          </table:table-cell>
          <table:table-cell/>
          <table:table-cell office:value-type="string" calcext:value-type="string">
            <text:p>39 0 23'55" 14 0 27'42"</text:p>
          </table:table-cell>
          <table:table-cell table:formula="of:=MID([.C419];13;14)" office:value-type="string" office:string-value="14 0 27'42&quot;" calcext:value-type="string">
            <text:p>14 0 27'42"</text:p>
          </table:table-cell>
          <table:table-cell table:formula="of:=MID([.C419];1;10)" office:value-type="string" office:string-value="39 0 23'55" calcext:value-type="string">
            <text:p>39 0 23'55</text:p>
          </table:table-cell>
          <table:table-cell table:formula="of:=MID([.D419];1;3)" office:value-type="string" office:string-value="14 " calcext:value-type="string">
            <text:p>14 </text:p>
          </table:table-cell>
          <table:table-cell table:formula="of:=MID([.D419];6;2)" office:value-type="string" office:string-value="27" calcext:value-type="string">
            <text:p>27</text:p>
          </table:table-cell>
          <table:table-cell table:formula="of:=MID([.D419];9;2)" office:value-type="string" office:string-value="42" calcext:value-type="string">
            <text:p>42</text:p>
          </table:table-cell>
          <table:table-cell table:formula="of:=MID([.E419];1;2)" office:value-type="string" office:string-value="39" calcext:value-type="string">
            <text:p>39</text:p>
          </table:table-cell>
          <table:table-cell table:formula="of:=MID([.E419];6;2)" office:value-type="string" office:string-value="23" calcext:value-type="string">
            <text:p>23</text:p>
          </table:table-cell>
          <table:table-cell table:formula="of:=MID([.E419];9;2)" office:value-type="string" office:string-value="55" calcext:value-type="string">
            <text:p>55</text:p>
          </table:table-cell>
          <table:table-cell table:formula="of:=-([.F419]+(([.G419]+[.H419]/60)/60))" office:value-type="float" office:value="-14.4616666666667" calcext:value-type="float">
            <text:p>-14.4616666666667</text:p>
          </table:table-cell>
          <table:table-cell table:formula="of:=-([.I419]+(([.J419]+[.K419]/60)/60))" office:value-type="float" office:value="-39.3986111111111" calcext:value-type="float">
            <text:p>-39.3986111111111</text:p>
          </table:table-cell>
        </table:table-row>
        <table:table-row table:style-name="ro1">
          <table:table-cell office:value-type="string" calcext:value-type="string">
            <text:p>CN-97</text:p>
          </table:table-cell>
          <table:table-cell/>
          <table:table-cell office:value-type="string" calcext:value-type="string">
            <text:p>39 0 31'24" 14 0 09'41"</text:p>
          </table:table-cell>
          <table:table-cell table:formula="of:=MID([.C420];13;14)" office:value-type="string" office:string-value="14 0 09'41&quot;" calcext:value-type="string">
            <text:p>14 0 09'41"</text:p>
          </table:table-cell>
          <table:table-cell table:formula="of:=MID([.C420];1;10)" office:value-type="string" office:string-value="39 0 31'24" calcext:value-type="string">
            <text:p>39 0 31'24</text:p>
          </table:table-cell>
          <table:table-cell table:formula="of:=MID([.D420];1;3)" office:value-type="string" office:string-value="14 " calcext:value-type="string">
            <text:p>14 </text:p>
          </table:table-cell>
          <table:table-cell table:formula="of:=MID([.D420];6;2)" office:value-type="string" office:string-value="09" calcext:value-type="string">
            <text:p>09</text:p>
          </table:table-cell>
          <table:table-cell table:formula="of:=MID([.D420];9;2)" office:value-type="string" office:string-value="41" calcext:value-type="string">
            <text:p>41</text:p>
          </table:table-cell>
          <table:table-cell table:formula="of:=MID([.E420];1;2)" office:value-type="string" office:string-value="39" calcext:value-type="string">
            <text:p>39</text:p>
          </table:table-cell>
          <table:table-cell table:formula="of:=MID([.E420];6;2)" office:value-type="string" office:string-value="31" calcext:value-type="string">
            <text:p>31</text:p>
          </table:table-cell>
          <table:table-cell table:formula="of:=MID([.E420];9;2)" office:value-type="string" office:string-value="24" calcext:value-type="string">
            <text:p>24</text:p>
          </table:table-cell>
          <table:table-cell table:formula="of:=-([.F420]+(([.G420]+[.H420]/60)/60))" office:value-type="float" office:value="-14.1613888888889" calcext:value-type="float">
            <text:p>-14.1613888888889</text:p>
          </table:table-cell>
          <table:table-cell table:formula="of:=-([.I420]+(([.J420]+[.K420]/60)/60))" office:value-type="float" office:value="-39.5233333333333" calcext:value-type="float">
            <text:p>-39.5233333333333</text:p>
          </table:table-cell>
        </table:table-row>
        <table:table-row table:style-name="ro1">
          <table:table-cell office:value-type="string" calcext:value-type="string">
            <text:p>CN-98</text:p>
          </table:table-cell>
          <table:table-cell/>
          <table:table-cell office:value-type="string" calcext:value-type="string">
            <text:p>39 0 16'21" 14 0 17'04"</text:p>
          </table:table-cell>
          <table:table-cell table:formula="of:=MID([.C421];13;14)" office:value-type="string" office:string-value="14 0 17'04&quot;" calcext:value-type="string">
            <text:p>14 0 17'04"</text:p>
          </table:table-cell>
          <table:table-cell table:formula="of:=MID([.C421];1;10)" office:value-type="string" office:string-value="39 0 16'21" calcext:value-type="string">
            <text:p>39 0 16'21</text:p>
          </table:table-cell>
          <table:table-cell table:formula="of:=MID([.D421];1;3)" office:value-type="string" office:string-value="14 " calcext:value-type="string">
            <text:p>14 </text:p>
          </table:table-cell>
          <table:table-cell table:formula="of:=MID([.D421];6;2)" office:value-type="string" office:string-value="17" calcext:value-type="string">
            <text:p>17</text:p>
          </table:table-cell>
          <table:table-cell table:formula="of:=MID([.D421];9;2)" office:value-type="string" office:string-value="04" calcext:value-type="string">
            <text:p>04</text:p>
          </table:table-cell>
          <table:table-cell table:formula="of:=MID([.E421];1;2)" office:value-type="string" office:string-value="39" calcext:value-type="string">
            <text:p>39</text:p>
          </table:table-cell>
          <table:table-cell table:formula="of:=MID([.E421];6;2)" office:value-type="string" office:string-value="16" calcext:value-type="string">
            <text:p>16</text:p>
          </table:table-cell>
          <table:table-cell table:formula="of:=MID([.E421];9;2)" office:value-type="string" office:string-value="21" calcext:value-type="string">
            <text:p>21</text:p>
          </table:table-cell>
          <table:table-cell table:formula="of:=-([.F421]+(([.G421]+[.H421]/60)/60))" office:value-type="float" office:value="-14.2844444444444" calcext:value-type="float">
            <text:p>-14.2844444444444</text:p>
          </table:table-cell>
          <table:table-cell table:formula="of:=-([.I421]+(([.J421]+[.K421]/60)/60))" office:value-type="float" office:value="-39.2725" calcext:value-type="float">
            <text:p>-39.2725</text:p>
          </table:table-cell>
        </table:table-row>
        <table:table-row table:style-name="ro1">
          <table:table-cell office:value-type="string" calcext:value-type="string">
            <text:p>CN-99</text:p>
          </table:table-cell>
          <table:table-cell/>
          <table:table-cell office:value-type="string" calcext:value-type="string">
            <text:p>39 0 09'05" 14 0 28'24"</text:p>
          </table:table-cell>
          <table:table-cell table:formula="of:=MID([.C422];13;14)" office:value-type="string" office:string-value="14 0 28'24&quot;" calcext:value-type="string">
            <text:p>14 0 28'24"</text:p>
          </table:table-cell>
          <table:table-cell table:formula="of:=MID([.C422];1;10)" office:value-type="string" office:string-value="39 0 09'05" calcext:value-type="string">
            <text:p>39 0 09'05</text:p>
          </table:table-cell>
          <table:table-cell table:formula="of:=MID([.D422];1;3)" office:value-type="string" office:string-value="14 " calcext:value-type="string">
            <text:p>14 </text:p>
          </table:table-cell>
          <table:table-cell table:formula="of:=MID([.D422];6;2)" office:value-type="string" office:string-value="28" calcext:value-type="string">
            <text:p>28</text:p>
          </table:table-cell>
          <table:table-cell table:formula="of:=MID([.D422];9;2)" office:value-type="string" office:string-value="24" calcext:value-type="string">
            <text:p>24</text:p>
          </table:table-cell>
          <table:table-cell table:formula="of:=MID([.E422];1;2)" office:value-type="string" office:string-value="39" calcext:value-type="string">
            <text:p>39</text:p>
          </table:table-cell>
          <table:table-cell table:formula="of:=MID([.E422];6;2)" office:value-type="string" office:string-value="09" calcext:value-type="string">
            <text:p>09</text:p>
          </table:table-cell>
          <table:table-cell table:formula="of:=MID([.E422];9;2)" office:value-type="string" office:string-value="05" calcext:value-type="string">
            <text:p>05</text:p>
          </table:table-cell>
          <table:table-cell table:formula="of:=-([.F422]+(([.G422]+[.H422]/60)/60))" office:value-type="float" office:value="-14.4733333333333" calcext:value-type="float">
            <text:p>-14.4733333333333</text:p>
          </table:table-cell>
          <table:table-cell table:formula="of:=-([.I422]+(([.J422]+[.K422]/60)/60))" office:value-type="float" office:value="-39.1513888888889" calcext:value-type="float">
            <text:p>-39.1513888888889</text:p>
          </table:table-cell>
        </table:table-row>
        <table:table-row table:style-name="ro1">
          <table:table-cell office:value-type="string" calcext:value-type="string">
            <text:p>CN-100</text:p>
          </table:table-cell>
          <table:table-cell/>
          <table:table-cell office:value-type="string" calcext:value-type="string">
            <text:p>39 0 06'09" 14 0 20'58"</text:p>
          </table:table-cell>
          <table:table-cell table:formula="of:=MID([.C423];13;14)" office:value-type="string" office:string-value="14 0 20'58&quot;" calcext:value-type="string">
            <text:p>14 0 20'58"</text:p>
          </table:table-cell>
          <table:table-cell table:formula="of:=MID([.C423];1;10)" office:value-type="string" office:string-value="39 0 06'09" calcext:value-type="string">
            <text:p>39 0 06'09</text:p>
          </table:table-cell>
          <table:table-cell table:formula="of:=MID([.D423];1;3)" office:value-type="string" office:string-value="14 " calcext:value-type="string">
            <text:p>14 </text:p>
          </table:table-cell>
          <table:table-cell table:formula="of:=MID([.D423];6;2)" office:value-type="string" office:string-value="20" calcext:value-type="string">
            <text:p>20</text:p>
          </table:table-cell>
          <table:table-cell table:formula="of:=MID([.D423];9;2)" office:value-type="string" office:string-value="58" calcext:value-type="string">
            <text:p>58</text:p>
          </table:table-cell>
          <table:table-cell table:formula="of:=MID([.E423];1;2)" office:value-type="string" office:string-value="39" calcext:value-type="string">
            <text:p>39</text:p>
          </table:table-cell>
          <table:table-cell table:formula="of:=MID([.E423];6;2)" office:value-type="string" office:string-value="06" calcext:value-type="string">
            <text:p>06</text:p>
          </table:table-cell>
          <table:table-cell table:formula="of:=MID([.E423];9;2)" office:value-type="string" office:string-value="09" calcext:value-type="string">
            <text:p>09</text:p>
          </table:table-cell>
          <table:table-cell table:formula="of:=-([.F423]+(([.G423]+[.H423]/60)/60))" office:value-type="float" office:value="-14.3494444444444" calcext:value-type="float">
            <text:p>-14.3494444444444</text:p>
          </table:table-cell>
          <table:table-cell table:formula="of:=-([.I423]+(([.J423]+[.K423]/60)/60))" office:value-type="float" office:value="-39.1025" calcext:value-type="float">
            <text:p>-39.1025</text:p>
          </table:table-cell>
        </table:table-row>
        <table:table-row table:style-name="ro1">
          <table:table-cell office:value-type="string" calcext:value-type="string">
            <text:p>CN-101</text:p>
          </table:table-cell>
          <table:table-cell/>
          <table:table-cell office:value-type="string" calcext:value-type="string">
            <text:p>39 0 21'01" 13 0 57'25"</text:p>
          </table:table-cell>
          <table:table-cell table:formula="of:=MID([.C424];13;14)" office:value-type="string" office:string-value="13 0 57'25&quot;" calcext:value-type="string">
            <text:p>13 0 57'25"</text:p>
          </table:table-cell>
          <table:table-cell table:formula="of:=MID([.C424];1;10)" office:value-type="string" office:string-value="39 0 21'01" calcext:value-type="string">
            <text:p>39 0 21'01</text:p>
          </table:table-cell>
          <table:table-cell table:formula="of:=MID([.D424];1;3)" office:value-type="string" office:string-value="13 " calcext:value-type="string">
            <text:p>13 </text:p>
          </table:table-cell>
          <table:table-cell table:formula="of:=MID([.D424];6;2)" office:value-type="string" office:string-value="57" calcext:value-type="string">
            <text:p>57</text:p>
          </table:table-cell>
          <table:table-cell table:formula="of:=MID([.D424];9;2)" office:value-type="string" office:string-value="25" calcext:value-type="string">
            <text:p>25</text:p>
          </table:table-cell>
          <table:table-cell table:formula="of:=MID([.E424];1;2)" office:value-type="string" office:string-value="39" calcext:value-type="string">
            <text:p>39</text:p>
          </table:table-cell>
          <table:table-cell table:formula="of:=MID([.E424];6;2)" office:value-type="string" office:string-value="21" calcext:value-type="string">
            <text:p>21</text:p>
          </table:table-cell>
          <table:table-cell table:formula="of:=MID([.E424];9;2)" office:value-type="string" office:string-value="01" calcext:value-type="string">
            <text:p>01</text:p>
          </table:table-cell>
          <table:table-cell table:formula="of:=-([.F424]+(([.G424]+[.H424]/60)/60))" office:value-type="float" office:value="-13.9569444444444" calcext:value-type="float">
            <text:p>-13.9569444444444</text:p>
          </table:table-cell>
          <table:table-cell table:formula="of:=-([.I424]+(([.J424]+[.K424]/60)/60))" office:value-type="float" office:value="-39.3502777777778" calcext:value-type="float">
            <text:p>-39.3502777777778</text:p>
          </table:table-cell>
        </table:table-row>
        <table:table-row table:style-name="ro1">
          <table:table-cell office:value-type="string" calcext:value-type="string">
            <text:p>CN-102</text:p>
          </table:table-cell>
          <table:table-cell/>
          <table:table-cell office:value-type="string" calcext:value-type="string">
            <text:p>41 0 57'24" 14 0 08'06"</text:p>
          </table:table-cell>
          <table:table-cell table:formula="of:=MID([.C425];13;14)" office:value-type="string" office:string-value="14 0 08'06&quot;" calcext:value-type="string">
            <text:p>14 0 08'06"</text:p>
          </table:table-cell>
          <table:table-cell table:formula="of:=MID([.C425];1;10)" office:value-type="string" office:string-value="41 0 57'24" calcext:value-type="string">
            <text:p>41 0 57'24</text:p>
          </table:table-cell>
          <table:table-cell table:formula="of:=MID([.D425];1;3)" office:value-type="string" office:string-value="14 " calcext:value-type="string">
            <text:p>14 </text:p>
          </table:table-cell>
          <table:table-cell table:formula="of:=MID([.D425];6;2)" office:value-type="string" office:string-value="08" calcext:value-type="string">
            <text:p>08</text:p>
          </table:table-cell>
          <table:table-cell table:formula="of:=MID([.D425];9;2)" office:value-type="string" office:string-value="06" calcext:value-type="string">
            <text:p>06</text:p>
          </table:table-cell>
          <table:table-cell table:formula="of:=MID([.E425];1;2)" office:value-type="string" office:string-value="41" calcext:value-type="string">
            <text:p>41</text:p>
          </table:table-cell>
          <table:table-cell table:formula="of:=MID([.E425];6;2)" office:value-type="string" office:string-value="57" calcext:value-type="string">
            <text:p>57</text:p>
          </table:table-cell>
          <table:table-cell table:formula="of:=MID([.E425];9;2)" office:value-type="string" office:string-value="24" calcext:value-type="string">
            <text:p>24</text:p>
          </table:table-cell>
          <table:table-cell table:formula="of:=-([.F425]+(([.G425]+[.H425]/60)/60))" office:value-type="float" office:value="-14.135" calcext:value-type="float">
            <text:p>-14.135</text:p>
          </table:table-cell>
          <table:table-cell table:formula="of:=-([.I425]+(([.J425]+[.K425]/60)/60))" office:value-type="float" office:value="-41.9566666666667" calcext:value-type="float">
            <text:p>-41.9566666666667</text:p>
          </table:table-cell>
        </table:table-row>
        <table:table-row table:style-name="ro1">
          <table:table-cell office:value-type="string" calcext:value-type="string">
            <text:p>CN-103</text:p>
          </table:table-cell>
          <table:table-cell/>
          <table:table-cell office:value-type="string" calcext:value-type="string">
            <text:p>41 0 56'56" 15 0 06'56"</text:p>
          </table:table-cell>
          <table:table-cell table:formula="of:=MID([.C426];13;14)" office:value-type="string" office:string-value="15 0 06'56&quot;" calcext:value-type="string">
            <text:p>15 0 06'56"</text:p>
          </table:table-cell>
          <table:table-cell table:formula="of:=MID([.C426];1;10)" office:value-type="string" office:string-value="41 0 56'56" calcext:value-type="string">
            <text:p>41 0 56'56</text:p>
          </table:table-cell>
          <table:table-cell table:formula="of:=MID([.D426];1;3)" office:value-type="string" office:string-value="15 " calcext:value-type="string">
            <text:p>15 </text:p>
          </table:table-cell>
          <table:table-cell table:formula="of:=MID([.D426];6;2)" office:value-type="string" office:string-value="06" calcext:value-type="string">
            <text:p>06</text:p>
          </table:table-cell>
          <table:table-cell table:formula="of:=MID([.D426];9;2)" office:value-type="string" office:string-value="56" calcext:value-type="string">
            <text:p>56</text:p>
          </table:table-cell>
          <table:table-cell table:formula="of:=MID([.E426];1;2)" office:value-type="string" office:string-value="41" calcext:value-type="string">
            <text:p>41</text:p>
          </table:table-cell>
          <table:table-cell table:formula="of:=MID([.E426];6;2)" office:value-type="string" office:string-value="56" calcext:value-type="string">
            <text:p>56</text:p>
          </table:table-cell>
          <table:table-cell table:formula="of:=MID([.E426];9;2)" office:value-type="string" office:string-value="56" calcext:value-type="string">
            <text:p>56</text:p>
          </table:table-cell>
          <table:table-cell table:formula="of:=-([.F426]+(([.G426]+[.H426]/60)/60))" office:value-type="float" office:value="-15.1155555555556" calcext:value-type="float">
            <text:p>-15.1155555555556</text:p>
          </table:table-cell>
          <table:table-cell table:formula="of:=-([.I426]+(([.J426]+[.K426]/60)/60))" office:value-type="float" office:value="-41.9488888888889" calcext:value-type="float">
            <text:p>-41.9488888888889</text:p>
          </table:table-cell>
        </table:table-row>
        <table:table-row table:style-name="ro1">
          <table:table-cell office:value-type="string" calcext:value-type="string">
            <text:p>CN-104</text:p>
          </table:table-cell>
          <table:table-cell/>
          <table:table-cell office:value-type="string" calcext:value-type="string">
            <text:p>41 0 43'40" 15 0 00'46"</text:p>
          </table:table-cell>
          <table:table-cell table:formula="of:=MID([.C427];13;14)" office:value-type="string" office:string-value="15 0 00'46&quot;" calcext:value-type="string">
            <text:p>15 0 00'46"</text:p>
          </table:table-cell>
          <table:table-cell table:formula="of:=MID([.C427];1;10)" office:value-type="string" office:string-value="41 0 43'40" calcext:value-type="string">
            <text:p>41 0 43'40</text:p>
          </table:table-cell>
          <table:table-cell table:formula="of:=MID([.D427];1;3)" office:value-type="string" office:string-value="15 " calcext:value-type="string">
            <text:p>15 </text:p>
          </table:table-cell>
          <table:table-cell table:formula="of:=MID([.D427];6;2)" office:value-type="string" office:string-value="00" calcext:value-type="string">
            <text:p>00</text:p>
          </table:table-cell>
          <table:table-cell table:formula="of:=MID([.D427];9;2)" office:value-type="string" office:string-value="46" calcext:value-type="string">
            <text:p>46</text:p>
          </table:table-cell>
          <table:table-cell table:formula="of:=MID([.E427];1;2)" office:value-type="string" office:string-value="41" calcext:value-type="string">
            <text:p>41</text:p>
          </table:table-cell>
          <table:table-cell table:formula="of:=MID([.E427];6;2)" office:value-type="string" office:string-value="43" calcext:value-type="string">
            <text:p>43</text:p>
          </table:table-cell>
          <table:table-cell table:formula="of:=MID([.E427];9;2)" office:value-type="string" office:string-value="40" calcext:value-type="string">
            <text:p>40</text:p>
          </table:table-cell>
          <table:table-cell table:formula="of:=-([.F427]+(([.G427]+[.H427]/60)/60))" office:value-type="float" office:value="-15.0127777777778" calcext:value-type="float">
            <text:p>-15.0127777777778</text:p>
          </table:table-cell>
          <table:table-cell table:formula="of:=-([.I427]+(([.J427]+[.K427]/60)/60))" office:value-type="float" office:value="-41.7277777777778" calcext:value-type="float">
            <text:p>-41.7277777777778</text:p>
          </table:table-cell>
        </table:table-row>
        <table:table-row table:style-name="ro1">
          <table:table-cell office:value-type="string" calcext:value-type="string">
            <text:p>CN-105</text:p>
          </table:table-cell>
          <table:table-cell/>
          <table:table-cell office:value-type="string" calcext:value-type="string">
            <text:p>39 0 50'36" 14 0 05'00"</text:p>
          </table:table-cell>
          <table:table-cell table:formula="of:=MID([.C428];13;14)" office:value-type="string" office:string-value="14 0 05'00&quot;" calcext:value-type="string">
            <text:p>14 0 05'00"</text:p>
          </table:table-cell>
          <table:table-cell table:formula="of:=MID([.C428];1;10)" office:value-type="string" office:string-value="39 0 50'36" calcext:value-type="string">
            <text:p>39 0 50'36</text:p>
          </table:table-cell>
          <table:table-cell table:formula="of:=MID([.D428];1;3)" office:value-type="string" office:string-value="14 " calcext:value-type="string">
            <text:p>14 </text:p>
          </table:table-cell>
          <table:table-cell table:formula="of:=MID([.D428];6;2)" office:value-type="string" office:string-value="05" calcext:value-type="string">
            <text:p>05</text:p>
          </table:table-cell>
          <table:table-cell table:formula="of:=MID([.D428];9;2)" office:value-type="string" office:string-value="00" calcext:value-type="string">
            <text:p>00</text:p>
          </table:table-cell>
          <table:table-cell table:formula="of:=MID([.E428];1;2)" office:value-type="string" office:string-value="39" calcext:value-type="string">
            <text:p>39</text:p>
          </table:table-cell>
          <table:table-cell table:formula="of:=MID([.E428];6;2)" office:value-type="string" office:string-value="50" calcext:value-type="string">
            <text:p>50</text:p>
          </table:table-cell>
          <table:table-cell table:formula="of:=MID([.E428];9;2)" office:value-type="string" office:string-value="36" calcext:value-type="string">
            <text:p>36</text:p>
          </table:table-cell>
          <table:table-cell table:formula="of:=-([.F428]+(([.G428]+[.H428]/60)/60))" office:value-type="float" office:value="-14.0833333333333" calcext:value-type="float">
            <text:p>-14.0833333333333</text:p>
          </table:table-cell>
          <table:table-cell table:formula="of:=-([.I428]+(([.J428]+[.K428]/60)/60))" office:value-type="float" office:value="-39.8433333333333" calcext:value-type="float">
            <text:p>-39.8433333333333</text:p>
          </table:table-cell>
        </table:table-row>
        <table:table-row table:style-name="ro1">
          <table:table-cell office:value-type="string" calcext:value-type="string">
            <text:p>CN-106</text:p>
          </table:table-cell>
          <table:table-cell/>
          <table:table-cell office:value-type="string" calcext:value-type="string">
            <text:p>40 0 44'17" 14 0 32'02"</text:p>
          </table:table-cell>
          <table:table-cell table:formula="of:=MID([.C429];13;14)" office:value-type="string" office:string-value="14 0 32'02&quot;" calcext:value-type="string">
            <text:p>14 0 32'02"</text:p>
          </table:table-cell>
          <table:table-cell table:formula="of:=MID([.C429];1;10)" office:value-type="string" office:string-value="40 0 44'17" calcext:value-type="string">
            <text:p>40 0 44'17</text:p>
          </table:table-cell>
          <table:table-cell table:formula="of:=MID([.D429];1;3)" office:value-type="string" office:string-value="14 " calcext:value-type="string">
            <text:p>14 </text:p>
          </table:table-cell>
          <table:table-cell table:formula="of:=MID([.D429];6;2)" office:value-type="string" office:string-value="32" calcext:value-type="string">
            <text:p>32</text:p>
          </table:table-cell>
          <table:table-cell table:formula="of:=MID([.D429];9;2)" office:value-type="string" office:string-value="02" calcext:value-type="string">
            <text:p>02</text:p>
          </table:table-cell>
          <table:table-cell table:formula="of:=MID([.E429];1;2)" office:value-type="string" office:string-value="40" calcext:value-type="string">
            <text:p>40</text:p>
          </table:table-cell>
          <table:table-cell table:formula="of:=MID([.E429];6;2)" office:value-type="string" office:string-value="44" calcext:value-type="string">
            <text:p>44</text:p>
          </table:table-cell>
          <table:table-cell table:formula="of:=MID([.E429];9;2)" office:value-type="string" office:string-value="17" calcext:value-type="string">
            <text:p>17</text:p>
          </table:table-cell>
          <table:table-cell table:formula="of:=-([.F429]+(([.G429]+[.H429]/60)/60))" office:value-type="float" office:value="-14.5338888888889" calcext:value-type="float">
            <text:p>-14.5338888888889</text:p>
          </table:table-cell>
          <table:table-cell table:formula="of:=-([.I429]+(([.J429]+[.K429]/60)/60))" office:value-type="float" office:value="-40.7380555555556" calcext:value-type="float">
            <text:p>-40.7380555555556</text:p>
          </table:table-cell>
        </table:table-row>
        <table:table-row table:style-name="ro1">
          <table:table-cell office:value-type="string" calcext:value-type="string">
            <text:p>CN-107</text:p>
          </table:table-cell>
          <table:table-cell/>
          <table:table-cell office:value-type="string" calcext:value-type="string">
            <text:p>39 0 08'48" 14 0 19'33"</text:p>
          </table:table-cell>
          <table:table-cell table:formula="of:=MID([.C430];13;14)" office:value-type="string" office:string-value="14 0 19'33&quot;" calcext:value-type="string">
            <text:p>14 0 19'33"</text:p>
          </table:table-cell>
          <table:table-cell table:formula="of:=MID([.C430];1;10)" office:value-type="string" office:string-value="39 0 08'48" calcext:value-type="string">
            <text:p>39 0 08'48</text:p>
          </table:table-cell>
          <table:table-cell table:formula="of:=MID([.D430];1;3)" office:value-type="string" office:string-value="14 " calcext:value-type="string">
            <text:p>14 </text:p>
          </table:table-cell>
          <table:table-cell table:formula="of:=MID([.D430];6;2)" office:value-type="string" office:string-value="19" calcext:value-type="string">
            <text:p>19</text:p>
          </table:table-cell>
          <table:table-cell table:formula="of:=MID([.D430];9;2)" office:value-type="string" office:string-value="33" calcext:value-type="string">
            <text:p>33</text:p>
          </table:table-cell>
          <table:table-cell table:formula="of:=MID([.E430];1;2)" office:value-type="string" office:string-value="39" calcext:value-type="string">
            <text:p>39</text:p>
          </table:table-cell>
          <table:table-cell table:formula="of:=MID([.E430];6;2)" office:value-type="string" office:string-value="08" calcext:value-type="string">
            <text:p>08</text:p>
          </table:table-cell>
          <table:table-cell table:formula="of:=MID([.E430];9;2)" office:value-type="string" office:string-value="48" calcext:value-type="string">
            <text:p>48</text:p>
          </table:table-cell>
          <table:table-cell table:formula="of:=-([.F430]+(([.G430]+[.H430]/60)/60))" office:value-type="float" office:value="-14.3258333333333" calcext:value-type="float">
            <text:p>-14.3258333333333</text:p>
          </table:table-cell>
          <table:table-cell table:formula="of:=-([.I430]+(([.J430]+[.K430]/60)/60))" office:value-type="float" office:value="-39.1466666666667" calcext:value-type="float">
            <text:p>-39.1466666666667</text:p>
          </table:table-cell>
        </table:table-row>
        <table:table-row table:style-name="ro1">
          <table:table-cell office:value-type="string" calcext:value-type="string">
            <text:p>CN-108</text:p>
          </table:table-cell>
          <table:table-cell/>
          <table:table-cell office:value-type="string" calcext:value-type="string">
            <text:p>40 0 13'03" 14 0 20'56"</text:p>
          </table:table-cell>
          <table:table-cell table:formula="of:=MID([.C431];13;14)" office:value-type="string" office:string-value="14 0 20'56&quot;" calcext:value-type="string">
            <text:p>14 0 20'56"</text:p>
          </table:table-cell>
          <table:table-cell table:formula="of:=MID([.C431];1;10)" office:value-type="string" office:string-value="40 0 13'03" calcext:value-type="string">
            <text:p>40 0 13'03</text:p>
          </table:table-cell>
          <table:table-cell table:formula="of:=MID([.D431];1;3)" office:value-type="string" office:string-value="14 " calcext:value-type="string">
            <text:p>14 </text:p>
          </table:table-cell>
          <table:table-cell table:formula="of:=MID([.D431];6;2)" office:value-type="string" office:string-value="20" calcext:value-type="string">
            <text:p>20</text:p>
          </table:table-cell>
          <table:table-cell table:formula="of:=MID([.D431];9;2)" office:value-type="string" office:string-value="56" calcext:value-type="string">
            <text:p>56</text:p>
          </table:table-cell>
          <table:table-cell table:formula="of:=MID([.E431];1;2)" office:value-type="string" office:string-value="40" calcext:value-type="string">
            <text:p>40</text:p>
          </table:table-cell>
          <table:table-cell table:formula="of:=MID([.E431];6;2)" office:value-type="string" office:string-value="13" calcext:value-type="string">
            <text:p>13</text:p>
          </table:table-cell>
          <table:table-cell table:formula="of:=MID([.E431];9;2)" office:value-type="string" office:string-value="03" calcext:value-type="string">
            <text:p>03</text:p>
          </table:table-cell>
          <table:table-cell table:formula="of:=-([.F431]+(([.G431]+[.H431]/60)/60))" office:value-type="float" office:value="-14.3488888888889" calcext:value-type="float">
            <text:p>-14.3488888888889</text:p>
          </table:table-cell>
          <table:table-cell table:formula="of:=-([.I431]+(([.J431]+[.K431]/60)/60))" office:value-type="float" office:value="-40.2175" calcext:value-type="float">
            <text:p>-40.2175</text:p>
          </table:table-cell>
        </table:table-row>
        <table:table-row table:style-name="ro1">
          <table:table-cell office:value-type="string" calcext:value-type="string">
            <text:p>CN-109</text:p>
          </table:table-cell>
          <table:table-cell/>
          <table:table-cell office:value-type="string" calcext:value-type="string">
            <text:p>40 0 14'18" 14 0 21'21"</text:p>
          </table:table-cell>
          <table:table-cell table:formula="of:=MID([.C432];13;14)" office:value-type="string" office:string-value="14 0 21'21&quot;" calcext:value-type="string">
            <text:p>14 0 21'21"</text:p>
          </table:table-cell>
          <table:table-cell table:formula="of:=MID([.C432];1;10)" office:value-type="string" office:string-value="40 0 14'18" calcext:value-type="string">
            <text:p>40 0 14'18</text:p>
          </table:table-cell>
          <table:table-cell table:formula="of:=MID([.D432];1;3)" office:value-type="string" office:string-value="14 " calcext:value-type="string">
            <text:p>14 </text:p>
          </table:table-cell>
          <table:table-cell table:formula="of:=MID([.D432];6;2)" office:value-type="string" office:string-value="21" calcext:value-type="string">
            <text:p>21</text:p>
          </table:table-cell>
          <table:table-cell table:formula="of:=MID([.D432];9;2)" office:value-type="string" office:string-value="21" calcext:value-type="string">
            <text:p>21</text:p>
          </table:table-cell>
          <table:table-cell table:formula="of:=MID([.E432];1;2)" office:value-type="string" office:string-value="40" calcext:value-type="string">
            <text:p>40</text:p>
          </table:table-cell>
          <table:table-cell table:formula="of:=MID([.E432];6;2)" office:value-type="string" office:string-value="14" calcext:value-type="string">
            <text:p>14</text:p>
          </table:table-cell>
          <table:table-cell table:formula="of:=MID([.E432];9;2)" office:value-type="string" office:string-value="18" calcext:value-type="string">
            <text:p>18</text:p>
          </table:table-cell>
          <table:table-cell table:formula="of:=-([.F432]+(([.G432]+[.H432]/60)/60))" office:value-type="float" office:value="-14.3558333333333" calcext:value-type="float">
            <text:p>-14.3558333333333</text:p>
          </table:table-cell>
          <table:table-cell table:formula="of:=-([.I432]+(([.J432]+[.K432]/60)/60))" office:value-type="float" office:value="-40.2383333333333" calcext:value-type="float">
            <text:p>-40.2383333333333</text:p>
          </table:table-cell>
        </table:table-row>
        <table:table-row table:style-name="ro1">
          <table:table-cell office:value-type="string" calcext:value-type="string">
            <text:p>CN-110</text:p>
          </table:table-cell>
          <table:table-cell/>
          <table:table-cell office:value-type="string" calcext:value-type="string">
            <text:p>41 0 42'46" 14 0 14'51"</text:p>
          </table:table-cell>
          <table:table-cell table:formula="of:=MID([.C433];13;14)" office:value-type="string" office:string-value="14 0 14'51&quot;" calcext:value-type="string">
            <text:p>14 0 14'51"</text:p>
          </table:table-cell>
          <table:table-cell table:formula="of:=MID([.C433];1;10)" office:value-type="string" office:string-value="41 0 42'46" calcext:value-type="string">
            <text:p>41 0 42'46</text:p>
          </table:table-cell>
          <table:table-cell table:formula="of:=MID([.D433];1;3)" office:value-type="string" office:string-value="14 " calcext:value-type="string">
            <text:p>14 </text:p>
          </table:table-cell>
          <table:table-cell table:formula="of:=MID([.D433];6;2)" office:value-type="string" office:string-value="14" calcext:value-type="string">
            <text:p>14</text:p>
          </table:table-cell>
          <table:table-cell table:formula="of:=MID([.D433];9;2)" office:value-type="string" office:string-value="51" calcext:value-type="string">
            <text:p>51</text:p>
          </table:table-cell>
          <table:table-cell table:formula="of:=MID([.E433];1;2)" office:value-type="string" office:string-value="41" calcext:value-type="string">
            <text:p>41</text:p>
          </table:table-cell>
          <table:table-cell table:formula="of:=MID([.E433];6;2)" office:value-type="string" office:string-value="42" calcext:value-type="string">
            <text:p>42</text:p>
          </table:table-cell>
          <table:table-cell table:formula="of:=MID([.E433];9;2)" office:value-type="string" office:string-value="46" calcext:value-type="string">
            <text:p>46</text:p>
          </table:table-cell>
          <table:table-cell table:formula="of:=-([.F433]+(([.G433]+[.H433]/60)/60))" office:value-type="float" office:value="-14.2475" calcext:value-type="float">
            <text:p>-14.2475</text:p>
          </table:table-cell>
          <table:table-cell table:formula="of:=-([.I433]+(([.J433]+[.K433]/60)/60))" office:value-type="float" office:value="-41.7127777777778" calcext:value-type="float">
            <text:p>-41.7127777777778</text:p>
          </table:table-cell>
        </table:table-row>
        <table:table-row table:style-name="ro1">
          <table:table-cell office:value-type="string" calcext:value-type="string">
            <text:p>CN-111</text:p>
          </table:table-cell>
          <table:table-cell/>
          <table:table-cell office:value-type="string" calcext:value-type="string">
            <text:p>41 0 44'43" 14 0 02'34"</text:p>
          </table:table-cell>
          <table:table-cell table:formula="of:=MID([.C434];13;14)" office:value-type="string" office:string-value="14 0 02'34&quot;" calcext:value-type="string">
            <text:p>14 0 02'34"</text:p>
          </table:table-cell>
          <table:table-cell table:formula="of:=MID([.C434];1;10)" office:value-type="string" office:string-value="41 0 44'43" calcext:value-type="string">
            <text:p>41 0 44'43</text:p>
          </table:table-cell>
          <table:table-cell table:formula="of:=MID([.D434];1;3)" office:value-type="string" office:string-value="14 " calcext:value-type="string">
            <text:p>14 </text:p>
          </table:table-cell>
          <table:table-cell table:formula="of:=MID([.D434];6;2)" office:value-type="string" office:string-value="02" calcext:value-type="string">
            <text:p>02</text:p>
          </table:table-cell>
          <table:table-cell table:formula="of:=MID([.D434];9;2)" office:value-type="string" office:string-value="34" calcext:value-type="string">
            <text:p>34</text:p>
          </table:table-cell>
          <table:table-cell table:formula="of:=MID([.E434];1;2)" office:value-type="string" office:string-value="41" calcext:value-type="string">
            <text:p>41</text:p>
          </table:table-cell>
          <table:table-cell table:formula="of:=MID([.E434];6;2)" office:value-type="string" office:string-value="44" calcext:value-type="string">
            <text:p>44</text:p>
          </table:table-cell>
          <table:table-cell table:formula="of:=MID([.E434];9;2)" office:value-type="string" office:string-value="43" calcext:value-type="string">
            <text:p>43</text:p>
          </table:table-cell>
          <table:table-cell table:formula="of:=-([.F434]+(([.G434]+[.H434]/60)/60))" office:value-type="float" office:value="-14.0427777777778" calcext:value-type="float">
            <text:p>-14.0427777777778</text:p>
          </table:table-cell>
          <table:table-cell table:formula="of:=-([.I434]+(([.J434]+[.K434]/60)/60))" office:value-type="float" office:value="-41.7452777777778" calcext:value-type="float">
            <text:p>-41.7452777777778</text:p>
          </table:table-cell>
        </table:table-row>
        <table:table-row table:style-name="ro1">
          <table:table-cell office:value-type="string" calcext:value-type="string">
            <text:p>CN-112</text:p>
          </table:table-cell>
          <table:table-cell/>
          <table:table-cell office:value-type="string" calcext:value-type="string">
            <text:p>41 0 41'23" 14 0 09'27"</text:p>
          </table:table-cell>
          <table:table-cell table:formula="of:=MID([.C435];13;14)" office:value-type="string" office:string-value="14 0 09'27&quot;" calcext:value-type="string">
            <text:p>14 0 09'27"</text:p>
          </table:table-cell>
          <table:table-cell table:formula="of:=MID([.C435];1;10)" office:value-type="string" office:string-value="41 0 41'23" calcext:value-type="string">
            <text:p>41 0 41'23</text:p>
          </table:table-cell>
          <table:table-cell table:formula="of:=MID([.D435];1;3)" office:value-type="string" office:string-value="14 " calcext:value-type="string">
            <text:p>14 </text:p>
          </table:table-cell>
          <table:table-cell table:formula="of:=MID([.D435];6;2)" office:value-type="string" office:string-value="09" calcext:value-type="string">
            <text:p>09</text:p>
          </table:table-cell>
          <table:table-cell table:formula="of:=MID([.D435];9;2)" office:value-type="string" office:string-value="27" calcext:value-type="string">
            <text:p>27</text:p>
          </table:table-cell>
          <table:table-cell table:formula="of:=MID([.E435];1;2)" office:value-type="string" office:string-value="41" calcext:value-type="string">
            <text:p>41</text:p>
          </table:table-cell>
          <table:table-cell table:formula="of:=MID([.E435];6;2)" office:value-type="string" office:string-value="41" calcext:value-type="string">
            <text:p>41</text:p>
          </table:table-cell>
          <table:table-cell table:formula="of:=MID([.E435];9;2)" office:value-type="string" office:string-value="23" calcext:value-type="string">
            <text:p>23</text:p>
          </table:table-cell>
          <table:table-cell table:formula="of:=-([.F435]+(([.G435]+[.H435]/60)/60))" office:value-type="float" office:value="-14.1575" calcext:value-type="float">
            <text:p>-14.1575</text:p>
          </table:table-cell>
          <table:table-cell table:formula="of:=-([.I435]+(([.J435]+[.K435]/60)/60))" office:value-type="float" office:value="-41.6897222222222" calcext:value-type="float">
            <text:p>-41.6897222222222</text:p>
          </table:table-cell>
        </table:table-row>
        <table:table-row table:style-name="ro1">
          <table:table-cell office:value-type="string" calcext:value-type="string">
            <text:p>CN-113</text:p>
          </table:table-cell>
          <table:table-cell/>
          <table:table-cell office:value-type="string" calcext:value-type="string">
            <text:p>41 0 36'23" 14 0 25'40"</text:p>
          </table:table-cell>
          <table:table-cell table:formula="of:=MID([.C436];13;14)" office:value-type="string" office:string-value="14 0 25'40&quot;" calcext:value-type="string">
            <text:p>14 0 25'40"</text:p>
          </table:table-cell>
          <table:table-cell table:formula="of:=MID([.C436];1;10)" office:value-type="string" office:string-value="41 0 36'23" calcext:value-type="string">
            <text:p>41 0 36'23</text:p>
          </table:table-cell>
          <table:table-cell table:formula="of:=MID([.D436];1;3)" office:value-type="string" office:string-value="14 " calcext:value-type="string">
            <text:p>14 </text:p>
          </table:table-cell>
          <table:table-cell table:formula="of:=MID([.D436];6;2)" office:value-type="string" office:string-value="25" calcext:value-type="string">
            <text:p>25</text:p>
          </table:table-cell>
          <table:table-cell table:formula="of:=MID([.D436];9;2)" office:value-type="string" office:string-value="40" calcext:value-type="string">
            <text:p>40</text:p>
          </table:table-cell>
          <table:table-cell table:formula="of:=MID([.E436];1;2)" office:value-type="string" office:string-value="41" calcext:value-type="string">
            <text:p>41</text:p>
          </table:table-cell>
          <table:table-cell table:formula="of:=MID([.E436];6;2)" office:value-type="string" office:string-value="36" calcext:value-type="string">
            <text:p>36</text:p>
          </table:table-cell>
          <table:table-cell table:formula="of:=MID([.E436];9;2)" office:value-type="string" office:string-value="23" calcext:value-type="string">
            <text:p>23</text:p>
          </table:table-cell>
          <table:table-cell table:formula="of:=-([.F436]+(([.G436]+[.H436]/60)/60))" office:value-type="float" office:value="-14.4277777777778" calcext:value-type="float">
            <text:p>-14.4277777777778</text:p>
          </table:table-cell>
          <table:table-cell table:formula="of:=-([.I436]+(([.J436]+[.K436]/60)/60))" office:value-type="float" office:value="-41.6063888888889" calcext:value-type="float">
            <text:p>-41.6063888888889</text:p>
          </table:table-cell>
        </table:table-row>
        <table:table-row table:style-name="ro1">
          <table:table-cell office:value-type="string" calcext:value-type="string">
            <text:p>CN-114</text:p>
          </table:table-cell>
          <table:table-cell/>
          <table:table-cell office:value-type="string" calcext:value-type="string">
            <text:p>41 0 55'58" 15 0 01'39"</text:p>
          </table:table-cell>
          <table:table-cell table:formula="of:=MID([.C437];13;14)" office:value-type="string" office:string-value="15 0 01'39&quot;" calcext:value-type="string">
            <text:p>15 0 01'39"</text:p>
          </table:table-cell>
          <table:table-cell table:formula="of:=MID([.C437];1;10)" office:value-type="string" office:string-value="41 0 55'58" calcext:value-type="string">
            <text:p>41 0 55'58</text:p>
          </table:table-cell>
          <table:table-cell table:formula="of:=MID([.D437];1;3)" office:value-type="string" office:string-value="15 " calcext:value-type="string">
            <text:p>15 </text:p>
          </table:table-cell>
          <table:table-cell table:formula="of:=MID([.D437];6;2)" office:value-type="string" office:string-value="01" calcext:value-type="string">
            <text:p>01</text:p>
          </table:table-cell>
          <table:table-cell table:formula="of:=MID([.D437];9;2)" office:value-type="string" office:string-value="39" calcext:value-type="string">
            <text:p>39</text:p>
          </table:table-cell>
          <table:table-cell table:formula="of:=MID([.E437];1;2)" office:value-type="string" office:string-value="41" calcext:value-type="string">
            <text:p>41</text:p>
          </table:table-cell>
          <table:table-cell table:formula="of:=MID([.E437];6;2)" office:value-type="string" office:string-value="55" calcext:value-type="string">
            <text:p>55</text:p>
          </table:table-cell>
          <table:table-cell table:formula="of:=MID([.E437];9;2)" office:value-type="string" office:string-value="58" calcext:value-type="string">
            <text:p>58</text:p>
          </table:table-cell>
          <table:table-cell table:formula="of:=-([.F437]+(([.G437]+[.H437]/60)/60))" office:value-type="float" office:value="-15.0275" calcext:value-type="float">
            <text:p>-15.0275</text:p>
          </table:table-cell>
          <table:table-cell table:formula="of:=-([.I437]+(([.J437]+[.K437]/60)/60))" office:value-type="float" office:value="-41.9327777777778" calcext:value-type="float">
            <text:p>-41.9327777777778</text:p>
          </table:table-cell>
        </table:table-row>
        <table:table-row table:style-name="ro1">
          <table:table-cell office:value-type="string" calcext:value-type="string">
            <text:p>CN-115</text:p>
          </table:table-cell>
          <table:table-cell/>
          <table:table-cell office:value-type="string" calcext:value-type="string">
            <text:p>40 0 01'39" 14 0 17'17"</text:p>
          </table:table-cell>
          <table:table-cell table:formula="of:=MID([.C438];13;14)" office:value-type="string" office:string-value="14 0 17'17&quot;" calcext:value-type="string">
            <text:p>14 0 17'17"</text:p>
          </table:table-cell>
          <table:table-cell table:formula="of:=MID([.C438];1;10)" office:value-type="string" office:string-value="40 0 01'39" calcext:value-type="string">
            <text:p>40 0 01'39</text:p>
          </table:table-cell>
          <table:table-cell table:formula="of:=MID([.D438];1;3)" office:value-type="string" office:string-value="14 " calcext:value-type="string">
            <text:p>14 </text:p>
          </table:table-cell>
          <table:table-cell table:formula="of:=MID([.D438];6;2)" office:value-type="string" office:string-value="17" calcext:value-type="string">
            <text:p>17</text:p>
          </table:table-cell>
          <table:table-cell table:formula="of:=MID([.D438];9;2)" office:value-type="string" office:string-value="17" calcext:value-type="string">
            <text:p>17</text:p>
          </table:table-cell>
          <table:table-cell table:formula="of:=MID([.E438];1;2)" office:value-type="string" office:string-value="40" calcext:value-type="string">
            <text:p>40</text:p>
          </table:table-cell>
          <table:table-cell table:formula="of:=MID([.E438];6;2)" office:value-type="string" office:string-value="01" calcext:value-type="string">
            <text:p>01</text:p>
          </table:table-cell>
          <table:table-cell table:formula="of:=MID([.E438];9;2)" office:value-type="string" office:string-value="39" calcext:value-type="string">
            <text:p>39</text:p>
          </table:table-cell>
          <table:table-cell table:formula="of:=-([.F438]+(([.G438]+[.H438]/60)/60))" office:value-type="float" office:value="-14.2880555555556" calcext:value-type="float">
            <text:p>-14.2880555555556</text:p>
          </table:table-cell>
          <table:table-cell table:formula="of:=-([.I438]+(([.J438]+[.K438]/60)/60))" office:value-type="float" office:value="-40.0275" calcext:value-type="float">
            <text:p>-40.0275</text:p>
          </table:table-cell>
        </table:table-row>
        <table:table-row table:style-name="ro1">
          <table:table-cell office:value-type="string" calcext:value-type="string">
            <text:p>CN-116</text:p>
          </table:table-cell>
          <table:table-cell/>
          <table:table-cell office:value-type="string" calcext:value-type="string">
            <text:p>39 0 38'03" 14 0 03'06"</text:p>
          </table:table-cell>
          <table:table-cell table:formula="of:=MID([.C439];13;14)" office:value-type="string" office:string-value="14 0 03'06&quot;" calcext:value-type="string">
            <text:p>14 0 03'06"</text:p>
          </table:table-cell>
          <table:table-cell table:formula="of:=MID([.C439];1;10)" office:value-type="string" office:string-value="39 0 38'03" calcext:value-type="string">
            <text:p>39 0 38'03</text:p>
          </table:table-cell>
          <table:table-cell table:formula="of:=MID([.D439];1;3)" office:value-type="string" office:string-value="14 " calcext:value-type="string">
            <text:p>14 </text:p>
          </table:table-cell>
          <table:table-cell table:formula="of:=MID([.D439];6;2)" office:value-type="string" office:string-value="03" calcext:value-type="string">
            <text:p>03</text:p>
          </table:table-cell>
          <table:table-cell table:formula="of:=MID([.D439];9;2)" office:value-type="string" office:string-value="06" calcext:value-type="string">
            <text:p>06</text:p>
          </table:table-cell>
          <table:table-cell table:formula="of:=MID([.E439];1;2)" office:value-type="string" office:string-value="39" calcext:value-type="string">
            <text:p>39</text:p>
          </table:table-cell>
          <table:table-cell table:formula="of:=MID([.E439];6;2)" office:value-type="string" office:string-value="38" calcext:value-type="string">
            <text:p>38</text:p>
          </table:table-cell>
          <table:table-cell table:formula="of:=MID([.E439];9;2)" office:value-type="string" office:string-value="03" calcext:value-type="string">
            <text:p>03</text:p>
          </table:table-cell>
          <table:table-cell table:formula="of:=-([.F439]+(([.G439]+[.H439]/60)/60))" office:value-type="float" office:value="-14.0516666666667" calcext:value-type="float">
            <text:p>-14.0516666666667</text:p>
          </table:table-cell>
          <table:table-cell table:formula="of:=-([.I439]+(([.J439]+[.K439]/60)/60))" office:value-type="float" office:value="-39.6341666666667" calcext:value-type="float">
            <text:p>-39.6341666666667</text:p>
          </table:table-cell>
        </table:table-row>
        <table:table-row table:style-name="ro1">
          <table:table-cell office:value-type="string" calcext:value-type="string">
            <text:p>CN-117</text:p>
          </table:table-cell>
          <table:table-cell/>
          <table:table-cell office:value-type="string" calcext:value-type="string">
            <text:p>39 0 40'05" 14 0 44'27"</text:p>
          </table:table-cell>
          <table:table-cell table:formula="of:=MID([.C440];13;14)" office:value-type="string" office:string-value="14 0 44'27&quot;" calcext:value-type="string">
            <text:p>14 0 44'27"</text:p>
          </table:table-cell>
          <table:table-cell table:formula="of:=MID([.C440];1;10)" office:value-type="string" office:string-value="39 0 40'05" calcext:value-type="string">
            <text:p>39 0 40'05</text:p>
          </table:table-cell>
          <table:table-cell table:formula="of:=MID([.D440];1;3)" office:value-type="string" office:string-value="14 " calcext:value-type="string">
            <text:p>14 </text:p>
          </table:table-cell>
          <table:table-cell table:formula="of:=MID([.D440];6;2)" office:value-type="string" office:string-value="44" calcext:value-type="string">
            <text:p>44</text:p>
          </table:table-cell>
          <table:table-cell table:formula="of:=MID([.D440];9;2)" office:value-type="string" office:string-value="27" calcext:value-type="string">
            <text:p>27</text:p>
          </table:table-cell>
          <table:table-cell table:formula="of:=MID([.E440];1;2)" office:value-type="string" office:string-value="39" calcext:value-type="string">
            <text:p>39</text:p>
          </table:table-cell>
          <table:table-cell table:formula="of:=MID([.E440];6;2)" office:value-type="string" office:string-value="40" calcext:value-type="string">
            <text:p>40</text:p>
          </table:table-cell>
          <table:table-cell table:formula="of:=MID([.E440];9;2)" office:value-type="string" office:string-value="05" calcext:value-type="string">
            <text:p>05</text:p>
          </table:table-cell>
          <table:table-cell table:formula="of:=-([.F440]+(([.G440]+[.H440]/60)/60))" office:value-type="float" office:value="-14.7408333333333" calcext:value-type="float">
            <text:p>-14.7408333333333</text:p>
          </table:table-cell>
          <table:table-cell table:formula="of:=-([.I440]+(([.J440]+[.K440]/60)/60))" office:value-type="float" office:value="-39.6680555555556" calcext:value-type="float">
            <text:p>-39.6680555555556</text:p>
          </table:table-cell>
        </table:table-row>
        <table:table-row table:style-name="ro1">
          <table:table-cell office:value-type="string" calcext:value-type="string">
            <text:p>CN-118</text:p>
          </table:table-cell>
          <table:table-cell/>
          <table:table-cell office:value-type="string" calcext:value-type="string">
            <text:p>39 0 50'36" 14 0 15'56"</text:p>
          </table:table-cell>
          <table:table-cell table:formula="of:=MID([.C441];13;14)" office:value-type="string" office:string-value="14 0 15'56&quot;" calcext:value-type="string">
            <text:p>14 0 15'56"</text:p>
          </table:table-cell>
          <table:table-cell table:formula="of:=MID([.C441];1;10)" office:value-type="string" office:string-value="39 0 50'36" calcext:value-type="string">
            <text:p>39 0 50'36</text:p>
          </table:table-cell>
          <table:table-cell table:formula="of:=MID([.D441];1;3)" office:value-type="string" office:string-value="14 " calcext:value-type="string">
            <text:p>14 </text:p>
          </table:table-cell>
          <table:table-cell table:formula="of:=MID([.D441];6;2)" office:value-type="string" office:string-value="15" calcext:value-type="string">
            <text:p>15</text:p>
          </table:table-cell>
          <table:table-cell table:formula="of:=MID([.D441];9;2)" office:value-type="string" office:string-value="56" calcext:value-type="string">
            <text:p>56</text:p>
          </table:table-cell>
          <table:table-cell table:formula="of:=MID([.E441];1;2)" office:value-type="string" office:string-value="39" calcext:value-type="string">
            <text:p>39</text:p>
          </table:table-cell>
          <table:table-cell table:formula="of:=MID([.E441];6;2)" office:value-type="string" office:string-value="50" calcext:value-type="string">
            <text:p>50</text:p>
          </table:table-cell>
          <table:table-cell table:formula="of:=MID([.E441];9;2)" office:value-type="string" office:string-value="36" calcext:value-type="string">
            <text:p>36</text:p>
          </table:table-cell>
          <table:table-cell table:formula="of:=-([.F441]+(([.G441]+[.H441]/60)/60))" office:value-type="float" office:value="-14.2655555555556" calcext:value-type="float">
            <text:p>-14.2655555555556</text:p>
          </table:table-cell>
          <table:table-cell table:formula="of:=-([.I441]+(([.J441]+[.K441]/60)/60))" office:value-type="float" office:value="-39.8433333333333" calcext:value-type="float">
            <text:p>-39.8433333333333</text:p>
          </table:table-cell>
        </table:table-row>
        <table:table-row table:style-name="ro1">
          <table:table-cell office:value-type="string" calcext:value-type="string">
            <text:p>CN-119</text:p>
          </table:table-cell>
          <table:table-cell/>
          <table:table-cell office:value-type="string" calcext:value-type="string">
            <text:p>40 0 43'19" 14 0 11'31"</text:p>
          </table:table-cell>
          <table:table-cell table:formula="of:=MID([.C442];13;14)" office:value-type="string" office:string-value="14 0 11'31&quot;" calcext:value-type="string">
            <text:p>14 0 11'31"</text:p>
          </table:table-cell>
          <table:table-cell table:formula="of:=MID([.C442];1;10)" office:value-type="string" office:string-value="40 0 43'19" calcext:value-type="string">
            <text:p>40 0 43'19</text:p>
          </table:table-cell>
          <table:table-cell table:formula="of:=MID([.D442];1;3)" office:value-type="string" office:string-value="14 " calcext:value-type="string">
            <text:p>14 </text:p>
          </table:table-cell>
          <table:table-cell table:formula="of:=MID([.D442];6;2)" office:value-type="string" office:string-value="11" calcext:value-type="string">
            <text:p>11</text:p>
          </table:table-cell>
          <table:table-cell table:formula="of:=MID([.D442];9;2)" office:value-type="string" office:string-value="31" calcext:value-type="string">
            <text:p>31</text:p>
          </table:table-cell>
          <table:table-cell table:formula="of:=MID([.E442];1;2)" office:value-type="string" office:string-value="40" calcext:value-type="string">
            <text:p>40</text:p>
          </table:table-cell>
          <table:table-cell table:formula="of:=MID([.E442];6;2)" office:value-type="string" office:string-value="43" calcext:value-type="string">
            <text:p>43</text:p>
          </table:table-cell>
          <table:table-cell table:formula="of:=MID([.E442];9;2)" office:value-type="string" office:string-value="19" calcext:value-type="string">
            <text:p>19</text:p>
          </table:table-cell>
          <table:table-cell table:formula="of:=-([.F442]+(([.G442]+[.H442]/60)/60))" office:value-type="float" office:value="-14.1919444444444" calcext:value-type="float">
            <text:p>-14.1919444444444</text:p>
          </table:table-cell>
          <table:table-cell table:formula="of:=-([.I442]+(([.J442]+[.K442]/60)/60))" office:value-type="float" office:value="-40.7219444444444" calcext:value-type="float">
            <text:p>-40.7219444444444</text:p>
          </table:table-cell>
        </table:table-row>
        <table:table-row table:style-name="ro1">
          <table:table-cell office:value-type="string" calcext:value-type="string">
            <text:p>CN-120</text:p>
          </table:table-cell>
          <table:table-cell/>
          <table:table-cell office:value-type="string" calcext:value-type="string">
            <text:p>39 0 20'05" 14 0 14'19"</text:p>
          </table:table-cell>
          <table:table-cell table:formula="of:=MID([.C443];13;14)" office:value-type="string" office:string-value="14 0 14'19&quot;" calcext:value-type="string">
            <text:p>14 0 14'19"</text:p>
          </table:table-cell>
          <table:table-cell table:formula="of:=MID([.C443];1;10)" office:value-type="string" office:string-value="39 0 20'05" calcext:value-type="string">
            <text:p>39 0 20'05</text:p>
          </table:table-cell>
          <table:table-cell table:formula="of:=MID([.D443];1;3)" office:value-type="string" office:string-value="14 " calcext:value-type="string">
            <text:p>14 </text:p>
          </table:table-cell>
          <table:table-cell table:formula="of:=MID([.D443];6;2)" office:value-type="string" office:string-value="14" calcext:value-type="string">
            <text:p>14</text:p>
          </table:table-cell>
          <table:table-cell table:formula="of:=MID([.D443];9;2)" office:value-type="string" office:string-value="19" calcext:value-type="string">
            <text:p>19</text:p>
          </table:table-cell>
          <table:table-cell table:formula="of:=MID([.E443];1;2)" office:value-type="string" office:string-value="39" calcext:value-type="string">
            <text:p>39</text:p>
          </table:table-cell>
          <table:table-cell table:formula="of:=MID([.E443];6;2)" office:value-type="string" office:string-value="20" calcext:value-type="string">
            <text:p>20</text:p>
          </table:table-cell>
          <table:table-cell table:formula="of:=MID([.E443];9;2)" office:value-type="string" office:string-value="05" calcext:value-type="string">
            <text:p>05</text:p>
          </table:table-cell>
          <table:table-cell table:formula="of:=-([.F443]+(([.G443]+[.H443]/60)/60))" office:value-type="float" office:value="-14.2386111111111" calcext:value-type="float">
            <text:p>-14.2386111111111</text:p>
          </table:table-cell>
          <table:table-cell table:formula="of:=-([.I443]+(([.J443]+[.K443]/60)/60))" office:value-type="float" office:value="-39.3347222222222" calcext:value-type="float">
            <text:p>-39.3347222222222</text:p>
          </table:table-cell>
        </table:table-row>
        <table:table-row table:style-name="ro1">
          <table:table-cell office:value-type="string" calcext:value-type="string">
            <text:p>CN-121</text:p>
          </table:table-cell>
          <table:table-cell/>
          <table:table-cell office:value-type="string" calcext:value-type="string">
            <text:p>40 0 08'11" 14 0 45'56"</text:p>
          </table:table-cell>
          <table:table-cell table:formula="of:=MID([.C444];13;14)" office:value-type="string" office:string-value="14 0 45'56&quot;" calcext:value-type="string">
            <text:p>14 0 45'56"</text:p>
          </table:table-cell>
          <table:table-cell table:formula="of:=MID([.C444];1;10)" office:value-type="string" office:string-value="40 0 08'11" calcext:value-type="string">
            <text:p>40 0 08'11</text:p>
          </table:table-cell>
          <table:table-cell table:formula="of:=MID([.D444];1;3)" office:value-type="string" office:string-value="14 " calcext:value-type="string">
            <text:p>14 </text:p>
          </table:table-cell>
          <table:table-cell table:formula="of:=MID([.D444];6;2)" office:value-type="string" office:string-value="45" calcext:value-type="string">
            <text:p>45</text:p>
          </table:table-cell>
          <table:table-cell table:formula="of:=MID([.D444];9;2)" office:value-type="string" office:string-value="56" calcext:value-type="string">
            <text:p>56</text:p>
          </table:table-cell>
          <table:table-cell table:formula="of:=MID([.E444];1;2)" office:value-type="string" office:string-value="40" calcext:value-type="string">
            <text:p>40</text:p>
          </table:table-cell>
          <table:table-cell table:formula="of:=MID([.E444];6;2)" office:value-type="string" office:string-value="08" calcext:value-type="string">
            <text:p>08</text:p>
          </table:table-cell>
          <table:table-cell table:formula="of:=MID([.E444];9;2)" office:value-type="string" office:string-value="11" calcext:value-type="string">
            <text:p>11</text:p>
          </table:table-cell>
          <table:table-cell table:formula="of:=-([.F444]+(([.G444]+[.H444]/60)/60))" office:value-type="float" office:value="-14.7655555555556" calcext:value-type="float">
            <text:p>-14.7655555555556</text:p>
          </table:table-cell>
          <table:table-cell table:formula="of:=-([.I444]+(([.J444]+[.K444]/60)/60))" office:value-type="float" office:value="-40.1363888888889" calcext:value-type="float">
            <text:p>-40.1363888888889</text:p>
          </table:table-cell>
        </table:table-row>
        <table:table-row table:style-name="ro1">
          <table:table-cell office:value-type="string" calcext:value-type="string">
            <text:p>CN-122</text:p>
          </table:table-cell>
          <table:table-cell/>
          <table:table-cell office:value-type="string" calcext:value-type="string">
            <text:p>40 0 27'46" 14 0 39'11"</text:p>
          </table:table-cell>
          <table:table-cell table:formula="of:=MID([.C445];13;14)" office:value-type="string" office:string-value="14 0 39'11&quot;" calcext:value-type="string">
            <text:p>14 0 39'11"</text:p>
          </table:table-cell>
          <table:table-cell table:formula="of:=MID([.C445];1;10)" office:value-type="string" office:string-value="40 0 27'46" calcext:value-type="string">
            <text:p>40 0 27'46</text:p>
          </table:table-cell>
          <table:table-cell table:formula="of:=MID([.D445];1;3)" office:value-type="string" office:string-value="14 " calcext:value-type="string">
            <text:p>14 </text:p>
          </table:table-cell>
          <table:table-cell table:formula="of:=MID([.D445];6;2)" office:value-type="string" office:string-value="39" calcext:value-type="string">
            <text:p>39</text:p>
          </table:table-cell>
          <table:table-cell table:formula="of:=MID([.D445];9;2)" office:value-type="string" office:string-value="11" calcext:value-type="string">
            <text:p>11</text:p>
          </table:table-cell>
          <table:table-cell table:formula="of:=MID([.E445];1;2)" office:value-type="string" office:string-value="40" calcext:value-type="string">
            <text:p>40</text:p>
          </table:table-cell>
          <table:table-cell table:formula="of:=MID([.E445];6;2)" office:value-type="string" office:string-value="27" calcext:value-type="string">
            <text:p>27</text:p>
          </table:table-cell>
          <table:table-cell table:formula="of:=MID([.E445];9;2)" office:value-type="string" office:string-value="46" calcext:value-type="string">
            <text:p>46</text:p>
          </table:table-cell>
          <table:table-cell table:formula="of:=-([.F445]+(([.G445]+[.H445]/60)/60))" office:value-type="float" office:value="-14.6530555555556" calcext:value-type="float">
            <text:p>-14.6530555555556</text:p>
          </table:table-cell>
          <table:table-cell table:formula="of:=-([.I445]+(([.J445]+[.K445]/60)/60))" office:value-type="float" office:value="-40.4627777777778" calcext:value-type="float">
            <text:p>-40.4627777777778</text:p>
          </table:table-cell>
        </table:table-row>
        <table:table-row table:style-name="ro1">
          <table:table-cell office:value-type="string" calcext:value-type="string">
            <text:p>CN-123</text:p>
          </table:table-cell>
          <table:table-cell/>
          <table:table-cell office:value-type="string" calcext:value-type="string">
            <text:p>40 0 39'06" 14 0 39'16"</text:p>
          </table:table-cell>
          <table:table-cell table:formula="of:=MID([.C446];13;14)" office:value-type="string" office:string-value="14 0 39'16&quot;" calcext:value-type="string">
            <text:p>14 0 39'16"</text:p>
          </table:table-cell>
          <table:table-cell table:formula="of:=MID([.C446];1;10)" office:value-type="string" office:string-value="40 0 39'06" calcext:value-type="string">
            <text:p>40 0 39'06</text:p>
          </table:table-cell>
          <table:table-cell table:formula="of:=MID([.D446];1;3)" office:value-type="string" office:string-value="14 " calcext:value-type="string">
            <text:p>14 </text:p>
          </table:table-cell>
          <table:table-cell table:formula="of:=MID([.D446];6;2)" office:value-type="string" office:string-value="39" calcext:value-type="string">
            <text:p>39</text:p>
          </table:table-cell>
          <table:table-cell table:formula="of:=MID([.D446];9;2)" office:value-type="string" office:string-value="16" calcext:value-type="string">
            <text:p>16</text:p>
          </table:table-cell>
          <table:table-cell table:formula="of:=MID([.E446];1;2)" office:value-type="string" office:string-value="40" calcext:value-type="string">
            <text:p>40</text:p>
          </table:table-cell>
          <table:table-cell table:formula="of:=MID([.E446];6;2)" office:value-type="string" office:string-value="39" calcext:value-type="string">
            <text:p>39</text:p>
          </table:table-cell>
          <table:table-cell table:formula="of:=MID([.E446];9;2)" office:value-type="string" office:string-value="06" calcext:value-type="string">
            <text:p>06</text:p>
          </table:table-cell>
          <table:table-cell table:formula="of:=-([.F446]+(([.G446]+[.H446]/60)/60))" office:value-type="float" office:value="-14.6544444444444" calcext:value-type="float">
            <text:p>-14.6544444444444</text:p>
          </table:table-cell>
          <table:table-cell table:formula="of:=-([.I446]+(([.J446]+[.K446]/60)/60))" office:value-type="float" office:value="-40.6516666666667" calcext:value-type="float">
            <text:p>-40.6516666666667</text:p>
          </table:table-cell>
        </table:table-row>
        <table:table-row table:style-name="ro1">
          <table:table-cell office:value-type="string" calcext:value-type="string">
            <text:p>CN-124</text:p>
          </table:table-cell>
          <table:table-cell/>
          <table:table-cell office:value-type="string" calcext:value-type="string">
            <text:p>40 0 55'16" 14 0 20'12"</text:p>
          </table:table-cell>
          <table:table-cell table:formula="of:=MID([.C447];13;14)" office:value-type="string" office:string-value="14 0 20'12&quot;" calcext:value-type="string">
            <text:p>14 0 20'12"</text:p>
          </table:table-cell>
          <table:table-cell table:formula="of:=MID([.C447];1;10)" office:value-type="string" office:string-value="40 0 55'16" calcext:value-type="string">
            <text:p>40 0 55'16</text:p>
          </table:table-cell>
          <table:table-cell table:formula="of:=MID([.D447];1;3)" office:value-type="string" office:string-value="14 " calcext:value-type="string">
            <text:p>14 </text:p>
          </table:table-cell>
          <table:table-cell table:formula="of:=MID([.D447];6;2)" office:value-type="string" office:string-value="20" calcext:value-type="string">
            <text:p>20</text:p>
          </table:table-cell>
          <table:table-cell table:formula="of:=MID([.D447];9;2)" office:value-type="string" office:string-value="12" calcext:value-type="string">
            <text:p>12</text:p>
          </table:table-cell>
          <table:table-cell table:formula="of:=MID([.E447];1;2)" office:value-type="string" office:string-value="40" calcext:value-type="string">
            <text:p>40</text:p>
          </table:table-cell>
          <table:table-cell table:formula="of:=MID([.E447];6;2)" office:value-type="string" office:string-value="55" calcext:value-type="string">
            <text:p>55</text:p>
          </table:table-cell>
          <table:table-cell table:formula="of:=MID([.E447];9;2)" office:value-type="string" office:string-value="16" calcext:value-type="string">
            <text:p>16</text:p>
          </table:table-cell>
          <table:table-cell table:formula="of:=-([.F447]+(([.G447]+[.H447]/60)/60))" office:value-type="float" office:value="-14.3366666666667" calcext:value-type="float">
            <text:p>-14.3366666666667</text:p>
          </table:table-cell>
          <table:table-cell table:formula="of:=-([.I447]+(([.J447]+[.K447]/60)/60))" office:value-type="float" office:value="-40.9211111111111" calcext:value-type="float">
            <text:p>-40.9211111111111</text:p>
          </table:table-cell>
        </table:table-row>
        <table:table-row table:style-name="ro1">
          <table:table-cell office:value-type="string" calcext:value-type="string">
            <text:p>CN-125</text:p>
          </table:table-cell>
          <table:table-cell/>
          <table:table-cell office:value-type="string" calcext:value-type="string">
            <text:p>40 0 33'21" 14 0 21'25"</text:p>
          </table:table-cell>
          <table:table-cell table:formula="of:=MID([.C448];13;14)" office:value-type="string" office:string-value="14 0 21'25&quot;" calcext:value-type="string">
            <text:p>14 0 21'25"</text:p>
          </table:table-cell>
          <table:table-cell table:formula="of:=MID([.C448];1;10)" office:value-type="string" office:string-value="40 0 33'21" calcext:value-type="string">
            <text:p>40 0 33'21</text:p>
          </table:table-cell>
          <table:table-cell table:formula="of:=MID([.D448];1;3)" office:value-type="string" office:string-value="14 " calcext:value-type="string">
            <text:p>14 </text:p>
          </table:table-cell>
          <table:table-cell table:formula="of:=MID([.D448];6;2)" office:value-type="string" office:string-value="21" calcext:value-type="string">
            <text:p>21</text:p>
          </table:table-cell>
          <table:table-cell table:formula="of:=MID([.D448];9;2)" office:value-type="string" office:string-value="25" calcext:value-type="string">
            <text:p>25</text:p>
          </table:table-cell>
          <table:table-cell table:formula="of:=MID([.E448];1;2)" office:value-type="string" office:string-value="40" calcext:value-type="string">
            <text:p>40</text:p>
          </table:table-cell>
          <table:table-cell table:formula="of:=MID([.E448];6;2)" office:value-type="string" office:string-value="33" calcext:value-type="string">
            <text:p>33</text:p>
          </table:table-cell>
          <table:table-cell table:formula="of:=MID([.E448];9;2)" office:value-type="string" office:string-value="21" calcext:value-type="string">
            <text:p>21</text:p>
          </table:table-cell>
          <table:table-cell table:formula="of:=-([.F448]+(([.G448]+[.H448]/60)/60))" office:value-type="float" office:value="-14.3569444444444" calcext:value-type="float">
            <text:p>-14.3569444444444</text:p>
          </table:table-cell>
          <table:table-cell table:formula="of:=-([.I448]+(([.J448]+[.K448]/60)/60))" office:value-type="float" office:value="-40.5558333333333" calcext:value-type="float">
            <text:p>-40.5558333333333</text:p>
          </table:table-cell>
        </table:table-row>
        <table:table-row table:style-name="ro1">
          <table:table-cell office:value-type="string" calcext:value-type="string">
            <text:p>CN-126</text:p>
          </table:table-cell>
          <table:table-cell/>
          <table:table-cell office:value-type="string" calcext:value-type="string">
            <text:p>40 0 57'03" 14 0 47'27"</text:p>
          </table:table-cell>
          <table:table-cell table:formula="of:=MID([.C449];13;14)" office:value-type="string" office:string-value="14 0 47'27&quot;" calcext:value-type="string">
            <text:p>14 0 47'27"</text:p>
          </table:table-cell>
          <table:table-cell table:formula="of:=MID([.C449];1;10)" office:value-type="string" office:string-value="40 0 57'03" calcext:value-type="string">
            <text:p>40 0 57'03</text:p>
          </table:table-cell>
          <table:table-cell table:formula="of:=MID([.D449];1;3)" office:value-type="string" office:string-value="14 " calcext:value-type="string">
            <text:p>14 </text:p>
          </table:table-cell>
          <table:table-cell table:formula="of:=MID([.D449];6;2)" office:value-type="string" office:string-value="47" calcext:value-type="string">
            <text:p>47</text:p>
          </table:table-cell>
          <table:table-cell table:formula="of:=MID([.D449];9;2)" office:value-type="string" office:string-value="27" calcext:value-type="string">
            <text:p>27</text:p>
          </table:table-cell>
          <table:table-cell table:formula="of:=MID([.E449];1;2)" office:value-type="string" office:string-value="40" calcext:value-type="string">
            <text:p>40</text:p>
          </table:table-cell>
          <table:table-cell table:formula="of:=MID([.E449];6;2)" office:value-type="string" office:string-value="57" calcext:value-type="string">
            <text:p>57</text:p>
          </table:table-cell>
          <table:table-cell table:formula="of:=MID([.E449];9;2)" office:value-type="string" office:string-value="03" calcext:value-type="string">
            <text:p>03</text:p>
          </table:table-cell>
          <table:table-cell table:formula="of:=-([.F449]+(([.G449]+[.H449]/60)/60))" office:value-type="float" office:value="-14.7908333333333" calcext:value-type="float">
            <text:p>-14.7908333333333</text:p>
          </table:table-cell>
          <table:table-cell table:formula="of:=-([.I449]+(([.J449]+[.K449]/60)/60))" office:value-type="float" office:value="-40.9508333333333" calcext:value-type="float">
            <text:p>-40.9508333333333</text:p>
          </table:table-cell>
        </table:table-row>
        <table:table-row table:style-name="ro1">
          <table:table-cell office:value-type="string" calcext:value-type="string">
            <text:p>CN-127</text:p>
          </table:table-cell>
          <table:table-cell/>
          <table:table-cell office:value-type="string" calcext:value-type="string">
            <text:p>40 0 56'50" 13 0 31'00"</text:p>
          </table:table-cell>
          <table:table-cell table:formula="of:=MID([.C450];13;14)" office:value-type="string" office:string-value="13 0 31'00&quot;" calcext:value-type="string">
            <text:p>13 0 31'00"</text:p>
          </table:table-cell>
          <table:table-cell table:formula="of:=MID([.C450];1;10)" office:value-type="string" office:string-value="40 0 56'50" calcext:value-type="string">
            <text:p>40 0 56'50</text:p>
          </table:table-cell>
          <table:table-cell table:formula="of:=MID([.D450];1;3)" office:value-type="string" office:string-value="13 " calcext:value-type="string">
            <text:p>13 </text:p>
          </table:table-cell>
          <table:table-cell table:formula="of:=MID([.D450];6;2)" office:value-type="string" office:string-value="31" calcext:value-type="string">
            <text:p>31</text:p>
          </table:table-cell>
          <table:table-cell table:formula="of:=MID([.D450];9;2)" office:value-type="string" office:string-value="00" calcext:value-type="string">
            <text:p>00</text:p>
          </table:table-cell>
          <table:table-cell table:formula="of:=MID([.E450];1;2)" office:value-type="string" office:string-value="40" calcext:value-type="string">
            <text:p>40</text:p>
          </table:table-cell>
          <table:table-cell table:formula="of:=MID([.E450];6;2)" office:value-type="string" office:string-value="56" calcext:value-type="string">
            <text:p>56</text:p>
          </table:table-cell>
          <table:table-cell table:formula="of:=MID([.E450];9;2)" office:value-type="string" office:string-value="50" calcext:value-type="string">
            <text:p>50</text:p>
          </table:table-cell>
          <table:table-cell table:formula="of:=-([.F450]+(([.G450]+[.H450]/60)/60))" office:value-type="float" office:value="-13.5166666666667" calcext:value-type="float">
            <text:p>-13.5166666666667</text:p>
          </table:table-cell>
          <table:table-cell table:formula="of:=-([.I450]+(([.J450]+[.K450]/60)/60))" office:value-type="float" office:value="-40.9472222222222" calcext:value-type="float">
            <text:p>-40.9472222222222</text:p>
          </table:table-cell>
        </table:table-row>
        <table:table-row table:style-name="ro1">
          <table:table-cell office:value-type="string" calcext:value-type="string">
            <text:p>CN-128</text:p>
          </table:table-cell>
          <table:table-cell/>
          <table:table-cell office:value-type="string" calcext:value-type="string">
            <text:p>40 0 04'20" 13 0 30'20"</text:p>
          </table:table-cell>
          <table:table-cell table:formula="of:=MID([.C451];13;14)" office:value-type="string" office:string-value="13 0 30'20&quot;" calcext:value-type="string">
            <text:p>13 0 30'20"</text:p>
          </table:table-cell>
          <table:table-cell table:formula="of:=MID([.C451];1;10)" office:value-type="string" office:string-value="40 0 04'20" calcext:value-type="string">
            <text:p>40 0 04'20</text:p>
          </table:table-cell>
          <table:table-cell table:formula="of:=MID([.D451];1;3)" office:value-type="string" office:string-value="13 " calcext:value-type="string">
            <text:p>13 </text:p>
          </table:table-cell>
          <table:table-cell table:formula="of:=MID([.D451];6;2)" office:value-type="string" office:string-value="30" calcext:value-type="string">
            <text:p>30</text:p>
          </table:table-cell>
          <table:table-cell table:formula="of:=MID([.D451];9;2)" office:value-type="string" office:string-value="20" calcext:value-type="string">
            <text:p>20</text:p>
          </table:table-cell>
          <table:table-cell table:formula="of:=MID([.E451];1;2)" office:value-type="string" office:string-value="40" calcext:value-type="string">
            <text:p>40</text:p>
          </table:table-cell>
          <table:table-cell table:formula="of:=MID([.E451];6;2)" office:value-type="string" office:string-value="04" calcext:value-type="string">
            <text:p>04</text:p>
          </table:table-cell>
          <table:table-cell table:formula="of:=MID([.E451];9;2)" office:value-type="string" office:string-value="20" calcext:value-type="string">
            <text:p>20</text:p>
          </table:table-cell>
          <table:table-cell table:formula="of:=-([.F451]+(([.G451]+[.H451]/60)/60))" office:value-type="float" office:value="-13.5055555555556" calcext:value-type="float">
            <text:p>-13.5055555555556</text:p>
          </table:table-cell>
          <table:table-cell table:formula="of:=-([.I451]+(([.J451]+[.K451]/60)/60))" office:value-type="float" office:value="-40.0722222222222" calcext:value-type="float">
            <text:p>-40.0722222222222</text:p>
          </table:table-cell>
        </table:table-row>
        <table:table-row table:style-name="ro1">
          <table:table-cell office:value-type="string" calcext:value-type="string">
            <text:p>CN-129</text:p>
          </table:table-cell>
          <table:table-cell/>
          <table:table-cell office:value-type="string" calcext:value-type="string">
            <text:p>40 0 02'50" 13 0 30'00"</text:p>
          </table:table-cell>
          <table:table-cell table:formula="of:=MID([.C452];13;14)" office:value-type="string" office:string-value="13 0 30'00&quot;" calcext:value-type="string">
            <text:p>13 0 30'00"</text:p>
          </table:table-cell>
          <table:table-cell table:formula="of:=MID([.C452];1;10)" office:value-type="string" office:string-value="40 0 02'50" calcext:value-type="string">
            <text:p>40 0 02'50</text:p>
          </table:table-cell>
          <table:table-cell table:formula="of:=MID([.D452];1;3)" office:value-type="string" office:string-value="13 " calcext:value-type="string">
            <text:p>13 </text:p>
          </table:table-cell>
          <table:table-cell table:formula="of:=MID([.D452];6;2)" office:value-type="string" office:string-value="30" calcext:value-type="string">
            <text:p>30</text:p>
          </table:table-cell>
          <table:table-cell table:formula="of:=MID([.D452];9;2)" office:value-type="string" office:string-value="00" calcext:value-type="string">
            <text:p>00</text:p>
          </table:table-cell>
          <table:table-cell table:formula="of:=MID([.E452];1;2)" office:value-type="string" office:string-value="40" calcext:value-type="string">
            <text:p>40</text:p>
          </table:table-cell>
          <table:table-cell table:formula="of:=MID([.E452];6;2)" office:value-type="string" office:string-value="02" calcext:value-type="string">
            <text:p>02</text:p>
          </table:table-cell>
          <table:table-cell table:formula="of:=MID([.E452];9;2)" office:value-type="string" office:string-value="50" calcext:value-type="string">
            <text:p>50</text:p>
          </table:table-cell>
          <table:table-cell table:formula="of:=-([.F452]+(([.G452]+[.H452]/60)/60))" office:value-type="float" office:value="-13.5" calcext:value-type="float">
            <text:p>-13.5</text:p>
          </table:table-cell>
          <table:table-cell table:formula="of:=-([.I452]+(([.J452]+[.K452]/60)/60))" office:value-type="float" office:value="-40.0472222222222" calcext:value-type="float">
            <text:p>-40.0472222222222</text:p>
          </table:table-cell>
        </table:table-row>
        <table:table-row table:style-name="ro1">
          <table:table-cell office:value-type="string" calcext:value-type="string">
            <text:p>CN-130</text:p>
          </table:table-cell>
          <table:table-cell/>
          <table:table-cell office:value-type="string" calcext:value-type="string">
            <text:p>40 0 13'00" 13 0 09'55"</text:p>
          </table:table-cell>
          <table:table-cell table:formula="of:=MID([.C453];13;14)" office:value-type="string" office:string-value="13 0 09'55&quot;" calcext:value-type="string">
            <text:p>13 0 09'55"</text:p>
          </table:table-cell>
          <table:table-cell table:formula="of:=MID([.C453];1;10)" office:value-type="string" office:string-value="40 0 13'00" calcext:value-type="string">
            <text:p>40 0 13'00</text:p>
          </table:table-cell>
          <table:table-cell table:formula="of:=MID([.D453];1;3)" office:value-type="string" office:string-value="13 " calcext:value-type="string">
            <text:p>13 </text:p>
          </table:table-cell>
          <table:table-cell table:formula="of:=MID([.D453];6;2)" office:value-type="string" office:string-value="09" calcext:value-type="string">
            <text:p>09</text:p>
          </table:table-cell>
          <table:table-cell table:formula="of:=MID([.D453];9;2)" office:value-type="string" office:string-value="55" calcext:value-type="string">
            <text:p>55</text:p>
          </table:table-cell>
          <table:table-cell table:formula="of:=MID([.E453];1;2)" office:value-type="string" office:string-value="40" calcext:value-type="string">
            <text:p>40</text:p>
          </table:table-cell>
          <table:table-cell table:formula="of:=MID([.E453];6;2)" office:value-type="string" office:string-value="13" calcext:value-type="string">
            <text:p>13</text:p>
          </table:table-cell>
          <table:table-cell table:formula="of:=MID([.E453];9;2)" office:value-type="string" office:string-value="00" calcext:value-type="string">
            <text:p>00</text:p>
          </table:table-cell>
          <table:table-cell table:formula="of:=-([.F453]+(([.G453]+[.H453]/60)/60))" office:value-type="float" office:value="-13.1652777777778" calcext:value-type="float">
            <text:p>-13.1652777777778</text:p>
          </table:table-cell>
          <table:table-cell table:formula="of:=-([.I453]+(([.J453]+[.K453]/60)/60))" office:value-type="float" office:value="-40.2166666666667" calcext:value-type="float">
            <text:p>-40.2166666666667</text:p>
          </table:table-cell>
        </table:table-row>
        <table:table-row table:style-name="ro1">
          <table:table-cell office:value-type="string" calcext:value-type="string">
            <text:p>CH-01</text:p>
          </table:table-cell>
          <table:table-cell/>
          <table:table-cell office:value-type="string" calcext:value-type="string">
            <text:p>39 0 54’05" 14 0 52’33"</text:p>
          </table:table-cell>
          <table:table-cell table:formula="of:=MID([.C454];13;14)" office:value-type="string" office:string-value="14 0 52’33&quot;" calcext:value-type="string">
            <text:p>14 0 52’33"</text:p>
          </table:table-cell>
          <table:table-cell table:formula="of:=MID([.C454];1;10)" office:value-type="string" office:string-value="39 0 54’05" calcext:value-type="string">
            <text:p>39 0 54’05</text:p>
          </table:table-cell>
          <table:table-cell table:formula="of:=MID([.D454];1;3)" office:value-type="string" office:string-value="14 " calcext:value-type="string">
            <text:p>14 </text:p>
          </table:table-cell>
          <table:table-cell table:formula="of:=MID([.D454];6;2)" office:value-type="string" office:string-value="52" calcext:value-type="string">
            <text:p>52</text:p>
          </table:table-cell>
          <table:table-cell table:formula="of:=MID([.D454];9;2)" office:value-type="string" office:string-value="33" calcext:value-type="string">
            <text:p>33</text:p>
          </table:table-cell>
          <table:table-cell table:formula="of:=MID([.E454];1;2)" office:value-type="string" office:string-value="39" calcext:value-type="string">
            <text:p>39</text:p>
          </table:table-cell>
          <table:table-cell table:formula="of:=MID([.E454];6;2)" office:value-type="string" office:string-value="54" calcext:value-type="string">
            <text:p>54</text:p>
          </table:table-cell>
          <table:table-cell table:formula="of:=MID([.E454];9;2)" office:value-type="string" office:string-value="05" calcext:value-type="string">
            <text:p>05</text:p>
          </table:table-cell>
          <table:table-cell table:formula="of:=-([.F454]+(([.G454]+[.H454]/60)/60))" office:value-type="float" office:value="-14.8758333333333" calcext:value-type="float">
            <text:p>-14.8758333333333</text:p>
          </table:table-cell>
          <table:table-cell table:formula="of:=-([.I454]+(([.J454]+[.K454]/60)/60))" office:value-type="float" office:value="-39.9013888888889" calcext:value-type="float">
            <text:p>-39.9013888888889</text:p>
          </table:table-cell>
        </table:table-row>
        <table:table-row table:style-name="ro1">
          <table:table-cell office:value-type="string" calcext:value-type="string">
            <text:p>CH-02</text:p>
          </table:table-cell>
          <table:table-cell/>
          <table:table-cell office:value-type="string" calcext:value-type="string">
            <text:p>39 0 48’52" 14 0 56’21"</text:p>
          </table:table-cell>
          <table:table-cell table:formula="of:=MID([.C455];13;14)" office:value-type="string" office:string-value="14 0 56’21&quot;" calcext:value-type="string">
            <text:p>14 0 56’21"</text:p>
          </table:table-cell>
          <table:table-cell table:formula="of:=MID([.C455];1;10)" office:value-type="string" office:string-value="39 0 48’52" calcext:value-type="string">
            <text:p>39 0 48’52</text:p>
          </table:table-cell>
          <table:table-cell table:formula="of:=MID([.D455];1;3)" office:value-type="string" office:string-value="14 " calcext:value-type="string">
            <text:p>14 </text:p>
          </table:table-cell>
          <table:table-cell table:formula="of:=MID([.D455];6;2)" office:value-type="string" office:string-value="56" calcext:value-type="string">
            <text:p>56</text:p>
          </table:table-cell>
          <table:table-cell table:formula="of:=MID([.D455];9;2)" office:value-type="string" office:string-value="21" calcext:value-type="string">
            <text:p>21</text:p>
          </table:table-cell>
          <table:table-cell table:formula="of:=MID([.E455];1;2)" office:value-type="string" office:string-value="39" calcext:value-type="string">
            <text:p>39</text:p>
          </table:table-cell>
          <table:table-cell table:formula="of:=MID([.E455];6;2)" office:value-type="string" office:string-value="48" calcext:value-type="string">
            <text:p>48</text:p>
          </table:table-cell>
          <table:table-cell table:formula="of:=MID([.E455];9;2)" office:value-type="string" office:string-value="52" calcext:value-type="string">
            <text:p>52</text:p>
          </table:table-cell>
          <table:table-cell table:formula="of:=-([.F455]+(([.G455]+[.H455]/60)/60))" office:value-type="float" office:value="-14.9391666666667" calcext:value-type="float">
            <text:p>-14.9391666666667</text:p>
          </table:table-cell>
          <table:table-cell table:formula="of:=-([.I455]+(([.J455]+[.K455]/60)/60))" office:value-type="float" office:value="-39.8144444444444" calcext:value-type="float">
            <text:p>-39.8144444444444</text:p>
          </table:table-cell>
        </table:table-row>
        <table:table-row table:style-name="ro1">
          <table:table-cell office:value-type="string" calcext:value-type="string">
            <text:p>CH-03</text:p>
          </table:table-cell>
          <table:table-cell/>
          <table:table-cell office:value-type="string" calcext:value-type="string">
            <text:p>39 0 39’40" 14 0 51’12"</text:p>
          </table:table-cell>
          <table:table-cell table:formula="of:=MID([.C456];13;14)" office:value-type="string" office:string-value="14 0 51’12&quot;" calcext:value-type="string">
            <text:p>14 0 51’12"</text:p>
          </table:table-cell>
          <table:table-cell table:formula="of:=MID([.C456];1;10)" office:value-type="string" office:string-value="39 0 39’40" calcext:value-type="string">
            <text:p>39 0 39’40</text:p>
          </table:table-cell>
          <table:table-cell table:formula="of:=MID([.D456];1;3)" office:value-type="string" office:string-value="14 " calcext:value-type="string">
            <text:p>14 </text:p>
          </table:table-cell>
          <table:table-cell table:formula="of:=MID([.D456];6;2)" office:value-type="string" office:string-value="51" calcext:value-type="string">
            <text:p>51</text:p>
          </table:table-cell>
          <table:table-cell table:formula="of:=MID([.D456];9;2)" office:value-type="string" office:string-value="12" calcext:value-type="string">
            <text:p>12</text:p>
          </table:table-cell>
          <table:table-cell table:formula="of:=MID([.E456];1;2)" office:value-type="string" office:string-value="39" calcext:value-type="string">
            <text:p>39</text:p>
          </table:table-cell>
          <table:table-cell table:formula="of:=MID([.E456];6;2)" office:value-type="string" office:string-value="39" calcext:value-type="string">
            <text:p>39</text:p>
          </table:table-cell>
          <table:table-cell table:formula="of:=MID([.E456];9;2)" office:value-type="string" office:string-value="40" calcext:value-type="string">
            <text:p>40</text:p>
          </table:table-cell>
          <table:table-cell table:formula="of:=-([.F456]+(([.G456]+[.H456]/60)/60))" office:value-type="float" office:value="-14.8533333333333" calcext:value-type="float">
            <text:p>-14.8533333333333</text:p>
          </table:table-cell>
          <table:table-cell table:formula="of:=-([.I456]+(([.J456]+[.K456]/60)/60))" office:value-type="float" office:value="-39.6611111111111" calcext:value-type="float">
            <text:p>-39.6611111111111</text:p>
          </table:table-cell>
        </table:table-row>
        <table:table-row table:style-name="ro1">
          <table:table-cell office:value-type="string" calcext:value-type="string">
            <text:p>CH-04</text:p>
          </table:table-cell>
          <table:table-cell/>
          <table:table-cell office:value-type="string" calcext:value-type="string">
            <text:p>39 0 32’31" 14 0 51’04"</text:p>
          </table:table-cell>
          <table:table-cell table:formula="of:=MID([.C457];13;14)" office:value-type="string" office:string-value="14 0 51’04&quot;" calcext:value-type="string">
            <text:p>14 0 51’04"</text:p>
          </table:table-cell>
          <table:table-cell table:formula="of:=MID([.C457];1;10)" office:value-type="string" office:string-value="39 0 32’31" calcext:value-type="string">
            <text:p>39 0 32’31</text:p>
          </table:table-cell>
          <table:table-cell table:formula="of:=MID([.D457];1;3)" office:value-type="string" office:string-value="14 " calcext:value-type="string">
            <text:p>14 </text:p>
          </table:table-cell>
          <table:table-cell table:formula="of:=MID([.D457];6;2)" office:value-type="string" office:string-value="51" calcext:value-type="string">
            <text:p>51</text:p>
          </table:table-cell>
          <table:table-cell table:formula="of:=MID([.D457];9;2)" office:value-type="string" office:string-value="04" calcext:value-type="string">
            <text:p>04</text:p>
          </table:table-cell>
          <table:table-cell table:formula="of:=MID([.E457];1;2)" office:value-type="string" office:string-value="39" calcext:value-type="string">
            <text:p>39</text:p>
          </table:table-cell>
          <table:table-cell table:formula="of:=MID([.E457];6;2)" office:value-type="string" office:string-value="32" calcext:value-type="string">
            <text:p>32</text:p>
          </table:table-cell>
          <table:table-cell table:formula="of:=MID([.E457];9;2)" office:value-type="string" office:string-value="31" calcext:value-type="string">
            <text:p>31</text:p>
          </table:table-cell>
          <table:table-cell table:formula="of:=-([.F457]+(([.G457]+[.H457]/60)/60))" office:value-type="float" office:value="-14.8511111111111" calcext:value-type="float">
            <text:p>-14.8511111111111</text:p>
          </table:table-cell>
          <table:table-cell table:formula="of:=-([.I457]+(([.J457]+[.K457]/60)/60))" office:value-type="float" office:value="-39.5419444444444" calcext:value-type="float">
            <text:p>-39.5419444444444</text:p>
          </table:table-cell>
        </table:table-row>
        <table:table-row table:style-name="ro1">
          <table:table-cell office:value-type="string" calcext:value-type="string">
            <text:p>CH-05</text:p>
          </table:table-cell>
          <table:table-cell/>
          <table:table-cell office:value-type="string" calcext:value-type="string">
            <text:p>39 0 10’14" 15 0 31’05"</text:p>
          </table:table-cell>
          <table:table-cell table:formula="of:=MID([.C458];13;14)" office:value-type="string" office:string-value="15 0 31’05&quot;" calcext:value-type="string">
            <text:p>15 0 31’05"</text:p>
          </table:table-cell>
          <table:table-cell table:formula="of:=MID([.C458];1;10)" office:value-type="string" office:string-value="39 0 10’14" calcext:value-type="string">
            <text:p>39 0 10’14</text:p>
          </table:table-cell>
          <table:table-cell table:formula="of:=MID([.D458];1;3)" office:value-type="string" office:string-value="15 " calcext:value-type="string">
            <text:p>15 </text:p>
          </table:table-cell>
          <table:table-cell table:formula="of:=MID([.D458];6;2)" office:value-type="string" office:string-value="31" calcext:value-type="string">
            <text:p>31</text:p>
          </table:table-cell>
          <table:table-cell table:formula="of:=MID([.D458];9;2)" office:value-type="string" office:string-value="05" calcext:value-type="string">
            <text:p>05</text:p>
          </table:table-cell>
          <table:table-cell table:formula="of:=MID([.E458];1;2)" office:value-type="string" office:string-value="39" calcext:value-type="string">
            <text:p>39</text:p>
          </table:table-cell>
          <table:table-cell table:formula="of:=MID([.E458];6;2)" office:value-type="string" office:string-value="10" calcext:value-type="string">
            <text:p>10</text:p>
          </table:table-cell>
          <table:table-cell table:formula="of:=MID([.E458];9;2)" office:value-type="string" office:string-value="14" calcext:value-type="string">
            <text:p>14</text:p>
          </table:table-cell>
          <table:table-cell table:formula="of:=-([.F458]+(([.G458]+[.H458]/60)/60))" office:value-type="float" office:value="-15.5180555555556" calcext:value-type="float">
            <text:p>-15.5180555555556</text:p>
          </table:table-cell>
          <table:table-cell table:formula="of:=-([.I458]+(([.J458]+[.K458]/60)/60))" office:value-type="float" office:value="-39.1705555555556" calcext:value-type="float">
            <text:p>-39.1705555555556</text:p>
          </table:table-cell>
        </table:table-row>
        <table:table-row table:style-name="ro1">
          <table:table-cell office:value-type="string" calcext:value-type="string">
            <text:p>CH-06</text:p>
          </table:table-cell>
          <table:table-cell/>
          <table:table-cell office:value-type="string" calcext:value-type="string">
            <text:p>39 0 19’54" 15 0 25’32"</text:p>
          </table:table-cell>
          <table:table-cell table:formula="of:=MID([.C459];13;14)" office:value-type="string" office:string-value="15 0 25’32&quot;" calcext:value-type="string">
            <text:p>15 0 25’32"</text:p>
          </table:table-cell>
          <table:table-cell table:formula="of:=MID([.C459];1;10)" office:value-type="string" office:string-value="39 0 19’54" calcext:value-type="string">
            <text:p>39 0 19’54</text:p>
          </table:table-cell>
          <table:table-cell table:formula="of:=MID([.D459];1;3)" office:value-type="string" office:string-value="15 " calcext:value-type="string">
            <text:p>15 </text:p>
          </table:table-cell>
          <table:table-cell table:formula="of:=MID([.D459];6;2)" office:value-type="string" office:string-value="25" calcext:value-type="string">
            <text:p>25</text:p>
          </table:table-cell>
          <table:table-cell table:formula="of:=MID([.D459];9;2)" office:value-type="string" office:string-value="32" calcext:value-type="string">
            <text:p>32</text:p>
          </table:table-cell>
          <table:table-cell table:formula="of:=MID([.E459];1;2)" office:value-type="string" office:string-value="39" calcext:value-type="string">
            <text:p>39</text:p>
          </table:table-cell>
          <table:table-cell table:formula="of:=MID([.E459];6;2)" office:value-type="string" office:string-value="19" calcext:value-type="string">
            <text:p>19</text:p>
          </table:table-cell>
          <table:table-cell table:formula="of:=MID([.E459];9;2)" office:value-type="string" office:string-value="54" calcext:value-type="string">
            <text:p>54</text:p>
          </table:table-cell>
          <table:table-cell table:formula="of:=-([.F459]+(([.G459]+[.H459]/60)/60))" office:value-type="float" office:value="-15.4255555555556" calcext:value-type="float">
            <text:p>-15.4255555555556</text:p>
          </table:table-cell>
          <table:table-cell table:formula="of:=-([.I459]+(([.J459]+[.K459]/60)/60))" office:value-type="float" office:value="-39.3316666666667" calcext:value-type="float">
            <text:p>-39.3316666666667</text:p>
          </table:table-cell>
        </table:table-row>
        <table:table-row table:style-name="ro1">
          <table:table-cell office:value-type="string" calcext:value-type="string">
            <text:p>CH-07</text:p>
          </table:table-cell>
          <table:table-cell/>
          <table:table-cell office:value-type="string" calcext:value-type="string">
            <text:p>39 0 00’12" 15 0 23’34"</text:p>
          </table:table-cell>
          <table:table-cell table:formula="of:=MID([.C460];13;14)" office:value-type="string" office:string-value="15 0 23’34&quot;" calcext:value-type="string">
            <text:p>15 0 23’34"</text:p>
          </table:table-cell>
          <table:table-cell table:formula="of:=MID([.C460];1;10)" office:value-type="string" office:string-value="39 0 00’12" calcext:value-type="string">
            <text:p>39 0 00’12</text:p>
          </table:table-cell>
          <table:table-cell table:formula="of:=MID([.D460];1;3)" office:value-type="string" office:string-value="15 " calcext:value-type="string">
            <text:p>15 </text:p>
          </table:table-cell>
          <table:table-cell table:formula="of:=MID([.D460];6;2)" office:value-type="string" office:string-value="23" calcext:value-type="string">
            <text:p>23</text:p>
          </table:table-cell>
          <table:table-cell table:formula="of:=MID([.D460];9;2)" office:value-type="string" office:string-value="34" calcext:value-type="string">
            <text:p>34</text:p>
          </table:table-cell>
          <table:table-cell table:formula="of:=MID([.E460];1;2)" office:value-type="string" office:string-value="39" calcext:value-type="string">
            <text:p>39</text:p>
          </table:table-cell>
          <table:table-cell table:formula="of:=MID([.E460];6;2)" office:value-type="string" office:string-value="00" calcext:value-type="string">
            <text:p>00</text:p>
          </table:table-cell>
          <table:table-cell table:formula="of:=MID([.E460];9;2)" office:value-type="string" office:string-value="12" calcext:value-type="string">
            <text:p>12</text:p>
          </table:table-cell>
          <table:table-cell table:formula="of:=-([.F460]+(([.G460]+[.H460]/60)/60))" office:value-type="float" office:value="-15.3927777777778" calcext:value-type="float">
            <text:p>-15.3927777777778</text:p>
          </table:table-cell>
          <table:table-cell table:formula="of:=-([.I460]+(([.J460]+[.K460]/60)/60))" office:value-type="float" office:value="-39.0033333333333" calcext:value-type="float">
            <text:p>-39.0033333333333</text:p>
          </table:table-cell>
        </table:table-row>
        <table:table-row table:style-name="ro1">
          <table:table-cell office:value-type="string" calcext:value-type="string">
            <text:p>CH-08</text:p>
          </table:table-cell>
          <table:table-cell/>
          <table:table-cell office:value-type="string" calcext:value-type="string">
            <text:p>39 0 09’50" 15 0 13’35"</text:p>
          </table:table-cell>
          <table:table-cell table:formula="of:=MID([.C461];13;14)" office:value-type="string" office:string-value="15 0 13’35&quot;" calcext:value-type="string">
            <text:p>15 0 13’35"</text:p>
          </table:table-cell>
          <table:table-cell table:formula="of:=MID([.C461];1;10)" office:value-type="string" office:string-value="39 0 09’50" calcext:value-type="string">
            <text:p>39 0 09’50</text:p>
          </table:table-cell>
          <table:table-cell table:formula="of:=MID([.D461];1;3)" office:value-type="string" office:string-value="15 " calcext:value-type="string">
            <text:p>15 </text:p>
          </table:table-cell>
          <table:table-cell table:formula="of:=MID([.D461];6;2)" office:value-type="string" office:string-value="13" calcext:value-type="string">
            <text:p>13</text:p>
          </table:table-cell>
          <table:table-cell table:formula="of:=MID([.D461];9;2)" office:value-type="string" office:string-value="35" calcext:value-type="string">
            <text:p>35</text:p>
          </table:table-cell>
          <table:table-cell table:formula="of:=MID([.E461];1;2)" office:value-type="string" office:string-value="39" calcext:value-type="string">
            <text:p>39</text:p>
          </table:table-cell>
          <table:table-cell table:formula="of:=MID([.E461];6;2)" office:value-type="string" office:string-value="09" calcext:value-type="string">
            <text:p>09</text:p>
          </table:table-cell>
          <table:table-cell table:formula="of:=MID([.E461];9;2)" office:value-type="string" office:string-value="50" calcext:value-type="string">
            <text:p>50</text:p>
          </table:table-cell>
          <table:table-cell table:formula="of:=-([.F461]+(([.G461]+[.H461]/60)/60))" office:value-type="float" office:value="-15.2263888888889" calcext:value-type="float">
            <text:p>-15.2263888888889</text:p>
          </table:table-cell>
          <table:table-cell table:formula="of:=-([.I461]+(([.J461]+[.K461]/60)/60))" office:value-type="float" office:value="-39.1638888888889" calcext:value-type="float">
            <text:p>-39.1638888888889</text:p>
          </table:table-cell>
        </table:table-row>
        <table:table-row table:style-name="ro1">
          <table:table-cell office:value-type="string" calcext:value-type="string">
            <text:p>CH-09</text:p>
          </table:table-cell>
          <table:table-cell/>
          <table:table-cell office:value-type="string" calcext:value-type="string">
            <text:p>39 0 00’25" 15 0 05’53"</text:p>
          </table:table-cell>
          <table:table-cell table:formula="of:=MID([.C462];13;14)" office:value-type="string" office:string-value="15 0 05’53&quot;" calcext:value-type="string">
            <text:p>15 0 05’53"</text:p>
          </table:table-cell>
          <table:table-cell table:formula="of:=MID([.C462];1;10)" office:value-type="string" office:string-value="39 0 00’25" calcext:value-type="string">
            <text:p>39 0 00’25</text:p>
          </table:table-cell>
          <table:table-cell table:formula="of:=MID([.D462];1;3)" office:value-type="string" office:string-value="15 " calcext:value-type="string">
            <text:p>15 </text:p>
          </table:table-cell>
          <table:table-cell table:formula="of:=MID([.D462];6;2)" office:value-type="string" office:string-value="05" calcext:value-type="string">
            <text:p>05</text:p>
          </table:table-cell>
          <table:table-cell table:formula="of:=MID([.D462];9;2)" office:value-type="string" office:string-value="53" calcext:value-type="string">
            <text:p>53</text:p>
          </table:table-cell>
          <table:table-cell table:formula="of:=MID([.E462];1;2)" office:value-type="string" office:string-value="39" calcext:value-type="string">
            <text:p>39</text:p>
          </table:table-cell>
          <table:table-cell table:formula="of:=MID([.E462];6;2)" office:value-type="string" office:string-value="00" calcext:value-type="string">
            <text:p>00</text:p>
          </table:table-cell>
          <table:table-cell table:formula="of:=MID([.E462];9;2)" office:value-type="string" office:string-value="25" calcext:value-type="string">
            <text:p>25</text:p>
          </table:table-cell>
          <table:table-cell table:formula="of:=-([.F462]+(([.G462]+[.H462]/60)/60))" office:value-type="float" office:value="-15.0980555555556" calcext:value-type="float">
            <text:p>-15.0980555555556</text:p>
          </table:table-cell>
          <table:table-cell table:formula="of:=-([.I462]+(([.J462]+[.K462]/60)/60))" office:value-type="float" office:value="-39.0069444444444" calcext:value-type="float">
            <text:p>-39.0069444444444</text:p>
          </table:table-cell>
        </table:table-row>
        <table:table-row table:style-name="ro1">
          <table:table-cell office:value-type="string" calcext:value-type="string">
            <text:p>CH-10</text:p>
          </table:table-cell>
          <table:table-cell/>
          <table:table-cell office:value-type="string" calcext:value-type="string">
            <text:p>39 0 09’52" 14 0 57’58"</text:p>
          </table:table-cell>
          <table:table-cell table:formula="of:=MID([.C463];13;14)" office:value-type="string" office:string-value="14 0 57’58&quot;" calcext:value-type="string">
            <text:p>14 0 57’58"</text:p>
          </table:table-cell>
          <table:table-cell table:formula="of:=MID([.C463];1;10)" office:value-type="string" office:string-value="39 0 09’52" calcext:value-type="string">
            <text:p>39 0 09’52</text:p>
          </table:table-cell>
          <table:table-cell table:formula="of:=MID([.D463];1;3)" office:value-type="string" office:string-value="14 " calcext:value-type="string">
            <text:p>14 </text:p>
          </table:table-cell>
          <table:table-cell table:formula="of:=MID([.D463];6;2)" office:value-type="string" office:string-value="57" calcext:value-type="string">
            <text:p>57</text:p>
          </table:table-cell>
          <table:table-cell table:formula="of:=MID([.D463];9;2)" office:value-type="string" office:string-value="58" calcext:value-type="string">
            <text:p>58</text:p>
          </table:table-cell>
          <table:table-cell table:formula="of:=MID([.E463];1;2)" office:value-type="string" office:string-value="39" calcext:value-type="string">
            <text:p>39</text:p>
          </table:table-cell>
          <table:table-cell table:formula="of:=MID([.E463];6;2)" office:value-type="string" office:string-value="09" calcext:value-type="string">
            <text:p>09</text:p>
          </table:table-cell>
          <table:table-cell table:formula="of:=MID([.E463];9;2)" office:value-type="string" office:string-value="52" calcext:value-type="string">
            <text:p>52</text:p>
          </table:table-cell>
          <table:table-cell table:formula="of:=-([.F463]+(([.G463]+[.H463]/60)/60))" office:value-type="float" office:value="-14.9661111111111" calcext:value-type="float">
            <text:p>-14.9661111111111</text:p>
          </table:table-cell>
          <table:table-cell table:formula="of:=-([.I463]+(([.J463]+[.K463]/60)/60))" office:value-type="float" office:value="-39.1644444444444" calcext:value-type="float">
            <text:p>-39.1644444444444</text:p>
          </table:table-cell>
        </table:table-row>
        <table:table-row table:style-name="ro1">
          <table:table-cell office:value-type="string" calcext:value-type="string">
            <text:p>CH-11</text:p>
          </table:table-cell>
          <table:table-cell/>
          <table:table-cell office:value-type="string" calcext:value-type="string">
            <text:p>39 0 21’35" 15 0 06’13"</text:p>
          </table:table-cell>
          <table:table-cell table:formula="of:=MID([.C464];13;14)" office:value-type="string" office:string-value="15 0 06’13&quot;" calcext:value-type="string">
            <text:p>15 0 06’13"</text:p>
          </table:table-cell>
          <table:table-cell table:formula="of:=MID([.C464];1;10)" office:value-type="string" office:string-value="39 0 21’35" calcext:value-type="string">
            <text:p>39 0 21’35</text:p>
          </table:table-cell>
          <table:table-cell table:formula="of:=MID([.D464];1;3)" office:value-type="string" office:string-value="15 " calcext:value-type="string">
            <text:p>15 </text:p>
          </table:table-cell>
          <table:table-cell table:formula="of:=MID([.D464];6;2)" office:value-type="string" office:string-value="06" calcext:value-type="string">
            <text:p>06</text:p>
          </table:table-cell>
          <table:table-cell table:formula="of:=MID([.D464];9;2)" office:value-type="string" office:string-value="13" calcext:value-type="string">
            <text:p>13</text:p>
          </table:table-cell>
          <table:table-cell table:formula="of:=MID([.E464];1;2)" office:value-type="string" office:string-value="39" calcext:value-type="string">
            <text:p>39</text:p>
          </table:table-cell>
          <table:table-cell table:formula="of:=MID([.E464];6;2)" office:value-type="string" office:string-value="21" calcext:value-type="string">
            <text:p>21</text:p>
          </table:table-cell>
          <table:table-cell table:formula="of:=MID([.E464];9;2)" office:value-type="string" office:string-value="35" calcext:value-type="string">
            <text:p>35</text:p>
          </table:table-cell>
          <table:table-cell table:formula="of:=-([.F464]+(([.G464]+[.H464]/60)/60))" office:value-type="float" office:value="-15.1036111111111" calcext:value-type="float">
            <text:p>-15.1036111111111</text:p>
          </table:table-cell>
          <table:table-cell table:formula="of:=-([.I464]+(([.J464]+[.K464]/60)/60))" office:value-type="float" office:value="-39.3597222222222" calcext:value-type="float">
            <text:p>-39.3597222222222</text:p>
          </table:table-cell>
        </table:table-row>
        <table:table-row table:style-name="ro1">
          <table:table-cell office:value-type="string" calcext:value-type="string">
            <text:p>CH-12</text:p>
          </table:table-cell>
          <table:table-cell/>
          <table:table-cell office:value-type="string" calcext:value-type="string">
            <text:p>39 0 20’31" 14 0 50’24"</text:p>
          </table:table-cell>
          <table:table-cell table:formula="of:=MID([.C465];13;14)" office:value-type="string" office:string-value="14 0 50’24&quot;" calcext:value-type="string">
            <text:p>14 0 50’24"</text:p>
          </table:table-cell>
          <table:table-cell table:formula="of:=MID([.C465];1;10)" office:value-type="string" office:string-value="39 0 20’31" calcext:value-type="string">
            <text:p>39 0 20’31</text:p>
          </table:table-cell>
          <table:table-cell table:formula="of:=MID([.D465];1;3)" office:value-type="string" office:string-value="14 " calcext:value-type="string">
            <text:p>14 </text:p>
          </table:table-cell>
          <table:table-cell table:formula="of:=MID([.D465];6;2)" office:value-type="string" office:string-value="50" calcext:value-type="string">
            <text:p>50</text:p>
          </table:table-cell>
          <table:table-cell table:formula="of:=MID([.D465];9;2)" office:value-type="string" office:string-value="24" calcext:value-type="string">
            <text:p>24</text:p>
          </table:table-cell>
          <table:table-cell table:formula="of:=MID([.E465];1;2)" office:value-type="string" office:string-value="39" calcext:value-type="string">
            <text:p>39</text:p>
          </table:table-cell>
          <table:table-cell table:formula="of:=MID([.E465];6;2)" office:value-type="string" office:string-value="20" calcext:value-type="string">
            <text:p>20</text:p>
          </table:table-cell>
          <table:table-cell table:formula="of:=MID([.E465];9;2)" office:value-type="string" office:string-value="31" calcext:value-type="string">
            <text:p>31</text:p>
          </table:table-cell>
          <table:table-cell table:formula="of:=-([.F465]+(([.G465]+[.H465]/60)/60))" office:value-type="float" office:value="-14.84" calcext:value-type="float">
            <text:p>-14.84</text:p>
          </table:table-cell>
          <table:table-cell table:formula="of:=-([.I465]+(([.J465]+[.K465]/60)/60))" office:value-type="float" office:value="-39.3419444444444" calcext:value-type="float">
            <text:p>-39.3419444444444</text:p>
          </table:table-cell>
        </table:table-row>
        <table:table-row table:style-name="ro1">
          <table:table-cell office:value-type="string" calcext:value-type="string">
            <text:p>CH-13</text:p>
          </table:table-cell>
          <table:table-cell/>
          <table:table-cell office:value-type="string" calcext:value-type="string">
            <text:p>39 0 33’39" 14 0 42’50"</text:p>
          </table:table-cell>
          <table:table-cell table:formula="of:=MID([.C466];13;14)" office:value-type="string" office:string-value="14 0 42’50&quot;" calcext:value-type="string">
            <text:p>14 0 42’50"</text:p>
          </table:table-cell>
          <table:table-cell table:formula="of:=MID([.C466];1;10)" office:value-type="string" office:string-value="39 0 33’39" calcext:value-type="string">
            <text:p>39 0 33’39</text:p>
          </table:table-cell>
          <table:table-cell table:formula="of:=MID([.D466];1;3)" office:value-type="string" office:string-value="14 " calcext:value-type="string">
            <text:p>14 </text:p>
          </table:table-cell>
          <table:table-cell table:formula="of:=MID([.D466];6;2)" office:value-type="string" office:string-value="42" calcext:value-type="string">
            <text:p>42</text:p>
          </table:table-cell>
          <table:table-cell table:formula="of:=MID([.D466];9;2)" office:value-type="string" office:string-value="50" calcext:value-type="string">
            <text:p>50</text:p>
          </table:table-cell>
          <table:table-cell table:formula="of:=MID([.E466];1;2)" office:value-type="string" office:string-value="39" calcext:value-type="string">
            <text:p>39</text:p>
          </table:table-cell>
          <table:table-cell table:formula="of:=MID([.E466];6;2)" office:value-type="string" office:string-value="33" calcext:value-type="string">
            <text:p>33</text:p>
          </table:table-cell>
          <table:table-cell table:formula="of:=MID([.E466];9;2)" office:value-type="string" office:string-value="39" calcext:value-type="string">
            <text:p>39</text:p>
          </table:table-cell>
          <table:table-cell table:formula="of:=-([.F466]+(([.G466]+[.H466]/60)/60))" office:value-type="float" office:value="-14.7138888888889" calcext:value-type="float">
            <text:p>-14.7138888888889</text:p>
          </table:table-cell>
          <table:table-cell table:formula="of:=-([.I466]+(([.J466]+[.K466]/60)/60))" office:value-type="float" office:value="-39.5608333333333" calcext:value-type="float">
            <text:p>-39.5608333333333</text:p>
          </table:table-cell>
        </table:table-row>
        <table:table-row table:style-name="ro1">
          <table:table-cell office:value-type="string" calcext:value-type="string">
            <text:p>CH-14</text:p>
          </table:table-cell>
          <table:table-cell/>
          <table:table-cell office:value-type="string" calcext:value-type="string">
            <text:p>39 0 05’18" 14 0 47’ 01"</text:p>
          </table:table-cell>
          <table:table-cell table:formula="of:=MID([.C467];13;14)" office:value-type="string" office:string-value="14 0 47’ 01&quot;" calcext:value-type="string">
            <text:p>14 0 47’ 01"</text:p>
          </table:table-cell>
          <table:table-cell table:formula="of:=MID([.C467];1;10)" office:value-type="string" office:string-value="39 0 05’18" calcext:value-type="string">
            <text:p>39 0 05’18</text:p>
          </table:table-cell>
          <table:table-cell table:formula="of:=MID([.D467];1;3)" office:value-type="string" office:string-value="14 " calcext:value-type="string">
            <text:p>14 </text:p>
          </table:table-cell>
          <table:table-cell table:formula="of:=MID([.D467];6;2)" office:value-type="string" office:string-value="47" calcext:value-type="string">
            <text:p>47</text:p>
          </table:table-cell>
          <table:table-cell table:formula="of:=MID([.D467];9;2)" office:value-type="string" office:string-value=" 0" calcext:value-type="string">
            <text:p><text:s/>0</text:p>
          </table:table-cell>
          <table:table-cell table:formula="of:=MID([.E467];1;2)" office:value-type="string" office:string-value="39" calcext:value-type="string">
            <text:p>39</text:p>
          </table:table-cell>
          <table:table-cell table:formula="of:=MID([.E467];6;2)" office:value-type="string" office:string-value="05" calcext:value-type="string">
            <text:p>05</text:p>
          </table:table-cell>
          <table:table-cell table:formula="of:=MID([.E467];9;2)" office:value-type="string" office:string-value="18" calcext:value-type="string">
            <text:p>18</text:p>
          </table:table-cell>
          <table:table-cell table:formula="of:=-([.F467]+(([.G467]+[.H467]/60)/60))" office:value-type="float" office:value="-14.7833333333333" calcext:value-type="float">
            <text:p>-14.7833333333333</text:p>
          </table:table-cell>
          <table:table-cell table:formula="of:=-([.I467]+(([.J467]+[.K467]/60)/60))" office:value-type="float" office:value="-39.0883333333333" calcext:value-type="float">
            <text:p>-39.0883333333333</text:p>
          </table:table-cell>
        </table:table-row>
        <table:table-row table:style-name="ro1">
          <table:table-cell office:value-type="string" calcext:value-type="string">
            <text:p>CH-15</text:p>
          </table:table-cell>
          <table:table-cell/>
          <table:table-cell office:value-type="string" calcext:value-type="string">
            <text:p>39 0 05’23" 14 0 40’00"</text:p>
          </table:table-cell>
          <table:table-cell table:formula="of:=MID([.C468];13;14)" office:value-type="string" office:string-value="14 0 40’00&quot;" calcext:value-type="string">
            <text:p>14 0 40’00"</text:p>
          </table:table-cell>
          <table:table-cell table:formula="of:=MID([.C468];1;10)" office:value-type="string" office:string-value="39 0 05’23" calcext:value-type="string">
            <text:p>39 0 05’23</text:p>
          </table:table-cell>
          <table:table-cell table:formula="of:=MID([.D468];1;3)" office:value-type="string" office:string-value="14 " calcext:value-type="string">
            <text:p>14 </text:p>
          </table:table-cell>
          <table:table-cell table:formula="of:=MID([.D468];6;2)" office:value-type="string" office:string-value="40" calcext:value-type="string">
            <text:p>40</text:p>
          </table:table-cell>
          <table:table-cell table:formula="of:=MID([.D468];9;2)" office:value-type="string" office:string-value="00" calcext:value-type="string">
            <text:p>00</text:p>
          </table:table-cell>
          <table:table-cell table:formula="of:=MID([.E468];1;2)" office:value-type="string" office:string-value="39" calcext:value-type="string">
            <text:p>39</text:p>
          </table:table-cell>
          <table:table-cell table:formula="of:=MID([.E468];6;2)" office:value-type="string" office:string-value="05" calcext:value-type="string">
            <text:p>05</text:p>
          </table:table-cell>
          <table:table-cell table:formula="of:=MID([.E468];9;2)" office:value-type="string" office:string-value="23" calcext:value-type="string">
            <text:p>23</text:p>
          </table:table-cell>
          <table:table-cell table:formula="of:=-([.F468]+(([.G468]+[.H468]/60)/60))" office:value-type="float" office:value="-14.6666666666667" calcext:value-type="float">
            <text:p>-14.6666666666667</text:p>
          </table:table-cell>
          <table:table-cell table:formula="of:=-([.I468]+(([.J468]+[.K468]/60)/60))" office:value-type="float" office:value="-39.0897222222222" calcext:value-type="float">
            <text:p>-39.0897222222222</text:p>
          </table:table-cell>
        </table:table-row>
        <table:table-row table:style-name="ro1">
          <table:table-cell office:value-type="string" calcext:value-type="string">
            <text:p>CH-16</text:p>
          </table:table-cell>
          <table:table-cell/>
          <table:table-cell office:value-type="string" calcext:value-type="string">
            <text:p>39 0 17’54" 14 0 35’08"</text:p>
          </table:table-cell>
          <table:table-cell table:formula="of:=MID([.C469];13;14)" office:value-type="string" office:string-value="14 0 35’08&quot;" calcext:value-type="string">
            <text:p>14 0 35’08"</text:p>
          </table:table-cell>
          <table:table-cell table:formula="of:=MID([.C469];1;10)" office:value-type="string" office:string-value="39 0 17’54" calcext:value-type="string">
            <text:p>39 0 17’54</text:p>
          </table:table-cell>
          <table:table-cell table:formula="of:=MID([.D469];1;3)" office:value-type="string" office:string-value="14 " calcext:value-type="string">
            <text:p>14 </text:p>
          </table:table-cell>
          <table:table-cell table:formula="of:=MID([.D469];6;2)" office:value-type="string" office:string-value="35" calcext:value-type="string">
            <text:p>35</text:p>
          </table:table-cell>
          <table:table-cell table:formula="of:=MID([.D469];9;2)" office:value-type="string" office:string-value="08" calcext:value-type="string">
            <text:p>08</text:p>
          </table:table-cell>
          <table:table-cell table:formula="of:=MID([.E469];1;2)" office:value-type="string" office:string-value="39" calcext:value-type="string">
            <text:p>39</text:p>
          </table:table-cell>
          <table:table-cell table:formula="of:=MID([.E469];6;2)" office:value-type="string" office:string-value="17" calcext:value-type="string">
            <text:p>17</text:p>
          </table:table-cell>
          <table:table-cell table:formula="of:=MID([.E469];9;2)" office:value-type="string" office:string-value="54" calcext:value-type="string">
            <text:p>54</text:p>
          </table:table-cell>
          <table:table-cell table:formula="of:=-([.F469]+(([.G469]+[.H469]/60)/60))" office:value-type="float" office:value="-14.5855555555556" calcext:value-type="float">
            <text:p>-14.5855555555556</text:p>
          </table:table-cell>
          <table:table-cell table:formula="of:=-([.I469]+(([.J469]+[.K469]/60)/60))" office:value-type="float" office:value="-39.2983333333333" calcext:value-type="float">
            <text:p>-39.2983333333333</text:p>
          </table:table-cell>
        </table:table-row>
        <table:table-row table:style-name="ro1">
          <table:table-cell office:value-type="string" calcext:value-type="string">
            <text:p>CH-17</text:p>
          </table:table-cell>
          <table:table-cell/>
          <table:table-cell office:value-type="string" calcext:value-type="string">
            <text:p>39 0 47'37" 15 0 08'35"</text:p>
          </table:table-cell>
          <table:table-cell table:formula="of:=MID([.C470];13;14)" office:value-type="string" office:string-value="15 0 08'35&quot;" calcext:value-type="string">
            <text:p>15 0 08'35"</text:p>
          </table:table-cell>
          <table:table-cell table:formula="of:=MID([.C470];1;10)" office:value-type="string" office:string-value="39 0 47'37" calcext:value-type="string">
            <text:p>39 0 47'37</text:p>
          </table:table-cell>
          <table:table-cell table:formula="of:=MID([.D470];1;3)" office:value-type="string" office:string-value="15 " calcext:value-type="string">
            <text:p>15 </text:p>
          </table:table-cell>
          <table:table-cell table:formula="of:=MID([.D470];6;2)" office:value-type="string" office:string-value="08" calcext:value-type="string">
            <text:p>08</text:p>
          </table:table-cell>
          <table:table-cell table:formula="of:=MID([.D470];9;2)" office:value-type="string" office:string-value="35" calcext:value-type="string">
            <text:p>35</text:p>
          </table:table-cell>
          <table:table-cell table:formula="of:=MID([.E470];1;2)" office:value-type="string" office:string-value="39" calcext:value-type="string">
            <text:p>39</text:p>
          </table:table-cell>
          <table:table-cell table:formula="of:=MID([.E470];6;2)" office:value-type="string" office:string-value="47" calcext:value-type="string">
            <text:p>47</text:p>
          </table:table-cell>
          <table:table-cell table:formula="of:=MID([.E470];9;2)" office:value-type="string" office:string-value="37" calcext:value-type="string">
            <text:p>37</text:p>
          </table:table-cell>
          <table:table-cell table:formula="of:=-([.F470]+(([.G470]+[.H470]/60)/60))" office:value-type="float" office:value="-15.1430555555556" calcext:value-type="float">
            <text:p>-15.1430555555556</text:p>
          </table:table-cell>
          <table:table-cell table:formula="of:=-([.I470]+(([.J470]+[.K470]/60)/60))" office:value-type="float" office:value="-39.7936111111111" calcext:value-type="float">
            <text:p>-39.7936111111111</text:p>
          </table:table-cell>
        </table:table-row>
        <table:table-row table:style-name="ro1">
          <table:table-cell office:value-type="string" calcext:value-type="string">
            <text:p>CH-18</text:p>
          </table:table-cell>
          <table:table-cell/>
          <table:table-cell office:value-type="string" calcext:value-type="string">
            <text:p>40 0 02'03" 15 0 01'54"</text:p>
          </table:table-cell>
          <table:table-cell table:formula="of:=MID([.C471];13;14)" office:value-type="string" office:string-value="15 0 01'54&quot;" calcext:value-type="string">
            <text:p>15 0 01'54"</text:p>
          </table:table-cell>
          <table:table-cell table:formula="of:=MID([.C471];1;10)" office:value-type="string" office:string-value="40 0 02'03" calcext:value-type="string">
            <text:p>40 0 02'03</text:p>
          </table:table-cell>
          <table:table-cell table:formula="of:=MID([.D471];1;3)" office:value-type="string" office:string-value="15 " calcext:value-type="string">
            <text:p>15 </text:p>
          </table:table-cell>
          <table:table-cell table:formula="of:=MID([.D471];6;2)" office:value-type="string" office:string-value="01" calcext:value-type="string">
            <text:p>01</text:p>
          </table:table-cell>
          <table:table-cell table:formula="of:=MID([.D471];9;2)" office:value-type="string" office:string-value="54" calcext:value-type="string">
            <text:p>54</text:p>
          </table:table-cell>
          <table:table-cell table:formula="of:=MID([.E471];1;2)" office:value-type="string" office:string-value="40" calcext:value-type="string">
            <text:p>40</text:p>
          </table:table-cell>
          <table:table-cell table:formula="of:=MID([.E471];6;2)" office:value-type="string" office:string-value="02" calcext:value-type="string">
            <text:p>02</text:p>
          </table:table-cell>
          <table:table-cell table:formula="of:=MID([.E471];9;2)" office:value-type="string" office:string-value="03" calcext:value-type="string">
            <text:p>03</text:p>
          </table:table-cell>
          <table:table-cell table:formula="of:=-([.F471]+(([.G471]+[.H471]/60)/60))" office:value-type="float" office:value="-15.0316666666667" calcext:value-type="float">
            <text:p>-15.0316666666667</text:p>
          </table:table-cell>
          <table:table-cell table:formula="of:=-([.I471]+(([.J471]+[.K471]/60)/60))" office:value-type="float" office:value="-40.0341666666667" calcext:value-type="float">
            <text:p>-40.0341666666667</text:p>
          </table:table-cell>
        </table:table-row>
        <table:table-row table:style-name="ro1">
          <table:table-cell office:value-type="string" calcext:value-type="string">
            <text:p>CH-19</text:p>
          </table:table-cell>
          <table:table-cell/>
          <table:table-cell office:value-type="string" calcext:value-type="string">
            <text:p>39 0 34'41" 15 0 01'38"</text:p>
          </table:table-cell>
          <table:table-cell table:formula="of:=MID([.C472];13;14)" office:value-type="string" office:string-value="15 0 01'38&quot;" calcext:value-type="string">
            <text:p>15 0 01'38"</text:p>
          </table:table-cell>
          <table:table-cell table:formula="of:=MID([.C472];1;10)" office:value-type="string" office:string-value="39 0 34'41" calcext:value-type="string">
            <text:p>39 0 34'41</text:p>
          </table:table-cell>
          <table:table-cell table:formula="of:=MID([.D472];1;3)" office:value-type="string" office:string-value="15 " calcext:value-type="string">
            <text:p>15 </text:p>
          </table:table-cell>
          <table:table-cell table:formula="of:=MID([.D472];6;2)" office:value-type="string" office:string-value="01" calcext:value-type="string">
            <text:p>01</text:p>
          </table:table-cell>
          <table:table-cell table:formula="of:=MID([.D472];9;2)" office:value-type="string" office:string-value="38" calcext:value-type="string">
            <text:p>38</text:p>
          </table:table-cell>
          <table:table-cell table:formula="of:=MID([.E472];1;2)" office:value-type="string" office:string-value="39" calcext:value-type="string">
            <text:p>39</text:p>
          </table:table-cell>
          <table:table-cell table:formula="of:=MID([.E472];6;2)" office:value-type="string" office:string-value="34" calcext:value-type="string">
            <text:p>34</text:p>
          </table:table-cell>
          <table:table-cell table:formula="of:=MID([.E472];9;2)" office:value-type="string" office:string-value="41" calcext:value-type="string">
            <text:p>41</text:p>
          </table:table-cell>
          <table:table-cell table:formula="of:=-([.F472]+(([.G472]+[.H472]/60)/60))" office:value-type="float" office:value="-15.0272222222222" calcext:value-type="float">
            <text:p>-15.0272222222222</text:p>
          </table:table-cell>
          <table:table-cell table:formula="of:=-([.I472]+(([.J472]+[.K472]/60)/60))" office:value-type="float" office:value="-39.5780555555556" calcext:value-type="float">
            <text:p>-39.5780555555556</text:p>
          </table:table-cell>
        </table:table-row>
        <table:table-row table:style-name="ro1">
          <table:table-cell office:value-type="string" calcext:value-type="string">
            <text:p>CH-20</text:p>
          </table:table-cell>
          <table:table-cell/>
          <table:table-cell office:value-type="string" calcext:value-type="string">
            <text:p>39 0 30'02" 15 0 12'28"</text:p>
          </table:table-cell>
          <table:table-cell table:formula="of:=MID([.C473];13;14)" office:value-type="string" office:string-value="15 0 12'28&quot;" calcext:value-type="string">
            <text:p>15 0 12'28"</text:p>
          </table:table-cell>
          <table:table-cell table:formula="of:=MID([.C473];1;10)" office:value-type="string" office:string-value="39 0 30'02" calcext:value-type="string">
            <text:p>39 0 30'02</text:p>
          </table:table-cell>
          <table:table-cell table:formula="of:=MID([.D473];1;3)" office:value-type="string" office:string-value="15 " calcext:value-type="string">
            <text:p>15 </text:p>
          </table:table-cell>
          <table:table-cell table:formula="of:=MID([.D473];6;2)" office:value-type="string" office:string-value="12" calcext:value-type="string">
            <text:p>12</text:p>
          </table:table-cell>
          <table:table-cell table:formula="of:=MID([.D473];9;2)" office:value-type="string" office:string-value="28" calcext:value-type="string">
            <text:p>28</text:p>
          </table:table-cell>
          <table:table-cell table:formula="of:=MID([.E473];1;2)" office:value-type="string" office:string-value="39" calcext:value-type="string">
            <text:p>39</text:p>
          </table:table-cell>
          <table:table-cell table:formula="of:=MID([.E473];6;2)" office:value-type="string" office:string-value="30" calcext:value-type="string">
            <text:p>30</text:p>
          </table:table-cell>
          <table:table-cell table:formula="of:=MID([.E473];9;2)" office:value-type="string" office:string-value="02" calcext:value-type="string">
            <text:p>02</text:p>
          </table:table-cell>
          <table:table-cell table:formula="of:=-([.F473]+(([.G473]+[.H473]/60)/60))" office:value-type="float" office:value="-15.2077777777778" calcext:value-type="float">
            <text:p>-15.2077777777778</text:p>
          </table:table-cell>
          <table:table-cell table:formula="of:=-([.I473]+(([.J473]+[.K473]/60)/60))" office:value-type="float" office:value="-39.5005555555556" calcext:value-type="float">
            <text:p>-39.5005555555556</text:p>
          </table:table-cell>
        </table:table-row>
        <table:table-row table:style-name="ro1">
          <table:table-cell office:value-type="string" calcext:value-type="string">
            <text:p>CH-21</text:p>
          </table:table-cell>
          <table:table-cell/>
          <table:table-cell office:value-type="string" calcext:value-type="string">
            <text:p>39 0 43'53" 14 0 49'38"</text:p>
          </table:table-cell>
          <table:table-cell table:formula="of:=MID([.C474];13;14)" office:value-type="string" office:string-value="14 0 49'38&quot;" calcext:value-type="string">
            <text:p>14 0 49'38"</text:p>
          </table:table-cell>
          <table:table-cell table:formula="of:=MID([.C474];1;10)" office:value-type="string" office:string-value="39 0 43'53" calcext:value-type="string">
            <text:p>39 0 43'53</text:p>
          </table:table-cell>
          <table:table-cell table:formula="of:=MID([.D474];1;3)" office:value-type="string" office:string-value="14 " calcext:value-type="string">
            <text:p>14 </text:p>
          </table:table-cell>
          <table:table-cell table:formula="of:=MID([.D474];6;2)" office:value-type="string" office:string-value="49" calcext:value-type="string">
            <text:p>49</text:p>
          </table:table-cell>
          <table:table-cell table:formula="of:=MID([.D474];9;2)" office:value-type="string" office:string-value="38" calcext:value-type="string">
            <text:p>38</text:p>
          </table:table-cell>
          <table:table-cell table:formula="of:=MID([.E474];1;2)" office:value-type="string" office:string-value="39" calcext:value-type="string">
            <text:p>39</text:p>
          </table:table-cell>
          <table:table-cell table:formula="of:=MID([.E474];6;2)" office:value-type="string" office:string-value="43" calcext:value-type="string">
            <text:p>43</text:p>
          </table:table-cell>
          <table:table-cell table:formula="of:=MID([.E474];9;2)" office:value-type="string" office:string-value="53" calcext:value-type="string">
            <text:p>53</text:p>
          </table:table-cell>
          <table:table-cell table:formula="of:=-([.F474]+(([.G474]+[.H474]/60)/60))" office:value-type="float" office:value="-14.8272222222222" calcext:value-type="float">
            <text:p>-14.8272222222222</text:p>
          </table:table-cell>
          <table:table-cell table:formula="of:=-([.I474]+(([.J474]+[.K474]/60)/60))" office:value-type="float" office:value="-39.7313888888889" calcext:value-type="float">
            <text:p>-39.7313888888889</text:p>
          </table:table-cell>
        </table:table-row>
        <table:table-row table:style-name="ro1">
          <table:table-cell office:value-type="string" calcext:value-type="string">
            <text:p>CH-22</text:p>
          </table:table-cell>
          <table:table-cell/>
          <table:table-cell office:value-type="string" calcext:value-type="string">
            <text:p>39 0 32'30" 14 0 50'43"</text:p>
          </table:table-cell>
          <table:table-cell table:formula="of:=MID([.C475];13;14)" office:value-type="string" office:string-value="14 0 50'43&quot;" calcext:value-type="string">
            <text:p>14 0 50'43"</text:p>
          </table:table-cell>
          <table:table-cell table:formula="of:=MID([.C475];1;10)" office:value-type="string" office:string-value="39 0 32'30" calcext:value-type="string">
            <text:p>39 0 32'30</text:p>
          </table:table-cell>
          <table:table-cell table:formula="of:=MID([.D475];1;3)" office:value-type="string" office:string-value="14 " calcext:value-type="string">
            <text:p>14 </text:p>
          </table:table-cell>
          <table:table-cell table:formula="of:=MID([.D475];6;2)" office:value-type="string" office:string-value="50" calcext:value-type="string">
            <text:p>50</text:p>
          </table:table-cell>
          <table:table-cell table:formula="of:=MID([.D475];9;2)" office:value-type="string" office:string-value="43" calcext:value-type="string">
            <text:p>43</text:p>
          </table:table-cell>
          <table:table-cell table:formula="of:=MID([.E475];1;2)" office:value-type="string" office:string-value="39" calcext:value-type="string">
            <text:p>39</text:p>
          </table:table-cell>
          <table:table-cell table:formula="of:=MID([.E475];6;2)" office:value-type="string" office:string-value="32" calcext:value-type="string">
            <text:p>32</text:p>
          </table:table-cell>
          <table:table-cell table:formula="of:=MID([.E475];9;2)" office:value-type="string" office:string-value="30" calcext:value-type="string">
            <text:p>30</text:p>
          </table:table-cell>
          <table:table-cell table:formula="of:=-([.F475]+(([.G475]+[.H475]/60)/60))" office:value-type="float" office:value="-14.8452777777778" calcext:value-type="float">
            <text:p>-14.8452777777778</text:p>
          </table:table-cell>
          <table:table-cell table:formula="of:=-([.I475]+(([.J475]+[.K475]/60)/60))" office:value-type="float" office:value="-39.5416666666667" calcext:value-type="float">
            <text:p>-39.5416666666667</text:p>
          </table:table-cell>
        </table:table-row>
        <table:table-row table:style-name="ro1">
          <table:table-cell office:value-type="string" calcext:value-type="string">
            <text:p>CH-23</text:p>
          </table:table-cell>
          <table:table-cell/>
          <table:table-cell office:value-type="string" calcext:value-type="string">
            <text:p>39 0 01'39" 14 0 52'38"</text:p>
          </table:table-cell>
          <table:table-cell table:formula="of:=MID([.C476];13;14)" office:value-type="string" office:string-value="14 0 52'38&quot;" calcext:value-type="string">
            <text:p>14 0 52'38"</text:p>
          </table:table-cell>
          <table:table-cell table:formula="of:=MID([.C476];1;10)" office:value-type="string" office:string-value="39 0 01'39" calcext:value-type="string">
            <text:p>39 0 01'39</text:p>
          </table:table-cell>
          <table:table-cell table:formula="of:=MID([.D476];1;3)" office:value-type="string" office:string-value="14 " calcext:value-type="string">
            <text:p>14 </text:p>
          </table:table-cell>
          <table:table-cell table:formula="of:=MID([.D476];6;2)" office:value-type="string" office:string-value="52" calcext:value-type="string">
            <text:p>52</text:p>
          </table:table-cell>
          <table:table-cell table:formula="of:=MID([.D476];9;2)" office:value-type="string" office:string-value="38" calcext:value-type="string">
            <text:p>38</text:p>
          </table:table-cell>
          <table:table-cell table:formula="of:=MID([.E476];1;2)" office:value-type="string" office:string-value="39" calcext:value-type="string">
            <text:p>39</text:p>
          </table:table-cell>
          <table:table-cell table:formula="of:=MID([.E476];6;2)" office:value-type="string" office:string-value="01" calcext:value-type="string">
            <text:p>01</text:p>
          </table:table-cell>
          <table:table-cell table:formula="of:=MID([.E476];9;2)" office:value-type="string" office:string-value="39" calcext:value-type="string">
            <text:p>39</text:p>
          </table:table-cell>
          <table:table-cell table:formula="of:=-([.F476]+(([.G476]+[.H476]/60)/60))" office:value-type="float" office:value="-14.8772222222222" calcext:value-type="float">
            <text:p>-14.8772222222222</text:p>
          </table:table-cell>
          <table:table-cell table:formula="of:=-([.I476]+(([.J476]+[.K476]/60)/60))" office:value-type="float" office:value="-39.0275" calcext:value-type="float">
            <text:p>-39.0275</text:p>
          </table:table-cell>
        </table:table-row>
        <table:table-row table:style-name="ro1">
          <table:table-cell office:value-type="string" calcext:value-type="string">
            <text:p>CH-24</text:p>
          </table:table-cell>
          <table:table-cell/>
          <table:table-cell office:value-type="string" calcext:value-type="string">
            <text:p>39 0 02'54" 14 0 51'49"</text:p>
          </table:table-cell>
          <table:table-cell table:formula="of:=MID([.C477];13;14)" office:value-type="string" office:string-value="14 0 51'49&quot;" calcext:value-type="string">
            <text:p>14 0 51'49"</text:p>
          </table:table-cell>
          <table:table-cell table:formula="of:=MID([.C477];1;10)" office:value-type="string" office:string-value="39 0 02'54" calcext:value-type="string">
            <text:p>39 0 02'54</text:p>
          </table:table-cell>
          <table:table-cell table:formula="of:=MID([.D477];1;3)" office:value-type="string" office:string-value="14 " calcext:value-type="string">
            <text:p>14 </text:p>
          </table:table-cell>
          <table:table-cell table:formula="of:=MID([.D477];6;2)" office:value-type="string" office:string-value="51" calcext:value-type="string">
            <text:p>51</text:p>
          </table:table-cell>
          <table:table-cell table:formula="of:=MID([.D477];9;2)" office:value-type="string" office:string-value="49" calcext:value-type="string">
            <text:p>49</text:p>
          </table:table-cell>
          <table:table-cell table:formula="of:=MID([.E477];1;2)" office:value-type="string" office:string-value="39" calcext:value-type="string">
            <text:p>39</text:p>
          </table:table-cell>
          <table:table-cell table:formula="of:=MID([.E477];6;2)" office:value-type="string" office:string-value="02" calcext:value-type="string">
            <text:p>02</text:p>
          </table:table-cell>
          <table:table-cell table:formula="of:=MID([.E477];9;2)" office:value-type="string" office:string-value="54" calcext:value-type="string">
            <text:p>54</text:p>
          </table:table-cell>
          <table:table-cell table:formula="of:=-([.F477]+(([.G477]+[.H477]/60)/60))" office:value-type="float" office:value="-14.8636111111111" calcext:value-type="float">
            <text:p>-14.8636111111111</text:p>
          </table:table-cell>
          <table:table-cell table:formula="of:=-([.I477]+(([.J477]+[.K477]/60)/60))" office:value-type="float" office:value="-39.0483333333333" calcext:value-type="float">
            <text:p>-39.0483333333333</text:p>
          </table:table-cell>
        </table:table-row>
        <table:table-row table:style-name="ro1">
          <table:table-cell office:value-type="string" calcext:value-type="string">
            <text:p>CH-25</text:p>
          </table:table-cell>
          <table:table-cell/>
          <table:table-cell office:value-type="string" calcext:value-type="string">
            <text:p>39 0 03'53" 14 0 57'33"</text:p>
          </table:table-cell>
          <table:table-cell table:formula="of:=MID([.C478];13;14)" office:value-type="string" office:string-value="14 0 57'33&quot;" calcext:value-type="string">
            <text:p>14 0 57'33"</text:p>
          </table:table-cell>
          <table:table-cell table:formula="of:=MID([.C478];1;10)" office:value-type="string" office:string-value="39 0 03'53" calcext:value-type="string">
            <text:p>39 0 03'53</text:p>
          </table:table-cell>
          <table:table-cell table:formula="of:=MID([.D478];1;3)" office:value-type="string" office:string-value="14 " calcext:value-type="string">
            <text:p>14 </text:p>
          </table:table-cell>
          <table:table-cell table:formula="of:=MID([.D478];6;2)" office:value-type="string" office:string-value="57" calcext:value-type="string">
            <text:p>57</text:p>
          </table:table-cell>
          <table:table-cell table:formula="of:=MID([.D478];9;2)" office:value-type="string" office:string-value="33" calcext:value-type="string">
            <text:p>33</text:p>
          </table:table-cell>
          <table:table-cell table:formula="of:=MID([.E478];1;2)" office:value-type="string" office:string-value="39" calcext:value-type="string">
            <text:p>39</text:p>
          </table:table-cell>
          <table:table-cell table:formula="of:=MID([.E478];6;2)" office:value-type="string" office:string-value="03" calcext:value-type="string">
            <text:p>03</text:p>
          </table:table-cell>
          <table:table-cell table:formula="of:=MID([.E478];9;2)" office:value-type="string" office:string-value="53" calcext:value-type="string">
            <text:p>53</text:p>
          </table:table-cell>
          <table:table-cell table:formula="of:=-([.F478]+(([.G478]+[.H478]/60)/60))" office:value-type="float" office:value="-14.9591666666667" calcext:value-type="float">
            <text:p>-14.9591666666667</text:p>
          </table:table-cell>
          <table:table-cell table:formula="of:=-([.I478]+(([.J478]+[.K478]/60)/60))" office:value-type="float" office:value="-39.0647222222222" calcext:value-type="float">
            <text:p>-39.0647222222222</text:p>
          </table:table-cell>
        </table:table-row>
        <table:table-row table:style-name="ro1">
          <table:table-cell office:value-type="string" calcext:value-type="string">
            <text:p>CH-26</text:p>
          </table:table-cell>
          <table:table-cell/>
          <table:table-cell office:value-type="string" calcext:value-type="string">
            <text:p>39 0 15'16" 14 0 45'24"</text:p>
          </table:table-cell>
          <table:table-cell table:formula="of:=MID([.C479];13;14)" office:value-type="string" office:string-value="14 0 45'24&quot;" calcext:value-type="string">
            <text:p>14 0 45'24"</text:p>
          </table:table-cell>
          <table:table-cell table:formula="of:=MID([.C479];1;10)" office:value-type="string" office:string-value="39 0 15'16" calcext:value-type="string">
            <text:p>39 0 15'16</text:p>
          </table:table-cell>
          <table:table-cell table:formula="of:=MID([.D479];1;3)" office:value-type="string" office:string-value="14 " calcext:value-type="string">
            <text:p>14 </text:p>
          </table:table-cell>
          <table:table-cell table:formula="of:=MID([.D479];6;2)" office:value-type="string" office:string-value="45" calcext:value-type="string">
            <text:p>45</text:p>
          </table:table-cell>
          <table:table-cell table:formula="of:=MID([.D479];9;2)" office:value-type="string" office:string-value="24" calcext:value-type="string">
            <text:p>24</text:p>
          </table:table-cell>
          <table:table-cell table:formula="of:=MID([.E479];1;2)" office:value-type="string" office:string-value="39" calcext:value-type="string">
            <text:p>39</text:p>
          </table:table-cell>
          <table:table-cell table:formula="of:=MID([.E479];6;2)" office:value-type="string" office:string-value="15" calcext:value-type="string">
            <text:p>15</text:p>
          </table:table-cell>
          <table:table-cell table:formula="of:=MID([.E479];9;2)" office:value-type="string" office:string-value="16" calcext:value-type="string">
            <text:p>16</text:p>
          </table:table-cell>
          <table:table-cell table:formula="of:=-([.F479]+(([.G479]+[.H479]/60)/60))" office:value-type="float" office:value="-14.7566666666667" calcext:value-type="float">
            <text:p>-14.7566666666667</text:p>
          </table:table-cell>
          <table:table-cell table:formula="of:=-([.I479]+(([.J479]+[.K479]/60)/60))" office:value-type="float" office:value="-39.2544444444444" calcext:value-type="float">
            <text:p>-39.2544444444444</text:p>
          </table:table-cell>
        </table:table-row>
        <table:table-row table:style-name="ro1">
          <table:table-cell office:value-type="string" calcext:value-type="string">
            <text:p>CH-27</text:p>
          </table:table-cell>
          <table:table-cell/>
          <table:table-cell office:value-type="string" calcext:value-type="string">
            <text:p>39 0 09'51" 14 0 20'37"</text:p>
          </table:table-cell>
          <table:table-cell table:formula="of:=MID([.C480];13;14)" office:value-type="string" office:string-value="14 0 20'37&quot;" calcext:value-type="string">
            <text:p>14 0 20'37"</text:p>
          </table:table-cell>
          <table:table-cell table:formula="of:=MID([.C480];1;10)" office:value-type="string" office:string-value="39 0 09'51" calcext:value-type="string">
            <text:p>39 0 09'51</text:p>
          </table:table-cell>
          <table:table-cell table:formula="of:=MID([.D480];1;3)" office:value-type="string" office:string-value="14 " calcext:value-type="string">
            <text:p>14 </text:p>
          </table:table-cell>
          <table:table-cell table:formula="of:=MID([.D480];6;2)" office:value-type="string" office:string-value="20" calcext:value-type="string">
            <text:p>20</text:p>
          </table:table-cell>
          <table:table-cell table:formula="of:=MID([.D480];9;2)" office:value-type="string" office:string-value="37" calcext:value-type="string">
            <text:p>37</text:p>
          </table:table-cell>
          <table:table-cell table:formula="of:=MID([.E480];1;2)" office:value-type="string" office:string-value="39" calcext:value-type="string">
            <text:p>39</text:p>
          </table:table-cell>
          <table:table-cell table:formula="of:=MID([.E480];6;2)" office:value-type="string" office:string-value="09" calcext:value-type="string">
            <text:p>09</text:p>
          </table:table-cell>
          <table:table-cell table:formula="of:=MID([.E480];9;2)" office:value-type="string" office:string-value="51" calcext:value-type="string">
            <text:p>51</text:p>
          </table:table-cell>
          <table:table-cell table:formula="of:=-([.F480]+(([.G480]+[.H480]/60)/60))" office:value-type="float" office:value="-14.3436111111111" calcext:value-type="float">
            <text:p>-14.3436111111111</text:p>
          </table:table-cell>
          <table:table-cell table:formula="of:=-([.I480]+(([.J480]+[.K480]/60)/60))" office:value-type="float" office:value="-39.1641666666667" calcext:value-type="float">
            <text:p>-39.1641666666667</text:p>
          </table:table-cell>
        </table:table-row>
        <table:table-row table:style-name="ro1">
          <table:table-cell office:value-type="string" calcext:value-type="string">
            <text:p>CH-28</text:p>
          </table:table-cell>
          <table:table-cell/>
          <table:table-cell office:value-type="string" calcext:value-type="string">
            <text:p>39 0 54'26" 15 0 12'16"</text:p>
          </table:table-cell>
          <table:table-cell table:formula="of:=MID([.C481];13;14)" office:value-type="string" office:string-value="15 0 12'16&quot;" calcext:value-type="string">
            <text:p>15 0 12'16"</text:p>
          </table:table-cell>
          <table:table-cell table:formula="of:=MID([.C481];1;10)" office:value-type="string" office:string-value="39 0 54'26" calcext:value-type="string">
            <text:p>39 0 54'26</text:p>
          </table:table-cell>
          <table:table-cell table:formula="of:=MID([.D481];1;3)" office:value-type="string" office:string-value="15 " calcext:value-type="string">
            <text:p>15 </text:p>
          </table:table-cell>
          <table:table-cell table:formula="of:=MID([.D481];6;2)" office:value-type="string" office:string-value="12" calcext:value-type="string">
            <text:p>12</text:p>
          </table:table-cell>
          <table:table-cell table:formula="of:=MID([.D481];9;2)" office:value-type="string" office:string-value="16" calcext:value-type="string">
            <text:p>16</text:p>
          </table:table-cell>
          <table:table-cell table:formula="of:=MID([.E481];1;2)" office:value-type="string" office:string-value="39" calcext:value-type="string">
            <text:p>39</text:p>
          </table:table-cell>
          <table:table-cell table:formula="of:=MID([.E481];6;2)" office:value-type="string" office:string-value="54" calcext:value-type="string">
            <text:p>54</text:p>
          </table:table-cell>
          <table:table-cell table:formula="of:=MID([.E481];9;2)" office:value-type="string" office:string-value="26" calcext:value-type="string">
            <text:p>26</text:p>
          </table:table-cell>
          <table:table-cell table:formula="of:=-([.F481]+(([.G481]+[.H481]/60)/60))" office:value-type="float" office:value="-15.2044444444444" calcext:value-type="float">
            <text:p>-15.2044444444444</text:p>
          </table:table-cell>
          <table:table-cell table:formula="of:=-([.I481]+(([.J481]+[.K481]/60)/60))" office:value-type="float" office:value="-39.9072222222222" calcext:value-type="float">
            <text:p>-39.9072222222222</text:p>
          </table:table-cell>
        </table:table-row>
        <table:table-row table:style-name="ro1">
          <table:table-cell office:value-type="string" calcext:value-type="string">
            <text:p>CH-29</text:p>
          </table:table-cell>
          <table:table-cell/>
          <table:table-cell office:value-type="string" calcext:value-type="string">
            <text:p>40 0 00'50" 15 0 06'40"</text:p>
          </table:table-cell>
          <table:table-cell table:formula="of:=MID([.C482];13;14)" office:value-type="string" office:string-value="15 0 06'40&quot;" calcext:value-type="string">
            <text:p>15 0 06'40"</text:p>
          </table:table-cell>
          <table:table-cell table:formula="of:=MID([.C482];1;10)" office:value-type="string" office:string-value="40 0 00'50" calcext:value-type="string">
            <text:p>40 0 00'50</text:p>
          </table:table-cell>
          <table:table-cell table:formula="of:=MID([.D482];1;3)" office:value-type="string" office:string-value="15 " calcext:value-type="string">
            <text:p>15 </text:p>
          </table:table-cell>
          <table:table-cell table:formula="of:=MID([.D482];6;2)" office:value-type="string" office:string-value="06" calcext:value-type="string">
            <text:p>06</text:p>
          </table:table-cell>
          <table:table-cell table:formula="of:=MID([.D482];9;2)" office:value-type="string" office:string-value="40" calcext:value-type="string">
            <text:p>40</text:p>
          </table:table-cell>
          <table:table-cell table:formula="of:=MID([.E482];1;2)" office:value-type="string" office:string-value="40" calcext:value-type="string">
            <text:p>40</text:p>
          </table:table-cell>
          <table:table-cell table:formula="of:=MID([.E482];6;2)" office:value-type="string" office:string-value="00" calcext:value-type="string">
            <text:p>00</text:p>
          </table:table-cell>
          <table:table-cell table:formula="of:=MID([.E482];9;2)" office:value-type="string" office:string-value="50" calcext:value-type="string">
            <text:p>50</text:p>
          </table:table-cell>
          <table:table-cell table:formula="of:=-([.F482]+(([.G482]+[.H482]/60)/60))" office:value-type="float" office:value="-15.1111111111111" calcext:value-type="float">
            <text:p>-15.1111111111111</text:p>
          </table:table-cell>
          <table:table-cell table:formula="of:=-([.I482]+(([.J482]+[.K482]/60)/60))" office:value-type="float" office:value="-40.0138888888889" calcext:value-type="float">
            <text:p>-40.0138888888889</text:p>
          </table:table-cell>
        </table:table-row>
        <table:table-row table:style-name="ro1">
          <table:table-cell office:value-type="string" calcext:value-type="string">
            <text:p>CH-30</text:p>
          </table:table-cell>
          <table:table-cell/>
          <table:table-cell office:value-type="string" calcext:value-type="string">
            <text:p>39 0 09'23" 15 0 43'32</text:p>
          </table:table-cell>
          <table:table-cell table:formula="of:=MID([.C483];13;14)" office:value-type="string" office:string-value="15 0 43'32" calcext:value-type="string">
            <text:p>15 0 43'32</text:p>
          </table:table-cell>
          <table:table-cell table:formula="of:=MID([.C483];1;10)" office:value-type="string" office:string-value="39 0 09'23" calcext:value-type="string">
            <text:p>39 0 09'23</text:p>
          </table:table-cell>
          <table:table-cell table:formula="of:=MID([.D483];1;3)" office:value-type="string" office:string-value="15 " calcext:value-type="string">
            <text:p>15 </text:p>
          </table:table-cell>
          <table:table-cell table:formula="of:=MID([.D483];6;2)" office:value-type="string" office:string-value="43" calcext:value-type="string">
            <text:p>43</text:p>
          </table:table-cell>
          <table:table-cell table:formula="of:=MID([.D483];9;2)" office:value-type="string" office:string-value="32" calcext:value-type="string">
            <text:p>32</text:p>
          </table:table-cell>
          <table:table-cell table:formula="of:=MID([.E483];1;2)" office:value-type="string" office:string-value="39" calcext:value-type="string">
            <text:p>39</text:p>
          </table:table-cell>
          <table:table-cell table:formula="of:=MID([.E483];6;2)" office:value-type="string" office:string-value="09" calcext:value-type="string">
            <text:p>09</text:p>
          </table:table-cell>
          <table:table-cell table:formula="of:=MID([.E483];9;2)" office:value-type="string" office:string-value="23" calcext:value-type="string">
            <text:p>23</text:p>
          </table:table-cell>
          <table:table-cell table:formula="of:=-([.F483]+(([.G483]+[.H483]/60)/60))" office:value-type="float" office:value="-15.7255555555556" calcext:value-type="float">
            <text:p>-15.7255555555556</text:p>
          </table:table-cell>
          <table:table-cell table:formula="of:=-([.I483]+(([.J483]+[.K483]/60)/60))" office:value-type="float" office:value="-39.1563888888889" calcext:value-type="float">
            <text:p>-39.1563888888889</text:p>
          </table:table-cell>
        </table:table-row>
        <table:table-row table:style-name="ro1">
          <table:table-cell office:value-type="string" calcext:value-type="string">
            <text:p>CH-31</text:p>
          </table:table-cell>
          <table:table-cell/>
          <table:table-cell office:value-type="string" calcext:value-type="string">
            <text:p>39 0 15'49" 14 0 06'00"</text:p>
          </table:table-cell>
          <table:table-cell table:formula="of:=MID([.C484];13;14)" office:value-type="string" office:string-value="14 0 06'00&quot;" calcext:value-type="string">
            <text:p>14 0 06'00"</text:p>
          </table:table-cell>
          <table:table-cell table:formula="of:=MID([.C484];1;10)" office:value-type="string" office:string-value="39 0 15'49" calcext:value-type="string">
            <text:p>39 0 15'49</text:p>
          </table:table-cell>
          <table:table-cell table:formula="of:=MID([.D484];1;3)" office:value-type="string" office:string-value="14 " calcext:value-type="string">
            <text:p>14 </text:p>
          </table:table-cell>
          <table:table-cell table:formula="of:=MID([.D484];6;2)" office:value-type="string" office:string-value="06" calcext:value-type="string">
            <text:p>06</text:p>
          </table:table-cell>
          <table:table-cell table:formula="of:=MID([.D484];9;2)" office:value-type="string" office:string-value="00" calcext:value-type="string">
            <text:p>00</text:p>
          </table:table-cell>
          <table:table-cell table:formula="of:=MID([.E484];1;2)" office:value-type="string" office:string-value="39" calcext:value-type="string">
            <text:p>39</text:p>
          </table:table-cell>
          <table:table-cell table:formula="of:=MID([.E484];6;2)" office:value-type="string" office:string-value="15" calcext:value-type="string">
            <text:p>15</text:p>
          </table:table-cell>
          <table:table-cell table:formula="of:=MID([.E484];9;2)" office:value-type="string" office:string-value="49" calcext:value-type="string">
            <text:p>49</text:p>
          </table:table-cell>
          <table:table-cell table:formula="of:=-([.F484]+(([.G484]+[.H484]/60)/60))" office:value-type="float" office:value="-14.1" calcext:value-type="float">
            <text:p>-14.1</text:p>
          </table:table-cell>
          <table:table-cell table:formula="of:=-([.I484]+(([.J484]+[.K484]/60)/60))" office:value-type="float" office:value="-39.2636111111111" calcext:value-type="float">
            <text:p>-39.2636111111111</text:p>
          </table:table-cell>
        </table:table-row>
        <table:table-row table:style-name="ro1">
          <table:table-cell office:value-type="string" calcext:value-type="string">
            <text:p>PD-01</text:p>
          </table:table-cell>
          <table:table-cell/>
          <table:table-cell office:value-type="string" calcext:value-type="string">
            <text:p>40 0 42’36" 14 0 46’12"</text:p>
          </table:table-cell>
          <table:table-cell table:formula="of:=MID([.C485];13;14)" office:value-type="string" office:string-value="14 0 46’12&quot;" calcext:value-type="string">
            <text:p>14 0 46’12"</text:p>
          </table:table-cell>
          <table:table-cell table:formula="of:=MID([.C485];1;10)" office:value-type="string" office:string-value="40 0 42’36" calcext:value-type="string">
            <text:p>40 0 42’36</text:p>
          </table:table-cell>
          <table:table-cell table:formula="of:=MID([.D485];1;3)" office:value-type="string" office:string-value="14 " calcext:value-type="string">
            <text:p>14 </text:p>
          </table:table-cell>
          <table:table-cell table:formula="of:=MID([.D485];6;2)" office:value-type="string" office:string-value="46" calcext:value-type="string">
            <text:p>46</text:p>
          </table:table-cell>
          <table:table-cell table:formula="of:=MID([.D485];9;2)" office:value-type="string" office:string-value="12" calcext:value-type="string">
            <text:p>12</text:p>
          </table:table-cell>
          <table:table-cell table:formula="of:=MID([.E485];1;2)" office:value-type="string" office:string-value="40" calcext:value-type="string">
            <text:p>40</text:p>
          </table:table-cell>
          <table:table-cell table:formula="of:=MID([.E485];6;2)" office:value-type="string" office:string-value="42" calcext:value-type="string">
            <text:p>42</text:p>
          </table:table-cell>
          <table:table-cell table:formula="of:=MID([.E485];9;2)" office:value-type="string" office:string-value="36" calcext:value-type="string">
            <text:p>36</text:p>
          </table:table-cell>
          <table:table-cell table:formula="of:=-([.F485]+(([.G485]+[.H485]/60)/60))" office:value-type="float" office:value="-14.77" calcext:value-type="float">
            <text:p>-14.77</text:p>
          </table:table-cell>
          <table:table-cell table:formula="of:=-([.I485]+(([.J485]+[.K485]/60)/60))" office:value-type="float" office:value="-40.71" calcext:value-type="float">
            <text:p>-40.71</text:p>
          </table:table-cell>
        </table:table-row>
        <table:table-row table:style-name="ro1">
          <table:table-cell office:value-type="string" calcext:value-type="string">
            <text:p>PD-02</text:p>
          </table:table-cell>
          <table:table-cell/>
          <table:table-cell office:value-type="string" calcext:value-type="string">
            <text:p>40 0 38’49" 14 0 48’13"</text:p>
          </table:table-cell>
          <table:table-cell table:formula="of:=MID([.C486];13;14)" office:value-type="string" office:string-value="14 0 48’13&quot;" calcext:value-type="string">
            <text:p>14 0 48’13"</text:p>
          </table:table-cell>
          <table:table-cell table:formula="of:=MID([.C486];1;10)" office:value-type="string" office:string-value="40 0 38’49" calcext:value-type="string">
            <text:p>40 0 38’49</text:p>
          </table:table-cell>
          <table:table-cell table:formula="of:=MID([.D486];1;3)" office:value-type="string" office:string-value="14 " calcext:value-type="string">
            <text:p>14 </text:p>
          </table:table-cell>
          <table:table-cell table:formula="of:=MID([.D486];6;2)" office:value-type="string" office:string-value="48" calcext:value-type="string">
            <text:p>48</text:p>
          </table:table-cell>
          <table:table-cell table:formula="of:=MID([.D486];9;2)" office:value-type="string" office:string-value="13" calcext:value-type="string">
            <text:p>13</text:p>
          </table:table-cell>
          <table:table-cell table:formula="of:=MID([.E486];1;2)" office:value-type="string" office:string-value="40" calcext:value-type="string">
            <text:p>40</text:p>
          </table:table-cell>
          <table:table-cell table:formula="of:=MID([.E486];6;2)" office:value-type="string" office:string-value="38" calcext:value-type="string">
            <text:p>38</text:p>
          </table:table-cell>
          <table:table-cell table:formula="of:=MID([.E486];9;2)" office:value-type="string" office:string-value="49" calcext:value-type="string">
            <text:p>49</text:p>
          </table:table-cell>
          <table:table-cell table:formula="of:=-([.F486]+(([.G486]+[.H486]/60)/60))" office:value-type="float" office:value="-14.8036111111111" calcext:value-type="float">
            <text:p>-14.8036111111111</text:p>
          </table:table-cell>
          <table:table-cell table:formula="of:=-([.I486]+(([.J486]+[.K486]/60)/60))" office:value-type="float" office:value="-40.6469444444444" calcext:value-type="float">
            <text:p>-40.6469444444444</text:p>
          </table:table-cell>
        </table:table-row>
        <table:table-row table:style-name="ro1">
          <table:table-cell office:value-type="string" calcext:value-type="string">
            <text:p>PD-03</text:p>
          </table:table-cell>
          <table:table-cell/>
          <table:table-cell office:value-type="string" calcext:value-type="string">
            <text:p>40 0 38’49" 14 0 48’13"</text:p>
          </table:table-cell>
          <table:table-cell table:formula="of:=MID([.C487];13;14)" office:value-type="string" office:string-value="14 0 48’13&quot;" calcext:value-type="string">
            <text:p>14 0 48’13"</text:p>
          </table:table-cell>
          <table:table-cell table:formula="of:=MID([.C487];1;10)" office:value-type="string" office:string-value="40 0 38’49" calcext:value-type="string">
            <text:p>40 0 38’49</text:p>
          </table:table-cell>
          <table:table-cell table:formula="of:=MID([.D487];1;3)" office:value-type="string" office:string-value="14 " calcext:value-type="string">
            <text:p>14 </text:p>
          </table:table-cell>
          <table:table-cell table:formula="of:=MID([.D487];6;2)" office:value-type="string" office:string-value="48" calcext:value-type="string">
            <text:p>48</text:p>
          </table:table-cell>
          <table:table-cell table:formula="of:=MID([.D487];9;2)" office:value-type="string" office:string-value="13" calcext:value-type="string">
            <text:p>13</text:p>
          </table:table-cell>
          <table:table-cell table:formula="of:=MID([.E487];1;2)" office:value-type="string" office:string-value="40" calcext:value-type="string">
            <text:p>40</text:p>
          </table:table-cell>
          <table:table-cell table:formula="of:=MID([.E487];6;2)" office:value-type="string" office:string-value="38" calcext:value-type="string">
            <text:p>38</text:p>
          </table:table-cell>
          <table:table-cell table:formula="of:=MID([.E487];9;2)" office:value-type="string" office:string-value="49" calcext:value-type="string">
            <text:p>49</text:p>
          </table:table-cell>
          <table:table-cell table:formula="of:=-([.F487]+(([.G487]+[.H487]/60)/60))" office:value-type="float" office:value="-14.8036111111111" calcext:value-type="float">
            <text:p>-14.8036111111111</text:p>
          </table:table-cell>
          <table:table-cell table:formula="of:=-([.I487]+(([.J487]+[.K487]/60)/60))" office:value-type="float" office:value="-40.6469444444444" calcext:value-type="float">
            <text:p>-40.6469444444444</text:p>
          </table:table-cell>
        </table:table-row>
        <table:table-row table:style-name="ro1">
          <table:table-cell office:value-type="string" calcext:value-type="string">
            <text:p>PD-04</text:p>
          </table:table-cell>
          <table:table-cell/>
          <table:table-cell office:value-type="string" calcext:value-type="string">
            <text:p>40 0 30’42" 14 0 44’43"</text:p>
          </table:table-cell>
          <table:table-cell table:formula="of:=MID([.C488];13;14)" office:value-type="string" office:string-value="14 0 44’43&quot;" calcext:value-type="string">
            <text:p>14 0 44’43"</text:p>
          </table:table-cell>
          <table:table-cell table:formula="of:=MID([.C488];1;10)" office:value-type="string" office:string-value="40 0 30’42" calcext:value-type="string">
            <text:p>40 0 30’42</text:p>
          </table:table-cell>
          <table:table-cell table:formula="of:=MID([.D488];1;3)" office:value-type="string" office:string-value="14 " calcext:value-type="string">
            <text:p>14 </text:p>
          </table:table-cell>
          <table:table-cell table:formula="of:=MID([.D488];6;2)" office:value-type="string" office:string-value="44" calcext:value-type="string">
            <text:p>44</text:p>
          </table:table-cell>
          <table:table-cell table:formula="of:=MID([.D488];9;2)" office:value-type="string" office:string-value="43" calcext:value-type="string">
            <text:p>43</text:p>
          </table:table-cell>
          <table:table-cell table:formula="of:=MID([.E488];1;2)" office:value-type="string" office:string-value="40" calcext:value-type="string">
            <text:p>40</text:p>
          </table:table-cell>
          <table:table-cell table:formula="of:=MID([.E488];6;2)" office:value-type="string" office:string-value="30" calcext:value-type="string">
            <text:p>30</text:p>
          </table:table-cell>
          <table:table-cell table:formula="of:=MID([.E488];9;2)" office:value-type="string" office:string-value="42" calcext:value-type="string">
            <text:p>42</text:p>
          </table:table-cell>
          <table:table-cell table:formula="of:=-([.F488]+(([.G488]+[.H488]/60)/60))" office:value-type="float" office:value="-14.7452777777778" calcext:value-type="float">
            <text:p>-14.7452777777778</text:p>
          </table:table-cell>
          <table:table-cell table:formula="of:=-([.I488]+(([.J488]+[.K488]/60)/60))" office:value-type="float" office:value="-40.5116666666667" calcext:value-type="float">
            <text:p>-40.5116666666667</text:p>
          </table:table-cell>
        </table:table-row>
        <table:table-row table:style-name="ro1">
          <table:table-cell office:value-type="string" calcext:value-type="string">
            <text:p>PD-05</text:p>
          </table:table-cell>
          <table:table-cell/>
          <table:table-cell office:value-type="string" calcext:value-type="string">
            <text:p>40 0 51’26" 14 0 53’14"</text:p>
          </table:table-cell>
          <table:table-cell table:formula="of:=MID([.C489];13;14)" office:value-type="string" office:string-value="14 0 53’14&quot;" calcext:value-type="string">
            <text:p>14 0 53’14"</text:p>
          </table:table-cell>
          <table:table-cell table:formula="of:=MID([.C489];1;10)" office:value-type="string" office:string-value="40 0 51’26" calcext:value-type="string">
            <text:p>40 0 51’26</text:p>
          </table:table-cell>
          <table:table-cell table:formula="of:=MID([.D489];1;3)" office:value-type="string" office:string-value="14 " calcext:value-type="string">
            <text:p>14 </text:p>
          </table:table-cell>
          <table:table-cell table:formula="of:=MID([.D489];6;2)" office:value-type="string" office:string-value="53" calcext:value-type="string">
            <text:p>53</text:p>
          </table:table-cell>
          <table:table-cell table:formula="of:=MID([.D489];9;2)" office:value-type="string" office:string-value="14" calcext:value-type="string">
            <text:p>14</text:p>
          </table:table-cell>
          <table:table-cell table:formula="of:=MID([.E489];1;2)" office:value-type="string" office:string-value="40" calcext:value-type="string">
            <text:p>40</text:p>
          </table:table-cell>
          <table:table-cell table:formula="of:=MID([.E489];6;2)" office:value-type="string" office:string-value="51" calcext:value-type="string">
            <text:p>51</text:p>
          </table:table-cell>
          <table:table-cell table:formula="of:=MID([.E489];9;2)" office:value-type="string" office:string-value="26" calcext:value-type="string">
            <text:p>26</text:p>
          </table:table-cell>
          <table:table-cell table:formula="of:=-([.F489]+(([.G489]+[.H489]/60)/60))" office:value-type="float" office:value="-14.8872222222222" calcext:value-type="float">
            <text:p>-14.8872222222222</text:p>
          </table:table-cell>
          <table:table-cell table:formula="of:=-([.I489]+(([.J489]+[.K489]/60)/60))" office:value-type="float" office:value="-40.8572222222222" calcext:value-type="float">
            <text:p>-40.8572222222222</text:p>
          </table:table-cell>
        </table:table-row>
        <table:table-row table:style-name="ro1">
          <table:table-cell office:value-type="string" calcext:value-type="string">
            <text:p>PD-06</text:p>
          </table:table-cell>
          <table:table-cell/>
          <table:table-cell office:value-type="string" calcext:value-type="string">
            <text:p>40 0 44’51" 14 0 59’43"</text:p>
          </table:table-cell>
          <table:table-cell table:formula="of:=MID([.C490];13;14)" office:value-type="string" office:string-value="14 0 59’43&quot;" calcext:value-type="string">
            <text:p>14 0 59’43"</text:p>
          </table:table-cell>
          <table:table-cell table:formula="of:=MID([.C490];1;10)" office:value-type="string" office:string-value="40 0 44’51" calcext:value-type="string">
            <text:p>40 0 44’51</text:p>
          </table:table-cell>
          <table:table-cell table:formula="of:=MID([.D490];1;3)" office:value-type="string" office:string-value="14 " calcext:value-type="string">
            <text:p>14 </text:p>
          </table:table-cell>
          <table:table-cell table:formula="of:=MID([.D490];6;2)" office:value-type="string" office:string-value="59" calcext:value-type="string">
            <text:p>59</text:p>
          </table:table-cell>
          <table:table-cell table:formula="of:=MID([.D490];9;2)" office:value-type="string" office:string-value="43" calcext:value-type="string">
            <text:p>43</text:p>
          </table:table-cell>
          <table:table-cell table:formula="of:=MID([.E490];1;2)" office:value-type="string" office:string-value="40" calcext:value-type="string">
            <text:p>40</text:p>
          </table:table-cell>
          <table:table-cell table:formula="of:=MID([.E490];6;2)" office:value-type="string" office:string-value="44" calcext:value-type="string">
            <text:p>44</text:p>
          </table:table-cell>
          <table:table-cell table:formula="of:=MID([.E490];9;2)" office:value-type="string" office:string-value="51" calcext:value-type="string">
            <text:p>51</text:p>
          </table:table-cell>
          <table:table-cell table:formula="of:=-([.F490]+(([.G490]+[.H490]/60)/60))" office:value-type="float" office:value="-14.9952777777778" calcext:value-type="float">
            <text:p>-14.9952777777778</text:p>
          </table:table-cell>
          <table:table-cell table:formula="of:=-([.I490]+(([.J490]+[.K490]/60)/60))" office:value-type="float" office:value="-40.7475" calcext:value-type="float">
            <text:p>-40.7475</text:p>
          </table:table-cell>
        </table:table-row>
        <table:table-row table:style-name="ro1">
          <table:table-cell office:value-type="string" calcext:value-type="string">
            <text:p>PD-07</text:p>
          </table:table-cell>
          <table:table-cell/>
          <table:table-cell office:value-type="string" calcext:value-type="string">
            <text:p>40 0 56’29" 14 0 56’45"</text:p>
          </table:table-cell>
          <table:table-cell table:formula="of:=MID([.C491];13;14)" office:value-type="string" office:string-value="14 0 56’45&quot;" calcext:value-type="string">
            <text:p>14 0 56’45"</text:p>
          </table:table-cell>
          <table:table-cell table:formula="of:=MID([.C491];1;10)" office:value-type="string" office:string-value="40 0 56’29" calcext:value-type="string">
            <text:p>40 0 56’29</text:p>
          </table:table-cell>
          <table:table-cell table:formula="of:=MID([.D491];1;3)" office:value-type="string" office:string-value="14 " calcext:value-type="string">
            <text:p>14 </text:p>
          </table:table-cell>
          <table:table-cell table:formula="of:=MID([.D491];6;2)" office:value-type="string" office:string-value="56" calcext:value-type="string">
            <text:p>56</text:p>
          </table:table-cell>
          <table:table-cell table:formula="of:=MID([.D491];9;2)" office:value-type="string" office:string-value="45" calcext:value-type="string">
            <text:p>45</text:p>
          </table:table-cell>
          <table:table-cell table:formula="of:=MID([.E491];1;2)" office:value-type="string" office:string-value="40" calcext:value-type="string">
            <text:p>40</text:p>
          </table:table-cell>
          <table:table-cell table:formula="of:=MID([.E491];6;2)" office:value-type="string" office:string-value="56" calcext:value-type="string">
            <text:p>56</text:p>
          </table:table-cell>
          <table:table-cell table:formula="of:=MID([.E491];9;2)" office:value-type="string" office:string-value="29" calcext:value-type="string">
            <text:p>29</text:p>
          </table:table-cell>
          <table:table-cell table:formula="of:=-([.F491]+(([.G491]+[.H491]/60)/60))" office:value-type="float" office:value="-14.9458333333333" calcext:value-type="float">
            <text:p>-14.9458333333333</text:p>
          </table:table-cell>
          <table:table-cell table:formula="of:=-([.I491]+(([.J491]+[.K491]/60)/60))" office:value-type="float" office:value="-40.9413888888889" calcext:value-type="float">
            <text:p>-40.9413888888889</text:p>
          </table:table-cell>
        </table:table-row>
        <table:table-row table:style-name="ro1">
          <table:table-cell office:value-type="string" calcext:value-type="string">
            <text:p>PD-08</text:p>
          </table:table-cell>
          <table:table-cell/>
          <table:table-cell office:value-type="string" calcext:value-type="string">
            <text:p>40 0 13’43" 14 0 57’11"</text:p>
          </table:table-cell>
          <table:table-cell table:formula="of:=MID([.C492];13;14)" office:value-type="string" office:string-value="14 0 57’11&quot;" calcext:value-type="string">
            <text:p>14 0 57’11"</text:p>
          </table:table-cell>
          <table:table-cell table:formula="of:=MID([.C492];1;10)" office:value-type="string" office:string-value="40 0 13’43" calcext:value-type="string">
            <text:p>40 0 13’43</text:p>
          </table:table-cell>
          <table:table-cell table:formula="of:=MID([.D492];1;3)" office:value-type="string" office:string-value="14 " calcext:value-type="string">
            <text:p>14 </text:p>
          </table:table-cell>
          <table:table-cell table:formula="of:=MID([.D492];6;2)" office:value-type="string" office:string-value="57" calcext:value-type="string">
            <text:p>57</text:p>
          </table:table-cell>
          <table:table-cell table:formula="of:=MID([.D492];9;2)" office:value-type="string" office:string-value="11" calcext:value-type="string">
            <text:p>11</text:p>
          </table:table-cell>
          <table:table-cell table:formula="of:=MID([.E492];1;2)" office:value-type="string" office:string-value="40" calcext:value-type="string">
            <text:p>40</text:p>
          </table:table-cell>
          <table:table-cell table:formula="of:=MID([.E492];6;2)" office:value-type="string" office:string-value="13" calcext:value-type="string">
            <text:p>13</text:p>
          </table:table-cell>
          <table:table-cell table:formula="of:=MID([.E492];9;2)" office:value-type="string" office:string-value="43" calcext:value-type="string">
            <text:p>43</text:p>
          </table:table-cell>
          <table:table-cell table:formula="of:=-([.F492]+(([.G492]+[.H492]/60)/60))" office:value-type="float" office:value="-14.9530555555556" calcext:value-type="float">
            <text:p>-14.9530555555556</text:p>
          </table:table-cell>
          <table:table-cell table:formula="of:=-([.I492]+(([.J492]+[.K492]/60)/60))" office:value-type="float" office:value="-40.2286111111111" calcext:value-type="float">
            <text:p>-40.2286111111111</text:p>
          </table:table-cell>
        </table:table-row>
        <table:table-row table:style-name="ro1">
          <table:table-cell office:value-type="string" calcext:value-type="string">
            <text:p>PD-09</text:p>
          </table:table-cell>
          <table:table-cell/>
          <table:table-cell office:value-type="string" calcext:value-type="string">
            <text:p>39 0 21’27" 15 0 14’07”</text:p>
          </table:table-cell>
          <table:table-cell table:formula="of:=MID([.C493];13;14)" office:value-type="string" office:string-value="15 0 14’07”" calcext:value-type="string">
            <text:p>15 0 14’07”</text:p>
          </table:table-cell>
          <table:table-cell table:formula="of:=MID([.C493];1;10)" office:value-type="string" office:string-value="39 0 21’27" calcext:value-type="string">
            <text:p>39 0 21’27</text:p>
          </table:table-cell>
          <table:table-cell table:formula="of:=MID([.D493];1;3)" office:value-type="string" office:string-value="15 " calcext:value-type="string">
            <text:p>15 </text:p>
          </table:table-cell>
          <table:table-cell table:formula="of:=MID([.D493];6;2)" office:value-type="string" office:string-value="14" calcext:value-type="string">
            <text:p>14</text:p>
          </table:table-cell>
          <table:table-cell table:formula="of:=MID([.D493];9;2)" office:value-type="string" office:string-value="07" calcext:value-type="string">
            <text:p>07</text:p>
          </table:table-cell>
          <table:table-cell table:formula="of:=MID([.E493];1;2)" office:value-type="string" office:string-value="39" calcext:value-type="string">
            <text:p>39</text:p>
          </table:table-cell>
          <table:table-cell table:formula="of:=MID([.E493];6;2)" office:value-type="string" office:string-value="21" calcext:value-type="string">
            <text:p>21</text:p>
          </table:table-cell>
          <table:table-cell table:formula="of:=MID([.E493];9;2)" office:value-type="string" office:string-value="27" calcext:value-type="string">
            <text:p>27</text:p>
          </table:table-cell>
          <table:table-cell table:formula="of:=-([.F493]+(([.G493]+[.H493]/60)/60))" office:value-type="float" office:value="-15.2352777777778" calcext:value-type="float">
            <text:p>-15.2352777777778</text:p>
          </table:table-cell>
          <table:table-cell table:formula="of:=-([.I493]+(([.J493]+[.K493]/60)/60))" office:value-type="float" office:value="-39.3575" calcext:value-type="float">
            <text:p>-39.3575</text:p>
          </table:table-cell>
        </table:table-row>
        <table:table-row table:style-name="ro1">
          <table:table-cell office:value-type="string" calcext:value-type="string">
            <text:p>PD-10</text:p>
          </table:table-cell>
          <table:table-cell/>
          <table:table-cell office:value-type="string" calcext:value-type="string">
            <text:p>39 0 10’22" 15 0 45’53"</text:p>
          </table:table-cell>
          <table:table-cell table:formula="of:=MID([.C494];13;14)" office:value-type="string" office:string-value="15 0 45’53&quot;" calcext:value-type="string">
            <text:p>15 0 45’53"</text:p>
          </table:table-cell>
          <table:table-cell table:formula="of:=MID([.C494];1;10)" office:value-type="string" office:string-value="39 0 10’22" calcext:value-type="string">
            <text:p>39 0 10’22</text:p>
          </table:table-cell>
          <table:table-cell table:formula="of:=MID([.D494];1;3)" office:value-type="string" office:string-value="15 " calcext:value-type="string">
            <text:p>15 </text:p>
          </table:table-cell>
          <table:table-cell table:formula="of:=MID([.D494];6;2)" office:value-type="string" office:string-value="45" calcext:value-type="string">
            <text:p>45</text:p>
          </table:table-cell>
          <table:table-cell table:formula="of:=MID([.D494];9;2)" office:value-type="string" office:string-value="53" calcext:value-type="string">
            <text:p>53</text:p>
          </table:table-cell>
          <table:table-cell table:formula="of:=MID([.E494];1;2)" office:value-type="string" office:string-value="39" calcext:value-type="string">
            <text:p>39</text:p>
          </table:table-cell>
          <table:table-cell table:formula="of:=MID([.E494];6;2)" office:value-type="string" office:string-value="10" calcext:value-type="string">
            <text:p>10</text:p>
          </table:table-cell>
          <table:table-cell table:formula="of:=MID([.E494];9;2)" office:value-type="string" office:string-value="22" calcext:value-type="string">
            <text:p>22</text:p>
          </table:table-cell>
          <table:table-cell table:formula="of:=-([.F494]+(([.G494]+[.H494]/60)/60))" office:value-type="float" office:value="-15.7647222222222" calcext:value-type="float">
            <text:p>-15.7647222222222</text:p>
          </table:table-cell>
          <table:table-cell table:formula="of:=-([.I494]+(([.J494]+[.K494]/60)/60))" office:value-type="float" office:value="-39.1727777777778" calcext:value-type="float">
            <text:p>-39.1727777777778</text:p>
          </table:table-cell>
        </table:table-row>
        <table:table-row table:style-name="ro1">
          <table:table-cell office:value-type="string" calcext:value-type="string">
            <text:p>PD-11</text:p>
          </table:table-cell>
          <table:table-cell/>
          <table:table-cell office:value-type="string" calcext:value-type="string">
            <text:p>38 0 59’09" 15 0 39’29"</text:p>
          </table:table-cell>
          <table:table-cell table:formula="of:=MID([.C495];13;14)" office:value-type="string" office:string-value="15 0 39’29&quot;" calcext:value-type="string">
            <text:p>15 0 39’29"</text:p>
          </table:table-cell>
          <table:table-cell table:formula="of:=MID([.C495];1;10)" office:value-type="string" office:string-value="38 0 59’09" calcext:value-type="string">
            <text:p>38 0 59’09</text:p>
          </table:table-cell>
          <table:table-cell table:formula="of:=MID([.D495];1;3)" office:value-type="string" office:string-value="15 " calcext:value-type="string">
            <text:p>15 </text:p>
          </table:table-cell>
          <table:table-cell table:formula="of:=MID([.D495];6;2)" office:value-type="string" office:string-value="39" calcext:value-type="string">
            <text:p>39</text:p>
          </table:table-cell>
          <table:table-cell table:formula="of:=MID([.D495];9;2)" office:value-type="string" office:string-value="29" calcext:value-type="string">
            <text:p>29</text:p>
          </table:table-cell>
          <table:table-cell table:formula="of:=MID([.E495];1;2)" office:value-type="string" office:string-value="38" calcext:value-type="string">
            <text:p>38</text:p>
          </table:table-cell>
          <table:table-cell table:formula="of:=MID([.E495];6;2)" office:value-type="string" office:string-value="59" calcext:value-type="string">
            <text:p>59</text:p>
          </table:table-cell>
          <table:table-cell table:formula="of:=MID([.E495];9;2)" office:value-type="string" office:string-value="09" calcext:value-type="string">
            <text:p>09</text:p>
          </table:table-cell>
          <table:table-cell table:formula="of:=-([.F495]+(([.G495]+[.H495]/60)/60))" office:value-type="float" office:value="-15.6580555555556" calcext:value-type="float">
            <text:p>-15.6580555555556</text:p>
          </table:table-cell>
          <table:table-cell table:formula="of:=-([.I495]+(([.J495]+[.K495]/60)/60))" office:value-type="float" office:value="-38.9858333333333" calcext:value-type="float">
            <text:p>-38.9858333333333</text:p>
          </table:table-cell>
        </table:table-row>
        <table:table-row table:style-name="ro1">
          <table:table-cell office:value-type="string" calcext:value-type="string">
            <text:p>PD-12</text:p>
          </table:table-cell>
          <table:table-cell/>
          <table:table-cell office:value-type="string" calcext:value-type="string">
            <text:p>39 0 28'02" 15 0 44'54"</text:p>
          </table:table-cell>
          <table:table-cell table:formula="of:=MID([.C496];13;14)" office:value-type="string" office:string-value="15 0 44'54&quot;" calcext:value-type="string">
            <text:p>15 0 44'54"</text:p>
          </table:table-cell>
          <table:table-cell table:formula="of:=MID([.C496];1;10)" office:value-type="string" office:string-value="39 0 28'02" calcext:value-type="string">
            <text:p>39 0 28'02</text:p>
          </table:table-cell>
          <table:table-cell table:formula="of:=MID([.D496];1;3)" office:value-type="string" office:string-value="15 " calcext:value-type="string">
            <text:p>15 </text:p>
          </table:table-cell>
          <table:table-cell table:formula="of:=MID([.D496];6;2)" office:value-type="string" office:string-value="44" calcext:value-type="string">
            <text:p>44</text:p>
          </table:table-cell>
          <table:table-cell table:formula="of:=MID([.D496];9;2)" office:value-type="string" office:string-value="54" calcext:value-type="string">
            <text:p>54</text:p>
          </table:table-cell>
          <table:table-cell table:formula="of:=MID([.E496];1;2)" office:value-type="string" office:string-value="39" calcext:value-type="string">
            <text:p>39</text:p>
          </table:table-cell>
          <table:table-cell table:formula="of:=MID([.E496];6;2)" office:value-type="string" office:string-value="28" calcext:value-type="string">
            <text:p>28</text:p>
          </table:table-cell>
          <table:table-cell table:formula="of:=MID([.E496];9;2)" office:value-type="string" office:string-value="02" calcext:value-type="string">
            <text:p>02</text:p>
          </table:table-cell>
          <table:table-cell table:formula="of:=-([.F496]+(([.G496]+[.H496]/60)/60))" office:value-type="float" office:value="-15.7483333333333" calcext:value-type="float">
            <text:p>-15.7483333333333</text:p>
          </table:table-cell>
          <table:table-cell table:formula="of:=-([.I496]+(([.J496]+[.K496]/60)/60))" office:value-type="float" office:value="-39.4672222222222" calcext:value-type="float">
            <text:p>-39.4672222222222</text:p>
          </table:table-cell>
        </table:table-row>
        <table:table-row table:style-name="ro1">
          <table:table-cell office:value-type="string" calcext:value-type="string">
            <text:p>PD-13</text:p>
          </table:table-cell>
          <table:table-cell/>
          <table:table-cell office:value-type="string" calcext:value-type="string">
            <text:p>39 0 22'01" 15 0 05'01"</text:p>
          </table:table-cell>
          <table:table-cell table:formula="of:=MID([.C497];13;14)" office:value-type="string" office:string-value="15 0 05'01&quot;" calcext:value-type="string">
            <text:p>15 0 05'01"</text:p>
          </table:table-cell>
          <table:table-cell table:formula="of:=MID([.C497];1;10)" office:value-type="string" office:string-value="39 0 22'01" calcext:value-type="string">
            <text:p>39 0 22'01</text:p>
          </table:table-cell>
          <table:table-cell table:formula="of:=MID([.D497];1;3)" office:value-type="string" office:string-value="15 " calcext:value-type="string">
            <text:p>15 </text:p>
          </table:table-cell>
          <table:table-cell table:formula="of:=MID([.D497];6;2)" office:value-type="string" office:string-value="05" calcext:value-type="string">
            <text:p>05</text:p>
          </table:table-cell>
          <table:table-cell table:formula="of:=MID([.D497];9;2)" office:value-type="string" office:string-value="01" calcext:value-type="string">
            <text:p>01</text:p>
          </table:table-cell>
          <table:table-cell table:formula="of:=MID([.E497];1;2)" office:value-type="string" office:string-value="39" calcext:value-type="string">
            <text:p>39</text:p>
          </table:table-cell>
          <table:table-cell table:formula="of:=MID([.E497];6;2)" office:value-type="string" office:string-value="22" calcext:value-type="string">
            <text:p>22</text:p>
          </table:table-cell>
          <table:table-cell table:formula="of:=MID([.E497];9;2)" office:value-type="string" office:string-value="01" calcext:value-type="string">
            <text:p>01</text:p>
          </table:table-cell>
          <table:table-cell table:formula="of:=-([.F497]+(([.G497]+[.H497]/60)/60))" office:value-type="float" office:value="-15.0836111111111" calcext:value-type="float">
            <text:p>-15.0836111111111</text:p>
          </table:table-cell>
          <table:table-cell table:formula="of:=-([.I497]+(([.J497]+[.K497]/60)/60))" office:value-type="float" office:value="-39.3669444444444" calcext:value-type="float">
            <text:p>-39.3669444444444</text:p>
          </table:table-cell>
        </table:table-row>
        <table:table-row table:style-name="ro1">
          <table:table-cell office:value-type="string" calcext:value-type="string">
            <text:p>PD-14</text:p>
          </table:table-cell>
          <table:table-cell/>
          <table:table-cell office:value-type="string" calcext:value-type="string">
            <text:p>41 0 10'56" 15 0 22'45"</text:p>
          </table:table-cell>
          <table:table-cell table:formula="of:=MID([.C498];13;14)" office:value-type="string" office:string-value="15 0 22'45&quot;" calcext:value-type="string">
            <text:p>15 0 22'45"</text:p>
          </table:table-cell>
          <table:table-cell table:formula="of:=MID([.C498];1;10)" office:value-type="string" office:string-value="41 0 10'56" calcext:value-type="string">
            <text:p>41 0 10'56</text:p>
          </table:table-cell>
          <table:table-cell table:formula="of:=MID([.D498];1;3)" office:value-type="string" office:string-value="15 " calcext:value-type="string">
            <text:p>15 </text:p>
          </table:table-cell>
          <table:table-cell table:formula="of:=MID([.D498];6;2)" office:value-type="string" office:string-value="22" calcext:value-type="string">
            <text:p>22</text:p>
          </table:table-cell>
          <table:table-cell table:formula="of:=MID([.D498];9;2)" office:value-type="string" office:string-value="45" calcext:value-type="string">
            <text:p>45</text:p>
          </table:table-cell>
          <table:table-cell table:formula="of:=MID([.E498];1;2)" office:value-type="string" office:string-value="41" calcext:value-type="string">
            <text:p>41</text:p>
          </table:table-cell>
          <table:table-cell table:formula="of:=MID([.E498];6;2)" office:value-type="string" office:string-value="10" calcext:value-type="string">
            <text:p>10</text:p>
          </table:table-cell>
          <table:table-cell table:formula="of:=MID([.E498];9;2)" office:value-type="string" office:string-value="56" calcext:value-type="string">
            <text:p>56</text:p>
          </table:table-cell>
          <table:table-cell table:formula="of:=-([.F498]+(([.G498]+[.H498]/60)/60))" office:value-type="float" office:value="-15.3791666666667" calcext:value-type="float">
            <text:p>-15.3791666666667</text:p>
          </table:table-cell>
          <table:table-cell table:formula="of:=-([.I498]+(([.J498]+[.K498]/60)/60))" office:value-type="float" office:value="-41.1822222222222" calcext:value-type="float">
            <text:p>-41.1822222222222</text:p>
          </table:table-cell>
        </table:table-row>
        <table:table-row table:style-name="ro1">
          <table:table-cell office:value-type="string" calcext:value-type="string">
            <text:p>PD-15</text:p>
          </table:table-cell>
          <table:table-cell/>
          <table:table-cell office:value-type="string" calcext:value-type="string">
            <text:p>41 0 32'17" 15 0 48'06"</text:p>
          </table:table-cell>
          <table:table-cell table:formula="of:=MID([.C499];13;14)" office:value-type="string" office:string-value="15 0 48'06&quot;" calcext:value-type="string">
            <text:p>15 0 48'06"</text:p>
          </table:table-cell>
          <table:table-cell table:formula="of:=MID([.C499];1;10)" office:value-type="string" office:string-value="41 0 32'17" calcext:value-type="string">
            <text:p>41 0 32'17</text:p>
          </table:table-cell>
          <table:table-cell table:formula="of:=MID([.D499];1;3)" office:value-type="string" office:string-value="15 " calcext:value-type="string">
            <text:p>15 </text:p>
          </table:table-cell>
          <table:table-cell table:formula="of:=MID([.D499];6;2)" office:value-type="string" office:string-value="48" calcext:value-type="string">
            <text:p>48</text:p>
          </table:table-cell>
          <table:table-cell table:formula="of:=MID([.D499];9;2)" office:value-type="string" office:string-value="06" calcext:value-type="string">
            <text:p>06</text:p>
          </table:table-cell>
          <table:table-cell table:formula="of:=MID([.E499];1;2)" office:value-type="string" office:string-value="41" calcext:value-type="string">
            <text:p>41</text:p>
          </table:table-cell>
          <table:table-cell table:formula="of:=MID([.E499];6;2)" office:value-type="string" office:string-value="32" calcext:value-type="string">
            <text:p>32</text:p>
          </table:table-cell>
          <table:table-cell table:formula="of:=MID([.E499];9;2)" office:value-type="string" office:string-value="17" calcext:value-type="string">
            <text:p>17</text:p>
          </table:table-cell>
          <table:table-cell table:formula="of:=-([.F499]+(([.G499]+[.H499]/60)/60))" office:value-type="float" office:value="-15.8016666666667" calcext:value-type="float">
            <text:p>-15.8016666666667</text:p>
          </table:table-cell>
          <table:table-cell table:formula="of:=-([.I499]+(([.J499]+[.K499]/60)/60))" office:value-type="float" office:value="-41.5380555555556" calcext:value-type="float">
            <text:p>-41.5380555555556</text:p>
          </table:table-cell>
        </table:table-row>
        <table:table-row table:style-name="ro1">
          <table:table-cell office:value-type="string" calcext:value-type="string">
            <text:p>PD-16</text:p>
          </table:table-cell>
          <table:table-cell/>
          <table:table-cell office:value-type="string" calcext:value-type="string">
            <text:p>41 0 39'23" 15 0 55'44"</text:p>
          </table:table-cell>
          <table:table-cell table:formula="of:=MID([.C500];13;14)" office:value-type="string" office:string-value="15 0 55'44&quot;" calcext:value-type="string">
            <text:p>15 0 55'44"</text:p>
          </table:table-cell>
          <table:table-cell table:formula="of:=MID([.C500];1;10)" office:value-type="string" office:string-value="41 0 39'23" calcext:value-type="string">
            <text:p>41 0 39'23</text:p>
          </table:table-cell>
          <table:table-cell table:formula="of:=MID([.D500];1;3)" office:value-type="string" office:string-value="15 " calcext:value-type="string">
            <text:p>15 </text:p>
          </table:table-cell>
          <table:table-cell table:formula="of:=MID([.D500];6;2)" office:value-type="string" office:string-value="55" calcext:value-type="string">
            <text:p>55</text:p>
          </table:table-cell>
          <table:table-cell table:formula="of:=MID([.D500];9;2)" office:value-type="string" office:string-value="44" calcext:value-type="string">
            <text:p>44</text:p>
          </table:table-cell>
          <table:table-cell table:formula="of:=MID([.E500];1;2)" office:value-type="string" office:string-value="41" calcext:value-type="string">
            <text:p>41</text:p>
          </table:table-cell>
          <table:table-cell table:formula="of:=MID([.E500];6;2)" office:value-type="string" office:string-value="39" calcext:value-type="string">
            <text:p>39</text:p>
          </table:table-cell>
          <table:table-cell table:formula="of:=MID([.E500];9;2)" office:value-type="string" office:string-value="23" calcext:value-type="string">
            <text:p>23</text:p>
          </table:table-cell>
          <table:table-cell table:formula="of:=-([.F500]+(([.G500]+[.H500]/60)/60))" office:value-type="float" office:value="-15.9288888888889" calcext:value-type="float">
            <text:p>-15.9288888888889</text:p>
          </table:table-cell>
          <table:table-cell table:formula="of:=-([.I500]+(([.J500]+[.K500]/60)/60))" office:value-type="float" office:value="-41.6563888888889" calcext:value-type="float">
            <text:p>-41.6563888888889</text:p>
          </table:table-cell>
        </table:table-row>
        <table:table-row table:style-name="ro1">
          <table:table-cell office:value-type="string" calcext:value-type="string">
            <text:p>PD-17</text:p>
          </table:table-cell>
          <table:table-cell/>
          <table:table-cell office:value-type="string" calcext:value-type="string">
            <text:p>41 0 58'19" 15 0 58'18"</text:p>
          </table:table-cell>
          <table:table-cell table:formula="of:=MID([.C501];13;14)" office:value-type="string" office:string-value="15 0 58'18&quot;" calcext:value-type="string">
            <text:p>15 0 58'18"</text:p>
          </table:table-cell>
          <table:table-cell table:formula="of:=MID([.C501];1;10)" office:value-type="string" office:string-value="41 0 58'19" calcext:value-type="string">
            <text:p>41 0 58'19</text:p>
          </table:table-cell>
          <table:table-cell table:formula="of:=MID([.D501];1;3)" office:value-type="string" office:string-value="15 " calcext:value-type="string">
            <text:p>15 </text:p>
          </table:table-cell>
          <table:table-cell table:formula="of:=MID([.D501];6;2)" office:value-type="string" office:string-value="58" calcext:value-type="string">
            <text:p>58</text:p>
          </table:table-cell>
          <table:table-cell table:formula="of:=MID([.D501];9;2)" office:value-type="string" office:string-value="18" calcext:value-type="string">
            <text:p>18</text:p>
          </table:table-cell>
          <table:table-cell table:formula="of:=MID([.E501];1;2)" office:value-type="string" office:string-value="41" calcext:value-type="string">
            <text:p>41</text:p>
          </table:table-cell>
          <table:table-cell table:formula="of:=MID([.E501];6;2)" office:value-type="string" office:string-value="58" calcext:value-type="string">
            <text:p>58</text:p>
          </table:table-cell>
          <table:table-cell table:formula="of:=MID([.E501];9;2)" office:value-type="string" office:string-value="19" calcext:value-type="string">
            <text:p>19</text:p>
          </table:table-cell>
          <table:table-cell table:formula="of:=-([.F501]+(([.G501]+[.H501]/60)/60))" office:value-type="float" office:value="-15.9716666666667" calcext:value-type="float">
            <text:p>-15.9716666666667</text:p>
          </table:table-cell>
          <table:table-cell table:formula="of:=-([.I501]+(([.J501]+[.K501]/60)/60))" office:value-type="float" office:value="-41.9719444444444" calcext:value-type="float">
            <text:p>-41.9719444444444</text:p>
          </table:table-cell>
        </table:table-row>
        <table:table-row table:style-name="ro1">
          <table:table-cell office:value-type="string" calcext:value-type="string">
            <text:p>PD-18</text:p>
          </table:table-cell>
          <table:table-cell/>
          <table:table-cell office:value-type="string" calcext:value-type="string">
            <text:p>41 0 51'44" 15 0 47'06"</text:p>
          </table:table-cell>
          <table:table-cell table:formula="of:=MID([.C502];13;14)" office:value-type="string" office:string-value="15 0 47'06&quot;" calcext:value-type="string">
            <text:p>15 0 47'06"</text:p>
          </table:table-cell>
          <table:table-cell table:formula="of:=MID([.C502];1;10)" office:value-type="string" office:string-value="41 0 51'44" calcext:value-type="string">
            <text:p>41 0 51'44</text:p>
          </table:table-cell>
          <table:table-cell table:formula="of:=MID([.D502];1;3)" office:value-type="string" office:string-value="15 " calcext:value-type="string">
            <text:p>15 </text:p>
          </table:table-cell>
          <table:table-cell table:formula="of:=MID([.D502];6;2)" office:value-type="string" office:string-value="47" calcext:value-type="string">
            <text:p>47</text:p>
          </table:table-cell>
          <table:table-cell table:formula="of:=MID([.D502];9;2)" office:value-type="string" office:string-value="06" calcext:value-type="string">
            <text:p>06</text:p>
          </table:table-cell>
          <table:table-cell table:formula="of:=MID([.E502];1;2)" office:value-type="string" office:string-value="41" calcext:value-type="string">
            <text:p>41</text:p>
          </table:table-cell>
          <table:table-cell table:formula="of:=MID([.E502];6;2)" office:value-type="string" office:string-value="51" calcext:value-type="string">
            <text:p>51</text:p>
          </table:table-cell>
          <table:table-cell table:formula="of:=MID([.E502];9;2)" office:value-type="string" office:string-value="44" calcext:value-type="string">
            <text:p>44</text:p>
          </table:table-cell>
          <table:table-cell table:formula="of:=-([.F502]+(([.G502]+[.H502]/60)/60))" office:value-type="float" office:value="-15.785" calcext:value-type="float">
            <text:p>-15.785</text:p>
          </table:table-cell>
          <table:table-cell table:formula="of:=-([.I502]+(([.J502]+[.K502]/60)/60))" office:value-type="float" office:value="-41.8622222222222" calcext:value-type="float">
            <text:p>-41.8622222222222</text:p>
          </table:table-cell>
        </table:table-row>
        <table:table-row table:style-name="ro1">
          <table:table-cell office:value-type="string" calcext:value-type="string">
            <text:p>PD-19</text:p>
          </table:table-cell>
          <table:table-cell/>
          <table:table-cell office:value-type="string" calcext:value-type="string">
            <text:p>40 0 53'57" 15 0 39'37"</text:p>
          </table:table-cell>
          <table:table-cell table:formula="of:=MID([.C503];13;14)" office:value-type="string" office:string-value="15 0 39'37&quot;" calcext:value-type="string">
            <text:p>15 0 39'37"</text:p>
          </table:table-cell>
          <table:table-cell table:formula="of:=MID([.C503];1;10)" office:value-type="string" office:string-value="40 0 53'57" calcext:value-type="string">
            <text:p>40 0 53'57</text:p>
          </table:table-cell>
          <table:table-cell table:formula="of:=MID([.D503];1;3)" office:value-type="string" office:string-value="15 " calcext:value-type="string">
            <text:p>15 </text:p>
          </table:table-cell>
          <table:table-cell table:formula="of:=MID([.D503];6;2)" office:value-type="string" office:string-value="39" calcext:value-type="string">
            <text:p>39</text:p>
          </table:table-cell>
          <table:table-cell table:formula="of:=MID([.D503];9;2)" office:value-type="string" office:string-value="37" calcext:value-type="string">
            <text:p>37</text:p>
          </table:table-cell>
          <table:table-cell table:formula="of:=MID([.E503];1;2)" office:value-type="string" office:string-value="40" calcext:value-type="string">
            <text:p>40</text:p>
          </table:table-cell>
          <table:table-cell table:formula="of:=MID([.E503];6;2)" office:value-type="string" office:string-value="53" calcext:value-type="string">
            <text:p>53</text:p>
          </table:table-cell>
          <table:table-cell table:formula="of:=MID([.E503];9;2)" office:value-type="string" office:string-value="57" calcext:value-type="string">
            <text:p>57</text:p>
          </table:table-cell>
          <table:table-cell table:formula="of:=-([.F503]+(([.G503]+[.H503]/60)/60))" office:value-type="float" office:value="-15.6602777777778" calcext:value-type="float">
            <text:p>-15.6602777777778</text:p>
          </table:table-cell>
          <table:table-cell table:formula="of:=-([.I503]+(([.J503]+[.K503]/60)/60))" office:value-type="float" office:value="-40.8991666666667" calcext:value-type="float">
            <text:p>-40.8991666666667</text:p>
          </table:table-cell>
        </table:table-row>
        <table:table-row table:style-name="ro1">
          <table:table-cell office:value-type="string" calcext:value-type="string">
            <text:p>PD-20</text:p>
          </table:table-cell>
          <table:table-cell/>
          <table:table-cell office:value-type="string" calcext:value-type="string">
            <text:p>41 0 10'25" 15 0 37'56"</text:p>
          </table:table-cell>
          <table:table-cell table:formula="of:=MID([.C504];13;14)" office:value-type="string" office:string-value="15 0 37'56&quot;" calcext:value-type="string">
            <text:p>15 0 37'56"</text:p>
          </table:table-cell>
          <table:table-cell table:formula="of:=MID([.C504];1;10)" office:value-type="string" office:string-value="41 0 10'25" calcext:value-type="string">
            <text:p>41 0 10'25</text:p>
          </table:table-cell>
          <table:table-cell table:formula="of:=MID([.D504];1;3)" office:value-type="string" office:string-value="15 " calcext:value-type="string">
            <text:p>15 </text:p>
          </table:table-cell>
          <table:table-cell table:formula="of:=MID([.D504];6;2)" office:value-type="string" office:string-value="37" calcext:value-type="string">
            <text:p>37</text:p>
          </table:table-cell>
          <table:table-cell table:formula="of:=MID([.D504];9;2)" office:value-type="string" office:string-value="56" calcext:value-type="string">
            <text:p>56</text:p>
          </table:table-cell>
          <table:table-cell table:formula="of:=MID([.E504];1;2)" office:value-type="string" office:string-value="41" calcext:value-type="string">
            <text:p>41</text:p>
          </table:table-cell>
          <table:table-cell table:formula="of:=MID([.E504];6;2)" office:value-type="string" office:string-value="10" calcext:value-type="string">
            <text:p>10</text:p>
          </table:table-cell>
          <table:table-cell table:formula="of:=MID([.E504];9;2)" office:value-type="string" office:string-value="25" calcext:value-type="string">
            <text:p>25</text:p>
          </table:table-cell>
          <table:table-cell table:formula="of:=-([.F504]+(([.G504]+[.H504]/60)/60))" office:value-type="float" office:value="-15.6322222222222" calcext:value-type="float">
            <text:p>-15.6322222222222</text:p>
          </table:table-cell>
          <table:table-cell table:formula="of:=-([.I504]+(([.J504]+[.K504]/60)/60))" office:value-type="float" office:value="-41.1736111111111" calcext:value-type="float">
            <text:p>-41.1736111111111</text:p>
          </table:table-cell>
        </table:table-row>
        <table:table-row table:style-name="ro1">
          <table:table-cell office:value-type="string" calcext:value-type="string">
            <text:p>PD-21</text:p>
          </table:table-cell>
          <table:table-cell/>
          <table:table-cell office:value-type="string" calcext:value-type="string">
            <text:p>41 0 03'26" 15 0 30'32"</text:p>
          </table:table-cell>
          <table:table-cell table:formula="of:=MID([.C505];13;14)" office:value-type="string" office:string-value="15 0 30'32&quot;" calcext:value-type="string">
            <text:p>15 0 30'32"</text:p>
          </table:table-cell>
          <table:table-cell table:formula="of:=MID([.C505];1;10)" office:value-type="string" office:string-value="41 0 03'26" calcext:value-type="string">
            <text:p>41 0 03'26</text:p>
          </table:table-cell>
          <table:table-cell table:formula="of:=MID([.D505];1;3)" office:value-type="string" office:string-value="15 " calcext:value-type="string">
            <text:p>15 </text:p>
          </table:table-cell>
          <table:table-cell table:formula="of:=MID([.D505];6;2)" office:value-type="string" office:string-value="30" calcext:value-type="string">
            <text:p>30</text:p>
          </table:table-cell>
          <table:table-cell table:formula="of:=MID([.D505];9;2)" office:value-type="string" office:string-value="32" calcext:value-type="string">
            <text:p>32</text:p>
          </table:table-cell>
          <table:table-cell table:formula="of:=MID([.E505];1;2)" office:value-type="string" office:string-value="41" calcext:value-type="string">
            <text:p>41</text:p>
          </table:table-cell>
          <table:table-cell table:formula="of:=MID([.E505];6;2)" office:value-type="string" office:string-value="03" calcext:value-type="string">
            <text:p>03</text:p>
          </table:table-cell>
          <table:table-cell table:formula="of:=MID([.E505];9;2)" office:value-type="string" office:string-value="26" calcext:value-type="string">
            <text:p>26</text:p>
          </table:table-cell>
          <table:table-cell table:formula="of:=-([.F505]+(([.G505]+[.H505]/60)/60))" office:value-type="float" office:value="-15.5088888888889" calcext:value-type="float">
            <text:p>-15.5088888888889</text:p>
          </table:table-cell>
          <table:table-cell table:formula="of:=-([.I505]+(([.J505]+[.K505]/60)/60))" office:value-type="float" office:value="-41.0572222222222" calcext:value-type="float">
            <text:p>-41.0572222222222</text:p>
          </table:table-cell>
        </table:table-row>
        <table:table-row table:style-name="ro1">
          <table:table-cell office:value-type="string" calcext:value-type="string">
            <text:p>PD-22</text:p>
          </table:table-cell>
          <table:table-cell/>
          <table:table-cell office:value-type="string" calcext:value-type="string">
            <text:p>40 0 55'39" 15 0 28'43"</text:p>
          </table:table-cell>
          <table:table-cell table:formula="of:=MID([.C506];13;14)" office:value-type="string" office:string-value="15 0 28'43&quot;" calcext:value-type="string">
            <text:p>15 0 28'43"</text:p>
          </table:table-cell>
          <table:table-cell table:formula="of:=MID([.C506];1;10)" office:value-type="string" office:string-value="40 0 55'39" calcext:value-type="string">
            <text:p>40 0 55'39</text:p>
          </table:table-cell>
          <table:table-cell table:formula="of:=MID([.D506];1;3)" office:value-type="string" office:string-value="15 " calcext:value-type="string">
            <text:p>15 </text:p>
          </table:table-cell>
          <table:table-cell table:formula="of:=MID([.D506];6;2)" office:value-type="string" office:string-value="28" calcext:value-type="string">
            <text:p>28</text:p>
          </table:table-cell>
          <table:table-cell table:formula="of:=MID([.D506];9;2)" office:value-type="string" office:string-value="43" calcext:value-type="string">
            <text:p>43</text:p>
          </table:table-cell>
          <table:table-cell table:formula="of:=MID([.E506];1;2)" office:value-type="string" office:string-value="40" calcext:value-type="string">
            <text:p>40</text:p>
          </table:table-cell>
          <table:table-cell table:formula="of:=MID([.E506];6;2)" office:value-type="string" office:string-value="55" calcext:value-type="string">
            <text:p>55</text:p>
          </table:table-cell>
          <table:table-cell table:formula="of:=MID([.E506];9;2)" office:value-type="string" office:string-value="39" calcext:value-type="string">
            <text:p>39</text:p>
          </table:table-cell>
          <table:table-cell table:formula="of:=-([.F506]+(([.G506]+[.H506]/60)/60))" office:value-type="float" office:value="-15.4786111111111" calcext:value-type="float">
            <text:p>-15.4786111111111</text:p>
          </table:table-cell>
          <table:table-cell table:formula="of:=-([.I506]+(([.J506]+[.K506]/60)/60))" office:value-type="float" office:value="-40.9275" calcext:value-type="float">
            <text:p>-40.9275</text:p>
          </table:table-cell>
        </table:table-row>
        <table:table-row table:style-name="ro1">
          <table:table-cell office:value-type="string" calcext:value-type="string">
            <text:p>PD-23</text:p>
          </table:table-cell>
          <table:table-cell/>
          <table:table-cell office:value-type="string" calcext:value-type="string">
            <text:p>40 0 13'11" 15 0 41'55"</text:p>
          </table:table-cell>
          <table:table-cell table:formula="of:=MID([.C507];13;14)" office:value-type="string" office:string-value="15 0 41'55&quot;" calcext:value-type="string">
            <text:p>15 0 41'55"</text:p>
          </table:table-cell>
          <table:table-cell table:formula="of:=MID([.C507];1;10)" office:value-type="string" office:string-value="40 0 13'11" calcext:value-type="string">
            <text:p>40 0 13'11</text:p>
          </table:table-cell>
          <table:table-cell table:formula="of:=MID([.D507];1;3)" office:value-type="string" office:string-value="15 " calcext:value-type="string">
            <text:p>15 </text:p>
          </table:table-cell>
          <table:table-cell table:formula="of:=MID([.D507];6;2)" office:value-type="string" office:string-value="41" calcext:value-type="string">
            <text:p>41</text:p>
          </table:table-cell>
          <table:table-cell table:formula="of:=MID([.D507];9;2)" office:value-type="string" office:string-value="55" calcext:value-type="string">
            <text:p>55</text:p>
          </table:table-cell>
          <table:table-cell table:formula="of:=MID([.E507];1;2)" office:value-type="string" office:string-value="40" calcext:value-type="string">
            <text:p>40</text:p>
          </table:table-cell>
          <table:table-cell table:formula="of:=MID([.E507];6;2)" office:value-type="string" office:string-value="13" calcext:value-type="string">
            <text:p>13</text:p>
          </table:table-cell>
          <table:table-cell table:formula="of:=MID([.E507];9;2)" office:value-type="string" office:string-value="11" calcext:value-type="string">
            <text:p>11</text:p>
          </table:table-cell>
          <table:table-cell table:formula="of:=-([.F507]+(([.G507]+[.H507]/60)/60))" office:value-type="float" office:value="-15.6986111111111" calcext:value-type="float">
            <text:p>-15.6986111111111</text:p>
          </table:table-cell>
          <table:table-cell table:formula="of:=-([.I507]+(([.J507]+[.K507]/60)/60))" office:value-type="float" office:value="-40.2197222222222" calcext:value-type="float">
            <text:p>-40.2197222222222</text:p>
          </table:table-cell>
        </table:table-row>
        <table:table-row table:style-name="ro1">
          <table:table-cell office:value-type="string" calcext:value-type="string">
            <text:p>PD-24</text:p>
          </table:table-cell>
          <table:table-cell/>
          <table:table-cell office:value-type="string" calcext:value-type="string">
            <text:p>40 0 29'58" 15 0 25'04"</text:p>
          </table:table-cell>
          <table:table-cell table:formula="of:=MID([.C508];13;14)" office:value-type="string" office:string-value="15 0 25'04&quot;" calcext:value-type="string">
            <text:p>15 0 25'04"</text:p>
          </table:table-cell>
          <table:table-cell table:formula="of:=MID([.C508];1;10)" office:value-type="string" office:string-value="40 0 29'58" calcext:value-type="string">
            <text:p>40 0 29'58</text:p>
          </table:table-cell>
          <table:table-cell table:formula="of:=MID([.D508];1;3)" office:value-type="string" office:string-value="15 " calcext:value-type="string">
            <text:p>15 </text:p>
          </table:table-cell>
          <table:table-cell table:formula="of:=MID([.D508];6;2)" office:value-type="string" office:string-value="25" calcext:value-type="string">
            <text:p>25</text:p>
          </table:table-cell>
          <table:table-cell table:formula="of:=MID([.D508];9;2)" office:value-type="string" office:string-value="04" calcext:value-type="string">
            <text:p>04</text:p>
          </table:table-cell>
          <table:table-cell table:formula="of:=MID([.E508];1;2)" office:value-type="string" office:string-value="40" calcext:value-type="string">
            <text:p>40</text:p>
          </table:table-cell>
          <table:table-cell table:formula="of:=MID([.E508];6;2)" office:value-type="string" office:string-value="29" calcext:value-type="string">
            <text:p>29</text:p>
          </table:table-cell>
          <table:table-cell table:formula="of:=MID([.E508];9;2)" office:value-type="string" office:string-value="58" calcext:value-type="string">
            <text:p>58</text:p>
          </table:table-cell>
          <table:table-cell table:formula="of:=-([.F508]+(([.G508]+[.H508]/60)/60))" office:value-type="float" office:value="-15.4177777777778" calcext:value-type="float">
            <text:p>-15.4177777777778</text:p>
          </table:table-cell>
          <table:table-cell table:formula="of:=-([.I508]+(([.J508]+[.K508]/60)/60))" office:value-type="float" office:value="-40.4994444444444" calcext:value-type="float">
            <text:p>-40.4994444444444</text:p>
          </table:table-cell>
        </table:table-row>
        <table:table-row table:style-name="ro1">
          <table:table-cell office:value-type="string" calcext:value-type="string">
            <text:p>PD-25</text:p>
          </table:table-cell>
          <table:table-cell/>
          <table:table-cell office:value-type="string" calcext:value-type="string">
            <text:p>40 0 19'18" 15 0 27'57"</text:p>
          </table:table-cell>
          <table:table-cell table:formula="of:=MID([.C509];13;14)" office:value-type="string" office:string-value="15 0 27'57&quot;" calcext:value-type="string">
            <text:p>15 0 27'57"</text:p>
          </table:table-cell>
          <table:table-cell table:formula="of:=MID([.C509];1;10)" office:value-type="string" office:string-value="40 0 19'18" calcext:value-type="string">
            <text:p>40 0 19'18</text:p>
          </table:table-cell>
          <table:table-cell table:formula="of:=MID([.D509];1;3)" office:value-type="string" office:string-value="15 " calcext:value-type="string">
            <text:p>15 </text:p>
          </table:table-cell>
          <table:table-cell table:formula="of:=MID([.D509];6;2)" office:value-type="string" office:string-value="27" calcext:value-type="string">
            <text:p>27</text:p>
          </table:table-cell>
          <table:table-cell table:formula="of:=MID([.D509];9;2)" office:value-type="string" office:string-value="57" calcext:value-type="string">
            <text:p>57</text:p>
          </table:table-cell>
          <table:table-cell table:formula="of:=MID([.E509];1;2)" office:value-type="string" office:string-value="40" calcext:value-type="string">
            <text:p>40</text:p>
          </table:table-cell>
          <table:table-cell table:formula="of:=MID([.E509];6;2)" office:value-type="string" office:string-value="19" calcext:value-type="string">
            <text:p>19</text:p>
          </table:table-cell>
          <table:table-cell table:formula="of:=MID([.E509];9;2)" office:value-type="string" office:string-value="18" calcext:value-type="string">
            <text:p>18</text:p>
          </table:table-cell>
          <table:table-cell table:formula="of:=-([.F509]+(([.G509]+[.H509]/60)/60))" office:value-type="float" office:value="-15.4658333333333" calcext:value-type="float">
            <text:p>-15.4658333333333</text:p>
          </table:table-cell>
          <table:table-cell table:formula="of:=-([.I509]+(([.J509]+[.K509]/60)/60))" office:value-type="float" office:value="-40.3216666666667" calcext:value-type="float">
            <text:p>-40.3216666666667</text:p>
          </table:table-cell>
        </table:table-row>
        <table:table-row table:style-name="ro1">
          <table:table-cell office:value-type="string" calcext:value-type="string">
            <text:p>PD-26</text:p>
          </table:table-cell>
          <table:table-cell/>
          <table:table-cell office:value-type="string" calcext:value-type="string">
            <text:p>39 0 51'48" 15 0 34'35"</text:p>
          </table:table-cell>
          <table:table-cell table:formula="of:=MID([.C510];13;14)" office:value-type="string" office:string-value="15 0 34'35&quot;" calcext:value-type="string">
            <text:p>15 0 34'35"</text:p>
          </table:table-cell>
          <table:table-cell table:formula="of:=MID([.C510];1;10)" office:value-type="string" office:string-value="39 0 51'48" calcext:value-type="string">
            <text:p>39 0 51'48</text:p>
          </table:table-cell>
          <table:table-cell table:formula="of:=MID([.D510];1;3)" office:value-type="string" office:string-value="15 " calcext:value-type="string">
            <text:p>15 </text:p>
          </table:table-cell>
          <table:table-cell table:formula="of:=MID([.D510];6;2)" office:value-type="string" office:string-value="34" calcext:value-type="string">
            <text:p>34</text:p>
          </table:table-cell>
          <table:table-cell table:formula="of:=MID([.D510];9;2)" office:value-type="string" office:string-value="35" calcext:value-type="string">
            <text:p>35</text:p>
          </table:table-cell>
          <table:table-cell table:formula="of:=MID([.E510];1;2)" office:value-type="string" office:string-value="39" calcext:value-type="string">
            <text:p>39</text:p>
          </table:table-cell>
          <table:table-cell table:formula="of:=MID([.E510];6;2)" office:value-type="string" office:string-value="51" calcext:value-type="string">
            <text:p>51</text:p>
          </table:table-cell>
          <table:table-cell table:formula="of:=MID([.E510];9;2)" office:value-type="string" office:string-value="48" calcext:value-type="string">
            <text:p>48</text:p>
          </table:table-cell>
          <table:table-cell table:formula="of:=-([.F510]+(([.G510]+[.H510]/60)/60))" office:value-type="float" office:value="-15.5763888888889" calcext:value-type="float">
            <text:p>-15.5763888888889</text:p>
          </table:table-cell>
          <table:table-cell table:formula="of:=-([.I510]+(([.J510]+[.K510]/60)/60))" office:value-type="float" office:value="-39.8633333333333" calcext:value-type="float">
            <text:p>-39.8633333333333</text:p>
          </table:table-cell>
        </table:table-row>
        <table:table-row table:style-name="ro1">
          <table:table-cell office:value-type="string" calcext:value-type="string">
            <text:p>PD-27</text:p>
          </table:table-cell>
          <table:table-cell/>
          <table:table-cell office:value-type="string" calcext:value-type="string">
            <text:p>40 0 06'18" 15 0 29'03"</text:p>
          </table:table-cell>
          <table:table-cell table:formula="of:=MID([.C511];13;14)" office:value-type="string" office:string-value="15 0 29'03&quot;" calcext:value-type="string">
            <text:p>15 0 29'03"</text:p>
          </table:table-cell>
          <table:table-cell table:formula="of:=MID([.C511];1;10)" office:value-type="string" office:string-value="40 0 06'18" calcext:value-type="string">
            <text:p>40 0 06'18</text:p>
          </table:table-cell>
          <table:table-cell table:formula="of:=MID([.D511];1;3)" office:value-type="string" office:string-value="15 " calcext:value-type="string">
            <text:p>15 </text:p>
          </table:table-cell>
          <table:table-cell table:formula="of:=MID([.D511];6;2)" office:value-type="string" office:string-value="29" calcext:value-type="string">
            <text:p>29</text:p>
          </table:table-cell>
          <table:table-cell table:formula="of:=MID([.D511];9;2)" office:value-type="string" office:string-value="03" calcext:value-type="string">
            <text:p>03</text:p>
          </table:table-cell>
          <table:table-cell table:formula="of:=MID([.E511];1;2)" office:value-type="string" office:string-value="40" calcext:value-type="string">
            <text:p>40</text:p>
          </table:table-cell>
          <table:table-cell table:formula="of:=MID([.E511];6;2)" office:value-type="string" office:string-value="06" calcext:value-type="string">
            <text:p>06</text:p>
          </table:table-cell>
          <table:table-cell table:formula="of:=MID([.E511];9;2)" office:value-type="string" office:string-value="18" calcext:value-type="string">
            <text:p>18</text:p>
          </table:table-cell>
          <table:table-cell table:formula="of:=-([.F511]+(([.G511]+[.H511]/60)/60))" office:value-type="float" office:value="-15.4841666666667" calcext:value-type="float">
            <text:p>-15.4841666666667</text:p>
          </table:table-cell>
          <table:table-cell table:formula="of:=-([.I511]+(([.J511]+[.K511]/60)/60))" office:value-type="float" office:value="-40.105" calcext:value-type="float">
            <text:p>-40.105</text:p>
          </table:table-cell>
        </table:table-row>
        <table:table-row table:style-name="ro1">
          <table:table-cell office:value-type="string" calcext:value-type="string">
            <text:p>PD-28</text:p>
          </table:table-cell>
          <table:table-cell/>
          <table:table-cell office:value-type="string" calcext:value-type="string">
            <text:p>40 0 08'29" 15 0 48'52"</text:p>
          </table:table-cell>
          <table:table-cell table:formula="of:=MID([.C512];13;14)" office:value-type="string" office:string-value="15 0 48'52&quot;" calcext:value-type="string">
            <text:p>15 0 48'52"</text:p>
          </table:table-cell>
          <table:table-cell table:formula="of:=MID([.C512];1;10)" office:value-type="string" office:string-value="40 0 08'29" calcext:value-type="string">
            <text:p>40 0 08'29</text:p>
          </table:table-cell>
          <table:table-cell table:formula="of:=MID([.D512];1;3)" office:value-type="string" office:string-value="15 " calcext:value-type="string">
            <text:p>15 </text:p>
          </table:table-cell>
          <table:table-cell table:formula="of:=MID([.D512];6;2)" office:value-type="string" office:string-value="48" calcext:value-type="string">
            <text:p>48</text:p>
          </table:table-cell>
          <table:table-cell table:formula="of:=MID([.D512];9;2)" office:value-type="string" office:string-value="52" calcext:value-type="string">
            <text:p>52</text:p>
          </table:table-cell>
          <table:table-cell table:formula="of:=MID([.E512];1;2)" office:value-type="string" office:string-value="40" calcext:value-type="string">
            <text:p>40</text:p>
          </table:table-cell>
          <table:table-cell table:formula="of:=MID([.E512];6;2)" office:value-type="string" office:string-value="08" calcext:value-type="string">
            <text:p>08</text:p>
          </table:table-cell>
          <table:table-cell table:formula="of:=MID([.E512];9;2)" office:value-type="string" office:string-value="29" calcext:value-type="string">
            <text:p>29</text:p>
          </table:table-cell>
          <table:table-cell table:formula="of:=-([.F512]+(([.G512]+[.H512]/60)/60))" office:value-type="float" office:value="-15.8144444444444" calcext:value-type="float">
            <text:p>-15.8144444444444</text:p>
          </table:table-cell>
          <table:table-cell table:formula="of:=-([.I512]+(([.J512]+[.K512]/60)/60))" office:value-type="float" office:value="-40.1413888888889" calcext:value-type="float">
            <text:p>-40.1413888888889</text:p>
          </table:table-cell>
        </table:table-row>
        <table:table-row table:style-name="ro1">
          <table:table-cell office:value-type="string" calcext:value-type="string">
            <text:p>PD-29</text:p>
          </table:table-cell>
          <table:table-cell/>
          <table:table-cell office:value-type="string" calcext:value-type="string">
            <text:p>40 0 19'53" 15 0 03'14"</text:p>
          </table:table-cell>
          <table:table-cell table:formula="of:=MID([.C513];13;14)" office:value-type="string" office:string-value="15 0 03'14&quot;" calcext:value-type="string">
            <text:p>15 0 03'14"</text:p>
          </table:table-cell>
          <table:table-cell table:formula="of:=MID([.C513];1;10)" office:value-type="string" office:string-value="40 0 19'53" calcext:value-type="string">
            <text:p>40 0 19'53</text:p>
          </table:table-cell>
          <table:table-cell table:formula="of:=MID([.D513];1;3)" office:value-type="string" office:string-value="15 " calcext:value-type="string">
            <text:p>15 </text:p>
          </table:table-cell>
          <table:table-cell table:formula="of:=MID([.D513];6;2)" office:value-type="string" office:string-value="03" calcext:value-type="string">
            <text:p>03</text:p>
          </table:table-cell>
          <table:table-cell table:formula="of:=MID([.D513];9;2)" office:value-type="string" office:string-value="14" calcext:value-type="string">
            <text:p>14</text:p>
          </table:table-cell>
          <table:table-cell table:formula="of:=MID([.E513];1;2)" office:value-type="string" office:string-value="40" calcext:value-type="string">
            <text:p>40</text:p>
          </table:table-cell>
          <table:table-cell table:formula="of:=MID([.E513];6;2)" office:value-type="string" office:string-value="19" calcext:value-type="string">
            <text:p>19</text:p>
          </table:table-cell>
          <table:table-cell table:formula="of:=MID([.E513];9;2)" office:value-type="string" office:string-value="53" calcext:value-type="string">
            <text:p>53</text:p>
          </table:table-cell>
          <table:table-cell table:formula="of:=-([.F513]+(([.G513]+[.H513]/60)/60))" office:value-type="float" office:value="-15.0538888888889" calcext:value-type="float">
            <text:p>-15.0538888888889</text:p>
          </table:table-cell>
          <table:table-cell table:formula="of:=-([.I513]+(([.J513]+[.K513]/60)/60))" office:value-type="float" office:value="-40.3313888888889" calcext:value-type="float">
            <text:p>-40.3313888888889</text:p>
          </table:table-cell>
        </table:table-row>
        <table:table-row table:style-name="ro1">
          <table:table-cell office:value-type="string" calcext:value-type="string">
            <text:p>PD-30</text:p>
          </table:table-cell>
          <table:table-cell/>
          <table:table-cell office:value-type="string" calcext:value-type="string">
            <text:p>40 0 35'23" 15 0 15'42"</text:p>
          </table:table-cell>
          <table:table-cell table:formula="of:=MID([.C514];13;14)" office:value-type="string" office:string-value="15 0 15'42&quot;" calcext:value-type="string">
            <text:p>15 0 15'42"</text:p>
          </table:table-cell>
          <table:table-cell table:formula="of:=MID([.C514];1;10)" office:value-type="string" office:string-value="40 0 35'23" calcext:value-type="string">
            <text:p>40 0 35'23</text:p>
          </table:table-cell>
          <table:table-cell table:formula="of:=MID([.D514];1;3)" office:value-type="string" office:string-value="15 " calcext:value-type="string">
            <text:p>15 </text:p>
          </table:table-cell>
          <table:table-cell table:formula="of:=MID([.D514];6;2)" office:value-type="string" office:string-value="15" calcext:value-type="string">
            <text:p>15</text:p>
          </table:table-cell>
          <table:table-cell table:formula="of:=MID([.D514];9;2)" office:value-type="string" office:string-value="42" calcext:value-type="string">
            <text:p>42</text:p>
          </table:table-cell>
          <table:table-cell table:formula="of:=MID([.E514];1;2)" office:value-type="string" office:string-value="40" calcext:value-type="string">
            <text:p>40</text:p>
          </table:table-cell>
          <table:table-cell table:formula="of:=MID([.E514];6;2)" office:value-type="string" office:string-value="35" calcext:value-type="string">
            <text:p>35</text:p>
          </table:table-cell>
          <table:table-cell table:formula="of:=MID([.E514];9;2)" office:value-type="string" office:string-value="23" calcext:value-type="string">
            <text:p>23</text:p>
          </table:table-cell>
          <table:table-cell table:formula="of:=-([.F514]+(([.G514]+[.H514]/60)/60))" office:value-type="float" office:value="-15.2616666666667" calcext:value-type="float">
            <text:p>-15.2616666666667</text:p>
          </table:table-cell>
          <table:table-cell table:formula="of:=-([.I514]+(([.J514]+[.K514]/60)/60))" office:value-type="float" office:value="-40.5897222222222" calcext:value-type="float">
            <text:p>-40.5897222222222</text:p>
          </table:table-cell>
        </table:table-row>
        <table:table-row table:style-name="ro1">
          <table:table-cell office:value-type="string" calcext:value-type="string">
            <text:p>PD-31</text:p>
          </table:table-cell>
          <table:table-cell/>
          <table:table-cell office:value-type="string" calcext:value-type="string">
            <text:p>41 0 59'57" 15 0 50'49"</text:p>
          </table:table-cell>
          <table:table-cell table:formula="of:=MID([.C515];13;14)" office:value-type="string" office:string-value="15 0 50'49&quot;" calcext:value-type="string">
            <text:p>15 0 50'49"</text:p>
          </table:table-cell>
          <table:table-cell table:formula="of:=MID([.C515];1;10)" office:value-type="string" office:string-value="41 0 59'57" calcext:value-type="string">
            <text:p>41 0 59'57</text:p>
          </table:table-cell>
          <table:table-cell table:formula="of:=MID([.D515];1;3)" office:value-type="string" office:string-value="15 " calcext:value-type="string">
            <text:p>15 </text:p>
          </table:table-cell>
          <table:table-cell table:formula="of:=MID([.D515];6;2)" office:value-type="string" office:string-value="50" calcext:value-type="string">
            <text:p>50</text:p>
          </table:table-cell>
          <table:table-cell table:formula="of:=MID([.D515];9;2)" office:value-type="string" office:string-value="49" calcext:value-type="string">
            <text:p>49</text:p>
          </table:table-cell>
          <table:table-cell table:formula="of:=MID([.E515];1;2)" office:value-type="string" office:string-value="41" calcext:value-type="string">
            <text:p>41</text:p>
          </table:table-cell>
          <table:table-cell table:formula="of:=MID([.E515];6;2)" office:value-type="string" office:string-value="59" calcext:value-type="string">
            <text:p>59</text:p>
          </table:table-cell>
          <table:table-cell table:formula="of:=MID([.E515];9;2)" office:value-type="string" office:string-value="57" calcext:value-type="string">
            <text:p>57</text:p>
          </table:table-cell>
          <table:table-cell table:formula="of:=-([.F515]+(([.G515]+[.H515]/60)/60))" office:value-type="float" office:value="-15.8469444444444" calcext:value-type="float">
            <text:p>-15.8469444444444</text:p>
          </table:table-cell>
          <table:table-cell table:formula="of:=-([.I515]+(([.J515]+[.K515]/60)/60))" office:value-type="float" office:value="-41.9991666666667" calcext:value-type="float">
            <text:p>-41.9991666666667</text:p>
          </table:table-cell>
        </table:table-row>
        <table:table-row table:style-name="ro1">
          <table:table-cell office:value-type="string" calcext:value-type="string">
            <text:p>PD-32</text:p>
          </table:table-cell>
          <table:table-cell/>
          <table:table-cell office:value-type="string" calcext:value-type="string">
            <text:p>41 0 45'17" 15 0 59'56"</text:p>
          </table:table-cell>
          <table:table-cell table:formula="of:=MID([.C516];13;14)" office:value-type="string" office:string-value="15 0 59'56&quot;" calcext:value-type="string">
            <text:p>15 0 59'56"</text:p>
          </table:table-cell>
          <table:table-cell table:formula="of:=MID([.C516];1;10)" office:value-type="string" office:string-value="41 0 45'17" calcext:value-type="string">
            <text:p>41 0 45'17</text:p>
          </table:table-cell>
          <table:table-cell table:formula="of:=MID([.D516];1;3)" office:value-type="string" office:string-value="15 " calcext:value-type="string">
            <text:p>15 </text:p>
          </table:table-cell>
          <table:table-cell table:formula="of:=MID([.D516];6;2)" office:value-type="string" office:string-value="59" calcext:value-type="string">
            <text:p>59</text:p>
          </table:table-cell>
          <table:table-cell table:formula="of:=MID([.D516];9;2)" office:value-type="string" office:string-value="56" calcext:value-type="string">
            <text:p>56</text:p>
          </table:table-cell>
          <table:table-cell table:formula="of:=MID([.E516];1;2)" office:value-type="string" office:string-value="41" calcext:value-type="string">
            <text:p>41</text:p>
          </table:table-cell>
          <table:table-cell table:formula="of:=MID([.E516];6;2)" office:value-type="string" office:string-value="45" calcext:value-type="string">
            <text:p>45</text:p>
          </table:table-cell>
          <table:table-cell table:formula="of:=MID([.E516];9;2)" office:value-type="string" office:string-value="17" calcext:value-type="string">
            <text:p>17</text:p>
          </table:table-cell>
          <table:table-cell table:formula="of:=-([.F516]+(([.G516]+[.H516]/60)/60))" office:value-type="float" office:value="-15.9988888888889" calcext:value-type="float">
            <text:p>-15.9988888888889</text:p>
          </table:table-cell>
          <table:table-cell table:formula="of:=-([.I516]+(([.J516]+[.K516]/60)/60))" office:value-type="float" office:value="-41.7547222222222" calcext:value-type="float">
            <text:p>-41.7547222222222</text:p>
          </table:table-cell>
        </table:table-row>
        <table:table-row table:style-name="ro1">
          <table:table-cell office:value-type="string" calcext:value-type="string">
            <text:p>PD-33</text:p>
          </table:table-cell>
          <table:table-cell/>
          <table:table-cell office:value-type="string" calcext:value-type="string">
            <text:p>41 0 25'28" 15 0 44'03"</text:p>
          </table:table-cell>
          <table:table-cell table:formula="of:=MID([.C517];13;14)" office:value-type="string" office:string-value="15 0 44'03&quot;" calcext:value-type="string">
            <text:p>15 0 44'03"</text:p>
          </table:table-cell>
          <table:table-cell table:formula="of:=MID([.C517];1;10)" office:value-type="string" office:string-value="41 0 25'28" calcext:value-type="string">
            <text:p>41 0 25'28</text:p>
          </table:table-cell>
          <table:table-cell table:formula="of:=MID([.D517];1;3)" office:value-type="string" office:string-value="15 " calcext:value-type="string">
            <text:p>15 </text:p>
          </table:table-cell>
          <table:table-cell table:formula="of:=MID([.D517];6;2)" office:value-type="string" office:string-value="44" calcext:value-type="string">
            <text:p>44</text:p>
          </table:table-cell>
          <table:table-cell table:formula="of:=MID([.D517];9;2)" office:value-type="string" office:string-value="03" calcext:value-type="string">
            <text:p>03</text:p>
          </table:table-cell>
          <table:table-cell table:formula="of:=MID([.E517];1;2)" office:value-type="string" office:string-value="41" calcext:value-type="string">
            <text:p>41</text:p>
          </table:table-cell>
          <table:table-cell table:formula="of:=MID([.E517];6;2)" office:value-type="string" office:string-value="25" calcext:value-type="string">
            <text:p>25</text:p>
          </table:table-cell>
          <table:table-cell table:formula="of:=MID([.E517];9;2)" office:value-type="string" office:string-value="28" calcext:value-type="string">
            <text:p>28</text:p>
          </table:table-cell>
          <table:table-cell table:formula="of:=-([.F517]+(([.G517]+[.H517]/60)/60))" office:value-type="float" office:value="-15.7341666666667" calcext:value-type="float">
            <text:p>-15.7341666666667</text:p>
          </table:table-cell>
          <table:table-cell table:formula="of:=-([.I517]+(([.J517]+[.K517]/60)/60))" office:value-type="float" office:value="-41.4244444444445" calcext:value-type="float">
            <text:p>-41.4244444444445</text:p>
          </table:table-cell>
        </table:table-row>
        <table:table-row table:style-name="ro1">
          <table:table-cell office:value-type="string" calcext:value-type="string">
            <text:p>PD-34</text:p>
          </table:table-cell>
          <table:table-cell/>
          <table:table-cell office:value-type="string" calcext:value-type="string">
            <text:p>41 0 39'36" 15 0 41'12"</text:p>
          </table:table-cell>
          <table:table-cell table:formula="of:=MID([.C518];13;14)" office:value-type="string" office:string-value="15 0 41'12&quot;" calcext:value-type="string">
            <text:p>15 0 41'12"</text:p>
          </table:table-cell>
          <table:table-cell table:formula="of:=MID([.C518];1;10)" office:value-type="string" office:string-value="41 0 39'36" calcext:value-type="string">
            <text:p>41 0 39'36</text:p>
          </table:table-cell>
          <table:table-cell table:formula="of:=MID([.D518];1;3)" office:value-type="string" office:string-value="15 " calcext:value-type="string">
            <text:p>15 </text:p>
          </table:table-cell>
          <table:table-cell table:formula="of:=MID([.D518];6;2)" office:value-type="string" office:string-value="41" calcext:value-type="string">
            <text:p>41</text:p>
          </table:table-cell>
          <table:table-cell table:formula="of:=MID([.D518];9;2)" office:value-type="string" office:string-value="12" calcext:value-type="string">
            <text:p>12</text:p>
          </table:table-cell>
          <table:table-cell table:formula="of:=MID([.E518];1;2)" office:value-type="string" office:string-value="41" calcext:value-type="string">
            <text:p>41</text:p>
          </table:table-cell>
          <table:table-cell table:formula="of:=MID([.E518];6;2)" office:value-type="string" office:string-value="39" calcext:value-type="string">
            <text:p>39</text:p>
          </table:table-cell>
          <table:table-cell table:formula="of:=MID([.E518];9;2)" office:value-type="string" office:string-value="36" calcext:value-type="string">
            <text:p>36</text:p>
          </table:table-cell>
          <table:table-cell table:formula="of:=-([.F518]+(([.G518]+[.H518]/60)/60))" office:value-type="float" office:value="-15.6866666666667" calcext:value-type="float">
            <text:p>-15.6866666666667</text:p>
          </table:table-cell>
          <table:table-cell table:formula="of:=-([.I518]+(([.J518]+[.K518]/60)/60))" office:value-type="float" office:value="-41.66" calcext:value-type="float">
            <text:p>-41.66</text:p>
          </table:table-cell>
        </table:table-row>
        <table:table-row table:style-name="ro1">
          <table:table-cell office:value-type="string" calcext:value-type="string">
            <text:p>PD-35</text:p>
          </table:table-cell>
          <table:table-cell/>
          <table:table-cell office:value-type="string" calcext:value-type="string">
            <text:p>41 0 51'11" 15 0 36'07"</text:p>
          </table:table-cell>
          <table:table-cell table:formula="of:=MID([.C519];13;14)" office:value-type="string" office:string-value="15 0 36'07&quot;" calcext:value-type="string">
            <text:p>15 0 36'07"</text:p>
          </table:table-cell>
          <table:table-cell table:formula="of:=MID([.C519];1;10)" office:value-type="string" office:string-value="41 0 51'11" calcext:value-type="string">
            <text:p>41 0 51'11</text:p>
          </table:table-cell>
          <table:table-cell table:formula="of:=MID([.D519];1;3)" office:value-type="string" office:string-value="15 " calcext:value-type="string">
            <text:p>15 </text:p>
          </table:table-cell>
          <table:table-cell table:formula="of:=MID([.D519];6;2)" office:value-type="string" office:string-value="36" calcext:value-type="string">
            <text:p>36</text:p>
          </table:table-cell>
          <table:table-cell table:formula="of:=MID([.D519];9;2)" office:value-type="string" office:string-value="07" calcext:value-type="string">
            <text:p>07</text:p>
          </table:table-cell>
          <table:table-cell table:formula="of:=MID([.E519];1;2)" office:value-type="string" office:string-value="41" calcext:value-type="string">
            <text:p>41</text:p>
          </table:table-cell>
          <table:table-cell table:formula="of:=MID([.E519];6;2)" office:value-type="string" office:string-value="51" calcext:value-type="string">
            <text:p>51</text:p>
          </table:table-cell>
          <table:table-cell table:formula="of:=MID([.E519];9;2)" office:value-type="string" office:string-value="11" calcext:value-type="string">
            <text:p>11</text:p>
          </table:table-cell>
          <table:table-cell table:formula="of:=-([.F519]+(([.G519]+[.H519]/60)/60))" office:value-type="float" office:value="-15.6019444444444" calcext:value-type="float">
            <text:p>-15.6019444444444</text:p>
          </table:table-cell>
          <table:table-cell table:formula="of:=-([.I519]+(([.J519]+[.K519]/60)/60))" office:value-type="float" office:value="-41.8530555555556" calcext:value-type="float">
            <text:p>-41.8530555555556</text:p>
          </table:table-cell>
        </table:table-row>
        <table:table-row table:style-name="ro1">
          <table:table-cell office:value-type="string" calcext:value-type="string">
            <text:p>PD-36</text:p>
          </table:table-cell>
          <table:table-cell/>
          <table:table-cell office:value-type="string" calcext:value-type="string">
            <text:p>40 0 41'52" 15 0 05'03"</text:p>
          </table:table-cell>
          <table:table-cell table:formula="of:=MID([.C520];13;14)" office:value-type="string" office:string-value="15 0 05'03&quot;" calcext:value-type="string">
            <text:p>15 0 05'03"</text:p>
          </table:table-cell>
          <table:table-cell table:formula="of:=MID([.C520];1;10)" office:value-type="string" office:string-value="40 0 41'52" calcext:value-type="string">
            <text:p>40 0 41'52</text:p>
          </table:table-cell>
          <table:table-cell table:formula="of:=MID([.D520];1;3)" office:value-type="string" office:string-value="15 " calcext:value-type="string">
            <text:p>15 </text:p>
          </table:table-cell>
          <table:table-cell table:formula="of:=MID([.D520];6;2)" office:value-type="string" office:string-value="05" calcext:value-type="string">
            <text:p>05</text:p>
          </table:table-cell>
          <table:table-cell table:formula="of:=MID([.D520];9;2)" office:value-type="string" office:string-value="03" calcext:value-type="string">
            <text:p>03</text:p>
          </table:table-cell>
          <table:table-cell table:formula="of:=MID([.E520];1;2)" office:value-type="string" office:string-value="40" calcext:value-type="string">
            <text:p>40</text:p>
          </table:table-cell>
          <table:table-cell table:formula="of:=MID([.E520];6;2)" office:value-type="string" office:string-value="41" calcext:value-type="string">
            <text:p>41</text:p>
          </table:table-cell>
          <table:table-cell table:formula="of:=MID([.E520];9;2)" office:value-type="string" office:string-value="52" calcext:value-type="string">
            <text:p>52</text:p>
          </table:table-cell>
          <table:table-cell table:formula="of:=-([.F520]+(([.G520]+[.H520]/60)/60))" office:value-type="float" office:value="-15.0841666666667" calcext:value-type="float">
            <text:p>-15.0841666666667</text:p>
          </table:table-cell>
          <table:table-cell table:formula="of:=-([.I520]+(([.J520]+[.K520]/60)/60))" office:value-type="float" office:value="-40.6977777777778" calcext:value-type="float">
            <text:p>-40.6977777777778</text:p>
          </table:table-cell>
        </table:table-row>
        <table:table-row table:style-name="ro1">
          <table:table-cell office:value-type="string" calcext:value-type="string">
            <text:p>PD-37</text:p>
          </table:table-cell>
          <table:table-cell/>
          <table:table-cell office:value-type="string" calcext:value-type="string">
            <text:p>41 0 03'13" 15 0 07'41"</text:p>
          </table:table-cell>
          <table:table-cell table:formula="of:=MID([.C521];13;14)" office:value-type="string" office:string-value="15 0 07'41&quot;" calcext:value-type="string">
            <text:p>15 0 07'41"</text:p>
          </table:table-cell>
          <table:table-cell table:formula="of:=MID([.C521];1;10)" office:value-type="string" office:string-value="41 0 03'13" calcext:value-type="string">
            <text:p>41 0 03'13</text:p>
          </table:table-cell>
          <table:table-cell table:formula="of:=MID([.D521];1;3)" office:value-type="string" office:string-value="15 " calcext:value-type="string">
            <text:p>15 </text:p>
          </table:table-cell>
          <table:table-cell table:formula="of:=MID([.D521];6;2)" office:value-type="string" office:string-value="07" calcext:value-type="string">
            <text:p>07</text:p>
          </table:table-cell>
          <table:table-cell table:formula="of:=MID([.D521];9;2)" office:value-type="string" office:string-value="41" calcext:value-type="string">
            <text:p>41</text:p>
          </table:table-cell>
          <table:table-cell table:formula="of:=MID([.E521];1;2)" office:value-type="string" office:string-value="41" calcext:value-type="string">
            <text:p>41</text:p>
          </table:table-cell>
          <table:table-cell table:formula="of:=MID([.E521];6;2)" office:value-type="string" office:string-value="03" calcext:value-type="string">
            <text:p>03</text:p>
          </table:table-cell>
          <table:table-cell table:formula="of:=MID([.E521];9;2)" office:value-type="string" office:string-value="13" calcext:value-type="string">
            <text:p>13</text:p>
          </table:table-cell>
          <table:table-cell table:formula="of:=-([.F521]+(([.G521]+[.H521]/60)/60))" office:value-type="float" office:value="-15.1280555555556" calcext:value-type="float">
            <text:p>-15.1280555555556</text:p>
          </table:table-cell>
          <table:table-cell table:formula="of:=-([.I521]+(([.J521]+[.K521]/60)/60))" office:value-type="float" office:value="-41.0536111111111" calcext:value-type="float">
            <text:p>-41.0536111111111</text:p>
          </table:table-cell>
        </table:table-row>
        <table:table-row table:style-name="ro1">
          <table:table-cell office:value-type="string" calcext:value-type="string">
            <text:p>PD-38</text:p>
          </table:table-cell>
          <table:table-cell/>
          <table:table-cell office:value-type="string" calcext:value-type="string">
            <text:p>40 0 57'20" 15 0 17'07"</text:p>
          </table:table-cell>
          <table:table-cell table:formula="of:=MID([.C522];13;14)" office:value-type="string" office:string-value="15 0 17'07&quot;" calcext:value-type="string">
            <text:p>15 0 17'07"</text:p>
          </table:table-cell>
          <table:table-cell table:formula="of:=MID([.C522];1;10)" office:value-type="string" office:string-value="40 0 57'20" calcext:value-type="string">
            <text:p>40 0 57'20</text:p>
          </table:table-cell>
          <table:table-cell table:formula="of:=MID([.D522];1;3)" office:value-type="string" office:string-value="15 " calcext:value-type="string">
            <text:p>15 </text:p>
          </table:table-cell>
          <table:table-cell table:formula="of:=MID([.D522];6;2)" office:value-type="string" office:string-value="17" calcext:value-type="string">
            <text:p>17</text:p>
          </table:table-cell>
          <table:table-cell table:formula="of:=MID([.D522];9;2)" office:value-type="string" office:string-value="07" calcext:value-type="string">
            <text:p>07</text:p>
          </table:table-cell>
          <table:table-cell table:formula="of:=MID([.E522];1;2)" office:value-type="string" office:string-value="40" calcext:value-type="string">
            <text:p>40</text:p>
          </table:table-cell>
          <table:table-cell table:formula="of:=MID([.E522];6;2)" office:value-type="string" office:string-value="57" calcext:value-type="string">
            <text:p>57</text:p>
          </table:table-cell>
          <table:table-cell table:formula="of:=MID([.E522];9;2)" office:value-type="string" office:string-value="20" calcext:value-type="string">
            <text:p>20</text:p>
          </table:table-cell>
          <table:table-cell table:formula="of:=-([.F522]+(([.G522]+[.H522]/60)/60))" office:value-type="float" office:value="-15.2852777777778" calcext:value-type="float">
            <text:p>-15.2852777777778</text:p>
          </table:table-cell>
          <table:table-cell table:formula="of:=-([.I522]+(([.J522]+[.K522]/60)/60))" office:value-type="float" office:value="-40.9555555555556" calcext:value-type="float">
            <text:p>-40.9555555555556</text:p>
          </table:table-cell>
        </table:table-row>
        <table:table-row table:style-name="ro1">
          <table:table-cell office:value-type="string" calcext:value-type="string">
            <text:p>PD-39</text:p>
          </table:table-cell>
          <table:table-cell/>
          <table:table-cell office:value-type="string" calcext:value-type="string">
            <text:p>41 0 15'31" 15 0 02'17"</text:p>
          </table:table-cell>
          <table:table-cell table:formula="of:=MID([.C523];13;14)" office:value-type="string" office:string-value="15 0 02'17&quot;" calcext:value-type="string">
            <text:p>15 0 02'17"</text:p>
          </table:table-cell>
          <table:table-cell table:formula="of:=MID([.C523];1;10)" office:value-type="string" office:string-value="41 0 15'31" calcext:value-type="string">
            <text:p>41 0 15'31</text:p>
          </table:table-cell>
          <table:table-cell table:formula="of:=MID([.D523];1;3)" office:value-type="string" office:string-value="15 " calcext:value-type="string">
            <text:p>15 </text:p>
          </table:table-cell>
          <table:table-cell table:formula="of:=MID([.D523];6;2)" office:value-type="string" office:string-value="02" calcext:value-type="string">
            <text:p>02</text:p>
          </table:table-cell>
          <table:table-cell table:formula="of:=MID([.D523];9;2)" office:value-type="string" office:string-value="17" calcext:value-type="string">
            <text:p>17</text:p>
          </table:table-cell>
          <table:table-cell table:formula="of:=MID([.E523];1;2)" office:value-type="string" office:string-value="41" calcext:value-type="string">
            <text:p>41</text:p>
          </table:table-cell>
          <table:table-cell table:formula="of:=MID([.E523];6;2)" office:value-type="string" office:string-value="15" calcext:value-type="string">
            <text:p>15</text:p>
          </table:table-cell>
          <table:table-cell table:formula="of:=MID([.E523];9;2)" office:value-type="string" office:string-value="31" calcext:value-type="string">
            <text:p>31</text:p>
          </table:table-cell>
          <table:table-cell table:formula="of:=-([.F523]+(([.G523]+[.H523]/60)/60))" office:value-type="float" office:value="-15.0380555555556" calcext:value-type="float">
            <text:p>-15.0380555555556</text:p>
          </table:table-cell>
          <table:table-cell table:formula="of:=-([.I523]+(([.J523]+[.K523]/60)/60))" office:value-type="float" office:value="-41.2586111111111" calcext:value-type="float">
            <text:p>-41.2586111111111</text:p>
          </table:table-cell>
        </table:table-row>
        <table:table-row table:style-name="ro1">
          <table:table-cell office:value-type="string" calcext:value-type="string">
            <text:p>PD-40</text:p>
          </table:table-cell>
          <table:table-cell/>
          <table:table-cell office:value-type="string" calcext:value-type="string">
            <text:p>41 0 14'33" 15 0 12'20"</text:p>
          </table:table-cell>
          <table:table-cell table:formula="of:=MID([.C524];13;14)" office:value-type="string" office:string-value="15 0 12'20&quot;" calcext:value-type="string">
            <text:p>15 0 12'20"</text:p>
          </table:table-cell>
          <table:table-cell table:formula="of:=MID([.C524];1;10)" office:value-type="string" office:string-value="41 0 14'33" calcext:value-type="string">
            <text:p>41 0 14'33</text:p>
          </table:table-cell>
          <table:table-cell table:formula="of:=MID([.D524];1;3)" office:value-type="string" office:string-value="15 " calcext:value-type="string">
            <text:p>15 </text:p>
          </table:table-cell>
          <table:table-cell table:formula="of:=MID([.D524];6;2)" office:value-type="string" office:string-value="12" calcext:value-type="string">
            <text:p>12</text:p>
          </table:table-cell>
          <table:table-cell table:formula="of:=MID([.D524];9;2)" office:value-type="string" office:string-value="20" calcext:value-type="string">
            <text:p>20</text:p>
          </table:table-cell>
          <table:table-cell table:formula="of:=MID([.E524];1;2)" office:value-type="string" office:string-value="41" calcext:value-type="string">
            <text:p>41</text:p>
          </table:table-cell>
          <table:table-cell table:formula="of:=MID([.E524];6;2)" office:value-type="string" office:string-value="14" calcext:value-type="string">
            <text:p>14</text:p>
          </table:table-cell>
          <table:table-cell table:formula="of:=MID([.E524];9;2)" office:value-type="string" office:string-value="33" calcext:value-type="string">
            <text:p>33</text:p>
          </table:table-cell>
          <table:table-cell table:formula="of:=-([.F524]+(([.G524]+[.H524]/60)/60))" office:value-type="float" office:value="-15.2055555555556" calcext:value-type="float">
            <text:p>-15.2055555555556</text:p>
          </table:table-cell>
          <table:table-cell table:formula="of:=-([.I524]+(([.J524]+[.K524]/60)/60))" office:value-type="float" office:value="-41.2425" calcext:value-type="float">
            <text:p>-41.2425</text:p>
          </table:table-cell>
        </table:table-row>
        <table:table-row table:style-name="ro1">
          <table:table-cell office:value-type="string" calcext:value-type="string">
            <text:p>PD-41</text:p>
          </table:table-cell>
          <table:table-cell/>
          <table:table-cell office:value-type="string" calcext:value-type="string">
            <text:p>41 0 22'51" 15 0 18'28"</text:p>
          </table:table-cell>
          <table:table-cell table:formula="of:=MID([.C525];13;14)" office:value-type="string" office:string-value="15 0 18'28&quot;" calcext:value-type="string">
            <text:p>15 0 18'28"</text:p>
          </table:table-cell>
          <table:table-cell table:formula="of:=MID([.C525];1;10)" office:value-type="string" office:string-value="41 0 22'51" calcext:value-type="string">
            <text:p>41 0 22'51</text:p>
          </table:table-cell>
          <table:table-cell table:formula="of:=MID([.D525];1;3)" office:value-type="string" office:string-value="15 " calcext:value-type="string">
            <text:p>15 </text:p>
          </table:table-cell>
          <table:table-cell table:formula="of:=MID([.D525];6;2)" office:value-type="string" office:string-value="18" calcext:value-type="string">
            <text:p>18</text:p>
          </table:table-cell>
          <table:table-cell table:formula="of:=MID([.D525];9;2)" office:value-type="string" office:string-value="28" calcext:value-type="string">
            <text:p>28</text:p>
          </table:table-cell>
          <table:table-cell table:formula="of:=MID([.E525];1;2)" office:value-type="string" office:string-value="41" calcext:value-type="string">
            <text:p>41</text:p>
          </table:table-cell>
          <table:table-cell table:formula="of:=MID([.E525];6;2)" office:value-type="string" office:string-value="22" calcext:value-type="string">
            <text:p>22</text:p>
          </table:table-cell>
          <table:table-cell table:formula="of:=MID([.E525];9;2)" office:value-type="string" office:string-value="51" calcext:value-type="string">
            <text:p>51</text:p>
          </table:table-cell>
          <table:table-cell table:formula="of:=-([.F525]+(([.G525]+[.H525]/60)/60))" office:value-type="float" office:value="-15.3077777777778" calcext:value-type="float">
            <text:p>-15.3077777777778</text:p>
          </table:table-cell>
          <table:table-cell table:formula="of:=-([.I525]+(([.J525]+[.K525]/60)/60))" office:value-type="float" office:value="-41.3808333333333" calcext:value-type="float">
            <text:p>-41.3808333333333</text:p>
          </table:table-cell>
        </table:table-row>
        <table:table-row table:style-name="ro1">
          <table:table-cell office:value-type="string" calcext:value-type="string">
            <text:p>PD-42</text:p>
          </table:table-cell>
          <table:table-cell/>
          <table:table-cell office:value-type="string" calcext:value-type="string">
            <text:p>41 0 37'19" 15 0 11'18"</text:p>
          </table:table-cell>
          <table:table-cell table:formula="of:=MID([.C526];13;14)" office:value-type="string" office:string-value="15 0 11'18&quot;" calcext:value-type="string">
            <text:p>15 0 11'18"</text:p>
          </table:table-cell>
          <table:table-cell table:formula="of:=MID([.C526];1;10)" office:value-type="string" office:string-value="41 0 37'19" calcext:value-type="string">
            <text:p>41 0 37'19</text:p>
          </table:table-cell>
          <table:table-cell table:formula="of:=MID([.D526];1;3)" office:value-type="string" office:string-value="15 " calcext:value-type="string">
            <text:p>15 </text:p>
          </table:table-cell>
          <table:table-cell table:formula="of:=MID([.D526];6;2)" office:value-type="string" office:string-value="11" calcext:value-type="string">
            <text:p>11</text:p>
          </table:table-cell>
          <table:table-cell table:formula="of:=MID([.D526];9;2)" office:value-type="string" office:string-value="18" calcext:value-type="string">
            <text:p>18</text:p>
          </table:table-cell>
          <table:table-cell table:formula="of:=MID([.E526];1;2)" office:value-type="string" office:string-value="41" calcext:value-type="string">
            <text:p>41</text:p>
          </table:table-cell>
          <table:table-cell table:formula="of:=MID([.E526];6;2)" office:value-type="string" office:string-value="37" calcext:value-type="string">
            <text:p>37</text:p>
          </table:table-cell>
          <table:table-cell table:formula="of:=MID([.E526];9;2)" office:value-type="string" office:string-value="19" calcext:value-type="string">
            <text:p>19</text:p>
          </table:table-cell>
          <table:table-cell table:formula="of:=-([.F526]+(([.G526]+[.H526]/60)/60))" office:value-type="float" office:value="-15.1883333333333" calcext:value-type="float">
            <text:p>-15.1883333333333</text:p>
          </table:table-cell>
          <table:table-cell table:formula="of:=-([.I526]+(([.J526]+[.K526]/60)/60))" office:value-type="float" office:value="-41.6219444444444" calcext:value-type="float">
            <text:p>-41.6219444444444</text:p>
          </table:table-cell>
        </table:table-row>
        <table:table-row table:style-name="ro1">
          <table:table-cell office:value-type="string" calcext:value-type="string">
            <text:p>PD-43</text:p>
          </table:table-cell>
          <table:table-cell/>
          <table:table-cell office:value-type="string" calcext:value-type="string">
            <text:p>40 0 35'10" 14 0 52'23"</text:p>
          </table:table-cell>
          <table:table-cell table:formula="of:=MID([.C527];13;14)" office:value-type="string" office:string-value="14 0 52'23&quot;" calcext:value-type="string">
            <text:p>14 0 52'23"</text:p>
          </table:table-cell>
          <table:table-cell table:formula="of:=MID([.C527];1;10)" office:value-type="string" office:string-value="40 0 35'10" calcext:value-type="string">
            <text:p>40 0 35'10</text:p>
          </table:table-cell>
          <table:table-cell table:formula="of:=MID([.D527];1;3)" office:value-type="string" office:string-value="14 " calcext:value-type="string">
            <text:p>14 </text:p>
          </table:table-cell>
          <table:table-cell table:formula="of:=MID([.D527];6;2)" office:value-type="string" office:string-value="52" calcext:value-type="string">
            <text:p>52</text:p>
          </table:table-cell>
          <table:table-cell table:formula="of:=MID([.D527];9;2)" office:value-type="string" office:string-value="23" calcext:value-type="string">
            <text:p>23</text:p>
          </table:table-cell>
          <table:table-cell table:formula="of:=MID([.E527];1;2)" office:value-type="string" office:string-value="40" calcext:value-type="string">
            <text:p>40</text:p>
          </table:table-cell>
          <table:table-cell table:formula="of:=MID([.E527];6;2)" office:value-type="string" office:string-value="35" calcext:value-type="string">
            <text:p>35</text:p>
          </table:table-cell>
          <table:table-cell table:formula="of:=MID([.E527];9;2)" office:value-type="string" office:string-value="10" calcext:value-type="string">
            <text:p>10</text:p>
          </table:table-cell>
          <table:table-cell table:formula="of:=-([.F527]+(([.G527]+[.H527]/60)/60))" office:value-type="float" office:value="-14.8730555555556" calcext:value-type="float">
            <text:p>-14.8730555555556</text:p>
          </table:table-cell>
          <table:table-cell table:formula="of:=-([.I527]+(([.J527]+[.K527]/60)/60))" office:value-type="float" office:value="-40.5861111111111" calcext:value-type="float">
            <text:p>-40.5861111111111</text:p>
          </table:table-cell>
        </table:table-row>
        <table:table-row table:style-name="ro1">
          <table:table-cell office:value-type="string" calcext:value-type="string">
            <text:p>PD-44</text:p>
          </table:table-cell>
          <table:table-cell/>
          <table:table-cell office:value-type="string" calcext:value-type="string">
            <text:p>40 0 43'31" 15 0 21'53"</text:p>
          </table:table-cell>
          <table:table-cell table:formula="of:=MID([.C528];13;14)" office:value-type="string" office:string-value="15 0 21'53&quot;" calcext:value-type="string">
            <text:p>15 0 21'53"</text:p>
          </table:table-cell>
          <table:table-cell table:formula="of:=MID([.C528];1;10)" office:value-type="string" office:string-value="40 0 43'31" calcext:value-type="string">
            <text:p>40 0 43'31</text:p>
          </table:table-cell>
          <table:table-cell table:formula="of:=MID([.D528];1;3)" office:value-type="string" office:string-value="15 " calcext:value-type="string">
            <text:p>15 </text:p>
          </table:table-cell>
          <table:table-cell table:formula="of:=MID([.D528];6;2)" office:value-type="string" office:string-value="21" calcext:value-type="string">
            <text:p>21</text:p>
          </table:table-cell>
          <table:table-cell table:formula="of:=MID([.D528];9;2)" office:value-type="string" office:string-value="53" calcext:value-type="string">
            <text:p>53</text:p>
          </table:table-cell>
          <table:table-cell table:formula="of:=MID([.E528];1;2)" office:value-type="string" office:string-value="40" calcext:value-type="string">
            <text:p>40</text:p>
          </table:table-cell>
          <table:table-cell table:formula="of:=MID([.E528];6;2)" office:value-type="string" office:string-value="43" calcext:value-type="string">
            <text:p>43</text:p>
          </table:table-cell>
          <table:table-cell table:formula="of:=MID([.E528];9;2)" office:value-type="string" office:string-value="31" calcext:value-type="string">
            <text:p>31</text:p>
          </table:table-cell>
          <table:table-cell table:formula="of:=-([.F528]+(([.G528]+[.H528]/60)/60))" office:value-type="float" office:value="-15.3647222222222" calcext:value-type="float">
            <text:p>-15.3647222222222</text:p>
          </table:table-cell>
          <table:table-cell table:formula="of:=-([.I528]+(([.J528]+[.K528]/60)/60))" office:value-type="float" office:value="-40.7252777777778" calcext:value-type="float">
            <text:p>-40.7252777777778</text:p>
          </table:table-cell>
        </table:table-row>
        <table:table-row table:style-name="ro1">
          <table:table-cell office:value-type="string" calcext:value-type="string">
            <text:p>PD-45</text:p>
          </table:table-cell>
          <table:table-cell/>
          <table:table-cell office:value-type="string" calcext:value-type="string">
            <text:p>40 0 36'39" 15 0 33'32"</text:p>
          </table:table-cell>
          <table:table-cell table:formula="of:=MID([.C529];13;14)" office:value-type="string" office:string-value="15 0 33'32&quot;" calcext:value-type="string">
            <text:p>15 0 33'32"</text:p>
          </table:table-cell>
          <table:table-cell table:formula="of:=MID([.C529];1;10)" office:value-type="string" office:string-value="40 0 36'39" calcext:value-type="string">
            <text:p>40 0 36'39</text:p>
          </table:table-cell>
          <table:table-cell table:formula="of:=MID([.D529];1;3)" office:value-type="string" office:string-value="15 " calcext:value-type="string">
            <text:p>15 </text:p>
          </table:table-cell>
          <table:table-cell table:formula="of:=MID([.D529];6;2)" office:value-type="string" office:string-value="33" calcext:value-type="string">
            <text:p>33</text:p>
          </table:table-cell>
          <table:table-cell table:formula="of:=MID([.D529];9;2)" office:value-type="string" office:string-value="32" calcext:value-type="string">
            <text:p>32</text:p>
          </table:table-cell>
          <table:table-cell table:formula="of:=MID([.E529];1;2)" office:value-type="string" office:string-value="40" calcext:value-type="string">
            <text:p>40</text:p>
          </table:table-cell>
          <table:table-cell table:formula="of:=MID([.E529];6;2)" office:value-type="string" office:string-value="36" calcext:value-type="string">
            <text:p>36</text:p>
          </table:table-cell>
          <table:table-cell table:formula="of:=MID([.E529];9;2)" office:value-type="string" office:string-value="39" calcext:value-type="string">
            <text:p>39</text:p>
          </table:table-cell>
          <table:table-cell table:formula="of:=-([.F529]+(([.G529]+[.H529]/60)/60))" office:value-type="float" office:value="-15.5588888888889" calcext:value-type="float">
            <text:p>-15.5588888888889</text:p>
          </table:table-cell>
          <table:table-cell table:formula="of:=-([.I529]+(([.J529]+[.K529]/60)/60))" office:value-type="float" office:value="-40.6108333333333" calcext:value-type="float">
            <text:p>-40.6108333333333</text:p>
          </table:table-cell>
        </table:table-row>
        <table:table-row table:style-name="ro1">
          <table:table-cell office:value-type="string" calcext:value-type="string">
            <text:p>PD-46</text:p>
          </table:table-cell>
          <table:table-cell/>
          <table:table-cell office:value-type="string" calcext:value-type="string">
            <text:p>41 0 23'50" 15 0 32'59"</text:p>
          </table:table-cell>
          <table:table-cell table:formula="of:=MID([.C530];13;14)" office:value-type="string" office:string-value="15 0 32'59&quot;" calcext:value-type="string">
            <text:p>15 0 32'59"</text:p>
          </table:table-cell>
          <table:table-cell table:formula="of:=MID([.C530];1;10)" office:value-type="string" office:string-value="41 0 23'50" calcext:value-type="string">
            <text:p>41 0 23'50</text:p>
          </table:table-cell>
          <table:table-cell table:formula="of:=MID([.D530];1;3)" office:value-type="string" office:string-value="15 " calcext:value-type="string">
            <text:p>15 </text:p>
          </table:table-cell>
          <table:table-cell table:formula="of:=MID([.D530];6;2)" office:value-type="string" office:string-value="32" calcext:value-type="string">
            <text:p>32</text:p>
          </table:table-cell>
          <table:table-cell table:formula="of:=MID([.D530];9;2)" office:value-type="string" office:string-value="59" calcext:value-type="string">
            <text:p>59</text:p>
          </table:table-cell>
          <table:table-cell table:formula="of:=MID([.E530];1;2)" office:value-type="string" office:string-value="41" calcext:value-type="string">
            <text:p>41</text:p>
          </table:table-cell>
          <table:table-cell table:formula="of:=MID([.E530];6;2)" office:value-type="string" office:string-value="23" calcext:value-type="string">
            <text:p>23</text:p>
          </table:table-cell>
          <table:table-cell table:formula="of:=MID([.E530];9;2)" office:value-type="string" office:string-value="50" calcext:value-type="string">
            <text:p>50</text:p>
          </table:table-cell>
          <table:table-cell table:formula="of:=-([.F530]+(([.G530]+[.H530]/60)/60))" office:value-type="float" office:value="-15.5497222222222" calcext:value-type="float">
            <text:p>-15.5497222222222</text:p>
          </table:table-cell>
          <table:table-cell table:formula="of:=-([.I530]+(([.J530]+[.K530]/60)/60))" office:value-type="float" office:value="-41.3972222222222" calcext:value-type="float">
            <text:p>-41.3972222222222</text:p>
          </table:table-cell>
        </table:table-row>
        <table:table-row table:style-name="ro1">
          <table:table-cell office:value-type="string" calcext:value-type="string">
            <text:p>PD-47</text:p>
          </table:table-cell>
          <table:table-cell/>
          <table:table-cell office:value-type="string" calcext:value-type="string">
            <text:p>41 0 32'52" 15 0 31'01"</text:p>
          </table:table-cell>
          <table:table-cell table:formula="of:=MID([.C531];13;14)" office:value-type="string" office:string-value="15 0 31'01&quot;" calcext:value-type="string">
            <text:p>15 0 31'01"</text:p>
          </table:table-cell>
          <table:table-cell table:formula="of:=MID([.C531];1;10)" office:value-type="string" office:string-value="41 0 32'52" calcext:value-type="string">
            <text:p>41 0 32'52</text:p>
          </table:table-cell>
          <table:table-cell table:formula="of:=MID([.D531];1;3)" office:value-type="string" office:string-value="15 " calcext:value-type="string">
            <text:p>15 </text:p>
          </table:table-cell>
          <table:table-cell table:formula="of:=MID([.D531];6;2)" office:value-type="string" office:string-value="31" calcext:value-type="string">
            <text:p>31</text:p>
          </table:table-cell>
          <table:table-cell table:formula="of:=MID([.D531];9;2)" office:value-type="string" office:string-value="01" calcext:value-type="string">
            <text:p>01</text:p>
          </table:table-cell>
          <table:table-cell table:formula="of:=MID([.E531];1;2)" office:value-type="string" office:string-value="41" calcext:value-type="string">
            <text:p>41</text:p>
          </table:table-cell>
          <table:table-cell table:formula="of:=MID([.E531];6;2)" office:value-type="string" office:string-value="32" calcext:value-type="string">
            <text:p>32</text:p>
          </table:table-cell>
          <table:table-cell table:formula="of:=MID([.E531];9;2)" office:value-type="string" office:string-value="52" calcext:value-type="string">
            <text:p>52</text:p>
          </table:table-cell>
          <table:table-cell table:formula="of:=-([.F531]+(([.G531]+[.H531]/60)/60))" office:value-type="float" office:value="-15.5169444444444" calcext:value-type="float">
            <text:p>-15.5169444444444</text:p>
          </table:table-cell>
          <table:table-cell table:formula="of:=-([.I531]+(([.J531]+[.K531]/60)/60))" office:value-type="float" office:value="-41.5477777777778" calcext:value-type="float">
            <text:p>-41.5477777777778</text:p>
          </table:table-cell>
        </table:table-row>
        <table:table-row table:style-name="ro1">
          <table:table-cell office:value-type="string" calcext:value-type="string">
            <text:p>PD-48</text:p>
          </table:table-cell>
          <table:table-cell/>
          <table:table-cell office:value-type="string" calcext:value-type="string">
            <text:p>41 0 45'00" 15 0 18'40"</text:p>
          </table:table-cell>
          <table:table-cell table:formula="of:=MID([.C532];13;14)" office:value-type="string" office:string-value="15 0 18'40&quot;" calcext:value-type="string">
            <text:p>15 0 18'40"</text:p>
          </table:table-cell>
          <table:table-cell table:formula="of:=MID([.C532];1;10)" office:value-type="string" office:string-value="41 0 45'00" calcext:value-type="string">
            <text:p>41 0 45'00</text:p>
          </table:table-cell>
          <table:table-cell table:formula="of:=MID([.D532];1;3)" office:value-type="string" office:string-value="15 " calcext:value-type="string">
            <text:p>15 </text:p>
          </table:table-cell>
          <table:table-cell table:formula="of:=MID([.D532];6;2)" office:value-type="string" office:string-value="18" calcext:value-type="string">
            <text:p>18</text:p>
          </table:table-cell>
          <table:table-cell table:formula="of:=MID([.D532];9;2)" office:value-type="string" office:string-value="40" calcext:value-type="string">
            <text:p>40</text:p>
          </table:table-cell>
          <table:table-cell table:formula="of:=MID([.E532];1;2)" office:value-type="string" office:string-value="41" calcext:value-type="string">
            <text:p>41</text:p>
          </table:table-cell>
          <table:table-cell table:formula="of:=MID([.E532];6;2)" office:value-type="string" office:string-value="45" calcext:value-type="string">
            <text:p>45</text:p>
          </table:table-cell>
          <table:table-cell table:formula="of:=MID([.E532];9;2)" office:value-type="string" office:string-value="00" calcext:value-type="string">
            <text:p>00</text:p>
          </table:table-cell>
          <table:table-cell table:formula="of:=-([.F532]+(([.G532]+[.H532]/60)/60))" office:value-type="float" office:value="-15.3111111111111" calcext:value-type="float">
            <text:p>-15.3111111111111</text:p>
          </table:table-cell>
          <table:table-cell table:formula="of:=-([.I532]+(([.J532]+[.K532]/60)/60))" office:value-type="float" office:value="-41.75" calcext:value-type="float">
            <text:p>-41.75</text:p>
          </table:table-cell>
        </table:table-row>
        <table:table-row table:style-name="ro1">
          <table:table-cell office:value-type="string" calcext:value-type="string">
            <text:p>PD-49</text:p>
          </table:table-cell>
          <table:table-cell/>
          <table:table-cell office:value-type="string" calcext:value-type="string">
            <text:p>40 0 16'48" 15 0 18'08"</text:p>
          </table:table-cell>
          <table:table-cell table:formula="of:=MID([.C533];13;14)" office:value-type="string" office:string-value="15 0 18'08&quot;" calcext:value-type="string">
            <text:p>15 0 18'08"</text:p>
          </table:table-cell>
          <table:table-cell table:formula="of:=MID([.C533];1;10)" office:value-type="string" office:string-value="40 0 16'48" calcext:value-type="string">
            <text:p>40 0 16'48</text:p>
          </table:table-cell>
          <table:table-cell table:formula="of:=MID([.D533];1;3)" office:value-type="string" office:string-value="15 " calcext:value-type="string">
            <text:p>15 </text:p>
          </table:table-cell>
          <table:table-cell table:formula="of:=MID([.D533];6;2)" office:value-type="string" office:string-value="18" calcext:value-type="string">
            <text:p>18</text:p>
          </table:table-cell>
          <table:table-cell table:formula="of:=MID([.D533];9;2)" office:value-type="string" office:string-value="08" calcext:value-type="string">
            <text:p>08</text:p>
          </table:table-cell>
          <table:table-cell table:formula="of:=MID([.E533];1;2)" office:value-type="string" office:string-value="40" calcext:value-type="string">
            <text:p>40</text:p>
          </table:table-cell>
          <table:table-cell table:formula="of:=MID([.E533];6;2)" office:value-type="string" office:string-value="16" calcext:value-type="string">
            <text:p>16</text:p>
          </table:table-cell>
          <table:table-cell table:formula="of:=MID([.E533];9;2)" office:value-type="string" office:string-value="48" calcext:value-type="string">
            <text:p>48</text:p>
          </table:table-cell>
          <table:table-cell table:formula="of:=-([.F533]+(([.G533]+[.H533]/60)/60))" office:value-type="float" office:value="-15.3022222222222" calcext:value-type="float">
            <text:p>-15.3022222222222</text:p>
          </table:table-cell>
          <table:table-cell table:formula="of:=-([.I533]+(([.J533]+[.K533]/60)/60))" office:value-type="float" office:value="-40.28" calcext:value-type="float">
            <text:p>-40.28</text:p>
          </table:table-cell>
        </table:table-row>
        <table:table-row table:style-name="ro1">
          <table:table-cell office:value-type="string" calcext:value-type="string">
            <text:p>PD-50</text:p>
          </table:table-cell>
          <table:table-cell/>
          <table:table-cell office:value-type="string" calcext:value-type="string">
            <text:p>40 0 25'55" 15 0 43'59"</text:p>
          </table:table-cell>
          <table:table-cell table:formula="of:=MID([.C534];13;14)" office:value-type="string" office:string-value="15 0 43'59&quot;" calcext:value-type="string">
            <text:p>15 0 43'59"</text:p>
          </table:table-cell>
          <table:table-cell table:formula="of:=MID([.C534];1;10)" office:value-type="string" office:string-value="40 0 25'55" calcext:value-type="string">
            <text:p>40 0 25'55</text:p>
          </table:table-cell>
          <table:table-cell table:formula="of:=MID([.D534];1;3)" office:value-type="string" office:string-value="15 " calcext:value-type="string">
            <text:p>15 </text:p>
          </table:table-cell>
          <table:table-cell table:formula="of:=MID([.D534];6;2)" office:value-type="string" office:string-value="43" calcext:value-type="string">
            <text:p>43</text:p>
          </table:table-cell>
          <table:table-cell table:formula="of:=MID([.D534];9;2)" office:value-type="string" office:string-value="59" calcext:value-type="string">
            <text:p>59</text:p>
          </table:table-cell>
          <table:table-cell table:formula="of:=MID([.E534];1;2)" office:value-type="string" office:string-value="40" calcext:value-type="string">
            <text:p>40</text:p>
          </table:table-cell>
          <table:table-cell table:formula="of:=MID([.E534];6;2)" office:value-type="string" office:string-value="25" calcext:value-type="string">
            <text:p>25</text:p>
          </table:table-cell>
          <table:table-cell table:formula="of:=MID([.E534];9;2)" office:value-type="string" office:string-value="55" calcext:value-type="string">
            <text:p>55</text:p>
          </table:table-cell>
          <table:table-cell table:formula="of:=-([.F534]+(([.G534]+[.H534]/60)/60))" office:value-type="float" office:value="-15.7330555555556" calcext:value-type="float">
            <text:p>-15.7330555555556</text:p>
          </table:table-cell>
          <table:table-cell table:formula="of:=-([.I534]+(([.J534]+[.K534]/60)/60))" office:value-type="float" office:value="-40.4319444444444" calcext:value-type="float">
            <text:p>-40.4319444444444</text:p>
          </table:table-cell>
        </table:table-row>
        <table:table-row table:style-name="ro1">
          <table:table-cell office:value-type="string" calcext:value-type="string">
            <text:p>PD-51</text:p>
          </table:table-cell>
          <table:table-cell/>
          <table:table-cell office:value-type="string" calcext:value-type="string">
            <text:p>39 0 43'40" 15 0 22'39"</text:p>
          </table:table-cell>
          <table:table-cell table:formula="of:=MID([.C535];13;14)" office:value-type="string" office:string-value="15 0 22'39&quot;" calcext:value-type="string">
            <text:p>15 0 22'39"</text:p>
          </table:table-cell>
          <table:table-cell table:formula="of:=MID([.C535];1;10)" office:value-type="string" office:string-value="39 0 43'40" calcext:value-type="string">
            <text:p>39 0 43'40</text:p>
          </table:table-cell>
          <table:table-cell table:formula="of:=MID([.D535];1;3)" office:value-type="string" office:string-value="15 " calcext:value-type="string">
            <text:p>15 </text:p>
          </table:table-cell>
          <table:table-cell table:formula="of:=MID([.D535];6;2)" office:value-type="string" office:string-value="22" calcext:value-type="string">
            <text:p>22</text:p>
          </table:table-cell>
          <table:table-cell table:formula="of:=MID([.D535];9;2)" office:value-type="string" office:string-value="39" calcext:value-type="string">
            <text:p>39</text:p>
          </table:table-cell>
          <table:table-cell table:formula="of:=MID([.E535];1;2)" office:value-type="string" office:string-value="39" calcext:value-type="string">
            <text:p>39</text:p>
          </table:table-cell>
          <table:table-cell table:formula="of:=MID([.E535];6;2)" office:value-type="string" office:string-value="43" calcext:value-type="string">
            <text:p>43</text:p>
          </table:table-cell>
          <table:table-cell table:formula="of:=MID([.E535];9;2)" office:value-type="string" office:string-value="40" calcext:value-type="string">
            <text:p>40</text:p>
          </table:table-cell>
          <table:table-cell table:formula="of:=-([.F535]+(([.G535]+[.H535]/60)/60))" office:value-type="float" office:value="-15.3775" calcext:value-type="float">
            <text:p>-15.3775</text:p>
          </table:table-cell>
          <table:table-cell table:formula="of:=-([.I535]+(([.J535]+[.K535]/60)/60))" office:value-type="float" office:value="-39.7277777777778" calcext:value-type="float">
            <text:p>-39.7277777777778</text:p>
          </table:table-cell>
        </table:table-row>
        <table:table-row table:style-name="ro1">
          <table:table-cell office:value-type="string" calcext:value-type="string">
            <text:p>PD-52</text:p>
          </table:table-cell>
          <table:table-cell/>
          <table:table-cell office:value-type="string" calcext:value-type="string">
            <text:p>39 0 31'20" 15 0 25'16"</text:p>
          </table:table-cell>
          <table:table-cell table:formula="of:=MID([.C536];13;14)" office:value-type="string" office:string-value="15 0 25'16&quot;" calcext:value-type="string">
            <text:p>15 0 25'16"</text:p>
          </table:table-cell>
          <table:table-cell table:formula="of:=MID([.C536];1;10)" office:value-type="string" office:string-value="39 0 31'20" calcext:value-type="string">
            <text:p>39 0 31'20</text:p>
          </table:table-cell>
          <table:table-cell table:formula="of:=MID([.D536];1;3)" office:value-type="string" office:string-value="15 " calcext:value-type="string">
            <text:p>15 </text:p>
          </table:table-cell>
          <table:table-cell table:formula="of:=MID([.D536];6;2)" office:value-type="string" office:string-value="25" calcext:value-type="string">
            <text:p>25</text:p>
          </table:table-cell>
          <table:table-cell table:formula="of:=MID([.D536];9;2)" office:value-type="string" office:string-value="16" calcext:value-type="string">
            <text:p>16</text:p>
          </table:table-cell>
          <table:table-cell table:formula="of:=MID([.E536];1;2)" office:value-type="string" office:string-value="39" calcext:value-type="string">
            <text:p>39</text:p>
          </table:table-cell>
          <table:table-cell table:formula="of:=MID([.E536];6;2)" office:value-type="string" office:string-value="31" calcext:value-type="string">
            <text:p>31</text:p>
          </table:table-cell>
          <table:table-cell table:formula="of:=MID([.E536];9;2)" office:value-type="string" office:string-value="20" calcext:value-type="string">
            <text:p>20</text:p>
          </table:table-cell>
          <table:table-cell table:formula="of:=-([.F536]+(([.G536]+[.H536]/60)/60))" office:value-type="float" office:value="-15.4211111111111" calcext:value-type="float">
            <text:p>-15.4211111111111</text:p>
          </table:table-cell>
          <table:table-cell table:formula="of:=-([.I536]+(([.J536]+[.K536]/60)/60))" office:value-type="float" office:value="-39.5222222222222" calcext:value-type="float">
            <text:p>-39.5222222222222</text:p>
          </table:table-cell>
        </table:table-row>
        <table:table-row table:style-name="ro1">
          <table:table-cell office:value-type="string" calcext:value-type="string">
            <text:p>PD-53</text:p>
          </table:table-cell>
          <table:table-cell/>
          <table:table-cell office:value-type="string" calcext:value-type="string">
            <text:p>39 0 37'01" 15 0 37'27"</text:p>
          </table:table-cell>
          <table:table-cell table:formula="of:=MID([.C537];13;14)" office:value-type="string" office:string-value="15 0 37'27&quot;" calcext:value-type="string">
            <text:p>15 0 37'27"</text:p>
          </table:table-cell>
          <table:table-cell table:formula="of:=MID([.C537];1;10)" office:value-type="string" office:string-value="39 0 37'01" calcext:value-type="string">
            <text:p>39 0 37'01</text:p>
          </table:table-cell>
          <table:table-cell table:formula="of:=MID([.D537];1;3)" office:value-type="string" office:string-value="15 " calcext:value-type="string">
            <text:p>15 </text:p>
          </table:table-cell>
          <table:table-cell table:formula="of:=MID([.D537];6;2)" office:value-type="string" office:string-value="37" calcext:value-type="string">
            <text:p>37</text:p>
          </table:table-cell>
          <table:table-cell table:formula="of:=MID([.D537];9;2)" office:value-type="string" office:string-value="27" calcext:value-type="string">
            <text:p>27</text:p>
          </table:table-cell>
          <table:table-cell table:formula="of:=MID([.E537];1;2)" office:value-type="string" office:string-value="39" calcext:value-type="string">
            <text:p>39</text:p>
          </table:table-cell>
          <table:table-cell table:formula="of:=MID([.E537];6;2)" office:value-type="string" office:string-value="37" calcext:value-type="string">
            <text:p>37</text:p>
          </table:table-cell>
          <table:table-cell table:formula="of:=MID([.E537];9;2)" office:value-type="string" office:string-value="01" calcext:value-type="string">
            <text:p>01</text:p>
          </table:table-cell>
          <table:table-cell table:formula="of:=-([.F537]+(([.G537]+[.H537]/60)/60))" office:value-type="float" office:value="-15.6241666666667" calcext:value-type="float">
            <text:p>-15.6241666666667</text:p>
          </table:table-cell>
          <table:table-cell table:formula="of:=-([.I537]+(([.J537]+[.K537]/60)/60))" office:value-type="float" office:value="-39.6169444444444" calcext:value-type="float">
            <text:p>-39.6169444444444</text:p>
          </table:table-cell>
        </table:table-row>
        <table:table-row table:style-name="ro1">
          <table:table-cell office:value-type="string" calcext:value-type="string">
            <text:p>PD-54</text:p>
          </table:table-cell>
          <table:table-cell/>
          <table:table-cell office:value-type="string" calcext:value-type="string">
            <text:p>40 0 08'25" 15 0 16'58"</text:p>
          </table:table-cell>
          <table:table-cell table:formula="of:=MID([.C538];13;14)" office:value-type="string" office:string-value="15 0 16'58&quot;" calcext:value-type="string">
            <text:p>15 0 16'58"</text:p>
          </table:table-cell>
          <table:table-cell table:formula="of:=MID([.C538];1;10)" office:value-type="string" office:string-value="40 0 08'25" calcext:value-type="string">
            <text:p>40 0 08'25</text:p>
          </table:table-cell>
          <table:table-cell table:formula="of:=MID([.D538];1;3)" office:value-type="string" office:string-value="15 " calcext:value-type="string">
            <text:p>15 </text:p>
          </table:table-cell>
          <table:table-cell table:formula="of:=MID([.D538];6;2)" office:value-type="string" office:string-value="16" calcext:value-type="string">
            <text:p>16</text:p>
          </table:table-cell>
          <table:table-cell table:formula="of:=MID([.D538];9;2)" office:value-type="string" office:string-value="58" calcext:value-type="string">
            <text:p>58</text:p>
          </table:table-cell>
          <table:table-cell table:formula="of:=MID([.E538];1;2)" office:value-type="string" office:string-value="40" calcext:value-type="string">
            <text:p>40</text:p>
          </table:table-cell>
          <table:table-cell table:formula="of:=MID([.E538];6;2)" office:value-type="string" office:string-value="08" calcext:value-type="string">
            <text:p>08</text:p>
          </table:table-cell>
          <table:table-cell table:formula="of:=MID([.E538];9;2)" office:value-type="string" office:string-value="25" calcext:value-type="string">
            <text:p>25</text:p>
          </table:table-cell>
          <table:table-cell table:formula="of:=-([.F538]+(([.G538]+[.H538]/60)/60))" office:value-type="float" office:value="-15.2827777777778" calcext:value-type="float">
            <text:p>-15.2827777777778</text:p>
          </table:table-cell>
          <table:table-cell table:formula="of:=-([.I538]+(([.J538]+[.K538]/60)/60))" office:value-type="float" office:value="-40.1402777777778" calcext:value-type="float">
            <text:p>-40.1402777777778</text:p>
          </table:table-cell>
        </table:table-row>
        <table:table-row table:style-name="ro1">
          <table:table-cell office:value-type="string" calcext:value-type="string">
            <text:p>PD-55</text:p>
          </table:table-cell>
          <table:table-cell/>
          <table:table-cell office:value-type="string" calcext:value-type="string">
            <text:p>40 0 28'32" 15 0 34'12"</text:p>
          </table:table-cell>
          <table:table-cell table:formula="of:=MID([.C539];13;14)" office:value-type="string" office:string-value="15 0 34'12&quot;" calcext:value-type="string">
            <text:p>15 0 34'12"</text:p>
          </table:table-cell>
          <table:table-cell table:formula="of:=MID([.C539];1;10)" office:value-type="string" office:string-value="40 0 28'32" calcext:value-type="string">
            <text:p>40 0 28'32</text:p>
          </table:table-cell>
          <table:table-cell table:formula="of:=MID([.D539];1;3)" office:value-type="string" office:string-value="15 " calcext:value-type="string">
            <text:p>15 </text:p>
          </table:table-cell>
          <table:table-cell table:formula="of:=MID([.D539];6;2)" office:value-type="string" office:string-value="34" calcext:value-type="string">
            <text:p>34</text:p>
          </table:table-cell>
          <table:table-cell table:formula="of:=MID([.D539];9;2)" office:value-type="string" office:string-value="12" calcext:value-type="string">
            <text:p>12</text:p>
          </table:table-cell>
          <table:table-cell table:formula="of:=MID([.E539];1;2)" office:value-type="string" office:string-value="40" calcext:value-type="string">
            <text:p>40</text:p>
          </table:table-cell>
          <table:table-cell table:formula="of:=MID([.E539];6;2)" office:value-type="string" office:string-value="28" calcext:value-type="string">
            <text:p>28</text:p>
          </table:table-cell>
          <table:table-cell table:formula="of:=MID([.E539];9;2)" office:value-type="string" office:string-value="32" calcext:value-type="string">
            <text:p>32</text:p>
          </table:table-cell>
          <table:table-cell table:formula="of:=-([.F539]+(([.G539]+[.H539]/60)/60))" office:value-type="float" office:value="-15.57" calcext:value-type="float">
            <text:p>-15.57</text:p>
          </table:table-cell>
          <table:table-cell table:formula="of:=-([.I539]+(([.J539]+[.K539]/60)/60))" office:value-type="float" office:value="-40.4755555555556" calcext:value-type="float">
            <text:p>-40.4755555555556</text:p>
          </table:table-cell>
        </table:table-row>
        <table:table-row table:style-name="ro1">
          <table:table-cell office:value-type="string" calcext:value-type="string">
            <text:p>PD-56</text:p>
          </table:table-cell>
          <table:table-cell/>
          <table:table-cell office:value-type="string" calcext:value-type="string">
            <text:p>40 0 34'37" 14 0 51'24"</text:p>
          </table:table-cell>
          <table:table-cell table:formula="of:=MID([.C540];13;14)" office:value-type="string" office:string-value="14 0 51'24&quot;" calcext:value-type="string">
            <text:p>14 0 51'24"</text:p>
          </table:table-cell>
          <table:table-cell table:formula="of:=MID([.C540];1;10)" office:value-type="string" office:string-value="40 0 34'37" calcext:value-type="string">
            <text:p>40 0 34'37</text:p>
          </table:table-cell>
          <table:table-cell table:formula="of:=MID([.D540];1;3)" office:value-type="string" office:string-value="14 " calcext:value-type="string">
            <text:p>14 </text:p>
          </table:table-cell>
          <table:table-cell table:formula="of:=MID([.D540];6;2)" office:value-type="string" office:string-value="51" calcext:value-type="string">
            <text:p>51</text:p>
          </table:table-cell>
          <table:table-cell table:formula="of:=MID([.D540];9;2)" office:value-type="string" office:string-value="24" calcext:value-type="string">
            <text:p>24</text:p>
          </table:table-cell>
          <table:table-cell table:formula="of:=MID([.E540];1;2)" office:value-type="string" office:string-value="40" calcext:value-type="string">
            <text:p>40</text:p>
          </table:table-cell>
          <table:table-cell table:formula="of:=MID([.E540];6;2)" office:value-type="string" office:string-value="34" calcext:value-type="string">
            <text:p>34</text:p>
          </table:table-cell>
          <table:table-cell table:formula="of:=MID([.E540];9;2)" office:value-type="string" office:string-value="37" calcext:value-type="string">
            <text:p>37</text:p>
          </table:table-cell>
          <table:table-cell table:formula="of:=-([.F540]+(([.G540]+[.H540]/60)/60))" office:value-type="float" office:value="-14.8566666666667" calcext:value-type="float">
            <text:p>-14.8566666666667</text:p>
          </table:table-cell>
          <table:table-cell table:formula="of:=-([.I540]+(([.J540]+[.K540]/60)/60))" office:value-type="float" office:value="-40.5769444444444" calcext:value-type="float">
            <text:p>-40.5769444444444</text:p>
          </table:table-cell>
        </table:table-row>
        <table:table-row table:style-name="ro1">
          <table:table-cell office:value-type="string" calcext:value-type="string">
            <text:p>PD-57</text:p>
          </table:table-cell>
          <table:table-cell/>
          <table:table-cell office:value-type="string" calcext:value-type="string">
            <text:p>39 0 00'08" 15 0 41'04"</text:p>
          </table:table-cell>
          <table:table-cell table:formula="of:=MID([.C541];13;14)" office:value-type="string" office:string-value="15 0 41'04&quot;" calcext:value-type="string">
            <text:p>15 0 41'04"</text:p>
          </table:table-cell>
          <table:table-cell table:formula="of:=MID([.C541];1;10)" office:value-type="string" office:string-value="39 0 00'08" calcext:value-type="string">
            <text:p>39 0 00'08</text:p>
          </table:table-cell>
          <table:table-cell table:formula="of:=MID([.D541];1;3)" office:value-type="string" office:string-value="15 " calcext:value-type="string">
            <text:p>15 </text:p>
          </table:table-cell>
          <table:table-cell table:formula="of:=MID([.D541];6;2)" office:value-type="string" office:string-value="41" calcext:value-type="string">
            <text:p>41</text:p>
          </table:table-cell>
          <table:table-cell table:formula="of:=MID([.D541];9;2)" office:value-type="string" office:string-value="04" calcext:value-type="string">
            <text:p>04</text:p>
          </table:table-cell>
          <table:table-cell table:formula="of:=MID([.E541];1;2)" office:value-type="string" office:string-value="39" calcext:value-type="string">
            <text:p>39</text:p>
          </table:table-cell>
          <table:table-cell table:formula="of:=MID([.E541];6;2)" office:value-type="string" office:string-value="00" calcext:value-type="string">
            <text:p>00</text:p>
          </table:table-cell>
          <table:table-cell table:formula="of:=MID([.E541];9;2)" office:value-type="string" office:string-value="08" calcext:value-type="string">
            <text:p>08</text:p>
          </table:table-cell>
          <table:table-cell table:formula="of:=-([.F541]+(([.G541]+[.H541]/60)/60))" office:value-type="float" office:value="-15.6844444444444" calcext:value-type="float">
            <text:p>-15.6844444444444</text:p>
          </table:table-cell>
          <table:table-cell table:formula="of:=-([.I541]+(([.J541]+[.K541]/60)/60))" office:value-type="float" office:value="-39.0022222222222" calcext:value-type="float">
            <text:p>-39.0022222222222</text:p>
          </table:table-cell>
        </table:table-row>
        <table:table-row table:style-name="ro1">
          <table:table-cell office:value-type="string" calcext:value-type="string">
            <text:p>PD-58</text:p>
          </table:table-cell>
          <table:table-cell/>
          <table:table-cell office:value-type="string" calcext:value-type="string">
            <text:p>41 0 12'04" 15 0 22'05"</text:p>
          </table:table-cell>
          <table:table-cell table:formula="of:=MID([.C542];13;14)" office:value-type="string" office:string-value="15 0 22'05&quot;" calcext:value-type="string">
            <text:p>15 0 22'05"</text:p>
          </table:table-cell>
          <table:table-cell table:formula="of:=MID([.C542];1;10)" office:value-type="string" office:string-value="41 0 12'04" calcext:value-type="string">
            <text:p>41 0 12'04</text:p>
          </table:table-cell>
          <table:table-cell table:formula="of:=MID([.D542];1;3)" office:value-type="string" office:string-value="15 " calcext:value-type="string">
            <text:p>15 </text:p>
          </table:table-cell>
          <table:table-cell table:formula="of:=MID([.D542];6;2)" office:value-type="string" office:string-value="22" calcext:value-type="string">
            <text:p>22</text:p>
          </table:table-cell>
          <table:table-cell table:formula="of:=MID([.D542];9;2)" office:value-type="string" office:string-value="05" calcext:value-type="string">
            <text:p>05</text:p>
          </table:table-cell>
          <table:table-cell table:formula="of:=MID([.E542];1;2)" office:value-type="string" office:string-value="41" calcext:value-type="string">
            <text:p>41</text:p>
          </table:table-cell>
          <table:table-cell table:formula="of:=MID([.E542];6;2)" office:value-type="string" office:string-value="12" calcext:value-type="string">
            <text:p>12</text:p>
          </table:table-cell>
          <table:table-cell table:formula="of:=MID([.E542];9;2)" office:value-type="string" office:string-value="04" calcext:value-type="string">
            <text:p>04</text:p>
          </table:table-cell>
          <table:table-cell table:formula="of:=-([.F542]+(([.G542]+[.H542]/60)/60))" office:value-type="float" office:value="-15.3680555555556" calcext:value-type="float">
            <text:p>-15.3680555555556</text:p>
          </table:table-cell>
          <table:table-cell table:formula="of:=-([.I542]+(([.J542]+[.K542]/60)/60))" office:value-type="float" office:value="-41.2011111111111" calcext:value-type="float">
            <text:p>-41.2011111111111</text:p>
          </table:table-cell>
        </table:table-row>
        <table:table-row table:style-name="ro1">
          <table:table-cell office:value-type="string" calcext:value-type="string">
            <text:p>PD-59</text:p>
          </table:table-cell>
          <table:table-cell/>
          <table:table-cell office:value-type="string" calcext:value-type="string">
            <text:p>41 0 13'36" 15 0 29'46"</text:p>
          </table:table-cell>
          <table:table-cell table:formula="of:=MID([.C543];13;14)" office:value-type="string" office:string-value="15 0 29'46&quot;" calcext:value-type="string">
            <text:p>15 0 29'46"</text:p>
          </table:table-cell>
          <table:table-cell table:formula="of:=MID([.C543];1;10)" office:value-type="string" office:string-value="41 0 13'36" calcext:value-type="string">
            <text:p>41 0 13'36</text:p>
          </table:table-cell>
          <table:table-cell table:formula="of:=MID([.D543];1;3)" office:value-type="string" office:string-value="15 " calcext:value-type="string">
            <text:p>15 </text:p>
          </table:table-cell>
          <table:table-cell table:formula="of:=MID([.D543];6;2)" office:value-type="string" office:string-value="29" calcext:value-type="string">
            <text:p>29</text:p>
          </table:table-cell>
          <table:table-cell table:formula="of:=MID([.D543];9;2)" office:value-type="string" office:string-value="46" calcext:value-type="string">
            <text:p>46</text:p>
          </table:table-cell>
          <table:table-cell table:formula="of:=MID([.E543];1;2)" office:value-type="string" office:string-value="41" calcext:value-type="string">
            <text:p>41</text:p>
          </table:table-cell>
          <table:table-cell table:formula="of:=MID([.E543];6;2)" office:value-type="string" office:string-value="13" calcext:value-type="string">
            <text:p>13</text:p>
          </table:table-cell>
          <table:table-cell table:formula="of:=MID([.E543];9;2)" office:value-type="string" office:string-value="36" calcext:value-type="string">
            <text:p>36</text:p>
          </table:table-cell>
          <table:table-cell table:formula="of:=-([.F543]+(([.G543]+[.H543]/60)/60))" office:value-type="float" office:value="-15.4961111111111" calcext:value-type="float">
            <text:p>-15.4961111111111</text:p>
          </table:table-cell>
          <table:table-cell table:formula="of:=-([.I543]+(([.J543]+[.K543]/60)/60))" office:value-type="float" office:value="-41.2266666666667" calcext:value-type="float">
            <text:p>-41.2266666666667</text:p>
          </table:table-cell>
        </table:table-row>
        <table:table-row table:style-name="ro1">
          <table:table-cell office:value-type="string" calcext:value-type="string">
            <text:p>PD-60</text:p>
          </table:table-cell>
          <table:table-cell/>
          <table:table-cell office:value-type="string" calcext:value-type="string">
            <text:p>41 0 22'30" 15 0 18'16"</text:p>
          </table:table-cell>
          <table:table-cell table:formula="of:=MID([.C544];13;14)" office:value-type="string" office:string-value="15 0 18'16&quot;" calcext:value-type="string">
            <text:p>15 0 18'16"</text:p>
          </table:table-cell>
          <table:table-cell table:formula="of:=MID([.C544];1;10)" office:value-type="string" office:string-value="41 0 22'30" calcext:value-type="string">
            <text:p>41 0 22'30</text:p>
          </table:table-cell>
          <table:table-cell table:formula="of:=MID([.D544];1;3)" office:value-type="string" office:string-value="15 " calcext:value-type="string">
            <text:p>15 </text:p>
          </table:table-cell>
          <table:table-cell table:formula="of:=MID([.D544];6;2)" office:value-type="string" office:string-value="18" calcext:value-type="string">
            <text:p>18</text:p>
          </table:table-cell>
          <table:table-cell table:formula="of:=MID([.D544];9;2)" office:value-type="string" office:string-value="16" calcext:value-type="string">
            <text:p>16</text:p>
          </table:table-cell>
          <table:table-cell table:formula="of:=MID([.E544];1;2)" office:value-type="string" office:string-value="41" calcext:value-type="string">
            <text:p>41</text:p>
          </table:table-cell>
          <table:table-cell table:formula="of:=MID([.E544];6;2)" office:value-type="string" office:string-value="22" calcext:value-type="string">
            <text:p>22</text:p>
          </table:table-cell>
          <table:table-cell table:formula="of:=MID([.E544];9;2)" office:value-type="string" office:string-value="30" calcext:value-type="string">
            <text:p>30</text:p>
          </table:table-cell>
          <table:table-cell table:formula="of:=-([.F544]+(([.G544]+[.H544]/60)/60))" office:value-type="float" office:value="-15.3044444444444" calcext:value-type="float">
            <text:p>-15.3044444444444</text:p>
          </table:table-cell>
          <table:table-cell table:formula="of:=-([.I544]+(([.J544]+[.K544]/60)/60))" office:value-type="float" office:value="-41.375" calcext:value-type="float">
            <text:p>-41.375</text:p>
          </table:table-cell>
        </table:table-row>
        <table:table-row table:style-name="ro1">
          <table:table-cell office:value-type="string" calcext:value-type="string">
            <text:p>PD-61</text:p>
          </table:table-cell>
          <table:table-cell/>
          <table:table-cell office:value-type="string" calcext:value-type="string">
            <text:p>41 0 19'43" 15 0 20'51"</text:p>
          </table:table-cell>
          <table:table-cell table:formula="of:=MID([.C545];13;14)" office:value-type="string" office:string-value="15 0 20'51&quot;" calcext:value-type="string">
            <text:p>15 0 20'51"</text:p>
          </table:table-cell>
          <table:table-cell table:formula="of:=MID([.C545];1;10)" office:value-type="string" office:string-value="41 0 19'43" calcext:value-type="string">
            <text:p>41 0 19'43</text:p>
          </table:table-cell>
          <table:table-cell table:formula="of:=MID([.D545];1;3)" office:value-type="string" office:string-value="15 " calcext:value-type="string">
            <text:p>15 </text:p>
          </table:table-cell>
          <table:table-cell table:formula="of:=MID([.D545];6;2)" office:value-type="string" office:string-value="20" calcext:value-type="string">
            <text:p>20</text:p>
          </table:table-cell>
          <table:table-cell table:formula="of:=MID([.D545];9;2)" office:value-type="string" office:string-value="51" calcext:value-type="string">
            <text:p>51</text:p>
          </table:table-cell>
          <table:table-cell table:formula="of:=MID([.E545];1;2)" office:value-type="string" office:string-value="41" calcext:value-type="string">
            <text:p>41</text:p>
          </table:table-cell>
          <table:table-cell table:formula="of:=MID([.E545];6;2)" office:value-type="string" office:string-value="19" calcext:value-type="string">
            <text:p>19</text:p>
          </table:table-cell>
          <table:table-cell table:formula="of:=MID([.E545];9;2)" office:value-type="string" office:string-value="43" calcext:value-type="string">
            <text:p>43</text:p>
          </table:table-cell>
          <table:table-cell table:formula="of:=-([.F545]+(([.G545]+[.H545]/60)/60))" office:value-type="float" office:value="-15.3475" calcext:value-type="float">
            <text:p>-15.3475</text:p>
          </table:table-cell>
          <table:table-cell table:formula="of:=-([.I545]+(([.J545]+[.K545]/60)/60))" office:value-type="float" office:value="-41.3286111111111" calcext:value-type="float">
            <text:p>-41.3286111111111</text:p>
          </table:table-cell>
        </table:table-row>
        <table:table-row table:style-name="ro1">
          <table:table-cell office:value-type="string" calcext:value-type="string">
            <text:p>PD-62</text:p>
          </table:table-cell>
          <table:table-cell/>
          <table:table-cell office:value-type="string" calcext:value-type="string">
            <text:p>41 0 20'49" 15 0 10'30"</text:p>
          </table:table-cell>
          <table:table-cell table:formula="of:=MID([.C546];13;14)" office:value-type="string" office:string-value="15 0 10'30&quot;" calcext:value-type="string">
            <text:p>15 0 10'30"</text:p>
          </table:table-cell>
          <table:table-cell table:formula="of:=MID([.C546];1;10)" office:value-type="string" office:string-value="41 0 20'49" calcext:value-type="string">
            <text:p>41 0 20'49</text:p>
          </table:table-cell>
          <table:table-cell table:formula="of:=MID([.D546];1;3)" office:value-type="string" office:string-value="15 " calcext:value-type="string">
            <text:p>15 </text:p>
          </table:table-cell>
          <table:table-cell table:formula="of:=MID([.D546];6;2)" office:value-type="string" office:string-value="10" calcext:value-type="string">
            <text:p>10</text:p>
          </table:table-cell>
          <table:table-cell table:formula="of:=MID([.D546];9;2)" office:value-type="string" office:string-value="30" calcext:value-type="string">
            <text:p>30</text:p>
          </table:table-cell>
          <table:table-cell table:formula="of:=MID([.E546];1;2)" office:value-type="string" office:string-value="41" calcext:value-type="string">
            <text:p>41</text:p>
          </table:table-cell>
          <table:table-cell table:formula="of:=MID([.E546];6;2)" office:value-type="string" office:string-value="20" calcext:value-type="string">
            <text:p>20</text:p>
          </table:table-cell>
          <table:table-cell table:formula="of:=MID([.E546];9;2)" office:value-type="string" office:string-value="49" calcext:value-type="string">
            <text:p>49</text:p>
          </table:table-cell>
          <table:table-cell table:formula="of:=-([.F546]+(([.G546]+[.H546]/60)/60))" office:value-type="float" office:value="-15.175" calcext:value-type="float">
            <text:p>-15.175</text:p>
          </table:table-cell>
          <table:table-cell table:formula="of:=-([.I546]+(([.J546]+[.K546]/60)/60))" office:value-type="float" office:value="-41.3469444444444" calcext:value-type="float">
            <text:p>-41.3469444444444</text:p>
          </table:table-cell>
        </table:table-row>
        <table:table-row table:style-name="ro1">
          <table:table-cell office:value-type="string" calcext:value-type="string">
            <text:p>PD-63</text:p>
          </table:table-cell>
          <table:table-cell/>
          <table:table-cell office:value-type="string" calcext:value-type="string">
            <text:p>40 0 16'48" 15 0 18'08"</text:p>
          </table:table-cell>
          <table:table-cell table:formula="of:=MID([.C547];13;14)" office:value-type="string" office:string-value="15 0 18'08&quot;" calcext:value-type="string">
            <text:p>15 0 18'08"</text:p>
          </table:table-cell>
          <table:table-cell table:formula="of:=MID([.C547];1;10)" office:value-type="string" office:string-value="40 0 16'48" calcext:value-type="string">
            <text:p>40 0 16'48</text:p>
          </table:table-cell>
          <table:table-cell table:formula="of:=MID([.D547];1;3)" office:value-type="string" office:string-value="15 " calcext:value-type="string">
            <text:p>15 </text:p>
          </table:table-cell>
          <table:table-cell table:formula="of:=MID([.D547];6;2)" office:value-type="string" office:string-value="18" calcext:value-type="string">
            <text:p>18</text:p>
          </table:table-cell>
          <table:table-cell table:formula="of:=MID([.D547];9;2)" office:value-type="string" office:string-value="08" calcext:value-type="string">
            <text:p>08</text:p>
          </table:table-cell>
          <table:table-cell table:formula="of:=MID([.E547];1;2)" office:value-type="string" office:string-value="40" calcext:value-type="string">
            <text:p>40</text:p>
          </table:table-cell>
          <table:table-cell table:formula="of:=MID([.E547];6;2)" office:value-type="string" office:string-value="16" calcext:value-type="string">
            <text:p>16</text:p>
          </table:table-cell>
          <table:table-cell table:formula="of:=MID([.E547];9;2)" office:value-type="string" office:string-value="48" calcext:value-type="string">
            <text:p>48</text:p>
          </table:table-cell>
          <table:table-cell table:formula="of:=-([.F547]+(([.G547]+[.H547]/60)/60))" office:value-type="float" office:value="-15.3022222222222" calcext:value-type="float">
            <text:p>-15.3022222222222</text:p>
          </table:table-cell>
          <table:table-cell table:formula="of:=-([.I547]+(([.J547]+[.K547]/60)/60))" office:value-type="float" office:value="-40.28" calcext:value-type="float">
            <text:p>-40.28</text:p>
          </table:table-cell>
        </table:table-row>
        <table:table-row table:style-name="ro1">
          <table:table-cell office:value-type="string" calcext:value-type="string">
            <text:p>PD-64</text:p>
          </table:table-cell>
          <table:table-cell/>
          <table:table-cell office:value-type="string" calcext:value-type="string">
            <text:p>40 0 03'28" 15 0 16'30"</text:p>
          </table:table-cell>
          <table:table-cell table:formula="of:=MID([.C548];13;14)" office:value-type="string" office:string-value="15 0 16'30&quot;" calcext:value-type="string">
            <text:p>15 0 16'30"</text:p>
          </table:table-cell>
          <table:table-cell table:formula="of:=MID([.C548];1;10)" office:value-type="string" office:string-value="40 0 03'28" calcext:value-type="string">
            <text:p>40 0 03'28</text:p>
          </table:table-cell>
          <table:table-cell table:formula="of:=MID([.D548];1;3)" office:value-type="string" office:string-value="15 " calcext:value-type="string">
            <text:p>15 </text:p>
          </table:table-cell>
          <table:table-cell table:formula="of:=MID([.D548];6;2)" office:value-type="string" office:string-value="16" calcext:value-type="string">
            <text:p>16</text:p>
          </table:table-cell>
          <table:table-cell table:formula="of:=MID([.D548];9;2)" office:value-type="string" office:string-value="30" calcext:value-type="string">
            <text:p>30</text:p>
          </table:table-cell>
          <table:table-cell table:formula="of:=MID([.E548];1;2)" office:value-type="string" office:string-value="40" calcext:value-type="string">
            <text:p>40</text:p>
          </table:table-cell>
          <table:table-cell table:formula="of:=MID([.E548];6;2)" office:value-type="string" office:string-value="03" calcext:value-type="string">
            <text:p>03</text:p>
          </table:table-cell>
          <table:table-cell table:formula="of:=MID([.E548];9;2)" office:value-type="string" office:string-value="28" calcext:value-type="string">
            <text:p>28</text:p>
          </table:table-cell>
          <table:table-cell table:formula="of:=-([.F548]+(([.G548]+[.H548]/60)/60))" office:value-type="float" office:value="-15.275" calcext:value-type="float">
            <text:p>-15.275</text:p>
          </table:table-cell>
          <table:table-cell table:formula="of:=-([.I548]+(([.J548]+[.K548]/60)/60))" office:value-type="float" office:value="-40.0577777777778" calcext:value-type="float">
            <text:p>-40.0577777777778</text:p>
          </table:table-cell>
        </table:table-row>
        <table:table-row table:style-name="ro1">
          <table:table-cell office:value-type="string" calcext:value-type="string">
            <text:p>PD-65</text:p>
          </table:table-cell>
          <table:table-cell/>
          <table:table-cell office:value-type="string" calcext:value-type="string">
            <text:p>39 0 30'50" 15 0 47'11"</text:p>
          </table:table-cell>
          <table:table-cell table:formula="of:=MID([.C549];13;14)" office:value-type="string" office:string-value="15 0 47'11&quot;" calcext:value-type="string">
            <text:p>15 0 47'11"</text:p>
          </table:table-cell>
          <table:table-cell table:formula="of:=MID([.C549];1;10)" office:value-type="string" office:string-value="39 0 30'50" calcext:value-type="string">
            <text:p>39 0 30'50</text:p>
          </table:table-cell>
          <table:table-cell table:formula="of:=MID([.D549];1;3)" office:value-type="string" office:string-value="15 " calcext:value-type="string">
            <text:p>15 </text:p>
          </table:table-cell>
          <table:table-cell table:formula="of:=MID([.D549];6;2)" office:value-type="string" office:string-value="47" calcext:value-type="string">
            <text:p>47</text:p>
          </table:table-cell>
          <table:table-cell table:formula="of:=MID([.D549];9;2)" office:value-type="string" office:string-value="11" calcext:value-type="string">
            <text:p>11</text:p>
          </table:table-cell>
          <table:table-cell table:formula="of:=MID([.E549];1;2)" office:value-type="string" office:string-value="39" calcext:value-type="string">
            <text:p>39</text:p>
          </table:table-cell>
          <table:table-cell table:formula="of:=MID([.E549];6;2)" office:value-type="string" office:string-value="30" calcext:value-type="string">
            <text:p>30</text:p>
          </table:table-cell>
          <table:table-cell table:formula="of:=MID([.E549];9;2)" office:value-type="string" office:string-value="50" calcext:value-type="string">
            <text:p>50</text:p>
          </table:table-cell>
          <table:table-cell table:formula="of:=-([.F549]+(([.G549]+[.H549]/60)/60))" office:value-type="float" office:value="-15.7863888888889" calcext:value-type="float">
            <text:p>-15.7863888888889</text:p>
          </table:table-cell>
          <table:table-cell table:formula="of:=-([.I549]+(([.J549]+[.K549]/60)/60))" office:value-type="float" office:value="-39.5138888888889" calcext:value-type="float">
            <text:p>-39.5138888888889</text:p>
          </table:table-cell>
        </table:table-row>
        <table:table-row table:style-name="ro1">
          <table:table-cell office:value-type="string" calcext:value-type="string">
            <text:p>PD-66</text:p>
          </table:table-cell>
          <table:table-cell/>
          <table:table-cell office:value-type="string" calcext:value-type="string">
            <text:p>40 0 30'25" 14 0 44'02"</text:p>
          </table:table-cell>
          <table:table-cell table:formula="of:=MID([.C550];13;14)" office:value-type="string" office:string-value="14 0 44'02&quot;" calcext:value-type="string">
            <text:p>14 0 44'02"</text:p>
          </table:table-cell>
          <table:table-cell table:formula="of:=MID([.C550];1;10)" office:value-type="string" office:string-value="40 0 30'25" calcext:value-type="string">
            <text:p>40 0 30'25</text:p>
          </table:table-cell>
          <table:table-cell table:formula="of:=MID([.D550];1;3)" office:value-type="string" office:string-value="14 " calcext:value-type="string">
            <text:p>14 </text:p>
          </table:table-cell>
          <table:table-cell table:formula="of:=MID([.D550];6;2)" office:value-type="string" office:string-value="44" calcext:value-type="string">
            <text:p>44</text:p>
          </table:table-cell>
          <table:table-cell table:formula="of:=MID([.D550];9;2)" office:value-type="string" office:string-value="02" calcext:value-type="string">
            <text:p>02</text:p>
          </table:table-cell>
          <table:table-cell table:formula="of:=MID([.E550];1;2)" office:value-type="string" office:string-value="40" calcext:value-type="string">
            <text:p>40</text:p>
          </table:table-cell>
          <table:table-cell table:formula="of:=MID([.E550];6;2)" office:value-type="string" office:string-value="30" calcext:value-type="string">
            <text:p>30</text:p>
          </table:table-cell>
          <table:table-cell table:formula="of:=MID([.E550];9;2)" office:value-type="string" office:string-value="25" calcext:value-type="string">
            <text:p>25</text:p>
          </table:table-cell>
          <table:table-cell table:formula="of:=-([.F550]+(([.G550]+[.H550]/60)/60))" office:value-type="float" office:value="-14.7338888888889" calcext:value-type="float">
            <text:p>-14.7338888888889</text:p>
          </table:table-cell>
          <table:table-cell table:formula="of:=-([.I550]+(([.J550]+[.K550]/60)/60))" office:value-type="float" office:value="-40.5069444444444" calcext:value-type="float">
            <text:p>-40.5069444444444</text:p>
          </table:table-cell>
        </table:table-row>
        <table:table-row table:style-name="ro1">
          <table:table-cell office:value-type="string" calcext:value-type="string">
            <text:p>PD-67</text:p>
          </table:table-cell>
          <table:table-cell/>
          <table:table-cell office:value-type="string" calcext:value-type="string">
            <text:p>41 0 36'23" 15 0 11'02"</text:p>
          </table:table-cell>
          <table:table-cell table:formula="of:=MID([.C551];13;14)" office:value-type="string" office:string-value="15 0 11'02&quot;" calcext:value-type="string">
            <text:p>15 0 11'02"</text:p>
          </table:table-cell>
          <table:table-cell table:formula="of:=MID([.C551];1;10)" office:value-type="string" office:string-value="41 0 36'23" calcext:value-type="string">
            <text:p>41 0 36'23</text:p>
          </table:table-cell>
          <table:table-cell table:formula="of:=MID([.D551];1;3)" office:value-type="string" office:string-value="15 " calcext:value-type="string">
            <text:p>15 </text:p>
          </table:table-cell>
          <table:table-cell table:formula="of:=MID([.D551];6;2)" office:value-type="string" office:string-value="11" calcext:value-type="string">
            <text:p>11</text:p>
          </table:table-cell>
          <table:table-cell table:formula="of:=MID([.D551];9;2)" office:value-type="string" office:string-value="02" calcext:value-type="string">
            <text:p>02</text:p>
          </table:table-cell>
          <table:table-cell table:formula="of:=MID([.E551];1;2)" office:value-type="string" office:string-value="41" calcext:value-type="string">
            <text:p>41</text:p>
          </table:table-cell>
          <table:table-cell table:formula="of:=MID([.E551];6;2)" office:value-type="string" office:string-value="36" calcext:value-type="string">
            <text:p>36</text:p>
          </table:table-cell>
          <table:table-cell table:formula="of:=MID([.E551];9;2)" office:value-type="string" office:string-value="23" calcext:value-type="string">
            <text:p>23</text:p>
          </table:table-cell>
          <table:table-cell table:formula="of:=-([.F551]+(([.G551]+[.H551]/60)/60))" office:value-type="float" office:value="-15.1838888888889" calcext:value-type="float">
            <text:p>-15.1838888888889</text:p>
          </table:table-cell>
          <table:table-cell table:formula="of:=-([.I551]+(([.J551]+[.K551]/60)/60))" office:value-type="float" office:value="-41.6063888888889" calcext:value-type="float">
            <text:p>-41.6063888888889</text:p>
          </table:table-cell>
        </table:table-row>
        <table:table-row table:style-name="ro1">
          <table:table-cell office:value-type="string" calcext:value-type="string">
            <text:p>PD-68</text:p>
          </table:table-cell>
          <table:table-cell/>
          <table:table-cell office:value-type="string" calcext:value-type="string">
            <text:p>41 0 03'03" 15 0 06'40"</text:p>
          </table:table-cell>
          <table:table-cell table:formula="of:=MID([.C552];13;14)" office:value-type="string" office:string-value="15 0 06'40&quot;" calcext:value-type="string">
            <text:p>15 0 06'40"</text:p>
          </table:table-cell>
          <table:table-cell table:formula="of:=MID([.C552];1;10)" office:value-type="string" office:string-value="41 0 03'03" calcext:value-type="string">
            <text:p>41 0 03'03</text:p>
          </table:table-cell>
          <table:table-cell table:formula="of:=MID([.D552];1;3)" office:value-type="string" office:string-value="15 " calcext:value-type="string">
            <text:p>15 </text:p>
          </table:table-cell>
          <table:table-cell table:formula="of:=MID([.D552];6;2)" office:value-type="string" office:string-value="06" calcext:value-type="string">
            <text:p>06</text:p>
          </table:table-cell>
          <table:table-cell table:formula="of:=MID([.D552];9;2)" office:value-type="string" office:string-value="40" calcext:value-type="string">
            <text:p>40</text:p>
          </table:table-cell>
          <table:table-cell table:formula="of:=MID([.E552];1;2)" office:value-type="string" office:string-value="41" calcext:value-type="string">
            <text:p>41</text:p>
          </table:table-cell>
          <table:table-cell table:formula="of:=MID([.E552];6;2)" office:value-type="string" office:string-value="03" calcext:value-type="string">
            <text:p>03</text:p>
          </table:table-cell>
          <table:table-cell table:formula="of:=MID([.E552];9;2)" office:value-type="string" office:string-value="03" calcext:value-type="string">
            <text:p>03</text:p>
          </table:table-cell>
          <table:table-cell table:formula="of:=-([.F552]+(([.G552]+[.H552]/60)/60))" office:value-type="float" office:value="-15.1111111111111" calcext:value-type="float">
            <text:p>-15.1111111111111</text:p>
          </table:table-cell>
          <table:table-cell table:formula="of:=-([.I552]+(([.J552]+[.K552]/60)/60))" office:value-type="float" office:value="-41.0508333333333" calcext:value-type="float">
            <text:p>-41.0508333333333</text:p>
          </table:table-cell>
        </table:table-row>
        <table:table-row table:style-name="ro1">
          <table:table-cell office:value-type="string" calcext:value-type="string">
            <text:p>PD-69</text:p>
          </table:table-cell>
          <table:table-cell/>
          <table:table-cell office:value-type="string" calcext:value-type="string">
            <text:p>40 0 47'13" 14 0 59'35"</text:p>
          </table:table-cell>
          <table:table-cell table:formula="of:=MID([.C553];13;14)" office:value-type="string" office:string-value="14 0 59'35&quot;" calcext:value-type="string">
            <text:p>14 0 59'35"</text:p>
          </table:table-cell>
          <table:table-cell table:formula="of:=MID([.C553];1;10)" office:value-type="string" office:string-value="40 0 47'13" calcext:value-type="string">
            <text:p>40 0 47'13</text:p>
          </table:table-cell>
          <table:table-cell table:formula="of:=MID([.D553];1;3)" office:value-type="string" office:string-value="14 " calcext:value-type="string">
            <text:p>14 </text:p>
          </table:table-cell>
          <table:table-cell table:formula="of:=MID([.D553];6;2)" office:value-type="string" office:string-value="59" calcext:value-type="string">
            <text:p>59</text:p>
          </table:table-cell>
          <table:table-cell table:formula="of:=MID([.D553];9;2)" office:value-type="string" office:string-value="35" calcext:value-type="string">
            <text:p>35</text:p>
          </table:table-cell>
          <table:table-cell table:formula="of:=MID([.E553];1;2)" office:value-type="string" office:string-value="40" calcext:value-type="string">
            <text:p>40</text:p>
          </table:table-cell>
          <table:table-cell table:formula="of:=MID([.E553];6;2)" office:value-type="string" office:string-value="47" calcext:value-type="string">
            <text:p>47</text:p>
          </table:table-cell>
          <table:table-cell table:formula="of:=MID([.E553];9;2)" office:value-type="string" office:string-value="13" calcext:value-type="string">
            <text:p>13</text:p>
          </table:table-cell>
          <table:table-cell table:formula="of:=-([.F553]+(([.G553]+[.H553]/60)/60))" office:value-type="float" office:value="-14.9930555555556" calcext:value-type="float">
            <text:p>-14.9930555555556</text:p>
          </table:table-cell>
          <table:table-cell table:formula="of:=-([.I553]+(([.J553]+[.K553]/60)/60))" office:value-type="float" office:value="-40.7869444444444" calcext:value-type="float">
            <text:p>-40.7869444444444</text:p>
          </table:table-cell>
        </table:table-row>
        <table:table-row table:style-name="ro1">
          <table:table-cell office:value-type="string" calcext:value-type="string">
            <text:p>PD-70</text:p>
          </table:table-cell>
          <table:table-cell/>
          <table:table-cell office:value-type="string" calcext:value-type="string">
            <text:p>40 0 52'46" 14 0 50'02"</text:p>
          </table:table-cell>
          <table:table-cell table:formula="of:=MID([.C554];13;14)" office:value-type="string" office:string-value="14 0 50'02&quot;" calcext:value-type="string">
            <text:p>14 0 50'02"</text:p>
          </table:table-cell>
          <table:table-cell table:formula="of:=MID([.C554];1;10)" office:value-type="string" office:string-value="40 0 52'46" calcext:value-type="string">
            <text:p>40 0 52'46</text:p>
          </table:table-cell>
          <table:table-cell table:formula="of:=MID([.D554];1;3)" office:value-type="string" office:string-value="14 " calcext:value-type="string">
            <text:p>14 </text:p>
          </table:table-cell>
          <table:table-cell table:formula="of:=MID([.D554];6;2)" office:value-type="string" office:string-value="50" calcext:value-type="string">
            <text:p>50</text:p>
          </table:table-cell>
          <table:table-cell table:formula="of:=MID([.D554];9;2)" office:value-type="string" office:string-value="02" calcext:value-type="string">
            <text:p>02</text:p>
          </table:table-cell>
          <table:table-cell table:formula="of:=MID([.E554];1;2)" office:value-type="string" office:string-value="40" calcext:value-type="string">
            <text:p>40</text:p>
          </table:table-cell>
          <table:table-cell table:formula="of:=MID([.E554];6;2)" office:value-type="string" office:string-value="52" calcext:value-type="string">
            <text:p>52</text:p>
          </table:table-cell>
          <table:table-cell table:formula="of:=MID([.E554];9;2)" office:value-type="string" office:string-value="46" calcext:value-type="string">
            <text:p>46</text:p>
          </table:table-cell>
          <table:table-cell table:formula="of:=-([.F554]+(([.G554]+[.H554]/60)/60))" office:value-type="float" office:value="-14.8338888888889" calcext:value-type="float">
            <text:p>-14.8338888888889</text:p>
          </table:table-cell>
          <table:table-cell table:formula="of:=-([.I554]+(([.J554]+[.K554]/60)/60))" office:value-type="float" office:value="-40.8794444444444" calcext:value-type="float">
            <text:p>-40.8794444444444</text:p>
          </table:table-cell>
        </table:table-row>
        <table:table-row table:style-name="ro1">
          <table:table-cell office:value-type="string" calcext:value-type="string">
            <text:p>PD-71</text:p>
          </table:table-cell>
          <table:table-cell/>
          <table:table-cell office:value-type="string" calcext:value-type="string">
            <text:p>40 0 46'06" 14 0 51'49"</text:p>
          </table:table-cell>
          <table:table-cell table:formula="of:=MID([.C555];13;14)" office:value-type="string" office:string-value="14 0 51'49&quot;" calcext:value-type="string">
            <text:p>14 0 51'49"</text:p>
          </table:table-cell>
          <table:table-cell table:formula="of:=MID([.C555];1;10)" office:value-type="string" office:string-value="40 0 46'06" calcext:value-type="string">
            <text:p>40 0 46'06</text:p>
          </table:table-cell>
          <table:table-cell table:formula="of:=MID([.D555];1;3)" office:value-type="string" office:string-value="14 " calcext:value-type="string">
            <text:p>14 </text:p>
          </table:table-cell>
          <table:table-cell table:formula="of:=MID([.D555];6;2)" office:value-type="string" office:string-value="51" calcext:value-type="string">
            <text:p>51</text:p>
          </table:table-cell>
          <table:table-cell table:formula="of:=MID([.D555];9;2)" office:value-type="string" office:string-value="49" calcext:value-type="string">
            <text:p>49</text:p>
          </table:table-cell>
          <table:table-cell table:formula="of:=MID([.E555];1;2)" office:value-type="string" office:string-value="40" calcext:value-type="string">
            <text:p>40</text:p>
          </table:table-cell>
          <table:table-cell table:formula="of:=MID([.E555];6;2)" office:value-type="string" office:string-value="46" calcext:value-type="string">
            <text:p>46</text:p>
          </table:table-cell>
          <table:table-cell table:formula="of:=MID([.E555];9;2)" office:value-type="string" office:string-value="06" calcext:value-type="string">
            <text:p>06</text:p>
          </table:table-cell>
          <table:table-cell table:formula="of:=-([.F555]+(([.G555]+[.H555]/60)/60))" office:value-type="float" office:value="-14.8636111111111" calcext:value-type="float">
            <text:p>-14.8636111111111</text:p>
          </table:table-cell>
          <table:table-cell table:formula="of:=-([.I555]+(([.J555]+[.K555]/60)/60))" office:value-type="float" office:value="-40.7683333333333" calcext:value-type="float">
            <text:p>-40.7683333333333</text:p>
          </table:table-cell>
        </table:table-row>
        <table:table-row table:style-name="ro1">
          <table:table-cell office:value-type="string" calcext:value-type="string">
            <text:p>PD-72</text:p>
          </table:table-cell>
          <table:table-cell/>
          <table:table-cell office:value-type="string" calcext:value-type="string">
            <text:p>40 0 56'23" 14 0 57'32</text:p>
          </table:table-cell>
          <table:table-cell table:formula="of:=MID([.C556];13;14)" office:value-type="string" office:string-value="14 0 57'32" calcext:value-type="string">
            <text:p>14 0 57'32</text:p>
          </table:table-cell>
          <table:table-cell table:formula="of:=MID([.C556];1;10)" office:value-type="string" office:string-value="40 0 56'23" calcext:value-type="string">
            <text:p>40 0 56'23</text:p>
          </table:table-cell>
          <table:table-cell table:formula="of:=MID([.D556];1;3)" office:value-type="string" office:string-value="14 " calcext:value-type="string">
            <text:p>14 </text:p>
          </table:table-cell>
          <table:table-cell table:formula="of:=MID([.D556];6;2)" office:value-type="string" office:string-value="57" calcext:value-type="string">
            <text:p>57</text:p>
          </table:table-cell>
          <table:table-cell table:formula="of:=MID([.D556];9;2)" office:value-type="string" office:string-value="32" calcext:value-type="string">
            <text:p>32</text:p>
          </table:table-cell>
          <table:table-cell table:formula="of:=MID([.E556];1;2)" office:value-type="string" office:string-value="40" calcext:value-type="string">
            <text:p>40</text:p>
          </table:table-cell>
          <table:table-cell table:formula="of:=MID([.E556];6;2)" office:value-type="string" office:string-value="56" calcext:value-type="string">
            <text:p>56</text:p>
          </table:table-cell>
          <table:table-cell table:formula="of:=MID([.E556];9;2)" office:value-type="string" office:string-value="23" calcext:value-type="string">
            <text:p>23</text:p>
          </table:table-cell>
          <table:table-cell table:formula="of:=-([.F556]+(([.G556]+[.H556]/60)/60))" office:value-type="float" office:value="-14.9588888888889" calcext:value-type="float">
            <text:p>-14.9588888888889</text:p>
          </table:table-cell>
          <table:table-cell table:formula="of:=-([.I556]+(([.J556]+[.K556]/60)/60))" office:value-type="float" office:value="-40.9397222222222" calcext:value-type="float">
            <text:p>-40.9397222222222</text:p>
          </table:table-cell>
        </table:table-row>
        <table:table-row table:style-name="ro1">
          <table:table-cell office:value-type="string" calcext:value-type="string">
            <text:p>PD-73</text:p>
          </table:table-cell>
          <table:table-cell/>
          <table:table-cell office:value-type="string" calcext:value-type="string">
            <text:p>40 0 57'38" 15 0 03'00"</text:p>
          </table:table-cell>
          <table:table-cell table:formula="of:=MID([.C557];13;14)" office:value-type="string" office:string-value="15 0 03'00&quot;" calcext:value-type="string">
            <text:p>15 0 03'00"</text:p>
          </table:table-cell>
          <table:table-cell table:formula="of:=MID([.C557];1;10)" office:value-type="string" office:string-value="40 0 57'38" calcext:value-type="string">
            <text:p>40 0 57'38</text:p>
          </table:table-cell>
          <table:table-cell table:formula="of:=MID([.D557];1;3)" office:value-type="string" office:string-value="15 " calcext:value-type="string">
            <text:p>15 </text:p>
          </table:table-cell>
          <table:table-cell table:formula="of:=MID([.D557];6;2)" office:value-type="string" office:string-value="03" calcext:value-type="string">
            <text:p>03</text:p>
          </table:table-cell>
          <table:table-cell table:formula="of:=MID([.D557];9;2)" office:value-type="string" office:string-value="00" calcext:value-type="string">
            <text:p>00</text:p>
          </table:table-cell>
          <table:table-cell table:formula="of:=MID([.E557];1;2)" office:value-type="string" office:string-value="40" calcext:value-type="string">
            <text:p>40</text:p>
          </table:table-cell>
          <table:table-cell table:formula="of:=MID([.E557];6;2)" office:value-type="string" office:string-value="57" calcext:value-type="string">
            <text:p>57</text:p>
          </table:table-cell>
          <table:table-cell table:formula="of:=MID([.E557];9;2)" office:value-type="string" office:string-value="38" calcext:value-type="string">
            <text:p>38</text:p>
          </table:table-cell>
          <table:table-cell table:formula="of:=-([.F557]+(([.G557]+[.H557]/60)/60))" office:value-type="float" office:value="-15.05" calcext:value-type="float">
            <text:p>-15.05</text:p>
          </table:table-cell>
          <table:table-cell table:formula="of:=-([.I557]+(([.J557]+[.K557]/60)/60))" office:value-type="float" office:value="-40.9605555555556" calcext:value-type="float">
            <text:p>-40.9605555555556</text:p>
          </table:table-cell>
        </table:table-row>
        <table:table-row table:style-name="ro1">
          <table:table-cell office:value-type="string" calcext:value-type="string">
            <text:p>PD-74</text:p>
          </table:table-cell>
          <table:table-cell/>
          <table:table-cell office:value-type="string" calcext:value-type="string">
            <text:p>40 0 49'43" 14 0 55'13"</text:p>
          </table:table-cell>
          <table:table-cell table:formula="of:=MID([.C558];13;14)" office:value-type="string" office:string-value="14 0 55'13&quot;" calcext:value-type="string">
            <text:p>14 0 55'13"</text:p>
          </table:table-cell>
          <table:table-cell table:formula="of:=MID([.C558];1;10)" office:value-type="string" office:string-value="40 0 49'43" calcext:value-type="string">
            <text:p>40 0 49'43</text:p>
          </table:table-cell>
          <table:table-cell table:formula="of:=MID([.D558];1;3)" office:value-type="string" office:string-value="14 " calcext:value-type="string">
            <text:p>14 </text:p>
          </table:table-cell>
          <table:table-cell table:formula="of:=MID([.D558];6;2)" office:value-type="string" office:string-value="55" calcext:value-type="string">
            <text:p>55</text:p>
          </table:table-cell>
          <table:table-cell table:formula="of:=MID([.D558];9;2)" office:value-type="string" office:string-value="13" calcext:value-type="string">
            <text:p>13</text:p>
          </table:table-cell>
          <table:table-cell table:formula="of:=MID([.E558];1;2)" office:value-type="string" office:string-value="40" calcext:value-type="string">
            <text:p>40</text:p>
          </table:table-cell>
          <table:table-cell table:formula="of:=MID([.E558];6;2)" office:value-type="string" office:string-value="49" calcext:value-type="string">
            <text:p>49</text:p>
          </table:table-cell>
          <table:table-cell table:formula="of:=MID([.E558];9;2)" office:value-type="string" office:string-value="43" calcext:value-type="string">
            <text:p>43</text:p>
          </table:table-cell>
          <table:table-cell table:formula="of:=-([.F558]+(([.G558]+[.H558]/60)/60))" office:value-type="float" office:value="-14.9202777777778" calcext:value-type="float">
            <text:p>-14.9202777777778</text:p>
          </table:table-cell>
          <table:table-cell table:formula="of:=-([.I558]+(([.J558]+[.K558]/60)/60))" office:value-type="float" office:value="-40.8286111111111" calcext:value-type="float">
            <text:p>-40.8286111111111</text:p>
          </table:table-cell>
        </table:table-row>
        <table:table-row table:style-name="ro1">
          <table:table-cell office:value-type="string" calcext:value-type="string">
            <text:p>PD-75</text:p>
          </table:table-cell>
          <table:table-cell/>
          <table:table-cell office:value-type="string" calcext:value-type="string">
            <text:p>40 0 47'54" 14 0 55'13"</text:p>
          </table:table-cell>
          <table:table-cell table:formula="of:=MID([.C559];13;14)" office:value-type="string" office:string-value="14 0 55'13&quot;" calcext:value-type="string">
            <text:p>14 0 55'13"</text:p>
          </table:table-cell>
          <table:table-cell table:formula="of:=MID([.C559];1;10)" office:value-type="string" office:string-value="40 0 47'54" calcext:value-type="string">
            <text:p>40 0 47'54</text:p>
          </table:table-cell>
          <table:table-cell table:formula="of:=MID([.D559];1;3)" office:value-type="string" office:string-value="14 " calcext:value-type="string">
            <text:p>14 </text:p>
          </table:table-cell>
          <table:table-cell table:formula="of:=MID([.D559];6;2)" office:value-type="string" office:string-value="55" calcext:value-type="string">
            <text:p>55</text:p>
          </table:table-cell>
          <table:table-cell table:formula="of:=MID([.D559];9;2)" office:value-type="string" office:string-value="13" calcext:value-type="string">
            <text:p>13</text:p>
          </table:table-cell>
          <table:table-cell table:formula="of:=MID([.E559];1;2)" office:value-type="string" office:string-value="40" calcext:value-type="string">
            <text:p>40</text:p>
          </table:table-cell>
          <table:table-cell table:formula="of:=MID([.E559];6;2)" office:value-type="string" office:string-value="47" calcext:value-type="string">
            <text:p>47</text:p>
          </table:table-cell>
          <table:table-cell table:formula="of:=MID([.E559];9;2)" office:value-type="string" office:string-value="54" calcext:value-type="string">
            <text:p>54</text:p>
          </table:table-cell>
          <table:table-cell table:formula="of:=-([.F559]+(([.G559]+[.H559]/60)/60))" office:value-type="float" office:value="-14.9202777777778" calcext:value-type="float">
            <text:p>-14.9202777777778</text:p>
          </table:table-cell>
          <table:table-cell table:formula="of:=-([.I559]+(([.J559]+[.K559]/60)/60))" office:value-type="float" office:value="-40.7983333333333" calcext:value-type="float">
            <text:p>-40.7983333333333</text:p>
          </table:table-cell>
        </table:table-row>
        <table:table-row table:style-name="ro1">
          <table:table-cell office:value-type="string" calcext:value-type="string">
            <text:p>PD-76</text:p>
          </table:table-cell>
          <table:table-cell/>
          <table:table-cell office:value-type="string" calcext:value-type="string">
            <text:p>40 0 41'56" 14 0 46'05"</text:p>
          </table:table-cell>
          <table:table-cell table:formula="of:=MID([.C560];13;14)" office:value-type="string" office:string-value="14 0 46'05&quot;" calcext:value-type="string">
            <text:p>14 0 46'05"</text:p>
          </table:table-cell>
          <table:table-cell table:formula="of:=MID([.C560];1;10)" office:value-type="string" office:string-value="40 0 41'56" calcext:value-type="string">
            <text:p>40 0 41'56</text:p>
          </table:table-cell>
          <table:table-cell table:formula="of:=MID([.D560];1;3)" office:value-type="string" office:string-value="14 " calcext:value-type="string">
            <text:p>14 </text:p>
          </table:table-cell>
          <table:table-cell table:formula="of:=MID([.D560];6;2)" office:value-type="string" office:string-value="46" calcext:value-type="string">
            <text:p>46</text:p>
          </table:table-cell>
          <table:table-cell table:formula="of:=MID([.D560];9;2)" office:value-type="string" office:string-value="05" calcext:value-type="string">
            <text:p>05</text:p>
          </table:table-cell>
          <table:table-cell table:formula="of:=MID([.E560];1;2)" office:value-type="string" office:string-value="40" calcext:value-type="string">
            <text:p>40</text:p>
          </table:table-cell>
          <table:table-cell table:formula="of:=MID([.E560];6;2)" office:value-type="string" office:string-value="41" calcext:value-type="string">
            <text:p>41</text:p>
          </table:table-cell>
          <table:table-cell table:formula="of:=MID([.E560];9;2)" office:value-type="string" office:string-value="56" calcext:value-type="string">
            <text:p>56</text:p>
          </table:table-cell>
          <table:table-cell table:formula="of:=-([.F560]+(([.G560]+[.H560]/60)/60))" office:value-type="float" office:value="-14.7680555555556" calcext:value-type="float">
            <text:p>-14.7680555555556</text:p>
          </table:table-cell>
          <table:table-cell table:formula="of:=-([.I560]+(([.J560]+[.K560]/60)/60))" office:value-type="float" office:value="-40.6988888888889" calcext:value-type="float">
            <text:p>-40.6988888888889</text:p>
          </table:table-cell>
        </table:table-row>
        <table:table-row table:style-name="ro1">
          <table:table-cell office:value-type="string" calcext:value-type="string">
            <text:p>PD-77</text:p>
          </table:table-cell>
          <table:table-cell/>
          <table:table-cell office:value-type="string" calcext:value-type="string">
            <text:p>40 0 50'16" 14 0 52'02"</text:p>
          </table:table-cell>
          <table:table-cell table:formula="of:=MID([.C561];13;14)" office:value-type="string" office:string-value="14 0 52'02&quot;" calcext:value-type="string">
            <text:p>14 0 52'02"</text:p>
          </table:table-cell>
          <table:table-cell table:formula="of:=MID([.C561];1;10)" office:value-type="string" office:string-value="40 0 50'16" calcext:value-type="string">
            <text:p>40 0 50'16</text:p>
          </table:table-cell>
          <table:table-cell table:formula="of:=MID([.D561];1;3)" office:value-type="string" office:string-value="14 " calcext:value-type="string">
            <text:p>14 </text:p>
          </table:table-cell>
          <table:table-cell table:formula="of:=MID([.D561];6;2)" office:value-type="string" office:string-value="52" calcext:value-type="string">
            <text:p>52</text:p>
          </table:table-cell>
          <table:table-cell table:formula="of:=MID([.D561];9;2)" office:value-type="string" office:string-value="02" calcext:value-type="string">
            <text:p>02</text:p>
          </table:table-cell>
          <table:table-cell table:formula="of:=MID([.E561];1;2)" office:value-type="string" office:string-value="40" calcext:value-type="string">
            <text:p>40</text:p>
          </table:table-cell>
          <table:table-cell table:formula="of:=MID([.E561];6;2)" office:value-type="string" office:string-value="50" calcext:value-type="string">
            <text:p>50</text:p>
          </table:table-cell>
          <table:table-cell table:formula="of:=MID([.E561];9;2)" office:value-type="string" office:string-value="16" calcext:value-type="string">
            <text:p>16</text:p>
          </table:table-cell>
          <table:table-cell table:formula="of:=-([.F561]+(([.G561]+[.H561]/60)/60))" office:value-type="float" office:value="-14.8672222222222" calcext:value-type="float">
            <text:p>-14.8672222222222</text:p>
          </table:table-cell>
          <table:table-cell table:formula="of:=-([.I561]+(([.J561]+[.K561]/60)/60))" office:value-type="float" office:value="-40.8377777777778" calcext:value-type="float">
            <text:p>-40.8377777777778</text:p>
          </table:table-cell>
        </table:table-row>
        <table:table-row table:style-name="ro1">
          <table:table-cell office:value-type="string" calcext:value-type="string">
            <text:p>PD-78</text:p>
          </table:table-cell>
          <table:table-cell/>
          <table:table-cell office:value-type="string" calcext:value-type="string">
            <text:p>41 0 25'28" 15 0 44'03"</text:p>
          </table:table-cell>
          <table:table-cell table:formula="of:=MID([.C562];13;14)" office:value-type="string" office:string-value="15 0 44'03&quot;" calcext:value-type="string">
            <text:p>15 0 44'03"</text:p>
          </table:table-cell>
          <table:table-cell table:formula="of:=MID([.C562];1;10)" office:value-type="string" office:string-value="41 0 25'28" calcext:value-type="string">
            <text:p>41 0 25'28</text:p>
          </table:table-cell>
          <table:table-cell table:formula="of:=MID([.D562];1;3)" office:value-type="string" office:string-value="15 " calcext:value-type="string">
            <text:p>15 </text:p>
          </table:table-cell>
          <table:table-cell table:formula="of:=MID([.D562];6;2)" office:value-type="string" office:string-value="44" calcext:value-type="string">
            <text:p>44</text:p>
          </table:table-cell>
          <table:table-cell table:formula="of:=MID([.D562];9;2)" office:value-type="string" office:string-value="03" calcext:value-type="string">
            <text:p>03</text:p>
          </table:table-cell>
          <table:table-cell table:formula="of:=MID([.E562];1;2)" office:value-type="string" office:string-value="41" calcext:value-type="string">
            <text:p>41</text:p>
          </table:table-cell>
          <table:table-cell table:formula="of:=MID([.E562];6;2)" office:value-type="string" office:string-value="25" calcext:value-type="string">
            <text:p>25</text:p>
          </table:table-cell>
          <table:table-cell table:formula="of:=MID([.E562];9;2)" office:value-type="string" office:string-value="28" calcext:value-type="string">
            <text:p>28</text:p>
          </table:table-cell>
          <table:table-cell table:formula="of:=-([.F562]+(([.G562]+[.H562]/60)/60))" office:value-type="float" office:value="-15.7341666666667" calcext:value-type="float">
            <text:p>-15.7341666666667</text:p>
          </table:table-cell>
          <table:table-cell table:formula="of:=-([.I562]+(([.J562]+[.K562]/60)/60))" office:value-type="float" office:value="-41.4244444444445" calcext:value-type="float">
            <text:p>-41.4244444444445</text:p>
          </table:table-cell>
        </table:table-row>
        <table:table-row table:style-name="ro1">
          <table:table-cell office:value-type="string" calcext:value-type="string">
            <text:p>PD-79</text:p>
          </table:table-cell>
          <table:table-cell/>
          <table:table-cell office:value-type="string" calcext:value-type="string">
            <text:p>41 0 50'00" 15 0 56'04"</text:p>
          </table:table-cell>
          <table:table-cell table:formula="of:=MID([.C563];13;14)" office:value-type="string" office:string-value="15 0 56'04&quot;" calcext:value-type="string">
            <text:p>15 0 56'04"</text:p>
          </table:table-cell>
          <table:table-cell table:formula="of:=MID([.C563];1;10)" office:value-type="string" office:string-value="41 0 50'00" calcext:value-type="string">
            <text:p>41 0 50'00</text:p>
          </table:table-cell>
          <table:table-cell table:formula="of:=MID([.D563];1;3)" office:value-type="string" office:string-value="15 " calcext:value-type="string">
            <text:p>15 </text:p>
          </table:table-cell>
          <table:table-cell table:formula="of:=MID([.D563];6;2)" office:value-type="string" office:string-value="56" calcext:value-type="string">
            <text:p>56</text:p>
          </table:table-cell>
          <table:table-cell table:formula="of:=MID([.D563];9;2)" office:value-type="string" office:string-value="04" calcext:value-type="string">
            <text:p>04</text:p>
          </table:table-cell>
          <table:table-cell table:formula="of:=MID([.E563];1;2)" office:value-type="string" office:string-value="41" calcext:value-type="string">
            <text:p>41</text:p>
          </table:table-cell>
          <table:table-cell table:formula="of:=MID([.E563];6;2)" office:value-type="string" office:string-value="50" calcext:value-type="string">
            <text:p>50</text:p>
          </table:table-cell>
          <table:table-cell table:formula="of:=MID([.E563];9;2)" office:value-type="string" office:string-value="00" calcext:value-type="string">
            <text:p>00</text:p>
          </table:table-cell>
          <table:table-cell table:formula="of:=-([.F563]+(([.G563]+[.H563]/60)/60))" office:value-type="float" office:value="-15.9344444444444" calcext:value-type="float">
            <text:p>-15.9344444444444</text:p>
          </table:table-cell>
          <table:table-cell table:formula="of:=-([.I563]+(([.J563]+[.K563]/60)/60))" office:value-type="float" office:value="-41.8333333333333" calcext:value-type="float">
            <text:p>-41.8333333333333</text:p>
          </table:table-cell>
        </table:table-row>
        <table:table-row table:style-name="ro1">
          <table:table-cell office:value-type="string" calcext:value-type="string">
            <text:p>PD-80</text:p>
          </table:table-cell>
          <table:table-cell/>
          <table:table-cell office:value-type="string" calcext:value-type="string">
            <text:p>41 0 30'00" 15 0 56'06"</text:p>
          </table:table-cell>
          <table:table-cell table:formula="of:=MID([.C564];13;14)" office:value-type="string" office:string-value="15 0 56'06&quot;" calcext:value-type="string">
            <text:p>15 0 56'06"</text:p>
          </table:table-cell>
          <table:table-cell table:formula="of:=MID([.C564];1;10)" office:value-type="string" office:string-value="41 0 30'00" calcext:value-type="string">
            <text:p>41 0 30'00</text:p>
          </table:table-cell>
          <table:table-cell table:formula="of:=MID([.D564];1;3)" office:value-type="string" office:string-value="15 " calcext:value-type="string">
            <text:p>15 </text:p>
          </table:table-cell>
          <table:table-cell table:formula="of:=MID([.D564];6;2)" office:value-type="string" office:string-value="56" calcext:value-type="string">
            <text:p>56</text:p>
          </table:table-cell>
          <table:table-cell table:formula="of:=MID([.D564];9;2)" office:value-type="string" office:string-value="06" calcext:value-type="string">
            <text:p>06</text:p>
          </table:table-cell>
          <table:table-cell table:formula="of:=MID([.E564];1;2)" office:value-type="string" office:string-value="41" calcext:value-type="string">
            <text:p>41</text:p>
          </table:table-cell>
          <table:table-cell table:formula="of:=MID([.E564];6;2)" office:value-type="string" office:string-value="30" calcext:value-type="string">
            <text:p>30</text:p>
          </table:table-cell>
          <table:table-cell table:formula="of:=MID([.E564];9;2)" office:value-type="string" office:string-value="00" calcext:value-type="string">
            <text:p>00</text:p>
          </table:table-cell>
          <table:table-cell table:formula="of:=-([.F564]+(([.G564]+[.H564]/60)/60))" office:value-type="float" office:value="-15.935" calcext:value-type="float">
            <text:p>-15.935</text:p>
          </table:table-cell>
          <table:table-cell table:formula="of:=-([.I564]+(([.J564]+[.K564]/60)/60)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PD-81</text:p>
          </table:table-cell>
          <table:table-cell/>
          <table:table-cell office:value-type="string" calcext:value-type="string">
            <text:p>41 0 45'00" 15 0 18'40"</text:p>
          </table:table-cell>
          <table:table-cell table:formula="of:=MID([.C565];13;14)" office:value-type="string" office:string-value="15 0 18'40&quot;" calcext:value-type="string">
            <text:p>15 0 18'40"</text:p>
          </table:table-cell>
          <table:table-cell table:formula="of:=MID([.C565];1;10)" office:value-type="string" office:string-value="41 0 45'00" calcext:value-type="string">
            <text:p>41 0 45'00</text:p>
          </table:table-cell>
          <table:table-cell table:formula="of:=MID([.D565];1;3)" office:value-type="string" office:string-value="15 " calcext:value-type="string">
            <text:p>15 </text:p>
          </table:table-cell>
          <table:table-cell table:formula="of:=MID([.D565];6;2)" office:value-type="string" office:string-value="18" calcext:value-type="string">
            <text:p>18</text:p>
          </table:table-cell>
          <table:table-cell table:formula="of:=MID([.D565];9;2)" office:value-type="string" office:string-value="40" calcext:value-type="string">
            <text:p>40</text:p>
          </table:table-cell>
          <table:table-cell table:formula="of:=MID([.E565];1;2)" office:value-type="string" office:string-value="41" calcext:value-type="string">
            <text:p>41</text:p>
          </table:table-cell>
          <table:table-cell table:formula="of:=MID([.E565];6;2)" office:value-type="string" office:string-value="45" calcext:value-type="string">
            <text:p>45</text:p>
          </table:table-cell>
          <table:table-cell table:formula="of:=MID([.E565];9;2)" office:value-type="string" office:string-value="00" calcext:value-type="string">
            <text:p>00</text:p>
          </table:table-cell>
          <table:table-cell table:formula="of:=-([.F565]+(([.G565]+[.H565]/60)/60))" office:value-type="float" office:value="-15.3111111111111" calcext:value-type="float">
            <text:p>-15.3111111111111</text:p>
          </table:table-cell>
          <table:table-cell table:formula="of:=-([.I565]+(([.J565]+[.K565]/60)/60))" office:value-type="float" office:value="-41.75" calcext:value-type="float">
            <text:p>-41.75</text:p>
          </table:table-cell>
        </table:table-row>
        <table:table-row table:style-name="ro1">
          <table:table-cell office:value-type="string" calcext:value-type="string">
            <text:p>PD-82</text:p>
          </table:table-cell>
          <table:table-cell/>
          <table:table-cell office:value-type="string" calcext:value-type="string">
            <text:p>41 0 43'36" 15 0 37'50"</text:p>
          </table:table-cell>
          <table:table-cell table:formula="of:=MID([.C566];13;14)" office:value-type="string" office:string-value="15 0 37'50&quot;" calcext:value-type="string">
            <text:p>15 0 37'50"</text:p>
          </table:table-cell>
          <table:table-cell table:formula="of:=MID([.C566];1;10)" office:value-type="string" office:string-value="41 0 43'36" calcext:value-type="string">
            <text:p>41 0 43'36</text:p>
          </table:table-cell>
          <table:table-cell table:formula="of:=MID([.D566];1;3)" office:value-type="string" office:string-value="15 " calcext:value-type="string">
            <text:p>15 </text:p>
          </table:table-cell>
          <table:table-cell table:formula="of:=MID([.D566];6;2)" office:value-type="string" office:string-value="37" calcext:value-type="string">
            <text:p>37</text:p>
          </table:table-cell>
          <table:table-cell table:formula="of:=MID([.D566];9;2)" office:value-type="string" office:string-value="50" calcext:value-type="string">
            <text:p>50</text:p>
          </table:table-cell>
          <table:table-cell table:formula="of:=MID([.E566];1;2)" office:value-type="string" office:string-value="41" calcext:value-type="string">
            <text:p>41</text:p>
          </table:table-cell>
          <table:table-cell table:formula="of:=MID([.E566];6;2)" office:value-type="string" office:string-value="43" calcext:value-type="string">
            <text:p>43</text:p>
          </table:table-cell>
          <table:table-cell table:formula="of:=MID([.E566];9;2)" office:value-type="string" office:string-value="36" calcext:value-type="string">
            <text:p>36</text:p>
          </table:table-cell>
          <table:table-cell table:formula="of:=-([.F566]+(([.G566]+[.H566]/60)/60))" office:value-type="float" office:value="-15.6305555555556" calcext:value-type="float">
            <text:p>-15.6305555555556</text:p>
          </table:table-cell>
          <table:table-cell table:formula="of:=-([.I566]+(([.J566]+[.K566]/60)/60))" office:value-type="float" office:value="-41.7266666666667" calcext:value-type="float">
            <text:p>-41.72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5:10:33.2381320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06:00.840586663</meta:creation-date>
    <dc:date>2019-10-11T15:12:06.601065063</dc:date>
    <meta:editing-duration>PT32M58S</meta:editing-duration>
    <meta:editing-cycles>3</meta:editing-cycles>
    <meta:generator>LibreOffice/6.0.4.2$Linux_X86_64 LibreOffice_project/00m0$Build-2</meta:generator>
    <meta:document-statistic meta:table-count="1" meta:cell-count="7056" meta:object-count="0"/>
  </office:meta>
</office:document-meta>
</file>